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29cm"/>
    </style:style>
    <style:style style:name="co2" style:family="table-column">
      <style:table-column-properties fo:break-before="auto" style:column-width="2.4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v03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peedDebug.v[0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edDebug.v[1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edDebug.v[2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edDebug.v[3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edDebug.v[4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edDebug.v[5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edDebug.v[6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edDebug.v[7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edDebug.v[8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edDebug.v[9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edDebug.v[10]</text:p>
          </table:table-cell>
          <table:table-cell office:value-type="float" office:value="0.0018407" calcext:value-type="float">
            <text:p>0,0018407</text:p>
          </table:table-cell>
        </table:table-row>
        <table:table-row table:style-name="ro1">
          <table:table-cell office:value-type="string" calcext:value-type="string">
            <text:p>speedDebug.v[11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edDebug.v[12]</text:p>
          </table:table-cell>
          <table:table-cell office:value-type="float" office:value="0.0055221" calcext:value-type="float">
            <text:p>0,0055221</text:p>
          </table:table-cell>
        </table:table-row>
        <table:table-row table:style-name="ro1">
          <table:table-cell office:value-type="string" calcext:value-type="string">
            <text:p>speedDebug.v[13]</text:p>
          </table:table-cell>
          <table:table-cell office:value-type="float" office:value="0.0055221" calcext:value-type="float">
            <text:p>0,0055221</text:p>
          </table:table-cell>
        </table:table-row>
        <table:table-row table:style-name="ro1">
          <table:table-cell office:value-type="string" calcext:value-type="string">
            <text:p>speedDebug.v[14]</text:p>
          </table:table-cell>
          <table:table-cell office:value-type="float" office:value="0.0055221" calcext:value-type="float">
            <text:p>0,0055221</text:p>
          </table:table-cell>
        </table:table-row>
        <table:table-row table:style-name="ro1">
          <table:table-cell office:value-type="string" calcext:value-type="string">
            <text:p>speedDebug.v[15]</text:p>
          </table:table-cell>
          <table:table-cell office:value-type="float" office:value="0.012884901" calcext:value-type="float">
            <text:p>0,012884901</text:p>
          </table:table-cell>
        </table:table-row>
        <table:table-row table:style-name="ro1">
          <table:table-cell office:value-type="string" calcext:value-type="string">
            <text:p>speedDebug.v[16]</text:p>
          </table:table-cell>
          <table:table-cell office:value-type="float" office:value="0.012884901" calcext:value-type="float">
            <text:p>0,012884901</text:p>
          </table:table-cell>
        </table:table-row>
        <table:table-row table:style-name="ro1">
          <table:table-cell office:value-type="string" calcext:value-type="string">
            <text:p>speedDebug.v[17]</text:p>
          </table:table-cell>
          <table:table-cell office:value-type="float" office:value="0.018407" calcext:value-type="float">
            <text:p>0,018407</text:p>
          </table:table-cell>
        </table:table-row>
        <table:table-row table:style-name="ro1">
          <table:table-cell office:value-type="string" calcext:value-type="string">
            <text:p>speedDebug.v[18]</text:p>
          </table:table-cell>
          <table:table-cell office:value-type="float" office:value="0.016566299" calcext:value-type="float">
            <text:p>0,016566299</text:p>
          </table:table-cell>
        </table:table-row>
        <table:table-row table:style-name="ro1">
          <table:table-cell office:value-type="string" calcext:value-type="string">
            <text:p>speedDebug.v[19]</text:p>
          </table:table-cell>
          <table:table-cell office:value-type="float" office:value="0.0202477" calcext:value-type="float">
            <text:p>0,0202477</text:p>
          </table:table-cell>
        </table:table-row>
        <table:table-row table:style-name="ro1">
          <table:table-cell office:value-type="string" calcext:value-type="string">
            <text:p>speedDebug.v[20]</text:p>
          </table:table-cell>
          <table:table-cell office:value-type="float" office:value="0.016566299" calcext:value-type="float">
            <text:p>0,016566299</text:p>
          </table:table-cell>
        </table:table-row>
        <table:table-row table:style-name="ro1">
          <table:table-cell office:value-type="string" calcext:value-type="string">
            <text:p>speedDebug.v[21]</text:p>
          </table:table-cell>
          <table:table-cell office:value-type="float" office:value="0.0202477" calcext:value-type="float">
            <text:p>0,0202477</text:p>
          </table:table-cell>
        </table:table-row>
        <table:table-row table:style-name="ro1">
          <table:table-cell office:value-type="string" calcext:value-type="string">
            <text:p>speedDebug.v[22]</text:p>
          </table:table-cell>
          <table:table-cell office:value-type="float" office:value="0.0220884" calcext:value-type="float">
            <text:p>0,0220884</text:p>
          </table:table-cell>
        </table:table-row>
        <table:table-row table:style-name="ro1">
          <table:table-cell office:value-type="string" calcext:value-type="string">
            <text:p>speedDebug.v[23]</text:p>
          </table:table-cell>
          <table:table-cell office:value-type="float" office:value="0.0276105" calcext:value-type="float">
            <text:p>0,0276105</text:p>
          </table:table-cell>
        </table:table-row>
        <table:table-row table:style-name="ro1">
          <table:table-cell office:value-type="string" calcext:value-type="string">
            <text:p>speedDebug.v[24]</text:p>
          </table:table-cell>
          <table:table-cell office:value-type="float" office:value="0.0294512" calcext:value-type="float">
            <text:p>0,0294512</text:p>
          </table:table-cell>
        </table:table-row>
        <table:table-row table:style-name="ro1">
          <table:table-cell office:value-type="string" calcext:value-type="string">
            <text:p>speedDebug.v[25]</text:p>
          </table:table-cell>
          <table:table-cell office:value-type="float" office:value="0.036814" calcext:value-type="float">
            <text:p>0,036814</text:p>
          </table:table-cell>
        </table:table-row>
        <table:table-row table:style-name="ro1">
          <table:table-cell office:value-type="string" calcext:value-type="string">
            <text:p>speedDebug.v[26]</text:p>
          </table:table-cell>
          <table:table-cell office:value-type="float" office:value="0.0441768" calcext:value-type="float">
            <text:p>0,0441768</text:p>
          </table:table-cell>
        </table:table-row>
        <table:table-row table:style-name="ro1">
          <table:table-cell office:value-type="string" calcext:value-type="string">
            <text:p>speedDebug.v[27]</text:p>
          </table:table-cell>
          <table:table-cell office:value-type="float" office:value="0.051539604" calcext:value-type="float">
            <text:p>0,051539604</text:p>
          </table:table-cell>
        </table:table-row>
        <table:table-row table:style-name="ro1">
          <table:table-cell office:value-type="string" calcext:value-type="string">
            <text:p>speedDebug.v[28]</text:p>
          </table:table-cell>
          <table:table-cell office:value-type="float" office:value="0.055221003" calcext:value-type="float">
            <text:p>0,055221003</text:p>
          </table:table-cell>
        </table:table-row>
        <table:table-row table:style-name="ro1">
          <table:table-cell office:value-type="string" calcext:value-type="string">
            <text:p>speedDebug.v[29]</text:p>
          </table:table-cell>
          <table:table-cell office:value-type="float" office:value="0.0589024" calcext:value-type="float">
            <text:p>0,0589024</text:p>
          </table:table-cell>
        </table:table-row>
        <table:table-row table:style-name="ro1">
          <table:table-cell office:value-type="string" calcext:value-type="string">
            <text:p>speedDebug.v[30]</text:p>
          </table:table-cell>
          <table:table-cell office:value-type="float" office:value="0.0644245" calcext:value-type="float">
            <text:p>0,0644245</text:p>
          </table:table-cell>
        </table:table-row>
        <table:table-row table:style-name="ro1">
          <table:table-cell office:value-type="string" calcext:value-type="string">
            <text:p>speedDebug.v[31]</text:p>
          </table:table-cell>
          <table:table-cell office:value-type="float" office:value="0.066265196" calcext:value-type="float">
            <text:p>0,066265196</text:p>
          </table:table-cell>
        </table:table-row>
        <table:table-row table:style-name="ro1">
          <table:table-cell office:value-type="string" calcext:value-type="string">
            <text:p>speedDebug.v[32]</text:p>
          </table:table-cell>
          <table:table-cell office:value-type="float" office:value="0.0699466" calcext:value-type="float">
            <text:p>0,0699466</text:p>
          </table:table-cell>
        </table:table-row>
        <table:table-row table:style-name="ro1">
          <table:table-cell office:value-type="string" calcext:value-type="string">
            <text:p>speedDebug.v[33]</text:p>
          </table:table-cell>
          <table:table-cell office:value-type="float" office:value="0.0717873" calcext:value-type="float">
            <text:p>0,0717873</text:p>
          </table:table-cell>
        </table:table-row>
        <table:table-row table:style-name="ro1">
          <table:table-cell office:value-type="string" calcext:value-type="string">
            <text:p>speedDebug.v[34]</text:p>
          </table:table-cell>
          <table:table-cell office:value-type="float" office:value="0.075468704" calcext:value-type="float">
            <text:p>0,075468704</text:p>
          </table:table-cell>
        </table:table-row>
        <table:table-row table:style-name="ro1">
          <table:table-cell office:value-type="string" calcext:value-type="string">
            <text:p>speedDebug.v[35]</text:p>
          </table:table-cell>
          <table:table-cell office:value-type="float" office:value="0.0791501" calcext:value-type="float">
            <text:p>0,0791501</text:p>
          </table:table-cell>
        </table:table-row>
        <table:table-row table:style-name="ro1">
          <table:table-cell office:value-type="string" calcext:value-type="string">
            <text:p>speedDebug.v[36]</text:p>
          </table:table-cell>
          <table:table-cell office:value-type="float" office:value="0.0809908" calcext:value-type="float">
            <text:p>0,0809908</text:p>
          </table:table-cell>
        </table:table-row>
        <table:table-row table:style-name="ro1">
          <table:table-cell office:value-type="string" calcext:value-type="string">
            <text:p>speedDebug.v[37]</text:p>
          </table:table-cell>
          <table:table-cell office:value-type="float" office:value="0.088353604" calcext:value-type="float">
            <text:p>0,088353604</text:p>
          </table:table-cell>
        </table:table-row>
        <table:table-row table:style-name="ro1">
          <table:table-cell office:value-type="string" calcext:value-type="string">
            <text:p>speedDebug.v[38]</text:p>
          </table:table-cell>
          <table:table-cell office:value-type="float" office:value="0.088353604" calcext:value-type="float">
            <text:p>0,088353604</text:p>
          </table:table-cell>
        </table:table-row>
        <table:table-row table:style-name="ro1">
          <table:table-cell office:value-type="string" calcext:value-type="string">
            <text:p>speedDebug.v[39]</text:p>
          </table:table-cell>
          <table:table-cell office:value-type="float" office:value="0.0901943" calcext:value-type="float">
            <text:p>0,0901943</text:p>
          </table:table-cell>
        </table:table-row>
        <table:table-row table:style-name="ro1">
          <table:table-cell office:value-type="string" calcext:value-type="string">
            <text:p>speedDebug.v[40]</text:p>
          </table:table-cell>
          <table:table-cell office:value-type="float" office:value="0.0938757" calcext:value-type="float">
            <text:p>0,0938757</text:p>
          </table:table-cell>
        </table:table-row>
        <table:table-row table:style-name="ro1">
          <table:table-cell office:value-type="string" calcext:value-type="string">
            <text:p>speedDebug.v[41]</text:p>
          </table:table-cell>
          <table:table-cell office:value-type="float" office:value="0.0975571" calcext:value-type="float">
            <text:p>0,0975571</text:p>
          </table:table-cell>
        </table:table-row>
        <table:table-row table:style-name="ro1">
          <table:table-cell office:value-type="string" calcext:value-type="string">
            <text:p>speedDebug.v[42]</text:p>
          </table:table-cell>
          <table:table-cell office:value-type="float" office:value="0.0993978" calcext:value-type="float">
            <text:p>0,0993978</text:p>
          </table:table-cell>
        </table:table-row>
        <table:table-row table:style-name="ro1">
          <table:table-cell office:value-type="string" calcext:value-type="string">
            <text:p>speedDebug.v[43]</text:p>
          </table:table-cell>
          <table:table-cell office:value-type="float" office:value="0.10307921" calcext:value-type="float">
            <text:p>0,10307921</text:p>
          </table:table-cell>
        </table:table-row>
        <table:table-row table:style-name="ro1">
          <table:table-cell office:value-type="string" calcext:value-type="string">
            <text:p>speedDebug.v[44]</text:p>
          </table:table-cell>
          <table:table-cell office:value-type="float" office:value="0.0993978" calcext:value-type="float">
            <text:p>0,0993978</text:p>
          </table:table-cell>
        </table:table-row>
        <table:table-row table:style-name="ro1">
          <table:table-cell office:value-type="string" calcext:value-type="string">
            <text:p>speedDebug.v[45]</text:p>
          </table:table-cell>
          <table:table-cell office:value-type="float" office:value="0.10307921" calcext:value-type="float">
            <text:p>0,10307921</text:p>
          </table:table-cell>
        </table:table-row>
        <table:table-row table:style-name="ro1">
          <table:table-cell office:value-type="string" calcext:value-type="string">
            <text:p>speedDebug.v[46]</text:p>
          </table:table-cell>
          <table:table-cell office:value-type="float" office:value="0.110442005" calcext:value-type="float">
            <text:p>0,110442005</text:p>
          </table:table-cell>
        </table:table-row>
        <table:table-row table:style-name="ro1">
          <table:table-cell office:value-type="string" calcext:value-type="string">
            <text:p>speedDebug.v[47]</text:p>
          </table:table-cell>
          <table:table-cell office:value-type="float" office:value="0.1178048" calcext:value-type="float">
            <text:p>0,1178048</text:p>
          </table:table-cell>
        </table:table-row>
        <table:table-row table:style-name="ro1">
          <table:table-cell office:value-type="string" calcext:value-type="string">
            <text:p>speedDebug.v[48]</text:p>
          </table:table-cell>
          <table:table-cell office:value-type="float" office:value="0.110442" calcext:value-type="float">
            <text:p>0,110442</text:p>
          </table:table-cell>
        </table:table-row>
        <table:table-row table:style-name="ro1">
          <table:table-cell office:value-type="string" calcext:value-type="string">
            <text:p>speedDebug.v[49]</text:p>
          </table:table-cell>
          <table:table-cell office:value-type="float" office:value="0.110442" calcext:value-type="float">
            <text:p>0,110442</text:p>
          </table:table-cell>
        </table:table-row>
        <table:table-row table:style-name="ro1">
          <table:table-cell office:value-type="string" calcext:value-type="string">
            <text:p>speedDebug.v[50]</text:p>
          </table:table-cell>
          <table:table-cell office:value-type="float" office:value="0.123326905" calcext:value-type="float">
            <text:p>0,123326905</text:p>
          </table:table-cell>
        </table:table-row>
        <table:table-row table:style-name="ro1">
          <table:table-cell office:value-type="string" calcext:value-type="string">
            <text:p>speedDebug.v[51]</text:p>
          </table:table-cell>
          <table:table-cell office:value-type="float" office:value="0.1380525" calcext:value-type="float">
            <text:p>0,1380525</text:p>
          </table:table-cell>
        </table:table-row>
        <table:table-row table:style-name="ro1">
          <table:table-cell office:value-type="string" calcext:value-type="string">
            <text:p>speedDebug.v[52]</text:p>
          </table:table-cell>
          <table:table-cell office:value-type="float" office:value="0.1343711" calcext:value-type="float">
            <text:p>0,1343711</text:p>
          </table:table-cell>
        </table:table-row>
        <table:table-row table:style-name="ro1">
          <table:table-cell office:value-type="string" calcext:value-type="string">
            <text:p>speedDebug.v[53]</text:p>
          </table:table-cell>
          <table:table-cell office:value-type="float" office:value="0.1270083" calcext:value-type="float">
            <text:p>0,1270083</text:p>
          </table:table-cell>
        </table:table-row>
        <table:table-row table:style-name="ro1">
          <table:table-cell office:value-type="string" calcext:value-type="string">
            <text:p>speedDebug.v[54]</text:p>
          </table:table-cell>
          <table:table-cell office:value-type="float" office:value="0.1362118" calcext:value-type="float">
            <text:p>0,1362118</text:p>
          </table:table-cell>
        </table:table-row>
        <table:table-row table:style-name="ro1">
          <table:table-cell office:value-type="string" calcext:value-type="string">
            <text:p>speedDebug.v[55]</text:p>
          </table:table-cell>
          <table:table-cell office:value-type="float" office:value="0.1435746" calcext:value-type="float">
            <text:p>0,1435746</text:p>
          </table:table-cell>
        </table:table-row>
        <table:table-row table:style-name="ro1">
          <table:table-cell office:value-type="string" calcext:value-type="string">
            <text:p>speedDebug.v[56]</text:p>
          </table:table-cell>
          <table:table-cell office:value-type="float" office:value="0.1454153" calcext:value-type="float">
            <text:p>0,1454153</text:p>
          </table:table-cell>
        </table:table-row>
        <table:table-row table:style-name="ro1">
          <table:table-cell office:value-type="string" calcext:value-type="string">
            <text:p>speedDebug.v[57]</text:p>
          </table:table-cell>
          <table:table-cell office:value-type="float" office:value="0.1362118" calcext:value-type="float">
            <text:p>0,1362118</text:p>
          </table:table-cell>
        </table:table-row>
        <table:table-row table:style-name="ro1">
          <table:table-cell office:value-type="string" calcext:value-type="string">
            <text:p>speedDebug.v[58]</text:p>
          </table:table-cell>
          <table:table-cell office:value-type="float" office:value="0.147256" calcext:value-type="float">
            <text:p>0,147256</text:p>
          </table:table-cell>
        </table:table-row>
        <table:table-row table:style-name="ro1">
          <table:table-cell office:value-type="string" calcext:value-type="string">
            <text:p>speedDebug.v[59]</text:p>
          </table:table-cell>
          <table:table-cell office:value-type="float" office:value="0.1564595" calcext:value-type="float">
            <text:p>0,1564595</text:p>
          </table:table-cell>
        </table:table-row>
        <table:table-row table:style-name="ro1">
          <table:table-cell office:value-type="string" calcext:value-type="string">
            <text:p>speedDebug.v[60]</text:p>
          </table:table-cell>
          <table:table-cell office:value-type="float" office:value="0.15830019" calcext:value-type="float">
            <text:p>0,15830019</text:p>
          </table:table-cell>
        </table:table-row>
        <table:table-row table:style-name="ro1">
          <table:table-cell office:value-type="string" calcext:value-type="string">
            <text:p>speedDebug.v[61]</text:p>
          </table:table-cell>
          <table:table-cell office:value-type="float" office:value="0.1601409" calcext:value-type="float">
            <text:p>0,1601409</text:p>
          </table:table-cell>
        </table:table-row>
        <table:table-row table:style-name="ro1">
          <table:table-cell office:value-type="string" calcext:value-type="string">
            <text:p>speedDebug.v[62]</text:p>
          </table:table-cell>
          <table:table-cell office:value-type="float" office:value="0.165663" calcext:value-type="float">
            <text:p>0,165663</text:p>
          </table:table-cell>
        </table:table-row>
        <table:table-row table:style-name="ro1">
          <table:table-cell office:value-type="string" calcext:value-type="string">
            <text:p>speedDebug.v[63]</text:p>
          </table:table-cell>
          <table:table-cell office:value-type="float" office:value="0.1675037" calcext:value-type="float">
            <text:p>0,1675037</text:p>
          </table:table-cell>
        </table:table-row>
        <table:table-row table:style-name="ro1">
          <table:table-cell office:value-type="string" calcext:value-type="string">
            <text:p>speedDebug.v[64]</text:p>
          </table:table-cell>
          <table:table-cell office:value-type="float" office:value="0.16198161" calcext:value-type="float">
            <text:p>0,16198161</text:p>
          </table:table-cell>
        </table:table-row>
        <table:table-row table:style-name="ro1">
          <table:table-cell office:value-type="string" calcext:value-type="string">
            <text:p>speedDebug.v[65]</text:p>
          </table:table-cell>
          <table:table-cell office:value-type="float" office:value="0.1711851" calcext:value-type="float">
            <text:p>0,1711851</text:p>
          </table:table-cell>
        </table:table-row>
        <table:table-row table:style-name="ro1">
          <table:table-cell office:value-type="string" calcext:value-type="string">
            <text:p>speedDebug.v[66]</text:p>
          </table:table-cell>
          <table:table-cell office:value-type="float" office:value="0.1711851" calcext:value-type="float">
            <text:p>0,1711851</text:p>
          </table:table-cell>
        </table:table-row>
        <table:table-row table:style-name="ro1">
          <table:table-cell office:value-type="string" calcext:value-type="string">
            <text:p>speedDebug.v[67]</text:p>
          </table:table-cell>
          <table:table-cell office:value-type="float" office:value="0.165663" calcext:value-type="float">
            <text:p>0,165663</text:p>
          </table:table-cell>
        </table:table-row>
        <table:table-row table:style-name="ro1">
          <table:table-cell office:value-type="string" calcext:value-type="string">
            <text:p>speedDebug.v[68]</text:p>
          </table:table-cell>
          <table:table-cell office:value-type="float" office:value="0.1675037" calcext:value-type="float">
            <text:p>0,1675037</text:p>
          </table:table-cell>
        </table:table-row>
        <table:table-row table:style-name="ro1">
          <table:table-cell office:value-type="string" calcext:value-type="string">
            <text:p>speedDebug.v[69]</text:p>
          </table:table-cell>
          <table:table-cell office:value-type="float" office:value="0.1693444" calcext:value-type="float">
            <text:p>0,1693444</text:p>
          </table:table-cell>
        </table:table-row>
        <table:table-row table:style-name="ro1">
          <table:table-cell office:value-type="string" calcext:value-type="string">
            <text:p>speedDebug.v[70]</text:p>
          </table:table-cell>
          <table:table-cell office:value-type="float" office:value="0.1601409" calcext:value-type="float">
            <text:p>0,1601409</text:p>
          </table:table-cell>
        </table:table-row>
        <table:table-row table:style-name="ro1">
          <table:table-cell office:value-type="string" calcext:value-type="string">
            <text:p>speedDebug.v[71]</text:p>
          </table:table-cell>
          <table:table-cell office:value-type="float" office:value="0.1601409" calcext:value-type="float">
            <text:p>0,1601409</text:p>
          </table:table-cell>
        </table:table-row>
        <table:table-row table:style-name="ro1">
          <table:table-cell office:value-type="string" calcext:value-type="string">
            <text:p>speedDebug.v[72]</text:p>
          </table:table-cell>
          <table:table-cell office:value-type="float" office:value="0.1638223" calcext:value-type="float">
            <text:p>0,1638223</text:p>
          </table:table-cell>
        </table:table-row>
        <table:table-row table:style-name="ro1">
          <table:table-cell office:value-type="string" calcext:value-type="string">
            <text:p>speedDebug.v[73]</text:p>
          </table:table-cell>
          <table:table-cell office:value-type="float" office:value="0.1601409" calcext:value-type="float">
            <text:p>0,1601409</text:p>
          </table:table-cell>
        </table:table-row>
        <table:table-row table:style-name="ro1">
          <table:table-cell office:value-type="string" calcext:value-type="string">
            <text:p>speedDebug.v[74]</text:p>
          </table:table-cell>
          <table:table-cell office:value-type="float" office:value="0.1638223" calcext:value-type="float">
            <text:p>0,1638223</text:p>
          </table:table-cell>
        </table:table-row>
        <table:table-row table:style-name="ro1">
          <table:table-cell office:value-type="string" calcext:value-type="string">
            <text:p>speedDebug.v[75]</text:p>
          </table:table-cell>
          <table:table-cell office:value-type="float" office:value="0.15830019" calcext:value-type="float">
            <text:p>0,15830019</text:p>
          </table:table-cell>
        </table:table-row>
        <table:table-row table:style-name="ro1">
          <table:table-cell office:value-type="string" calcext:value-type="string">
            <text:p>speedDebug.v[76]</text:p>
          </table:table-cell>
          <table:table-cell office:value-type="float" office:value="0.1675037" calcext:value-type="float">
            <text:p>0,1675037</text:p>
          </table:table-cell>
        </table:table-row>
        <table:table-row table:style-name="ro1">
          <table:table-cell office:value-type="string" calcext:value-type="string">
            <text:p>speedDebug.v[77]</text:p>
          </table:table-cell>
          <table:table-cell office:value-type="float" office:value="0.1619816" calcext:value-type="float">
            <text:p>0,1619816</text:p>
          </table:table-cell>
        </table:table-row>
        <table:table-row table:style-name="ro1">
          <table:table-cell office:value-type="string" calcext:value-type="string">
            <text:p>speedDebug.v[78]</text:p>
          </table:table-cell>
          <table:table-cell office:value-type="float" office:value="0.1601409" calcext:value-type="float">
            <text:p>0,1601409</text:p>
          </table:table-cell>
        </table:table-row>
        <table:table-row table:style-name="ro1">
          <table:table-cell office:value-type="string" calcext:value-type="string">
            <text:p>speedDebug.v[79]</text:p>
          </table:table-cell>
          <table:table-cell office:value-type="float" office:value="0.1546188" calcext:value-type="float">
            <text:p>0,1546188</text:p>
          </table:table-cell>
        </table:table-row>
        <table:table-row table:style-name="ro1">
          <table:table-cell office:value-type="string" calcext:value-type="string">
            <text:p>speedDebug.v[80]</text:p>
          </table:table-cell>
          <table:table-cell office:value-type="float" office:value="0.1638223" calcext:value-type="float">
            <text:p>0,1638223</text:p>
          </table:table-cell>
        </table:table-row>
        <table:table-row table:style-name="ro1">
          <table:table-cell office:value-type="string" calcext:value-type="string">
            <text:p>speedDebug.v[81]</text:p>
          </table:table-cell>
          <table:table-cell office:value-type="float" office:value="0.1638223" calcext:value-type="float">
            <text:p>0,1638223</text:p>
          </table:table-cell>
        </table:table-row>
        <table:table-row table:style-name="ro1">
          <table:table-cell office:value-type="string" calcext:value-type="string">
            <text:p>speedDebug.v[82]</text:p>
          </table:table-cell>
          <table:table-cell office:value-type="float" office:value="0.1638223" calcext:value-type="float">
            <text:p>0,1638223</text:p>
          </table:table-cell>
        </table:table-row>
        <table:table-row table:style-name="ro1">
          <table:table-cell office:value-type="string" calcext:value-type="string">
            <text:p>speedDebug.v[83]</text:p>
          </table:table-cell>
          <table:table-cell office:value-type="float" office:value="0.1730258" calcext:value-type="float">
            <text:p>0,1730258</text:p>
          </table:table-cell>
        </table:table-row>
        <table:table-row table:style-name="ro1">
          <table:table-cell office:value-type="string" calcext:value-type="string">
            <text:p>speedDebug.v[84]</text:p>
          </table:table-cell>
          <table:table-cell office:value-type="float" office:value="0.15830019" calcext:value-type="float">
            <text:p>0,15830019</text:p>
          </table:table-cell>
        </table:table-row>
        <table:table-row table:style-name="ro1">
          <table:table-cell office:value-type="string" calcext:value-type="string">
            <text:p>speedDebug.v[85]</text:p>
          </table:table-cell>
          <table:table-cell office:value-type="float" office:value="0.1583002" calcext:value-type="float">
            <text:p>0,1583002</text:p>
          </table:table-cell>
        </table:table-row>
        <table:table-row table:style-name="ro1">
          <table:table-cell office:value-type="string" calcext:value-type="string">
            <text:p>speedDebug.v[86]</text:p>
          </table:table-cell>
          <table:table-cell office:value-type="float" office:value="0.1619816" calcext:value-type="float">
            <text:p>0,1619816</text:p>
          </table:table-cell>
        </table:table-row>
        <table:table-row table:style-name="ro1">
          <table:table-cell office:value-type="string" calcext:value-type="string">
            <text:p>speedDebug.v[87]</text:p>
          </table:table-cell>
          <table:table-cell office:value-type="float" office:value="0.1675037" calcext:value-type="float">
            <text:p>0,1675037</text:p>
          </table:table-cell>
        </table:table-row>
        <table:table-row table:style-name="ro1">
          <table:table-cell office:value-type="string" calcext:value-type="string">
            <text:p>speedDebug.v[88]</text:p>
          </table:table-cell>
          <table:table-cell office:value-type="float" office:value="0.16198161" calcext:value-type="float">
            <text:p>0,16198161</text:p>
          </table:table-cell>
        </table:table-row>
        <table:table-row table:style-name="ro1">
          <table:table-cell office:value-type="string" calcext:value-type="string">
            <text:p>speedDebug.v[89]</text:p>
          </table:table-cell>
          <table:table-cell office:value-type="float" office:value="0.1601409" calcext:value-type="float">
            <text:p>0,1601409</text:p>
          </table:table-cell>
        </table:table-row>
        <table:table-row table:style-name="ro1">
          <table:table-cell office:value-type="string" calcext:value-type="string">
            <text:p>speedDebug.v[90]</text:p>
          </table:table-cell>
          <table:table-cell office:value-type="float" office:value="0.1711851" calcext:value-type="float">
            <text:p>0,1711851</text:p>
          </table:table-cell>
        </table:table-row>
        <table:table-row table:style-name="ro1">
          <table:table-cell office:value-type="string" calcext:value-type="string">
            <text:p>speedDebug.v[91]</text:p>
          </table:table-cell>
          <table:table-cell office:value-type="float" office:value="0.1601409" calcext:value-type="float">
            <text:p>0,1601409</text:p>
          </table:table-cell>
        </table:table-row>
        <table:table-row table:style-name="ro1">
          <table:table-cell office:value-type="string" calcext:value-type="string">
            <text:p>speedDebug.v[92]</text:p>
          </table:table-cell>
          <table:table-cell office:value-type="float" office:value="0.15277809" calcext:value-type="float">
            <text:p>0,15277809</text:p>
          </table:table-cell>
        </table:table-row>
        <table:table-row table:style-name="ro1">
          <table:table-cell office:value-type="string" calcext:value-type="string">
            <text:p>speedDebug.v[93]</text:p>
          </table:table-cell>
          <table:table-cell office:value-type="float" office:value="0.1564595" calcext:value-type="float">
            <text:p>0,1564595</text:p>
          </table:table-cell>
        </table:table-row>
        <table:table-row table:style-name="ro1">
          <table:table-cell office:value-type="string" calcext:value-type="string">
            <text:p>speedDebug.v[94]</text:p>
          </table:table-cell>
          <table:table-cell office:value-type="float" office:value="0.1748665" calcext:value-type="float">
            <text:p>0,1748665</text:p>
          </table:table-cell>
        </table:table-row>
        <table:table-row table:style-name="ro1">
          <table:table-cell office:value-type="string" calcext:value-type="string">
            <text:p>speedDebug.v[95]</text:p>
          </table:table-cell>
          <table:table-cell office:value-type="float" office:value="0.1711851" calcext:value-type="float">
            <text:p>0,1711851</text:p>
          </table:table-cell>
        </table:table-row>
        <table:table-row table:style-name="ro1">
          <table:table-cell office:value-type="string" calcext:value-type="string">
            <text:p>speedDebug.v[96]</text:p>
          </table:table-cell>
          <table:table-cell office:value-type="float" office:value="0.1638223" calcext:value-type="float">
            <text:p>0,1638223</text:p>
          </table:table-cell>
        </table:table-row>
        <table:table-row table:style-name="ro1">
          <table:table-cell office:value-type="string" calcext:value-type="string">
            <text:p>speedDebug.v[97]</text:p>
          </table:table-cell>
          <table:table-cell office:value-type="float" office:value="0.15277809" calcext:value-type="float">
            <text:p>0,15277809</text:p>
          </table:table-cell>
        </table:table-row>
        <table:table-row table:style-name="ro1">
          <table:table-cell office:value-type="string" calcext:value-type="string">
            <text:p>speedDebug.v[98]</text:p>
          </table:table-cell>
          <table:table-cell office:value-type="float" office:value="0.1638223" calcext:value-type="float">
            <text:p>0,1638223</text:p>
          </table:table-cell>
        </table:table-row>
        <table:table-row table:style-name="ro1">
          <table:table-cell office:value-type="string" calcext:value-type="string">
            <text:p>speedDebug.v[99]</text:p>
          </table:table-cell>
          <table:table-cell office:value-type="float" office:value="0.1711851" calcext:value-type="float">
            <text:p>0,1711851</text:p>
          </table:table-cell>
        </table:table-row>
        <table:table-row table:style-name="ro1">
          <table:table-cell office:value-type="string" calcext:value-type="string">
            <text:p>speedDebug.v[100]</text:p>
          </table:table-cell>
          <table:table-cell office:value-type="float" office:value="0.1711851" calcext:value-type="float">
            <text:p>0,1711851</text:p>
          </table:table-cell>
        </table:table-row>
        <table:table-row table:style-name="ro1">
          <table:table-cell office:value-type="string" calcext:value-type="string">
            <text:p>speedDebug.v[101]</text:p>
          </table:table-cell>
          <table:table-cell office:value-type="float" office:value="0.1619816" calcext:value-type="float">
            <text:p>0,1619816</text:p>
          </table:table-cell>
        </table:table-row>
        <table:table-row table:style-name="ro1">
          <table:table-cell office:value-type="string" calcext:value-type="string">
            <text:p>speedDebug.v[102]</text:p>
          </table:table-cell>
          <table:table-cell office:value-type="float" office:value="0.1693444" calcext:value-type="float">
            <text:p>0,1693444</text:p>
          </table:table-cell>
        </table:table-row>
        <table:table-row table:style-name="ro1">
          <table:table-cell office:value-type="string" calcext:value-type="string">
            <text:p>speedDebug.v[103]</text:p>
          </table:table-cell>
          <table:table-cell office:value-type="float" office:value="0.1767072" calcext:value-type="float">
            <text:p>0,1767072</text:p>
          </table:table-cell>
        </table:table-row>
        <table:table-row table:style-name="ro1">
          <table:table-cell office:value-type="string" calcext:value-type="string">
            <text:p>speedDebug.v[104]</text:p>
          </table:table-cell>
          <table:table-cell office:value-type="float" office:value="0.165663" calcext:value-type="float">
            <text:p>0,165663</text:p>
          </table:table-cell>
        </table:table-row>
        <table:table-row table:style-name="ro1">
          <table:table-cell office:value-type="string" calcext:value-type="string">
            <text:p>speedDebug.v[105]</text:p>
          </table:table-cell>
          <table:table-cell office:value-type="float" office:value="0.1638223" calcext:value-type="float">
            <text:p>0,1638223</text:p>
          </table:table-cell>
        </table:table-row>
        <table:table-row table:style-name="ro1">
          <table:table-cell office:value-type="string" calcext:value-type="string">
            <text:p>speedDebug.v[106]</text:p>
          </table:table-cell>
          <table:table-cell office:value-type="float" office:value="0.1619816" calcext:value-type="float">
            <text:p>0,1619816</text:p>
          </table:table-cell>
        </table:table-row>
        <table:table-row table:style-name="ro1">
          <table:table-cell office:value-type="string" calcext:value-type="string">
            <text:p>speedDebug.v[107]</text:p>
          </table:table-cell>
          <table:table-cell office:value-type="float" office:value="0.1730258" calcext:value-type="float">
            <text:p>0,1730258</text:p>
          </table:table-cell>
        </table:table-row>
        <table:table-row table:style-name="ro1">
          <table:table-cell office:value-type="string" calcext:value-type="string">
            <text:p>speedDebug.v[108]</text:p>
          </table:table-cell>
          <table:table-cell office:value-type="float" office:value="0.16566299" calcext:value-type="float">
            <text:p>0,16566299</text:p>
          </table:table-cell>
        </table:table-row>
        <table:table-row table:style-name="ro1">
          <table:table-cell office:value-type="string" calcext:value-type="string">
            <text:p>speedDebug.v[109]</text:p>
          </table:table-cell>
          <table:table-cell office:value-type="float" office:value="0.1601409" calcext:value-type="float">
            <text:p>0,1601409</text:p>
          </table:table-cell>
        </table:table-row>
        <table:table-row table:style-name="ro1">
          <table:table-cell office:value-type="string" calcext:value-type="string">
            <text:p>speedDebug.v[110]</text:p>
          </table:table-cell>
          <table:table-cell office:value-type="float" office:value="0.1601409" calcext:value-type="float">
            <text:p>0,1601409</text:p>
          </table:table-cell>
        </table:table-row>
        <table:table-row table:style-name="ro1">
          <table:table-cell office:value-type="string" calcext:value-type="string">
            <text:p>speedDebug.v[111]</text:p>
          </table:table-cell>
          <table:table-cell office:value-type="float" office:value="0.1675037" calcext:value-type="float">
            <text:p>0,1675037</text:p>
          </table:table-cell>
        </table:table-row>
        <table:table-row table:style-name="ro1">
          <table:table-cell office:value-type="string" calcext:value-type="string">
            <text:p>speedDebug.v[112]</text:p>
          </table:table-cell>
          <table:table-cell office:value-type="float" office:value="0.165663" calcext:value-type="float">
            <text:p>0,165663</text:p>
          </table:table-cell>
        </table:table-row>
        <table:table-row table:style-name="ro1">
          <table:table-cell office:value-type="string" calcext:value-type="string">
            <text:p>speedDebug.v[113]</text:p>
          </table:table-cell>
          <table:table-cell office:value-type="float" office:value="0.1638223" calcext:value-type="float">
            <text:p>0,1638223</text:p>
          </table:table-cell>
        </table:table-row>
        <table:table-row table:style-name="ro1">
          <table:table-cell office:value-type="string" calcext:value-type="string">
            <text:p>speedDebug.v[114]</text:p>
          </table:table-cell>
          <table:table-cell office:value-type="float" office:value="0.1619816" calcext:value-type="float">
            <text:p>0,1619816</text:p>
          </table:table-cell>
        </table:table-row>
        <table:table-row table:style-name="ro1">
          <table:table-cell office:value-type="string" calcext:value-type="string">
            <text:p>speedDebug.v[115]</text:p>
          </table:table-cell>
          <table:table-cell office:value-type="float" office:value="0.1583002" calcext:value-type="float">
            <text:p>0,1583002</text:p>
          </table:table-cell>
        </table:table-row>
        <table:table-row table:style-name="ro1">
          <table:table-cell office:value-type="string" calcext:value-type="string">
            <text:p>speedDebug.v[116]</text:p>
          </table:table-cell>
          <table:table-cell office:value-type="float" office:value="0.165663" calcext:value-type="float">
            <text:p>0,165663</text:p>
          </table:table-cell>
        </table:table-row>
        <table:table-row table:style-name="ro1">
          <table:table-cell office:value-type="string" calcext:value-type="string">
            <text:p>speedDebug.v[117]</text:p>
          </table:table-cell>
          <table:table-cell office:value-type="float" office:value="0.1675037" calcext:value-type="float">
            <text:p>0,1675037</text:p>
          </table:table-cell>
        </table:table-row>
        <table:table-row table:style-name="ro1">
          <table:table-cell office:value-type="string" calcext:value-type="string">
            <text:p>speedDebug.v[118]</text:p>
          </table:table-cell>
          <table:table-cell office:value-type="float" office:value="0.165663" calcext:value-type="float">
            <text:p>0,165663</text:p>
          </table:table-cell>
        </table:table-row>
        <table:table-row table:style-name="ro1">
          <table:table-cell office:value-type="string" calcext:value-type="string">
            <text:p>speedDebug.v[119]</text:p>
          </table:table-cell>
          <table:table-cell office:value-type="float" office:value="0.1693444" calcext:value-type="float">
            <text:p>0,1693444</text:p>
          </table:table-cell>
        </table:table-row>
        <table:table-row table:style-name="ro1">
          <table:table-cell office:value-type="string" calcext:value-type="string">
            <text:p>speedDebug.v[120]</text:p>
          </table:table-cell>
          <table:table-cell office:value-type="float" office:value="0.17302579" calcext:value-type="float">
            <text:p>0,17302579</text:p>
          </table:table-cell>
        </table:table-row>
        <table:table-row table:style-name="ro1">
          <table:table-cell office:value-type="string" calcext:value-type="string">
            <text:p>speedDebug.v[121]</text:p>
          </table:table-cell>
          <table:table-cell office:value-type="float" office:value="0.1693444" calcext:value-type="float">
            <text:p>0,1693444</text:p>
          </table:table-cell>
        </table:table-row>
        <table:table-row table:style-name="ro1">
          <table:table-cell office:value-type="string" calcext:value-type="string">
            <text:p>speedDebug.v[122]</text:p>
          </table:table-cell>
          <table:table-cell office:value-type="float" office:value="0.1693444" calcext:value-type="float">
            <text:p>0,1693444</text:p>
          </table:table-cell>
        </table:table-row>
        <table:table-row table:style-name="ro1">
          <table:table-cell office:value-type="string" calcext:value-type="string">
            <text:p>speedDebug.v[123]</text:p>
          </table:table-cell>
          <table:table-cell office:value-type="float" office:value="0.1748665" calcext:value-type="float">
            <text:p>0,1748665</text:p>
          </table:table-cell>
        </table:table-row>
        <table:table-row table:style-name="ro1">
          <table:table-cell office:value-type="string" calcext:value-type="string">
            <text:p>speedDebug.v[124]</text:p>
          </table:table-cell>
          <table:table-cell office:value-type="float" office:value="0.1638223" calcext:value-type="float">
            <text:p>0,1638223</text:p>
          </table:table-cell>
        </table:table-row>
        <table:table-row table:style-name="ro1">
          <table:table-cell office:value-type="string" calcext:value-type="string">
            <text:p>speedDebug.v[125]</text:p>
          </table:table-cell>
          <table:table-cell office:value-type="float" office:value="0.1730258" calcext:value-type="float">
            <text:p>0,1730258</text:p>
          </table:table-cell>
        </table:table-row>
        <table:table-row table:style-name="ro1">
          <table:table-cell office:value-type="string" calcext:value-type="string">
            <text:p>speedDebug.v[126]</text:p>
          </table:table-cell>
          <table:table-cell office:value-type="float" office:value="0.1748665" calcext:value-type="float">
            <text:p>0,1748665</text:p>
          </table:table-cell>
        </table:table-row>
        <table:table-row table:style-name="ro1">
          <table:table-cell office:value-type="string" calcext:value-type="string">
            <text:p>speedDebug.v[127]</text:p>
          </table:table-cell>
          <table:table-cell office:value-type="float" office:value="0.165663" calcext:value-type="float">
            <text:p>0,165663</text:p>
          </table:table-cell>
        </table:table-row>
        <table:table-row table:style-name="ro1">
          <table:table-cell office:value-type="string" calcext:value-type="string">
            <text:p>speedDebug.v[128]</text:p>
          </table:table-cell>
          <table:table-cell office:value-type="float" office:value="0.1748665" calcext:value-type="float">
            <text:p>0,1748665</text:p>
          </table:table-cell>
        </table:table-row>
        <table:table-row table:style-name="ro1">
          <table:table-cell office:value-type="string" calcext:value-type="string">
            <text:p>speedDebug.v[129]</text:p>
          </table:table-cell>
          <table:table-cell office:value-type="float" office:value="0.17302579" calcext:value-type="float">
            <text:p>0,17302579</text:p>
          </table:table-cell>
        </table:table-row>
        <table:table-row table:style-name="ro1">
          <table:table-cell office:value-type="string" calcext:value-type="string">
            <text:p>speedDebug.v[130]</text:p>
          </table:table-cell>
          <table:table-cell office:value-type="float" office:value="0.1601409" calcext:value-type="float">
            <text:p>0,1601409</text:p>
          </table:table-cell>
        </table:table-row>
        <table:table-row table:style-name="ro1">
          <table:table-cell office:value-type="string" calcext:value-type="string">
            <text:p>speedDebug.v[131]</text:p>
          </table:table-cell>
          <table:table-cell office:value-type="float" office:value="0.1711851" calcext:value-type="float">
            <text:p>0,1711851</text:p>
          </table:table-cell>
        </table:table-row>
        <table:table-row table:style-name="ro1">
          <table:table-cell office:value-type="string" calcext:value-type="string">
            <text:p>speedDebug.v[132]</text:p>
          </table:table-cell>
          <table:table-cell office:value-type="float" office:value="0.1711851" calcext:value-type="float">
            <text:p>0,1711851</text:p>
          </table:table-cell>
        </table:table-row>
        <table:table-row table:style-name="ro1">
          <table:table-cell office:value-type="string" calcext:value-type="string">
            <text:p>speedDebug.v[133]</text:p>
          </table:table-cell>
          <table:table-cell office:value-type="float" office:value="0.165663" calcext:value-type="float">
            <text:p>0,165663</text:p>
          </table:table-cell>
        </table:table-row>
        <table:table-row table:style-name="ro1">
          <table:table-cell office:value-type="string" calcext:value-type="string">
            <text:p>speedDebug.v[134]</text:p>
          </table:table-cell>
          <table:table-cell office:value-type="float" office:value="0.1601409" calcext:value-type="float">
            <text:p>0,1601409</text:p>
          </table:table-cell>
        </table:table-row>
        <table:table-row table:style-name="ro1">
          <table:table-cell office:value-type="string" calcext:value-type="string">
            <text:p>speedDebug.v[135]</text:p>
          </table:table-cell>
          <table:table-cell office:value-type="float" office:value="0.1675037" calcext:value-type="float">
            <text:p>0,1675037</text:p>
          </table:table-cell>
        </table:table-row>
        <table:table-row table:style-name="ro1">
          <table:table-cell office:value-type="string" calcext:value-type="string">
            <text:p>speedDebug.v[136]</text:p>
          </table:table-cell>
          <table:table-cell office:value-type="float" office:value="0.1675037" calcext:value-type="float">
            <text:p>0,1675037</text:p>
          </table:table-cell>
        </table:table-row>
        <table:table-row table:style-name="ro1">
          <table:table-cell office:value-type="string" calcext:value-type="string">
            <text:p>speedDebug.v[137]</text:p>
          </table:table-cell>
          <table:table-cell office:value-type="float" office:value="0.17302579" calcext:value-type="float">
            <text:p>0,17302579</text:p>
          </table:table-cell>
        </table:table-row>
        <table:table-row table:style-name="ro1">
          <table:table-cell office:value-type="string" calcext:value-type="string">
            <text:p>speedDebug.v[138]</text:p>
          </table:table-cell>
          <table:table-cell office:value-type="float" office:value="0.1693444" calcext:value-type="float">
            <text:p>0,1693444</text:p>
          </table:table-cell>
        </table:table-row>
        <table:table-row table:style-name="ro1">
          <table:table-cell office:value-type="string" calcext:value-type="string">
            <text:p>speedDebug.v[139]</text:p>
          </table:table-cell>
          <table:table-cell office:value-type="float" office:value="0.1601409" calcext:value-type="float">
            <text:p>0,1601409</text:p>
          </table:table-cell>
        </table:table-row>
        <table:table-row table:style-name="ro1">
          <table:table-cell office:value-type="string" calcext:value-type="string">
            <text:p>speedDebug.v[140]</text:p>
          </table:table-cell>
          <table:table-cell office:value-type="float" office:value="0.16566299" calcext:value-type="float">
            <text:p>0,16566299</text:p>
          </table:table-cell>
        </table:table-row>
        <table:table-row table:style-name="ro1">
          <table:table-cell office:value-type="string" calcext:value-type="string">
            <text:p>speedDebug.v[141]</text:p>
          </table:table-cell>
          <table:table-cell office:value-type="float" office:value="0.1711851" calcext:value-type="float">
            <text:p>0,1711851</text:p>
          </table:table-cell>
        </table:table-row>
        <table:table-row table:style-name="ro1">
          <table:table-cell office:value-type="string" calcext:value-type="string">
            <text:p>speedDebug.v[142]</text:p>
          </table:table-cell>
          <table:table-cell office:value-type="float" office:value="0.165663" calcext:value-type="float">
            <text:p>0,165663</text:p>
          </table:table-cell>
        </table:table-row>
        <table:table-row table:style-name="ro1">
          <table:table-cell office:value-type="string" calcext:value-type="string">
            <text:p>speedDebug.v[143]</text:p>
          </table:table-cell>
          <table:table-cell office:value-type="float" office:value="0.1675037" calcext:value-type="float">
            <text:p>0,1675037</text:p>
          </table:table-cell>
        </table:table-row>
        <table:table-row table:style-name="ro1">
          <table:table-cell office:value-type="string" calcext:value-type="string">
            <text:p>speedDebug.v[144]</text:p>
          </table:table-cell>
          <table:table-cell office:value-type="float" office:value="0.1767072" calcext:value-type="float">
            <text:p>0,1767072</text:p>
          </table:table-cell>
        </table:table-row>
        <table:table-row table:style-name="ro1">
          <table:table-cell office:value-type="string" calcext:value-type="string">
            <text:p>speedDebug.v[145]</text:p>
          </table:table-cell>
          <table:table-cell office:value-type="float" office:value="0.1711851" calcext:value-type="float">
            <text:p>0,1711851</text:p>
          </table:table-cell>
        </table:table-row>
        <table:table-row table:style-name="ro1">
          <table:table-cell office:value-type="string" calcext:value-type="string">
            <text:p>speedDebug.v[146]</text:p>
          </table:table-cell>
          <table:table-cell office:value-type="float" office:value="0.17302579" calcext:value-type="float">
            <text:p>0,17302579</text:p>
          </table:table-cell>
        </table:table-row>
        <table:table-row table:style-name="ro1">
          <table:table-cell office:value-type="string" calcext:value-type="string">
            <text:p>speedDebug.v[147]</text:p>
          </table:table-cell>
          <table:table-cell office:value-type="float" office:value="0.17302579" calcext:value-type="float">
            <text:p>0,17302579</text:p>
          </table:table-cell>
        </table:table-row>
        <table:table-row table:style-name="ro1">
          <table:table-cell office:value-type="string" calcext:value-type="string">
            <text:p>speedDebug.v[148]</text:p>
          </table:table-cell>
          <table:table-cell office:value-type="float" office:value="0.1675037" calcext:value-type="float">
            <text:p>0,1675037</text:p>
          </table:table-cell>
        </table:table-row>
        <table:table-row table:style-name="ro1">
          <table:table-cell office:value-type="string" calcext:value-type="string">
            <text:p>speedDebug.v[149]</text:p>
          </table:table-cell>
          <table:table-cell office:value-type="float" office:value="0.165663" calcext:value-type="float">
            <text:p>0,165663</text:p>
          </table:table-cell>
        </table:table-row>
        <table:table-row table:style-name="ro1">
          <table:table-cell office:value-type="string" calcext:value-type="string">
            <text:p>speedDebug.v[150]</text:p>
          </table:table-cell>
          <table:table-cell office:value-type="float" office:value="0.1675037" calcext:value-type="float">
            <text:p>0,1675037</text:p>
          </table:table-cell>
        </table:table-row>
        <table:table-row table:style-name="ro1">
          <table:table-cell office:value-type="string" calcext:value-type="string">
            <text:p>speedDebug.v[151]</text:p>
          </table:table-cell>
          <table:table-cell office:value-type="float" office:value="0.1711851" calcext:value-type="float">
            <text:p>0,1711851</text:p>
          </table:table-cell>
        </table:table-row>
        <table:table-row table:style-name="ro1">
          <table:table-cell office:value-type="string" calcext:value-type="string">
            <text:p>speedDebug.v[152]</text:p>
          </table:table-cell>
          <table:table-cell office:value-type="float" office:value="0.1767072" calcext:value-type="float">
            <text:p>0,1767072</text:p>
          </table:table-cell>
        </table:table-row>
        <table:table-row table:style-name="ro1">
          <table:table-cell office:value-type="string" calcext:value-type="string">
            <text:p>speedDebug.v[153]</text:p>
          </table:table-cell>
          <table:table-cell office:value-type="float" office:value="0.165663" calcext:value-type="float">
            <text:p>0,165663</text:p>
          </table:table-cell>
        </table:table-row>
        <table:table-row table:style-name="ro1">
          <table:table-cell office:value-type="string" calcext:value-type="string">
            <text:p>speedDebug.v[154]</text:p>
          </table:table-cell>
          <table:table-cell office:value-type="float" office:value="0.1601409" calcext:value-type="float">
            <text:p>0,1601409</text:p>
          </table:table-cell>
        </table:table-row>
        <table:table-row table:style-name="ro1">
          <table:table-cell office:value-type="string" calcext:value-type="string">
            <text:p>speedDebug.v[155]</text:p>
          </table:table-cell>
          <table:table-cell office:value-type="float" office:value="0.17302579" calcext:value-type="float">
            <text:p>0,17302579</text:p>
          </table:table-cell>
        </table:table-row>
        <table:table-row table:style-name="ro1">
          <table:table-cell office:value-type="string" calcext:value-type="string">
            <text:p>speedDebug.v[156]</text:p>
          </table:table-cell>
          <table:table-cell office:value-type="float" office:value="0.1711851" calcext:value-type="float">
            <text:p>0,1711851</text:p>
          </table:table-cell>
        </table:table-row>
        <table:table-row table:style-name="ro1">
          <table:table-cell office:value-type="string" calcext:value-type="string">
            <text:p>speedDebug.v[157]</text:p>
          </table:table-cell>
          <table:table-cell office:value-type="float" office:value="0.1675037" calcext:value-type="float">
            <text:p>0,1675037</text:p>
          </table:table-cell>
        </table:table-row>
        <table:table-row table:style-name="ro1">
          <table:table-cell office:value-type="string" calcext:value-type="string">
            <text:p>speedDebug.v[158]</text:p>
          </table:table-cell>
          <table:table-cell office:value-type="float" office:value="0.1711851" calcext:value-type="float">
            <text:p>0,1711851</text:p>
          </table:table-cell>
        </table:table-row>
        <table:table-row table:style-name="ro1">
          <table:table-cell office:value-type="string" calcext:value-type="string">
            <text:p>speedDebug.v[159]</text:p>
          </table:table-cell>
          <table:table-cell office:value-type="float" office:value="0.1767072" calcext:value-type="float">
            <text:p>0,1767072</text:p>
          </table:table-cell>
        </table:table-row>
        <table:table-row table:style-name="ro1">
          <table:table-cell office:value-type="string" calcext:value-type="string">
            <text:p>speedDebug.v[160]</text:p>
          </table:table-cell>
          <table:table-cell office:value-type="float" office:value="0.1693444" calcext:value-type="float">
            <text:p>0,1693444</text:p>
          </table:table-cell>
        </table:table-row>
        <table:table-row table:style-name="ro1">
          <table:table-cell office:value-type="string" calcext:value-type="string">
            <text:p>speedDebug.v[161]</text:p>
          </table:table-cell>
          <table:table-cell office:value-type="float" office:value="0.1748665" calcext:value-type="float">
            <text:p>0,1748665</text:p>
          </table:table-cell>
        </table:table-row>
        <table:table-row table:style-name="ro1">
          <table:table-cell office:value-type="string" calcext:value-type="string">
            <text:p>speedDebug.v[162]</text:p>
          </table:table-cell>
          <table:table-cell office:value-type="float" office:value="0.17302579" calcext:value-type="float">
            <text:p>0,17302579</text:p>
          </table:table-cell>
        </table:table-row>
        <table:table-row table:style-name="ro1">
          <table:table-cell office:value-type="string" calcext:value-type="string">
            <text:p>speedDebug.v[163]</text:p>
          </table:table-cell>
          <table:table-cell office:value-type="float" office:value="0.16566299" calcext:value-type="float">
            <text:p>0,16566299</text:p>
          </table:table-cell>
        </table:table-row>
        <table:table-row table:style-name="ro1">
          <table:table-cell office:value-type="string" calcext:value-type="string">
            <text:p>speedDebug.v[164]</text:p>
          </table:table-cell>
          <table:table-cell office:value-type="float" office:value="0.1711851" calcext:value-type="float">
            <text:p>0,1711851</text:p>
          </table:table-cell>
        </table:table-row>
        <table:table-row table:style-name="ro1">
          <table:table-cell office:value-type="string" calcext:value-type="string">
            <text:p>speedDebug.v[165]</text:p>
          </table:table-cell>
          <table:table-cell office:value-type="float" office:value="0.1675037" calcext:value-type="float">
            <text:p>0,1675037</text:p>
          </table:table-cell>
        </table:table-row>
        <table:table-row table:style-name="ro1">
          <table:table-cell office:value-type="string" calcext:value-type="string">
            <text:p>speedDebug.v[166]</text:p>
          </table:table-cell>
          <table:table-cell office:value-type="float" office:value="0.1583002" calcext:value-type="float">
            <text:p>0,1583002</text:p>
          </table:table-cell>
        </table:table-row>
        <table:table-row table:style-name="ro1">
          <table:table-cell office:value-type="string" calcext:value-type="string">
            <text:p>speedDebug.v[167]</text:p>
          </table:table-cell>
          <table:table-cell office:value-type="float" office:value="0.165663" calcext:value-type="float">
            <text:p>0,165663</text:p>
          </table:table-cell>
        </table:table-row>
        <table:table-row table:style-name="ro1">
          <table:table-cell office:value-type="string" calcext:value-type="string">
            <text:p>speedDebug.v[168]</text:p>
          </table:table-cell>
          <table:table-cell office:value-type="float" office:value="0.1711851" calcext:value-type="float">
            <text:p>0,1711851</text:p>
          </table:table-cell>
        </table:table-row>
        <table:table-row table:style-name="ro1">
          <table:table-cell office:value-type="string" calcext:value-type="string">
            <text:p>speedDebug.v[169]</text:p>
          </table:table-cell>
          <table:table-cell office:value-type="float" office:value="0.17302579" calcext:value-type="float">
            <text:p>0,17302579</text:p>
          </table:table-cell>
        </table:table-row>
        <table:table-row table:style-name="ro1">
          <table:table-cell office:value-type="string" calcext:value-type="string">
            <text:p>speedDebug.v[170]</text:p>
          </table:table-cell>
          <table:table-cell office:value-type="float" office:value="0.1619816" calcext:value-type="float">
            <text:p>0,1619816</text:p>
          </table:table-cell>
        </table:table-row>
        <table:table-row table:style-name="ro1">
          <table:table-cell office:value-type="string" calcext:value-type="string">
            <text:p>speedDebug.v[171]</text:p>
          </table:table-cell>
          <table:table-cell office:value-type="float" office:value="0.1601409" calcext:value-type="float">
            <text:p>0,1601409</text:p>
          </table:table-cell>
        </table:table-row>
        <table:table-row table:style-name="ro1">
          <table:table-cell office:value-type="string" calcext:value-type="string">
            <text:p>speedDebug.v[172]</text:p>
          </table:table-cell>
          <table:table-cell office:value-type="float" office:value="0.1767072" calcext:value-type="float">
            <text:p>0,1767072</text:p>
          </table:table-cell>
        </table:table-row>
        <table:table-row table:style-name="ro1">
          <table:table-cell office:value-type="string" calcext:value-type="string">
            <text:p>speedDebug.v[173]</text:p>
          </table:table-cell>
          <table:table-cell office:value-type="float" office:value="0.1748665" calcext:value-type="float">
            <text:p>0,1748665</text:p>
          </table:table-cell>
        </table:table-row>
        <table:table-row table:style-name="ro1">
          <table:table-cell office:value-type="string" calcext:value-type="string">
            <text:p>speedDebug.v[174]</text:p>
          </table:table-cell>
          <table:table-cell office:value-type="float" office:value="0.1601409" calcext:value-type="float">
            <text:p>0,1601409</text:p>
          </table:table-cell>
        </table:table-row>
        <table:table-row table:style-name="ro1">
          <table:table-cell office:value-type="string" calcext:value-type="string">
            <text:p>speedDebug.v[175]</text:p>
          </table:table-cell>
          <table:table-cell office:value-type="float" office:value="0.1583002" calcext:value-type="float">
            <text:p>0,1583002</text:p>
          </table:table-cell>
        </table:table-row>
        <table:table-row table:style-name="ro1">
          <table:table-cell office:value-type="string" calcext:value-type="string">
            <text:p>speedDebug.v[176]</text:p>
          </table:table-cell>
          <table:table-cell office:value-type="float" office:value="0.1748665" calcext:value-type="float">
            <text:p>0,1748665</text:p>
          </table:table-cell>
        </table:table-row>
        <table:table-row table:style-name="ro1">
          <table:table-cell office:value-type="string" calcext:value-type="string">
            <text:p>speedDebug.v[177]</text:p>
          </table:table-cell>
          <table:table-cell office:value-type="float" office:value="0.1748665" calcext:value-type="float">
            <text:p>0,1748665</text:p>
          </table:table-cell>
        </table:table-row>
        <table:table-row table:style-name="ro1">
          <table:table-cell office:value-type="string" calcext:value-type="string">
            <text:p>speedDebug.v[178]</text:p>
          </table:table-cell>
          <table:table-cell office:value-type="float" office:value="0.1601409" calcext:value-type="float">
            <text:p>0,1601409</text:p>
          </table:table-cell>
        </table:table-row>
        <table:table-row table:style-name="ro1">
          <table:table-cell office:value-type="string" calcext:value-type="string">
            <text:p>speedDebug.v[179]</text:p>
          </table:table-cell>
          <table:table-cell office:value-type="float" office:value="0.1693444" calcext:value-type="float">
            <text:p>0,1693444</text:p>
          </table:table-cell>
        </table:table-row>
        <table:table-row table:style-name="ro1">
          <table:table-cell office:value-type="string" calcext:value-type="string">
            <text:p>speedDebug.v[180]</text:p>
          </table:table-cell>
          <table:table-cell office:value-type="float" office:value="0.1803886" calcext:value-type="float">
            <text:p>0,1803886</text:p>
          </table:table-cell>
        </table:table-row>
        <table:table-row table:style-name="ro1">
          <table:table-cell office:value-type="string" calcext:value-type="string">
            <text:p>speedDebug.v[181]</text:p>
          </table:table-cell>
          <table:table-cell office:value-type="float" office:value="0.1748665" calcext:value-type="float">
            <text:p>0,1748665</text:p>
          </table:table-cell>
        </table:table-row>
        <table:table-row table:style-name="ro1">
          <table:table-cell office:value-type="string" calcext:value-type="string">
            <text:p>speedDebug.v[182]</text:p>
          </table:table-cell>
          <table:table-cell office:value-type="float" office:value="0.1675037" calcext:value-type="float">
            <text:p>0,1675037</text:p>
          </table:table-cell>
        </table:table-row>
        <table:table-row table:style-name="ro1">
          <table:table-cell office:value-type="string" calcext:value-type="string">
            <text:p>speedDebug.v[183]</text:p>
          </table:table-cell>
          <table:table-cell office:value-type="float" office:value="0.1711851" calcext:value-type="float">
            <text:p>0,1711851</text:p>
          </table:table-cell>
        </table:table-row>
        <table:table-row table:style-name="ro1">
          <table:table-cell office:value-type="string" calcext:value-type="string">
            <text:p>speedDebug.v[184]</text:p>
          </table:table-cell>
          <table:table-cell office:value-type="float" office:value="0.1767072" calcext:value-type="float">
            <text:p>0,1767072</text:p>
          </table:table-cell>
        </table:table-row>
        <table:table-row table:style-name="ro1">
          <table:table-cell office:value-type="string" calcext:value-type="string">
            <text:p>speedDebug.v[185]</text:p>
          </table:table-cell>
          <table:table-cell office:value-type="float" office:value="0.1693444" calcext:value-type="float">
            <text:p>0,1693444</text:p>
          </table:table-cell>
        </table:table-row>
        <table:table-row table:style-name="ro1">
          <table:table-cell office:value-type="string" calcext:value-type="string">
            <text:p>speedDebug.v[186]</text:p>
          </table:table-cell>
          <table:table-cell office:value-type="float" office:value="0.16198161" calcext:value-type="float">
            <text:p>0,16198161</text:p>
          </table:table-cell>
        </table:table-row>
        <table:table-row table:style-name="ro1">
          <table:table-cell office:value-type="string" calcext:value-type="string">
            <text:p>speedDebug.v[187]</text:p>
          </table:table-cell>
          <table:table-cell office:value-type="float" office:value="0.1711851" calcext:value-type="float">
            <text:p>0,1711851</text:p>
          </table:table-cell>
        </table:table-row>
        <table:table-row table:style-name="ro1">
          <table:table-cell office:value-type="string" calcext:value-type="string">
            <text:p>speedDebug.v[188]</text:p>
          </table:table-cell>
          <table:table-cell office:value-type="float" office:value="0.1767072" calcext:value-type="float">
            <text:p>0,1767072</text:p>
          </table:table-cell>
        </table:table-row>
        <table:table-row table:style-name="ro1">
          <table:table-cell office:value-type="string" calcext:value-type="string">
            <text:p>speedDebug.v[189]</text:p>
          </table:table-cell>
          <table:table-cell office:value-type="float" office:value="0.1675037" calcext:value-type="float">
            <text:p>0,1675037</text:p>
          </table:table-cell>
        </table:table-row>
        <table:table-row table:style-name="ro1">
          <table:table-cell office:value-type="string" calcext:value-type="string">
            <text:p>speedDebug.v[190]</text:p>
          </table:table-cell>
          <table:table-cell office:value-type="float" office:value="0.1601409" calcext:value-type="float">
            <text:p>0,1601409</text:p>
          </table:table-cell>
        </table:table-row>
        <table:table-row table:style-name="ro1">
          <table:table-cell office:value-type="string" calcext:value-type="string">
            <text:p>speedDebug.v[191]</text:p>
          </table:table-cell>
          <table:table-cell office:value-type="float" office:value="0.1675037" calcext:value-type="float">
            <text:p>0,1675037</text:p>
          </table:table-cell>
        </table:table-row>
        <table:table-row table:style-name="ro1">
          <table:table-cell office:value-type="string" calcext:value-type="string">
            <text:p>speedDebug.v[192]</text:p>
          </table:table-cell>
          <table:table-cell office:value-type="float" office:value="0.1638223" calcext:value-type="float">
            <text:p>0,1638223</text:p>
          </table:table-cell>
        </table:table-row>
        <table:table-row table:style-name="ro1">
          <table:table-cell office:value-type="string" calcext:value-type="string">
            <text:p>speedDebug.v[193]</text:p>
          </table:table-cell>
          <table:table-cell office:value-type="float" office:value="0.1638223" calcext:value-type="float">
            <text:p>0,1638223</text:p>
          </table:table-cell>
        </table:table-row>
        <table:table-row table:style-name="ro1">
          <table:table-cell office:value-type="string" calcext:value-type="string">
            <text:p>speedDebug.v[194]</text:p>
          </table:table-cell>
          <table:table-cell office:value-type="float" office:value="0.1601409" calcext:value-type="float">
            <text:p>0,1601409</text:p>
          </table:table-cell>
        </table:table-row>
        <table:table-row table:style-name="ro1">
          <table:table-cell office:value-type="string" calcext:value-type="string">
            <text:p>speedDebug.v[195]</text:p>
          </table:table-cell>
          <table:table-cell office:value-type="float" office:value="0.1693444" calcext:value-type="float">
            <text:p>0,1693444</text:p>
          </table:table-cell>
        </table:table-row>
        <table:table-row table:style-name="ro1">
          <table:table-cell office:value-type="string" calcext:value-type="string">
            <text:p>speedDebug.v[196]</text:p>
          </table:table-cell>
          <table:table-cell office:value-type="float" office:value="0.1693444" calcext:value-type="float">
            <text:p>0,1693444</text:p>
          </table:table-cell>
        </table:table-row>
        <table:table-row table:style-name="ro1">
          <table:table-cell office:value-type="string" calcext:value-type="string">
            <text:p>speedDebug.v[197]</text:p>
          </table:table-cell>
          <table:table-cell office:value-type="float" office:value="0.1638223" calcext:value-type="float">
            <text:p>0,1638223</text:p>
          </table:table-cell>
        </table:table-row>
        <table:table-row table:style-name="ro1">
          <table:table-cell office:value-type="string" calcext:value-type="string">
            <text:p>speedDebug.v[198]</text:p>
          </table:table-cell>
          <table:table-cell office:value-type="float" office:value="0.1748665" calcext:value-type="float">
            <text:p>0,1748665</text:p>
          </table:table-cell>
        </table:table-row>
        <table:table-row table:style-name="ro1">
          <table:table-cell office:value-type="string" calcext:value-type="string">
            <text:p>speedDebug.v[199]</text:p>
          </table:table-cell>
          <table:table-cell office:value-type="float" office:value="0.1803886" calcext:value-type="float">
            <text:p>0,1803886</text:p>
          </table:table-cell>
        </table:table-row>
        <table:table-row table:style-name="ro1">
          <table:table-cell office:value-type="string" calcext:value-type="string">
            <text:p>speedDebug.v[200]</text:p>
          </table:table-cell>
          <table:table-cell office:value-type="float" office:value="0.1638223" calcext:value-type="float">
            <text:p>0,1638223</text:p>
          </table:table-cell>
        </table:table-row>
        <table:table-row table:style-name="ro1">
          <table:table-cell office:value-type="string" calcext:value-type="string">
            <text:p>speedDebug.v[201]</text:p>
          </table:table-cell>
          <table:table-cell office:value-type="float" office:value="0.1693444" calcext:value-type="float">
            <text:p>0,1693444</text:p>
          </table:table-cell>
        </table:table-row>
        <table:table-row table:style-name="ro1">
          <table:table-cell office:value-type="string" calcext:value-type="string">
            <text:p>speedDebug.v[202]</text:p>
          </table:table-cell>
          <table:table-cell office:value-type="float" office:value="0.165663" calcext:value-type="float">
            <text:p>0,165663</text:p>
          </table:table-cell>
        </table:table-row>
        <table:table-row table:style-name="ro1">
          <table:table-cell office:value-type="string" calcext:value-type="string">
            <text:p>speedDebug.v[203]</text:p>
          </table:table-cell>
          <table:table-cell office:value-type="float" office:value="0.1711851" calcext:value-type="float">
            <text:p>0,1711851</text:p>
          </table:table-cell>
        </table:table-row>
        <table:table-row table:style-name="ro1">
          <table:table-cell office:value-type="string" calcext:value-type="string">
            <text:p>speedDebug.v[204]</text:p>
          </table:table-cell>
          <table:table-cell office:value-type="float" office:value="0.1748665" calcext:value-type="float">
            <text:p>0,1748665</text:p>
          </table:table-cell>
        </table:table-row>
        <table:table-row table:style-name="ro1">
          <table:table-cell office:value-type="string" calcext:value-type="string">
            <text:p>speedDebug.v[205]</text:p>
          </table:table-cell>
          <table:table-cell office:value-type="float" office:value="0.17302579" calcext:value-type="float">
            <text:p>0,17302579</text:p>
          </table:table-cell>
        </table:table-row>
        <table:table-row table:style-name="ro1">
          <table:table-cell office:value-type="string" calcext:value-type="string">
            <text:p>speedDebug.v[206]</text:p>
          </table:table-cell>
          <table:table-cell office:value-type="float" office:value="0.1711851" calcext:value-type="float">
            <text:p>0,1711851</text:p>
          </table:table-cell>
        </table:table-row>
        <table:table-row table:style-name="ro1">
          <table:table-cell office:value-type="string" calcext:value-type="string">
            <text:p>speedDebug.v[207]</text:p>
          </table:table-cell>
          <table:table-cell office:value-type="float" office:value="0.1767072" calcext:value-type="float">
            <text:p>0,1767072</text:p>
          </table:table-cell>
        </table:table-row>
        <table:table-row table:style-name="ro1">
          <table:table-cell office:value-type="string" calcext:value-type="string">
            <text:p>speedDebug.v[208]</text:p>
          </table:table-cell>
          <table:table-cell office:value-type="float" office:value="0.1675037" calcext:value-type="float">
            <text:p>0,1675037</text:p>
          </table:table-cell>
        </table:table-row>
        <table:table-row table:style-name="ro1">
          <table:table-cell office:value-type="string" calcext:value-type="string">
            <text:p>speedDebug.v[209]</text:p>
          </table:table-cell>
          <table:table-cell office:value-type="float" office:value="0.1546188" calcext:value-type="float">
            <text:p>0,1546188</text:p>
          </table:table-cell>
        </table:table-row>
        <table:table-row table:style-name="ro1">
          <table:table-cell office:value-type="string" calcext:value-type="string">
            <text:p>speedDebug.v[210]</text:p>
          </table:table-cell>
          <table:table-cell office:value-type="float" office:value="0.1748665" calcext:value-type="float">
            <text:p>0,1748665</text:p>
          </table:table-cell>
        </table:table-row>
        <table:table-row table:style-name="ro1">
          <table:table-cell office:value-type="string" calcext:value-type="string">
            <text:p>speedDebug.v[211]</text:p>
          </table:table-cell>
          <table:table-cell office:value-type="float" office:value="0.1711851" calcext:value-type="float">
            <text:p>0,1711851</text:p>
          </table:table-cell>
        </table:table-row>
        <table:table-row table:style-name="ro1">
          <table:table-cell office:value-type="string" calcext:value-type="string">
            <text:p>speedDebug.v[212]</text:p>
          </table:table-cell>
          <table:table-cell office:value-type="float" office:value="0.1601409" calcext:value-type="float">
            <text:p>0,1601409</text:p>
          </table:table-cell>
        </table:table-row>
        <table:table-row table:style-name="ro1">
          <table:table-cell office:value-type="string" calcext:value-type="string">
            <text:p>speedDebug.v[213]</text:p>
          </table:table-cell>
          <table:table-cell office:value-type="float" office:value="0.16198161" calcext:value-type="float">
            <text:p>0,16198161</text:p>
          </table:table-cell>
        </table:table-row>
        <table:table-row table:style-name="ro1">
          <table:table-cell office:value-type="string" calcext:value-type="string">
            <text:p>speedDebug.v[214]</text:p>
          </table:table-cell>
          <table:table-cell office:value-type="float" office:value="0.1730258" calcext:value-type="float">
            <text:p>0,1730258</text:p>
          </table:table-cell>
        </table:table-row>
        <table:table-row table:style-name="ro1">
          <table:table-cell office:value-type="string" calcext:value-type="string">
            <text:p>speedDebug.v[215]</text:p>
          </table:table-cell>
          <table:table-cell office:value-type="float" office:value="0.1601409" calcext:value-type="float">
            <text:p>0,1601409</text:p>
          </table:table-cell>
        </table:table-row>
        <table:table-row table:style-name="ro1">
          <table:table-cell office:value-type="string" calcext:value-type="string">
            <text:p>speedDebug.v[216]</text:p>
          </table:table-cell>
          <table:table-cell office:value-type="float" office:value="0.1675037" calcext:value-type="float">
            <text:p>0,1675037</text:p>
          </table:table-cell>
        </table:table-row>
        <table:table-row table:style-name="ro1">
          <table:table-cell office:value-type="string" calcext:value-type="string">
            <text:p>speedDebug.v[217]</text:p>
          </table:table-cell>
          <table:table-cell office:value-type="float" office:value="0.1675037" calcext:value-type="float">
            <text:p>0,1675037</text:p>
          </table:table-cell>
        </table:table-row>
        <table:table-row table:style-name="ro1">
          <table:table-cell office:value-type="string" calcext:value-type="string">
            <text:p>speedDebug.v[218]</text:p>
          </table:table-cell>
          <table:table-cell office:value-type="float" office:value="0.1711851" calcext:value-type="float">
            <text:p>0,1711851</text:p>
          </table:table-cell>
        </table:table-row>
        <table:table-row table:style-name="ro1">
          <table:table-cell office:value-type="string" calcext:value-type="string">
            <text:p>speedDebug.v[219]</text:p>
          </table:table-cell>
          <table:table-cell office:value-type="float" office:value="0.1601409" calcext:value-type="float">
            <text:p>0,1601409</text:p>
          </table:table-cell>
        </table:table-row>
        <table:table-row table:style-name="ro1">
          <table:table-cell office:value-type="string" calcext:value-type="string">
            <text:p>speedDebug.v[220]</text:p>
          </table:table-cell>
          <table:table-cell office:value-type="float" office:value="0.1675037" calcext:value-type="float">
            <text:p>0,1675037</text:p>
          </table:table-cell>
        </table:table-row>
        <table:table-row table:style-name="ro1">
          <table:table-cell office:value-type="string" calcext:value-type="string">
            <text:p>speedDebug.v[221]</text:p>
          </table:table-cell>
          <table:table-cell office:value-type="float" office:value="0.17302579" calcext:value-type="float">
            <text:p>0,17302579</text:p>
          </table:table-cell>
        </table:table-row>
        <table:table-row table:style-name="ro1">
          <table:table-cell office:value-type="string" calcext:value-type="string">
            <text:p>speedDebug.v[222]</text:p>
          </table:table-cell>
          <table:table-cell office:value-type="float" office:value="0.1693444" calcext:value-type="float">
            <text:p>0,1693444</text:p>
          </table:table-cell>
        </table:table-row>
        <table:table-row table:style-name="ro1">
          <table:table-cell office:value-type="string" calcext:value-type="string">
            <text:p>speedDebug.v[223]</text:p>
          </table:table-cell>
          <table:table-cell office:value-type="float" office:value="0.1693444" calcext:value-type="float">
            <text:p>0,1693444</text:p>
          </table:table-cell>
        </table:table-row>
        <table:table-row table:style-name="ro1">
          <table:table-cell office:value-type="string" calcext:value-type="string">
            <text:p>speedDebug.v[224]</text:p>
          </table:table-cell>
          <table:table-cell office:value-type="float" office:value="0.1693444" calcext:value-type="float">
            <text:p>0,1693444</text:p>
          </table:table-cell>
        </table:table-row>
        <table:table-row table:style-name="ro1">
          <table:table-cell office:value-type="string" calcext:value-type="string">
            <text:p>speedDebug.v[225]</text:p>
          </table:table-cell>
          <table:table-cell office:value-type="float" office:value="0.17302579" calcext:value-type="float">
            <text:p>0,17302579</text:p>
          </table:table-cell>
        </table:table-row>
        <table:table-row table:style-name="ro1">
          <table:table-cell office:value-type="string" calcext:value-type="string">
            <text:p>speedDebug.v[226]</text:p>
          </table:table-cell>
          <table:table-cell office:value-type="float" office:value="0.1711851" calcext:value-type="float">
            <text:p>0,1711851</text:p>
          </table:table-cell>
        </table:table-row>
        <table:table-row table:style-name="ro1">
          <table:table-cell office:value-type="string" calcext:value-type="string">
            <text:p>speedDebug.v[227]</text:p>
          </table:table-cell>
          <table:table-cell office:value-type="float" office:value="0.1675037" calcext:value-type="float">
            <text:p>0,1675037</text:p>
          </table:table-cell>
        </table:table-row>
        <table:table-row table:style-name="ro1">
          <table:table-cell office:value-type="string" calcext:value-type="string">
            <text:p>speedDebug.v[228]</text:p>
          </table:table-cell>
          <table:table-cell office:value-type="float" office:value="0.147256" calcext:value-type="float">
            <text:p>0,147256</text:p>
          </table:table-cell>
        </table:table-row>
        <table:table-row table:style-name="ro1">
          <table:table-cell office:value-type="string" calcext:value-type="string">
            <text:p>speedDebug.v[229]</text:p>
          </table:table-cell>
          <table:table-cell office:value-type="float" office:value="0.1564595" calcext:value-type="float">
            <text:p>0,1564595</text:p>
          </table:table-cell>
        </table:table-row>
        <table:table-row table:style-name="ro1">
          <table:table-cell office:value-type="string" calcext:value-type="string">
            <text:p>speedDebug.v[230]</text:p>
          </table:table-cell>
          <table:table-cell office:value-type="float" office:value="0.1619816" calcext:value-type="float">
            <text:p>0,1619816</text:p>
          </table:table-cell>
        </table:table-row>
        <table:table-row table:style-name="ro1">
          <table:table-cell office:value-type="string" calcext:value-type="string">
            <text:p>speedDebug.v[231]</text:p>
          </table:table-cell>
          <table:table-cell office:value-type="float" office:value="0.1638223" calcext:value-type="float">
            <text:p>0,1638223</text:p>
          </table:table-cell>
        </table:table-row>
        <table:table-row table:style-name="ro1">
          <table:table-cell office:value-type="string" calcext:value-type="string">
            <text:p>speedDebug.v[232]</text:p>
          </table:table-cell>
          <table:table-cell office:value-type="float" office:value="0.1675037" calcext:value-type="float">
            <text:p>0,1675037</text:p>
          </table:table-cell>
        </table:table-row>
        <table:table-row table:style-name="ro1">
          <table:table-cell office:value-type="string" calcext:value-type="string">
            <text:p>speedDebug.v[233]</text:p>
          </table:table-cell>
          <table:table-cell office:value-type="float" office:value="0.1638223" calcext:value-type="float">
            <text:p>0,1638223</text:p>
          </table:table-cell>
        </table:table-row>
        <table:table-row table:style-name="ro1">
          <table:table-cell office:value-type="string" calcext:value-type="string">
            <text:p>speedDebug.v[234]</text:p>
          </table:table-cell>
          <table:table-cell office:value-type="float" office:value="0.1693444" calcext:value-type="float">
            <text:p>0,1693444</text:p>
          </table:table-cell>
        </table:table-row>
        <table:table-row table:style-name="ro1">
          <table:table-cell office:value-type="string" calcext:value-type="string">
            <text:p>speedDebug.v[235]</text:p>
          </table:table-cell>
          <table:table-cell office:value-type="float" office:value="0.165663" calcext:value-type="float">
            <text:p>0,165663</text:p>
          </table:table-cell>
        </table:table-row>
        <table:table-row table:style-name="ro1">
          <table:table-cell office:value-type="string" calcext:value-type="string">
            <text:p>speedDebug.v[236]</text:p>
          </table:table-cell>
          <table:table-cell office:value-type="float" office:value="0.1601409" calcext:value-type="float">
            <text:p>0,1601409</text:p>
          </table:table-cell>
        </table:table-row>
        <table:table-row table:style-name="ro1">
          <table:table-cell office:value-type="string" calcext:value-type="string">
            <text:p>speedDebug.v[237]</text:p>
          </table:table-cell>
          <table:table-cell office:value-type="float" office:value="0.1619816" calcext:value-type="float">
            <text:p>0,1619816</text:p>
          </table:table-cell>
        </table:table-row>
        <table:table-row table:style-name="ro1">
          <table:table-cell office:value-type="string" calcext:value-type="string">
            <text:p>speedDebug.v[238]</text:p>
          </table:table-cell>
          <table:table-cell office:value-type="float" office:value="0.165663" calcext:value-type="float">
            <text:p>0,165663</text:p>
          </table:table-cell>
        </table:table-row>
        <table:table-row table:style-name="ro1">
          <table:table-cell office:value-type="string" calcext:value-type="string">
            <text:p>speedDebug.v[239]</text:p>
          </table:table-cell>
          <table:table-cell office:value-type="float" office:value="0.1583002" calcext:value-type="float">
            <text:p>0,1583002</text:p>
          </table:table-cell>
        </table:table-row>
        <table:table-row table:style-name="ro1">
          <table:table-cell office:value-type="string" calcext:value-type="string">
            <text:p>speedDebug.v[240]</text:p>
          </table:table-cell>
          <table:table-cell office:value-type="float" office:value="0.17302579" calcext:value-type="float">
            <text:p>0,17302579</text:p>
          </table:table-cell>
        </table:table-row>
        <table:table-row table:style-name="ro1">
          <table:table-cell office:value-type="string" calcext:value-type="string">
            <text:p>speedDebug.v[241]</text:p>
          </table:table-cell>
          <table:table-cell office:value-type="float" office:value="0.1711851" calcext:value-type="float">
            <text:p>0,1711851</text:p>
          </table:table-cell>
        </table:table-row>
        <table:table-row table:style-name="ro1">
          <table:table-cell office:value-type="string" calcext:value-type="string">
            <text:p>speedDebug.v[242]</text:p>
          </table:table-cell>
          <table:table-cell office:value-type="float" office:value="0.1675037" calcext:value-type="float">
            <text:p>0,1675037</text:p>
          </table:table-cell>
        </table:table-row>
        <table:table-row table:style-name="ro1">
          <table:table-cell office:value-type="string" calcext:value-type="string">
            <text:p>speedDebug.v[243]</text:p>
          </table:table-cell>
          <table:table-cell office:value-type="float" office:value="0.1638223" calcext:value-type="float">
            <text:p>0,1638223</text:p>
          </table:table-cell>
        </table:table-row>
        <table:table-row table:style-name="ro1">
          <table:table-cell office:value-type="string" calcext:value-type="string">
            <text:p>speedDebug.v[244]</text:p>
          </table:table-cell>
          <table:table-cell office:value-type="float" office:value="0.165663" calcext:value-type="float">
            <text:p>0,165663</text:p>
          </table:table-cell>
        </table:table-row>
        <table:table-row table:style-name="ro1">
          <table:table-cell office:value-type="string" calcext:value-type="string">
            <text:p>speedDebug.v[245]</text:p>
          </table:table-cell>
          <table:table-cell office:value-type="float" office:value="0.165663" calcext:value-type="float">
            <text:p>0,165663</text:p>
          </table:table-cell>
        </table:table-row>
        <table:table-row table:style-name="ro1">
          <table:table-cell office:value-type="string" calcext:value-type="string">
            <text:p>speedDebug.v[246]</text:p>
          </table:table-cell>
          <table:table-cell office:value-type="float" office:value="0.1619816" calcext:value-type="float">
            <text:p>0,1619816</text:p>
          </table:table-cell>
        </table:table-row>
        <table:table-row table:style-name="ro1">
          <table:table-cell office:value-type="string" calcext:value-type="string">
            <text:p>speedDebug.v[247]</text:p>
          </table:table-cell>
          <table:table-cell office:value-type="float" office:value="0.1601409" calcext:value-type="float">
            <text:p>0,1601409</text:p>
          </table:table-cell>
        </table:table-row>
        <table:table-row table:style-name="ro1">
          <table:table-cell office:value-type="string" calcext:value-type="string">
            <text:p>speedDebug.v[248]</text:p>
          </table:table-cell>
          <table:table-cell office:value-type="float" office:value="0.1619816" calcext:value-type="float">
            <text:p>0,1619816</text:p>
          </table:table-cell>
        </table:table-row>
        <table:table-row table:style-name="ro1">
          <table:table-cell office:value-type="string" calcext:value-type="string">
            <text:p>speedDebug.v[249]</text:p>
          </table:table-cell>
          <table:table-cell office:value-type="float" office:value="0.1675037" calcext:value-type="float">
            <text:p>0,1675037</text:p>
          </table:table-cell>
        </table:table-row>
        <table:table-row table:style-name="ro1">
          <table:table-cell office:value-type="string" calcext:value-type="string">
            <text:p>speedDebug.v[250]</text:p>
          </table:table-cell>
          <table:table-cell office:value-type="float" office:value="0.1619816" calcext:value-type="float">
            <text:p>0,1619816</text:p>
          </table:table-cell>
        </table:table-row>
        <table:table-row table:style-name="ro1">
          <table:table-cell office:value-type="string" calcext:value-type="string">
            <text:p>speedDebug.v[251]</text:p>
          </table:table-cell>
          <table:table-cell office:value-type="float" office:value="0.1564595" calcext:value-type="float">
            <text:p>0,1564595</text:p>
          </table:table-cell>
        </table:table-row>
        <table:table-row table:style-name="ro1">
          <table:table-cell office:value-type="string" calcext:value-type="string">
            <text:p>speedDebug.v[252]</text:p>
          </table:table-cell>
          <table:table-cell office:value-type="float" office:value="0.165663" calcext:value-type="float">
            <text:p>0,165663</text:p>
          </table:table-cell>
        </table:table-row>
        <table:table-row table:style-name="ro1">
          <table:table-cell office:value-type="string" calcext:value-type="string">
            <text:p>speedDebug.v[253]</text:p>
          </table:table-cell>
          <table:table-cell office:value-type="float" office:value="0.1638223" calcext:value-type="float">
            <text:p>0,1638223</text:p>
          </table:table-cell>
        </table:table-row>
        <table:table-row table:style-name="ro1">
          <table:table-cell office:value-type="string" calcext:value-type="string">
            <text:p>speedDebug.v[254]</text:p>
          </table:table-cell>
          <table:table-cell office:value-type="float" office:value="0.15093741" calcext:value-type="float">
            <text:p>0,15093741</text:p>
          </table:table-cell>
        </table:table-row>
        <table:table-row table:style-name="ro1">
          <table:table-cell office:value-type="string" calcext:value-type="string">
            <text:p>speedDebug.v[255]</text:p>
          </table:table-cell>
          <table:table-cell office:value-type="float" office:value="0.1619816" calcext:value-type="float">
            <text:p>0,1619816</text:p>
          </table:table-cell>
        </table:table-row>
        <table:table-row table:style-name="ro1">
          <table:table-cell office:value-type="string" calcext:value-type="string">
            <text:p>speedDebug.v[256]</text:p>
          </table:table-cell>
          <table:table-cell office:value-type="float" office:value="0.1711851" calcext:value-type="float">
            <text:p>0,1711851</text:p>
          </table:table-cell>
        </table:table-row>
        <table:table-row table:style-name="ro1">
          <table:table-cell office:value-type="string" calcext:value-type="string">
            <text:p>speedDebug.v[257]</text:p>
          </table:table-cell>
          <table:table-cell office:value-type="float" office:value="0.15277809" calcext:value-type="float">
            <text:p>0,15277809</text:p>
          </table:table-cell>
        </table:table-row>
        <table:table-row table:style-name="ro1">
          <table:table-cell office:value-type="string" calcext:value-type="string">
            <text:p>speedDebug.v[258]</text:p>
          </table:table-cell>
          <table:table-cell office:value-type="float" office:value="0.1693444" calcext:value-type="float">
            <text:p>0,1693444</text:p>
          </table:table-cell>
        </table:table-row>
        <table:table-row table:style-name="ro1">
          <table:table-cell office:value-type="string" calcext:value-type="string">
            <text:p>speedDebug.v[259]</text:p>
          </table:table-cell>
          <table:table-cell office:value-type="float" office:value="0.1675037" calcext:value-type="float">
            <text:p>0,1675037</text:p>
          </table:table-cell>
        </table:table-row>
        <table:table-row table:style-name="ro1">
          <table:table-cell office:value-type="string" calcext:value-type="string">
            <text:p>speedDebug.v[260]</text:p>
          </table:table-cell>
          <table:table-cell office:value-type="float" office:value="0.1601409" calcext:value-type="float">
            <text:p>0,1601409</text:p>
          </table:table-cell>
        </table:table-row>
        <table:table-row table:style-name="ro1">
          <table:table-cell office:value-type="string" calcext:value-type="string">
            <text:p>speedDebug.v[261]</text:p>
          </table:table-cell>
          <table:table-cell office:value-type="float" office:value="0.165663" calcext:value-type="float">
            <text:p>0,165663</text:p>
          </table:table-cell>
        </table:table-row>
        <table:table-row table:style-name="ro1">
          <table:table-cell office:value-type="string" calcext:value-type="string">
            <text:p>speedDebug.v[262]</text:p>
          </table:table-cell>
          <table:table-cell office:value-type="float" office:value="0.1693444" calcext:value-type="float">
            <text:p>0,1693444</text:p>
          </table:table-cell>
        </table:table-row>
        <table:table-row table:style-name="ro1">
          <table:table-cell office:value-type="string" calcext:value-type="string">
            <text:p>speedDebug.v[263]</text:p>
          </table:table-cell>
          <table:table-cell office:value-type="float" office:value="0.1619816" calcext:value-type="float">
            <text:p>0,1619816</text:p>
          </table:table-cell>
        </table:table-row>
        <table:table-row table:style-name="ro1">
          <table:table-cell office:value-type="string" calcext:value-type="string">
            <text:p>speedDebug.v[264]</text:p>
          </table:table-cell>
          <table:table-cell office:value-type="float" office:value="0.1546188" calcext:value-type="float">
            <text:p>0,1546188</text:p>
          </table:table-cell>
        </table:table-row>
        <table:table-row table:style-name="ro1">
          <table:table-cell office:value-type="string" calcext:value-type="string">
            <text:p>speedDebug.v[265]</text:p>
          </table:table-cell>
          <table:table-cell office:value-type="float" office:value="0.1619816" calcext:value-type="float">
            <text:p>0,1619816</text:p>
          </table:table-cell>
        </table:table-row>
        <table:table-row table:style-name="ro1">
          <table:table-cell office:value-type="string" calcext:value-type="string">
            <text:p>speedDebug.v[266]</text:p>
          </table:table-cell>
          <table:table-cell office:value-type="float" office:value="0.1693444" calcext:value-type="float">
            <text:p>0,1693444</text:p>
          </table:table-cell>
        </table:table-row>
        <table:table-row table:style-name="ro1">
          <table:table-cell office:value-type="string" calcext:value-type="string">
            <text:p>speedDebug.v[267]</text:p>
          </table:table-cell>
          <table:table-cell office:value-type="float" office:value="0.165663" calcext:value-type="float">
            <text:p>0,165663</text:p>
          </table:table-cell>
        </table:table-row>
        <table:table-row table:style-name="ro1">
          <table:table-cell office:value-type="string" calcext:value-type="string">
            <text:p>speedDebug.v[268]</text:p>
          </table:table-cell>
          <table:table-cell office:value-type="float" office:value="0.15093741" calcext:value-type="float">
            <text:p>0,15093741</text:p>
          </table:table-cell>
        </table:table-row>
        <table:table-row table:style-name="ro1">
          <table:table-cell office:value-type="string" calcext:value-type="string">
            <text:p>speedDebug.v[269]</text:p>
          </table:table-cell>
          <table:table-cell office:value-type="float" office:value="0.1638223" calcext:value-type="float">
            <text:p>0,1638223</text:p>
          </table:table-cell>
        </table:table-row>
        <table:table-row table:style-name="ro1">
          <table:table-cell office:value-type="string" calcext:value-type="string">
            <text:p>speedDebug.v[270]</text:p>
          </table:table-cell>
          <table:table-cell office:value-type="float" office:value="0.1619816" calcext:value-type="float">
            <text:p>0,1619816</text:p>
          </table:table-cell>
        </table:table-row>
        <table:table-row table:style-name="ro1">
          <table:table-cell office:value-type="string" calcext:value-type="string">
            <text:p>speedDebug.v[271]</text:p>
          </table:table-cell>
          <table:table-cell office:value-type="float" office:value="0.1601409" calcext:value-type="float">
            <text:p>0,1601409</text:p>
          </table:table-cell>
        </table:table-row>
        <table:table-row table:style-name="ro1">
          <table:table-cell office:value-type="string" calcext:value-type="string">
            <text:p>speedDebug.v[272]</text:p>
          </table:table-cell>
          <table:table-cell office:value-type="float" office:value="0.1583002" calcext:value-type="float">
            <text:p>0,1583002</text:p>
          </table:table-cell>
        </table:table-row>
        <table:table-row table:style-name="ro1">
          <table:table-cell office:value-type="string" calcext:value-type="string">
            <text:p>speedDebug.v[273]</text:p>
          </table:table-cell>
          <table:table-cell office:value-type="float" office:value="0.1601409" calcext:value-type="float">
            <text:p>0,1601409</text:p>
          </table:table-cell>
        </table:table-row>
        <table:table-row table:style-name="ro1">
          <table:table-cell office:value-type="string" calcext:value-type="string">
            <text:p>speedDebug.v[274]</text:p>
          </table:table-cell>
          <table:table-cell office:value-type="float" office:value="0.1638223" calcext:value-type="float">
            <text:p>0,1638223</text:p>
          </table:table-cell>
        </table:table-row>
        <table:table-row table:style-name="ro1">
          <table:table-cell office:value-type="string" calcext:value-type="string">
            <text:p>speedDebug.v[275]</text:p>
          </table:table-cell>
          <table:table-cell office:value-type="float" office:value="0.16198161" calcext:value-type="float">
            <text:p>0,16198161</text:p>
          </table:table-cell>
        </table:table-row>
        <table:table-row table:style-name="ro1">
          <table:table-cell office:value-type="string" calcext:value-type="string">
            <text:p>speedDebug.v[276]</text:p>
          </table:table-cell>
          <table:table-cell office:value-type="float" office:value="0.1546188" calcext:value-type="float">
            <text:p>0,1546188</text:p>
          </table:table-cell>
        </table:table-row>
        <table:table-row table:style-name="ro1">
          <table:table-cell office:value-type="string" calcext:value-type="string">
            <text:p>speedDebug.v[277]</text:p>
          </table:table-cell>
          <table:table-cell office:value-type="float" office:value="0.1601409" calcext:value-type="float">
            <text:p>0,1601409</text:p>
          </table:table-cell>
        </table:table-row>
        <table:table-row table:style-name="ro1">
          <table:table-cell office:value-type="string" calcext:value-type="string">
            <text:p>speedDebug.v[278]</text:p>
          </table:table-cell>
          <table:table-cell office:value-type="float" office:value="0.1601409" calcext:value-type="float">
            <text:p>0,1601409</text:p>
          </table:table-cell>
        </table:table-row>
        <table:table-row table:style-name="ro1">
          <table:table-cell office:value-type="string" calcext:value-type="string">
            <text:p>speedDebug.v[279]</text:p>
          </table:table-cell>
          <table:table-cell office:value-type="float" office:value="0.1638223" calcext:value-type="float">
            <text:p>0,1638223</text:p>
          </table:table-cell>
        </table:table-row>
        <table:table-row table:style-name="ro1">
          <table:table-cell office:value-type="string" calcext:value-type="string">
            <text:p>speedDebug.v[280]</text:p>
          </table:table-cell>
          <table:table-cell office:value-type="float" office:value="0.1583002" calcext:value-type="float">
            <text:p>0,1583002</text:p>
          </table:table-cell>
        </table:table-row>
        <table:table-row table:style-name="ro1">
          <table:table-cell office:value-type="string" calcext:value-type="string">
            <text:p>speedDebug.v[281]</text:p>
          </table:table-cell>
          <table:table-cell office:value-type="float" office:value="0.1583002" calcext:value-type="float">
            <text:p>0,1583002</text:p>
          </table:table-cell>
        </table:table-row>
        <table:table-row table:style-name="ro1">
          <table:table-cell office:value-type="string" calcext:value-type="string">
            <text:p>speedDebug.v[282]</text:p>
          </table:table-cell>
          <table:table-cell office:value-type="float" office:value="0.16198161" calcext:value-type="float">
            <text:p>0,16198161</text:p>
          </table:table-cell>
        </table:table-row>
        <table:table-row table:style-name="ro1">
          <table:table-cell office:value-type="string" calcext:value-type="string">
            <text:p>speedDebug.v[283]</text:p>
          </table:table-cell>
          <table:table-cell office:value-type="float" office:value="0.15277809" calcext:value-type="float">
            <text:p>0,15277809</text:p>
          </table:table-cell>
        </table:table-row>
        <table:table-row table:style-name="ro1">
          <table:table-cell office:value-type="string" calcext:value-type="string">
            <text:p>speedDebug.v[284]</text:p>
          </table:table-cell>
          <table:table-cell office:value-type="float" office:value="0.1564595" calcext:value-type="float">
            <text:p>0,1564595</text:p>
          </table:table-cell>
        </table:table-row>
        <table:table-row table:style-name="ro1">
          <table:table-cell office:value-type="string" calcext:value-type="string">
            <text:p>speedDebug.v[285]</text:p>
          </table:table-cell>
          <table:table-cell office:value-type="float" office:value="0.16198161" calcext:value-type="float">
            <text:p>0,16198161</text:p>
          </table:table-cell>
        </table:table-row>
        <table:table-row table:style-name="ro1">
          <table:table-cell office:value-type="string" calcext:value-type="string">
            <text:p>speedDebug.v[286]</text:p>
          </table:table-cell>
          <table:table-cell office:value-type="float" office:value="0.16198161" calcext:value-type="float">
            <text:p>0,16198161</text:p>
          </table:table-cell>
        </table:table-row>
        <table:table-row table:style-name="ro1">
          <table:table-cell office:value-type="string" calcext:value-type="string">
            <text:p>speedDebug.v[287]</text:p>
          </table:table-cell>
          <table:table-cell office:value-type="float" office:value="0.15277809" calcext:value-type="float">
            <text:p>0,15277809</text:p>
          </table:table-cell>
        </table:table-row>
        <table:table-row table:style-name="ro1">
          <table:table-cell office:value-type="string" calcext:value-type="string">
            <text:p>speedDebug.v[288]</text:p>
          </table:table-cell>
          <table:table-cell office:value-type="float" office:value="0.1693444" calcext:value-type="float">
            <text:p>0,1693444</text:p>
          </table:table-cell>
        </table:table-row>
        <table:table-row table:style-name="ro1">
          <table:table-cell office:value-type="string" calcext:value-type="string">
            <text:p>speedDebug.v[289]</text:p>
          </table:table-cell>
          <table:table-cell office:value-type="float" office:value="0.1638223" calcext:value-type="float">
            <text:p>0,1638223</text:p>
          </table:table-cell>
        </table:table-row>
        <table:table-row table:style-name="ro1">
          <table:table-cell office:value-type="string" calcext:value-type="string">
            <text:p>speedDebug.v[290]</text:p>
          </table:table-cell>
          <table:table-cell office:value-type="float" office:value="0.1564595" calcext:value-type="float">
            <text:p>0,1564595</text:p>
          </table:table-cell>
        </table:table-row>
        <table:table-row table:style-name="ro1">
          <table:table-cell office:value-type="string" calcext:value-type="string">
            <text:p>speedDebug.v[291]</text:p>
          </table:table-cell>
          <table:table-cell office:value-type="float" office:value="0.1490967" calcext:value-type="float">
            <text:p>0,1490967</text:p>
          </table:table-cell>
        </table:table-row>
        <table:table-row table:style-name="ro1">
          <table:table-cell office:value-type="string" calcext:value-type="string">
            <text:p>speedDebug.v[292]</text:p>
          </table:table-cell>
          <table:table-cell office:value-type="float" office:value="0.16566299" calcext:value-type="float">
            <text:p>0,16566299</text:p>
          </table:table-cell>
        </table:table-row>
        <table:table-row table:style-name="ro1">
          <table:table-cell office:value-type="string" calcext:value-type="string">
            <text:p>speedDebug.v[293]</text:p>
          </table:table-cell>
          <table:table-cell office:value-type="float" office:value="0.165663" calcext:value-type="float">
            <text:p>0,165663</text:p>
          </table:table-cell>
        </table:table-row>
        <table:table-row table:style-name="ro1">
          <table:table-cell office:value-type="string" calcext:value-type="string">
            <text:p>speedDebug.v[294]</text:p>
          </table:table-cell>
          <table:table-cell office:value-type="float" office:value="0.165663" calcext:value-type="float">
            <text:p>0,165663</text:p>
          </table:table-cell>
        </table:table-row>
        <table:table-row table:style-name="ro1">
          <table:table-cell office:value-type="string" calcext:value-type="string">
            <text:p>speedDebug.v[295]</text:p>
          </table:table-cell>
          <table:table-cell office:value-type="float" office:value="0.16198161" calcext:value-type="float">
            <text:p>0,16198161</text:p>
          </table:table-cell>
        </table:table-row>
        <table:table-row table:style-name="ro1">
          <table:table-cell office:value-type="string" calcext:value-type="string">
            <text:p>speedDebug.v[296]</text:p>
          </table:table-cell>
          <table:table-cell office:value-type="float" office:value="0.15277809" calcext:value-type="float">
            <text:p>0,15277809</text:p>
          </table:table-cell>
        </table:table-row>
        <table:table-row table:style-name="ro1">
          <table:table-cell office:value-type="string" calcext:value-type="string">
            <text:p>speedDebug.v[297]</text:p>
          </table:table-cell>
          <table:table-cell office:value-type="float" office:value="0.1546188" calcext:value-type="float">
            <text:p>0,1546188</text:p>
          </table:table-cell>
        </table:table-row>
        <table:table-row table:style-name="ro1">
          <table:table-cell office:value-type="string" calcext:value-type="string">
            <text:p>speedDebug.v[298]</text:p>
          </table:table-cell>
          <table:table-cell office:value-type="float" office:value="0.1564595" calcext:value-type="float">
            <text:p>0,1564595</text:p>
          </table:table-cell>
        </table:table-row>
        <table:table-row table:style-name="ro1">
          <table:table-cell office:value-type="string" calcext:value-type="string">
            <text:p>speedDebug.v[299]</text:p>
          </table:table-cell>
          <table:table-cell office:value-type="float" office:value="0.1546188" calcext:value-type="float">
            <text:p>0,1546188</text:p>
          </table:table-cell>
        </table:table-row>
        <table:table-row table:style-name="ro1">
          <table:table-cell office:value-type="string" calcext:value-type="string">
            <text:p>speedDebug.v[300]</text:p>
          </table:table-cell>
          <table:table-cell office:value-type="float" office:value="0.1601409" calcext:value-type="float">
            <text:p>0,1601409</text:p>
          </table:table-cell>
        </table:table-row>
        <table:table-row table:style-name="ro1">
          <table:table-cell office:value-type="string" calcext:value-type="string">
            <text:p>speedDebug.v[301]</text:p>
          </table:table-cell>
          <table:table-cell office:value-type="float" office:value="0.1730258" calcext:value-type="float">
            <text:p>0,1730258</text:p>
          </table:table-cell>
        </table:table-row>
        <table:table-row table:style-name="ro1">
          <table:table-cell office:value-type="string" calcext:value-type="string">
            <text:p>speedDebug.v[302]</text:p>
          </table:table-cell>
          <table:table-cell office:value-type="float" office:value="0.1638223" calcext:value-type="float">
            <text:p>0,1638223</text:p>
          </table:table-cell>
        </table:table-row>
        <table:table-row table:style-name="ro1">
          <table:table-cell office:value-type="string" calcext:value-type="string">
            <text:p>speedDebug.v[303]</text:p>
          </table:table-cell>
          <table:table-cell office:value-type="float" office:value="0.1490967" calcext:value-type="float">
            <text:p>0,1490967</text:p>
          </table:table-cell>
        </table:table-row>
        <table:table-row table:style-name="ro1">
          <table:table-cell office:value-type="string" calcext:value-type="string">
            <text:p>speedDebug.v[304]</text:p>
          </table:table-cell>
          <table:table-cell office:value-type="float" office:value="0.16198161" calcext:value-type="float">
            <text:p>0,16198161</text:p>
          </table:table-cell>
        </table:table-row>
        <table:table-row table:style-name="ro1">
          <table:table-cell office:value-type="string" calcext:value-type="string">
            <text:p>speedDebug.v[305]</text:p>
          </table:table-cell>
          <table:table-cell office:value-type="float" office:value="0.1638223" calcext:value-type="float">
            <text:p>0,1638223</text:p>
          </table:table-cell>
        </table:table-row>
        <table:table-row table:style-name="ro1">
          <table:table-cell office:value-type="string" calcext:value-type="string">
            <text:p>speedDebug.v[306]</text:p>
          </table:table-cell>
          <table:table-cell office:value-type="float" office:value="0.15093741" calcext:value-type="float">
            <text:p>0,15093741</text:p>
          </table:table-cell>
        </table:table-row>
        <table:table-row table:style-name="ro1">
          <table:table-cell office:value-type="string" calcext:value-type="string">
            <text:p>speedDebug.v[307]</text:p>
          </table:table-cell>
          <table:table-cell office:value-type="float" office:value="0.1564595" calcext:value-type="float">
            <text:p>0,1564595</text:p>
          </table:table-cell>
        </table:table-row>
        <table:table-row table:style-name="ro1">
          <table:table-cell office:value-type="string" calcext:value-type="string">
            <text:p>speedDebug.v[308]</text:p>
          </table:table-cell>
          <table:table-cell office:value-type="float" office:value="0.16198161" calcext:value-type="float">
            <text:p>0,16198161</text:p>
          </table:table-cell>
        </table:table-row>
        <table:table-row table:style-name="ro1">
          <table:table-cell office:value-type="string" calcext:value-type="string">
            <text:p>speedDebug.v[309]</text:p>
          </table:table-cell>
          <table:table-cell office:value-type="float" office:value="0.1748665" calcext:value-type="float">
            <text:p>0,1748665</text:p>
          </table:table-cell>
        </table:table-row>
        <table:table-row table:style-name="ro1">
          <table:table-cell office:value-type="string" calcext:value-type="string">
            <text:p>speedDebug.v[310]</text:p>
          </table:table-cell>
          <table:table-cell office:value-type="float" office:value="0.1711851" calcext:value-type="float">
            <text:p>0,1711851</text:p>
          </table:table-cell>
        </table:table-row>
        <table:table-row table:style-name="ro1">
          <table:table-cell office:value-type="string" calcext:value-type="string">
            <text:p>speedDebug.v[311]</text:p>
          </table:table-cell>
          <table:table-cell office:value-type="float" office:value="0.15277809" calcext:value-type="float">
            <text:p>0,15277809</text:p>
          </table:table-cell>
        </table:table-row>
        <table:table-row table:style-name="ro1">
          <table:table-cell office:value-type="string" calcext:value-type="string">
            <text:p>speedDebug.v[312]</text:p>
          </table:table-cell>
          <table:table-cell office:value-type="float" office:value="0.1546188" calcext:value-type="float">
            <text:p>0,1546188</text:p>
          </table:table-cell>
        </table:table-row>
        <table:table-row table:style-name="ro1">
          <table:table-cell office:value-type="string" calcext:value-type="string">
            <text:p>speedDebug.v[313]</text:p>
          </table:table-cell>
          <table:table-cell office:value-type="float" office:value="0.16198161" calcext:value-type="float">
            <text:p>0,16198161</text:p>
          </table:table-cell>
        </table:table-row>
        <table:table-row table:style-name="ro1">
          <table:table-cell office:value-type="string" calcext:value-type="string">
            <text:p>speedDebug.v[314]</text:p>
          </table:table-cell>
          <table:table-cell office:value-type="float" office:value="0.1675037" calcext:value-type="float">
            <text:p>0,1675037</text:p>
          </table:table-cell>
        </table:table-row>
        <table:table-row table:style-name="ro1">
          <table:table-cell office:value-type="string" calcext:value-type="string">
            <text:p>speedDebug.v[315]</text:p>
          </table:table-cell>
          <table:table-cell office:value-type="float" office:value="0.15277809" calcext:value-type="float">
            <text:p>0,15277809</text:p>
          </table:table-cell>
        </table:table-row>
        <table:table-row table:style-name="ro1">
          <table:table-cell office:value-type="string" calcext:value-type="string">
            <text:p>speedDebug.v[316]</text:p>
          </table:table-cell>
          <table:table-cell office:value-type="float" office:value="0.1601409" calcext:value-type="float">
            <text:p>0,1601409</text:p>
          </table:table-cell>
        </table:table-row>
        <table:table-row table:style-name="ro1">
          <table:table-cell office:value-type="string" calcext:value-type="string">
            <text:p>speedDebug.v[317]</text:p>
          </table:table-cell>
          <table:table-cell office:value-type="float" office:value="0.1693444" calcext:value-type="float">
            <text:p>0,1693444</text:p>
          </table:table-cell>
        </table:table-row>
        <table:table-row table:style-name="ro1">
          <table:table-cell office:value-type="string" calcext:value-type="string">
            <text:p>speedDebug.v[318]</text:p>
          </table:table-cell>
          <table:table-cell office:value-type="float" office:value="0.1638223" calcext:value-type="float">
            <text:p>0,1638223</text:p>
          </table:table-cell>
        </table:table-row>
        <table:table-row table:style-name="ro1">
          <table:table-cell office:value-type="string" calcext:value-type="string">
            <text:p>speedDebug.v[319]</text:p>
          </table:table-cell>
          <table:table-cell office:value-type="float" office:value="0.1564595" calcext:value-type="float">
            <text:p>0,1564595</text:p>
          </table:table-cell>
        </table:table-row>
        <table:table-row table:style-name="ro1">
          <table:table-cell office:value-type="string" calcext:value-type="string">
            <text:p>speedDebug.v[320]</text:p>
          </table:table-cell>
          <table:table-cell office:value-type="float" office:value="0.1638223" calcext:value-type="float">
            <text:p>0,1638223</text:p>
          </table:table-cell>
        </table:table-row>
        <table:table-row table:style-name="ro1">
          <table:table-cell office:value-type="string" calcext:value-type="string">
            <text:p>speedDebug.v[321]</text:p>
          </table:table-cell>
          <table:table-cell office:value-type="float" office:value="0.1675037" calcext:value-type="float">
            <text:p>0,1675037</text:p>
          </table:table-cell>
        </table:table-row>
        <table:table-row table:style-name="ro1">
          <table:table-cell office:value-type="string" calcext:value-type="string">
            <text:p>speedDebug.v[322]</text:p>
          </table:table-cell>
          <table:table-cell office:value-type="float" office:value="0.16198161" calcext:value-type="float">
            <text:p>0,16198161</text:p>
          </table:table-cell>
        </table:table-row>
        <table:table-row table:style-name="ro1">
          <table:table-cell office:value-type="string" calcext:value-type="string">
            <text:p>speedDebug.v[323]</text:p>
          </table:table-cell>
          <table:table-cell office:value-type="float" office:value="0.16198161" calcext:value-type="float">
            <text:p>0,16198161</text:p>
          </table:table-cell>
        </table:table-row>
        <table:table-row table:style-name="ro1">
          <table:table-cell office:value-type="string" calcext:value-type="string">
            <text:p>speedDebug.v[324]</text:p>
          </table:table-cell>
          <table:table-cell office:value-type="float" office:value="0.1675037" calcext:value-type="float">
            <text:p>0,1675037</text:p>
          </table:table-cell>
        </table:table-row>
        <table:table-row table:style-name="ro1">
          <table:table-cell office:value-type="string" calcext:value-type="string">
            <text:p>speedDebug.v[325]</text:p>
          </table:table-cell>
          <table:table-cell office:value-type="float" office:value="0.1601409" calcext:value-type="float">
            <text:p>0,1601409</text:p>
          </table:table-cell>
        </table:table-row>
        <table:table-row table:style-name="ro1">
          <table:table-cell office:value-type="string" calcext:value-type="string">
            <text:p>speedDebug.v[326]</text:p>
          </table:table-cell>
          <table:table-cell office:value-type="float" office:value="0.15277809" calcext:value-type="float">
            <text:p>0,15277809</text:p>
          </table:table-cell>
        </table:table-row>
        <table:table-row table:style-name="ro1">
          <table:table-cell office:value-type="string" calcext:value-type="string">
            <text:p>speedDebug.v[327]</text:p>
          </table:table-cell>
          <table:table-cell office:value-type="float" office:value="0.1675037" calcext:value-type="float">
            <text:p>0,1675037</text:p>
          </table:table-cell>
        </table:table-row>
        <table:table-row table:style-name="ro1">
          <table:table-cell office:value-type="string" calcext:value-type="string">
            <text:p>speedDebug.v[328]</text:p>
          </table:table-cell>
          <table:table-cell office:value-type="float" office:value="0.1675037" calcext:value-type="float">
            <text:p>0,1675037</text:p>
          </table:table-cell>
        </table:table-row>
        <table:table-row table:style-name="ro1">
          <table:table-cell office:value-type="string" calcext:value-type="string">
            <text:p>speedDebug.v[329]</text:p>
          </table:table-cell>
          <table:table-cell office:value-type="float" office:value="0.15830019" calcext:value-type="float">
            <text:p>0,15830019</text:p>
          </table:table-cell>
        </table:table-row>
        <table:table-row table:style-name="ro1">
          <table:table-cell office:value-type="string" calcext:value-type="string">
            <text:p>speedDebug.v[330]</text:p>
          </table:table-cell>
          <table:table-cell office:value-type="float" office:value="0.1546188" calcext:value-type="float">
            <text:p>0,1546188</text:p>
          </table:table-cell>
        </table:table-row>
        <table:table-row table:style-name="ro1">
          <table:table-cell office:value-type="string" calcext:value-type="string">
            <text:p>speedDebug.v[331]</text:p>
          </table:table-cell>
          <table:table-cell office:value-type="float" office:value="0.1748665" calcext:value-type="float">
            <text:p>0,1748665</text:p>
          </table:table-cell>
        </table:table-row>
        <table:table-row table:style-name="ro1">
          <table:table-cell office:value-type="string" calcext:value-type="string">
            <text:p>speedDebug.v[332]</text:p>
          </table:table-cell>
          <table:table-cell office:value-type="float" office:value="0.1675037" calcext:value-type="float">
            <text:p>0,1675037</text:p>
          </table:table-cell>
        </table:table-row>
        <table:table-row table:style-name="ro1">
          <table:table-cell office:value-type="string" calcext:value-type="string">
            <text:p>speedDebug.v[333]</text:p>
          </table:table-cell>
          <table:table-cell office:value-type="float" office:value="0.1454153" calcext:value-type="float">
            <text:p>0,1454153</text:p>
          </table:table-cell>
        </table:table-row>
        <table:table-row table:style-name="ro1">
          <table:table-cell office:value-type="string" calcext:value-type="string">
            <text:p>speedDebug.v[334]</text:p>
          </table:table-cell>
          <table:table-cell office:value-type="float" office:value="0.1546188" calcext:value-type="float">
            <text:p>0,1546188</text:p>
          </table:table-cell>
        </table:table-row>
        <table:table-row table:style-name="ro1">
          <table:table-cell office:value-type="string" calcext:value-type="string">
            <text:p>speedDebug.v[335]</text:p>
          </table:table-cell>
          <table:table-cell office:value-type="float" office:value="0.1767072" calcext:value-type="float">
            <text:p>0,1767072</text:p>
          </table:table-cell>
        </table:table-row>
        <table:table-row table:style-name="ro1">
          <table:table-cell office:value-type="string" calcext:value-type="string">
            <text:p>speedDebug.v[336]</text:p>
          </table:table-cell>
          <table:table-cell office:value-type="float" office:value="0.1693444" calcext:value-type="float">
            <text:p>0,1693444</text:p>
          </table:table-cell>
        </table:table-row>
        <table:table-row table:style-name="ro1">
          <table:table-cell office:value-type="string" calcext:value-type="string">
            <text:p>speedDebug.v[337]</text:p>
          </table:table-cell>
          <table:table-cell office:value-type="float" office:value="0.1546188" calcext:value-type="float">
            <text:p>0,1546188</text:p>
          </table:table-cell>
        </table:table-row>
        <table:table-row table:style-name="ro1">
          <table:table-cell office:value-type="string" calcext:value-type="string">
            <text:p>speedDebug.v[338]</text:p>
          </table:table-cell>
          <table:table-cell office:value-type="float" office:value="0.16198161" calcext:value-type="float">
            <text:p>0,16198161</text:p>
          </table:table-cell>
        </table:table-row>
        <table:table-row table:style-name="ro1">
          <table:table-cell office:value-type="string" calcext:value-type="string">
            <text:p>speedDebug.v[339]</text:p>
          </table:table-cell>
          <table:table-cell office:value-type="float" office:value="0.1638223" calcext:value-type="float">
            <text:p>0,1638223</text:p>
          </table:table-cell>
        </table:table-row>
        <table:table-row table:style-name="ro1">
          <table:table-cell office:value-type="string" calcext:value-type="string">
            <text:p>speedDebug.v[340]</text:p>
          </table:table-cell>
          <table:table-cell office:value-type="float" office:value="0.1564595" calcext:value-type="float">
            <text:p>0,1564595</text:p>
          </table:table-cell>
        </table:table-row>
        <table:table-row table:style-name="ro1">
          <table:table-cell office:value-type="string" calcext:value-type="string">
            <text:p>speedDebug.v[341]</text:p>
          </table:table-cell>
          <table:table-cell office:value-type="float" office:value="0.1583002" calcext:value-type="float">
            <text:p>0,1583002</text:p>
          </table:table-cell>
        </table:table-row>
        <table:table-row table:style-name="ro1">
          <table:table-cell office:value-type="string" calcext:value-type="string">
            <text:p>speedDebug.v[342]</text:p>
          </table:table-cell>
          <table:table-cell office:value-type="float" office:value="0.16198161" calcext:value-type="float">
            <text:p>0,16198161</text:p>
          </table:table-cell>
        </table:table-row>
        <table:table-row table:style-name="ro1">
          <table:table-cell office:value-type="string" calcext:value-type="string">
            <text:p>speedDebug.v[343]</text:p>
          </table:table-cell>
          <table:table-cell office:value-type="float" office:value="0.1693444" calcext:value-type="float">
            <text:p>0,1693444</text:p>
          </table:table-cell>
        </table:table-row>
        <table:table-row table:style-name="ro1">
          <table:table-cell office:value-type="string" calcext:value-type="string">
            <text:p>speedDebug.v[344]</text:p>
          </table:table-cell>
          <table:table-cell office:value-type="float" office:value="0.165663" calcext:value-type="float">
            <text:p>0,165663</text:p>
          </table:table-cell>
        </table:table-row>
        <table:table-row table:style-name="ro1">
          <table:table-cell office:value-type="string" calcext:value-type="string">
            <text:p>speedDebug.v[345]</text:p>
          </table:table-cell>
          <table:table-cell office:value-type="float" office:value="0.15093741" calcext:value-type="float">
            <text:p>0,15093741</text:p>
          </table:table-cell>
        </table:table-row>
        <table:table-row table:style-name="ro1">
          <table:table-cell office:value-type="string" calcext:value-type="string">
            <text:p>speedDebug.v[346]</text:p>
          </table:table-cell>
          <table:table-cell office:value-type="float" office:value="0.165663" calcext:value-type="float">
            <text:p>0,165663</text:p>
          </table:table-cell>
        </table:table-row>
        <table:table-row table:style-name="ro1">
          <table:table-cell office:value-type="string" calcext:value-type="string">
            <text:p>speedDebug.v[347]</text:p>
          </table:table-cell>
          <table:table-cell office:value-type="float" office:value="0.1711851" calcext:value-type="float">
            <text:p>0,1711851</text:p>
          </table:table-cell>
        </table:table-row>
        <table:table-row table:style-name="ro1">
          <table:table-cell office:value-type="string" calcext:value-type="string">
            <text:p>speedDebug.v[348]</text:p>
          </table:table-cell>
          <table:table-cell office:value-type="float" office:value="0.1546188" calcext:value-type="float">
            <text:p>0,1546188</text:p>
          </table:table-cell>
        </table:table-row>
        <table:table-row table:style-name="ro1">
          <table:table-cell office:value-type="string" calcext:value-type="string">
            <text:p>speedDebug.v[349]</text:p>
          </table:table-cell>
          <table:table-cell office:value-type="float" office:value="0.15093741" calcext:value-type="float">
            <text:p>0,15093741</text:p>
          </table:table-cell>
        </table:table-row>
        <table:table-row table:style-name="ro1">
          <table:table-cell office:value-type="string" calcext:value-type="string">
            <text:p>speedDebug.v[350]</text:p>
          </table:table-cell>
          <table:table-cell office:value-type="float" office:value="0.1638223" calcext:value-type="float">
            <text:p>0,1638223</text:p>
          </table:table-cell>
        </table:table-row>
        <table:table-row table:style-name="ro1">
          <table:table-cell office:value-type="string" calcext:value-type="string">
            <text:p>speedDebug.v[351]</text:p>
          </table:table-cell>
          <table:table-cell office:value-type="float" office:value="0.1693444" calcext:value-type="float">
            <text:p>0,1693444</text:p>
          </table:table-cell>
        </table:table-row>
        <table:table-row table:style-name="ro1">
          <table:table-cell office:value-type="string" calcext:value-type="string">
            <text:p>speedDebug.v[352]</text:p>
          </table:table-cell>
          <table:table-cell office:value-type="float" office:value="0.1619816" calcext:value-type="float">
            <text:p>0,1619816</text:p>
          </table:table-cell>
        </table:table-row>
        <table:table-row table:style-name="ro1">
          <table:table-cell office:value-type="string" calcext:value-type="string">
            <text:p>speedDebug.v[353]</text:p>
          </table:table-cell>
          <table:table-cell office:value-type="float" office:value="0.1435746" calcext:value-type="float">
            <text:p>0,1435746</text:p>
          </table:table-cell>
        </table:table-row>
        <table:table-row table:style-name="ro1">
          <table:table-cell office:value-type="string" calcext:value-type="string">
            <text:p>speedDebug.v[354]</text:p>
          </table:table-cell>
          <table:table-cell office:value-type="float" office:value="0.1619816" calcext:value-type="float">
            <text:p>0,1619816</text:p>
          </table:table-cell>
        </table:table-row>
        <table:table-row table:style-name="ro1">
          <table:table-cell office:value-type="string" calcext:value-type="string">
            <text:p>speedDebug.v[355]</text:p>
          </table:table-cell>
          <table:table-cell office:value-type="float" office:value="0.1730258" calcext:value-type="float">
            <text:p>0,1730258</text:p>
          </table:table-cell>
        </table:table-row>
        <table:table-row table:style-name="ro1">
          <table:table-cell office:value-type="string" calcext:value-type="string">
            <text:p>speedDebug.v[356]</text:p>
          </table:table-cell>
          <table:table-cell office:value-type="float" office:value="0.165663" calcext:value-type="float">
            <text:p>0,165663</text:p>
          </table:table-cell>
        </table:table-row>
        <table:table-row table:style-name="ro1">
          <table:table-cell office:value-type="string" calcext:value-type="string">
            <text:p>speedDebug.v[357]</text:p>
          </table:table-cell>
          <table:table-cell office:value-type="float" office:value="0.1583002" calcext:value-type="float">
            <text:p>0,1583002</text:p>
          </table:table-cell>
        </table:table-row>
        <table:table-row table:style-name="ro1">
          <table:table-cell office:value-type="string" calcext:value-type="string">
            <text:p>speedDebug.v[358]</text:p>
          </table:table-cell>
          <table:table-cell office:value-type="float" office:value="0.1619816" calcext:value-type="float">
            <text:p>0,1619816</text:p>
          </table:table-cell>
        </table:table-row>
        <table:table-row table:style-name="ro1">
          <table:table-cell office:value-type="string" calcext:value-type="string">
            <text:p>speedDebug.v[359]</text:p>
          </table:table-cell>
          <table:table-cell office:value-type="float" office:value="0.1693444" calcext:value-type="float">
            <text:p>0,1693444</text:p>
          </table:table-cell>
        </table:table-row>
        <table:table-row table:style-name="ro1">
          <table:table-cell office:value-type="string" calcext:value-type="string">
            <text:p>speedDebug.v[360]</text:p>
          </table:table-cell>
          <table:table-cell office:value-type="float" office:value="0.15830019" calcext:value-type="float">
            <text:p>0,15830019</text:p>
          </table:table-cell>
        </table:table-row>
        <table:table-row table:style-name="ro1">
          <table:table-cell office:value-type="string" calcext:value-type="string">
            <text:p>speedDebug.v[361]</text:p>
          </table:table-cell>
          <table:table-cell office:value-type="float" office:value="0.165663" calcext:value-type="float">
            <text:p>0,165663</text:p>
          </table:table-cell>
        </table:table-row>
        <table:table-row table:style-name="ro1">
          <table:table-cell office:value-type="string" calcext:value-type="string">
            <text:p>speedDebug.v[362]</text:p>
          </table:table-cell>
          <table:table-cell office:value-type="float" office:value="0.1675037" calcext:value-type="float">
            <text:p>0,1675037</text:p>
          </table:table-cell>
        </table:table-row>
        <table:table-row table:style-name="ro1">
          <table:table-cell office:value-type="string" calcext:value-type="string">
            <text:p>speedDebug.v[363]</text:p>
          </table:table-cell>
          <table:table-cell office:value-type="float" office:value="0.1693444" calcext:value-type="float">
            <text:p>0,1693444</text:p>
          </table:table-cell>
        </table:table-row>
        <table:table-row table:style-name="ro1">
          <table:table-cell office:value-type="string" calcext:value-type="string">
            <text:p>speedDebug.v[364]</text:p>
          </table:table-cell>
          <table:table-cell office:value-type="float" office:value="0.1675037" calcext:value-type="float">
            <text:p>0,1675037</text:p>
          </table:table-cell>
        </table:table-row>
        <table:table-row table:style-name="ro1">
          <table:table-cell office:value-type="string" calcext:value-type="string">
            <text:p>speedDebug.v[365]</text:p>
          </table:table-cell>
          <table:table-cell office:value-type="float" office:value="0.1675037" calcext:value-type="float">
            <text:p>0,1675037</text:p>
          </table:table-cell>
        </table:table-row>
        <table:table-row table:style-name="ro1">
          <table:table-cell office:value-type="string" calcext:value-type="string">
            <text:p>speedDebug.v[366]</text:p>
          </table:table-cell>
          <table:table-cell office:value-type="float" office:value="0.1693444" calcext:value-type="float">
            <text:p>0,1693444</text:p>
          </table:table-cell>
        </table:table-row>
        <table:table-row table:style-name="ro1">
          <table:table-cell office:value-type="string" calcext:value-type="string">
            <text:p>speedDebug.v[367]</text:p>
          </table:table-cell>
          <table:table-cell office:value-type="float" office:value="0.1564595" calcext:value-type="float">
            <text:p>0,1564595</text:p>
          </table:table-cell>
        </table:table-row>
        <table:table-row table:style-name="ro1">
          <table:table-cell office:value-type="string" calcext:value-type="string">
            <text:p>speedDebug.v[368]</text:p>
          </table:table-cell>
          <table:table-cell office:value-type="float" office:value="0.1619816" calcext:value-type="float">
            <text:p>0,1619816</text:p>
          </table:table-cell>
        </table:table-row>
        <table:table-row table:style-name="ro1">
          <table:table-cell office:value-type="string" calcext:value-type="string">
            <text:p>speedDebug.v[369]</text:p>
          </table:table-cell>
          <table:table-cell office:value-type="float" office:value="0.1693444" calcext:value-type="float">
            <text:p>0,1693444</text:p>
          </table:table-cell>
        </table:table-row>
        <table:table-row table:style-name="ro1">
          <table:table-cell office:value-type="string" calcext:value-type="string">
            <text:p>speedDebug.v[370]</text:p>
          </table:table-cell>
          <table:table-cell office:value-type="float" office:value="0.15830019" calcext:value-type="float">
            <text:p>0,15830019</text:p>
          </table:table-cell>
        </table:table-row>
        <table:table-row table:style-name="ro1">
          <table:table-cell office:value-type="string" calcext:value-type="string">
            <text:p>speedDebug.v[371]</text:p>
          </table:table-cell>
          <table:table-cell office:value-type="float" office:value="0.15830019" calcext:value-type="float">
            <text:p>0,15830019</text:p>
          </table:table-cell>
        </table:table-row>
        <table:table-row table:style-name="ro1">
          <table:table-cell office:value-type="string" calcext:value-type="string">
            <text:p>speedDebug.v[372]</text:p>
          </table:table-cell>
          <table:table-cell office:value-type="float" office:value="0.15277809" calcext:value-type="float">
            <text:p>0,15277809</text:p>
          </table:table-cell>
        </table:table-row>
        <table:table-row table:style-name="ro1">
          <table:table-cell office:value-type="string" calcext:value-type="string">
            <text:p>speedDebug.v[373]</text:p>
          </table:table-cell>
          <table:table-cell office:value-type="float" office:value="0.1638223" calcext:value-type="float">
            <text:p>0,1638223</text:p>
          </table:table-cell>
        </table:table-row>
        <table:table-row table:style-name="ro1">
          <table:table-cell office:value-type="string" calcext:value-type="string">
            <text:p>speedDebug.v[374]</text:p>
          </table:table-cell>
          <table:table-cell office:value-type="float" office:value="0.16566299" calcext:value-type="float">
            <text:p>0,16566299</text:p>
          </table:table-cell>
        </table:table-row>
        <table:table-row table:style-name="ro1">
          <table:table-cell office:value-type="string" calcext:value-type="string">
            <text:p>speedDebug.v[375]</text:p>
          </table:table-cell>
          <table:table-cell office:value-type="float" office:value="0.165663" calcext:value-type="float">
            <text:p>0,165663</text:p>
          </table:table-cell>
        </table:table-row>
        <table:table-row table:style-name="ro1">
          <table:table-cell office:value-type="string" calcext:value-type="string">
            <text:p>speedDebug.v[376]</text:p>
          </table:table-cell>
          <table:table-cell office:value-type="float" office:value="0.1638223" calcext:value-type="float">
            <text:p>0,1638223</text:p>
          </table:table-cell>
        </table:table-row>
        <table:table-row table:style-name="ro1">
          <table:table-cell office:value-type="string" calcext:value-type="string">
            <text:p>speedDebug.v[377]</text:p>
          </table:table-cell>
          <table:table-cell office:value-type="float" office:value="0.1711851" calcext:value-type="float">
            <text:p>0,1711851</text:p>
          </table:table-cell>
        </table:table-row>
        <table:table-row table:style-name="ro1">
          <table:table-cell office:value-type="string" calcext:value-type="string">
            <text:p>speedDebug.v[378]</text:p>
          </table:table-cell>
          <table:table-cell office:value-type="float" office:value="0.165663" calcext:value-type="float">
            <text:p>0,165663</text:p>
          </table:table-cell>
        </table:table-row>
        <table:table-row table:style-name="ro1">
          <table:table-cell office:value-type="string" calcext:value-type="string">
            <text:p>speedDebug.v[379]</text:p>
          </table:table-cell>
          <table:table-cell office:value-type="float" office:value="0.165663" calcext:value-type="float">
            <text:p>0,165663</text:p>
          </table:table-cell>
        </table:table-row>
        <table:table-row table:style-name="ro1">
          <table:table-cell office:value-type="string" calcext:value-type="string">
            <text:p>speedDebug.v[380]</text:p>
          </table:table-cell>
          <table:table-cell office:value-type="float" office:value="0.1619816" calcext:value-type="float">
            <text:p>0,1619816</text:p>
          </table:table-cell>
        </table:table-row>
        <table:table-row table:style-name="ro1">
          <table:table-cell office:value-type="string" calcext:value-type="string">
            <text:p>speedDebug.v[381]</text:p>
          </table:table-cell>
          <table:table-cell office:value-type="float" office:value="0.1638223" calcext:value-type="float">
            <text:p>0,1638223</text:p>
          </table:table-cell>
        </table:table-row>
        <table:table-row table:style-name="ro1">
          <table:table-cell office:value-type="string" calcext:value-type="string">
            <text:p>speedDebug.v[382]</text:p>
          </table:table-cell>
          <table:table-cell office:value-type="float" office:value="0.1767072" calcext:value-type="float">
            <text:p>0,1767072</text:p>
          </table:table-cell>
        </table:table-row>
        <table:table-row table:style-name="ro1">
          <table:table-cell office:value-type="string" calcext:value-type="string">
            <text:p>speedDebug.v[383]</text:p>
          </table:table-cell>
          <table:table-cell office:value-type="float" office:value="0.1748665" calcext:value-type="float">
            <text:p>0,1748665</text:p>
          </table:table-cell>
        </table:table-row>
        <table:table-row table:style-name="ro1">
          <table:table-cell office:value-type="string" calcext:value-type="string">
            <text:p>speedDebug.v[384]</text:p>
          </table:table-cell>
          <table:table-cell office:value-type="float" office:value="0.1619816" calcext:value-type="float">
            <text:p>0,1619816</text:p>
          </table:table-cell>
        </table:table-row>
        <table:table-row table:style-name="ro1">
          <table:table-cell office:value-type="string" calcext:value-type="string">
            <text:p>speedDebug.v[385]</text:p>
          </table:table-cell>
          <table:table-cell office:value-type="float" office:value="0.16198161" calcext:value-type="float">
            <text:p>0,16198161</text:p>
          </table:table-cell>
        </table:table-row>
        <table:table-row table:style-name="ro1">
          <table:table-cell office:value-type="string" calcext:value-type="string">
            <text:p>speedDebug.v[386]</text:p>
          </table:table-cell>
          <table:table-cell office:value-type="float" office:value="0.165663" calcext:value-type="float">
            <text:p>0,165663</text:p>
          </table:table-cell>
        </table:table-row>
        <table:table-row table:style-name="ro1">
          <table:table-cell office:value-type="string" calcext:value-type="string">
            <text:p>speedDebug.v[387]</text:p>
          </table:table-cell>
          <table:table-cell office:value-type="float" office:value="0.165663" calcext:value-type="float">
            <text:p>0,165663</text:p>
          </table:table-cell>
        </table:table-row>
        <table:table-row table:style-name="ro1">
          <table:table-cell office:value-type="string" calcext:value-type="string">
            <text:p>speedDebug.v[388]</text:p>
          </table:table-cell>
          <table:table-cell office:value-type="float" office:value="0.1601409" calcext:value-type="float">
            <text:p>0,1601409</text:p>
          </table:table-cell>
        </table:table-row>
        <table:table-row table:style-name="ro1">
          <table:table-cell office:value-type="string" calcext:value-type="string">
            <text:p>speedDebug.v[389]</text:p>
          </table:table-cell>
          <table:table-cell office:value-type="float" office:value="0.1730258" calcext:value-type="float">
            <text:p>0,1730258</text:p>
          </table:table-cell>
        </table:table-row>
        <table:table-row table:style-name="ro1">
          <table:table-cell office:value-type="string" calcext:value-type="string">
            <text:p>speedDebug.v[390]</text:p>
          </table:table-cell>
          <table:table-cell office:value-type="float" office:value="0.17302579" calcext:value-type="float">
            <text:p>0,17302579</text:p>
          </table:table-cell>
        </table:table-row>
        <table:table-row table:style-name="ro1">
          <table:table-cell office:value-type="string" calcext:value-type="string">
            <text:p>speedDebug.v[391]</text:p>
          </table:table-cell>
          <table:table-cell office:value-type="float" office:value="0.165663" calcext:value-type="float">
            <text:p>0,165663</text:p>
          </table:table-cell>
        </table:table-row>
        <table:table-row table:style-name="ro1">
          <table:table-cell office:value-type="string" calcext:value-type="string">
            <text:p>speedDebug.v[392]</text:p>
          </table:table-cell>
          <table:table-cell office:value-type="float" office:value="0.1638223" calcext:value-type="float">
            <text:p>0,1638223</text:p>
          </table:table-cell>
        </table:table-row>
        <table:table-row table:style-name="ro1">
          <table:table-cell office:value-type="string" calcext:value-type="string">
            <text:p>speedDebug.v[393]</text:p>
          </table:table-cell>
          <table:table-cell office:value-type="float" office:value="0.1601409" calcext:value-type="float">
            <text:p>0,1601409</text:p>
          </table:table-cell>
        </table:table-row>
        <table:table-row table:style-name="ro1">
          <table:table-cell office:value-type="string" calcext:value-type="string">
            <text:p>speedDebug.v[394]</text:p>
          </table:table-cell>
          <table:table-cell office:value-type="float" office:value="0.1638223" calcext:value-type="float">
            <text:p>0,1638223</text:p>
          </table:table-cell>
        </table:table-row>
        <table:table-row table:style-name="ro1">
          <table:table-cell office:value-type="string" calcext:value-type="string">
            <text:p>speedDebug.v[395]</text:p>
          </table:table-cell>
          <table:table-cell office:value-type="float" office:value="0.1638223" calcext:value-type="float">
            <text:p>0,1638223</text:p>
          </table:table-cell>
        </table:table-row>
        <table:table-row table:style-name="ro1">
          <table:table-cell office:value-type="string" calcext:value-type="string">
            <text:p>speedDebug.v[396]</text:p>
          </table:table-cell>
          <table:table-cell office:value-type="float" office:value="0.1638223" calcext:value-type="float">
            <text:p>0,1638223</text:p>
          </table:table-cell>
        </table:table-row>
        <table:table-row table:style-name="ro1">
          <table:table-cell office:value-type="string" calcext:value-type="string">
            <text:p>speedDebug.v[397]</text:p>
          </table:table-cell>
          <table:table-cell office:value-type="float" office:value="0.17302579" calcext:value-type="float">
            <text:p>0,17302579</text:p>
          </table:table-cell>
        </table:table-row>
        <table:table-row table:style-name="ro1">
          <table:table-cell office:value-type="string" calcext:value-type="string">
            <text:p>speedDebug.v[398]</text:p>
          </table:table-cell>
          <table:table-cell office:value-type="float" office:value="0.1711851" calcext:value-type="float">
            <text:p>0,1711851</text:p>
          </table:table-cell>
        </table:table-row>
        <table:table-row table:style-name="ro1">
          <table:table-cell office:value-type="string" calcext:value-type="string">
            <text:p>speedDebug.v[399]</text:p>
          </table:table-cell>
          <table:table-cell office:value-type="float" office:value="0.1693444" calcext:value-type="float">
            <text:p>0,1693444</text:p>
          </table:table-cell>
        </table:table-row>
        <table:table-row table:style-name="ro1">
          <table:table-cell office:value-type="string" calcext:value-type="string">
            <text:p>speedDebug.vt[0]</text:p>
          </table:table-cell>
          <table:table-cell/>
        </table:table-row>
        <table:table-row table:style-name="ro1">
          <table:table-cell office:value-type="string" calcext:value-type="string">
            <text:p>speedDebug.vt[1]</text:p>
          </table:table-cell>
          <table:table-cell/>
        </table:table-row>
        <table:table-row table:style-name="ro1">
          <table:table-cell office:value-type="string" calcext:value-type="string">
            <text:p>speedDebug.vt[2]</text:p>
          </table:table-cell>
          <table:table-cell/>
        </table:table-row>
        <table:table-row table:style-name="ro1">
          <table:table-cell office:value-type="string" calcext:value-type="string">
            <text:p>speedDebug.vt[3]</text:p>
          </table:table-cell>
          <table:table-cell/>
        </table:table-row>
        <table:table-row table:style-name="ro1">
          <table:table-cell office:value-type="string" calcext:value-type="string">
            <text:p>speedDebug.vt[4]</text:p>
          </table:table-cell>
          <table:table-cell/>
        </table:table-row>
        <table:table-row table:style-name="ro1">
          <table:table-cell office:value-type="string" calcext:value-type="string">
            <text:p>speedDebug.vt[5]</text:p>
          </table:table-cell>
          <table:table-cell/>
        </table:table-row>
        <table:table-row table:style-name="ro1">
          <table:table-cell office:value-type="string" calcext:value-type="string">
            <text:p>speedDebug.vt[6]</text:p>
          </table:table-cell>
          <table:table-cell/>
        </table:table-row>
        <table:table-row table:style-name="ro1">
          <table:table-cell office:value-type="string" calcext:value-type="string">
            <text:p>speedDebug.vt[7]</text:p>
          </table:table-cell>
          <table:table-cell/>
        </table:table-row>
        <table:table-row table:style-name="ro1">
          <table:table-cell office:value-type="string" calcext:value-type="string">
            <text:p>speedDebug.vt[8]</text:p>
          </table:table-cell>
          <table:table-cell/>
        </table:table-row>
        <table:table-row table:style-name="ro1">
          <table:table-cell office:value-type="string" calcext:value-type="string">
            <text:p>speedDebug.vt[9]</text:p>
          </table:table-cell>
          <table:table-cell/>
        </table:table-row>
        <table:table-row table:style-name="ro1">
          <table:table-cell office:value-type="string" calcext:value-type="string">
            <text:p>speedDebug.vt[10]</text:p>
          </table:table-cell>
          <table:table-cell/>
        </table:table-row>
        <table:table-row table:style-name="ro1">
          <table:table-cell office:value-type="string" calcext:value-type="string">
            <text:p>speedDebug.vt[11]</text:p>
          </table:table-cell>
          <table:table-cell/>
        </table:table-row>
        <table:table-row table:style-name="ro1">
          <table:table-cell office:value-type="string" calcext:value-type="string">
            <text:p>speedDebug.vt[12]</text:p>
          </table:table-cell>
          <table:table-cell/>
        </table:table-row>
        <table:table-row table:style-name="ro1">
          <table:table-cell office:value-type="string" calcext:value-type="string">
            <text:p>speedDebug.vt[13]</text:p>
          </table:table-cell>
          <table:table-cell/>
        </table:table-row>
        <table:table-row table:style-name="ro1">
          <table:table-cell office:value-type="string" calcext:value-type="string">
            <text:p>speedDebug.vt[14]</text:p>
          </table:table-cell>
          <table:table-cell/>
        </table:table-row>
        <table:table-row table:style-name="ro1">
          <table:table-cell office:value-type="string" calcext:value-type="string">
            <text:p>speedDebug.vt[15]</text:p>
          </table:table-cell>
          <table:table-cell/>
        </table:table-row>
        <table:table-row table:style-name="ro1">
          <table:table-cell office:value-type="string" calcext:value-type="string">
            <text:p>speedDebug.vt[16]</text:p>
          </table:table-cell>
          <table:table-cell/>
        </table:table-row>
        <table:table-row table:style-name="ro1">
          <table:table-cell office:value-type="string" calcext:value-type="string">
            <text:p>speedDebug.vt[17]</text:p>
          </table:table-cell>
          <table:table-cell/>
        </table:table-row>
        <table:table-row table:style-name="ro1">
          <table:table-cell office:value-type="string" calcext:value-type="string">
            <text:p>speedDebug.vt[18]</text:p>
          </table:table-cell>
          <table:table-cell/>
        </table:table-row>
        <table:table-row table:style-name="ro1">
          <table:table-cell office:value-type="string" calcext:value-type="string">
            <text:p>speedDebug.vt[19]</text:p>
          </table:table-cell>
          <table:table-cell/>
        </table:table-row>
        <table:table-row table:style-name="ro1">
          <table:table-cell office:value-type="string" calcext:value-type="string">
            <text:p>speedDebug.vt[20]</text:p>
          </table:table-cell>
          <table:table-cell/>
        </table:table-row>
        <table:table-row table:style-name="ro1">
          <table:table-cell office:value-type="string" calcext:value-type="string">
            <text:p>speedDebug.vt[21]</text:p>
          </table:table-cell>
          <table:table-cell/>
        </table:table-row>
        <table:table-row table:style-name="ro1">
          <table:table-cell office:value-type="string" calcext:value-type="string">
            <text:p>speedDebug.vt[22]</text:p>
          </table:table-cell>
          <table:table-cell/>
        </table:table-row>
        <table:table-row table:style-name="ro1">
          <table:table-cell office:value-type="string" calcext:value-type="string">
            <text:p>speedDebug.vt[23]</text:p>
          </table:table-cell>
          <table:table-cell/>
        </table:table-row>
        <table:table-row table:style-name="ro1">
          <table:table-cell office:value-type="string" calcext:value-type="string">
            <text:p>speedDebug.vt[24]</text:p>
          </table:table-cell>
          <table:table-cell/>
        </table:table-row>
        <table:table-row table:style-name="ro1">
          <table:table-cell office:value-type="string" calcext:value-type="string">
            <text:p>speedDebug.vt[25]</text:p>
          </table:table-cell>
          <table:table-cell/>
        </table:table-row>
        <table:table-row table:style-name="ro1">
          <table:table-cell office:value-type="string" calcext:value-type="string">
            <text:p>speedDebug.vt[26]</text:p>
          </table:table-cell>
          <table:table-cell/>
        </table:table-row>
        <table:table-row table:style-name="ro1">
          <table:table-cell office:value-type="string" calcext:value-type="string">
            <text:p>speedDebug.vt[27]</text:p>
          </table:table-cell>
          <table:table-cell/>
        </table:table-row>
        <table:table-row table:style-name="ro1">
          <table:table-cell office:value-type="string" calcext:value-type="string">
            <text:p>speedDebug.vt[28]</text:p>
          </table:table-cell>
          <table:table-cell/>
        </table:table-row>
        <table:table-row table:style-name="ro1">
          <table:table-cell office:value-type="string" calcext:value-type="string">
            <text:p>speedDebug.vt[29]</text:p>
          </table:table-cell>
          <table:table-cell/>
        </table:table-row>
        <table:table-row table:style-name="ro1">
          <table:table-cell office:value-type="string" calcext:value-type="string">
            <text:p>speedDebug.vt[30]</text:p>
          </table:table-cell>
          <table:table-cell/>
        </table:table-row>
        <table:table-row table:style-name="ro1">
          <table:table-cell office:value-type="string" calcext:value-type="string">
            <text:p>speedDebug.vt[31]</text:p>
          </table:table-cell>
          <table:table-cell/>
        </table:table-row>
        <table:table-row table:style-name="ro1">
          <table:table-cell office:value-type="string" calcext:value-type="string">
            <text:p>speedDebug.vt[32]</text:p>
          </table:table-cell>
          <table:table-cell/>
        </table:table-row>
        <table:table-row table:style-name="ro1">
          <table:table-cell office:value-type="string" calcext:value-type="string">
            <text:p>speedDebug.vt[33]</text:p>
          </table:table-cell>
          <table:table-cell/>
        </table:table-row>
        <table:table-row table:style-name="ro1">
          <table:table-cell office:value-type="string" calcext:value-type="string">
            <text:p>speedDebug.vt[34]</text:p>
          </table:table-cell>
          <table:table-cell/>
        </table:table-row>
        <table:table-row table:style-name="ro1">
          <table:table-cell office:value-type="string" calcext:value-type="string">
            <text:p>speedDebug.vt[35]</text:p>
          </table:table-cell>
          <table:table-cell/>
        </table:table-row>
        <table:table-row table:style-name="ro1">
          <table:table-cell office:value-type="string" calcext:value-type="string">
            <text:p>speedDebug.vt[36]</text:p>
          </table:table-cell>
          <table:table-cell/>
        </table:table-row>
        <table:table-row table:style-name="ro1">
          <table:table-cell office:value-type="string" calcext:value-type="string">
            <text:p>speedDebug.vt[37]</text:p>
          </table:table-cell>
          <table:table-cell/>
        </table:table-row>
        <table:table-row table:style-name="ro1">
          <table:table-cell office:value-type="string" calcext:value-type="string">
            <text:p>speedDebug.vt[38]</text:p>
          </table:table-cell>
          <table:table-cell/>
        </table:table-row>
        <table:table-row table:style-name="ro1">
          <table:table-cell office:value-type="string" calcext:value-type="string">
            <text:p>speedDebug.vt[39]</text:p>
          </table:table-cell>
          <table:table-cell/>
        </table:table-row>
        <table:table-row table:style-name="ro1">
          <table:table-cell office:value-type="string" calcext:value-type="string">
            <text:p>speedDebug.vt[40]</text:p>
          </table:table-cell>
          <table:table-cell/>
        </table:table-row>
        <table:table-row table:style-name="ro1">
          <table:table-cell office:value-type="string" calcext:value-type="string">
            <text:p>speedDebug.vt[41]</text:p>
          </table:table-cell>
          <table:table-cell/>
        </table:table-row>
        <table:table-row table:style-name="ro1">
          <table:table-cell office:value-type="string" calcext:value-type="string">
            <text:p>speedDebug.vt[42]</text:p>
          </table:table-cell>
          <table:table-cell/>
        </table:table-row>
        <table:table-row table:style-name="ro1">
          <table:table-cell office:value-type="string" calcext:value-type="string">
            <text:p>speedDebug.vt[43]</text:p>
          </table:table-cell>
          <table:table-cell/>
        </table:table-row>
        <table:table-row table:style-name="ro1">
          <table:table-cell office:value-type="string" calcext:value-type="string">
            <text:p>speedDebug.vt[44]</text:p>
          </table:table-cell>
          <table:table-cell/>
        </table:table-row>
        <table:table-row table:style-name="ro1">
          <table:table-cell office:value-type="string" calcext:value-type="string">
            <text:p>speedDebug.vt[45]</text:p>
          </table:table-cell>
          <table:table-cell/>
        </table:table-row>
        <table:table-row table:style-name="ro1">
          <table:table-cell office:value-type="string" calcext:value-type="string">
            <text:p>speedDebug.vt[46]</text:p>
          </table:table-cell>
          <table:table-cell/>
        </table:table-row>
        <table:table-row table:style-name="ro1">
          <table:table-cell office:value-type="string" calcext:value-type="string">
            <text:p>speedDebug.vt[47]</text:p>
          </table:table-cell>
          <table:table-cell/>
        </table:table-row>
        <table:table-row table:style-name="ro1">
          <table:table-cell office:value-type="string" calcext:value-type="string">
            <text:p>speedDebug.vt[48]</text:p>
          </table:table-cell>
          <table:table-cell/>
        </table:table-row>
        <table:table-row table:style-name="ro1">
          <table:table-cell office:value-type="string" calcext:value-type="string">
            <text:p>speedDebug.vt[49]</text:p>
          </table:table-cell>
          <table:table-cell/>
        </table:table-row>
        <table:table-row table:style-name="ro1">
          <table:table-cell office:value-type="string" calcext:value-type="string">
            <text:p>speedDebug.vt[50]</text:p>
          </table:table-cell>
          <table:table-cell/>
        </table:table-row>
        <table:table-row table:style-name="ro1">
          <table:table-cell office:value-type="string" calcext:value-type="string">
            <text:p>speedDebug.vt[51]</text:p>
          </table:table-cell>
          <table:table-cell/>
        </table:table-row>
        <table:table-row table:style-name="ro1">
          <table:table-cell office:value-type="string" calcext:value-type="string">
            <text:p>speedDebug.vt[52]</text:p>
          </table:table-cell>
          <table:table-cell/>
        </table:table-row>
        <table:table-row table:style-name="ro1">
          <table:table-cell office:value-type="string" calcext:value-type="string">
            <text:p>speedDebug.vt[53]</text:p>
          </table:table-cell>
          <table:table-cell/>
        </table:table-row>
        <table:table-row table:style-name="ro1">
          <table:table-cell office:value-type="string" calcext:value-type="string">
            <text:p>speedDebug.vt[54]</text:p>
          </table:table-cell>
          <table:table-cell/>
        </table:table-row>
        <table:table-row table:style-name="ro1">
          <table:table-cell office:value-type="string" calcext:value-type="string">
            <text:p>speedDebug.vt[55]</text:p>
          </table:table-cell>
          <table:table-cell/>
        </table:table-row>
        <table:table-row table:style-name="ro1">
          <table:table-cell office:value-type="string" calcext:value-type="string">
            <text:p>speedDebug.vt[56]</text:p>
          </table:table-cell>
          <table:table-cell/>
        </table:table-row>
        <table:table-row table:style-name="ro1">
          <table:table-cell office:value-type="string" calcext:value-type="string">
            <text:p>speedDebug.vt[57]</text:p>
          </table:table-cell>
          <table:table-cell/>
        </table:table-row>
        <table:table-row table:style-name="ro1">
          <table:table-cell office:value-type="string" calcext:value-type="string">
            <text:p>speedDebug.vt[58]</text:p>
          </table:table-cell>
          <table:table-cell/>
        </table:table-row>
        <table:table-row table:style-name="ro1">
          <table:table-cell office:value-type="string" calcext:value-type="string">
            <text:p>speedDebug.vt[59]</text:p>
          </table:table-cell>
          <table:table-cell/>
        </table:table-row>
        <table:table-row table:style-name="ro1">
          <table:table-cell office:value-type="string" calcext:value-type="string">
            <text:p>speedDebug.vt[60]</text:p>
          </table:table-cell>
          <table:table-cell/>
        </table:table-row>
        <table:table-row table:style-name="ro1">
          <table:table-cell office:value-type="string" calcext:value-type="string">
            <text:p>speedDebug.vt[61]</text:p>
          </table:table-cell>
          <table:table-cell/>
        </table:table-row>
        <table:table-row table:style-name="ro1">
          <table:table-cell office:value-type="string" calcext:value-type="string">
            <text:p>speedDebug.vt[62]</text:p>
          </table:table-cell>
          <table:table-cell/>
        </table:table-row>
        <table:table-row table:style-name="ro1">
          <table:table-cell office:value-type="string" calcext:value-type="string">
            <text:p>speedDebug.vt[63]</text:p>
          </table:table-cell>
          <table:table-cell/>
        </table:table-row>
        <table:table-row table:style-name="ro1">
          <table:table-cell office:value-type="string" calcext:value-type="string">
            <text:p>speedDebug.vt[64]</text:p>
          </table:table-cell>
          <table:table-cell/>
        </table:table-row>
        <table:table-row table:style-name="ro1">
          <table:table-cell office:value-type="string" calcext:value-type="string">
            <text:p>speedDebug.vt[65]</text:p>
          </table:table-cell>
          <table:table-cell/>
        </table:table-row>
        <table:table-row table:style-name="ro1">
          <table:table-cell office:value-type="string" calcext:value-type="string">
            <text:p>speedDebug.vt[66]</text:p>
          </table:table-cell>
          <table:table-cell/>
        </table:table-row>
        <table:table-row table:style-name="ro1">
          <table:table-cell office:value-type="string" calcext:value-type="string">
            <text:p>speedDebug.vt[67]</text:p>
          </table:table-cell>
          <table:table-cell/>
        </table:table-row>
        <table:table-row table:style-name="ro1">
          <table:table-cell office:value-type="string" calcext:value-type="string">
            <text:p>speedDebug.vt[68]</text:p>
          </table:table-cell>
          <table:table-cell/>
        </table:table-row>
        <table:table-row table:style-name="ro1">
          <table:table-cell office:value-type="string" calcext:value-type="string">
            <text:p>speedDebug.vt[69]</text:p>
          </table:table-cell>
          <table:table-cell/>
        </table:table-row>
        <table:table-row table:style-name="ro1">
          <table:table-cell office:value-type="string" calcext:value-type="string">
            <text:p>speedDebug.vt[70]</text:p>
          </table:table-cell>
          <table:table-cell/>
        </table:table-row>
        <table:table-row table:style-name="ro1">
          <table:table-cell office:value-type="string" calcext:value-type="string">
            <text:p>speedDebug.vt[71]</text:p>
          </table:table-cell>
          <table:table-cell/>
        </table:table-row>
        <table:table-row table:style-name="ro1">
          <table:table-cell office:value-type="string" calcext:value-type="string">
            <text:p>speedDebug.vt[72]</text:p>
          </table:table-cell>
          <table:table-cell/>
        </table:table-row>
        <table:table-row table:style-name="ro1">
          <table:table-cell office:value-type="string" calcext:value-type="string">
            <text:p>speedDebug.vt[73]</text:p>
          </table:table-cell>
          <table:table-cell/>
        </table:table-row>
        <table:table-row table:style-name="ro1">
          <table:table-cell office:value-type="string" calcext:value-type="string">
            <text:p>speedDebug.vt[74]</text:p>
          </table:table-cell>
          <table:table-cell/>
        </table:table-row>
        <table:table-row table:style-name="ro1">
          <table:table-cell office:value-type="string" calcext:value-type="string">
            <text:p>speedDebug.vt[75]</text:p>
          </table:table-cell>
          <table:table-cell/>
        </table:table-row>
        <table:table-row table:style-name="ro1">
          <table:table-cell office:value-type="string" calcext:value-type="string">
            <text:p>speedDebug.vt[76]</text:p>
          </table:table-cell>
          <table:table-cell/>
        </table:table-row>
        <table:table-row table:style-name="ro1">
          <table:table-cell office:value-type="string" calcext:value-type="string">
            <text:p>speedDebug.vt[77]</text:p>
          </table:table-cell>
          <table:table-cell/>
        </table:table-row>
        <table:table-row table:style-name="ro1">
          <table:table-cell office:value-type="string" calcext:value-type="string">
            <text:p>speedDebug.vt[78]</text:p>
          </table:table-cell>
          <table:table-cell/>
        </table:table-row>
        <table:table-row table:style-name="ro1">
          <table:table-cell office:value-type="string" calcext:value-type="string">
            <text:p>speedDebug.vt[79]</text:p>
          </table:table-cell>
          <table:table-cell/>
        </table:table-row>
        <table:table-row table:style-name="ro1">
          <table:table-cell office:value-type="string" calcext:value-type="string">
            <text:p>speedDebug.vt[80]</text:p>
          </table:table-cell>
          <table:table-cell/>
        </table:table-row>
        <table:table-row table:style-name="ro1">
          <table:table-cell office:value-type="string" calcext:value-type="string">
            <text:p>speedDebug.vt[81]</text:p>
          </table:table-cell>
          <table:table-cell/>
        </table:table-row>
        <table:table-row table:style-name="ro1">
          <table:table-cell office:value-type="string" calcext:value-type="string">
            <text:p>speedDebug.vt[82]</text:p>
          </table:table-cell>
          <table:table-cell/>
        </table:table-row>
        <table:table-row table:style-name="ro1">
          <table:table-cell office:value-type="string" calcext:value-type="string">
            <text:p>speedDebug.vt[83]</text:p>
          </table:table-cell>
          <table:table-cell/>
        </table:table-row>
        <table:table-row table:style-name="ro1">
          <table:table-cell office:value-type="string" calcext:value-type="string">
            <text:p>speedDebug.vt[84]</text:p>
          </table:table-cell>
          <table:table-cell/>
        </table:table-row>
        <table:table-row table:style-name="ro1">
          <table:table-cell office:value-type="string" calcext:value-type="string">
            <text:p>speedDebug.vt[85]</text:p>
          </table:table-cell>
          <table:table-cell/>
        </table:table-row>
        <table:table-row table:style-name="ro1">
          <table:table-cell office:value-type="string" calcext:value-type="string">
            <text:p>speedDebug.vt[86]</text:p>
          </table:table-cell>
          <table:table-cell/>
        </table:table-row>
        <table:table-row table:style-name="ro1">
          <table:table-cell office:value-type="string" calcext:value-type="string">
            <text:p>speedDebug.vt[87]</text:p>
          </table:table-cell>
          <table:table-cell/>
        </table:table-row>
        <table:table-row table:style-name="ro1">
          <table:table-cell office:value-type="string" calcext:value-type="string">
            <text:p>speedDebug.vt[88]</text:p>
          </table:table-cell>
          <table:table-cell/>
        </table:table-row>
        <table:table-row table:style-name="ro1">
          <table:table-cell office:value-type="string" calcext:value-type="string">
            <text:p>speedDebug.vt[89]</text:p>
          </table:table-cell>
          <table:table-cell/>
        </table:table-row>
        <table:table-row table:style-name="ro1">
          <table:table-cell office:value-type="string" calcext:value-type="string">
            <text:p>speedDebug.vt[90]</text:p>
          </table:table-cell>
          <table:table-cell/>
        </table:table-row>
        <table:table-row table:style-name="ro1">
          <table:table-cell office:value-type="string" calcext:value-type="string">
            <text:p>speedDebug.vt[91]</text:p>
          </table:table-cell>
          <table:table-cell/>
        </table:table-row>
        <table:table-row table:style-name="ro1">
          <table:table-cell office:value-type="string" calcext:value-type="string">
            <text:p>speedDebug.vt[92]</text:p>
          </table:table-cell>
          <table:table-cell/>
        </table:table-row>
        <table:table-row table:style-name="ro1">
          <table:table-cell office:value-type="string" calcext:value-type="string">
            <text:p>speedDebug.vt[93]</text:p>
          </table:table-cell>
          <table:table-cell/>
        </table:table-row>
        <table:table-row table:style-name="ro1">
          <table:table-cell office:value-type="string" calcext:value-type="string">
            <text:p>speedDebug.vt[94]</text:p>
          </table:table-cell>
          <table:table-cell/>
        </table:table-row>
        <table:table-row table:style-name="ro1">
          <table:table-cell office:value-type="string" calcext:value-type="string">
            <text:p>speedDebug.vt[95]</text:p>
          </table:table-cell>
          <table:table-cell/>
        </table:table-row>
        <table:table-row table:style-name="ro1">
          <table:table-cell office:value-type="string" calcext:value-type="string">
            <text:p>speedDebug.vt[96]</text:p>
          </table:table-cell>
          <table:table-cell/>
        </table:table-row>
        <table:table-row table:style-name="ro1">
          <table:table-cell office:value-type="string" calcext:value-type="string">
            <text:p>speedDebug.vt[97]</text:p>
          </table:table-cell>
          <table:table-cell/>
        </table:table-row>
        <table:table-row table:style-name="ro1">
          <table:table-cell office:value-type="string" calcext:value-type="string">
            <text:p>speedDebug.vt[98]</text:p>
          </table:table-cell>
          <table:table-cell/>
        </table:table-row>
        <table:table-row table:style-name="ro1">
          <table:table-cell office:value-type="string" calcext:value-type="string">
            <text:p>speedDebug.vt[99]</text:p>
          </table:table-cell>
          <table:table-cell/>
        </table:table-row>
        <table:table-row table:style-name="ro1">
          <table:table-cell office:value-type="string" calcext:value-type="string">
            <text:p>speedDebug.vt[100]</text:p>
          </table:table-cell>
          <table:table-cell/>
        </table:table-row>
        <table:table-row table:style-name="ro1">
          <table:table-cell office:value-type="string" calcext:value-type="string">
            <text:p>speedDebug.vt[101]</text:p>
          </table:table-cell>
          <table:table-cell/>
        </table:table-row>
        <table:table-row table:style-name="ro1">
          <table:table-cell office:value-type="string" calcext:value-type="string">
            <text:p>speedDebug.vt[102]</text:p>
          </table:table-cell>
          <table:table-cell/>
        </table:table-row>
        <table:table-row table:style-name="ro1">
          <table:table-cell office:value-type="string" calcext:value-type="string">
            <text:p>speedDebug.vt[103]</text:p>
          </table:table-cell>
          <table:table-cell/>
        </table:table-row>
        <table:table-row table:style-name="ro1">
          <table:table-cell office:value-type="string" calcext:value-type="string">
            <text:p>speedDebug.vt[104]</text:p>
          </table:table-cell>
          <table:table-cell/>
        </table:table-row>
        <table:table-row table:style-name="ro1">
          <table:table-cell office:value-type="string" calcext:value-type="string">
            <text:p>speedDebug.vt[105]</text:p>
          </table:table-cell>
          <table:table-cell/>
        </table:table-row>
        <table:table-row table:style-name="ro1">
          <table:table-cell office:value-type="string" calcext:value-type="string">
            <text:p>speedDebug.vt[106]</text:p>
          </table:table-cell>
          <table:table-cell/>
        </table:table-row>
        <table:table-row table:style-name="ro1">
          <table:table-cell office:value-type="string" calcext:value-type="string">
            <text:p>speedDebug.vt[107]</text:p>
          </table:table-cell>
          <table:table-cell/>
        </table:table-row>
        <table:table-row table:style-name="ro1">
          <table:table-cell office:value-type="string" calcext:value-type="string">
            <text:p>speedDebug.vt[108]</text:p>
          </table:table-cell>
          <table:table-cell/>
        </table:table-row>
        <table:table-row table:style-name="ro1">
          <table:table-cell office:value-type="string" calcext:value-type="string">
            <text:p>speedDebug.vt[109]</text:p>
          </table:table-cell>
          <table:table-cell/>
        </table:table-row>
        <table:table-row table:style-name="ro1">
          <table:table-cell office:value-type="string" calcext:value-type="string">
            <text:p>speedDebug.vt[110]</text:p>
          </table:table-cell>
          <table:table-cell/>
        </table:table-row>
        <table:table-row table:style-name="ro1">
          <table:table-cell office:value-type="string" calcext:value-type="string">
            <text:p>speedDebug.vt[111]</text:p>
          </table:table-cell>
          <table:table-cell/>
        </table:table-row>
        <table:table-row table:style-name="ro1">
          <table:table-cell office:value-type="string" calcext:value-type="string">
            <text:p>speedDebug.vt[112]</text:p>
          </table:table-cell>
          <table:table-cell/>
        </table:table-row>
        <table:table-row table:style-name="ro1">
          <table:table-cell office:value-type="string" calcext:value-type="string">
            <text:p>speedDebug.vt[113]</text:p>
          </table:table-cell>
          <table:table-cell/>
        </table:table-row>
        <table:table-row table:style-name="ro1">
          <table:table-cell office:value-type="string" calcext:value-type="string">
            <text:p>speedDebug.vt[114]</text:p>
          </table:table-cell>
          <table:table-cell/>
        </table:table-row>
        <table:table-row table:style-name="ro1">
          <table:table-cell office:value-type="string" calcext:value-type="string">
            <text:p>speedDebug.vt[115]</text:p>
          </table:table-cell>
          <table:table-cell/>
        </table:table-row>
        <table:table-row table:style-name="ro1">
          <table:table-cell office:value-type="string" calcext:value-type="string">
            <text:p>speedDebug.vt[116]</text:p>
          </table:table-cell>
          <table:table-cell/>
        </table:table-row>
        <table:table-row table:style-name="ro1">
          <table:table-cell office:value-type="string" calcext:value-type="string">
            <text:p>speedDebug.vt[117]</text:p>
          </table:table-cell>
          <table:table-cell/>
        </table:table-row>
        <table:table-row table:style-name="ro1">
          <table:table-cell office:value-type="string" calcext:value-type="string">
            <text:p>speedDebug.vt[118]</text:p>
          </table:table-cell>
          <table:table-cell/>
        </table:table-row>
        <table:table-row table:style-name="ro1">
          <table:table-cell office:value-type="string" calcext:value-type="string">
            <text:p>speedDebug.vt[119]</text:p>
          </table:table-cell>
          <table:table-cell/>
        </table:table-row>
        <table:table-row table:style-name="ro1">
          <table:table-cell office:value-type="string" calcext:value-type="string">
            <text:p>speedDebug.vt[120]</text:p>
          </table:table-cell>
          <table:table-cell/>
        </table:table-row>
        <table:table-row table:style-name="ro1">
          <table:table-cell office:value-type="string" calcext:value-type="string">
            <text:p>speedDebug.vt[121]</text:p>
          </table:table-cell>
          <table:table-cell/>
        </table:table-row>
        <table:table-row table:style-name="ro1">
          <table:table-cell office:value-type="string" calcext:value-type="string">
            <text:p>speedDebug.vt[122]</text:p>
          </table:table-cell>
          <table:table-cell/>
        </table:table-row>
        <table:table-row table:style-name="ro1">
          <table:table-cell office:value-type="string" calcext:value-type="string">
            <text:p>speedDebug.vt[123]</text:p>
          </table:table-cell>
          <table:table-cell/>
        </table:table-row>
        <table:table-row table:style-name="ro1">
          <table:table-cell office:value-type="string" calcext:value-type="string">
            <text:p>speedDebug.vt[124]</text:p>
          </table:table-cell>
          <table:table-cell/>
        </table:table-row>
        <table:table-row table:style-name="ro1">
          <table:table-cell office:value-type="string" calcext:value-type="string">
            <text:p>speedDebug.vt[125]</text:p>
          </table:table-cell>
          <table:table-cell/>
        </table:table-row>
        <table:table-row table:style-name="ro1">
          <table:table-cell office:value-type="string" calcext:value-type="string">
            <text:p>speedDebug.vt[126]</text:p>
          </table:table-cell>
          <table:table-cell/>
        </table:table-row>
        <table:table-row table:style-name="ro1">
          <table:table-cell office:value-type="string" calcext:value-type="string">
            <text:p>speedDebug.vt[127]</text:p>
          </table:table-cell>
          <table:table-cell/>
        </table:table-row>
        <table:table-row table:style-name="ro1">
          <table:table-cell office:value-type="string" calcext:value-type="string">
            <text:p>speedDebug.vt[128]</text:p>
          </table:table-cell>
          <table:table-cell/>
        </table:table-row>
        <table:table-row table:style-name="ro1">
          <table:table-cell office:value-type="string" calcext:value-type="string">
            <text:p>speedDebug.vt[129]</text:p>
          </table:table-cell>
          <table:table-cell/>
        </table:table-row>
        <table:table-row table:style-name="ro1">
          <table:table-cell office:value-type="string" calcext:value-type="string">
            <text:p>speedDebug.vt[130]</text:p>
          </table:table-cell>
          <table:table-cell/>
        </table:table-row>
        <table:table-row table:style-name="ro1">
          <table:table-cell office:value-type="string" calcext:value-type="string">
            <text:p>speedDebug.vt[131]</text:p>
          </table:table-cell>
          <table:table-cell/>
        </table:table-row>
        <table:table-row table:style-name="ro1">
          <table:table-cell office:value-type="string" calcext:value-type="string">
            <text:p>speedDebug.vt[132]</text:p>
          </table:table-cell>
          <table:table-cell/>
        </table:table-row>
        <table:table-row table:style-name="ro1">
          <table:table-cell office:value-type="string" calcext:value-type="string">
            <text:p>speedDebug.vt[133]</text:p>
          </table:table-cell>
          <table:table-cell/>
        </table:table-row>
        <table:table-row table:style-name="ro1">
          <table:table-cell office:value-type="string" calcext:value-type="string">
            <text:p>speedDebug.vt[134]</text:p>
          </table:table-cell>
          <table:table-cell/>
        </table:table-row>
        <table:table-row table:style-name="ro1">
          <table:table-cell office:value-type="string" calcext:value-type="string">
            <text:p>speedDebug.vt[135]</text:p>
          </table:table-cell>
          <table:table-cell/>
        </table:table-row>
        <table:table-row table:style-name="ro1">
          <table:table-cell office:value-type="string" calcext:value-type="string">
            <text:p>speedDebug.vt[136]</text:p>
          </table:table-cell>
          <table:table-cell/>
        </table:table-row>
        <table:table-row table:style-name="ro1">
          <table:table-cell office:value-type="string" calcext:value-type="string">
            <text:p>speedDebug.vt[137]</text:p>
          </table:table-cell>
          <table:table-cell/>
        </table:table-row>
        <table:table-row table:style-name="ro1">
          <table:table-cell office:value-type="string" calcext:value-type="string">
            <text:p>speedDebug.vt[138]</text:p>
          </table:table-cell>
          <table:table-cell/>
        </table:table-row>
        <table:table-row table:style-name="ro1">
          <table:table-cell office:value-type="string" calcext:value-type="string">
            <text:p>speedDebug.vt[139]</text:p>
          </table:table-cell>
          <table:table-cell/>
        </table:table-row>
        <table:table-row table:style-name="ro1">
          <table:table-cell office:value-type="string" calcext:value-type="string">
            <text:p>speedDebug.vt[140]</text:p>
          </table:table-cell>
          <table:table-cell/>
        </table:table-row>
        <table:table-row table:style-name="ro1">
          <table:table-cell office:value-type="string" calcext:value-type="string">
            <text:p>speedDebug.vt[141]</text:p>
          </table:table-cell>
          <table:table-cell/>
        </table:table-row>
        <table:table-row table:style-name="ro1">
          <table:table-cell office:value-type="string" calcext:value-type="string">
            <text:p>speedDebug.vt[142]</text:p>
          </table:table-cell>
          <table:table-cell/>
        </table:table-row>
        <table:table-row table:style-name="ro1">
          <table:table-cell office:value-type="string" calcext:value-type="string">
            <text:p>speedDebug.vt[143]</text:p>
          </table:table-cell>
          <table:table-cell/>
        </table:table-row>
        <table:table-row table:style-name="ro1">
          <table:table-cell office:value-type="string" calcext:value-type="string">
            <text:p>speedDebug.vt[144]</text:p>
          </table:table-cell>
          <table:table-cell/>
        </table:table-row>
        <table:table-row table:style-name="ro1">
          <table:table-cell office:value-type="string" calcext:value-type="string">
            <text:p>speedDebug.vt[145]</text:p>
          </table:table-cell>
          <table:table-cell/>
        </table:table-row>
        <table:table-row table:style-name="ro1">
          <table:table-cell office:value-type="string" calcext:value-type="string">
            <text:p>speedDebug.vt[146]</text:p>
          </table:table-cell>
          <table:table-cell/>
        </table:table-row>
        <table:table-row table:style-name="ro1">
          <table:table-cell office:value-type="string" calcext:value-type="string">
            <text:p>speedDebug.vt[147]</text:p>
          </table:table-cell>
          <table:table-cell/>
        </table:table-row>
        <table:table-row table:style-name="ro1">
          <table:table-cell office:value-type="string" calcext:value-type="string">
            <text:p>speedDebug.vt[148]</text:p>
          </table:table-cell>
          <table:table-cell/>
        </table:table-row>
        <table:table-row table:style-name="ro1">
          <table:table-cell office:value-type="string" calcext:value-type="string">
            <text:p>speedDebug.vt[149]</text:p>
          </table:table-cell>
          <table:table-cell/>
        </table:table-row>
        <table:table-row table:style-name="ro1">
          <table:table-cell office:value-type="string" calcext:value-type="string">
            <text:p>speedDebug.vt[150]</text:p>
          </table:table-cell>
          <table:table-cell/>
        </table:table-row>
        <table:table-row table:style-name="ro1">
          <table:table-cell office:value-type="string" calcext:value-type="string">
            <text:p>speedDebug.vt[151]</text:p>
          </table:table-cell>
          <table:table-cell/>
        </table:table-row>
        <table:table-row table:style-name="ro1">
          <table:table-cell office:value-type="string" calcext:value-type="string">
            <text:p>speedDebug.vt[152]</text:p>
          </table:table-cell>
          <table:table-cell/>
        </table:table-row>
        <table:table-row table:style-name="ro1">
          <table:table-cell office:value-type="string" calcext:value-type="string">
            <text:p>speedDebug.vt[153]</text:p>
          </table:table-cell>
          <table:table-cell/>
        </table:table-row>
        <table:table-row table:style-name="ro1">
          <table:table-cell office:value-type="string" calcext:value-type="string">
            <text:p>speedDebug.vt[154]</text:p>
          </table:table-cell>
          <table:table-cell/>
        </table:table-row>
        <table:table-row table:style-name="ro1">
          <table:table-cell office:value-type="string" calcext:value-type="string">
            <text:p>speedDebug.vt[155]</text:p>
          </table:table-cell>
          <table:table-cell/>
        </table:table-row>
        <table:table-row table:style-name="ro1">
          <table:table-cell office:value-type="string" calcext:value-type="string">
            <text:p>speedDebug.vt[156]</text:p>
          </table:table-cell>
          <table:table-cell/>
        </table:table-row>
        <table:table-row table:style-name="ro1">
          <table:table-cell office:value-type="string" calcext:value-type="string">
            <text:p>speedDebug.vt[157]</text:p>
          </table:table-cell>
          <table:table-cell/>
        </table:table-row>
        <table:table-row table:style-name="ro1">
          <table:table-cell office:value-type="string" calcext:value-type="string">
            <text:p>speedDebug.vt[158]</text:p>
          </table:table-cell>
          <table:table-cell/>
        </table:table-row>
        <table:table-row table:style-name="ro1">
          <table:table-cell office:value-type="string" calcext:value-type="string">
            <text:p>speedDebug.vt[159]</text:p>
          </table:table-cell>
          <table:table-cell/>
        </table:table-row>
        <table:table-row table:style-name="ro1">
          <table:table-cell office:value-type="string" calcext:value-type="string">
            <text:p>speedDebug.vt[160]</text:p>
          </table:table-cell>
          <table:table-cell/>
        </table:table-row>
        <table:table-row table:style-name="ro1">
          <table:table-cell office:value-type="string" calcext:value-type="string">
            <text:p>speedDebug.vt[161]</text:p>
          </table:table-cell>
          <table:table-cell/>
        </table:table-row>
        <table:table-row table:style-name="ro1">
          <table:table-cell office:value-type="string" calcext:value-type="string">
            <text:p>speedDebug.vt[162]</text:p>
          </table:table-cell>
          <table:table-cell/>
        </table:table-row>
        <table:table-row table:style-name="ro1">
          <table:table-cell office:value-type="string" calcext:value-type="string">
            <text:p>speedDebug.vt[163]</text:p>
          </table:table-cell>
          <table:table-cell/>
        </table:table-row>
        <table:table-row table:style-name="ro1">
          <table:table-cell office:value-type="string" calcext:value-type="string">
            <text:p>speedDebug.vt[164]</text:p>
          </table:table-cell>
          <table:table-cell/>
        </table:table-row>
        <table:table-row table:style-name="ro1">
          <table:table-cell office:value-type="string" calcext:value-type="string">
            <text:p>speedDebug.vt[165]</text:p>
          </table:table-cell>
          <table:table-cell/>
        </table:table-row>
        <table:table-row table:style-name="ro1">
          <table:table-cell office:value-type="string" calcext:value-type="string">
            <text:p>speedDebug.vt[166]</text:p>
          </table:table-cell>
          <table:table-cell/>
        </table:table-row>
        <table:table-row table:style-name="ro1">
          <table:table-cell office:value-type="string" calcext:value-type="string">
            <text:p>speedDebug.vt[167]</text:p>
          </table:table-cell>
          <table:table-cell/>
        </table:table-row>
        <table:table-row table:style-name="ro1">
          <table:table-cell office:value-type="string" calcext:value-type="string">
            <text:p>speedDebug.vt[168]</text:p>
          </table:table-cell>
          <table:table-cell/>
        </table:table-row>
        <table:table-row table:style-name="ro1">
          <table:table-cell office:value-type="string" calcext:value-type="string">
            <text:p>speedDebug.vt[169]</text:p>
          </table:table-cell>
          <table:table-cell/>
        </table:table-row>
        <table:table-row table:style-name="ro1">
          <table:table-cell office:value-type="string" calcext:value-type="string">
            <text:p>speedDebug.vt[170]</text:p>
          </table:table-cell>
          <table:table-cell/>
        </table:table-row>
        <table:table-row table:style-name="ro1">
          <table:table-cell office:value-type="string" calcext:value-type="string">
            <text:p>speedDebug.vt[171]</text:p>
          </table:table-cell>
          <table:table-cell/>
        </table:table-row>
        <table:table-row table:style-name="ro1">
          <table:table-cell office:value-type="string" calcext:value-type="string">
            <text:p>speedDebug.vt[172]</text:p>
          </table:table-cell>
          <table:table-cell/>
        </table:table-row>
        <table:table-row table:style-name="ro1">
          <table:table-cell office:value-type="string" calcext:value-type="string">
            <text:p>speedDebug.vt[173]</text:p>
          </table:table-cell>
          <table:table-cell/>
        </table:table-row>
        <table:table-row table:style-name="ro1">
          <table:table-cell office:value-type="string" calcext:value-type="string">
            <text:p>speedDebug.vt[174]</text:p>
          </table:table-cell>
          <table:table-cell/>
        </table:table-row>
        <table:table-row table:style-name="ro1">
          <table:table-cell office:value-type="string" calcext:value-type="string">
            <text:p>speedDebug.vt[175]</text:p>
          </table:table-cell>
          <table:table-cell/>
        </table:table-row>
        <table:table-row table:style-name="ro1">
          <table:table-cell office:value-type="string" calcext:value-type="string">
            <text:p>speedDebug.vt[176]</text:p>
          </table:table-cell>
          <table:table-cell/>
        </table:table-row>
        <table:table-row table:style-name="ro1">
          <table:table-cell office:value-type="string" calcext:value-type="string">
            <text:p>speedDebug.vt[177]</text:p>
          </table:table-cell>
          <table:table-cell/>
        </table:table-row>
        <table:table-row table:style-name="ro1">
          <table:table-cell office:value-type="string" calcext:value-type="string">
            <text:p>speedDebug.vt[178]</text:p>
          </table:table-cell>
          <table:table-cell/>
        </table:table-row>
        <table:table-row table:style-name="ro1">
          <table:table-cell office:value-type="string" calcext:value-type="string">
            <text:p>speedDebug.vt[179]</text:p>
          </table:table-cell>
          <table:table-cell/>
        </table:table-row>
        <table:table-row table:style-name="ro1">
          <table:table-cell office:value-type="string" calcext:value-type="string">
            <text:p>speedDebug.vt[180]</text:p>
          </table:table-cell>
          <table:table-cell/>
        </table:table-row>
        <table:table-row table:style-name="ro1">
          <table:table-cell office:value-type="string" calcext:value-type="string">
            <text:p>speedDebug.vt[181]</text:p>
          </table:table-cell>
          <table:table-cell/>
        </table:table-row>
        <table:table-row table:style-name="ro1">
          <table:table-cell office:value-type="string" calcext:value-type="string">
            <text:p>speedDebug.vt[182]</text:p>
          </table:table-cell>
          <table:table-cell/>
        </table:table-row>
        <table:table-row table:style-name="ro1">
          <table:table-cell office:value-type="string" calcext:value-type="string">
            <text:p>speedDebug.vt[183]</text:p>
          </table:table-cell>
          <table:table-cell/>
        </table:table-row>
        <table:table-row table:style-name="ro1">
          <table:table-cell office:value-type="string" calcext:value-type="string">
            <text:p>speedDebug.vt[184]</text:p>
          </table:table-cell>
          <table:table-cell/>
        </table:table-row>
        <table:table-row table:style-name="ro1">
          <table:table-cell office:value-type="string" calcext:value-type="string">
            <text:p>speedDebug.vt[185]</text:p>
          </table:table-cell>
          <table:table-cell/>
        </table:table-row>
        <table:table-row table:style-name="ro1">
          <table:table-cell office:value-type="string" calcext:value-type="string">
            <text:p>speedDebug.vt[186]</text:p>
          </table:table-cell>
          <table:table-cell/>
        </table:table-row>
        <table:table-row table:style-name="ro1">
          <table:table-cell office:value-type="string" calcext:value-type="string">
            <text:p>speedDebug.vt[187]</text:p>
          </table:table-cell>
          <table:table-cell/>
        </table:table-row>
        <table:table-row table:style-name="ro1">
          <table:table-cell office:value-type="string" calcext:value-type="string">
            <text:p>speedDebug.vt[188]</text:p>
          </table:table-cell>
          <table:table-cell/>
        </table:table-row>
        <table:table-row table:style-name="ro1">
          <table:table-cell office:value-type="string" calcext:value-type="string">
            <text:p>speedDebug.vt[189]</text:p>
          </table:table-cell>
          <table:table-cell/>
        </table:table-row>
        <table:table-row table:style-name="ro1">
          <table:table-cell office:value-type="string" calcext:value-type="string">
            <text:p>speedDebug.vt[190]</text:p>
          </table:table-cell>
          <table:table-cell/>
        </table:table-row>
        <table:table-row table:style-name="ro1">
          <table:table-cell office:value-type="string" calcext:value-type="string">
            <text:p>speedDebug.vt[191]</text:p>
          </table:table-cell>
          <table:table-cell/>
        </table:table-row>
        <table:table-row table:style-name="ro1">
          <table:table-cell office:value-type="string" calcext:value-type="string">
            <text:p>speedDebug.vt[192]</text:p>
          </table:table-cell>
          <table:table-cell/>
        </table:table-row>
        <table:table-row table:style-name="ro1">
          <table:table-cell office:value-type="string" calcext:value-type="string">
            <text:p>speedDebug.vt[193]</text:p>
          </table:table-cell>
          <table:table-cell/>
        </table:table-row>
        <table:table-row table:style-name="ro1">
          <table:table-cell office:value-type="string" calcext:value-type="string">
            <text:p>speedDebug.vt[194]</text:p>
          </table:table-cell>
          <table:table-cell/>
        </table:table-row>
        <table:table-row table:style-name="ro1">
          <table:table-cell office:value-type="string" calcext:value-type="string">
            <text:p>speedDebug.vt[195]</text:p>
          </table:table-cell>
          <table:table-cell/>
        </table:table-row>
        <table:table-row table:style-name="ro1">
          <table:table-cell office:value-type="string" calcext:value-type="string">
            <text:p>speedDebug.vt[196]</text:p>
          </table:table-cell>
          <table:table-cell/>
        </table:table-row>
        <table:table-row table:style-name="ro1">
          <table:table-cell office:value-type="string" calcext:value-type="string">
            <text:p>speedDebug.vt[197]</text:p>
          </table:table-cell>
          <table:table-cell/>
        </table:table-row>
        <table:table-row table:style-name="ro1">
          <table:table-cell office:value-type="string" calcext:value-type="string">
            <text:p>speedDebug.vt[198]</text:p>
          </table:table-cell>
          <table:table-cell/>
        </table:table-row>
        <table:table-row table:style-name="ro1">
          <table:table-cell office:value-type="string" calcext:value-type="string">
            <text:p>speedDebug.vt[199]</text:p>
          </table:table-cell>
          <table:table-cell/>
        </table:table-row>
        <table:table-row table:style-name="ro1">
          <table:table-cell office:value-type="string" calcext:value-type="string">
            <text:p>speedDebug.vt[200]</text:p>
          </table:table-cell>
          <table:table-cell/>
        </table:table-row>
        <table:table-row table:style-name="ro1">
          <table:table-cell office:value-type="string" calcext:value-type="string">
            <text:p>speedDebug.vt[201]</text:p>
          </table:table-cell>
          <table:table-cell/>
        </table:table-row>
        <table:table-row table:style-name="ro1">
          <table:table-cell office:value-type="string" calcext:value-type="string">
            <text:p>speedDebug.vt[202]</text:p>
          </table:table-cell>
          <table:table-cell/>
        </table:table-row>
        <table:table-row table:style-name="ro1">
          <table:table-cell office:value-type="string" calcext:value-type="string">
            <text:p>speedDebug.vt[203]</text:p>
          </table:table-cell>
          <table:table-cell/>
        </table:table-row>
        <table:table-row table:style-name="ro1">
          <table:table-cell office:value-type="string" calcext:value-type="string">
            <text:p>speedDebug.vt[204]</text:p>
          </table:table-cell>
          <table:table-cell/>
        </table:table-row>
        <table:table-row table:style-name="ro1">
          <table:table-cell office:value-type="string" calcext:value-type="string">
            <text:p>speedDebug.vt[205]</text:p>
          </table:table-cell>
          <table:table-cell/>
        </table:table-row>
        <table:table-row table:style-name="ro1">
          <table:table-cell office:value-type="string" calcext:value-type="string">
            <text:p>speedDebug.vt[206]</text:p>
          </table:table-cell>
          <table:table-cell/>
        </table:table-row>
        <table:table-row table:style-name="ro1">
          <table:table-cell office:value-type="string" calcext:value-type="string">
            <text:p>speedDebug.vt[207]</text:p>
          </table:table-cell>
          <table:table-cell/>
        </table:table-row>
        <table:table-row table:style-name="ro1">
          <table:table-cell office:value-type="string" calcext:value-type="string">
            <text:p>speedDebug.vt[208]</text:p>
          </table:table-cell>
          <table:table-cell/>
        </table:table-row>
        <table:table-row table:style-name="ro1">
          <table:table-cell office:value-type="string" calcext:value-type="string">
            <text:p>speedDebug.vt[209]</text:p>
          </table:table-cell>
          <table:table-cell/>
        </table:table-row>
        <table:table-row table:style-name="ro1">
          <table:table-cell office:value-type="string" calcext:value-type="string">
            <text:p>speedDebug.vt[210]</text:p>
          </table:table-cell>
          <table:table-cell/>
        </table:table-row>
        <table:table-row table:style-name="ro1">
          <table:table-cell office:value-type="string" calcext:value-type="string">
            <text:p>speedDebug.vt[211]</text:p>
          </table:table-cell>
          <table:table-cell/>
        </table:table-row>
        <table:table-row table:style-name="ro1">
          <table:table-cell office:value-type="string" calcext:value-type="string">
            <text:p>speedDebug.vt[212]</text:p>
          </table:table-cell>
          <table:table-cell/>
        </table:table-row>
        <table:table-row table:style-name="ro1">
          <table:table-cell office:value-type="string" calcext:value-type="string">
            <text:p>speedDebug.vt[213]</text:p>
          </table:table-cell>
          <table:table-cell/>
        </table:table-row>
        <table:table-row table:style-name="ro1">
          <table:table-cell office:value-type="string" calcext:value-type="string">
            <text:p>speedDebug.vt[214]</text:p>
          </table:table-cell>
          <table:table-cell/>
        </table:table-row>
        <table:table-row table:style-name="ro1">
          <table:table-cell office:value-type="string" calcext:value-type="string">
            <text:p>speedDebug.vt[215]</text:p>
          </table:table-cell>
          <table:table-cell/>
        </table:table-row>
        <table:table-row table:style-name="ro1">
          <table:table-cell office:value-type="string" calcext:value-type="string">
            <text:p>speedDebug.vt[216]</text:p>
          </table:table-cell>
          <table:table-cell/>
        </table:table-row>
        <table:table-row table:style-name="ro1">
          <table:table-cell office:value-type="string" calcext:value-type="string">
            <text:p>speedDebug.vt[217]</text:p>
          </table:table-cell>
          <table:table-cell/>
        </table:table-row>
        <table:table-row table:style-name="ro1">
          <table:table-cell office:value-type="string" calcext:value-type="string">
            <text:p>speedDebug.vt[218]</text:p>
          </table:table-cell>
          <table:table-cell/>
        </table:table-row>
        <table:table-row table:style-name="ro1">
          <table:table-cell office:value-type="string" calcext:value-type="string">
            <text:p>speedDebug.vt[219]</text:p>
          </table:table-cell>
          <table:table-cell/>
        </table:table-row>
        <table:table-row table:style-name="ro1">
          <table:table-cell office:value-type="string" calcext:value-type="string">
            <text:p>speedDebug.vt[220]</text:p>
          </table:table-cell>
          <table:table-cell/>
        </table:table-row>
        <table:table-row table:style-name="ro1">
          <table:table-cell office:value-type="string" calcext:value-type="string">
            <text:p>speedDebug.vt[221]</text:p>
          </table:table-cell>
          <table:table-cell/>
        </table:table-row>
        <table:table-row table:style-name="ro1">
          <table:table-cell office:value-type="string" calcext:value-type="string">
            <text:p>speedDebug.vt[222]</text:p>
          </table:table-cell>
          <table:table-cell/>
        </table:table-row>
        <table:table-row table:style-name="ro1">
          <table:table-cell office:value-type="string" calcext:value-type="string">
            <text:p>speedDebug.vt[223]</text:p>
          </table:table-cell>
          <table:table-cell/>
        </table:table-row>
        <table:table-row table:style-name="ro1">
          <table:table-cell office:value-type="string" calcext:value-type="string">
            <text:p>speedDebug.vt[224]</text:p>
          </table:table-cell>
          <table:table-cell/>
        </table:table-row>
        <table:table-row table:style-name="ro1">
          <table:table-cell office:value-type="string" calcext:value-type="string">
            <text:p>speedDebug.vt[225]</text:p>
          </table:table-cell>
          <table:table-cell/>
        </table:table-row>
        <table:table-row table:style-name="ro1">
          <table:table-cell office:value-type="string" calcext:value-type="string">
            <text:p>speedDebug.vt[226]</text:p>
          </table:table-cell>
          <table:table-cell/>
        </table:table-row>
        <table:table-row table:style-name="ro1">
          <table:table-cell office:value-type="string" calcext:value-type="string">
            <text:p>speedDebug.vt[227]</text:p>
          </table:table-cell>
          <table:table-cell/>
        </table:table-row>
        <table:table-row table:style-name="ro1">
          <table:table-cell office:value-type="string" calcext:value-type="string">
            <text:p>speedDebug.vt[228]</text:p>
          </table:table-cell>
          <table:table-cell/>
        </table:table-row>
        <table:table-row table:style-name="ro1">
          <table:table-cell office:value-type="string" calcext:value-type="string">
            <text:p>speedDebug.vt[229]</text:p>
          </table:table-cell>
          <table:table-cell/>
        </table:table-row>
        <table:table-row table:style-name="ro1">
          <table:table-cell office:value-type="string" calcext:value-type="string">
            <text:p>speedDebug.vt[230]</text:p>
          </table:table-cell>
          <table:table-cell/>
        </table:table-row>
        <table:table-row table:style-name="ro1">
          <table:table-cell office:value-type="string" calcext:value-type="string">
            <text:p>speedDebug.vt[231]</text:p>
          </table:table-cell>
          <table:table-cell/>
        </table:table-row>
        <table:table-row table:style-name="ro1">
          <table:table-cell office:value-type="string" calcext:value-type="string">
            <text:p>speedDebug.vt[232]</text:p>
          </table:table-cell>
          <table:table-cell/>
        </table:table-row>
        <table:table-row table:style-name="ro1">
          <table:table-cell office:value-type="string" calcext:value-type="string">
            <text:p>speedDebug.vt[233]</text:p>
          </table:table-cell>
          <table:table-cell/>
        </table:table-row>
        <table:table-row table:style-name="ro1">
          <table:table-cell office:value-type="string" calcext:value-type="string">
            <text:p>speedDebug.vt[234]</text:p>
          </table:table-cell>
          <table:table-cell/>
        </table:table-row>
        <table:table-row table:style-name="ro1">
          <table:table-cell office:value-type="string" calcext:value-type="string">
            <text:p>speedDebug.vt[235]</text:p>
          </table:table-cell>
          <table:table-cell/>
        </table:table-row>
        <table:table-row table:style-name="ro1">
          <table:table-cell office:value-type="string" calcext:value-type="string">
            <text:p>speedDebug.vt[236]</text:p>
          </table:table-cell>
          <table:table-cell/>
        </table:table-row>
        <table:table-row table:style-name="ro1">
          <table:table-cell office:value-type="string" calcext:value-type="string">
            <text:p>speedDebug.vt[237]</text:p>
          </table:table-cell>
          <table:table-cell/>
        </table:table-row>
        <table:table-row table:style-name="ro1">
          <table:table-cell office:value-type="string" calcext:value-type="string">
            <text:p>speedDebug.vt[238]</text:p>
          </table:table-cell>
          <table:table-cell/>
        </table:table-row>
        <table:table-row table:style-name="ro1">
          <table:table-cell office:value-type="string" calcext:value-type="string">
            <text:p>speedDebug.vt[239]</text:p>
          </table:table-cell>
          <table:table-cell/>
        </table:table-row>
        <table:table-row table:style-name="ro1">
          <table:table-cell office:value-type="string" calcext:value-type="string">
            <text:p>speedDebug.vt[240]</text:p>
          </table:table-cell>
          <table:table-cell/>
        </table:table-row>
        <table:table-row table:style-name="ro1">
          <table:table-cell office:value-type="string" calcext:value-type="string">
            <text:p>speedDebug.vt[241]</text:p>
          </table:table-cell>
          <table:table-cell/>
        </table:table-row>
        <table:table-row table:style-name="ro1">
          <table:table-cell office:value-type="string" calcext:value-type="string">
            <text:p>speedDebug.vt[242]</text:p>
          </table:table-cell>
          <table:table-cell/>
        </table:table-row>
        <table:table-row table:style-name="ro1">
          <table:table-cell office:value-type="string" calcext:value-type="string">
            <text:p>speedDebug.vt[243]</text:p>
          </table:table-cell>
          <table:table-cell/>
        </table:table-row>
        <table:table-row table:style-name="ro1">
          <table:table-cell office:value-type="string" calcext:value-type="string">
            <text:p>speedDebug.vt[244]</text:p>
          </table:table-cell>
          <table:table-cell/>
        </table:table-row>
        <table:table-row table:style-name="ro1">
          <table:table-cell office:value-type="string" calcext:value-type="string">
            <text:p>speedDebug.vt[245]</text:p>
          </table:table-cell>
          <table:table-cell/>
        </table:table-row>
        <table:table-row table:style-name="ro1">
          <table:table-cell office:value-type="string" calcext:value-type="string">
            <text:p>speedDebug.vt[246]</text:p>
          </table:table-cell>
          <table:table-cell/>
        </table:table-row>
        <table:table-row table:style-name="ro1">
          <table:table-cell office:value-type="string" calcext:value-type="string">
            <text:p>speedDebug.vt[247]</text:p>
          </table:table-cell>
          <table:table-cell/>
        </table:table-row>
        <table:table-row table:style-name="ro1">
          <table:table-cell office:value-type="string" calcext:value-type="string">
            <text:p>speedDebug.vt[248]</text:p>
          </table:table-cell>
          <table:table-cell/>
        </table:table-row>
        <table:table-row table:style-name="ro1">
          <table:table-cell office:value-type="string" calcext:value-type="string">
            <text:p>speedDebug.vt[249]</text:p>
          </table:table-cell>
          <table:table-cell/>
        </table:table-row>
        <table:table-row table:style-name="ro1">
          <table:table-cell office:value-type="string" calcext:value-type="string">
            <text:p>speedDebug.vt[250]</text:p>
          </table:table-cell>
          <table:table-cell/>
        </table:table-row>
        <table:table-row table:style-name="ro1">
          <table:table-cell office:value-type="string" calcext:value-type="string">
            <text:p>speedDebug.vt[251]</text:p>
          </table:table-cell>
          <table:table-cell/>
        </table:table-row>
        <table:table-row table:style-name="ro1">
          <table:table-cell office:value-type="string" calcext:value-type="string">
            <text:p>speedDebug.vt[252]</text:p>
          </table:table-cell>
          <table:table-cell/>
        </table:table-row>
        <table:table-row table:style-name="ro1">
          <table:table-cell office:value-type="string" calcext:value-type="string">
            <text:p>speedDebug.vt[253]</text:p>
          </table:table-cell>
          <table:table-cell/>
        </table:table-row>
        <table:table-row table:style-name="ro1">
          <table:table-cell office:value-type="string" calcext:value-type="string">
            <text:p>speedDebug.vt[254]</text:p>
          </table:table-cell>
          <table:table-cell/>
        </table:table-row>
        <table:table-row table:style-name="ro1">
          <table:table-cell office:value-type="string" calcext:value-type="string">
            <text:p>speedDebug.vt[255]</text:p>
          </table:table-cell>
          <table:table-cell/>
        </table:table-row>
        <table:table-row table:style-name="ro1">
          <table:table-cell office:value-type="string" calcext:value-type="string">
            <text:p>speedDebug.vt[256]</text:p>
          </table:table-cell>
          <table:table-cell/>
        </table:table-row>
        <table:table-row table:style-name="ro1">
          <table:table-cell office:value-type="string" calcext:value-type="string">
            <text:p>speedDebug.vt[257]</text:p>
          </table:table-cell>
          <table:table-cell/>
        </table:table-row>
        <table:table-row table:style-name="ro1">
          <table:table-cell office:value-type="string" calcext:value-type="string">
            <text:p>speedDebug.vt[258]</text:p>
          </table:table-cell>
          <table:table-cell/>
        </table:table-row>
        <table:table-row table:style-name="ro1">
          <table:table-cell office:value-type="string" calcext:value-type="string">
            <text:p>speedDebug.vt[259]</text:p>
          </table:table-cell>
          <table:table-cell/>
        </table:table-row>
        <table:table-row table:style-name="ro1">
          <table:table-cell office:value-type="string" calcext:value-type="string">
            <text:p>speedDebug.vt[260]</text:p>
          </table:table-cell>
          <table:table-cell/>
        </table:table-row>
        <table:table-row table:style-name="ro1">
          <table:table-cell office:value-type="string" calcext:value-type="string">
            <text:p>speedDebug.vt[261]</text:p>
          </table:table-cell>
          <table:table-cell/>
        </table:table-row>
        <table:table-row table:style-name="ro1">
          <table:table-cell office:value-type="string" calcext:value-type="string">
            <text:p>speedDebug.vt[262]</text:p>
          </table:table-cell>
          <table:table-cell/>
        </table:table-row>
        <table:table-row table:style-name="ro1">
          <table:table-cell office:value-type="string" calcext:value-type="string">
            <text:p>speedDebug.vt[263]</text:p>
          </table:table-cell>
          <table:table-cell/>
        </table:table-row>
        <table:table-row table:style-name="ro1">
          <table:table-cell office:value-type="string" calcext:value-type="string">
            <text:p>speedDebug.vt[264]</text:p>
          </table:table-cell>
          <table:table-cell/>
        </table:table-row>
        <table:table-row table:style-name="ro1">
          <table:table-cell office:value-type="string" calcext:value-type="string">
            <text:p>speedDebug.vt[265]</text:p>
          </table:table-cell>
          <table:table-cell/>
        </table:table-row>
        <table:table-row table:style-name="ro1">
          <table:table-cell office:value-type="string" calcext:value-type="string">
            <text:p>speedDebug.vt[266]</text:p>
          </table:table-cell>
          <table:table-cell/>
        </table:table-row>
        <table:table-row table:style-name="ro1">
          <table:table-cell office:value-type="string" calcext:value-type="string">
            <text:p>speedDebug.vt[267]</text:p>
          </table:table-cell>
          <table:table-cell/>
        </table:table-row>
        <table:table-row table:style-name="ro1">
          <table:table-cell office:value-type="string" calcext:value-type="string">
            <text:p>speedDebug.vt[268]</text:p>
          </table:table-cell>
          <table:table-cell/>
        </table:table-row>
        <table:table-row table:style-name="ro1">
          <table:table-cell office:value-type="string" calcext:value-type="string">
            <text:p>speedDebug.vt[269]</text:p>
          </table:table-cell>
          <table:table-cell/>
        </table:table-row>
        <table:table-row table:style-name="ro1">
          <table:table-cell office:value-type="string" calcext:value-type="string">
            <text:p>speedDebug.vt[270]</text:p>
          </table:table-cell>
          <table:table-cell/>
        </table:table-row>
        <table:table-row table:style-name="ro1">
          <table:table-cell office:value-type="string" calcext:value-type="string">
            <text:p>speedDebug.vt[271]</text:p>
          </table:table-cell>
          <table:table-cell/>
        </table:table-row>
        <table:table-row table:style-name="ro1">
          <table:table-cell office:value-type="string" calcext:value-type="string">
            <text:p>speedDebug.vt[272]</text:p>
          </table:table-cell>
          <table:table-cell/>
        </table:table-row>
        <table:table-row table:style-name="ro1">
          <table:table-cell office:value-type="string" calcext:value-type="string">
            <text:p>speedDebug.vt[273]</text:p>
          </table:table-cell>
          <table:table-cell/>
        </table:table-row>
        <table:table-row table:style-name="ro1">
          <table:table-cell office:value-type="string" calcext:value-type="string">
            <text:p>speedDebug.vt[274]</text:p>
          </table:table-cell>
          <table:table-cell/>
        </table:table-row>
        <table:table-row table:style-name="ro1">
          <table:table-cell office:value-type="string" calcext:value-type="string">
            <text:p>speedDebug.vt[275]</text:p>
          </table:table-cell>
          <table:table-cell/>
        </table:table-row>
        <table:table-row table:style-name="ro1">
          <table:table-cell office:value-type="string" calcext:value-type="string">
            <text:p>speedDebug.vt[276]</text:p>
          </table:table-cell>
          <table:table-cell/>
        </table:table-row>
        <table:table-row table:style-name="ro1">
          <table:table-cell office:value-type="string" calcext:value-type="string">
            <text:p>speedDebug.vt[277]</text:p>
          </table:table-cell>
          <table:table-cell/>
        </table:table-row>
        <table:table-row table:style-name="ro1">
          <table:table-cell office:value-type="string" calcext:value-type="string">
            <text:p>speedDebug.vt[278]</text:p>
          </table:table-cell>
          <table:table-cell/>
        </table:table-row>
        <table:table-row table:style-name="ro1">
          <table:table-cell office:value-type="string" calcext:value-type="string">
            <text:p>speedDebug.vt[279]</text:p>
          </table:table-cell>
          <table:table-cell/>
        </table:table-row>
        <table:table-row table:style-name="ro1">
          <table:table-cell office:value-type="string" calcext:value-type="string">
            <text:p>speedDebug.vt[280]</text:p>
          </table:table-cell>
          <table:table-cell/>
        </table:table-row>
        <table:table-row table:style-name="ro1">
          <table:table-cell office:value-type="string" calcext:value-type="string">
            <text:p>speedDebug.vt[281]</text:p>
          </table:table-cell>
          <table:table-cell/>
        </table:table-row>
        <table:table-row table:style-name="ro1">
          <table:table-cell office:value-type="string" calcext:value-type="string">
            <text:p>speedDebug.vt[282]</text:p>
          </table:table-cell>
          <table:table-cell/>
        </table:table-row>
        <table:table-row table:style-name="ro1">
          <table:table-cell office:value-type="string" calcext:value-type="string">
            <text:p>speedDebug.vt[283]</text:p>
          </table:table-cell>
          <table:table-cell/>
        </table:table-row>
        <table:table-row table:style-name="ro1">
          <table:table-cell office:value-type="string" calcext:value-type="string">
            <text:p>speedDebug.vt[284]</text:p>
          </table:table-cell>
          <table:table-cell/>
        </table:table-row>
        <table:table-row table:style-name="ro1">
          <table:table-cell office:value-type="string" calcext:value-type="string">
            <text:p>speedDebug.vt[285]</text:p>
          </table:table-cell>
          <table:table-cell/>
        </table:table-row>
        <table:table-row table:style-name="ro1">
          <table:table-cell office:value-type="string" calcext:value-type="string">
            <text:p>speedDebug.vt[286]</text:p>
          </table:table-cell>
          <table:table-cell/>
        </table:table-row>
        <table:table-row table:style-name="ro1">
          <table:table-cell office:value-type="string" calcext:value-type="string">
            <text:p>speedDebug.vt[287]</text:p>
          </table:table-cell>
          <table:table-cell/>
        </table:table-row>
        <table:table-row table:style-name="ro1">
          <table:table-cell office:value-type="string" calcext:value-type="string">
            <text:p>speedDebug.vt[288]</text:p>
          </table:table-cell>
          <table:table-cell/>
        </table:table-row>
        <table:table-row table:style-name="ro1">
          <table:table-cell office:value-type="string" calcext:value-type="string">
            <text:p>speedDebug.vt[289]</text:p>
          </table:table-cell>
          <table:table-cell/>
        </table:table-row>
        <table:table-row table:style-name="ro1">
          <table:table-cell office:value-type="string" calcext:value-type="string">
            <text:p>speedDebug.vt[290]</text:p>
          </table:table-cell>
          <table:table-cell/>
        </table:table-row>
        <table:table-row table:style-name="ro1">
          <table:table-cell office:value-type="string" calcext:value-type="string">
            <text:p>speedDebug.vt[291]</text:p>
          </table:table-cell>
          <table:table-cell/>
        </table:table-row>
        <table:table-row table:style-name="ro1">
          <table:table-cell office:value-type="string" calcext:value-type="string">
            <text:p>speedDebug.vt[292]</text:p>
          </table:table-cell>
          <table:table-cell/>
        </table:table-row>
        <table:table-row table:style-name="ro1">
          <table:table-cell office:value-type="string" calcext:value-type="string">
            <text:p>speedDebug.vt[293]</text:p>
          </table:table-cell>
          <table:table-cell/>
        </table:table-row>
        <table:table-row table:style-name="ro1">
          <table:table-cell office:value-type="string" calcext:value-type="string">
            <text:p>speedDebug.vt[294]</text:p>
          </table:table-cell>
          <table:table-cell/>
        </table:table-row>
        <table:table-row table:style-name="ro1">
          <table:table-cell office:value-type="string" calcext:value-type="string">
            <text:p>speedDebug.vt[295]</text:p>
          </table:table-cell>
          <table:table-cell/>
        </table:table-row>
        <table:table-row table:style-name="ro1">
          <table:table-cell office:value-type="string" calcext:value-type="string">
            <text:p>speedDebug.vt[296]</text:p>
          </table:table-cell>
          <table:table-cell/>
        </table:table-row>
        <table:table-row table:style-name="ro1">
          <table:table-cell office:value-type="string" calcext:value-type="string">
            <text:p>speedDebug.vt[297]</text:p>
          </table:table-cell>
          <table:table-cell/>
        </table:table-row>
        <table:table-row table:style-name="ro1">
          <table:table-cell office:value-type="string" calcext:value-type="string">
            <text:p>speedDebug.vt[298]</text:p>
          </table:table-cell>
          <table:table-cell/>
        </table:table-row>
        <table:table-row table:style-name="ro1">
          <table:table-cell office:value-type="string" calcext:value-type="string">
            <text:p>speedDebug.vt[299]</text:p>
          </table:table-cell>
          <table:table-cell/>
        </table:table-row>
        <table:table-row table:style-name="ro1">
          <table:table-cell office:value-type="string" calcext:value-type="string">
            <text:p>speedDebug.vt[300]</text:p>
          </table:table-cell>
          <table:table-cell/>
        </table:table-row>
        <table:table-row table:style-name="ro1">
          <table:table-cell office:value-type="string" calcext:value-type="string">
            <text:p>speedDebug.vt[301]</text:p>
          </table:table-cell>
          <table:table-cell/>
        </table:table-row>
        <table:table-row table:style-name="ro1">
          <table:table-cell office:value-type="string" calcext:value-type="string">
            <text:p>speedDebug.vt[302]</text:p>
          </table:table-cell>
          <table:table-cell/>
        </table:table-row>
        <table:table-row table:style-name="ro1">
          <table:table-cell office:value-type="string" calcext:value-type="string">
            <text:p>speedDebug.vt[303]</text:p>
          </table:table-cell>
          <table:table-cell/>
        </table:table-row>
        <table:table-row table:style-name="ro1">
          <table:table-cell office:value-type="string" calcext:value-type="string">
            <text:p>speedDebug.vt[304]</text:p>
          </table:table-cell>
          <table:table-cell/>
        </table:table-row>
        <table:table-row table:style-name="ro1">
          <table:table-cell office:value-type="string" calcext:value-type="string">
            <text:p>speedDebug.vt[305]</text:p>
          </table:table-cell>
          <table:table-cell/>
        </table:table-row>
        <table:table-row table:style-name="ro1">
          <table:table-cell office:value-type="string" calcext:value-type="string">
            <text:p>speedDebug.vt[306]</text:p>
          </table:table-cell>
          <table:table-cell/>
        </table:table-row>
        <table:table-row table:style-name="ro1">
          <table:table-cell office:value-type="string" calcext:value-type="string">
            <text:p>speedDebug.vt[307]</text:p>
          </table:table-cell>
          <table:table-cell/>
        </table:table-row>
        <table:table-row table:style-name="ro1">
          <table:table-cell office:value-type="string" calcext:value-type="string">
            <text:p>speedDebug.vt[308]</text:p>
          </table:table-cell>
          <table:table-cell/>
        </table:table-row>
        <table:table-row table:style-name="ro1">
          <table:table-cell office:value-type="string" calcext:value-type="string">
            <text:p>speedDebug.vt[309]</text:p>
          </table:table-cell>
          <table:table-cell/>
        </table:table-row>
        <table:table-row table:style-name="ro1">
          <table:table-cell office:value-type="string" calcext:value-type="string">
            <text:p>speedDebug.vt[310]</text:p>
          </table:table-cell>
          <table:table-cell/>
        </table:table-row>
        <table:table-row table:style-name="ro1">
          <table:table-cell office:value-type="string" calcext:value-type="string">
            <text:p>speedDebug.vt[311]</text:p>
          </table:table-cell>
          <table:table-cell/>
        </table:table-row>
        <table:table-row table:style-name="ro1">
          <table:table-cell office:value-type="string" calcext:value-type="string">
            <text:p>speedDebug.vt[312]</text:p>
          </table:table-cell>
          <table:table-cell/>
        </table:table-row>
        <table:table-row table:style-name="ro1">
          <table:table-cell office:value-type="string" calcext:value-type="string">
            <text:p>speedDebug.vt[313]</text:p>
          </table:table-cell>
          <table:table-cell/>
        </table:table-row>
        <table:table-row table:style-name="ro1">
          <table:table-cell office:value-type="string" calcext:value-type="string">
            <text:p>speedDebug.vt[314]</text:p>
          </table:table-cell>
          <table:table-cell/>
        </table:table-row>
        <table:table-row table:style-name="ro1">
          <table:table-cell office:value-type="string" calcext:value-type="string">
            <text:p>speedDebug.vt[315]</text:p>
          </table:table-cell>
          <table:table-cell/>
        </table:table-row>
        <table:table-row table:style-name="ro1">
          <table:table-cell office:value-type="string" calcext:value-type="string">
            <text:p>speedDebug.vt[316]</text:p>
          </table:table-cell>
          <table:table-cell/>
        </table:table-row>
        <table:table-row table:style-name="ro1">
          <table:table-cell office:value-type="string" calcext:value-type="string">
            <text:p>speedDebug.vt[317]</text:p>
          </table:table-cell>
          <table:table-cell/>
        </table:table-row>
        <table:table-row table:style-name="ro1">
          <table:table-cell office:value-type="string" calcext:value-type="string">
            <text:p>speedDebug.vt[318]</text:p>
          </table:table-cell>
          <table:table-cell/>
        </table:table-row>
        <table:table-row table:style-name="ro1">
          <table:table-cell office:value-type="string" calcext:value-type="string">
            <text:p>speedDebug.vt[319]</text:p>
          </table:table-cell>
          <table:table-cell/>
        </table:table-row>
        <table:table-row table:style-name="ro1">
          <table:table-cell office:value-type="string" calcext:value-type="string">
            <text:p>speedDebug.vt[320]</text:p>
          </table:table-cell>
          <table:table-cell/>
        </table:table-row>
        <table:table-row table:style-name="ro1">
          <table:table-cell office:value-type="string" calcext:value-type="string">
            <text:p>speedDebug.vt[321]</text:p>
          </table:table-cell>
          <table:table-cell/>
        </table:table-row>
        <table:table-row table:style-name="ro1">
          <table:table-cell office:value-type="string" calcext:value-type="string">
            <text:p>speedDebug.vt[322]</text:p>
          </table:table-cell>
          <table:table-cell/>
        </table:table-row>
        <table:table-row table:style-name="ro1">
          <table:table-cell office:value-type="string" calcext:value-type="string">
            <text:p>speedDebug.vt[323]</text:p>
          </table:table-cell>
          <table:table-cell/>
        </table:table-row>
        <table:table-row table:style-name="ro1">
          <table:table-cell office:value-type="string" calcext:value-type="string">
            <text:p>speedDebug.vt[324]</text:p>
          </table:table-cell>
          <table:table-cell/>
        </table:table-row>
        <table:table-row table:style-name="ro1">
          <table:table-cell office:value-type="string" calcext:value-type="string">
            <text:p>speedDebug.vt[325]</text:p>
          </table:table-cell>
          <table:table-cell/>
        </table:table-row>
        <table:table-row table:style-name="ro1">
          <table:table-cell office:value-type="string" calcext:value-type="string">
            <text:p>speedDebug.vt[326]</text:p>
          </table:table-cell>
          <table:table-cell/>
        </table:table-row>
        <table:table-row table:style-name="ro1">
          <table:table-cell office:value-type="string" calcext:value-type="string">
            <text:p>speedDebug.vt[327]</text:p>
          </table:table-cell>
          <table:table-cell/>
        </table:table-row>
        <table:table-row table:style-name="ro1">
          <table:table-cell office:value-type="string" calcext:value-type="string">
            <text:p>speedDebug.vt[328]</text:p>
          </table:table-cell>
          <table:table-cell/>
        </table:table-row>
        <table:table-row table:style-name="ro1">
          <table:table-cell office:value-type="string" calcext:value-type="string">
            <text:p>speedDebug.vt[329]</text:p>
          </table:table-cell>
          <table:table-cell/>
        </table:table-row>
        <table:table-row table:style-name="ro1">
          <table:table-cell office:value-type="string" calcext:value-type="string">
            <text:p>speedDebug.vt[330]</text:p>
          </table:table-cell>
          <table:table-cell/>
        </table:table-row>
        <table:table-row table:style-name="ro1">
          <table:table-cell office:value-type="string" calcext:value-type="string">
            <text:p>speedDebug.vt[331]</text:p>
          </table:table-cell>
          <table:table-cell/>
        </table:table-row>
        <table:table-row table:style-name="ro1">
          <table:table-cell office:value-type="string" calcext:value-type="string">
            <text:p>speedDebug.vt[332]</text:p>
          </table:table-cell>
          <table:table-cell/>
        </table:table-row>
        <table:table-row table:style-name="ro1">
          <table:table-cell office:value-type="string" calcext:value-type="string">
            <text:p>speedDebug.vt[333]</text:p>
          </table:table-cell>
          <table:table-cell/>
        </table:table-row>
        <table:table-row table:style-name="ro1">
          <table:table-cell office:value-type="string" calcext:value-type="string">
            <text:p>speedDebug.vt[334]</text:p>
          </table:table-cell>
          <table:table-cell/>
        </table:table-row>
        <table:table-row table:style-name="ro1">
          <table:table-cell office:value-type="string" calcext:value-type="string">
            <text:p>speedDebug.vt[335]</text:p>
          </table:table-cell>
          <table:table-cell/>
        </table:table-row>
        <table:table-row table:style-name="ro1">
          <table:table-cell office:value-type="string" calcext:value-type="string">
            <text:p>speedDebug.vt[336]</text:p>
          </table:table-cell>
          <table:table-cell/>
        </table:table-row>
        <table:table-row table:style-name="ro1">
          <table:table-cell office:value-type="string" calcext:value-type="string">
            <text:p>speedDebug.vt[337]</text:p>
          </table:table-cell>
          <table:table-cell/>
        </table:table-row>
        <table:table-row table:style-name="ro1">
          <table:table-cell office:value-type="string" calcext:value-type="string">
            <text:p>speedDebug.vt[338]</text:p>
          </table:table-cell>
          <table:table-cell/>
        </table:table-row>
        <table:table-row table:style-name="ro1">
          <table:table-cell office:value-type="string" calcext:value-type="string">
            <text:p>speedDebug.vt[339]</text:p>
          </table:table-cell>
          <table:table-cell/>
        </table:table-row>
        <table:table-row table:style-name="ro1">
          <table:table-cell office:value-type="string" calcext:value-type="string">
            <text:p>speedDebug.vt[340]</text:p>
          </table:table-cell>
          <table:table-cell/>
        </table:table-row>
        <table:table-row table:style-name="ro1">
          <table:table-cell office:value-type="string" calcext:value-type="string">
            <text:p>speedDebug.vt[341]</text:p>
          </table:table-cell>
          <table:table-cell/>
        </table:table-row>
        <table:table-row table:style-name="ro1">
          <table:table-cell office:value-type="string" calcext:value-type="string">
            <text:p>speedDebug.vt[342]</text:p>
          </table:table-cell>
          <table:table-cell/>
        </table:table-row>
        <table:table-row table:style-name="ro1">
          <table:table-cell office:value-type="string" calcext:value-type="string">
            <text:p>speedDebug.vt[343]</text:p>
          </table:table-cell>
          <table:table-cell/>
        </table:table-row>
        <table:table-row table:style-name="ro1">
          <table:table-cell office:value-type="string" calcext:value-type="string">
            <text:p>speedDebug.vt[344]</text:p>
          </table:table-cell>
          <table:table-cell/>
        </table:table-row>
        <table:table-row table:style-name="ro1">
          <table:table-cell office:value-type="string" calcext:value-type="string">
            <text:p>speedDebug.vt[345]</text:p>
          </table:table-cell>
          <table:table-cell/>
        </table:table-row>
        <table:table-row table:style-name="ro1">
          <table:table-cell office:value-type="string" calcext:value-type="string">
            <text:p>speedDebug.vt[346]</text:p>
          </table:table-cell>
          <table:table-cell/>
        </table:table-row>
        <table:table-row table:style-name="ro1">
          <table:table-cell office:value-type="string" calcext:value-type="string">
            <text:p>speedDebug.vt[347]</text:p>
          </table:table-cell>
          <table:table-cell/>
        </table:table-row>
        <table:table-row table:style-name="ro1">
          <table:table-cell office:value-type="string" calcext:value-type="string">
            <text:p>speedDebug.vt[348]</text:p>
          </table:table-cell>
          <table:table-cell/>
        </table:table-row>
        <table:table-row table:style-name="ro1">
          <table:table-cell office:value-type="string" calcext:value-type="string">
            <text:p>speedDebug.vt[349]</text:p>
          </table:table-cell>
          <table:table-cell/>
        </table:table-row>
        <table:table-row table:style-name="ro1">
          <table:table-cell office:value-type="string" calcext:value-type="string">
            <text:p>speedDebug.vt[350]</text:p>
          </table:table-cell>
          <table:table-cell/>
        </table:table-row>
        <table:table-row table:style-name="ro1">
          <table:table-cell office:value-type="string" calcext:value-type="string">
            <text:p>speedDebug.vt[351]</text:p>
          </table:table-cell>
          <table:table-cell/>
        </table:table-row>
        <table:table-row table:style-name="ro1">
          <table:table-cell office:value-type="string" calcext:value-type="string">
            <text:p>speedDebug.vt[352]</text:p>
          </table:table-cell>
          <table:table-cell/>
        </table:table-row>
        <table:table-row table:style-name="ro1">
          <table:table-cell office:value-type="string" calcext:value-type="string">
            <text:p>speedDebug.vt[353]</text:p>
          </table:table-cell>
          <table:table-cell/>
        </table:table-row>
        <table:table-row table:style-name="ro1">
          <table:table-cell office:value-type="string" calcext:value-type="string">
            <text:p>speedDebug.vt[354]</text:p>
          </table:table-cell>
          <table:table-cell/>
        </table:table-row>
        <table:table-row table:style-name="ro1">
          <table:table-cell office:value-type="string" calcext:value-type="string">
            <text:p>speedDebug.vt[355]</text:p>
          </table:table-cell>
          <table:table-cell/>
        </table:table-row>
        <table:table-row table:style-name="ro1">
          <table:table-cell office:value-type="string" calcext:value-type="string">
            <text:p>speedDebug.vt[356]</text:p>
          </table:table-cell>
          <table:table-cell/>
        </table:table-row>
        <table:table-row table:style-name="ro1">
          <table:table-cell office:value-type="string" calcext:value-type="string">
            <text:p>speedDebug.vt[357]</text:p>
          </table:table-cell>
          <table:table-cell/>
        </table:table-row>
        <table:table-row table:style-name="ro1">
          <table:table-cell office:value-type="string" calcext:value-type="string">
            <text:p>speedDebug.vt[358]</text:p>
          </table:table-cell>
          <table:table-cell/>
        </table:table-row>
        <table:table-row table:style-name="ro1">
          <table:table-cell office:value-type="string" calcext:value-type="string">
            <text:p>speedDebug.vt[359]</text:p>
          </table:table-cell>
          <table:table-cell/>
        </table:table-row>
        <table:table-row table:style-name="ro1">
          <table:table-cell office:value-type="string" calcext:value-type="string">
            <text:p>speedDebug.vt[360]</text:p>
          </table:table-cell>
          <table:table-cell/>
        </table:table-row>
        <table:table-row table:style-name="ro1">
          <table:table-cell office:value-type="string" calcext:value-type="string">
            <text:p>speedDebug.vt[361]</text:p>
          </table:table-cell>
          <table:table-cell/>
        </table:table-row>
        <table:table-row table:style-name="ro1">
          <table:table-cell office:value-type="string" calcext:value-type="string">
            <text:p>speedDebug.vt[362]</text:p>
          </table:table-cell>
          <table:table-cell/>
        </table:table-row>
        <table:table-row table:style-name="ro1">
          <table:table-cell office:value-type="string" calcext:value-type="string">
            <text:p>speedDebug.vt[363]</text:p>
          </table:table-cell>
          <table:table-cell/>
        </table:table-row>
        <table:table-row table:style-name="ro1">
          <table:table-cell office:value-type="string" calcext:value-type="string">
            <text:p>speedDebug.vt[364]</text:p>
          </table:table-cell>
          <table:table-cell/>
        </table:table-row>
        <table:table-row table:style-name="ro1">
          <table:table-cell office:value-type="string" calcext:value-type="string">
            <text:p>speedDebug.vt[365]</text:p>
          </table:table-cell>
          <table:table-cell/>
        </table:table-row>
        <table:table-row table:style-name="ro1">
          <table:table-cell office:value-type="string" calcext:value-type="string">
            <text:p>speedDebug.vt[366]</text:p>
          </table:table-cell>
          <table:table-cell/>
        </table:table-row>
        <table:table-row table:style-name="ro1">
          <table:table-cell office:value-type="string" calcext:value-type="string">
            <text:p>speedDebug.vt[367]</text:p>
          </table:table-cell>
          <table:table-cell/>
        </table:table-row>
        <table:table-row table:style-name="ro1">
          <table:table-cell office:value-type="string" calcext:value-type="string">
            <text:p>speedDebug.vt[368]</text:p>
          </table:table-cell>
          <table:table-cell/>
        </table:table-row>
        <table:table-row table:style-name="ro1">
          <table:table-cell office:value-type="string" calcext:value-type="string">
            <text:p>speedDebug.vt[369]</text:p>
          </table:table-cell>
          <table:table-cell/>
        </table:table-row>
        <table:table-row table:style-name="ro1">
          <table:table-cell office:value-type="string" calcext:value-type="string">
            <text:p>speedDebug.vt[370]</text:p>
          </table:table-cell>
          <table:table-cell/>
        </table:table-row>
        <table:table-row table:style-name="ro1">
          <table:table-cell office:value-type="string" calcext:value-type="string">
            <text:p>speedDebug.vt[371]</text:p>
          </table:table-cell>
          <table:table-cell/>
        </table:table-row>
        <table:table-row table:style-name="ro1">
          <table:table-cell office:value-type="string" calcext:value-type="string">
            <text:p>speedDebug.vt[372]</text:p>
          </table:table-cell>
          <table:table-cell/>
        </table:table-row>
        <table:table-row table:style-name="ro1">
          <table:table-cell office:value-type="string" calcext:value-type="string">
            <text:p>speedDebug.vt[373]</text:p>
          </table:table-cell>
          <table:table-cell/>
        </table:table-row>
        <table:table-row table:style-name="ro1">
          <table:table-cell office:value-type="string" calcext:value-type="string">
            <text:p>speedDebug.vt[374]</text:p>
          </table:table-cell>
          <table:table-cell/>
        </table:table-row>
        <table:table-row table:style-name="ro1">
          <table:table-cell office:value-type="string" calcext:value-type="string">
            <text:p>speedDebug.vt[375]</text:p>
          </table:table-cell>
          <table:table-cell/>
        </table:table-row>
        <table:table-row table:style-name="ro1">
          <table:table-cell office:value-type="string" calcext:value-type="string">
            <text:p>speedDebug.vt[376]</text:p>
          </table:table-cell>
          <table:table-cell/>
        </table:table-row>
        <table:table-row table:style-name="ro1">
          <table:table-cell office:value-type="string" calcext:value-type="string">
            <text:p>speedDebug.vt[377]</text:p>
          </table:table-cell>
          <table:table-cell/>
        </table:table-row>
        <table:table-row table:style-name="ro1">
          <table:table-cell office:value-type="string" calcext:value-type="string">
            <text:p>speedDebug.vt[378]</text:p>
          </table:table-cell>
          <table:table-cell/>
        </table:table-row>
        <table:table-row table:style-name="ro1">
          <table:table-cell office:value-type="string" calcext:value-type="string">
            <text:p>speedDebug.vt[379]</text:p>
          </table:table-cell>
          <table:table-cell/>
        </table:table-row>
        <table:table-row table:style-name="ro1">
          <table:table-cell office:value-type="string" calcext:value-type="string">
            <text:p>speedDebug.vt[380]</text:p>
          </table:table-cell>
          <table:table-cell/>
        </table:table-row>
        <table:table-row table:style-name="ro1">
          <table:table-cell office:value-type="string" calcext:value-type="string">
            <text:p>speedDebug.vt[381]</text:p>
          </table:table-cell>
          <table:table-cell/>
        </table:table-row>
        <table:table-row table:style-name="ro1">
          <table:table-cell office:value-type="string" calcext:value-type="string">
            <text:p>speedDebug.vt[382]</text:p>
          </table:table-cell>
          <table:table-cell/>
        </table:table-row>
        <table:table-row table:style-name="ro1">
          <table:table-cell office:value-type="string" calcext:value-type="string">
            <text:p>speedDebug.vt[383]</text:p>
          </table:table-cell>
          <table:table-cell/>
        </table:table-row>
        <table:table-row table:style-name="ro1">
          <table:table-cell office:value-type="string" calcext:value-type="string">
            <text:p>speedDebug.vt[384]</text:p>
          </table:table-cell>
          <table:table-cell/>
        </table:table-row>
        <table:table-row table:style-name="ro1">
          <table:table-cell office:value-type="string" calcext:value-type="string">
            <text:p>speedDebug.vt[385]</text:p>
          </table:table-cell>
          <table:table-cell/>
        </table:table-row>
        <table:table-row table:style-name="ro1">
          <table:table-cell office:value-type="string" calcext:value-type="string">
            <text:p>speedDebug.vt[386]</text:p>
          </table:table-cell>
          <table:table-cell/>
        </table:table-row>
        <table:table-row table:style-name="ro1">
          <table:table-cell office:value-type="string" calcext:value-type="string">
            <text:p>speedDebug.vt[387]</text:p>
          </table:table-cell>
          <table:table-cell/>
        </table:table-row>
        <table:table-row table:style-name="ro1">
          <table:table-cell office:value-type="string" calcext:value-type="string">
            <text:p>speedDebug.vt[388]</text:p>
          </table:table-cell>
          <table:table-cell/>
        </table:table-row>
        <table:table-row table:style-name="ro1">
          <table:table-cell office:value-type="string" calcext:value-type="string">
            <text:p>speedDebug.vt[389]</text:p>
          </table:table-cell>
          <table:table-cell/>
        </table:table-row>
        <table:table-row table:style-name="ro1">
          <table:table-cell office:value-type="string" calcext:value-type="string">
            <text:p>speedDebug.vt[390]</text:p>
          </table:table-cell>
          <table:table-cell/>
        </table:table-row>
        <table:table-row table:style-name="ro1">
          <table:table-cell office:value-type="string" calcext:value-type="string">
            <text:p>speedDebug.vt[391]</text:p>
          </table:table-cell>
          <table:table-cell/>
        </table:table-row>
        <table:table-row table:style-name="ro1">
          <table:table-cell office:value-type="string" calcext:value-type="string">
            <text:p>speedDebug.vt[392]</text:p>
          </table:table-cell>
          <table:table-cell/>
        </table:table-row>
        <table:table-row table:style-name="ro1">
          <table:table-cell office:value-type="string" calcext:value-type="string">
            <text:p>speedDebug.vt[393]</text:p>
          </table:table-cell>
          <table:table-cell/>
        </table:table-row>
        <table:table-row table:style-name="ro1">
          <table:table-cell office:value-type="string" calcext:value-type="string">
            <text:p>speedDebug.vt[394]</text:p>
          </table:table-cell>
          <table:table-cell/>
        </table:table-row>
        <table:table-row table:style-name="ro1">
          <table:table-cell office:value-type="string" calcext:value-type="string">
            <text:p>speedDebug.vt[395]</text:p>
          </table:table-cell>
          <table:table-cell/>
        </table:table-row>
        <table:table-row table:style-name="ro1">
          <table:table-cell office:value-type="string" calcext:value-type="string">
            <text:p>speedDebug.vt[396]</text:p>
          </table:table-cell>
          <table:table-cell/>
        </table:table-row>
        <table:table-row table:style-name="ro1">
          <table:table-cell office:value-type="string" calcext:value-type="string">
            <text:p>speedDebug.vt[397]</text:p>
          </table:table-cell>
          <table:table-cell/>
        </table:table-row>
        <table:table-row table:style-name="ro1">
          <table:table-cell office:value-type="string" calcext:value-type="string">
            <text:p>speedDebug.vt[398]</text:p>
          </table:table-cell>
          <table:table-cell/>
        </table:table-row>
        <table:table-row table:style-name="ro1">
          <table:table-cell office:value-type="string" calcext:value-type="string">
            <text:p>speedDebug.vt[399]</text:p>
          </table:table-cell>
          <table:table-cell/>
        </table:table-row>
        <table:table-row table:style-name="ro1">
          <table:table-cell office:value-type="string" calcext:value-type="string">
            <text:p>speedDebug.cons_v[0]</text:p>
          </table:table-cell>
          <table:table-cell/>
        </table:table-row>
        <table:table-row table:style-name="ro1">
          <table:table-cell office:value-type="string" calcext:value-type="string">
            <text:p>speedDebug.cons_v[1]</text:p>
          </table:table-cell>
          <table:table-cell/>
        </table:table-row>
        <table:table-row table:style-name="ro1">
          <table:table-cell office:value-type="string" calcext:value-type="string">
            <text:p>speedDebug.cons_v[2]</text:p>
          </table:table-cell>
          <table:table-cell/>
        </table:table-row>
        <table:table-row table:style-name="ro1">
          <table:table-cell office:value-type="string" calcext:value-type="string">
            <text:p>speedDebug.cons_v[3]</text:p>
          </table:table-cell>
          <table:table-cell/>
        </table:table-row>
        <table:table-row table:style-name="ro1">
          <table:table-cell office:value-type="string" calcext:value-type="string">
            <text:p>speedDebug.cons_v[4]</text:p>
          </table:table-cell>
          <table:table-cell/>
        </table:table-row>
        <table:table-row table:style-name="ro1">
          <table:table-cell office:value-type="string" calcext:value-type="string">
            <text:p>speedDebug.cons_v[5]</text:p>
          </table:table-cell>
          <table:table-cell/>
        </table:table-row>
        <table:table-row table:style-name="ro1">
          <table:table-cell office:value-type="string" calcext:value-type="string">
            <text:p>speedDebug.cons_v[6]</text:p>
          </table:table-cell>
          <table:table-cell/>
        </table:table-row>
        <table:table-row table:style-name="ro1">
          <table:table-cell office:value-type="string" calcext:value-type="string">
            <text:p>speedDebug.cons_v[7]</text:p>
          </table:table-cell>
          <table:table-cell/>
        </table:table-row>
        <table:table-row table:style-name="ro1">
          <table:table-cell office:value-type="string" calcext:value-type="string">
            <text:p>speedDebug.cons_v[8]</text:p>
          </table:table-cell>
          <table:table-cell/>
        </table:table-row>
        <table:table-row table:style-name="ro1">
          <table:table-cell office:value-type="string" calcext:value-type="string">
            <text:p>speedDebug.cons_v[9]</text:p>
          </table:table-cell>
          <table:table-cell/>
        </table:table-row>
        <table:table-row table:style-name="ro1">
          <table:table-cell office:value-type="string" calcext:value-type="string">
            <text:p>speedDebug.cons_v[10]</text:p>
          </table:table-cell>
          <table:table-cell/>
        </table:table-row>
        <table:table-row table:style-name="ro1">
          <table:table-cell office:value-type="string" calcext:value-type="string">
            <text:p>speedDebug.cons_v[11]</text:p>
          </table:table-cell>
          <table:table-cell/>
        </table:table-row>
        <table:table-row table:style-name="ro1">
          <table:table-cell office:value-type="string" calcext:value-type="string">
            <text:p>speedDebug.cons_v[12]</text:p>
          </table:table-cell>
          <table:table-cell/>
        </table:table-row>
        <table:table-row table:style-name="ro1">
          <table:table-cell office:value-type="string" calcext:value-type="string">
            <text:p>speedDebug.cons_v[13]</text:p>
          </table:table-cell>
          <table:table-cell/>
        </table:table-row>
        <table:table-row table:style-name="ro1">
          <table:table-cell office:value-type="string" calcext:value-type="string">
            <text:p>speedDebug.cons_v[14]</text:p>
          </table:table-cell>
          <table:table-cell/>
        </table:table-row>
        <table:table-row table:style-name="ro1">
          <table:table-cell office:value-type="string" calcext:value-type="string">
            <text:p>speedDebug.cons_v[15]</text:p>
          </table:table-cell>
          <table:table-cell/>
        </table:table-row>
        <table:table-row table:style-name="ro1">
          <table:table-cell office:value-type="string" calcext:value-type="string">
            <text:p>speedDebug.cons_v[16]</text:p>
          </table:table-cell>
          <table:table-cell/>
        </table:table-row>
        <table:table-row table:style-name="ro1">
          <table:table-cell office:value-type="string" calcext:value-type="string">
            <text:p>speedDebug.cons_v[17]</text:p>
          </table:table-cell>
          <table:table-cell/>
        </table:table-row>
        <table:table-row table:style-name="ro1">
          <table:table-cell office:value-type="string" calcext:value-type="string">
            <text:p>speedDebug.cons_v[18]</text:p>
          </table:table-cell>
          <table:table-cell/>
        </table:table-row>
        <table:table-row table:style-name="ro1">
          <table:table-cell office:value-type="string" calcext:value-type="string">
            <text:p>speedDebug.cons_v[19]</text:p>
          </table:table-cell>
          <table:table-cell/>
        </table:table-row>
        <table:table-row table:style-name="ro1">
          <table:table-cell office:value-type="string" calcext:value-type="string">
            <text:p>speedDebug.cons_v[20]</text:p>
          </table:table-cell>
          <table:table-cell/>
        </table:table-row>
        <table:table-row table:style-name="ro1">
          <table:table-cell office:value-type="string" calcext:value-type="string">
            <text:p>speedDebug.cons_v[21]</text:p>
          </table:table-cell>
          <table:table-cell/>
        </table:table-row>
        <table:table-row table:style-name="ro1">
          <table:table-cell office:value-type="string" calcext:value-type="string">
            <text:p>speedDebug.cons_v[22]</text:p>
          </table:table-cell>
          <table:table-cell/>
        </table:table-row>
        <table:table-row table:style-name="ro1">
          <table:table-cell office:value-type="string" calcext:value-type="string">
            <text:p>speedDebug.cons_v[23]</text:p>
          </table:table-cell>
          <table:table-cell/>
        </table:table-row>
        <table:table-row table:style-name="ro1">
          <table:table-cell office:value-type="string" calcext:value-type="string">
            <text:p>speedDebug.cons_v[24]</text:p>
          </table:table-cell>
          <table:table-cell/>
        </table:table-row>
        <table:table-row table:style-name="ro1">
          <table:table-cell office:value-type="string" calcext:value-type="string">
            <text:p>speedDebug.cons_v[25]</text:p>
          </table:table-cell>
          <table:table-cell/>
        </table:table-row>
        <table:table-row table:style-name="ro1">
          <table:table-cell office:value-type="string" calcext:value-type="string">
            <text:p>speedDebug.cons_v[26]</text:p>
          </table:table-cell>
          <table:table-cell/>
        </table:table-row>
        <table:table-row table:style-name="ro1">
          <table:table-cell office:value-type="string" calcext:value-type="string">
            <text:p>speedDebug.cons_v[27]</text:p>
          </table:table-cell>
          <table:table-cell/>
        </table:table-row>
        <table:table-row table:style-name="ro1">
          <table:table-cell office:value-type="string" calcext:value-type="string">
            <text:p>speedDebug.cons_v[28]</text:p>
          </table:table-cell>
          <table:table-cell/>
        </table:table-row>
        <table:table-row table:style-name="ro1">
          <table:table-cell office:value-type="string" calcext:value-type="string">
            <text:p>speedDebug.cons_v[29]</text:p>
          </table:table-cell>
          <table:table-cell/>
        </table:table-row>
        <table:table-row table:style-name="ro1">
          <table:table-cell office:value-type="string" calcext:value-type="string">
            <text:p>speedDebug.cons_v[30]</text:p>
          </table:table-cell>
          <table:table-cell/>
        </table:table-row>
        <table:table-row table:style-name="ro1">
          <table:table-cell office:value-type="string" calcext:value-type="string">
            <text:p>speedDebug.cons_v[31]</text:p>
          </table:table-cell>
          <table:table-cell/>
        </table:table-row>
        <table:table-row table:style-name="ro1">
          <table:table-cell office:value-type="string" calcext:value-type="string">
            <text:p>speedDebug.cons_v[32]</text:p>
          </table:table-cell>
          <table:table-cell/>
        </table:table-row>
        <table:table-row table:style-name="ro1">
          <table:table-cell office:value-type="string" calcext:value-type="string">
            <text:p>speedDebug.cons_v[33]</text:p>
          </table:table-cell>
          <table:table-cell/>
        </table:table-row>
        <table:table-row table:style-name="ro1">
          <table:table-cell office:value-type="string" calcext:value-type="string">
            <text:p>speedDebug.cons_v[34]</text:p>
          </table:table-cell>
          <table:table-cell/>
        </table:table-row>
        <table:table-row table:style-name="ro1">
          <table:table-cell office:value-type="string" calcext:value-type="string">
            <text:p>speedDebug.cons_v[35]</text:p>
          </table:table-cell>
          <table:table-cell/>
        </table:table-row>
        <table:table-row table:style-name="ro1">
          <table:table-cell office:value-type="string" calcext:value-type="string">
            <text:p>speedDebug.cons_v[36]</text:p>
          </table:table-cell>
          <table:table-cell/>
        </table:table-row>
        <table:table-row table:style-name="ro1">
          <table:table-cell office:value-type="string" calcext:value-type="string">
            <text:p>speedDebug.cons_v[37]</text:p>
          </table:table-cell>
          <table:table-cell/>
        </table:table-row>
        <table:table-row table:style-name="ro1">
          <table:table-cell office:value-type="string" calcext:value-type="string">
            <text:p>speedDebug.cons_v[38]</text:p>
          </table:table-cell>
          <table:table-cell/>
        </table:table-row>
        <table:table-row table:style-name="ro1">
          <table:table-cell office:value-type="string" calcext:value-type="string">
            <text:p>speedDebug.cons_v[39]</text:p>
          </table:table-cell>
          <table:table-cell/>
        </table:table-row>
        <table:table-row table:style-name="ro1">
          <table:table-cell office:value-type="string" calcext:value-type="string">
            <text:p>speedDebug.cons_v[40]</text:p>
          </table:table-cell>
          <table:table-cell/>
        </table:table-row>
        <table:table-row table:style-name="ro1">
          <table:table-cell office:value-type="string" calcext:value-type="string">
            <text:p>speedDebug.cons_v[41]</text:p>
          </table:table-cell>
          <table:table-cell/>
        </table:table-row>
        <table:table-row table:style-name="ro1">
          <table:table-cell office:value-type="string" calcext:value-type="string">
            <text:p>speedDebug.cons_v[42]</text:p>
          </table:table-cell>
          <table:table-cell/>
        </table:table-row>
        <table:table-row table:style-name="ro1">
          <table:table-cell office:value-type="string" calcext:value-type="string">
            <text:p>speedDebug.cons_v[43]</text:p>
          </table:table-cell>
          <table:table-cell/>
        </table:table-row>
        <table:table-row table:style-name="ro1">
          <table:table-cell office:value-type="string" calcext:value-type="string">
            <text:p>speedDebug.cons_v[44]</text:p>
          </table:table-cell>
          <table:table-cell/>
        </table:table-row>
        <table:table-row table:style-name="ro1">
          <table:table-cell office:value-type="string" calcext:value-type="string">
            <text:p>speedDebug.cons_v[45]</text:p>
          </table:table-cell>
          <table:table-cell/>
        </table:table-row>
        <table:table-row table:style-name="ro1">
          <table:table-cell office:value-type="string" calcext:value-type="string">
            <text:p>speedDebug.cons_v[46]</text:p>
          </table:table-cell>
          <table:table-cell/>
        </table:table-row>
        <table:table-row table:style-name="ro1">
          <table:table-cell office:value-type="string" calcext:value-type="string">
            <text:p>speedDebug.cons_v[47]</text:p>
          </table:table-cell>
          <table:table-cell/>
        </table:table-row>
        <table:table-row table:style-name="ro1">
          <table:table-cell office:value-type="string" calcext:value-type="string">
            <text:p>speedDebug.cons_v[48]</text:p>
          </table:table-cell>
          <table:table-cell/>
        </table:table-row>
        <table:table-row table:style-name="ro1">
          <table:table-cell office:value-type="string" calcext:value-type="string">
            <text:p>speedDebug.cons_v[49]</text:p>
          </table:table-cell>
          <table:table-cell/>
        </table:table-row>
        <table:table-row table:style-name="ro1">
          <table:table-cell office:value-type="string" calcext:value-type="string">
            <text:p>speedDebug.cons_v[50]</text:p>
          </table:table-cell>
          <table:table-cell/>
        </table:table-row>
        <table:table-row table:style-name="ro1">
          <table:table-cell office:value-type="string" calcext:value-type="string">
            <text:p>speedDebug.cons_v[51]</text:p>
          </table:table-cell>
          <table:table-cell/>
        </table:table-row>
        <table:table-row table:style-name="ro1">
          <table:table-cell office:value-type="string" calcext:value-type="string">
            <text:p>speedDebug.cons_v[52]</text:p>
          </table:table-cell>
          <table:table-cell/>
        </table:table-row>
        <table:table-row table:style-name="ro1">
          <table:table-cell office:value-type="string" calcext:value-type="string">
            <text:p>speedDebug.cons_v[53]</text:p>
          </table:table-cell>
          <table:table-cell/>
        </table:table-row>
        <table:table-row table:style-name="ro1">
          <table:table-cell office:value-type="string" calcext:value-type="string">
            <text:p>speedDebug.cons_v[54]</text:p>
          </table:table-cell>
          <table:table-cell/>
        </table:table-row>
        <table:table-row table:style-name="ro1">
          <table:table-cell office:value-type="string" calcext:value-type="string">
            <text:p>speedDebug.cons_v[55]</text:p>
          </table:table-cell>
          <table:table-cell/>
        </table:table-row>
        <table:table-row table:style-name="ro1">
          <table:table-cell office:value-type="string" calcext:value-type="string">
            <text:p>speedDebug.cons_v[56]</text:p>
          </table:table-cell>
          <table:table-cell/>
        </table:table-row>
        <table:table-row table:style-name="ro1">
          <table:table-cell office:value-type="string" calcext:value-type="string">
            <text:p>speedDebug.cons_v[57]</text:p>
          </table:table-cell>
          <table:table-cell/>
        </table:table-row>
        <table:table-row table:style-name="ro1">
          <table:table-cell office:value-type="string" calcext:value-type="string">
            <text:p>speedDebug.cons_v[58]</text:p>
          </table:table-cell>
          <table:table-cell/>
        </table:table-row>
        <table:table-row table:style-name="ro1">
          <table:table-cell office:value-type="string" calcext:value-type="string">
            <text:p>speedDebug.cons_v[59]</text:p>
          </table:table-cell>
          <table:table-cell/>
        </table:table-row>
        <table:table-row table:style-name="ro1">
          <table:table-cell office:value-type="string" calcext:value-type="string">
            <text:p>speedDebug.cons_v[60]</text:p>
          </table:table-cell>
          <table:table-cell/>
        </table:table-row>
        <table:table-row table:style-name="ro1">
          <table:table-cell office:value-type="string" calcext:value-type="string">
            <text:p>speedDebug.cons_v[61]</text:p>
          </table:table-cell>
          <table:table-cell/>
        </table:table-row>
        <table:table-row table:style-name="ro1">
          <table:table-cell office:value-type="string" calcext:value-type="string">
            <text:p>speedDebug.cons_v[62]</text:p>
          </table:table-cell>
          <table:table-cell/>
        </table:table-row>
        <table:table-row table:style-name="ro1">
          <table:table-cell office:value-type="string" calcext:value-type="string">
            <text:p>speedDebug.cons_v[63]</text:p>
          </table:table-cell>
          <table:table-cell/>
        </table:table-row>
        <table:table-row table:style-name="ro1">
          <table:table-cell office:value-type="string" calcext:value-type="string">
            <text:p>speedDebug.cons_v[64]</text:p>
          </table:table-cell>
          <table:table-cell/>
        </table:table-row>
        <table:table-row table:style-name="ro1">
          <table:table-cell office:value-type="string" calcext:value-type="string">
            <text:p>speedDebug.cons_v[65]</text:p>
          </table:table-cell>
          <table:table-cell/>
        </table:table-row>
        <table:table-row table:style-name="ro1">
          <table:table-cell office:value-type="string" calcext:value-type="string">
            <text:p>speedDebug.cons_v[66]</text:p>
          </table:table-cell>
          <table:table-cell/>
        </table:table-row>
        <table:table-row table:style-name="ro1">
          <table:table-cell office:value-type="string" calcext:value-type="string">
            <text:p>speedDebug.cons_v[67]</text:p>
          </table:table-cell>
          <table:table-cell/>
        </table:table-row>
        <table:table-row table:style-name="ro1">
          <table:table-cell office:value-type="string" calcext:value-type="string">
            <text:p>speedDebug.cons_v[68]</text:p>
          </table:table-cell>
          <table:table-cell/>
        </table:table-row>
        <table:table-row table:style-name="ro1">
          <table:table-cell office:value-type="string" calcext:value-type="string">
            <text:p>speedDebug.cons_v[69]</text:p>
          </table:table-cell>
          <table:table-cell/>
        </table:table-row>
        <table:table-row table:style-name="ro1">
          <table:table-cell office:value-type="string" calcext:value-type="string">
            <text:p>speedDebug.cons_v[70]</text:p>
          </table:table-cell>
          <table:table-cell/>
        </table:table-row>
        <table:table-row table:style-name="ro1">
          <table:table-cell office:value-type="string" calcext:value-type="string">
            <text:p>speedDebug.cons_v[71]</text:p>
          </table:table-cell>
          <table:table-cell/>
        </table:table-row>
        <table:table-row table:style-name="ro1">
          <table:table-cell office:value-type="string" calcext:value-type="string">
            <text:p>speedDebug.cons_v[72]</text:p>
          </table:table-cell>
          <table:table-cell/>
        </table:table-row>
        <table:table-row table:style-name="ro1">
          <table:table-cell office:value-type="string" calcext:value-type="string">
            <text:p>speedDebug.cons_v[73]</text:p>
          </table:table-cell>
          <table:table-cell/>
        </table:table-row>
        <table:table-row table:style-name="ro1">
          <table:table-cell office:value-type="string" calcext:value-type="string">
            <text:p>speedDebug.cons_v[74]</text:p>
          </table:table-cell>
          <table:table-cell/>
        </table:table-row>
        <table:table-row table:style-name="ro1">
          <table:table-cell office:value-type="string" calcext:value-type="string">
            <text:p>speedDebug.cons_v[75]</text:p>
          </table:table-cell>
          <table:table-cell/>
        </table:table-row>
        <table:table-row table:style-name="ro1">
          <table:table-cell office:value-type="string" calcext:value-type="string">
            <text:p>speedDebug.cons_v[76]</text:p>
          </table:table-cell>
          <table:table-cell/>
        </table:table-row>
        <table:table-row table:style-name="ro1">
          <table:table-cell office:value-type="string" calcext:value-type="string">
            <text:p>speedDebug.cons_v[77]</text:p>
          </table:table-cell>
          <table:table-cell/>
        </table:table-row>
        <table:table-row table:style-name="ro1">
          <table:table-cell office:value-type="string" calcext:value-type="string">
            <text:p>speedDebug.cons_v[78]</text:p>
          </table:table-cell>
          <table:table-cell/>
        </table:table-row>
        <table:table-row table:style-name="ro1">
          <table:table-cell office:value-type="string" calcext:value-type="string">
            <text:p>speedDebug.cons_v[79]</text:p>
          </table:table-cell>
          <table:table-cell/>
        </table:table-row>
        <table:table-row table:style-name="ro1">
          <table:table-cell office:value-type="string" calcext:value-type="string">
            <text:p>speedDebug.cons_v[80]</text:p>
          </table:table-cell>
          <table:table-cell/>
        </table:table-row>
        <table:table-row table:style-name="ro1">
          <table:table-cell office:value-type="string" calcext:value-type="string">
            <text:p>speedDebug.cons_v[81]</text:p>
          </table:table-cell>
          <table:table-cell/>
        </table:table-row>
        <table:table-row table:style-name="ro1">
          <table:table-cell office:value-type="string" calcext:value-type="string">
            <text:p>speedDebug.cons_v[82]</text:p>
          </table:table-cell>
          <table:table-cell/>
        </table:table-row>
        <table:table-row table:style-name="ro1">
          <table:table-cell office:value-type="string" calcext:value-type="string">
            <text:p>speedDebug.cons_v[83]</text:p>
          </table:table-cell>
          <table:table-cell/>
        </table:table-row>
        <table:table-row table:style-name="ro1">
          <table:table-cell office:value-type="string" calcext:value-type="string">
            <text:p>speedDebug.cons_v[84]</text:p>
          </table:table-cell>
          <table:table-cell/>
        </table:table-row>
        <table:table-row table:style-name="ro1">
          <table:table-cell office:value-type="string" calcext:value-type="string">
            <text:p>speedDebug.cons_v[85]</text:p>
          </table:table-cell>
          <table:table-cell/>
        </table:table-row>
        <table:table-row table:style-name="ro1">
          <table:table-cell office:value-type="string" calcext:value-type="string">
            <text:p>speedDebug.cons_v[86]</text:p>
          </table:table-cell>
          <table:table-cell/>
        </table:table-row>
        <table:table-row table:style-name="ro1">
          <table:table-cell office:value-type="string" calcext:value-type="string">
            <text:p>speedDebug.cons_v[87]</text:p>
          </table:table-cell>
          <table:table-cell/>
        </table:table-row>
        <table:table-row table:style-name="ro1">
          <table:table-cell office:value-type="string" calcext:value-type="string">
            <text:p>speedDebug.cons_v[88]</text:p>
          </table:table-cell>
          <table:table-cell/>
        </table:table-row>
        <table:table-row table:style-name="ro1">
          <table:table-cell office:value-type="string" calcext:value-type="string">
            <text:p>speedDebug.cons_v[89]</text:p>
          </table:table-cell>
          <table:table-cell/>
        </table:table-row>
        <table:table-row table:style-name="ro1">
          <table:table-cell office:value-type="string" calcext:value-type="string">
            <text:p>speedDebug.cons_v[90]</text:p>
          </table:table-cell>
          <table:table-cell/>
        </table:table-row>
        <table:table-row table:style-name="ro1">
          <table:table-cell office:value-type="string" calcext:value-type="string">
            <text:p>speedDebug.cons_v[91]</text:p>
          </table:table-cell>
          <table:table-cell/>
        </table:table-row>
        <table:table-row table:style-name="ro1">
          <table:table-cell office:value-type="string" calcext:value-type="string">
            <text:p>speedDebug.cons_v[92]</text:p>
          </table:table-cell>
          <table:table-cell/>
        </table:table-row>
        <table:table-row table:style-name="ro1">
          <table:table-cell office:value-type="string" calcext:value-type="string">
            <text:p>speedDebug.cons_v[93]</text:p>
          </table:table-cell>
          <table:table-cell/>
        </table:table-row>
        <table:table-row table:style-name="ro1">
          <table:table-cell office:value-type="string" calcext:value-type="string">
            <text:p>speedDebug.cons_v[94]</text:p>
          </table:table-cell>
          <table:table-cell/>
        </table:table-row>
        <table:table-row table:style-name="ro1">
          <table:table-cell office:value-type="string" calcext:value-type="string">
            <text:p>speedDebug.cons_v[95]</text:p>
          </table:table-cell>
          <table:table-cell/>
        </table:table-row>
        <table:table-row table:style-name="ro1">
          <table:table-cell office:value-type="string" calcext:value-type="string">
            <text:p>speedDebug.cons_v[96]</text:p>
          </table:table-cell>
          <table:table-cell/>
        </table:table-row>
        <table:table-row table:style-name="ro1">
          <table:table-cell office:value-type="string" calcext:value-type="string">
            <text:p>speedDebug.cons_v[97]</text:p>
          </table:table-cell>
          <table:table-cell/>
        </table:table-row>
        <table:table-row table:style-name="ro1">
          <table:table-cell office:value-type="string" calcext:value-type="string">
            <text:p>speedDebug.cons_v[98]</text:p>
          </table:table-cell>
          <table:table-cell/>
        </table:table-row>
        <table:table-row table:style-name="ro1">
          <table:table-cell office:value-type="string" calcext:value-type="string">
            <text:p>speedDebug.cons_v[99]</text:p>
          </table:table-cell>
          <table:table-cell/>
        </table:table-row>
        <table:table-row table:style-name="ro1">
          <table:table-cell office:value-type="string" calcext:value-type="string">
            <text:p>speedDebug.cons_v[100]</text:p>
          </table:table-cell>
          <table:table-cell/>
        </table:table-row>
        <table:table-row table:style-name="ro1">
          <table:table-cell office:value-type="string" calcext:value-type="string">
            <text:p>speedDebug.cons_v[101]</text:p>
          </table:table-cell>
          <table:table-cell/>
        </table:table-row>
        <table:table-row table:style-name="ro1">
          <table:table-cell office:value-type="string" calcext:value-type="string">
            <text:p>speedDebug.cons_v[102]</text:p>
          </table:table-cell>
          <table:table-cell/>
        </table:table-row>
        <table:table-row table:style-name="ro1">
          <table:table-cell office:value-type="string" calcext:value-type="string">
            <text:p>speedDebug.cons_v[103]</text:p>
          </table:table-cell>
          <table:table-cell/>
        </table:table-row>
        <table:table-row table:style-name="ro1">
          <table:table-cell office:value-type="string" calcext:value-type="string">
            <text:p>speedDebug.cons_v[104]</text:p>
          </table:table-cell>
          <table:table-cell/>
        </table:table-row>
        <table:table-row table:style-name="ro1">
          <table:table-cell office:value-type="string" calcext:value-type="string">
            <text:p>speedDebug.cons_v[105]</text:p>
          </table:table-cell>
          <table:table-cell/>
        </table:table-row>
        <table:table-row table:style-name="ro1">
          <table:table-cell office:value-type="string" calcext:value-type="string">
            <text:p>speedDebug.cons_v[106]</text:p>
          </table:table-cell>
          <table:table-cell/>
        </table:table-row>
        <table:table-row table:style-name="ro1">
          <table:table-cell office:value-type="string" calcext:value-type="string">
            <text:p>speedDebug.cons_v[107]</text:p>
          </table:table-cell>
          <table:table-cell/>
        </table:table-row>
        <table:table-row table:style-name="ro1">
          <table:table-cell office:value-type="string" calcext:value-type="string">
            <text:p>speedDebug.cons_v[108]</text:p>
          </table:table-cell>
          <table:table-cell/>
        </table:table-row>
        <table:table-row table:style-name="ro1">
          <table:table-cell office:value-type="string" calcext:value-type="string">
            <text:p>speedDebug.cons_v[109]</text:p>
          </table:table-cell>
          <table:table-cell/>
        </table:table-row>
        <table:table-row table:style-name="ro1">
          <table:table-cell office:value-type="string" calcext:value-type="string">
            <text:p>speedDebug.cons_v[110]</text:p>
          </table:table-cell>
          <table:table-cell/>
        </table:table-row>
        <table:table-row table:style-name="ro1">
          <table:table-cell office:value-type="string" calcext:value-type="string">
            <text:p>speedDebug.cons_v[111]</text:p>
          </table:table-cell>
          <table:table-cell/>
        </table:table-row>
        <table:table-row table:style-name="ro1">
          <table:table-cell office:value-type="string" calcext:value-type="string">
            <text:p>speedDebug.cons_v[112]</text:p>
          </table:table-cell>
          <table:table-cell/>
        </table:table-row>
        <table:table-row table:style-name="ro1">
          <table:table-cell office:value-type="string" calcext:value-type="string">
            <text:p>speedDebug.cons_v[113]</text:p>
          </table:table-cell>
          <table:table-cell/>
        </table:table-row>
        <table:table-row table:style-name="ro1">
          <table:table-cell office:value-type="string" calcext:value-type="string">
            <text:p>speedDebug.cons_v[114]</text:p>
          </table:table-cell>
          <table:table-cell/>
        </table:table-row>
        <table:table-row table:style-name="ro1">
          <table:table-cell office:value-type="string" calcext:value-type="string">
            <text:p>speedDebug.cons_v[115]</text:p>
          </table:table-cell>
          <table:table-cell/>
        </table:table-row>
        <table:table-row table:style-name="ro1">
          <table:table-cell office:value-type="string" calcext:value-type="string">
            <text:p>speedDebug.cons_v[116]</text:p>
          </table:table-cell>
          <table:table-cell/>
        </table:table-row>
        <table:table-row table:style-name="ro1">
          <table:table-cell office:value-type="string" calcext:value-type="string">
            <text:p>speedDebug.cons_v[117]</text:p>
          </table:table-cell>
          <table:table-cell/>
        </table:table-row>
        <table:table-row table:style-name="ro1">
          <table:table-cell office:value-type="string" calcext:value-type="string">
            <text:p>speedDebug.cons_v[118]</text:p>
          </table:table-cell>
          <table:table-cell/>
        </table:table-row>
        <table:table-row table:style-name="ro1">
          <table:table-cell office:value-type="string" calcext:value-type="string">
            <text:p>speedDebug.cons_v[119]</text:p>
          </table:table-cell>
          <table:table-cell/>
        </table:table-row>
        <table:table-row table:style-name="ro1">
          <table:table-cell office:value-type="string" calcext:value-type="string">
            <text:p>speedDebug.cons_v[120]</text:p>
          </table:table-cell>
          <table:table-cell/>
        </table:table-row>
        <table:table-row table:style-name="ro1">
          <table:table-cell office:value-type="string" calcext:value-type="string">
            <text:p>speedDebug.cons_v[121]</text:p>
          </table:table-cell>
          <table:table-cell/>
        </table:table-row>
        <table:table-row table:style-name="ro1">
          <table:table-cell office:value-type="string" calcext:value-type="string">
            <text:p>speedDebug.cons_v[122]</text:p>
          </table:table-cell>
          <table:table-cell/>
        </table:table-row>
        <table:table-row table:style-name="ro1">
          <table:table-cell office:value-type="string" calcext:value-type="string">
            <text:p>speedDebug.cons_v[123]</text:p>
          </table:table-cell>
          <table:table-cell/>
        </table:table-row>
        <table:table-row table:style-name="ro1">
          <table:table-cell office:value-type="string" calcext:value-type="string">
            <text:p>speedDebug.cons_v[124]</text:p>
          </table:table-cell>
          <table:table-cell/>
        </table:table-row>
        <table:table-row table:style-name="ro1">
          <table:table-cell office:value-type="string" calcext:value-type="string">
            <text:p>speedDebug.cons_v[125]</text:p>
          </table:table-cell>
          <table:table-cell/>
        </table:table-row>
        <table:table-row table:style-name="ro1">
          <table:table-cell office:value-type="string" calcext:value-type="string">
            <text:p>speedDebug.cons_v[126]</text:p>
          </table:table-cell>
          <table:table-cell/>
        </table:table-row>
        <table:table-row table:style-name="ro1">
          <table:table-cell office:value-type="string" calcext:value-type="string">
            <text:p>speedDebug.cons_v[127]</text:p>
          </table:table-cell>
          <table:table-cell/>
        </table:table-row>
        <table:table-row table:style-name="ro1">
          <table:table-cell office:value-type="string" calcext:value-type="string">
            <text:p>speedDebug.cons_v[128]</text:p>
          </table:table-cell>
          <table:table-cell/>
        </table:table-row>
        <table:table-row table:style-name="ro1">
          <table:table-cell office:value-type="string" calcext:value-type="string">
            <text:p>speedDebug.cons_v[129]</text:p>
          </table:table-cell>
          <table:table-cell/>
        </table:table-row>
        <table:table-row table:style-name="ro1">
          <table:table-cell office:value-type="string" calcext:value-type="string">
            <text:p>speedDebug.cons_v[130]</text:p>
          </table:table-cell>
          <table:table-cell/>
        </table:table-row>
        <table:table-row table:style-name="ro1">
          <table:table-cell office:value-type="string" calcext:value-type="string">
            <text:p>speedDebug.cons_v[131]</text:p>
          </table:table-cell>
          <table:table-cell/>
        </table:table-row>
        <table:table-row table:style-name="ro1">
          <table:table-cell office:value-type="string" calcext:value-type="string">
            <text:p>speedDebug.cons_v[132]</text:p>
          </table:table-cell>
          <table:table-cell/>
        </table:table-row>
        <table:table-row table:style-name="ro1">
          <table:table-cell office:value-type="string" calcext:value-type="string">
            <text:p>speedDebug.cons_v[133]</text:p>
          </table:table-cell>
          <table:table-cell/>
        </table:table-row>
        <table:table-row table:style-name="ro1">
          <table:table-cell office:value-type="string" calcext:value-type="string">
            <text:p>speedDebug.cons_v[134]</text:p>
          </table:table-cell>
          <table:table-cell/>
        </table:table-row>
        <table:table-row table:style-name="ro1">
          <table:table-cell office:value-type="string" calcext:value-type="string">
            <text:p>speedDebug.cons_v[135]</text:p>
          </table:table-cell>
          <table:table-cell/>
        </table:table-row>
        <table:table-row table:style-name="ro1">
          <table:table-cell office:value-type="string" calcext:value-type="string">
            <text:p>speedDebug.cons_v[136]</text:p>
          </table:table-cell>
          <table:table-cell/>
        </table:table-row>
        <table:table-row table:style-name="ro1">
          <table:table-cell office:value-type="string" calcext:value-type="string">
            <text:p>speedDebug.cons_v[137]</text:p>
          </table:table-cell>
          <table:table-cell/>
        </table:table-row>
        <table:table-row table:style-name="ro1">
          <table:table-cell office:value-type="string" calcext:value-type="string">
            <text:p>speedDebug.cons_v[138]</text:p>
          </table:table-cell>
          <table:table-cell/>
        </table:table-row>
        <table:table-row table:style-name="ro1">
          <table:table-cell office:value-type="string" calcext:value-type="string">
            <text:p>speedDebug.cons_v[139]</text:p>
          </table:table-cell>
          <table:table-cell/>
        </table:table-row>
        <table:table-row table:style-name="ro1">
          <table:table-cell office:value-type="string" calcext:value-type="string">
            <text:p>speedDebug.cons_v[140]</text:p>
          </table:table-cell>
          <table:table-cell/>
        </table:table-row>
        <table:table-row table:style-name="ro1">
          <table:table-cell office:value-type="string" calcext:value-type="string">
            <text:p>speedDebug.cons_v[141]</text:p>
          </table:table-cell>
          <table:table-cell/>
        </table:table-row>
        <table:table-row table:style-name="ro1">
          <table:table-cell office:value-type="string" calcext:value-type="string">
            <text:p>speedDebug.cons_v[142]</text:p>
          </table:table-cell>
          <table:table-cell/>
        </table:table-row>
        <table:table-row table:style-name="ro1">
          <table:table-cell office:value-type="string" calcext:value-type="string">
            <text:p>speedDebug.cons_v[143]</text:p>
          </table:table-cell>
          <table:table-cell/>
        </table:table-row>
        <table:table-row table:style-name="ro1">
          <table:table-cell office:value-type="string" calcext:value-type="string">
            <text:p>speedDebug.cons_v[144]</text:p>
          </table:table-cell>
          <table:table-cell/>
        </table:table-row>
        <table:table-row table:style-name="ro1">
          <table:table-cell office:value-type="string" calcext:value-type="string">
            <text:p>speedDebug.cons_v[145]</text:p>
          </table:table-cell>
          <table:table-cell/>
        </table:table-row>
        <table:table-row table:style-name="ro1">
          <table:table-cell office:value-type="string" calcext:value-type="string">
            <text:p>speedDebug.cons_v[146]</text:p>
          </table:table-cell>
          <table:table-cell/>
        </table:table-row>
        <table:table-row table:style-name="ro1">
          <table:table-cell office:value-type="string" calcext:value-type="string">
            <text:p>speedDebug.cons_v[147]</text:p>
          </table:table-cell>
          <table:table-cell/>
        </table:table-row>
        <table:table-row table:style-name="ro1">
          <table:table-cell office:value-type="string" calcext:value-type="string">
            <text:p>speedDebug.cons_v[148]</text:p>
          </table:table-cell>
          <table:table-cell/>
        </table:table-row>
        <table:table-row table:style-name="ro1">
          <table:table-cell office:value-type="string" calcext:value-type="string">
            <text:p>speedDebug.cons_v[149]</text:p>
          </table:table-cell>
          <table:table-cell/>
        </table:table-row>
        <table:table-row table:style-name="ro1">
          <table:table-cell office:value-type="string" calcext:value-type="string">
            <text:p>speedDebug.cons_v[150]</text:p>
          </table:table-cell>
          <table:table-cell/>
        </table:table-row>
        <table:table-row table:style-name="ro1">
          <table:table-cell office:value-type="string" calcext:value-type="string">
            <text:p>speedDebug.cons_v[151]</text:p>
          </table:table-cell>
          <table:table-cell/>
        </table:table-row>
        <table:table-row table:style-name="ro1">
          <table:table-cell office:value-type="string" calcext:value-type="string">
            <text:p>speedDebug.cons_v[152]</text:p>
          </table:table-cell>
          <table:table-cell/>
        </table:table-row>
        <table:table-row table:style-name="ro1">
          <table:table-cell office:value-type="string" calcext:value-type="string">
            <text:p>speedDebug.cons_v[153]</text:p>
          </table:table-cell>
          <table:table-cell/>
        </table:table-row>
        <table:table-row table:style-name="ro1">
          <table:table-cell office:value-type="string" calcext:value-type="string">
            <text:p>speedDebug.cons_v[154]</text:p>
          </table:table-cell>
          <table:table-cell/>
        </table:table-row>
        <table:table-row table:style-name="ro1">
          <table:table-cell office:value-type="string" calcext:value-type="string">
            <text:p>speedDebug.cons_v[155]</text:p>
          </table:table-cell>
          <table:table-cell/>
        </table:table-row>
        <table:table-row table:style-name="ro1">
          <table:table-cell office:value-type="string" calcext:value-type="string">
            <text:p>speedDebug.cons_v[156]</text:p>
          </table:table-cell>
          <table:table-cell/>
        </table:table-row>
        <table:table-row table:style-name="ro1">
          <table:table-cell office:value-type="string" calcext:value-type="string">
            <text:p>speedDebug.cons_v[157]</text:p>
          </table:table-cell>
          <table:table-cell/>
        </table:table-row>
        <table:table-row table:style-name="ro1">
          <table:table-cell office:value-type="string" calcext:value-type="string">
            <text:p>speedDebug.cons_v[158]</text:p>
          </table:table-cell>
          <table:table-cell/>
        </table:table-row>
        <table:table-row table:style-name="ro1">
          <table:table-cell office:value-type="string" calcext:value-type="string">
            <text:p>speedDebug.cons_v[159]</text:p>
          </table:table-cell>
          <table:table-cell/>
        </table:table-row>
        <table:table-row table:style-name="ro1">
          <table:table-cell office:value-type="string" calcext:value-type="string">
            <text:p>speedDebug.cons_v[160]</text:p>
          </table:table-cell>
          <table:table-cell/>
        </table:table-row>
        <table:table-row table:style-name="ro1">
          <table:table-cell office:value-type="string" calcext:value-type="string">
            <text:p>speedDebug.cons_v[161]</text:p>
          </table:table-cell>
          <table:table-cell/>
        </table:table-row>
        <table:table-row table:style-name="ro1">
          <table:table-cell office:value-type="string" calcext:value-type="string">
            <text:p>speedDebug.cons_v[162]</text:p>
          </table:table-cell>
          <table:table-cell/>
        </table:table-row>
        <table:table-row table:style-name="ro1">
          <table:table-cell office:value-type="string" calcext:value-type="string">
            <text:p>speedDebug.cons_v[163]</text:p>
          </table:table-cell>
          <table:table-cell/>
        </table:table-row>
        <table:table-row table:style-name="ro1">
          <table:table-cell office:value-type="string" calcext:value-type="string">
            <text:p>speedDebug.cons_v[164]</text:p>
          </table:table-cell>
          <table:table-cell/>
        </table:table-row>
        <table:table-row table:style-name="ro1">
          <table:table-cell office:value-type="string" calcext:value-type="string">
            <text:p>speedDebug.cons_v[165]</text:p>
          </table:table-cell>
          <table:table-cell/>
        </table:table-row>
        <table:table-row table:style-name="ro1">
          <table:table-cell office:value-type="string" calcext:value-type="string">
            <text:p>speedDebug.cons_v[166]</text:p>
          </table:table-cell>
          <table:table-cell/>
        </table:table-row>
        <table:table-row table:style-name="ro1">
          <table:table-cell office:value-type="string" calcext:value-type="string">
            <text:p>speedDebug.cons_v[167]</text:p>
          </table:table-cell>
          <table:table-cell/>
        </table:table-row>
        <table:table-row table:style-name="ro1">
          <table:table-cell office:value-type="string" calcext:value-type="string">
            <text:p>speedDebug.cons_v[168]</text:p>
          </table:table-cell>
          <table:table-cell/>
        </table:table-row>
        <table:table-row table:style-name="ro1">
          <table:table-cell office:value-type="string" calcext:value-type="string">
            <text:p>speedDebug.cons_v[169]</text:p>
          </table:table-cell>
          <table:table-cell/>
        </table:table-row>
        <table:table-row table:style-name="ro1">
          <table:table-cell office:value-type="string" calcext:value-type="string">
            <text:p>speedDebug.cons_v[170]</text:p>
          </table:table-cell>
          <table:table-cell/>
        </table:table-row>
        <table:table-row table:style-name="ro1">
          <table:table-cell office:value-type="string" calcext:value-type="string">
            <text:p>speedDebug.cons_v[171]</text:p>
          </table:table-cell>
          <table:table-cell/>
        </table:table-row>
        <table:table-row table:style-name="ro1">
          <table:table-cell office:value-type="string" calcext:value-type="string">
            <text:p>speedDebug.cons_v[172]</text:p>
          </table:table-cell>
          <table:table-cell/>
        </table:table-row>
        <table:table-row table:style-name="ro1">
          <table:table-cell office:value-type="string" calcext:value-type="string">
            <text:p>speedDebug.cons_v[173]</text:p>
          </table:table-cell>
          <table:table-cell/>
        </table:table-row>
        <table:table-row table:style-name="ro1">
          <table:table-cell office:value-type="string" calcext:value-type="string">
            <text:p>speedDebug.cons_v[174]</text:p>
          </table:table-cell>
          <table:table-cell/>
        </table:table-row>
        <table:table-row table:style-name="ro1">
          <table:table-cell office:value-type="string" calcext:value-type="string">
            <text:p>speedDebug.cons_v[175]</text:p>
          </table:table-cell>
          <table:table-cell/>
        </table:table-row>
        <table:table-row table:style-name="ro1">
          <table:table-cell office:value-type="string" calcext:value-type="string">
            <text:p>speedDebug.cons_v[176]</text:p>
          </table:table-cell>
          <table:table-cell/>
        </table:table-row>
        <table:table-row table:style-name="ro1">
          <table:table-cell office:value-type="string" calcext:value-type="string">
            <text:p>speedDebug.cons_v[177]</text:p>
          </table:table-cell>
          <table:table-cell/>
        </table:table-row>
        <table:table-row table:style-name="ro1">
          <table:table-cell office:value-type="string" calcext:value-type="string">
            <text:p>speedDebug.cons_v[178]</text:p>
          </table:table-cell>
          <table:table-cell/>
        </table:table-row>
        <table:table-row table:style-name="ro1">
          <table:table-cell office:value-type="string" calcext:value-type="string">
            <text:p>speedDebug.cons_v[179]</text:p>
          </table:table-cell>
          <table:table-cell/>
        </table:table-row>
        <table:table-row table:style-name="ro1">
          <table:table-cell office:value-type="string" calcext:value-type="string">
            <text:p>speedDebug.cons_v[180]</text:p>
          </table:table-cell>
          <table:table-cell/>
        </table:table-row>
        <table:table-row table:style-name="ro1">
          <table:table-cell office:value-type="string" calcext:value-type="string">
            <text:p>speedDebug.cons_v[181]</text:p>
          </table:table-cell>
          <table:table-cell/>
        </table:table-row>
        <table:table-row table:style-name="ro1">
          <table:table-cell office:value-type="string" calcext:value-type="string">
            <text:p>speedDebug.cons_v[182]</text:p>
          </table:table-cell>
          <table:table-cell/>
        </table:table-row>
        <table:table-row table:style-name="ro1">
          <table:table-cell office:value-type="string" calcext:value-type="string">
            <text:p>speedDebug.cons_v[183]</text:p>
          </table:table-cell>
          <table:table-cell/>
        </table:table-row>
        <table:table-row table:style-name="ro1">
          <table:table-cell office:value-type="string" calcext:value-type="string">
            <text:p>speedDebug.cons_v[184]</text:p>
          </table:table-cell>
          <table:table-cell/>
        </table:table-row>
        <table:table-row table:style-name="ro1">
          <table:table-cell office:value-type="string" calcext:value-type="string">
            <text:p>speedDebug.cons_v[185]</text:p>
          </table:table-cell>
          <table:table-cell/>
        </table:table-row>
        <table:table-row table:style-name="ro1">
          <table:table-cell office:value-type="string" calcext:value-type="string">
            <text:p>speedDebug.cons_v[186]</text:p>
          </table:table-cell>
          <table:table-cell/>
        </table:table-row>
        <table:table-row table:style-name="ro1">
          <table:table-cell office:value-type="string" calcext:value-type="string">
            <text:p>speedDebug.cons_v[187]</text:p>
          </table:table-cell>
          <table:table-cell/>
        </table:table-row>
        <table:table-row table:style-name="ro1">
          <table:table-cell office:value-type="string" calcext:value-type="string">
            <text:p>speedDebug.cons_v[188]</text:p>
          </table:table-cell>
          <table:table-cell/>
        </table:table-row>
        <table:table-row table:style-name="ro1">
          <table:table-cell office:value-type="string" calcext:value-type="string">
            <text:p>speedDebug.cons_v[189]</text:p>
          </table:table-cell>
          <table:table-cell/>
        </table:table-row>
        <table:table-row table:style-name="ro1">
          <table:table-cell office:value-type="string" calcext:value-type="string">
            <text:p>speedDebug.cons_v[190]</text:p>
          </table:table-cell>
          <table:table-cell/>
        </table:table-row>
        <table:table-row table:style-name="ro1">
          <table:table-cell office:value-type="string" calcext:value-type="string">
            <text:p>speedDebug.cons_v[191]</text:p>
          </table:table-cell>
          <table:table-cell/>
        </table:table-row>
        <table:table-row table:style-name="ro1">
          <table:table-cell office:value-type="string" calcext:value-type="string">
            <text:p>speedDebug.cons_v[192]</text:p>
          </table:table-cell>
          <table:table-cell/>
        </table:table-row>
        <table:table-row table:style-name="ro1">
          <table:table-cell office:value-type="string" calcext:value-type="string">
            <text:p>speedDebug.cons_v[193]</text:p>
          </table:table-cell>
          <table:table-cell/>
        </table:table-row>
        <table:table-row table:style-name="ro1">
          <table:table-cell office:value-type="string" calcext:value-type="string">
            <text:p>speedDebug.cons_v[194]</text:p>
          </table:table-cell>
          <table:table-cell/>
        </table:table-row>
        <table:table-row table:style-name="ro1">
          <table:table-cell office:value-type="string" calcext:value-type="string">
            <text:p>speedDebug.cons_v[195]</text:p>
          </table:table-cell>
          <table:table-cell/>
        </table:table-row>
        <table:table-row table:style-name="ro1">
          <table:table-cell office:value-type="string" calcext:value-type="string">
            <text:p>speedDebug.cons_v[196]</text:p>
          </table:table-cell>
          <table:table-cell/>
        </table:table-row>
        <table:table-row table:style-name="ro1">
          <table:table-cell office:value-type="string" calcext:value-type="string">
            <text:p>speedDebug.cons_v[197]</text:p>
          </table:table-cell>
          <table:table-cell/>
        </table:table-row>
        <table:table-row table:style-name="ro1">
          <table:table-cell office:value-type="string" calcext:value-type="string">
            <text:p>speedDebug.cons_v[198]</text:p>
          </table:table-cell>
          <table:table-cell/>
        </table:table-row>
        <table:table-row table:style-name="ro1">
          <table:table-cell office:value-type="string" calcext:value-type="string">
            <text:p>speedDebug.cons_v[199]</text:p>
          </table:table-cell>
          <table:table-cell/>
        </table:table-row>
        <table:table-row table:style-name="ro1">
          <table:table-cell office:value-type="string" calcext:value-type="string">
            <text:p>speedDebug.cons_v[200]</text:p>
          </table:table-cell>
          <table:table-cell/>
        </table:table-row>
        <table:table-row table:style-name="ro1">
          <table:table-cell office:value-type="string" calcext:value-type="string">
            <text:p>speedDebug.cons_v[201]</text:p>
          </table:table-cell>
          <table:table-cell/>
        </table:table-row>
        <table:table-row table:style-name="ro1">
          <table:table-cell office:value-type="string" calcext:value-type="string">
            <text:p>speedDebug.cons_v[202]</text:p>
          </table:table-cell>
          <table:table-cell/>
        </table:table-row>
        <table:table-row table:style-name="ro1">
          <table:table-cell office:value-type="string" calcext:value-type="string">
            <text:p>speedDebug.cons_v[203]</text:p>
          </table:table-cell>
          <table:table-cell/>
        </table:table-row>
        <table:table-row table:style-name="ro1">
          <table:table-cell office:value-type="string" calcext:value-type="string">
            <text:p>speedDebug.cons_v[204]</text:p>
          </table:table-cell>
          <table:table-cell/>
        </table:table-row>
        <table:table-row table:style-name="ro1">
          <table:table-cell office:value-type="string" calcext:value-type="string">
            <text:p>speedDebug.cons_v[205]</text:p>
          </table:table-cell>
          <table:table-cell/>
        </table:table-row>
        <table:table-row table:style-name="ro1">
          <table:table-cell office:value-type="string" calcext:value-type="string">
            <text:p>speedDebug.cons_v[206]</text:p>
          </table:table-cell>
          <table:table-cell/>
        </table:table-row>
        <table:table-row table:style-name="ro1">
          <table:table-cell office:value-type="string" calcext:value-type="string">
            <text:p>speedDebug.cons_v[207]</text:p>
          </table:table-cell>
          <table:table-cell/>
        </table:table-row>
        <table:table-row table:style-name="ro1">
          <table:table-cell office:value-type="string" calcext:value-type="string">
            <text:p>speedDebug.cons_v[208]</text:p>
          </table:table-cell>
          <table:table-cell/>
        </table:table-row>
        <table:table-row table:style-name="ro1">
          <table:table-cell office:value-type="string" calcext:value-type="string">
            <text:p>speedDebug.cons_v[209]</text:p>
          </table:table-cell>
          <table:table-cell/>
        </table:table-row>
        <table:table-row table:style-name="ro1">
          <table:table-cell office:value-type="string" calcext:value-type="string">
            <text:p>speedDebug.cons_v[210]</text:p>
          </table:table-cell>
          <table:table-cell/>
        </table:table-row>
        <table:table-row table:style-name="ro1">
          <table:table-cell office:value-type="string" calcext:value-type="string">
            <text:p>speedDebug.cons_v[211]</text:p>
          </table:table-cell>
          <table:table-cell/>
        </table:table-row>
        <table:table-row table:style-name="ro1">
          <table:table-cell office:value-type="string" calcext:value-type="string">
            <text:p>speedDebug.cons_v[212]</text:p>
          </table:table-cell>
          <table:table-cell/>
        </table:table-row>
        <table:table-row table:style-name="ro1">
          <table:table-cell office:value-type="string" calcext:value-type="string">
            <text:p>speedDebug.cons_v[213]</text:p>
          </table:table-cell>
          <table:table-cell/>
        </table:table-row>
        <table:table-row table:style-name="ro1">
          <table:table-cell office:value-type="string" calcext:value-type="string">
            <text:p>speedDebug.cons_v[214]</text:p>
          </table:table-cell>
          <table:table-cell/>
        </table:table-row>
        <table:table-row table:style-name="ro1">
          <table:table-cell office:value-type="string" calcext:value-type="string">
            <text:p>speedDebug.cons_v[215]</text:p>
          </table:table-cell>
          <table:table-cell/>
        </table:table-row>
        <table:table-row table:style-name="ro1">
          <table:table-cell office:value-type="string" calcext:value-type="string">
            <text:p>speedDebug.cons_v[216]</text:p>
          </table:table-cell>
          <table:table-cell/>
        </table:table-row>
        <table:table-row table:style-name="ro1">
          <table:table-cell office:value-type="string" calcext:value-type="string">
            <text:p>speedDebug.cons_v[217]</text:p>
          </table:table-cell>
          <table:table-cell/>
        </table:table-row>
        <table:table-row table:style-name="ro1">
          <table:table-cell office:value-type="string" calcext:value-type="string">
            <text:p>speedDebug.cons_v[218]</text:p>
          </table:table-cell>
          <table:table-cell/>
        </table:table-row>
        <table:table-row table:style-name="ro1">
          <table:table-cell office:value-type="string" calcext:value-type="string">
            <text:p>speedDebug.cons_v[219]</text:p>
          </table:table-cell>
          <table:table-cell/>
        </table:table-row>
        <table:table-row table:style-name="ro1">
          <table:table-cell office:value-type="string" calcext:value-type="string">
            <text:p>speedDebug.cons_v[220]</text:p>
          </table:table-cell>
          <table:table-cell/>
        </table:table-row>
        <table:table-row table:style-name="ro1">
          <table:table-cell office:value-type="string" calcext:value-type="string">
            <text:p>speedDebug.cons_v[221]</text:p>
          </table:table-cell>
          <table:table-cell/>
        </table:table-row>
        <table:table-row table:style-name="ro1">
          <table:table-cell office:value-type="string" calcext:value-type="string">
            <text:p>speedDebug.cons_v[222]</text:p>
          </table:table-cell>
          <table:table-cell/>
        </table:table-row>
        <table:table-row table:style-name="ro1">
          <table:table-cell office:value-type="string" calcext:value-type="string">
            <text:p>speedDebug.cons_v[223]</text:p>
          </table:table-cell>
          <table:table-cell/>
        </table:table-row>
        <table:table-row table:style-name="ro1">
          <table:table-cell office:value-type="string" calcext:value-type="string">
            <text:p>speedDebug.cons_v[224]</text:p>
          </table:table-cell>
          <table:table-cell/>
        </table:table-row>
        <table:table-row table:style-name="ro1">
          <table:table-cell office:value-type="string" calcext:value-type="string">
            <text:p>speedDebug.cons_v[225]</text:p>
          </table:table-cell>
          <table:table-cell/>
        </table:table-row>
        <table:table-row table:style-name="ro1">
          <table:table-cell office:value-type="string" calcext:value-type="string">
            <text:p>speedDebug.cons_v[226]</text:p>
          </table:table-cell>
          <table:table-cell/>
        </table:table-row>
        <table:table-row table:style-name="ro1">
          <table:table-cell office:value-type="string" calcext:value-type="string">
            <text:p>speedDebug.cons_v[227]</text:p>
          </table:table-cell>
          <table:table-cell/>
        </table:table-row>
        <table:table-row table:style-name="ro1">
          <table:table-cell office:value-type="string" calcext:value-type="string">
            <text:p>speedDebug.cons_v[228]</text:p>
          </table:table-cell>
          <table:table-cell/>
        </table:table-row>
        <table:table-row table:style-name="ro1">
          <table:table-cell office:value-type="string" calcext:value-type="string">
            <text:p>speedDebug.cons_v[229]</text:p>
          </table:table-cell>
          <table:table-cell/>
        </table:table-row>
        <table:table-row table:style-name="ro1">
          <table:table-cell office:value-type="string" calcext:value-type="string">
            <text:p>speedDebug.cons_v[230]</text:p>
          </table:table-cell>
          <table:table-cell/>
        </table:table-row>
        <table:table-row table:style-name="ro1">
          <table:table-cell office:value-type="string" calcext:value-type="string">
            <text:p>speedDebug.cons_v[231]</text:p>
          </table:table-cell>
          <table:table-cell/>
        </table:table-row>
        <table:table-row table:style-name="ro1">
          <table:table-cell office:value-type="string" calcext:value-type="string">
            <text:p>speedDebug.cons_v[232]</text:p>
          </table:table-cell>
          <table:table-cell/>
        </table:table-row>
        <table:table-row table:style-name="ro1">
          <table:table-cell office:value-type="string" calcext:value-type="string">
            <text:p>speedDebug.cons_v[233]</text:p>
          </table:table-cell>
          <table:table-cell/>
        </table:table-row>
        <table:table-row table:style-name="ro1">
          <table:table-cell office:value-type="string" calcext:value-type="string">
            <text:p>speedDebug.cons_v[234]</text:p>
          </table:table-cell>
          <table:table-cell/>
        </table:table-row>
        <table:table-row table:style-name="ro1">
          <table:table-cell office:value-type="string" calcext:value-type="string">
            <text:p>speedDebug.cons_v[235]</text:p>
          </table:table-cell>
          <table:table-cell/>
        </table:table-row>
        <table:table-row table:style-name="ro1">
          <table:table-cell office:value-type="string" calcext:value-type="string">
            <text:p>speedDebug.cons_v[236]</text:p>
          </table:table-cell>
          <table:table-cell/>
        </table:table-row>
        <table:table-row table:style-name="ro1">
          <table:table-cell office:value-type="string" calcext:value-type="string">
            <text:p>speedDebug.cons_v[237]</text:p>
          </table:table-cell>
          <table:table-cell/>
        </table:table-row>
        <table:table-row table:style-name="ro1">
          <table:table-cell office:value-type="string" calcext:value-type="string">
            <text:p>speedDebug.cons_v[238]</text:p>
          </table:table-cell>
          <table:table-cell/>
        </table:table-row>
        <table:table-row table:style-name="ro1">
          <table:table-cell office:value-type="string" calcext:value-type="string">
            <text:p>speedDebug.cons_v[239]</text:p>
          </table:table-cell>
          <table:table-cell/>
        </table:table-row>
        <table:table-row table:style-name="ro1">
          <table:table-cell office:value-type="string" calcext:value-type="string">
            <text:p>speedDebug.cons_v[240]</text:p>
          </table:table-cell>
          <table:table-cell/>
        </table:table-row>
        <table:table-row table:style-name="ro1">
          <table:table-cell office:value-type="string" calcext:value-type="string">
            <text:p>speedDebug.cons_v[241]</text:p>
          </table:table-cell>
          <table:table-cell/>
        </table:table-row>
        <table:table-row table:style-name="ro1">
          <table:table-cell office:value-type="string" calcext:value-type="string">
            <text:p>speedDebug.cons_v[242]</text:p>
          </table:table-cell>
          <table:table-cell/>
        </table:table-row>
        <table:table-row table:style-name="ro1">
          <table:table-cell office:value-type="string" calcext:value-type="string">
            <text:p>speedDebug.cons_v[243]</text:p>
          </table:table-cell>
          <table:table-cell/>
        </table:table-row>
        <table:table-row table:style-name="ro1">
          <table:table-cell office:value-type="string" calcext:value-type="string">
            <text:p>speedDebug.cons_v[244]</text:p>
          </table:table-cell>
          <table:table-cell/>
        </table:table-row>
        <table:table-row table:style-name="ro1">
          <table:table-cell office:value-type="string" calcext:value-type="string">
            <text:p>speedDebug.cons_v[245]</text:p>
          </table:table-cell>
          <table:table-cell/>
        </table:table-row>
        <table:table-row table:style-name="ro1">
          <table:table-cell office:value-type="string" calcext:value-type="string">
            <text:p>speedDebug.cons_v[246]</text:p>
          </table:table-cell>
          <table:table-cell/>
        </table:table-row>
        <table:table-row table:style-name="ro1">
          <table:table-cell office:value-type="string" calcext:value-type="string">
            <text:p>speedDebug.cons_v[247]</text:p>
          </table:table-cell>
          <table:table-cell/>
        </table:table-row>
        <table:table-row table:style-name="ro1">
          <table:table-cell office:value-type="string" calcext:value-type="string">
            <text:p>speedDebug.cons_v[248]</text:p>
          </table:table-cell>
          <table:table-cell/>
        </table:table-row>
        <table:table-row table:style-name="ro1">
          <table:table-cell office:value-type="string" calcext:value-type="string">
            <text:p>speedDebug.cons_v[249]</text:p>
          </table:table-cell>
          <table:table-cell/>
        </table:table-row>
        <table:table-row table:style-name="ro1">
          <table:table-cell office:value-type="string" calcext:value-type="string">
            <text:p>speedDebug.cons_v[250]</text:p>
          </table:table-cell>
          <table:table-cell/>
        </table:table-row>
        <table:table-row table:style-name="ro1">
          <table:table-cell office:value-type="string" calcext:value-type="string">
            <text:p>speedDebug.cons_v[251]</text:p>
          </table:table-cell>
          <table:table-cell/>
        </table:table-row>
        <table:table-row table:style-name="ro1">
          <table:table-cell office:value-type="string" calcext:value-type="string">
            <text:p>speedDebug.cons_v[252]</text:p>
          </table:table-cell>
          <table:table-cell/>
        </table:table-row>
        <table:table-row table:style-name="ro1">
          <table:table-cell office:value-type="string" calcext:value-type="string">
            <text:p>speedDebug.cons_v[253]</text:p>
          </table:table-cell>
          <table:table-cell/>
        </table:table-row>
        <table:table-row table:style-name="ro1">
          <table:table-cell office:value-type="string" calcext:value-type="string">
            <text:p>speedDebug.cons_v[254]</text:p>
          </table:table-cell>
          <table:table-cell/>
        </table:table-row>
        <table:table-row table:style-name="ro1">
          <table:table-cell office:value-type="string" calcext:value-type="string">
            <text:p>speedDebug.cons_v[255]</text:p>
          </table:table-cell>
          <table:table-cell/>
        </table:table-row>
        <table:table-row table:style-name="ro1">
          <table:table-cell office:value-type="string" calcext:value-type="string">
            <text:p>speedDebug.cons_v[256]</text:p>
          </table:table-cell>
          <table:table-cell/>
        </table:table-row>
        <table:table-row table:style-name="ro1">
          <table:table-cell office:value-type="string" calcext:value-type="string">
            <text:p>speedDebug.cons_v[257]</text:p>
          </table:table-cell>
          <table:table-cell/>
        </table:table-row>
        <table:table-row table:style-name="ro1">
          <table:table-cell office:value-type="string" calcext:value-type="string">
            <text:p>speedDebug.cons_v[258]</text:p>
          </table:table-cell>
          <table:table-cell/>
        </table:table-row>
        <table:table-row table:style-name="ro1">
          <table:table-cell office:value-type="string" calcext:value-type="string">
            <text:p>speedDebug.cons_v[259]</text:p>
          </table:table-cell>
          <table:table-cell/>
        </table:table-row>
        <table:table-row table:style-name="ro1">
          <table:table-cell office:value-type="string" calcext:value-type="string">
            <text:p>speedDebug.cons_v[260]</text:p>
          </table:table-cell>
          <table:table-cell/>
        </table:table-row>
        <table:table-row table:style-name="ro1">
          <table:table-cell office:value-type="string" calcext:value-type="string">
            <text:p>speedDebug.cons_v[261]</text:p>
          </table:table-cell>
          <table:table-cell/>
        </table:table-row>
        <table:table-row table:style-name="ro1">
          <table:table-cell office:value-type="string" calcext:value-type="string">
            <text:p>speedDebug.cons_v[262]</text:p>
          </table:table-cell>
          <table:table-cell/>
        </table:table-row>
        <table:table-row table:style-name="ro1">
          <table:table-cell office:value-type="string" calcext:value-type="string">
            <text:p>speedDebug.cons_v[263]</text:p>
          </table:table-cell>
          <table:table-cell/>
        </table:table-row>
        <table:table-row table:style-name="ro1">
          <table:table-cell office:value-type="string" calcext:value-type="string">
            <text:p>speedDebug.cons_v[264]</text:p>
          </table:table-cell>
          <table:table-cell/>
        </table:table-row>
        <table:table-row table:style-name="ro1">
          <table:table-cell office:value-type="string" calcext:value-type="string">
            <text:p>speedDebug.cons_v[265]</text:p>
          </table:table-cell>
          <table:table-cell/>
        </table:table-row>
        <table:table-row table:style-name="ro1">
          <table:table-cell office:value-type="string" calcext:value-type="string">
            <text:p>speedDebug.cons_v[266]</text:p>
          </table:table-cell>
          <table:table-cell/>
        </table:table-row>
        <table:table-row table:style-name="ro1">
          <table:table-cell office:value-type="string" calcext:value-type="string">
            <text:p>speedDebug.cons_v[267]</text:p>
          </table:table-cell>
          <table:table-cell/>
        </table:table-row>
        <table:table-row table:style-name="ro1">
          <table:table-cell office:value-type="string" calcext:value-type="string">
            <text:p>speedDebug.cons_v[268]</text:p>
          </table:table-cell>
          <table:table-cell/>
        </table:table-row>
        <table:table-row table:style-name="ro1">
          <table:table-cell office:value-type="string" calcext:value-type="string">
            <text:p>speedDebug.cons_v[269]</text:p>
          </table:table-cell>
          <table:table-cell/>
        </table:table-row>
        <table:table-row table:style-name="ro1">
          <table:table-cell office:value-type="string" calcext:value-type="string">
            <text:p>speedDebug.cons_v[270]</text:p>
          </table:table-cell>
          <table:table-cell/>
        </table:table-row>
        <table:table-row table:style-name="ro1">
          <table:table-cell office:value-type="string" calcext:value-type="string">
            <text:p>speedDebug.cons_v[271]</text:p>
          </table:table-cell>
          <table:table-cell/>
        </table:table-row>
        <table:table-row table:style-name="ro1">
          <table:table-cell office:value-type="string" calcext:value-type="string">
            <text:p>speedDebug.cons_v[272]</text:p>
          </table:table-cell>
          <table:table-cell/>
        </table:table-row>
        <table:table-row table:style-name="ro1">
          <table:table-cell office:value-type="string" calcext:value-type="string">
            <text:p>speedDebug.cons_v[273]</text:p>
          </table:table-cell>
          <table:table-cell/>
        </table:table-row>
        <table:table-row table:style-name="ro1">
          <table:table-cell office:value-type="string" calcext:value-type="string">
            <text:p>speedDebug.cons_v[274]</text:p>
          </table:table-cell>
          <table:table-cell/>
        </table:table-row>
        <table:table-row table:style-name="ro1">
          <table:table-cell office:value-type="string" calcext:value-type="string">
            <text:p>speedDebug.cons_v[275]</text:p>
          </table:table-cell>
          <table:table-cell/>
        </table:table-row>
        <table:table-row table:style-name="ro1">
          <table:table-cell office:value-type="string" calcext:value-type="string">
            <text:p>speedDebug.cons_v[276]</text:p>
          </table:table-cell>
          <table:table-cell/>
        </table:table-row>
        <table:table-row table:style-name="ro1">
          <table:table-cell office:value-type="string" calcext:value-type="string">
            <text:p>speedDebug.cons_v[277]</text:p>
          </table:table-cell>
          <table:table-cell/>
        </table:table-row>
        <table:table-row table:style-name="ro1">
          <table:table-cell office:value-type="string" calcext:value-type="string">
            <text:p>speedDebug.cons_v[278]</text:p>
          </table:table-cell>
          <table:table-cell/>
        </table:table-row>
        <table:table-row table:style-name="ro1">
          <table:table-cell office:value-type="string" calcext:value-type="string">
            <text:p>speedDebug.cons_v[279]</text:p>
          </table:table-cell>
          <table:table-cell/>
        </table:table-row>
        <table:table-row table:style-name="ro1">
          <table:table-cell office:value-type="string" calcext:value-type="string">
            <text:p>speedDebug.cons_v[280]</text:p>
          </table:table-cell>
          <table:table-cell/>
        </table:table-row>
        <table:table-row table:style-name="ro1">
          <table:table-cell office:value-type="string" calcext:value-type="string">
            <text:p>speedDebug.cons_v[281]</text:p>
          </table:table-cell>
          <table:table-cell/>
        </table:table-row>
        <table:table-row table:style-name="ro1">
          <table:table-cell office:value-type="string" calcext:value-type="string">
            <text:p>speedDebug.cons_v[282]</text:p>
          </table:table-cell>
          <table:table-cell/>
        </table:table-row>
        <table:table-row table:style-name="ro1">
          <table:table-cell office:value-type="string" calcext:value-type="string">
            <text:p>speedDebug.cons_v[283]</text:p>
          </table:table-cell>
          <table:table-cell/>
        </table:table-row>
        <table:table-row table:style-name="ro1">
          <table:table-cell office:value-type="string" calcext:value-type="string">
            <text:p>speedDebug.cons_v[284]</text:p>
          </table:table-cell>
          <table:table-cell/>
        </table:table-row>
        <table:table-row table:style-name="ro1">
          <table:table-cell office:value-type="string" calcext:value-type="string">
            <text:p>speedDebug.cons_v[285]</text:p>
          </table:table-cell>
          <table:table-cell/>
        </table:table-row>
        <table:table-row table:style-name="ro1">
          <table:table-cell office:value-type="string" calcext:value-type="string">
            <text:p>speedDebug.cons_v[286]</text:p>
          </table:table-cell>
          <table:table-cell/>
        </table:table-row>
        <table:table-row table:style-name="ro1">
          <table:table-cell office:value-type="string" calcext:value-type="string">
            <text:p>speedDebug.cons_v[287]</text:p>
          </table:table-cell>
          <table:table-cell/>
        </table:table-row>
        <table:table-row table:style-name="ro1">
          <table:table-cell office:value-type="string" calcext:value-type="string">
            <text:p>speedDebug.cons_v[288]</text:p>
          </table:table-cell>
          <table:table-cell/>
        </table:table-row>
        <table:table-row table:style-name="ro1">
          <table:table-cell office:value-type="string" calcext:value-type="string">
            <text:p>speedDebug.cons_v[289]</text:p>
          </table:table-cell>
          <table:table-cell/>
        </table:table-row>
        <table:table-row table:style-name="ro1">
          <table:table-cell office:value-type="string" calcext:value-type="string">
            <text:p>speedDebug.cons_v[290]</text:p>
          </table:table-cell>
          <table:table-cell/>
        </table:table-row>
        <table:table-row table:style-name="ro1">
          <table:table-cell office:value-type="string" calcext:value-type="string">
            <text:p>speedDebug.cons_v[291]</text:p>
          </table:table-cell>
          <table:table-cell/>
        </table:table-row>
        <table:table-row table:style-name="ro1">
          <table:table-cell office:value-type="string" calcext:value-type="string">
            <text:p>speedDebug.cons_v[292]</text:p>
          </table:table-cell>
          <table:table-cell/>
        </table:table-row>
        <table:table-row table:style-name="ro1">
          <table:table-cell office:value-type="string" calcext:value-type="string">
            <text:p>speedDebug.cons_v[293]</text:p>
          </table:table-cell>
          <table:table-cell/>
        </table:table-row>
        <table:table-row table:style-name="ro1">
          <table:table-cell office:value-type="string" calcext:value-type="string">
            <text:p>speedDebug.cons_v[294]</text:p>
          </table:table-cell>
          <table:table-cell/>
        </table:table-row>
        <table:table-row table:style-name="ro1">
          <table:table-cell office:value-type="string" calcext:value-type="string">
            <text:p>speedDebug.cons_v[295]</text:p>
          </table:table-cell>
          <table:table-cell/>
        </table:table-row>
        <table:table-row table:style-name="ro1">
          <table:table-cell office:value-type="string" calcext:value-type="string">
            <text:p>speedDebug.cons_v[296]</text:p>
          </table:table-cell>
          <table:table-cell/>
        </table:table-row>
        <table:table-row table:style-name="ro1">
          <table:table-cell office:value-type="string" calcext:value-type="string">
            <text:p>speedDebug.cons_v[297]</text:p>
          </table:table-cell>
          <table:table-cell/>
        </table:table-row>
        <table:table-row table:style-name="ro1">
          <table:table-cell office:value-type="string" calcext:value-type="string">
            <text:p>speedDebug.cons_v[298]</text:p>
          </table:table-cell>
          <table:table-cell/>
        </table:table-row>
        <table:table-row table:style-name="ro1">
          <table:table-cell office:value-type="string" calcext:value-type="string">
            <text:p>speedDebug.cons_v[299]</text:p>
          </table:table-cell>
          <table:table-cell/>
        </table:table-row>
        <table:table-row table:style-name="ro1">
          <table:table-cell office:value-type="string" calcext:value-type="string">
            <text:p>speedDebug.cons_v[300]</text:p>
          </table:table-cell>
          <table:table-cell/>
        </table:table-row>
        <table:table-row table:style-name="ro1">
          <table:table-cell office:value-type="string" calcext:value-type="string">
            <text:p>speedDebug.cons_v[301]</text:p>
          </table:table-cell>
          <table:table-cell/>
        </table:table-row>
        <table:table-row table:style-name="ro1">
          <table:table-cell office:value-type="string" calcext:value-type="string">
            <text:p>speedDebug.cons_v[302]</text:p>
          </table:table-cell>
          <table:table-cell/>
        </table:table-row>
        <table:table-row table:style-name="ro1">
          <table:table-cell office:value-type="string" calcext:value-type="string">
            <text:p>speedDebug.cons_v[303]</text:p>
          </table:table-cell>
          <table:table-cell/>
        </table:table-row>
        <table:table-row table:style-name="ro1">
          <table:table-cell office:value-type="string" calcext:value-type="string">
            <text:p>speedDebug.cons_v[304]</text:p>
          </table:table-cell>
          <table:table-cell/>
        </table:table-row>
        <table:table-row table:style-name="ro1">
          <table:table-cell office:value-type="string" calcext:value-type="string">
            <text:p>speedDebug.cons_v[305]</text:p>
          </table:table-cell>
          <table:table-cell/>
        </table:table-row>
        <table:table-row table:style-name="ro1">
          <table:table-cell office:value-type="string" calcext:value-type="string">
            <text:p>speedDebug.cons_v[306]</text:p>
          </table:table-cell>
          <table:table-cell/>
        </table:table-row>
        <table:table-row table:style-name="ro1">
          <table:table-cell office:value-type="string" calcext:value-type="string">
            <text:p>speedDebug.cons_v[307]</text:p>
          </table:table-cell>
          <table:table-cell/>
        </table:table-row>
        <table:table-row table:style-name="ro1">
          <table:table-cell office:value-type="string" calcext:value-type="string">
            <text:p>speedDebug.cons_v[308]</text:p>
          </table:table-cell>
          <table:table-cell/>
        </table:table-row>
        <table:table-row table:style-name="ro1">
          <table:table-cell office:value-type="string" calcext:value-type="string">
            <text:p>speedDebug.cons_v[309]</text:p>
          </table:table-cell>
          <table:table-cell/>
        </table:table-row>
        <table:table-row table:style-name="ro1">
          <table:table-cell office:value-type="string" calcext:value-type="string">
            <text:p>speedDebug.cons_v[310]</text:p>
          </table:table-cell>
          <table:table-cell/>
        </table:table-row>
        <table:table-row table:style-name="ro1">
          <table:table-cell office:value-type="string" calcext:value-type="string">
            <text:p>speedDebug.cons_v[311]</text:p>
          </table:table-cell>
          <table:table-cell/>
        </table:table-row>
        <table:table-row table:style-name="ro1">
          <table:table-cell office:value-type="string" calcext:value-type="string">
            <text:p>speedDebug.cons_v[312]</text:p>
          </table:table-cell>
          <table:table-cell/>
        </table:table-row>
        <table:table-row table:style-name="ro1">
          <table:table-cell office:value-type="string" calcext:value-type="string">
            <text:p>speedDebug.cons_v[313]</text:p>
          </table:table-cell>
          <table:table-cell/>
        </table:table-row>
        <table:table-row table:style-name="ro1">
          <table:table-cell office:value-type="string" calcext:value-type="string">
            <text:p>speedDebug.cons_v[314]</text:p>
          </table:table-cell>
          <table:table-cell/>
        </table:table-row>
        <table:table-row table:style-name="ro1">
          <table:table-cell office:value-type="string" calcext:value-type="string">
            <text:p>speedDebug.cons_v[315]</text:p>
          </table:table-cell>
          <table:table-cell/>
        </table:table-row>
        <table:table-row table:style-name="ro1">
          <table:table-cell office:value-type="string" calcext:value-type="string">
            <text:p>speedDebug.cons_v[316]</text:p>
          </table:table-cell>
          <table:table-cell/>
        </table:table-row>
        <table:table-row table:style-name="ro1">
          <table:table-cell office:value-type="string" calcext:value-type="string">
            <text:p>speedDebug.cons_v[317]</text:p>
          </table:table-cell>
          <table:table-cell/>
        </table:table-row>
        <table:table-row table:style-name="ro1">
          <table:table-cell office:value-type="string" calcext:value-type="string">
            <text:p>speedDebug.cons_v[318]</text:p>
          </table:table-cell>
          <table:table-cell/>
        </table:table-row>
        <table:table-row table:style-name="ro1">
          <table:table-cell office:value-type="string" calcext:value-type="string">
            <text:p>speedDebug.cons_v[319]</text:p>
          </table:table-cell>
          <table:table-cell/>
        </table:table-row>
        <table:table-row table:style-name="ro1">
          <table:table-cell office:value-type="string" calcext:value-type="string">
            <text:p>speedDebug.cons_v[320]</text:p>
          </table:table-cell>
          <table:table-cell/>
        </table:table-row>
        <table:table-row table:style-name="ro1">
          <table:table-cell office:value-type="string" calcext:value-type="string">
            <text:p>speedDebug.cons_v[321]</text:p>
          </table:table-cell>
          <table:table-cell/>
        </table:table-row>
        <table:table-row table:style-name="ro1">
          <table:table-cell office:value-type="string" calcext:value-type="string">
            <text:p>speedDebug.cons_v[322]</text:p>
          </table:table-cell>
          <table:table-cell/>
        </table:table-row>
        <table:table-row table:style-name="ro1">
          <table:table-cell office:value-type="string" calcext:value-type="string">
            <text:p>speedDebug.cons_v[323]</text:p>
          </table:table-cell>
          <table:table-cell/>
        </table:table-row>
        <table:table-row table:style-name="ro1">
          <table:table-cell office:value-type="string" calcext:value-type="string">
            <text:p>speedDebug.cons_v[324]</text:p>
          </table:table-cell>
          <table:table-cell/>
        </table:table-row>
        <table:table-row table:style-name="ro1">
          <table:table-cell office:value-type="string" calcext:value-type="string">
            <text:p>speedDebug.cons_v[325]</text:p>
          </table:table-cell>
          <table:table-cell/>
        </table:table-row>
        <table:table-row table:style-name="ro1">
          <table:table-cell office:value-type="string" calcext:value-type="string">
            <text:p>speedDebug.cons_v[326]</text:p>
          </table:table-cell>
          <table:table-cell/>
        </table:table-row>
        <table:table-row table:style-name="ro1">
          <table:table-cell office:value-type="string" calcext:value-type="string">
            <text:p>speedDebug.cons_v[327]</text:p>
          </table:table-cell>
          <table:table-cell/>
        </table:table-row>
        <table:table-row table:style-name="ro1">
          <table:table-cell office:value-type="string" calcext:value-type="string">
            <text:p>speedDebug.cons_v[328]</text:p>
          </table:table-cell>
          <table:table-cell/>
        </table:table-row>
        <table:table-row table:style-name="ro1">
          <table:table-cell office:value-type="string" calcext:value-type="string">
            <text:p>speedDebug.cons_v[329]</text:p>
          </table:table-cell>
          <table:table-cell/>
        </table:table-row>
        <table:table-row table:style-name="ro1">
          <table:table-cell office:value-type="string" calcext:value-type="string">
            <text:p>speedDebug.cons_v[330]</text:p>
          </table:table-cell>
          <table:table-cell/>
        </table:table-row>
        <table:table-row table:style-name="ro1">
          <table:table-cell office:value-type="string" calcext:value-type="string">
            <text:p>speedDebug.cons_v[331]</text:p>
          </table:table-cell>
          <table:table-cell/>
        </table:table-row>
        <table:table-row table:style-name="ro1">
          <table:table-cell office:value-type="string" calcext:value-type="string">
            <text:p>speedDebug.cons_v[332]</text:p>
          </table:table-cell>
          <table:table-cell/>
        </table:table-row>
        <table:table-row table:style-name="ro1">
          <table:table-cell office:value-type="string" calcext:value-type="string">
            <text:p>speedDebug.cons_v[333]</text:p>
          </table:table-cell>
          <table:table-cell/>
        </table:table-row>
        <table:table-row table:style-name="ro1">
          <table:table-cell office:value-type="string" calcext:value-type="string">
            <text:p>speedDebug.cons_v[334]</text:p>
          </table:table-cell>
          <table:table-cell/>
        </table:table-row>
        <table:table-row table:style-name="ro1">
          <table:table-cell office:value-type="string" calcext:value-type="string">
            <text:p>speedDebug.cons_v[335]</text:p>
          </table:table-cell>
          <table:table-cell/>
        </table:table-row>
        <table:table-row table:style-name="ro1">
          <table:table-cell office:value-type="string" calcext:value-type="string">
            <text:p>speedDebug.cons_v[336]</text:p>
          </table:table-cell>
          <table:table-cell/>
        </table:table-row>
        <table:table-row table:style-name="ro1">
          <table:table-cell office:value-type="string" calcext:value-type="string">
            <text:p>speedDebug.cons_v[337]</text:p>
          </table:table-cell>
          <table:table-cell/>
        </table:table-row>
        <table:table-row table:style-name="ro1">
          <table:table-cell office:value-type="string" calcext:value-type="string">
            <text:p>speedDebug.cons_v[338]</text:p>
          </table:table-cell>
          <table:table-cell/>
        </table:table-row>
        <table:table-row table:style-name="ro1">
          <table:table-cell office:value-type="string" calcext:value-type="string">
            <text:p>speedDebug.cons_v[339]</text:p>
          </table:table-cell>
          <table:table-cell/>
        </table:table-row>
        <table:table-row table:style-name="ro1">
          <table:table-cell office:value-type="string" calcext:value-type="string">
            <text:p>speedDebug.cons_v[340]</text:p>
          </table:table-cell>
          <table:table-cell/>
        </table:table-row>
        <table:table-row table:style-name="ro1">
          <table:table-cell office:value-type="string" calcext:value-type="string">
            <text:p>speedDebug.cons_v[341]</text:p>
          </table:table-cell>
          <table:table-cell/>
        </table:table-row>
        <table:table-row table:style-name="ro1">
          <table:table-cell office:value-type="string" calcext:value-type="string">
            <text:p>speedDebug.cons_v[342]</text:p>
          </table:table-cell>
          <table:table-cell/>
        </table:table-row>
        <table:table-row table:style-name="ro1">
          <table:table-cell office:value-type="string" calcext:value-type="string">
            <text:p>speedDebug.cons_v[343]</text:p>
          </table:table-cell>
          <table:table-cell/>
        </table:table-row>
        <table:table-row table:style-name="ro1">
          <table:table-cell office:value-type="string" calcext:value-type="string">
            <text:p>speedDebug.cons_v[344]</text:p>
          </table:table-cell>
          <table:table-cell/>
        </table:table-row>
        <table:table-row table:style-name="ro1">
          <table:table-cell office:value-type="string" calcext:value-type="string">
            <text:p>speedDebug.cons_v[345]</text:p>
          </table:table-cell>
          <table:table-cell/>
        </table:table-row>
        <table:table-row table:style-name="ro1">
          <table:table-cell office:value-type="string" calcext:value-type="string">
            <text:p>speedDebug.cons_v[346]</text:p>
          </table:table-cell>
          <table:table-cell/>
        </table:table-row>
        <table:table-row table:style-name="ro1">
          <table:table-cell office:value-type="string" calcext:value-type="string">
            <text:p>speedDebug.cons_v[347]</text:p>
          </table:table-cell>
          <table:table-cell/>
        </table:table-row>
        <table:table-row table:style-name="ro1">
          <table:table-cell office:value-type="string" calcext:value-type="string">
            <text:p>speedDebug.cons_v[348]</text:p>
          </table:table-cell>
          <table:table-cell/>
        </table:table-row>
        <table:table-row table:style-name="ro1">
          <table:table-cell office:value-type="string" calcext:value-type="string">
            <text:p>speedDebug.cons_v[349]</text:p>
          </table:table-cell>
          <table:table-cell/>
        </table:table-row>
        <table:table-row table:style-name="ro1">
          <table:table-cell office:value-type="string" calcext:value-type="string">
            <text:p>speedDebug.cons_v[350]</text:p>
          </table:table-cell>
          <table:table-cell/>
        </table:table-row>
        <table:table-row table:style-name="ro1">
          <table:table-cell office:value-type="string" calcext:value-type="string">
            <text:p>speedDebug.cons_v[351]</text:p>
          </table:table-cell>
          <table:table-cell/>
        </table:table-row>
        <table:table-row table:style-name="ro1">
          <table:table-cell office:value-type="string" calcext:value-type="string">
            <text:p>speedDebug.cons_v[352]</text:p>
          </table:table-cell>
          <table:table-cell/>
        </table:table-row>
        <table:table-row table:style-name="ro1">
          <table:table-cell office:value-type="string" calcext:value-type="string">
            <text:p>speedDebug.cons_v[353]</text:p>
          </table:table-cell>
          <table:table-cell/>
        </table:table-row>
        <table:table-row table:style-name="ro1">
          <table:table-cell office:value-type="string" calcext:value-type="string">
            <text:p>speedDebug.cons_v[354]</text:p>
          </table:table-cell>
          <table:table-cell/>
        </table:table-row>
        <table:table-row table:style-name="ro1">
          <table:table-cell office:value-type="string" calcext:value-type="string">
            <text:p>speedDebug.cons_v[355]</text:p>
          </table:table-cell>
          <table:table-cell/>
        </table:table-row>
        <table:table-row table:style-name="ro1">
          <table:table-cell office:value-type="string" calcext:value-type="string">
            <text:p>speedDebug.cons_v[356]</text:p>
          </table:table-cell>
          <table:table-cell/>
        </table:table-row>
        <table:table-row table:style-name="ro1">
          <table:table-cell office:value-type="string" calcext:value-type="string">
            <text:p>speedDebug.cons_v[357]</text:p>
          </table:table-cell>
          <table:table-cell/>
        </table:table-row>
        <table:table-row table:style-name="ro1">
          <table:table-cell office:value-type="string" calcext:value-type="string">
            <text:p>speedDebug.cons_v[358]</text:p>
          </table:table-cell>
          <table:table-cell/>
        </table:table-row>
        <table:table-row table:style-name="ro1">
          <table:table-cell office:value-type="string" calcext:value-type="string">
            <text:p>speedDebug.cons_v[359]</text:p>
          </table:table-cell>
          <table:table-cell/>
        </table:table-row>
        <table:table-row table:style-name="ro1">
          <table:table-cell office:value-type="string" calcext:value-type="string">
            <text:p>speedDebug.cons_v[360]</text:p>
          </table:table-cell>
          <table:table-cell/>
        </table:table-row>
        <table:table-row table:style-name="ro1">
          <table:table-cell office:value-type="string" calcext:value-type="string">
            <text:p>speedDebug.cons_v[361]</text:p>
          </table:table-cell>
          <table:table-cell/>
        </table:table-row>
        <table:table-row table:style-name="ro1">
          <table:table-cell office:value-type="string" calcext:value-type="string">
            <text:p>speedDebug.cons_v[362]</text:p>
          </table:table-cell>
          <table:table-cell/>
        </table:table-row>
        <table:table-row table:style-name="ro1">
          <table:table-cell office:value-type="string" calcext:value-type="string">
            <text:p>speedDebug.cons_v[363]</text:p>
          </table:table-cell>
          <table:table-cell/>
        </table:table-row>
        <table:table-row table:style-name="ro1">
          <table:table-cell office:value-type="string" calcext:value-type="string">
            <text:p>speedDebug.cons_v[364]</text:p>
          </table:table-cell>
          <table:table-cell/>
        </table:table-row>
        <table:table-row table:style-name="ro1">
          <table:table-cell office:value-type="string" calcext:value-type="string">
            <text:p>speedDebug.cons_v[365]</text:p>
          </table:table-cell>
          <table:table-cell/>
        </table:table-row>
        <table:table-row table:style-name="ro1">
          <table:table-cell office:value-type="string" calcext:value-type="string">
            <text:p>speedDebug.cons_v[366]</text:p>
          </table:table-cell>
          <table:table-cell/>
        </table:table-row>
        <table:table-row table:style-name="ro1">
          <table:table-cell office:value-type="string" calcext:value-type="string">
            <text:p>speedDebug.cons_v[367]</text:p>
          </table:table-cell>
          <table:table-cell/>
        </table:table-row>
        <table:table-row table:style-name="ro1">
          <table:table-cell office:value-type="string" calcext:value-type="string">
            <text:p>speedDebug.cons_v[368]</text:p>
          </table:table-cell>
          <table:table-cell/>
        </table:table-row>
        <table:table-row table:style-name="ro1">
          <table:table-cell office:value-type="string" calcext:value-type="string">
            <text:p>speedDebug.cons_v[369]</text:p>
          </table:table-cell>
          <table:table-cell/>
        </table:table-row>
        <table:table-row table:style-name="ro1">
          <table:table-cell office:value-type="string" calcext:value-type="string">
            <text:p>speedDebug.cons_v[370]</text:p>
          </table:table-cell>
          <table:table-cell/>
        </table:table-row>
        <table:table-row table:style-name="ro1">
          <table:table-cell office:value-type="string" calcext:value-type="string">
            <text:p>speedDebug.cons_v[371]</text:p>
          </table:table-cell>
          <table:table-cell/>
        </table:table-row>
        <table:table-row table:style-name="ro1">
          <table:table-cell office:value-type="string" calcext:value-type="string">
            <text:p>speedDebug.cons_v[372]</text:p>
          </table:table-cell>
          <table:table-cell/>
        </table:table-row>
        <table:table-row table:style-name="ro1">
          <table:table-cell office:value-type="string" calcext:value-type="string">
            <text:p>speedDebug.cons_v[373]</text:p>
          </table:table-cell>
          <table:table-cell/>
        </table:table-row>
        <table:table-row table:style-name="ro1">
          <table:table-cell office:value-type="string" calcext:value-type="string">
            <text:p>speedDebug.cons_v[374]</text:p>
          </table:table-cell>
          <table:table-cell/>
        </table:table-row>
        <table:table-row table:style-name="ro1">
          <table:table-cell office:value-type="string" calcext:value-type="string">
            <text:p>speedDebug.cons_v[375]</text:p>
          </table:table-cell>
          <table:table-cell/>
        </table:table-row>
        <table:table-row table:style-name="ro1">
          <table:table-cell office:value-type="string" calcext:value-type="string">
            <text:p>speedDebug.cons_v[376]</text:p>
          </table:table-cell>
          <table:table-cell/>
        </table:table-row>
        <table:table-row table:style-name="ro1">
          <table:table-cell office:value-type="string" calcext:value-type="string">
            <text:p>speedDebug.cons_v[377]</text:p>
          </table:table-cell>
          <table:table-cell/>
        </table:table-row>
        <table:table-row table:style-name="ro1">
          <table:table-cell office:value-type="string" calcext:value-type="string">
            <text:p>speedDebug.cons_v[378]</text:p>
          </table:table-cell>
          <table:table-cell/>
        </table:table-row>
        <table:table-row table:style-name="ro1">
          <table:table-cell office:value-type="string" calcext:value-type="string">
            <text:p>speedDebug.cons_v[379]</text:p>
          </table:table-cell>
          <table:table-cell/>
        </table:table-row>
        <table:table-row table:style-name="ro1">
          <table:table-cell office:value-type="string" calcext:value-type="string">
            <text:p>speedDebug.cons_v[380]</text:p>
          </table:table-cell>
          <table:table-cell/>
        </table:table-row>
        <table:table-row table:style-name="ro1">
          <table:table-cell office:value-type="string" calcext:value-type="string">
            <text:p>speedDebug.cons_v[381]</text:p>
          </table:table-cell>
          <table:table-cell/>
        </table:table-row>
        <table:table-row table:style-name="ro1">
          <table:table-cell office:value-type="string" calcext:value-type="string">
            <text:p>speedDebug.cons_v[382]</text:p>
          </table:table-cell>
          <table:table-cell/>
        </table:table-row>
        <table:table-row table:style-name="ro1">
          <table:table-cell office:value-type="string" calcext:value-type="string">
            <text:p>speedDebug.cons_v[383]</text:p>
          </table:table-cell>
          <table:table-cell/>
        </table:table-row>
        <table:table-row table:style-name="ro1">
          <table:table-cell office:value-type="string" calcext:value-type="string">
            <text:p>speedDebug.cons_v[384]</text:p>
          </table:table-cell>
          <table:table-cell/>
        </table:table-row>
        <table:table-row table:style-name="ro1">
          <table:table-cell office:value-type="string" calcext:value-type="string">
            <text:p>speedDebug.cons_v[385]</text:p>
          </table:table-cell>
          <table:table-cell/>
        </table:table-row>
        <table:table-row table:style-name="ro1">
          <table:table-cell office:value-type="string" calcext:value-type="string">
            <text:p>speedDebug.cons_v[386]</text:p>
          </table:table-cell>
          <table:table-cell/>
        </table:table-row>
        <table:table-row table:style-name="ro1">
          <table:table-cell office:value-type="string" calcext:value-type="string">
            <text:p>speedDebug.cons_v[387]</text:p>
          </table:table-cell>
          <table:table-cell/>
        </table:table-row>
        <table:table-row table:style-name="ro1">
          <table:table-cell office:value-type="string" calcext:value-type="string">
            <text:p>speedDebug.cons_v[388]</text:p>
          </table:table-cell>
          <table:table-cell/>
        </table:table-row>
        <table:table-row table:style-name="ro1">
          <table:table-cell office:value-type="string" calcext:value-type="string">
            <text:p>speedDebug.cons_v[389]</text:p>
          </table:table-cell>
          <table:table-cell/>
        </table:table-row>
        <table:table-row table:style-name="ro1">
          <table:table-cell office:value-type="string" calcext:value-type="string">
            <text:p>speedDebug.cons_v[390]</text:p>
          </table:table-cell>
          <table:table-cell/>
        </table:table-row>
        <table:table-row table:style-name="ro1">
          <table:table-cell office:value-type="string" calcext:value-type="string">
            <text:p>speedDebug.cons_v[391]</text:p>
          </table:table-cell>
          <table:table-cell/>
        </table:table-row>
        <table:table-row table:style-name="ro1">
          <table:table-cell office:value-type="string" calcext:value-type="string">
            <text:p>speedDebug.cons_v[392]</text:p>
          </table:table-cell>
          <table:table-cell/>
        </table:table-row>
        <table:table-row table:style-name="ro1">
          <table:table-cell office:value-type="string" calcext:value-type="string">
            <text:p>speedDebug.cons_v[393]</text:p>
          </table:table-cell>
          <table:table-cell/>
        </table:table-row>
        <table:table-row table:style-name="ro1">
          <table:table-cell office:value-type="string" calcext:value-type="string">
            <text:p>speedDebug.cons_v[394]</text:p>
          </table:table-cell>
          <table:table-cell/>
        </table:table-row>
        <table:table-row table:style-name="ro1">
          <table:table-cell office:value-type="string" calcext:value-type="string">
            <text:p>speedDebug.cons_v[395]</text:p>
          </table:table-cell>
          <table:table-cell/>
        </table:table-row>
        <table:table-row table:style-name="ro1">
          <table:table-cell office:value-type="string" calcext:value-type="string">
            <text:p>speedDebug.cons_v[396]</text:p>
          </table:table-cell>
          <table:table-cell/>
        </table:table-row>
        <table:table-row table:style-name="ro1">
          <table:table-cell office:value-type="string" calcext:value-type="string">
            <text:p>speedDebug.cons_v[397]</text:p>
          </table:table-cell>
          <table:table-cell/>
        </table:table-row>
        <table:table-row table:style-name="ro1">
          <table:table-cell office:value-type="string" calcext:value-type="string">
            <text:p>speedDebug.cons_v[398]</text:p>
          </table:table-cell>
          <table:table-cell/>
        </table:table-row>
        <table:table-row table:style-name="ro1">
          <table:table-cell office:value-type="string" calcext:value-type="string">
            <text:p>speedDebug.cons_v[399]</text:p>
          </table:table-cell>
          <table:table-cell/>
        </table:table-row>
        <table:table-row table:style-name="ro1">
          <table:table-cell office:value-type="string" calcext:value-type="string">
            <text:p>speedDebug.cons_vt[0]</text:p>
          </table:table-cell>
          <table:table-cell/>
        </table:table-row>
        <table:table-row table:style-name="ro1">
          <table:table-cell office:value-type="string" calcext:value-type="string">
            <text:p>speedDebug.cons_vt[1]</text:p>
          </table:table-cell>
          <table:table-cell/>
        </table:table-row>
        <table:table-row table:style-name="ro1">
          <table:table-cell office:value-type="string" calcext:value-type="string">
            <text:p>speedDebug.cons_vt[2]</text:p>
          </table:table-cell>
          <table:table-cell/>
        </table:table-row>
        <table:table-row table:style-name="ro1">
          <table:table-cell office:value-type="string" calcext:value-type="string">
            <text:p>speedDebug.cons_vt[3]</text:p>
          </table:table-cell>
          <table:table-cell/>
        </table:table-row>
        <table:table-row table:style-name="ro1">
          <table:table-cell office:value-type="string" calcext:value-type="string">
            <text:p>speedDebug.cons_vt[4]</text:p>
          </table:table-cell>
          <table:table-cell/>
        </table:table-row>
        <table:table-row table:style-name="ro1">
          <table:table-cell office:value-type="string" calcext:value-type="string">
            <text:p>speedDebug.cons_vt[5]</text:p>
          </table:table-cell>
          <table:table-cell/>
        </table:table-row>
        <table:table-row table:style-name="ro1">
          <table:table-cell office:value-type="string" calcext:value-type="string">
            <text:p>speedDebug.cons_vt[6]</text:p>
          </table:table-cell>
          <table:table-cell/>
        </table:table-row>
        <table:table-row table:style-name="ro1">
          <table:table-cell office:value-type="string" calcext:value-type="string">
            <text:p>speedDebug.cons_vt[7]</text:p>
          </table:table-cell>
          <table:table-cell/>
        </table:table-row>
        <table:table-row table:style-name="ro1">
          <table:table-cell office:value-type="string" calcext:value-type="string">
            <text:p>speedDebug.cons_vt[8]</text:p>
          </table:table-cell>
          <table:table-cell/>
        </table:table-row>
        <table:table-row table:style-name="ro1">
          <table:table-cell office:value-type="string" calcext:value-type="string">
            <text:p>speedDebug.cons_vt[9]</text:p>
          </table:table-cell>
          <table:table-cell/>
        </table:table-row>
        <table:table-row table:style-name="ro1">
          <table:table-cell office:value-type="string" calcext:value-type="string">
            <text:p>speedDebug.cons_vt[10]</text:p>
          </table:table-cell>
          <table:table-cell/>
        </table:table-row>
        <table:table-row table:style-name="ro1">
          <table:table-cell office:value-type="string" calcext:value-type="string">
            <text:p>speedDebug.cons_vt[11]</text:p>
          </table:table-cell>
          <table:table-cell/>
        </table:table-row>
        <table:table-row table:style-name="ro1">
          <table:table-cell office:value-type="string" calcext:value-type="string">
            <text:p>speedDebug.cons_vt[12]</text:p>
          </table:table-cell>
          <table:table-cell/>
        </table:table-row>
        <table:table-row table:style-name="ro1">
          <table:table-cell office:value-type="string" calcext:value-type="string">
            <text:p>speedDebug.cons_vt[13]</text:p>
          </table:table-cell>
          <table:table-cell/>
        </table:table-row>
        <table:table-row table:style-name="ro1">
          <table:table-cell office:value-type="string" calcext:value-type="string">
            <text:p>speedDebug.cons_vt[14]</text:p>
          </table:table-cell>
          <table:table-cell/>
        </table:table-row>
        <table:table-row table:style-name="ro1">
          <table:table-cell office:value-type="string" calcext:value-type="string">
            <text:p>speedDebug.cons_vt[15]</text:p>
          </table:table-cell>
          <table:table-cell/>
        </table:table-row>
        <table:table-row table:style-name="ro1">
          <table:table-cell office:value-type="string" calcext:value-type="string">
            <text:p>speedDebug.cons_vt[16]</text:p>
          </table:table-cell>
          <table:table-cell/>
        </table:table-row>
        <table:table-row table:style-name="ro1">
          <table:table-cell office:value-type="string" calcext:value-type="string">
            <text:p>speedDebug.cons_vt[17]</text:p>
          </table:table-cell>
          <table:table-cell/>
        </table:table-row>
        <table:table-row table:style-name="ro1">
          <table:table-cell office:value-type="string" calcext:value-type="string">
            <text:p>speedDebug.cons_vt[18]</text:p>
          </table:table-cell>
          <table:table-cell/>
        </table:table-row>
        <table:table-row table:style-name="ro1">
          <table:table-cell office:value-type="string" calcext:value-type="string">
            <text:p>speedDebug.cons_vt[19]</text:p>
          </table:table-cell>
          <table:table-cell/>
        </table:table-row>
        <table:table-row table:style-name="ro1">
          <table:table-cell office:value-type="string" calcext:value-type="string">
            <text:p>speedDebug.cons_vt[20]</text:p>
          </table:table-cell>
          <table:table-cell/>
        </table:table-row>
        <table:table-row table:style-name="ro1">
          <table:table-cell office:value-type="string" calcext:value-type="string">
            <text:p>speedDebug.cons_vt[21]</text:p>
          </table:table-cell>
          <table:table-cell/>
        </table:table-row>
        <table:table-row table:style-name="ro1">
          <table:table-cell office:value-type="string" calcext:value-type="string">
            <text:p>speedDebug.cons_vt[22]</text:p>
          </table:table-cell>
          <table:table-cell/>
        </table:table-row>
        <table:table-row table:style-name="ro1">
          <table:table-cell office:value-type="string" calcext:value-type="string">
            <text:p>speedDebug.cons_vt[23]</text:p>
          </table:table-cell>
          <table:table-cell/>
        </table:table-row>
        <table:table-row table:style-name="ro1">
          <table:table-cell office:value-type="string" calcext:value-type="string">
            <text:p>speedDebug.cons_vt[24]</text:p>
          </table:table-cell>
          <table:table-cell/>
        </table:table-row>
        <table:table-row table:style-name="ro1">
          <table:table-cell office:value-type="string" calcext:value-type="string">
            <text:p>speedDebug.cons_vt[25]</text:p>
          </table:table-cell>
          <table:table-cell/>
        </table:table-row>
        <table:table-row table:style-name="ro1">
          <table:table-cell office:value-type="string" calcext:value-type="string">
            <text:p>speedDebug.cons_vt[26]</text:p>
          </table:table-cell>
          <table:table-cell/>
        </table:table-row>
        <table:table-row table:style-name="ro1">
          <table:table-cell office:value-type="string" calcext:value-type="string">
            <text:p>speedDebug.cons_vt[27]</text:p>
          </table:table-cell>
          <table:table-cell/>
        </table:table-row>
        <table:table-row table:style-name="ro1">
          <table:table-cell office:value-type="string" calcext:value-type="string">
            <text:p>speedDebug.cons_vt[28]</text:p>
          </table:table-cell>
          <table:table-cell/>
        </table:table-row>
        <table:table-row table:style-name="ro1">
          <table:table-cell office:value-type="string" calcext:value-type="string">
            <text:p>speedDebug.cons_vt[29]</text:p>
          </table:table-cell>
          <table:table-cell/>
        </table:table-row>
        <table:table-row table:style-name="ro1">
          <table:table-cell office:value-type="string" calcext:value-type="string">
            <text:p>speedDebug.cons_vt[30]</text:p>
          </table:table-cell>
          <table:table-cell/>
        </table:table-row>
        <table:table-row table:style-name="ro1">
          <table:table-cell office:value-type="string" calcext:value-type="string">
            <text:p>speedDebug.cons_vt[31]</text:p>
          </table:table-cell>
          <table:table-cell/>
        </table:table-row>
        <table:table-row table:style-name="ro1">
          <table:table-cell office:value-type="string" calcext:value-type="string">
            <text:p>speedDebug.cons_vt[32]</text:p>
          </table:table-cell>
          <table:table-cell/>
        </table:table-row>
        <table:table-row table:style-name="ro1">
          <table:table-cell office:value-type="string" calcext:value-type="string">
            <text:p>speedDebug.cons_vt[33]</text:p>
          </table:table-cell>
          <table:table-cell/>
        </table:table-row>
        <table:table-row table:style-name="ro1">
          <table:table-cell office:value-type="string" calcext:value-type="string">
            <text:p>speedDebug.cons_vt[34]</text:p>
          </table:table-cell>
          <table:table-cell/>
        </table:table-row>
        <table:table-row table:style-name="ro1">
          <table:table-cell office:value-type="string" calcext:value-type="string">
            <text:p>speedDebug.cons_vt[35]</text:p>
          </table:table-cell>
          <table:table-cell/>
        </table:table-row>
        <table:table-row table:style-name="ro1">
          <table:table-cell office:value-type="string" calcext:value-type="string">
            <text:p>speedDebug.cons_vt[36]</text:p>
          </table:table-cell>
          <table:table-cell/>
        </table:table-row>
        <table:table-row table:style-name="ro1">
          <table:table-cell office:value-type="string" calcext:value-type="string">
            <text:p>speedDebug.cons_vt[37]</text:p>
          </table:table-cell>
          <table:table-cell/>
        </table:table-row>
        <table:table-row table:style-name="ro1">
          <table:table-cell office:value-type="string" calcext:value-type="string">
            <text:p>speedDebug.cons_vt[38]</text:p>
          </table:table-cell>
          <table:table-cell/>
        </table:table-row>
        <table:table-row table:style-name="ro1">
          <table:table-cell office:value-type="string" calcext:value-type="string">
            <text:p>speedDebug.cons_vt[39]</text:p>
          </table:table-cell>
          <table:table-cell/>
        </table:table-row>
        <table:table-row table:style-name="ro1">
          <table:table-cell office:value-type="string" calcext:value-type="string">
            <text:p>speedDebug.cons_vt[40]</text:p>
          </table:table-cell>
          <table:table-cell/>
        </table:table-row>
        <table:table-row table:style-name="ro1">
          <table:table-cell office:value-type="string" calcext:value-type="string">
            <text:p>speedDebug.cons_vt[41]</text:p>
          </table:table-cell>
          <table:table-cell/>
        </table:table-row>
        <table:table-row table:style-name="ro1">
          <table:table-cell office:value-type="string" calcext:value-type="string">
            <text:p>speedDebug.cons_vt[42]</text:p>
          </table:table-cell>
          <table:table-cell/>
        </table:table-row>
        <table:table-row table:style-name="ro1">
          <table:table-cell office:value-type="string" calcext:value-type="string">
            <text:p>speedDebug.cons_vt[43]</text:p>
          </table:table-cell>
          <table:table-cell/>
        </table:table-row>
        <table:table-row table:style-name="ro1">
          <table:table-cell office:value-type="string" calcext:value-type="string">
            <text:p>speedDebug.cons_vt[44]</text:p>
          </table:table-cell>
          <table:table-cell/>
        </table:table-row>
        <table:table-row table:style-name="ro1">
          <table:table-cell office:value-type="string" calcext:value-type="string">
            <text:p>speedDebug.cons_vt[45]</text:p>
          </table:table-cell>
          <table:table-cell/>
        </table:table-row>
        <table:table-row table:style-name="ro1">
          <table:table-cell office:value-type="string" calcext:value-type="string">
            <text:p>speedDebug.cons_vt[46]</text:p>
          </table:table-cell>
          <table:table-cell/>
        </table:table-row>
        <table:table-row table:style-name="ro1">
          <table:table-cell office:value-type="string" calcext:value-type="string">
            <text:p>speedDebug.cons_vt[47]</text:p>
          </table:table-cell>
          <table:table-cell/>
        </table:table-row>
        <table:table-row table:style-name="ro1">
          <table:table-cell office:value-type="string" calcext:value-type="string">
            <text:p>speedDebug.cons_vt[48]</text:p>
          </table:table-cell>
          <table:table-cell/>
        </table:table-row>
        <table:table-row table:style-name="ro1">
          <table:table-cell office:value-type="string" calcext:value-type="string">
            <text:p>speedDebug.cons_vt[49]</text:p>
          </table:table-cell>
          <table:table-cell/>
        </table:table-row>
        <table:table-row table:style-name="ro1">
          <table:table-cell office:value-type="string" calcext:value-type="string">
            <text:p>speedDebug.cons_vt[50]</text:p>
          </table:table-cell>
          <table:table-cell/>
        </table:table-row>
        <table:table-row table:style-name="ro1">
          <table:table-cell office:value-type="string" calcext:value-type="string">
            <text:p>speedDebug.cons_vt[51]</text:p>
          </table:table-cell>
          <table:table-cell/>
        </table:table-row>
        <table:table-row table:style-name="ro1">
          <table:table-cell office:value-type="string" calcext:value-type="string">
            <text:p>speedDebug.cons_vt[52]</text:p>
          </table:table-cell>
          <table:table-cell/>
        </table:table-row>
        <table:table-row table:style-name="ro1">
          <table:table-cell office:value-type="string" calcext:value-type="string">
            <text:p>speedDebug.cons_vt[53]</text:p>
          </table:table-cell>
          <table:table-cell/>
        </table:table-row>
        <table:table-row table:style-name="ro1">
          <table:table-cell office:value-type="string" calcext:value-type="string">
            <text:p>speedDebug.cons_vt[54]</text:p>
          </table:table-cell>
          <table:table-cell/>
        </table:table-row>
        <table:table-row table:style-name="ro1">
          <table:table-cell office:value-type="string" calcext:value-type="string">
            <text:p>speedDebug.cons_vt[55]</text:p>
          </table:table-cell>
          <table:table-cell/>
        </table:table-row>
        <table:table-row table:style-name="ro1">
          <table:table-cell office:value-type="string" calcext:value-type="string">
            <text:p>speedDebug.cons_vt[56]</text:p>
          </table:table-cell>
          <table:table-cell/>
        </table:table-row>
        <table:table-row table:style-name="ro1">
          <table:table-cell office:value-type="string" calcext:value-type="string">
            <text:p>speedDebug.cons_vt[57]</text:p>
          </table:table-cell>
          <table:table-cell/>
        </table:table-row>
        <table:table-row table:style-name="ro1">
          <table:table-cell office:value-type="string" calcext:value-type="string">
            <text:p>speedDebug.cons_vt[58]</text:p>
          </table:table-cell>
          <table:table-cell/>
        </table:table-row>
        <table:table-row table:style-name="ro1">
          <table:table-cell office:value-type="string" calcext:value-type="string">
            <text:p>speedDebug.cons_vt[59]</text:p>
          </table:table-cell>
          <table:table-cell/>
        </table:table-row>
        <table:table-row table:style-name="ro1">
          <table:table-cell office:value-type="string" calcext:value-type="string">
            <text:p>speedDebug.cons_vt[60]</text:p>
          </table:table-cell>
          <table:table-cell/>
        </table:table-row>
        <table:table-row table:style-name="ro1">
          <table:table-cell office:value-type="string" calcext:value-type="string">
            <text:p>speedDebug.cons_vt[61]</text:p>
          </table:table-cell>
          <table:table-cell/>
        </table:table-row>
        <table:table-row table:style-name="ro1">
          <table:table-cell office:value-type="string" calcext:value-type="string">
            <text:p>speedDebug.cons_vt[62]</text:p>
          </table:table-cell>
          <table:table-cell/>
        </table:table-row>
        <table:table-row table:style-name="ro1">
          <table:table-cell office:value-type="string" calcext:value-type="string">
            <text:p>speedDebug.cons_vt[63]</text:p>
          </table:table-cell>
          <table:table-cell/>
        </table:table-row>
        <table:table-row table:style-name="ro1">
          <table:table-cell office:value-type="string" calcext:value-type="string">
            <text:p>speedDebug.cons_vt[64]</text:p>
          </table:table-cell>
          <table:table-cell/>
        </table:table-row>
        <table:table-row table:style-name="ro1">
          <table:table-cell office:value-type="string" calcext:value-type="string">
            <text:p>speedDebug.cons_vt[65]</text:p>
          </table:table-cell>
          <table:table-cell/>
        </table:table-row>
        <table:table-row table:style-name="ro1">
          <table:table-cell office:value-type="string" calcext:value-type="string">
            <text:p>speedDebug.cons_vt[66]</text:p>
          </table:table-cell>
          <table:table-cell/>
        </table:table-row>
        <table:table-row table:style-name="ro1">
          <table:table-cell office:value-type="string" calcext:value-type="string">
            <text:p>speedDebug.cons_vt[67]</text:p>
          </table:table-cell>
          <table:table-cell/>
        </table:table-row>
        <table:table-row table:style-name="ro1">
          <table:table-cell office:value-type="string" calcext:value-type="string">
            <text:p>speedDebug.cons_vt[68]</text:p>
          </table:table-cell>
          <table:table-cell/>
        </table:table-row>
        <table:table-row table:style-name="ro1">
          <table:table-cell office:value-type="string" calcext:value-type="string">
            <text:p>speedDebug.cons_vt[69]</text:p>
          </table:table-cell>
          <table:table-cell/>
        </table:table-row>
        <table:table-row table:style-name="ro1">
          <table:table-cell office:value-type="string" calcext:value-type="string">
            <text:p>speedDebug.cons_vt[70]</text:p>
          </table:table-cell>
          <table:table-cell/>
        </table:table-row>
        <table:table-row table:style-name="ro1">
          <table:table-cell office:value-type="string" calcext:value-type="string">
            <text:p>speedDebug.cons_vt[71]</text:p>
          </table:table-cell>
          <table:table-cell/>
        </table:table-row>
        <table:table-row table:style-name="ro1">
          <table:table-cell office:value-type="string" calcext:value-type="string">
            <text:p>speedDebug.cons_vt[72]</text:p>
          </table:table-cell>
          <table:table-cell/>
        </table:table-row>
        <table:table-row table:style-name="ro1">
          <table:table-cell office:value-type="string" calcext:value-type="string">
            <text:p>speedDebug.cons_vt[73]</text:p>
          </table:table-cell>
          <table:table-cell/>
        </table:table-row>
        <table:table-row table:style-name="ro1">
          <table:table-cell office:value-type="string" calcext:value-type="string">
            <text:p>speedDebug.cons_vt[74]</text:p>
          </table:table-cell>
          <table:table-cell/>
        </table:table-row>
        <table:table-row table:style-name="ro1">
          <table:table-cell office:value-type="string" calcext:value-type="string">
            <text:p>speedDebug.cons_vt[75]</text:p>
          </table:table-cell>
          <table:table-cell/>
        </table:table-row>
        <table:table-row table:style-name="ro1">
          <table:table-cell office:value-type="string" calcext:value-type="string">
            <text:p>speedDebug.cons_vt[76]</text:p>
          </table:table-cell>
          <table:table-cell/>
        </table:table-row>
        <table:table-row table:style-name="ro1">
          <table:table-cell office:value-type="string" calcext:value-type="string">
            <text:p>speedDebug.cons_vt[77]</text:p>
          </table:table-cell>
          <table:table-cell/>
        </table:table-row>
        <table:table-row table:style-name="ro1">
          <table:table-cell office:value-type="string" calcext:value-type="string">
            <text:p>speedDebug.cons_vt[78]</text:p>
          </table:table-cell>
          <table:table-cell/>
        </table:table-row>
        <table:table-row table:style-name="ro1">
          <table:table-cell office:value-type="string" calcext:value-type="string">
            <text:p>speedDebug.cons_vt[79]</text:p>
          </table:table-cell>
          <table:table-cell/>
        </table:table-row>
        <table:table-row table:style-name="ro1">
          <table:table-cell office:value-type="string" calcext:value-type="string">
            <text:p>speedDebug.cons_vt[80]</text:p>
          </table:table-cell>
          <table:table-cell/>
        </table:table-row>
        <table:table-row table:style-name="ro1">
          <table:table-cell office:value-type="string" calcext:value-type="string">
            <text:p>speedDebug.cons_vt[81]</text:p>
          </table:table-cell>
          <table:table-cell/>
        </table:table-row>
        <table:table-row table:style-name="ro1">
          <table:table-cell office:value-type="string" calcext:value-type="string">
            <text:p>speedDebug.cons_vt[82]</text:p>
          </table:table-cell>
          <table:table-cell/>
        </table:table-row>
        <table:table-row table:style-name="ro1">
          <table:table-cell office:value-type="string" calcext:value-type="string">
            <text:p>speedDebug.cons_vt[83]</text:p>
          </table:table-cell>
          <table:table-cell/>
        </table:table-row>
        <table:table-row table:style-name="ro1">
          <table:table-cell office:value-type="string" calcext:value-type="string">
            <text:p>speedDebug.cons_vt[84]</text:p>
          </table:table-cell>
          <table:table-cell/>
        </table:table-row>
        <table:table-row table:style-name="ro1">
          <table:table-cell office:value-type="string" calcext:value-type="string">
            <text:p>speedDebug.cons_vt[85]</text:p>
          </table:table-cell>
          <table:table-cell/>
        </table:table-row>
        <table:table-row table:style-name="ro1">
          <table:table-cell office:value-type="string" calcext:value-type="string">
            <text:p>speedDebug.cons_vt[86]</text:p>
          </table:table-cell>
          <table:table-cell/>
        </table:table-row>
        <table:table-row table:style-name="ro1">
          <table:table-cell office:value-type="string" calcext:value-type="string">
            <text:p>speedDebug.cons_vt[87]</text:p>
          </table:table-cell>
          <table:table-cell/>
        </table:table-row>
        <table:table-row table:style-name="ro1">
          <table:table-cell office:value-type="string" calcext:value-type="string">
            <text:p>speedDebug.cons_vt[88]</text:p>
          </table:table-cell>
          <table:table-cell/>
        </table:table-row>
        <table:table-row table:style-name="ro1">
          <table:table-cell office:value-type="string" calcext:value-type="string">
            <text:p>speedDebug.cons_vt[89]</text:p>
          </table:table-cell>
          <table:table-cell/>
        </table:table-row>
        <table:table-row table:style-name="ro1">
          <table:table-cell office:value-type="string" calcext:value-type="string">
            <text:p>speedDebug.cons_vt[90]</text:p>
          </table:table-cell>
          <table:table-cell/>
        </table:table-row>
        <table:table-row table:style-name="ro1">
          <table:table-cell office:value-type="string" calcext:value-type="string">
            <text:p>speedDebug.cons_vt[91]</text:p>
          </table:table-cell>
          <table:table-cell/>
        </table:table-row>
        <table:table-row table:style-name="ro1">
          <table:table-cell office:value-type="string" calcext:value-type="string">
            <text:p>speedDebug.cons_vt[92]</text:p>
          </table:table-cell>
          <table:table-cell/>
        </table:table-row>
        <table:table-row table:style-name="ro1">
          <table:table-cell office:value-type="string" calcext:value-type="string">
            <text:p>speedDebug.cons_vt[93]</text:p>
          </table:table-cell>
          <table:table-cell/>
        </table:table-row>
        <table:table-row table:style-name="ro1">
          <table:table-cell office:value-type="string" calcext:value-type="string">
            <text:p>speedDebug.cons_vt[94]</text:p>
          </table:table-cell>
          <table:table-cell/>
        </table:table-row>
        <table:table-row table:style-name="ro1">
          <table:table-cell office:value-type="string" calcext:value-type="string">
            <text:p>speedDebug.cons_vt[95]</text:p>
          </table:table-cell>
          <table:table-cell/>
        </table:table-row>
        <table:table-row table:style-name="ro1">
          <table:table-cell office:value-type="string" calcext:value-type="string">
            <text:p>speedDebug.cons_vt[96]</text:p>
          </table:table-cell>
          <table:table-cell/>
        </table:table-row>
        <table:table-row table:style-name="ro1">
          <table:table-cell office:value-type="string" calcext:value-type="string">
            <text:p>speedDebug.cons_vt[97]</text:p>
          </table:table-cell>
          <table:table-cell/>
        </table:table-row>
        <table:table-row table:style-name="ro1">
          <table:table-cell office:value-type="string" calcext:value-type="string">
            <text:p>speedDebug.cons_vt[98]</text:p>
          </table:table-cell>
          <table:table-cell/>
        </table:table-row>
        <table:table-row table:style-name="ro1">
          <table:table-cell office:value-type="string" calcext:value-type="string">
            <text:p>speedDebug.cons_vt[99]</text:p>
          </table:table-cell>
          <table:table-cell/>
        </table:table-row>
        <table:table-row table:style-name="ro1">
          <table:table-cell office:value-type="string" calcext:value-type="string">
            <text:p>speedDebug.cons_vt[100]</text:p>
          </table:table-cell>
          <table:table-cell/>
        </table:table-row>
        <table:table-row table:style-name="ro1">
          <table:table-cell office:value-type="string" calcext:value-type="string">
            <text:p>speedDebug.cons_vt[101]</text:p>
          </table:table-cell>
          <table:table-cell/>
        </table:table-row>
        <table:table-row table:style-name="ro1">
          <table:table-cell office:value-type="string" calcext:value-type="string">
            <text:p>speedDebug.cons_vt[102]</text:p>
          </table:table-cell>
          <table:table-cell/>
        </table:table-row>
        <table:table-row table:style-name="ro1">
          <table:table-cell office:value-type="string" calcext:value-type="string">
            <text:p>speedDebug.cons_vt[103]</text:p>
          </table:table-cell>
          <table:table-cell/>
        </table:table-row>
        <table:table-row table:style-name="ro1">
          <table:table-cell office:value-type="string" calcext:value-type="string">
            <text:p>speedDebug.cons_vt[104]</text:p>
          </table:table-cell>
          <table:table-cell/>
        </table:table-row>
        <table:table-row table:style-name="ro1">
          <table:table-cell office:value-type="string" calcext:value-type="string">
            <text:p>speedDebug.cons_vt[105]</text:p>
          </table:table-cell>
          <table:table-cell/>
        </table:table-row>
        <table:table-row table:style-name="ro1">
          <table:table-cell office:value-type="string" calcext:value-type="string">
            <text:p>speedDebug.cons_vt[106]</text:p>
          </table:table-cell>
          <table:table-cell/>
        </table:table-row>
        <table:table-row table:style-name="ro1">
          <table:table-cell office:value-type="string" calcext:value-type="string">
            <text:p>speedDebug.cons_vt[107]</text:p>
          </table:table-cell>
          <table:table-cell/>
        </table:table-row>
        <table:table-row table:style-name="ro1">
          <table:table-cell office:value-type="string" calcext:value-type="string">
            <text:p>speedDebug.cons_vt[108]</text:p>
          </table:table-cell>
          <table:table-cell/>
        </table:table-row>
        <table:table-row table:style-name="ro1">
          <table:table-cell office:value-type="string" calcext:value-type="string">
            <text:p>speedDebug.cons_vt[109]</text:p>
          </table:table-cell>
          <table:table-cell/>
        </table:table-row>
        <table:table-row table:style-name="ro1">
          <table:table-cell office:value-type="string" calcext:value-type="string">
            <text:p>speedDebug.cons_vt[110]</text:p>
          </table:table-cell>
          <table:table-cell/>
        </table:table-row>
        <table:table-row table:style-name="ro1">
          <table:table-cell office:value-type="string" calcext:value-type="string">
            <text:p>speedDebug.cons_vt[111]</text:p>
          </table:table-cell>
          <table:table-cell/>
        </table:table-row>
        <table:table-row table:style-name="ro1">
          <table:table-cell office:value-type="string" calcext:value-type="string">
            <text:p>speedDebug.cons_vt[112]</text:p>
          </table:table-cell>
          <table:table-cell/>
        </table:table-row>
        <table:table-row table:style-name="ro1">
          <table:table-cell office:value-type="string" calcext:value-type="string">
            <text:p>speedDebug.cons_vt[113]</text:p>
          </table:table-cell>
          <table:table-cell/>
        </table:table-row>
        <table:table-row table:style-name="ro1">
          <table:table-cell office:value-type="string" calcext:value-type="string">
            <text:p>speedDebug.cons_vt[114]</text:p>
          </table:table-cell>
          <table:table-cell/>
        </table:table-row>
        <table:table-row table:style-name="ro1">
          <table:table-cell office:value-type="string" calcext:value-type="string">
            <text:p>speedDebug.cons_vt[115]</text:p>
          </table:table-cell>
          <table:table-cell/>
        </table:table-row>
        <table:table-row table:style-name="ro1">
          <table:table-cell office:value-type="string" calcext:value-type="string">
            <text:p>speedDebug.cons_vt[116]</text:p>
          </table:table-cell>
          <table:table-cell/>
        </table:table-row>
        <table:table-row table:style-name="ro1">
          <table:table-cell office:value-type="string" calcext:value-type="string">
            <text:p>speedDebug.cons_vt[117]</text:p>
          </table:table-cell>
          <table:table-cell/>
        </table:table-row>
        <table:table-row table:style-name="ro1">
          <table:table-cell office:value-type="string" calcext:value-type="string">
            <text:p>speedDebug.cons_vt[118]</text:p>
          </table:table-cell>
          <table:table-cell/>
        </table:table-row>
        <table:table-row table:style-name="ro1">
          <table:table-cell office:value-type="string" calcext:value-type="string">
            <text:p>speedDebug.cons_vt[119]</text:p>
          </table:table-cell>
          <table:table-cell/>
        </table:table-row>
        <table:table-row table:style-name="ro1">
          <table:table-cell office:value-type="string" calcext:value-type="string">
            <text:p>speedDebug.cons_vt[120]</text:p>
          </table:table-cell>
          <table:table-cell/>
        </table:table-row>
        <table:table-row table:style-name="ro1">
          <table:table-cell office:value-type="string" calcext:value-type="string">
            <text:p>speedDebug.cons_vt[121]</text:p>
          </table:table-cell>
          <table:table-cell/>
        </table:table-row>
        <table:table-row table:style-name="ro1">
          <table:table-cell office:value-type="string" calcext:value-type="string">
            <text:p>speedDebug.cons_vt[122]</text:p>
          </table:table-cell>
          <table:table-cell/>
        </table:table-row>
        <table:table-row table:style-name="ro1">
          <table:table-cell office:value-type="string" calcext:value-type="string">
            <text:p>speedDebug.cons_vt[123]</text:p>
          </table:table-cell>
          <table:table-cell/>
        </table:table-row>
        <table:table-row table:style-name="ro1">
          <table:table-cell office:value-type="string" calcext:value-type="string">
            <text:p>speedDebug.cons_vt[124]</text:p>
          </table:table-cell>
          <table:table-cell/>
        </table:table-row>
        <table:table-row table:style-name="ro1">
          <table:table-cell office:value-type="string" calcext:value-type="string">
            <text:p>speedDebug.cons_vt[125]</text:p>
          </table:table-cell>
          <table:table-cell/>
        </table:table-row>
        <table:table-row table:style-name="ro1">
          <table:table-cell office:value-type="string" calcext:value-type="string">
            <text:p>speedDebug.cons_vt[126]</text:p>
          </table:table-cell>
          <table:table-cell/>
        </table:table-row>
        <table:table-row table:style-name="ro1">
          <table:table-cell office:value-type="string" calcext:value-type="string">
            <text:p>speedDebug.cons_vt[127]</text:p>
          </table:table-cell>
          <table:table-cell/>
        </table:table-row>
        <table:table-row table:style-name="ro1">
          <table:table-cell office:value-type="string" calcext:value-type="string">
            <text:p>speedDebug.cons_vt[128]</text:p>
          </table:table-cell>
          <table:table-cell/>
        </table:table-row>
        <table:table-row table:style-name="ro1">
          <table:table-cell office:value-type="string" calcext:value-type="string">
            <text:p>speedDebug.cons_vt[129]</text:p>
          </table:table-cell>
          <table:table-cell/>
        </table:table-row>
        <table:table-row table:style-name="ro1">
          <table:table-cell office:value-type="string" calcext:value-type="string">
            <text:p>speedDebug.cons_vt[130]</text:p>
          </table:table-cell>
          <table:table-cell/>
        </table:table-row>
        <table:table-row table:style-name="ro1">
          <table:table-cell office:value-type="string" calcext:value-type="string">
            <text:p>speedDebug.cons_vt[131]</text:p>
          </table:table-cell>
          <table:table-cell/>
        </table:table-row>
        <table:table-row table:style-name="ro1">
          <table:table-cell office:value-type="string" calcext:value-type="string">
            <text:p>speedDebug.cons_vt[132]</text:p>
          </table:table-cell>
          <table:table-cell/>
        </table:table-row>
        <table:table-row table:style-name="ro1">
          <table:table-cell office:value-type="string" calcext:value-type="string">
            <text:p>speedDebug.cons_vt[133]</text:p>
          </table:table-cell>
          <table:table-cell/>
        </table:table-row>
        <table:table-row table:style-name="ro1">
          <table:table-cell office:value-type="string" calcext:value-type="string">
            <text:p>speedDebug.cons_vt[134]</text:p>
          </table:table-cell>
          <table:table-cell/>
        </table:table-row>
        <table:table-row table:style-name="ro1">
          <table:table-cell office:value-type="string" calcext:value-type="string">
            <text:p>speedDebug.cons_vt[135]</text:p>
          </table:table-cell>
          <table:table-cell/>
        </table:table-row>
        <table:table-row table:style-name="ro1">
          <table:table-cell office:value-type="string" calcext:value-type="string">
            <text:p>speedDebug.cons_vt[136]</text:p>
          </table:table-cell>
          <table:table-cell/>
        </table:table-row>
        <table:table-row table:style-name="ro1">
          <table:table-cell office:value-type="string" calcext:value-type="string">
            <text:p>speedDebug.cons_vt[137]</text:p>
          </table:table-cell>
          <table:table-cell/>
        </table:table-row>
        <table:table-row table:style-name="ro1">
          <table:table-cell office:value-type="string" calcext:value-type="string">
            <text:p>speedDebug.cons_vt[138]</text:p>
          </table:table-cell>
          <table:table-cell/>
        </table:table-row>
        <table:table-row table:style-name="ro1">
          <table:table-cell office:value-type="string" calcext:value-type="string">
            <text:p>speedDebug.cons_vt[139]</text:p>
          </table:table-cell>
          <table:table-cell/>
        </table:table-row>
        <table:table-row table:style-name="ro1">
          <table:table-cell office:value-type="string" calcext:value-type="string">
            <text:p>speedDebug.cons_vt[140]</text:p>
          </table:table-cell>
          <table:table-cell/>
        </table:table-row>
        <table:table-row table:style-name="ro1">
          <table:table-cell office:value-type="string" calcext:value-type="string">
            <text:p>speedDebug.cons_vt[141]</text:p>
          </table:table-cell>
          <table:table-cell/>
        </table:table-row>
        <table:table-row table:style-name="ro1">
          <table:table-cell office:value-type="string" calcext:value-type="string">
            <text:p>speedDebug.cons_vt[142]</text:p>
          </table:table-cell>
          <table:table-cell/>
        </table:table-row>
        <table:table-row table:style-name="ro1">
          <table:table-cell office:value-type="string" calcext:value-type="string">
            <text:p>speedDebug.cons_vt[143]</text:p>
          </table:table-cell>
          <table:table-cell/>
        </table:table-row>
        <table:table-row table:style-name="ro1">
          <table:table-cell office:value-type="string" calcext:value-type="string">
            <text:p>speedDebug.cons_vt[144]</text:p>
          </table:table-cell>
          <table:table-cell/>
        </table:table-row>
        <table:table-row table:style-name="ro1">
          <table:table-cell office:value-type="string" calcext:value-type="string">
            <text:p>speedDebug.cons_vt[145]</text:p>
          </table:table-cell>
          <table:table-cell/>
        </table:table-row>
        <table:table-row table:style-name="ro1">
          <table:table-cell office:value-type="string" calcext:value-type="string">
            <text:p>speedDebug.cons_vt[146]</text:p>
          </table:table-cell>
          <table:table-cell/>
        </table:table-row>
        <table:table-row table:style-name="ro1">
          <table:table-cell office:value-type="string" calcext:value-type="string">
            <text:p>speedDebug.cons_vt[147]</text:p>
          </table:table-cell>
          <table:table-cell/>
        </table:table-row>
        <table:table-row table:style-name="ro1">
          <table:table-cell office:value-type="string" calcext:value-type="string">
            <text:p>speedDebug.cons_vt[148]</text:p>
          </table:table-cell>
          <table:table-cell/>
        </table:table-row>
        <table:table-row table:style-name="ro1">
          <table:table-cell office:value-type="string" calcext:value-type="string">
            <text:p>speedDebug.cons_vt[149]</text:p>
          </table:table-cell>
          <table:table-cell/>
        </table:table-row>
        <table:table-row table:style-name="ro1">
          <table:table-cell office:value-type="string" calcext:value-type="string">
            <text:p>speedDebug.cons_vt[150]</text:p>
          </table:table-cell>
          <table:table-cell/>
        </table:table-row>
        <table:table-row table:style-name="ro1">
          <table:table-cell office:value-type="string" calcext:value-type="string">
            <text:p>speedDebug.cons_vt[151]</text:p>
          </table:table-cell>
          <table:table-cell/>
        </table:table-row>
        <table:table-row table:style-name="ro1">
          <table:table-cell office:value-type="string" calcext:value-type="string">
            <text:p>speedDebug.cons_vt[152]</text:p>
          </table:table-cell>
          <table:table-cell/>
        </table:table-row>
        <table:table-row table:style-name="ro1">
          <table:table-cell office:value-type="string" calcext:value-type="string">
            <text:p>speedDebug.cons_vt[153]</text:p>
          </table:table-cell>
          <table:table-cell/>
        </table:table-row>
        <table:table-row table:style-name="ro1">
          <table:table-cell office:value-type="string" calcext:value-type="string">
            <text:p>speedDebug.cons_vt[154]</text:p>
          </table:table-cell>
          <table:table-cell/>
        </table:table-row>
        <table:table-row table:style-name="ro1">
          <table:table-cell office:value-type="string" calcext:value-type="string">
            <text:p>speedDebug.cons_vt[155]</text:p>
          </table:table-cell>
          <table:table-cell/>
        </table:table-row>
        <table:table-row table:style-name="ro1">
          <table:table-cell office:value-type="string" calcext:value-type="string">
            <text:p>speedDebug.cons_vt[156]</text:p>
          </table:table-cell>
          <table:table-cell/>
        </table:table-row>
        <table:table-row table:style-name="ro1">
          <table:table-cell office:value-type="string" calcext:value-type="string">
            <text:p>speedDebug.cons_vt[157]</text:p>
          </table:table-cell>
          <table:table-cell/>
        </table:table-row>
        <table:table-row table:style-name="ro1">
          <table:table-cell office:value-type="string" calcext:value-type="string">
            <text:p>speedDebug.cons_vt[158]</text:p>
          </table:table-cell>
          <table:table-cell/>
        </table:table-row>
        <table:table-row table:style-name="ro1">
          <table:table-cell office:value-type="string" calcext:value-type="string">
            <text:p>speedDebug.cons_vt[159]</text:p>
          </table:table-cell>
          <table:table-cell/>
        </table:table-row>
        <table:table-row table:style-name="ro1">
          <table:table-cell office:value-type="string" calcext:value-type="string">
            <text:p>speedDebug.cons_vt[160]</text:p>
          </table:table-cell>
          <table:table-cell/>
        </table:table-row>
        <table:table-row table:style-name="ro1">
          <table:table-cell office:value-type="string" calcext:value-type="string">
            <text:p>speedDebug.cons_vt[161]</text:p>
          </table:table-cell>
          <table:table-cell/>
        </table:table-row>
        <table:table-row table:style-name="ro1">
          <table:table-cell office:value-type="string" calcext:value-type="string">
            <text:p>speedDebug.cons_vt[162]</text:p>
          </table:table-cell>
          <table:table-cell/>
        </table:table-row>
        <table:table-row table:style-name="ro1">
          <table:table-cell office:value-type="string" calcext:value-type="string">
            <text:p>speedDebug.cons_vt[163]</text:p>
          </table:table-cell>
          <table:table-cell/>
        </table:table-row>
        <table:table-row table:style-name="ro1">
          <table:table-cell office:value-type="string" calcext:value-type="string">
            <text:p>speedDebug.cons_vt[164]</text:p>
          </table:table-cell>
          <table:table-cell/>
        </table:table-row>
        <table:table-row table:style-name="ro1">
          <table:table-cell office:value-type="string" calcext:value-type="string">
            <text:p>speedDebug.cons_vt[165]</text:p>
          </table:table-cell>
          <table:table-cell/>
        </table:table-row>
        <table:table-row table:style-name="ro1">
          <table:table-cell office:value-type="string" calcext:value-type="string">
            <text:p>speedDebug.cons_vt[166]</text:p>
          </table:table-cell>
          <table:table-cell/>
        </table:table-row>
        <table:table-row table:style-name="ro1">
          <table:table-cell office:value-type="string" calcext:value-type="string">
            <text:p>speedDebug.cons_vt[167]</text:p>
          </table:table-cell>
          <table:table-cell/>
        </table:table-row>
        <table:table-row table:style-name="ro1">
          <table:table-cell office:value-type="string" calcext:value-type="string">
            <text:p>speedDebug.cons_vt[168]</text:p>
          </table:table-cell>
          <table:table-cell/>
        </table:table-row>
        <table:table-row table:style-name="ro1">
          <table:table-cell office:value-type="string" calcext:value-type="string">
            <text:p>speedDebug.cons_vt[169]</text:p>
          </table:table-cell>
          <table:table-cell/>
        </table:table-row>
        <table:table-row table:style-name="ro1">
          <table:table-cell office:value-type="string" calcext:value-type="string">
            <text:p>speedDebug.cons_vt[170]</text:p>
          </table:table-cell>
          <table:table-cell/>
        </table:table-row>
        <table:table-row table:style-name="ro1">
          <table:table-cell office:value-type="string" calcext:value-type="string">
            <text:p>speedDebug.cons_vt[171]</text:p>
          </table:table-cell>
          <table:table-cell/>
        </table:table-row>
        <table:table-row table:style-name="ro1">
          <table:table-cell office:value-type="string" calcext:value-type="string">
            <text:p>speedDebug.cons_vt[172]</text:p>
          </table:table-cell>
          <table:table-cell/>
        </table:table-row>
        <table:table-row table:style-name="ro1">
          <table:table-cell office:value-type="string" calcext:value-type="string">
            <text:p>speedDebug.cons_vt[173]</text:p>
          </table:table-cell>
          <table:table-cell/>
        </table:table-row>
        <table:table-row table:style-name="ro1">
          <table:table-cell office:value-type="string" calcext:value-type="string">
            <text:p>speedDebug.cons_vt[174]</text:p>
          </table:table-cell>
          <table:table-cell/>
        </table:table-row>
        <table:table-row table:style-name="ro1">
          <table:table-cell office:value-type="string" calcext:value-type="string">
            <text:p>speedDebug.cons_vt[175]</text:p>
          </table:table-cell>
          <table:table-cell/>
        </table:table-row>
        <table:table-row table:style-name="ro1">
          <table:table-cell office:value-type="string" calcext:value-type="string">
            <text:p>speedDebug.cons_vt[176]</text:p>
          </table:table-cell>
          <table:table-cell/>
        </table:table-row>
        <table:table-row table:style-name="ro1">
          <table:table-cell office:value-type="string" calcext:value-type="string">
            <text:p>speedDebug.cons_vt[177]</text:p>
          </table:table-cell>
          <table:table-cell/>
        </table:table-row>
        <table:table-row table:style-name="ro1">
          <table:table-cell office:value-type="string" calcext:value-type="string">
            <text:p>speedDebug.cons_vt[178]</text:p>
          </table:table-cell>
          <table:table-cell/>
        </table:table-row>
        <table:table-row table:style-name="ro1">
          <table:table-cell office:value-type="string" calcext:value-type="string">
            <text:p>speedDebug.cons_vt[179]</text:p>
          </table:table-cell>
          <table:table-cell/>
        </table:table-row>
        <table:table-row table:style-name="ro1">
          <table:table-cell office:value-type="string" calcext:value-type="string">
            <text:p>speedDebug.cons_vt[180]</text:p>
          </table:table-cell>
          <table:table-cell/>
        </table:table-row>
        <table:table-row table:style-name="ro1">
          <table:table-cell office:value-type="string" calcext:value-type="string">
            <text:p>speedDebug.cons_vt[181]</text:p>
          </table:table-cell>
          <table:table-cell/>
        </table:table-row>
        <table:table-row table:style-name="ro1">
          <table:table-cell office:value-type="string" calcext:value-type="string">
            <text:p>speedDebug.cons_vt[182]</text:p>
          </table:table-cell>
          <table:table-cell/>
        </table:table-row>
        <table:table-row table:style-name="ro1">
          <table:table-cell office:value-type="string" calcext:value-type="string">
            <text:p>speedDebug.cons_vt[183]</text:p>
          </table:table-cell>
          <table:table-cell/>
        </table:table-row>
        <table:table-row table:style-name="ro1">
          <table:table-cell office:value-type="string" calcext:value-type="string">
            <text:p>speedDebug.cons_vt[184]</text:p>
          </table:table-cell>
          <table:table-cell/>
        </table:table-row>
        <table:table-row table:style-name="ro1">
          <table:table-cell office:value-type="string" calcext:value-type="string">
            <text:p>speedDebug.cons_vt[185]</text:p>
          </table:table-cell>
          <table:table-cell/>
        </table:table-row>
        <table:table-row table:style-name="ro1">
          <table:table-cell office:value-type="string" calcext:value-type="string">
            <text:p>speedDebug.cons_vt[186]</text:p>
          </table:table-cell>
          <table:table-cell/>
        </table:table-row>
        <table:table-row table:style-name="ro1">
          <table:table-cell office:value-type="string" calcext:value-type="string">
            <text:p>speedDebug.cons_vt[187]</text:p>
          </table:table-cell>
          <table:table-cell/>
        </table:table-row>
        <table:table-row table:style-name="ro1">
          <table:table-cell office:value-type="string" calcext:value-type="string">
            <text:p>speedDebug.cons_vt[188]</text:p>
          </table:table-cell>
          <table:table-cell/>
        </table:table-row>
        <table:table-row table:style-name="ro1">
          <table:table-cell office:value-type="string" calcext:value-type="string">
            <text:p>speedDebug.cons_vt[189]</text:p>
          </table:table-cell>
          <table:table-cell/>
        </table:table-row>
        <table:table-row table:style-name="ro1">
          <table:table-cell office:value-type="string" calcext:value-type="string">
            <text:p>speedDebug.cons_vt[190]</text:p>
          </table:table-cell>
          <table:table-cell/>
        </table:table-row>
        <table:table-row table:style-name="ro1">
          <table:table-cell office:value-type="string" calcext:value-type="string">
            <text:p>speedDebug.cons_vt[191]</text:p>
          </table:table-cell>
          <table:table-cell/>
        </table:table-row>
        <table:table-row table:style-name="ro1">
          <table:table-cell office:value-type="string" calcext:value-type="string">
            <text:p>speedDebug.cons_vt[192]</text:p>
          </table:table-cell>
          <table:table-cell/>
        </table:table-row>
        <table:table-row table:style-name="ro1">
          <table:table-cell office:value-type="string" calcext:value-type="string">
            <text:p>speedDebug.cons_vt[193]</text:p>
          </table:table-cell>
          <table:table-cell/>
        </table:table-row>
        <table:table-row table:style-name="ro1">
          <table:table-cell office:value-type="string" calcext:value-type="string">
            <text:p>speedDebug.cons_vt[194]</text:p>
          </table:table-cell>
          <table:table-cell/>
        </table:table-row>
        <table:table-row table:style-name="ro1">
          <table:table-cell office:value-type="string" calcext:value-type="string">
            <text:p>speedDebug.cons_vt[195]</text:p>
          </table:table-cell>
          <table:table-cell/>
        </table:table-row>
        <table:table-row table:style-name="ro1">
          <table:table-cell office:value-type="string" calcext:value-type="string">
            <text:p>speedDebug.cons_vt[196]</text:p>
          </table:table-cell>
          <table:table-cell/>
        </table:table-row>
        <table:table-row table:style-name="ro1">
          <table:table-cell office:value-type="string" calcext:value-type="string">
            <text:p>speedDebug.cons_vt[197]</text:p>
          </table:table-cell>
          <table:table-cell/>
        </table:table-row>
        <table:table-row table:style-name="ro1">
          <table:table-cell office:value-type="string" calcext:value-type="string">
            <text:p>speedDebug.cons_vt[198]</text:p>
          </table:table-cell>
          <table:table-cell/>
        </table:table-row>
        <table:table-row table:style-name="ro1">
          <table:table-cell office:value-type="string" calcext:value-type="string">
            <text:p>speedDebug.cons_vt[199]</text:p>
          </table:table-cell>
          <table:table-cell/>
        </table:table-row>
        <table:table-row table:style-name="ro1">
          <table:table-cell office:value-type="string" calcext:value-type="string">
            <text:p>speedDebug.cons_vt[200]</text:p>
          </table:table-cell>
          <table:table-cell/>
        </table:table-row>
        <table:table-row table:style-name="ro1">
          <table:table-cell office:value-type="string" calcext:value-type="string">
            <text:p>speedDebug.cons_vt[201]</text:p>
          </table:table-cell>
          <table:table-cell/>
        </table:table-row>
        <table:table-row table:style-name="ro1">
          <table:table-cell office:value-type="string" calcext:value-type="string">
            <text:p>speedDebug.cons_vt[202]</text:p>
          </table:table-cell>
          <table:table-cell/>
        </table:table-row>
        <table:table-row table:style-name="ro1">
          <table:table-cell office:value-type="string" calcext:value-type="string">
            <text:p>speedDebug.cons_vt[203]</text:p>
          </table:table-cell>
          <table:table-cell/>
        </table:table-row>
        <table:table-row table:style-name="ro1">
          <table:table-cell office:value-type="string" calcext:value-type="string">
            <text:p>speedDebug.cons_vt[204]</text:p>
          </table:table-cell>
          <table:table-cell/>
        </table:table-row>
        <table:table-row table:style-name="ro1">
          <table:table-cell office:value-type="string" calcext:value-type="string">
            <text:p>speedDebug.cons_vt[205]</text:p>
          </table:table-cell>
          <table:table-cell/>
        </table:table-row>
        <table:table-row table:style-name="ro1">
          <table:table-cell office:value-type="string" calcext:value-type="string">
            <text:p>speedDebug.cons_vt[206]</text:p>
          </table:table-cell>
          <table:table-cell/>
        </table:table-row>
        <table:table-row table:style-name="ro1">
          <table:table-cell office:value-type="string" calcext:value-type="string">
            <text:p>speedDebug.cons_vt[207]</text:p>
          </table:table-cell>
          <table:table-cell/>
        </table:table-row>
        <table:table-row table:style-name="ro1">
          <table:table-cell office:value-type="string" calcext:value-type="string">
            <text:p>speedDebug.cons_vt[208]</text:p>
          </table:table-cell>
          <table:table-cell/>
        </table:table-row>
        <table:table-row table:style-name="ro1">
          <table:table-cell office:value-type="string" calcext:value-type="string">
            <text:p>speedDebug.cons_vt[209]</text:p>
          </table:table-cell>
          <table:table-cell/>
        </table:table-row>
        <table:table-row table:style-name="ro1">
          <table:table-cell office:value-type="string" calcext:value-type="string">
            <text:p>speedDebug.cons_vt[210]</text:p>
          </table:table-cell>
          <table:table-cell/>
        </table:table-row>
        <table:table-row table:style-name="ro1">
          <table:table-cell office:value-type="string" calcext:value-type="string">
            <text:p>speedDebug.cons_vt[211]</text:p>
          </table:table-cell>
          <table:table-cell/>
        </table:table-row>
        <table:table-row table:style-name="ro1">
          <table:table-cell office:value-type="string" calcext:value-type="string">
            <text:p>speedDebug.cons_vt[212]</text:p>
          </table:table-cell>
          <table:table-cell/>
        </table:table-row>
        <table:table-row table:style-name="ro1">
          <table:table-cell office:value-type="string" calcext:value-type="string">
            <text:p>speedDebug.cons_vt[213]</text:p>
          </table:table-cell>
          <table:table-cell/>
        </table:table-row>
        <table:table-row table:style-name="ro1">
          <table:table-cell office:value-type="string" calcext:value-type="string">
            <text:p>speedDebug.cons_vt[214]</text:p>
          </table:table-cell>
          <table:table-cell/>
        </table:table-row>
        <table:table-row table:style-name="ro1">
          <table:table-cell office:value-type="string" calcext:value-type="string">
            <text:p>speedDebug.cons_vt[215]</text:p>
          </table:table-cell>
          <table:table-cell/>
        </table:table-row>
        <table:table-row table:style-name="ro1">
          <table:table-cell office:value-type="string" calcext:value-type="string">
            <text:p>speedDebug.cons_vt[216]</text:p>
          </table:table-cell>
          <table:table-cell/>
        </table:table-row>
        <table:table-row table:style-name="ro1">
          <table:table-cell office:value-type="string" calcext:value-type="string">
            <text:p>speedDebug.cons_vt[217]</text:p>
          </table:table-cell>
          <table:table-cell/>
        </table:table-row>
        <table:table-row table:style-name="ro1">
          <table:table-cell office:value-type="string" calcext:value-type="string">
            <text:p>speedDebug.cons_vt[218]</text:p>
          </table:table-cell>
          <table:table-cell/>
        </table:table-row>
        <table:table-row table:style-name="ro1">
          <table:table-cell office:value-type="string" calcext:value-type="string">
            <text:p>speedDebug.cons_vt[219]</text:p>
          </table:table-cell>
          <table:table-cell/>
        </table:table-row>
        <table:table-row table:style-name="ro1">
          <table:table-cell office:value-type="string" calcext:value-type="string">
            <text:p>speedDebug.cons_vt[220]</text:p>
          </table:table-cell>
          <table:table-cell/>
        </table:table-row>
        <table:table-row table:style-name="ro1">
          <table:table-cell office:value-type="string" calcext:value-type="string">
            <text:p>speedDebug.cons_vt[221]</text:p>
          </table:table-cell>
          <table:table-cell/>
        </table:table-row>
        <table:table-row table:style-name="ro1">
          <table:table-cell office:value-type="string" calcext:value-type="string">
            <text:p>speedDebug.cons_vt[222]</text:p>
          </table:table-cell>
          <table:table-cell/>
        </table:table-row>
        <table:table-row table:style-name="ro1">
          <table:table-cell office:value-type="string" calcext:value-type="string">
            <text:p>speedDebug.cons_vt[223]</text:p>
          </table:table-cell>
          <table:table-cell/>
        </table:table-row>
        <table:table-row table:style-name="ro1">
          <table:table-cell office:value-type="string" calcext:value-type="string">
            <text:p>speedDebug.cons_vt[224]</text:p>
          </table:table-cell>
          <table:table-cell/>
        </table:table-row>
        <table:table-row table:style-name="ro1">
          <table:table-cell office:value-type="string" calcext:value-type="string">
            <text:p>speedDebug.cons_vt[225]</text:p>
          </table:table-cell>
          <table:table-cell/>
        </table:table-row>
        <table:table-row table:style-name="ro1">
          <table:table-cell office:value-type="string" calcext:value-type="string">
            <text:p>speedDebug.cons_vt[226]</text:p>
          </table:table-cell>
          <table:table-cell/>
        </table:table-row>
        <table:table-row table:style-name="ro1">
          <table:table-cell office:value-type="string" calcext:value-type="string">
            <text:p>speedDebug.cons_vt[227]</text:p>
          </table:table-cell>
          <table:table-cell/>
        </table:table-row>
        <table:table-row table:style-name="ro1">
          <table:table-cell office:value-type="string" calcext:value-type="string">
            <text:p>speedDebug.cons_vt[228]</text:p>
          </table:table-cell>
          <table:table-cell/>
        </table:table-row>
        <table:table-row table:style-name="ro1">
          <table:table-cell office:value-type="string" calcext:value-type="string">
            <text:p>speedDebug.cons_vt[229]</text:p>
          </table:table-cell>
          <table:table-cell/>
        </table:table-row>
        <table:table-row table:style-name="ro1">
          <table:table-cell office:value-type="string" calcext:value-type="string">
            <text:p>speedDebug.cons_vt[230]</text:p>
          </table:table-cell>
          <table:table-cell/>
        </table:table-row>
        <table:table-row table:style-name="ro1">
          <table:table-cell office:value-type="string" calcext:value-type="string">
            <text:p>speedDebug.cons_vt[231]</text:p>
          </table:table-cell>
          <table:table-cell/>
        </table:table-row>
        <table:table-row table:style-name="ro1">
          <table:table-cell office:value-type="string" calcext:value-type="string">
            <text:p>speedDebug.cons_vt[232]</text:p>
          </table:table-cell>
          <table:table-cell/>
        </table:table-row>
        <table:table-row table:style-name="ro1">
          <table:table-cell office:value-type="string" calcext:value-type="string">
            <text:p>speedDebug.cons_vt[233]</text:p>
          </table:table-cell>
          <table:table-cell/>
        </table:table-row>
        <table:table-row table:style-name="ro1">
          <table:table-cell office:value-type="string" calcext:value-type="string">
            <text:p>speedDebug.cons_vt[234]</text:p>
          </table:table-cell>
          <table:table-cell/>
        </table:table-row>
        <table:table-row table:style-name="ro1">
          <table:table-cell office:value-type="string" calcext:value-type="string">
            <text:p>speedDebug.cons_vt[235]</text:p>
          </table:table-cell>
          <table:table-cell/>
        </table:table-row>
        <table:table-row table:style-name="ro1">
          <table:table-cell office:value-type="string" calcext:value-type="string">
            <text:p>speedDebug.cons_vt[236]</text:p>
          </table:table-cell>
          <table:table-cell/>
        </table:table-row>
        <table:table-row table:style-name="ro1">
          <table:table-cell office:value-type="string" calcext:value-type="string">
            <text:p>speedDebug.cons_vt[237]</text:p>
          </table:table-cell>
          <table:table-cell/>
        </table:table-row>
        <table:table-row table:style-name="ro1">
          <table:table-cell office:value-type="string" calcext:value-type="string">
            <text:p>speedDebug.cons_vt[238]</text:p>
          </table:table-cell>
          <table:table-cell/>
        </table:table-row>
        <table:table-row table:style-name="ro1">
          <table:table-cell office:value-type="string" calcext:value-type="string">
            <text:p>speedDebug.cons_vt[239]</text:p>
          </table:table-cell>
          <table:table-cell/>
        </table:table-row>
        <table:table-row table:style-name="ro1">
          <table:table-cell office:value-type="string" calcext:value-type="string">
            <text:p>speedDebug.cons_vt[240]</text:p>
          </table:table-cell>
          <table:table-cell/>
        </table:table-row>
        <table:table-row table:style-name="ro1">
          <table:table-cell office:value-type="string" calcext:value-type="string">
            <text:p>speedDebug.cons_vt[241]</text:p>
          </table:table-cell>
          <table:table-cell/>
        </table:table-row>
        <table:table-row table:style-name="ro1">
          <table:table-cell office:value-type="string" calcext:value-type="string">
            <text:p>speedDebug.cons_vt[242]</text:p>
          </table:table-cell>
          <table:table-cell/>
        </table:table-row>
        <table:table-row table:style-name="ro1">
          <table:table-cell office:value-type="string" calcext:value-type="string">
            <text:p>speedDebug.cons_vt[243]</text:p>
          </table:table-cell>
          <table:table-cell/>
        </table:table-row>
        <table:table-row table:style-name="ro1">
          <table:table-cell office:value-type="string" calcext:value-type="string">
            <text:p>speedDebug.cons_vt[244]</text:p>
          </table:table-cell>
          <table:table-cell/>
        </table:table-row>
        <table:table-row table:style-name="ro1">
          <table:table-cell office:value-type="string" calcext:value-type="string">
            <text:p>speedDebug.cons_vt[245]</text:p>
          </table:table-cell>
          <table:table-cell/>
        </table:table-row>
        <table:table-row table:style-name="ro1">
          <table:table-cell office:value-type="string" calcext:value-type="string">
            <text:p>speedDebug.cons_vt[246]</text:p>
          </table:table-cell>
          <table:table-cell/>
        </table:table-row>
        <table:table-row table:style-name="ro1">
          <table:table-cell office:value-type="string" calcext:value-type="string">
            <text:p>speedDebug.cons_vt[247]</text:p>
          </table:table-cell>
          <table:table-cell/>
        </table:table-row>
        <table:table-row table:style-name="ro1">
          <table:table-cell office:value-type="string" calcext:value-type="string">
            <text:p>speedDebug.cons_vt[248]</text:p>
          </table:table-cell>
          <table:table-cell/>
        </table:table-row>
        <table:table-row table:style-name="ro1">
          <table:table-cell office:value-type="string" calcext:value-type="string">
            <text:p>speedDebug.cons_vt[249]</text:p>
          </table:table-cell>
          <table:table-cell/>
        </table:table-row>
        <table:table-row table:style-name="ro1">
          <table:table-cell office:value-type="string" calcext:value-type="string">
            <text:p>speedDebug.cons_vt[250]</text:p>
          </table:table-cell>
          <table:table-cell/>
        </table:table-row>
        <table:table-row table:style-name="ro1">
          <table:table-cell office:value-type="string" calcext:value-type="string">
            <text:p>speedDebug.cons_vt[251]</text:p>
          </table:table-cell>
          <table:table-cell/>
        </table:table-row>
        <table:table-row table:style-name="ro1">
          <table:table-cell office:value-type="string" calcext:value-type="string">
            <text:p>speedDebug.cons_vt[252]</text:p>
          </table:table-cell>
          <table:table-cell/>
        </table:table-row>
        <table:table-row table:style-name="ro1">
          <table:table-cell office:value-type="string" calcext:value-type="string">
            <text:p>speedDebug.cons_vt[253]</text:p>
          </table:table-cell>
          <table:table-cell/>
        </table:table-row>
        <table:table-row table:style-name="ro1">
          <table:table-cell office:value-type="string" calcext:value-type="string">
            <text:p>speedDebug.cons_vt[254]</text:p>
          </table:table-cell>
          <table:table-cell/>
        </table:table-row>
        <table:table-row table:style-name="ro1">
          <table:table-cell office:value-type="string" calcext:value-type="string">
            <text:p>speedDebug.cons_vt[255]</text:p>
          </table:table-cell>
          <table:table-cell/>
        </table:table-row>
        <table:table-row table:style-name="ro1">
          <table:table-cell office:value-type="string" calcext:value-type="string">
            <text:p>speedDebug.cons_vt[256]</text:p>
          </table:table-cell>
          <table:table-cell/>
        </table:table-row>
        <table:table-row table:style-name="ro1">
          <table:table-cell office:value-type="string" calcext:value-type="string">
            <text:p>speedDebug.cons_vt[257]</text:p>
          </table:table-cell>
          <table:table-cell/>
        </table:table-row>
        <table:table-row table:style-name="ro1">
          <table:table-cell office:value-type="string" calcext:value-type="string">
            <text:p>speedDebug.cons_vt[258]</text:p>
          </table:table-cell>
          <table:table-cell/>
        </table:table-row>
        <table:table-row table:style-name="ro1">
          <table:table-cell office:value-type="string" calcext:value-type="string">
            <text:p>speedDebug.cons_vt[259]</text:p>
          </table:table-cell>
          <table:table-cell/>
        </table:table-row>
        <table:table-row table:style-name="ro1">
          <table:table-cell office:value-type="string" calcext:value-type="string">
            <text:p>speedDebug.cons_vt[260]</text:p>
          </table:table-cell>
          <table:table-cell/>
        </table:table-row>
        <table:table-row table:style-name="ro1">
          <table:table-cell office:value-type="string" calcext:value-type="string">
            <text:p>speedDebug.cons_vt[261]</text:p>
          </table:table-cell>
          <table:table-cell/>
        </table:table-row>
        <table:table-row table:style-name="ro1">
          <table:table-cell office:value-type="string" calcext:value-type="string">
            <text:p>speedDebug.cons_vt[262]</text:p>
          </table:table-cell>
          <table:table-cell/>
        </table:table-row>
        <table:table-row table:style-name="ro1">
          <table:table-cell office:value-type="string" calcext:value-type="string">
            <text:p>speedDebug.cons_vt[263]</text:p>
          </table:table-cell>
          <table:table-cell/>
        </table:table-row>
        <table:table-row table:style-name="ro1">
          <table:table-cell office:value-type="string" calcext:value-type="string">
            <text:p>speedDebug.cons_vt[264]</text:p>
          </table:table-cell>
          <table:table-cell/>
        </table:table-row>
        <table:table-row table:style-name="ro1">
          <table:table-cell office:value-type="string" calcext:value-type="string">
            <text:p>speedDebug.cons_vt[265]</text:p>
          </table:table-cell>
          <table:table-cell/>
        </table:table-row>
        <table:table-row table:style-name="ro1">
          <table:table-cell office:value-type="string" calcext:value-type="string">
            <text:p>speedDebug.cons_vt[266]</text:p>
          </table:table-cell>
          <table:table-cell/>
        </table:table-row>
        <table:table-row table:style-name="ro1">
          <table:table-cell office:value-type="string" calcext:value-type="string">
            <text:p>speedDebug.cons_vt[267]</text:p>
          </table:table-cell>
          <table:table-cell/>
        </table:table-row>
        <table:table-row table:style-name="ro1">
          <table:table-cell office:value-type="string" calcext:value-type="string">
            <text:p>speedDebug.cons_vt[268]</text:p>
          </table:table-cell>
          <table:table-cell/>
        </table:table-row>
        <table:table-row table:style-name="ro1">
          <table:table-cell office:value-type="string" calcext:value-type="string">
            <text:p>speedDebug.cons_vt[269]</text:p>
          </table:table-cell>
          <table:table-cell/>
        </table:table-row>
        <table:table-row table:style-name="ro1">
          <table:table-cell office:value-type="string" calcext:value-type="string">
            <text:p>speedDebug.cons_vt[270]</text:p>
          </table:table-cell>
          <table:table-cell/>
        </table:table-row>
        <table:table-row table:style-name="ro1">
          <table:table-cell office:value-type="string" calcext:value-type="string">
            <text:p>speedDebug.cons_vt[271]</text:p>
          </table:table-cell>
          <table:table-cell/>
        </table:table-row>
        <table:table-row table:style-name="ro1">
          <table:table-cell office:value-type="string" calcext:value-type="string">
            <text:p>speedDebug.cons_vt[272]</text:p>
          </table:table-cell>
          <table:table-cell/>
        </table:table-row>
        <table:table-row table:style-name="ro1">
          <table:table-cell office:value-type="string" calcext:value-type="string">
            <text:p>speedDebug.cons_vt[273]</text:p>
          </table:table-cell>
          <table:table-cell/>
        </table:table-row>
        <table:table-row table:style-name="ro1">
          <table:table-cell office:value-type="string" calcext:value-type="string">
            <text:p>speedDebug.cons_vt[274]</text:p>
          </table:table-cell>
          <table:table-cell/>
        </table:table-row>
        <table:table-row table:style-name="ro1">
          <table:table-cell office:value-type="string" calcext:value-type="string">
            <text:p>speedDebug.cons_vt[275]</text:p>
          </table:table-cell>
          <table:table-cell/>
        </table:table-row>
        <table:table-row table:style-name="ro1">
          <table:table-cell office:value-type="string" calcext:value-type="string">
            <text:p>speedDebug.cons_vt[276]</text:p>
          </table:table-cell>
          <table:table-cell/>
        </table:table-row>
        <table:table-row table:style-name="ro1">
          <table:table-cell office:value-type="string" calcext:value-type="string">
            <text:p>speedDebug.cons_vt[277]</text:p>
          </table:table-cell>
          <table:table-cell/>
        </table:table-row>
        <table:table-row table:style-name="ro1">
          <table:table-cell office:value-type="string" calcext:value-type="string">
            <text:p>speedDebug.cons_vt[278]</text:p>
          </table:table-cell>
          <table:table-cell/>
        </table:table-row>
        <table:table-row table:style-name="ro1">
          <table:table-cell office:value-type="string" calcext:value-type="string">
            <text:p>speedDebug.cons_vt[279]</text:p>
          </table:table-cell>
          <table:table-cell/>
        </table:table-row>
        <table:table-row table:style-name="ro1">
          <table:table-cell office:value-type="string" calcext:value-type="string">
            <text:p>speedDebug.cons_vt[280]</text:p>
          </table:table-cell>
          <table:table-cell/>
        </table:table-row>
        <table:table-row table:style-name="ro1">
          <table:table-cell office:value-type="string" calcext:value-type="string">
            <text:p>speedDebug.cons_vt[281]</text:p>
          </table:table-cell>
          <table:table-cell/>
        </table:table-row>
        <table:table-row table:style-name="ro1">
          <table:table-cell office:value-type="string" calcext:value-type="string">
            <text:p>speedDebug.cons_vt[282]</text:p>
          </table:table-cell>
          <table:table-cell/>
        </table:table-row>
        <table:table-row table:style-name="ro1">
          <table:table-cell office:value-type="string" calcext:value-type="string">
            <text:p>speedDebug.cons_vt[283]</text:p>
          </table:table-cell>
          <table:table-cell/>
        </table:table-row>
        <table:table-row table:style-name="ro1">
          <table:table-cell office:value-type="string" calcext:value-type="string">
            <text:p>speedDebug.cons_vt[284]</text:p>
          </table:table-cell>
          <table:table-cell/>
        </table:table-row>
        <table:table-row table:style-name="ro1">
          <table:table-cell office:value-type="string" calcext:value-type="string">
            <text:p>speedDebug.cons_vt[285]</text:p>
          </table:table-cell>
          <table:table-cell/>
        </table:table-row>
        <table:table-row table:style-name="ro1">
          <table:table-cell office:value-type="string" calcext:value-type="string">
            <text:p>speedDebug.cons_vt[286]</text:p>
          </table:table-cell>
          <table:table-cell/>
        </table:table-row>
        <table:table-row table:style-name="ro1">
          <table:table-cell office:value-type="string" calcext:value-type="string">
            <text:p>speedDebug.cons_vt[287]</text:p>
          </table:table-cell>
          <table:table-cell/>
        </table:table-row>
        <table:table-row table:style-name="ro1">
          <table:table-cell office:value-type="string" calcext:value-type="string">
            <text:p>speedDebug.cons_vt[288]</text:p>
          </table:table-cell>
          <table:table-cell/>
        </table:table-row>
        <table:table-row table:style-name="ro1">
          <table:table-cell office:value-type="string" calcext:value-type="string">
            <text:p>speedDebug.cons_vt[289]</text:p>
          </table:table-cell>
          <table:table-cell/>
        </table:table-row>
        <table:table-row table:style-name="ro1">
          <table:table-cell office:value-type="string" calcext:value-type="string">
            <text:p>speedDebug.cons_vt[290]</text:p>
          </table:table-cell>
          <table:table-cell/>
        </table:table-row>
        <table:table-row table:style-name="ro1">
          <table:table-cell office:value-type="string" calcext:value-type="string">
            <text:p>speedDebug.cons_vt[291]</text:p>
          </table:table-cell>
          <table:table-cell/>
        </table:table-row>
        <table:table-row table:style-name="ro1">
          <table:table-cell office:value-type="string" calcext:value-type="string">
            <text:p>speedDebug.cons_vt[292]</text:p>
          </table:table-cell>
          <table:table-cell/>
        </table:table-row>
        <table:table-row table:style-name="ro1">
          <table:table-cell office:value-type="string" calcext:value-type="string">
            <text:p>speedDebug.cons_vt[293]</text:p>
          </table:table-cell>
          <table:table-cell/>
        </table:table-row>
        <table:table-row table:style-name="ro1">
          <table:table-cell office:value-type="string" calcext:value-type="string">
            <text:p>speedDebug.cons_vt[294]</text:p>
          </table:table-cell>
          <table:table-cell/>
        </table:table-row>
        <table:table-row table:style-name="ro1">
          <table:table-cell office:value-type="string" calcext:value-type="string">
            <text:p>speedDebug.cons_vt[295]</text:p>
          </table:table-cell>
          <table:table-cell/>
        </table:table-row>
        <table:table-row table:style-name="ro1">
          <table:table-cell office:value-type="string" calcext:value-type="string">
            <text:p>speedDebug.cons_vt[296]</text:p>
          </table:table-cell>
          <table:table-cell/>
        </table:table-row>
        <table:table-row table:style-name="ro1">
          <table:table-cell office:value-type="string" calcext:value-type="string">
            <text:p>speedDebug.cons_vt[297]</text:p>
          </table:table-cell>
          <table:table-cell/>
        </table:table-row>
        <table:table-row table:style-name="ro1">
          <table:table-cell office:value-type="string" calcext:value-type="string">
            <text:p>speedDebug.cons_vt[298]</text:p>
          </table:table-cell>
          <table:table-cell/>
        </table:table-row>
        <table:table-row table:style-name="ro1">
          <table:table-cell office:value-type="string" calcext:value-type="string">
            <text:p>speedDebug.cons_vt[299]</text:p>
          </table:table-cell>
          <table:table-cell/>
        </table:table-row>
        <table:table-row table:style-name="ro1">
          <table:table-cell office:value-type="string" calcext:value-type="string">
            <text:p>speedDebug.cons_vt[300]</text:p>
          </table:table-cell>
          <table:table-cell/>
        </table:table-row>
        <table:table-row table:style-name="ro1">
          <table:table-cell office:value-type="string" calcext:value-type="string">
            <text:p>speedDebug.cons_vt[301]</text:p>
          </table:table-cell>
          <table:table-cell/>
        </table:table-row>
        <table:table-row table:style-name="ro1">
          <table:table-cell office:value-type="string" calcext:value-type="string">
            <text:p>speedDebug.cons_vt[302]</text:p>
          </table:table-cell>
          <table:table-cell/>
        </table:table-row>
        <table:table-row table:style-name="ro1">
          <table:table-cell office:value-type="string" calcext:value-type="string">
            <text:p>speedDebug.cons_vt[303]</text:p>
          </table:table-cell>
          <table:table-cell/>
        </table:table-row>
        <table:table-row table:style-name="ro1">
          <table:table-cell office:value-type="string" calcext:value-type="string">
            <text:p>speedDebug.cons_vt[304]</text:p>
          </table:table-cell>
          <table:table-cell/>
        </table:table-row>
        <table:table-row table:style-name="ro1">
          <table:table-cell office:value-type="string" calcext:value-type="string">
            <text:p>speedDebug.cons_vt[305]</text:p>
          </table:table-cell>
          <table:table-cell/>
        </table:table-row>
        <table:table-row table:style-name="ro1">
          <table:table-cell office:value-type="string" calcext:value-type="string">
            <text:p>speedDebug.cons_vt[306]</text:p>
          </table:table-cell>
          <table:table-cell/>
        </table:table-row>
        <table:table-row table:style-name="ro1">
          <table:table-cell office:value-type="string" calcext:value-type="string">
            <text:p>speedDebug.cons_vt[307]</text:p>
          </table:table-cell>
          <table:table-cell/>
        </table:table-row>
        <table:table-row table:style-name="ro1">
          <table:table-cell office:value-type="string" calcext:value-type="string">
            <text:p>speedDebug.cons_vt[308]</text:p>
          </table:table-cell>
          <table:table-cell/>
        </table:table-row>
        <table:table-row table:style-name="ro1">
          <table:table-cell office:value-type="string" calcext:value-type="string">
            <text:p>speedDebug.cons_vt[309]</text:p>
          </table:table-cell>
          <table:table-cell/>
        </table:table-row>
        <table:table-row table:style-name="ro1">
          <table:table-cell office:value-type="string" calcext:value-type="string">
            <text:p>speedDebug.cons_vt[310]</text:p>
          </table:table-cell>
          <table:table-cell/>
        </table:table-row>
        <table:table-row table:style-name="ro1">
          <table:table-cell office:value-type="string" calcext:value-type="string">
            <text:p>speedDebug.cons_vt[311]</text:p>
          </table:table-cell>
          <table:table-cell/>
        </table:table-row>
        <table:table-row table:style-name="ro1">
          <table:table-cell office:value-type="string" calcext:value-type="string">
            <text:p>speedDebug.cons_vt[312]</text:p>
          </table:table-cell>
          <table:table-cell/>
        </table:table-row>
        <table:table-row table:style-name="ro1">
          <table:table-cell office:value-type="string" calcext:value-type="string">
            <text:p>speedDebug.cons_vt[313]</text:p>
          </table:table-cell>
          <table:table-cell/>
        </table:table-row>
        <table:table-row table:style-name="ro1">
          <table:table-cell office:value-type="string" calcext:value-type="string">
            <text:p>speedDebug.cons_vt[314]</text:p>
          </table:table-cell>
          <table:table-cell/>
        </table:table-row>
        <table:table-row table:style-name="ro1">
          <table:table-cell office:value-type="string" calcext:value-type="string">
            <text:p>speedDebug.cons_vt[315]</text:p>
          </table:table-cell>
          <table:table-cell/>
        </table:table-row>
        <table:table-row table:style-name="ro1">
          <table:table-cell office:value-type="string" calcext:value-type="string">
            <text:p>speedDebug.cons_vt[316]</text:p>
          </table:table-cell>
          <table:table-cell/>
        </table:table-row>
        <table:table-row table:style-name="ro1">
          <table:table-cell office:value-type="string" calcext:value-type="string">
            <text:p>speedDebug.cons_vt[317]</text:p>
          </table:table-cell>
          <table:table-cell/>
        </table:table-row>
        <table:table-row table:style-name="ro1">
          <table:table-cell office:value-type="string" calcext:value-type="string">
            <text:p>speedDebug.cons_vt[318]</text:p>
          </table:table-cell>
          <table:table-cell/>
        </table:table-row>
        <table:table-row table:style-name="ro1">
          <table:table-cell office:value-type="string" calcext:value-type="string">
            <text:p>speedDebug.cons_vt[319]</text:p>
          </table:table-cell>
          <table:table-cell/>
        </table:table-row>
        <table:table-row table:style-name="ro1">
          <table:table-cell office:value-type="string" calcext:value-type="string">
            <text:p>speedDebug.cons_vt[320]</text:p>
          </table:table-cell>
          <table:table-cell/>
        </table:table-row>
        <table:table-row table:style-name="ro1">
          <table:table-cell office:value-type="string" calcext:value-type="string">
            <text:p>speedDebug.cons_vt[321]</text:p>
          </table:table-cell>
          <table:table-cell/>
        </table:table-row>
        <table:table-row table:style-name="ro1">
          <table:table-cell office:value-type="string" calcext:value-type="string">
            <text:p>speedDebug.cons_vt[322]</text:p>
          </table:table-cell>
          <table:table-cell/>
        </table:table-row>
        <table:table-row table:style-name="ro1">
          <table:table-cell office:value-type="string" calcext:value-type="string">
            <text:p>speedDebug.cons_vt[323]</text:p>
          </table:table-cell>
          <table:table-cell/>
        </table:table-row>
        <table:table-row table:style-name="ro1">
          <table:table-cell office:value-type="string" calcext:value-type="string">
            <text:p>speedDebug.cons_vt[324]</text:p>
          </table:table-cell>
          <table:table-cell/>
        </table:table-row>
        <table:table-row table:style-name="ro1">
          <table:table-cell office:value-type="string" calcext:value-type="string">
            <text:p>speedDebug.cons_vt[325]</text:p>
          </table:table-cell>
          <table:table-cell/>
        </table:table-row>
        <table:table-row table:style-name="ro1">
          <table:table-cell office:value-type="string" calcext:value-type="string">
            <text:p>speedDebug.cons_vt[326]</text:p>
          </table:table-cell>
          <table:table-cell/>
        </table:table-row>
        <table:table-row table:style-name="ro1">
          <table:table-cell office:value-type="string" calcext:value-type="string">
            <text:p>speedDebug.cons_vt[327]</text:p>
          </table:table-cell>
          <table:table-cell/>
        </table:table-row>
        <table:table-row table:style-name="ro1">
          <table:table-cell office:value-type="string" calcext:value-type="string">
            <text:p>speedDebug.cons_vt[328]</text:p>
          </table:table-cell>
          <table:table-cell/>
        </table:table-row>
        <table:table-row table:style-name="ro1">
          <table:table-cell office:value-type="string" calcext:value-type="string">
            <text:p>speedDebug.cons_vt[329]</text:p>
          </table:table-cell>
          <table:table-cell/>
        </table:table-row>
        <table:table-row table:style-name="ro1">
          <table:table-cell office:value-type="string" calcext:value-type="string">
            <text:p>speedDebug.cons_vt[330]</text:p>
          </table:table-cell>
          <table:table-cell/>
        </table:table-row>
        <table:table-row table:style-name="ro1">
          <table:table-cell office:value-type="string" calcext:value-type="string">
            <text:p>speedDebug.cons_vt[331]</text:p>
          </table:table-cell>
          <table:table-cell/>
        </table:table-row>
        <table:table-row table:style-name="ro1">
          <table:table-cell office:value-type="string" calcext:value-type="string">
            <text:p>speedDebug.cons_vt[332]</text:p>
          </table:table-cell>
          <table:table-cell/>
        </table:table-row>
        <table:table-row table:style-name="ro1">
          <table:table-cell office:value-type="string" calcext:value-type="string">
            <text:p>speedDebug.cons_vt[333]</text:p>
          </table:table-cell>
          <table:table-cell/>
        </table:table-row>
        <table:table-row table:style-name="ro1">
          <table:table-cell office:value-type="string" calcext:value-type="string">
            <text:p>speedDebug.cons_vt[334]</text:p>
          </table:table-cell>
          <table:table-cell/>
        </table:table-row>
        <table:table-row table:style-name="ro1">
          <table:table-cell office:value-type="string" calcext:value-type="string">
            <text:p>speedDebug.cons_vt[335]</text:p>
          </table:table-cell>
          <table:table-cell/>
        </table:table-row>
        <table:table-row table:style-name="ro1">
          <table:table-cell office:value-type="string" calcext:value-type="string">
            <text:p>speedDebug.cons_vt[336]</text:p>
          </table:table-cell>
          <table:table-cell/>
        </table:table-row>
        <table:table-row table:style-name="ro1">
          <table:table-cell office:value-type="string" calcext:value-type="string">
            <text:p>speedDebug.cons_vt[337]</text:p>
          </table:table-cell>
          <table:table-cell/>
        </table:table-row>
        <table:table-row table:style-name="ro1">
          <table:table-cell office:value-type="string" calcext:value-type="string">
            <text:p>speedDebug.cons_vt[338]</text:p>
          </table:table-cell>
          <table:table-cell/>
        </table:table-row>
        <table:table-row table:style-name="ro1">
          <table:table-cell office:value-type="string" calcext:value-type="string">
            <text:p>speedDebug.cons_vt[339]</text:p>
          </table:table-cell>
          <table:table-cell/>
        </table:table-row>
        <table:table-row table:style-name="ro1">
          <table:table-cell office:value-type="string" calcext:value-type="string">
            <text:p>speedDebug.cons_vt[340]</text:p>
          </table:table-cell>
          <table:table-cell/>
        </table:table-row>
        <table:table-row table:style-name="ro1">
          <table:table-cell office:value-type="string" calcext:value-type="string">
            <text:p>speedDebug.cons_vt[341]</text:p>
          </table:table-cell>
          <table:table-cell/>
        </table:table-row>
        <table:table-row table:style-name="ro1">
          <table:table-cell office:value-type="string" calcext:value-type="string">
            <text:p>speedDebug.cons_vt[342]</text:p>
          </table:table-cell>
          <table:table-cell/>
        </table:table-row>
        <table:table-row table:style-name="ro1">
          <table:table-cell office:value-type="string" calcext:value-type="string">
            <text:p>speedDebug.cons_vt[343]</text:p>
          </table:table-cell>
          <table:table-cell/>
        </table:table-row>
        <table:table-row table:style-name="ro1">
          <table:table-cell office:value-type="string" calcext:value-type="string">
            <text:p>speedDebug.cons_vt[344]</text:p>
          </table:table-cell>
          <table:table-cell/>
        </table:table-row>
        <table:table-row table:style-name="ro1">
          <table:table-cell office:value-type="string" calcext:value-type="string">
            <text:p>speedDebug.cons_vt[345]</text:p>
          </table:table-cell>
          <table:table-cell/>
        </table:table-row>
        <table:table-row table:style-name="ro1">
          <table:table-cell office:value-type="string" calcext:value-type="string">
            <text:p>speedDebug.cons_vt[346]</text:p>
          </table:table-cell>
          <table:table-cell/>
        </table:table-row>
        <table:table-row table:style-name="ro1">
          <table:table-cell office:value-type="string" calcext:value-type="string">
            <text:p>speedDebug.cons_vt[347]</text:p>
          </table:table-cell>
          <table:table-cell/>
        </table:table-row>
        <table:table-row table:style-name="ro1">
          <table:table-cell office:value-type="string" calcext:value-type="string">
            <text:p>speedDebug.cons_vt[348]</text:p>
          </table:table-cell>
          <table:table-cell/>
        </table:table-row>
        <table:table-row table:style-name="ro1">
          <table:table-cell office:value-type="string" calcext:value-type="string">
            <text:p>speedDebug.cons_vt[349]</text:p>
          </table:table-cell>
          <table:table-cell/>
        </table:table-row>
        <table:table-row table:style-name="ro1">
          <table:table-cell office:value-type="string" calcext:value-type="string">
            <text:p>speedDebug.cons_vt[350]</text:p>
          </table:table-cell>
          <table:table-cell/>
        </table:table-row>
        <table:table-row table:style-name="ro1">
          <table:table-cell office:value-type="string" calcext:value-type="string">
            <text:p>speedDebug.cons_vt[351]</text:p>
          </table:table-cell>
          <table:table-cell/>
        </table:table-row>
        <table:table-row table:style-name="ro1">
          <table:table-cell office:value-type="string" calcext:value-type="string">
            <text:p>speedDebug.cons_vt[352]</text:p>
          </table:table-cell>
          <table:table-cell/>
        </table:table-row>
        <table:table-row table:style-name="ro1">
          <table:table-cell office:value-type="string" calcext:value-type="string">
            <text:p>speedDebug.cons_vt[353]</text:p>
          </table:table-cell>
          <table:table-cell/>
        </table:table-row>
        <table:table-row table:style-name="ro1">
          <table:table-cell office:value-type="string" calcext:value-type="string">
            <text:p>speedDebug.cons_vt[354]</text:p>
          </table:table-cell>
          <table:table-cell/>
        </table:table-row>
        <table:table-row table:style-name="ro1">
          <table:table-cell office:value-type="string" calcext:value-type="string">
            <text:p>speedDebug.cons_vt[355]</text:p>
          </table:table-cell>
          <table:table-cell/>
        </table:table-row>
        <table:table-row table:style-name="ro1">
          <table:table-cell office:value-type="string" calcext:value-type="string">
            <text:p>speedDebug.cons_vt[356]</text:p>
          </table:table-cell>
          <table:table-cell/>
        </table:table-row>
        <table:table-row table:style-name="ro1">
          <table:table-cell office:value-type="string" calcext:value-type="string">
            <text:p>speedDebug.cons_vt[357]</text:p>
          </table:table-cell>
          <table:table-cell/>
        </table:table-row>
        <table:table-row table:style-name="ro1">
          <table:table-cell office:value-type="string" calcext:value-type="string">
            <text:p>speedDebug.cons_vt[358]</text:p>
          </table:table-cell>
          <table:table-cell/>
        </table:table-row>
        <table:table-row table:style-name="ro1">
          <table:table-cell office:value-type="string" calcext:value-type="string">
            <text:p>speedDebug.cons_vt[359]</text:p>
          </table:table-cell>
          <table:table-cell/>
        </table:table-row>
        <table:table-row table:style-name="ro1">
          <table:table-cell office:value-type="string" calcext:value-type="string">
            <text:p>speedDebug.cons_vt[360]</text:p>
          </table:table-cell>
          <table:table-cell/>
        </table:table-row>
        <table:table-row table:style-name="ro1">
          <table:table-cell office:value-type="string" calcext:value-type="string">
            <text:p>speedDebug.cons_vt[361]</text:p>
          </table:table-cell>
          <table:table-cell/>
        </table:table-row>
        <table:table-row table:style-name="ro1">
          <table:table-cell office:value-type="string" calcext:value-type="string">
            <text:p>speedDebug.cons_vt[362]</text:p>
          </table:table-cell>
          <table:table-cell/>
        </table:table-row>
        <table:table-row table:style-name="ro1">
          <table:table-cell office:value-type="string" calcext:value-type="string">
            <text:p>speedDebug.cons_vt[363]</text:p>
          </table:table-cell>
          <table:table-cell/>
        </table:table-row>
        <table:table-row table:style-name="ro1">
          <table:table-cell office:value-type="string" calcext:value-type="string">
            <text:p>speedDebug.cons_vt[364]</text:p>
          </table:table-cell>
          <table:table-cell/>
        </table:table-row>
        <table:table-row table:style-name="ro1">
          <table:table-cell office:value-type="string" calcext:value-type="string">
            <text:p>speedDebug.cons_vt[365]</text:p>
          </table:table-cell>
          <table:table-cell/>
        </table:table-row>
        <table:table-row table:style-name="ro1">
          <table:table-cell office:value-type="string" calcext:value-type="string">
            <text:p>speedDebug.cons_vt[366]</text:p>
          </table:table-cell>
          <table:table-cell/>
        </table:table-row>
        <table:table-row table:style-name="ro1">
          <table:table-cell office:value-type="string" calcext:value-type="string">
            <text:p>speedDebug.cons_vt[367]</text:p>
          </table:table-cell>
          <table:table-cell/>
        </table:table-row>
        <table:table-row table:style-name="ro1">
          <table:table-cell office:value-type="string" calcext:value-type="string">
            <text:p>speedDebug.cons_vt[368]</text:p>
          </table:table-cell>
          <table:table-cell/>
        </table:table-row>
        <table:table-row table:style-name="ro1">
          <table:table-cell office:value-type="string" calcext:value-type="string">
            <text:p>speedDebug.cons_vt[369]</text:p>
          </table:table-cell>
          <table:table-cell/>
        </table:table-row>
        <table:table-row table:style-name="ro1">
          <table:table-cell office:value-type="string" calcext:value-type="string">
            <text:p>speedDebug.cons_vt[370]</text:p>
          </table:table-cell>
          <table:table-cell/>
        </table:table-row>
        <table:table-row table:style-name="ro1">
          <table:table-cell office:value-type="string" calcext:value-type="string">
            <text:p>speedDebug.cons_vt[371]</text:p>
          </table:table-cell>
          <table:table-cell/>
        </table:table-row>
        <table:table-row table:style-name="ro1">
          <table:table-cell office:value-type="string" calcext:value-type="string">
            <text:p>speedDebug.cons_vt[372]</text:p>
          </table:table-cell>
          <table:table-cell/>
        </table:table-row>
        <table:table-row table:style-name="ro1">
          <table:table-cell office:value-type="string" calcext:value-type="string">
            <text:p>speedDebug.cons_vt[373]</text:p>
          </table:table-cell>
          <table:table-cell/>
        </table:table-row>
        <table:table-row table:style-name="ro1">
          <table:table-cell office:value-type="string" calcext:value-type="string">
            <text:p>speedDebug.cons_vt[374]</text:p>
          </table:table-cell>
          <table:table-cell/>
        </table:table-row>
        <table:table-row table:style-name="ro1">
          <table:table-cell office:value-type="string" calcext:value-type="string">
            <text:p>speedDebug.cons_vt[375]</text:p>
          </table:table-cell>
          <table:table-cell/>
        </table:table-row>
        <table:table-row table:style-name="ro1">
          <table:table-cell office:value-type="string" calcext:value-type="string">
            <text:p>speedDebug.cons_vt[376]</text:p>
          </table:table-cell>
          <table:table-cell/>
        </table:table-row>
        <table:table-row table:style-name="ro1">
          <table:table-cell office:value-type="string" calcext:value-type="string">
            <text:p>speedDebug.cons_vt[377]</text:p>
          </table:table-cell>
          <table:table-cell/>
        </table:table-row>
        <table:table-row table:style-name="ro1">
          <table:table-cell office:value-type="string" calcext:value-type="string">
            <text:p>speedDebug.cons_vt[378]</text:p>
          </table:table-cell>
          <table:table-cell/>
        </table:table-row>
        <table:table-row table:style-name="ro1">
          <table:table-cell office:value-type="string" calcext:value-type="string">
            <text:p>speedDebug.cons_vt[379]</text:p>
          </table:table-cell>
          <table:table-cell/>
        </table:table-row>
        <table:table-row table:style-name="ro1">
          <table:table-cell office:value-type="string" calcext:value-type="string">
            <text:p>speedDebug.cons_vt[380]</text:p>
          </table:table-cell>
          <table:table-cell/>
        </table:table-row>
        <table:table-row table:style-name="ro1">
          <table:table-cell office:value-type="string" calcext:value-type="string">
            <text:p>speedDebug.cons_vt[381]</text:p>
          </table:table-cell>
          <table:table-cell/>
        </table:table-row>
        <table:table-row table:style-name="ro1">
          <table:table-cell office:value-type="string" calcext:value-type="string">
            <text:p>speedDebug.cons_vt[382]</text:p>
          </table:table-cell>
          <table:table-cell/>
        </table:table-row>
        <table:table-row table:style-name="ro1">
          <table:table-cell office:value-type="string" calcext:value-type="string">
            <text:p>speedDebug.cons_vt[383]</text:p>
          </table:table-cell>
          <table:table-cell/>
        </table:table-row>
        <table:table-row table:style-name="ro1">
          <table:table-cell office:value-type="string" calcext:value-type="string">
            <text:p>speedDebug.cons_vt[384]</text:p>
          </table:table-cell>
          <table:table-cell/>
        </table:table-row>
        <table:table-row table:style-name="ro1">
          <table:table-cell office:value-type="string" calcext:value-type="string">
            <text:p>speedDebug.cons_vt[385]</text:p>
          </table:table-cell>
          <table:table-cell/>
        </table:table-row>
        <table:table-row table:style-name="ro1">
          <table:table-cell office:value-type="string" calcext:value-type="string">
            <text:p>speedDebug.cons_vt[386]</text:p>
          </table:table-cell>
          <table:table-cell/>
        </table:table-row>
        <table:table-row table:style-name="ro1">
          <table:table-cell office:value-type="string" calcext:value-type="string">
            <text:p>speedDebug.cons_vt[387]</text:p>
          </table:table-cell>
          <table:table-cell/>
        </table:table-row>
        <table:table-row table:style-name="ro1">
          <table:table-cell office:value-type="string" calcext:value-type="string">
            <text:p>speedDebug.cons_vt[388]</text:p>
          </table:table-cell>
          <table:table-cell/>
        </table:table-row>
        <table:table-row table:style-name="ro1">
          <table:table-cell office:value-type="string" calcext:value-type="string">
            <text:p>speedDebug.cons_vt[389]</text:p>
          </table:table-cell>
          <table:table-cell/>
        </table:table-row>
        <table:table-row table:style-name="ro1">
          <table:table-cell office:value-type="string" calcext:value-type="string">
            <text:p>speedDebug.cons_vt[390]</text:p>
          </table:table-cell>
          <table:table-cell/>
        </table:table-row>
        <table:table-row table:style-name="ro1">
          <table:table-cell office:value-type="string" calcext:value-type="string">
            <text:p>speedDebug.cons_vt[391]</text:p>
          </table:table-cell>
          <table:table-cell/>
        </table:table-row>
        <table:table-row table:style-name="ro1">
          <table:table-cell office:value-type="string" calcext:value-type="string">
            <text:p>speedDebug.cons_vt[392]</text:p>
          </table:table-cell>
          <table:table-cell/>
        </table:table-row>
        <table:table-row table:style-name="ro1">
          <table:table-cell office:value-type="string" calcext:value-type="string">
            <text:p>speedDebug.cons_vt[393]</text:p>
          </table:table-cell>
          <table:table-cell/>
        </table:table-row>
        <table:table-row table:style-name="ro1">
          <table:table-cell office:value-type="string" calcext:value-type="string">
            <text:p>speedDebug.cons_vt[394]</text:p>
          </table:table-cell>
          <table:table-cell/>
        </table:table-row>
        <table:table-row table:style-name="ro1">
          <table:table-cell office:value-type="string" calcext:value-type="string">
            <text:p>speedDebug.cons_vt[395]</text:p>
          </table:table-cell>
          <table:table-cell/>
        </table:table-row>
        <table:table-row table:style-name="ro1">
          <table:table-cell office:value-type="string" calcext:value-type="string">
            <text:p>speedDebug.cons_vt[396]</text:p>
          </table:table-cell>
          <table:table-cell/>
        </table:table-row>
        <table:table-row table:style-name="ro1">
          <table:table-cell office:value-type="string" calcext:value-type="string">
            <text:p>speedDebug.cons_vt[397]</text:p>
          </table:table-cell>
          <table:table-cell/>
        </table:table-row>
        <table:table-row table:style-name="ro1">
          <table:table-cell office:value-type="string" calcext:value-type="string">
            <text:p>speedDebug.cons_vt[398]</text:p>
          </table:table-cell>
          <table:table-cell/>
        </table:table-row>
        <table:table-row table:style-name="ro1">
          <table:table-cell office:value-type="string" calcext:value-type="string">
            <text:p>speedDebug.cons_vt[399]</text:p>
          </table:table-cell>
          <table:table-cell/>
        </table:table-row>
      </table:table>
      <table:table table:name="Feuille2" table:style-name="ta1">
        <table:shapes>
          <draw:frame draw:z-index="0" draw:style-name="gr1" draw:text-style-name="P1" svg:width="15.999cm" svg:height="9.005cm" svg:x="15.637cm" svg:y="1.328cm">
            <draw:object draw:notify-on-update-of-ranges="Feuille2.A2:Feuille2.A401 Feuille2.C2:Feuille2.C4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Vo 0,3</text:p>
          </table:table-cell>
          <table:table-cell/>
        </table:table-row>
        <table:table-row table:style-name="ro1">
          <table:table-cell table:formula="of:=[Feuille3.D2]" office:value-type="float" office:value="0" calcext:value-type="float">
            <text:p>0</text:p>
          </table:table-cell>
          <table:table-cell table:formula="of:=[v03.B401]" office:value-type="float" office:value="0" calcext:value-type="float">
            <text:p>0</text:p>
          </table:table-cell>
          <table:table-cell table:formula="of:=[v03.B801]" office:value-type="float" office:value="0" calcext:value-type="float">
            <text:p>0</text:p>
          </table:table-cell>
          <table:table-cell table:formula="of:=[v03.B1201]" office:value-type="float" office:value="0" calcext:value-type="float">
            <text:p>0</text:p>
          </table:table-cell>
        </table:table-row>
        <table:table-row table:style-name="ro1">
          <table:table-cell table:formula="of:=[Feuille3.D3]" office:value-type="float" office:value="0" calcext:value-type="float">
            <text:p>0</text:p>
          </table:table-cell>
          <table:table-cell table:formula="of:=[v03.B402]" office:value-type="float" office:value="0" calcext:value-type="float">
            <text:p>0</text:p>
          </table:table-cell>
          <table:table-cell table:formula="of:=[v03.B802]" office:value-type="float" office:value="0" calcext:value-type="float">
            <text:p>0</text:p>
          </table:table-cell>
          <table:table-cell table:formula="of:=[v03.B1202]" office:value-type="float" office:value="0" calcext:value-type="float">
            <text:p>0</text:p>
          </table:table-cell>
        </table:table-row>
        <table:table-row table:style-name="ro1">
          <table:table-cell table:formula="of:=[Feuille3.D4]" office:value-type="float" office:value="0" calcext:value-type="float">
            <text:p>0</text:p>
          </table:table-cell>
          <table:table-cell table:formula="of:=[v03.B403]" office:value-type="float" office:value="0" calcext:value-type="float">
            <text:p>0</text:p>
          </table:table-cell>
          <table:table-cell table:formula="of:=[v03.B803]" office:value-type="float" office:value="0" calcext:value-type="float">
            <text:p>0</text:p>
          </table:table-cell>
          <table:table-cell table:formula="of:=[v03.B1203]" office:value-type="float" office:value="0" calcext:value-type="float">
            <text:p>0</text:p>
          </table:table-cell>
        </table:table-row>
        <table:table-row table:style-name="ro1">
          <table:table-cell table:formula="of:=[Feuille3.D5]" office:value-type="float" office:value="0" calcext:value-type="float">
            <text:p>0</text:p>
          </table:table-cell>
          <table:table-cell table:formula="of:=[v03.B404]" office:value-type="float" office:value="0" calcext:value-type="float">
            <text:p>0</text:p>
          </table:table-cell>
          <table:table-cell table:formula="of:=[v03.B804]" office:value-type="float" office:value="0" calcext:value-type="float">
            <text:p>0</text:p>
          </table:table-cell>
          <table:table-cell table:formula="of:=[v03.B1204]" office:value-type="float" office:value="0" calcext:value-type="float">
            <text:p>0</text:p>
          </table:table-cell>
        </table:table-row>
        <table:table-row table:style-name="ro1">
          <table:table-cell table:formula="of:=[Feuille3.D6]" office:value-type="float" office:value="0" calcext:value-type="float">
            <text:p>0</text:p>
          </table:table-cell>
          <table:table-cell table:formula="of:=[v03.B405]" office:value-type="float" office:value="0" calcext:value-type="float">
            <text:p>0</text:p>
          </table:table-cell>
          <table:table-cell table:formula="of:=[v03.B805]" office:value-type="float" office:value="0" calcext:value-type="float">
            <text:p>0</text:p>
          </table:table-cell>
          <table:table-cell table:formula="of:=[v03.B1205]" office:value-type="float" office:value="0" calcext:value-type="float">
            <text:p>0</text:p>
          </table:table-cell>
        </table:table-row>
        <table:table-row table:style-name="ro1">
          <table:table-cell table:formula="of:=[Feuille3.D7]" office:value-type="float" office:value="0" calcext:value-type="float">
            <text:p>0</text:p>
          </table:table-cell>
          <table:table-cell table:formula="of:=[v03.B406]" office:value-type="float" office:value="0" calcext:value-type="float">
            <text:p>0</text:p>
          </table:table-cell>
          <table:table-cell table:formula="of:=[v03.B806]" office:value-type="float" office:value="0" calcext:value-type="float">
            <text:p>0</text:p>
          </table:table-cell>
          <table:table-cell table:formula="of:=[v03.B1206]" office:value-type="float" office:value="0" calcext:value-type="float">
            <text:p>0</text:p>
          </table:table-cell>
        </table:table-row>
        <table:table-row table:style-name="ro1">
          <table:table-cell table:formula="of:=[Feuille3.D8]" office:value-type="float" office:value="0" calcext:value-type="float">
            <text:p>0</text:p>
          </table:table-cell>
          <table:table-cell table:formula="of:=[v03.B407]" office:value-type="float" office:value="0" calcext:value-type="float">
            <text:p>0</text:p>
          </table:table-cell>
          <table:table-cell table:formula="of:=[v03.B807]" office:value-type="float" office:value="0" calcext:value-type="float">
            <text:p>0</text:p>
          </table:table-cell>
          <table:table-cell table:formula="of:=[v03.B1207]" office:value-type="float" office:value="0" calcext:value-type="float">
            <text:p>0</text:p>
          </table:table-cell>
        </table:table-row>
        <table:table-row table:style-name="ro1">
          <table:table-cell table:formula="of:=[Feuille3.D9]" office:value-type="float" office:value="0" calcext:value-type="float">
            <text:p>0</text:p>
          </table:table-cell>
          <table:table-cell table:formula="of:=[v03.B408]" office:value-type="float" office:value="0" calcext:value-type="float">
            <text:p>0</text:p>
          </table:table-cell>
          <table:table-cell table:formula="of:=[v03.B808]" office:value-type="float" office:value="0" calcext:value-type="float">
            <text:p>0</text:p>
          </table:table-cell>
          <table:table-cell table:formula="of:=[v03.B1208]" office:value-type="float" office:value="0" calcext:value-type="float">
            <text:p>0</text:p>
          </table:table-cell>
        </table:table-row>
        <table:table-row table:style-name="ro1">
          <table:table-cell table:formula="of:=[Feuille3.D10]" office:value-type="float" office:value="0.0018407" calcext:value-type="float">
            <text:p>0,0018407</text:p>
          </table:table-cell>
          <table:table-cell table:formula="of:=[v03.B409]" office:value-type="float" office:value="0" calcext:value-type="float">
            <text:p>0</text:p>
          </table:table-cell>
          <table:table-cell table:formula="of:=[v03.B809]" office:value-type="float" office:value="0" calcext:value-type="float">
            <text:p>0</text:p>
          </table:table-cell>
          <table:table-cell table:formula="of:=[v03.B1209]" office:value-type="float" office:value="0" calcext:value-type="float">
            <text:p>0</text:p>
          </table:table-cell>
        </table:table-row>
        <table:table-row table:style-name="ro1">
          <table:table-cell table:formula="of:=[Feuille3.D11]" office:value-type="float" office:value="0.0055221" calcext:value-type="float">
            <text:p>0,0055221</text:p>
          </table:table-cell>
          <table:table-cell table:formula="of:=[v03.B410]" office:value-type="float" office:value="0" calcext:value-type="float">
            <text:p>0</text:p>
          </table:table-cell>
          <table:table-cell table:formula="of:=[v03.B810]" office:value-type="float" office:value="0" calcext:value-type="float">
            <text:p>0</text:p>
          </table:table-cell>
          <table:table-cell table:formula="of:=[v03.B1210]" office:value-type="float" office:value="0" calcext:value-type="float">
            <text:p>0</text:p>
          </table:table-cell>
        </table:table-row>
        <table:table-row table:style-name="ro1">
          <table:table-cell table:formula="of:=[Feuille3.D12]" office:value-type="float" office:value="0.0092035" calcext:value-type="float">
            <text:p>0,0092035</text:p>
          </table:table-cell>
          <table:table-cell table:formula="of:=[v03.B411]" office:value-type="float" office:value="0" calcext:value-type="float">
            <text:p>0</text:p>
          </table:table-cell>
          <table:table-cell table:formula="of:=[v03.B811]" office:value-type="float" office:value="0" calcext:value-type="float">
            <text:p>0</text:p>
          </table:table-cell>
          <table:table-cell table:formula="of:=[v03.B1211]" office:value-type="float" office:value="0" calcext:value-type="float">
            <text:p>0</text:p>
          </table:table-cell>
        </table:table-row>
        <table:table-row table:style-name="ro1">
          <table:table-cell table:formula="of:=[Feuille3.D13]" office:value-type="float" office:value="0.0147256" calcext:value-type="float">
            <text:p>0,0147256</text:p>
          </table:table-cell>
          <table:table-cell table:formula="of:=[v03.B412]" office:value-type="float" office:value="0" calcext:value-type="float">
            <text:p>0</text:p>
          </table:table-cell>
          <table:table-cell table:formula="of:=[v03.B812]" office:value-type="float" office:value="0" calcext:value-type="float">
            <text:p>0</text:p>
          </table:table-cell>
          <table:table-cell table:formula="of:=[v03.B1212]" office:value-type="float" office:value="0" calcext:value-type="float">
            <text:p>0</text:p>
          </table:table-cell>
        </table:table-row>
        <table:table-row table:style-name="ro1">
          <table:table-cell table:formula="of:=[Feuille3.D14]" office:value-type="float" office:value="0.016566299" calcext:value-type="float">
            <text:p>0,016566299</text:p>
          </table:table-cell>
          <table:table-cell table:formula="of:=[v03.B413]" office:value-type="float" office:value="0" calcext:value-type="float">
            <text:p>0</text:p>
          </table:table-cell>
          <table:table-cell table:formula="of:=[v03.B813]" office:value-type="float" office:value="0" calcext:value-type="float">
            <text:p>0</text:p>
          </table:table-cell>
          <table:table-cell table:formula="of:=[v03.B1213]" office:value-type="float" office:value="0" calcext:value-type="float">
            <text:p>0</text:p>
          </table:table-cell>
        </table:table-row>
        <table:table-row table:style-name="ro1">
          <table:table-cell table:formula="of:=[Feuille3.D15]" office:value-type="float" office:value="0.016566299" calcext:value-type="float">
            <text:p>0,016566299</text:p>
          </table:table-cell>
          <table:table-cell table:formula="of:=[v03.B414]" office:value-type="float" office:value="0" calcext:value-type="float">
            <text:p>0</text:p>
          </table:table-cell>
          <table:table-cell table:formula="of:=[v03.B814]" office:value-type="float" office:value="0" calcext:value-type="float">
            <text:p>0</text:p>
          </table:table-cell>
          <table:table-cell table:formula="of:=[v03.B1214]" office:value-type="float" office:value="0" calcext:value-type="float">
            <text:p>0</text:p>
          </table:table-cell>
        </table:table-row>
        <table:table-row table:style-name="ro1">
          <table:table-cell table:formula="of:=[Feuille3.D16]" office:value-type="float" office:value="0.016566299" calcext:value-type="float">
            <text:p>0,016566299</text:p>
          </table:table-cell>
          <table:table-cell table:formula="of:=[v03.B415]" office:value-type="float" office:value="0" calcext:value-type="float">
            <text:p>0</text:p>
          </table:table-cell>
          <table:table-cell table:formula="of:=[v03.B815]" office:value-type="float" office:value="0" calcext:value-type="float">
            <text:p>0</text:p>
          </table:table-cell>
          <table:table-cell table:formula="of:=[v03.B1215]" office:value-type="float" office:value="0" calcext:value-type="float">
            <text:p>0</text:p>
          </table:table-cell>
        </table:table-row>
        <table:table-row table:style-name="ro1">
          <table:table-cell table:formula="of:=[Feuille3.D17]" office:value-type="float" office:value="0.0202477" calcext:value-type="float">
            <text:p>0,0202477</text:p>
          </table:table-cell>
          <table:table-cell table:formula="of:=[v03.B416]" office:value-type="float" office:value="0" calcext:value-type="float">
            <text:p>0</text:p>
          </table:table-cell>
          <table:table-cell table:formula="of:=[v03.B816]" office:value-type="float" office:value="0" calcext:value-type="float">
            <text:p>0</text:p>
          </table:table-cell>
          <table:table-cell table:formula="of:=[v03.B1216]" office:value-type="float" office:value="0" calcext:value-type="float">
            <text:p>0</text:p>
          </table:table-cell>
        </table:table-row>
        <table:table-row table:style-name="ro1">
          <table:table-cell table:formula="of:=[Feuille3.D18]" office:value-type="float" office:value="0.025769802" calcext:value-type="float">
            <text:p>0,025769802</text:p>
          </table:table-cell>
          <table:table-cell table:formula="of:=[v03.B417]" office:value-type="float" office:value="0" calcext:value-type="float">
            <text:p>0</text:p>
          </table:table-cell>
          <table:table-cell table:formula="of:=[v03.B817]" office:value-type="float" office:value="0" calcext:value-type="float">
            <text:p>0</text:p>
          </table:table-cell>
          <table:table-cell table:formula="of:=[v03.B1217]" office:value-type="float" office:value="0" calcext:value-type="float">
            <text:p>0</text:p>
          </table:table-cell>
        </table:table-row>
        <table:table-row table:style-name="ro1">
          <table:table-cell table:formula="of:=[Feuille3.D19]" office:value-type="float" office:value="0.033132598" calcext:value-type="float">
            <text:p>0,033132598</text:p>
          </table:table-cell>
          <table:table-cell table:formula="of:=[v03.B418]" office:value-type="float" office:value="0" calcext:value-type="float">
            <text:p>0</text:p>
          </table:table-cell>
          <table:table-cell table:formula="of:=[v03.B818]" office:value-type="float" office:value="0" calcext:value-type="float">
            <text:p>0</text:p>
          </table:table-cell>
          <table:table-cell table:formula="of:=[v03.B1218]" office:value-type="float" office:value="0" calcext:value-type="float">
            <text:p>0</text:p>
          </table:table-cell>
        </table:table-row>
        <table:table-row table:style-name="ro1">
          <table:table-cell table:formula="of:=[Feuille3.D20]" office:value-type="float" office:value="0.0386547" calcext:value-type="float">
            <text:p>0,0386547</text:p>
          </table:table-cell>
          <table:table-cell table:formula="of:=[v03.B419]" office:value-type="float" office:value="0" calcext:value-type="float">
            <text:p>0</text:p>
          </table:table-cell>
          <table:table-cell table:formula="of:=[v03.B819]" office:value-type="float" office:value="0" calcext:value-type="float">
            <text:p>0</text:p>
          </table:table-cell>
          <table:table-cell table:formula="of:=[v03.B1219]" office:value-type="float" office:value="0" calcext:value-type="float">
            <text:p>0</text:p>
          </table:table-cell>
        </table:table-row>
        <table:table-row table:style-name="ro1">
          <table:table-cell table:formula="of:=[Feuille3.D21]" office:value-type="float" office:value="0.0478582" calcext:value-type="float">
            <text:p>0,0478582</text:p>
          </table:table-cell>
          <table:table-cell table:formula="of:=[v03.B420]" office:value-type="float" office:value="0" calcext:value-type="float">
            <text:p>0</text:p>
          </table:table-cell>
          <table:table-cell table:formula="of:=[v03.B820]" office:value-type="float" office:value="0" calcext:value-type="float">
            <text:p>0</text:p>
          </table:table-cell>
          <table:table-cell table:formula="of:=[v03.B1220]" office:value-type="float" office:value="0" calcext:value-type="float">
            <text:p>0</text:p>
          </table:table-cell>
        </table:table-row>
        <table:table-row table:style-name="ro1">
          <table:table-cell table:formula="of:=[Feuille3.D22]" office:value-type="float" office:value="0.0570617" calcext:value-type="float">
            <text:p>0,0570617</text:p>
          </table:table-cell>
          <table:table-cell table:formula="of:=[v03.B421]" office:value-type="float" office:value="0" calcext:value-type="float">
            <text:p>0</text:p>
          </table:table-cell>
          <table:table-cell table:formula="of:=[v03.B821]" office:value-type="float" office:value="0" calcext:value-type="float">
            <text:p>0</text:p>
          </table:table-cell>
          <table:table-cell table:formula="of:=[v03.B1221]" office:value-type="float" office:value="0" calcext:value-type="float">
            <text:p>0</text:p>
          </table:table-cell>
        </table:table-row>
        <table:table-row table:style-name="ro1">
          <table:table-cell table:formula="of:=[Feuille3.D23]" office:value-type="float" office:value="0.066265196" calcext:value-type="float">
            <text:p>0,066265196</text:p>
          </table:table-cell>
          <table:table-cell table:formula="of:=[v03.B422]" office:value-type="float" office:value="0" calcext:value-type="float">
            <text:p>0</text:p>
          </table:table-cell>
          <table:table-cell table:formula="of:=[v03.B822]" office:value-type="float" office:value="0" calcext:value-type="float">
            <text:p>0</text:p>
          </table:table-cell>
          <table:table-cell table:formula="of:=[v03.B1222]" office:value-type="float" office:value="0" calcext:value-type="float">
            <text:p>0</text:p>
          </table:table-cell>
        </table:table-row>
        <table:table-row table:style-name="ro1">
          <table:table-cell table:formula="of:=[Feuille3.D24]" office:value-type="float" office:value="0.073628" calcext:value-type="float">
            <text:p>0,073628</text:p>
          </table:table-cell>
          <table:table-cell table:formula="of:=[v03.B423]" office:value-type="float" office:value="0" calcext:value-type="float">
            <text:p>0</text:p>
          </table:table-cell>
          <table:table-cell table:formula="of:=[v03.B823]" office:value-type="float" office:value="0" calcext:value-type="float">
            <text:p>0</text:p>
          </table:table-cell>
          <table:table-cell table:formula="of:=[v03.B1223]" office:value-type="float" office:value="0" calcext:value-type="float">
            <text:p>0</text:p>
          </table:table-cell>
        </table:table-row>
        <table:table-row table:style-name="ro1">
          <table:table-cell table:formula="of:=[Feuille3.D25]" office:value-type="float" office:value="0.0846722" calcext:value-type="float">
            <text:p>0,0846722</text:p>
          </table:table-cell>
          <table:table-cell table:formula="of:=[v03.B424]" office:value-type="float" office:value="0" calcext:value-type="float">
            <text:p>0</text:p>
          </table:table-cell>
          <table:table-cell table:formula="of:=[v03.B824]" office:value-type="float" office:value="0" calcext:value-type="float">
            <text:p>0</text:p>
          </table:table-cell>
          <table:table-cell table:formula="of:=[v03.B1224]" office:value-type="float" office:value="0" calcext:value-type="float">
            <text:p>0</text:p>
          </table:table-cell>
        </table:table-row>
        <table:table-row table:style-name="ro1">
          <table:table-cell table:formula="of:=[Feuille3.D26]" office:value-type="float" office:value="0.0957164" calcext:value-type="float">
            <text:p>0,0957164</text:p>
          </table:table-cell>
          <table:table-cell table:formula="of:=[v03.B425]" office:value-type="float" office:value="0" calcext:value-type="float">
            <text:p>0</text:p>
          </table:table-cell>
          <table:table-cell table:formula="of:=[v03.B825]" office:value-type="float" office:value="0" calcext:value-type="float">
            <text:p>0</text:p>
          </table:table-cell>
          <table:table-cell table:formula="of:=[v03.B1225]" office:value-type="float" office:value="0" calcext:value-type="float">
            <text:p>0</text:p>
          </table:table-cell>
        </table:table-row>
        <table:table-row table:style-name="ro1">
          <table:table-cell table:formula="of:=[Feuille3.D27]" office:value-type="float" office:value="0.104919896" calcext:value-type="float">
            <text:p>0,104919896</text:p>
          </table:table-cell>
          <table:table-cell table:formula="of:=[v03.B426]" office:value-type="float" office:value="0" calcext:value-type="float">
            <text:p>0</text:p>
          </table:table-cell>
          <table:table-cell table:formula="of:=[v03.B826]" office:value-type="float" office:value="0" calcext:value-type="float">
            <text:p>0</text:p>
          </table:table-cell>
          <table:table-cell table:formula="of:=[v03.B1226]" office:value-type="float" office:value="0" calcext:value-type="float">
            <text:p>0</text:p>
          </table:table-cell>
        </table:table-row>
        <table:table-row table:style-name="ro1">
          <table:table-cell table:formula="of:=[Feuille3.D28]" office:value-type="float" office:value="0.108601294" calcext:value-type="float">
            <text:p>0,108601294</text:p>
          </table:table-cell>
          <table:table-cell table:formula="of:=[v03.B427]" office:value-type="float" office:value="0" calcext:value-type="float">
            <text:p>0</text:p>
          </table:table-cell>
          <table:table-cell table:formula="of:=[v03.B827]" office:value-type="float" office:value="0" calcext:value-type="float">
            <text:p>0</text:p>
          </table:table-cell>
          <table:table-cell table:formula="of:=[v03.B1227]" office:value-type="float" office:value="0" calcext:value-type="float">
            <text:p>0</text:p>
          </table:table-cell>
        </table:table-row>
        <table:table-row table:style-name="ro1">
          <table:table-cell table:formula="of:=[Feuille3.D29]" office:value-type="float" office:value="0.108601294" calcext:value-type="float">
            <text:p>0,108601294</text:p>
          </table:table-cell>
          <table:table-cell table:formula="of:=[v03.B428]" office:value-type="float" office:value="0" calcext:value-type="float">
            <text:p>0</text:p>
          </table:table-cell>
          <table:table-cell table:formula="of:=[v03.B828]" office:value-type="float" office:value="0" calcext:value-type="float">
            <text:p>0</text:p>
          </table:table-cell>
          <table:table-cell table:formula="of:=[v03.B1228]" office:value-type="float" office:value="0" calcext:value-type="float">
            <text:p>0</text:p>
          </table:table-cell>
        </table:table-row>
        <table:table-row table:style-name="ro1">
          <table:table-cell table:formula="of:=[Feuille3.D30]" office:value-type="float" office:value="0.104919896" calcext:value-type="float">
            <text:p>0,104919896</text:p>
          </table:table-cell>
          <table:table-cell table:formula="of:=[v03.B429]" office:value-type="float" office:value="0" calcext:value-type="float">
            <text:p>0</text:p>
          </table:table-cell>
          <table:table-cell table:formula="of:=[v03.B829]" office:value-type="float" office:value="0" calcext:value-type="float">
            <text:p>0</text:p>
          </table:table-cell>
          <table:table-cell table:formula="of:=[v03.B1229]" office:value-type="float" office:value="0" calcext:value-type="float">
            <text:p>0</text:p>
          </table:table-cell>
        </table:table-row>
        <table:table-row table:style-name="ro1">
          <table:table-cell table:formula="of:=[Feuille3.D31]" office:value-type="float" office:value="0.106760606" calcext:value-type="float">
            <text:p>0,106760606</text:p>
          </table:table-cell>
          <table:table-cell table:formula="of:=[v03.B430]" office:value-type="float" office:value="0" calcext:value-type="float">
            <text:p>0</text:p>
          </table:table-cell>
          <table:table-cell table:formula="of:=[v03.B830]" office:value-type="float" office:value="0" calcext:value-type="float">
            <text:p>0</text:p>
          </table:table-cell>
          <table:table-cell table:formula="of:=[v03.B1230]" office:value-type="float" office:value="0" calcext:value-type="float">
            <text:p>0</text:p>
          </table:table-cell>
        </table:table-row>
        <table:table-row table:style-name="ro1">
          <table:table-cell table:formula="of:=[Feuille3.D32]" office:value-type="float" office:value="0.11228269" calcext:value-type="float">
            <text:p>0,11228269</text:p>
          </table:table-cell>
          <table:table-cell table:formula="of:=[v03.B431]" office:value-type="float" office:value="0" calcext:value-type="float">
            <text:p>0</text:p>
          </table:table-cell>
          <table:table-cell table:formula="of:=[v03.B831]" office:value-type="float" office:value="0" calcext:value-type="float">
            <text:p>0</text:p>
          </table:table-cell>
          <table:table-cell table:formula="of:=[v03.B1231]" office:value-type="float" office:value="0" calcext:value-type="float">
            <text:p>0</text:p>
          </table:table-cell>
        </table:table-row>
        <table:table-row table:style-name="ro1">
          <table:table-cell table:formula="of:=[Feuille3.D33]" office:value-type="float" office:value="0.1343711" calcext:value-type="float">
            <text:p>0,1343711</text:p>
          </table:table-cell>
          <table:table-cell table:formula="of:=[v03.B432]" office:value-type="float" office:value="0" calcext:value-type="float">
            <text:p>0</text:p>
          </table:table-cell>
          <table:table-cell table:formula="of:=[v03.B832]" office:value-type="float" office:value="0" calcext:value-type="float">
            <text:p>0</text:p>
          </table:table-cell>
          <table:table-cell table:formula="of:=[v03.B1232]" office:value-type="float" office:value="0" calcext:value-type="float">
            <text:p>0</text:p>
          </table:table-cell>
        </table:table-row>
        <table:table-row table:style-name="ro1">
          <table:table-cell table:formula="of:=[Feuille3.D34]" office:value-type="float" office:value="0.1490967" calcext:value-type="float">
            <text:p>0,1490967</text:p>
          </table:table-cell>
          <table:table-cell table:formula="of:=[v03.B433]" office:value-type="float" office:value="0" calcext:value-type="float">
            <text:p>0</text:p>
          </table:table-cell>
          <table:table-cell table:formula="of:=[v03.B833]" office:value-type="float" office:value="0" calcext:value-type="float">
            <text:p>0</text:p>
          </table:table-cell>
          <table:table-cell table:formula="of:=[v03.B1233]" office:value-type="float" office:value="0" calcext:value-type="float">
            <text:p>0</text:p>
          </table:table-cell>
        </table:table-row>
        <table:table-row table:style-name="ro1">
          <table:table-cell table:formula="of:=[Feuille3.D35]" office:value-type="float" office:value="0.1490967" calcext:value-type="float">
            <text:p>0,1490967</text:p>
          </table:table-cell>
          <table:table-cell table:formula="of:=[v03.B434]" office:value-type="float" office:value="0" calcext:value-type="float">
            <text:p>0</text:p>
          </table:table-cell>
          <table:table-cell table:formula="of:=[v03.B834]" office:value-type="float" office:value="0" calcext:value-type="float">
            <text:p>0</text:p>
          </table:table-cell>
          <table:table-cell table:formula="of:=[v03.B1234]" office:value-type="float" office:value="0" calcext:value-type="float">
            <text:p>0</text:p>
          </table:table-cell>
        </table:table-row>
        <table:table-row table:style-name="ro1">
          <table:table-cell table:formula="of:=[Feuille3.D36]" office:value-type="float" office:value="0.1546188" calcext:value-type="float">
            <text:p>0,1546188</text:p>
          </table:table-cell>
          <table:table-cell table:formula="of:=[v03.B435]" office:value-type="float" office:value="0" calcext:value-type="float">
            <text:p>0</text:p>
          </table:table-cell>
          <table:table-cell table:formula="of:=[v03.B835]" office:value-type="float" office:value="0" calcext:value-type="float">
            <text:p>0</text:p>
          </table:table-cell>
          <table:table-cell table:formula="of:=[v03.B1235]" office:value-type="float" office:value="0" calcext:value-type="float">
            <text:p>0</text:p>
          </table:table-cell>
        </table:table-row>
        <table:table-row table:style-name="ro1">
          <table:table-cell table:formula="of:=[Feuille3.D37]" office:value-type="float" office:value="0.15277809" calcext:value-type="float">
            <text:p>0,15277809</text:p>
          </table:table-cell>
          <table:table-cell table:formula="of:=[v03.B436]" office:value-type="float" office:value="0" calcext:value-type="float">
            <text:p>0</text:p>
          </table:table-cell>
          <table:table-cell table:formula="of:=[v03.B836]" office:value-type="float" office:value="0" calcext:value-type="float">
            <text:p>0</text:p>
          </table:table-cell>
          <table:table-cell table:formula="of:=[v03.B1236]" office:value-type="float" office:value="0" calcext:value-type="float">
            <text:p>0</text:p>
          </table:table-cell>
        </table:table-row>
        <table:table-row table:style-name="ro1">
          <table:table-cell table:formula="of:=[Feuille3.D38]" office:value-type="float" office:value="0.15093741" calcext:value-type="float">
            <text:p>0,15093741</text:p>
          </table:table-cell>
          <table:table-cell table:formula="of:=[v03.B437]" office:value-type="float" office:value="0" calcext:value-type="float">
            <text:p>0</text:p>
          </table:table-cell>
          <table:table-cell table:formula="of:=[v03.B837]" office:value-type="float" office:value="0" calcext:value-type="float">
            <text:p>0</text:p>
          </table:table-cell>
          <table:table-cell table:formula="of:=[v03.B1237]" office:value-type="float" office:value="0" calcext:value-type="float">
            <text:p>0</text:p>
          </table:table-cell>
        </table:table-row>
        <table:table-row table:style-name="ro1">
          <table:table-cell table:formula="of:=[Feuille3.D39]" office:value-type="float" office:value="0.1583002" calcext:value-type="float">
            <text:p>0,1583002</text:p>
          </table:table-cell>
          <table:table-cell table:formula="of:=[v03.B438]" office:value-type="float" office:value="0" calcext:value-type="float">
            <text:p>0</text:p>
          </table:table-cell>
          <table:table-cell table:formula="of:=[v03.B838]" office:value-type="float" office:value="0" calcext:value-type="float">
            <text:p>0</text:p>
          </table:table-cell>
          <table:table-cell table:formula="of:=[v03.B1238]" office:value-type="float" office:value="0" calcext:value-type="float">
            <text:p>0</text:p>
          </table:table-cell>
        </table:table-row>
        <table:table-row table:style-name="ro1">
          <table:table-cell table:formula="of:=[Feuille3.D40]" office:value-type="float" office:value="0.1638223" calcext:value-type="float">
            <text:p>0,1638223</text:p>
          </table:table-cell>
          <table:table-cell table:formula="of:=[v03.B439]" office:value-type="float" office:value="0" calcext:value-type="float">
            <text:p>0</text:p>
          </table:table-cell>
          <table:table-cell table:formula="of:=[v03.B839]" office:value-type="float" office:value="0" calcext:value-type="float">
            <text:p>0</text:p>
          </table:table-cell>
          <table:table-cell table:formula="of:=[v03.B1239]" office:value-type="float" office:value="0" calcext:value-type="float">
            <text:p>0</text:p>
          </table:table-cell>
        </table:table-row>
        <table:table-row table:style-name="ro1">
          <table:table-cell table:formula="of:=[Feuille3.D41]" office:value-type="float" office:value="0.1693444" calcext:value-type="float">
            <text:p>0,1693444</text:p>
          </table:table-cell>
          <table:table-cell table:formula="of:=[v03.B440]" office:value-type="float" office:value="0" calcext:value-type="float">
            <text:p>0</text:p>
          </table:table-cell>
          <table:table-cell table:formula="of:=[v03.B840]" office:value-type="float" office:value="0" calcext:value-type="float">
            <text:p>0</text:p>
          </table:table-cell>
          <table:table-cell table:formula="of:=[v03.B1240]" office:value-type="float" office:value="0" calcext:value-type="float">
            <text:p>0</text:p>
          </table:table-cell>
        </table:table-row>
        <table:table-row table:style-name="ro1">
          <table:table-cell table:formula="of:=[Feuille3.D42]" office:value-type="float" office:value="0.17854789" calcext:value-type="float">
            <text:p>0,17854789</text:p>
          </table:table-cell>
          <table:table-cell table:formula="of:=[v03.B441]" office:value-type="float" office:value="0" calcext:value-type="float">
            <text:p>0</text:p>
          </table:table-cell>
          <table:table-cell table:formula="of:=[v03.B841]" office:value-type="float" office:value="0" calcext:value-type="float">
            <text:p>0</text:p>
          </table:table-cell>
          <table:table-cell table:formula="of:=[v03.B1241]" office:value-type="float" office:value="0" calcext:value-type="float">
            <text:p>0</text:p>
          </table:table-cell>
        </table:table-row>
        <table:table-row table:style-name="ro1">
          <table:table-cell table:formula="of:=[Feuille3.D43]" office:value-type="float" office:value="0.1748665" calcext:value-type="float">
            <text:p>0,1748665</text:p>
          </table:table-cell>
          <table:table-cell table:formula="of:=[v03.B442]" office:value-type="float" office:value="0" calcext:value-type="float">
            <text:p>0</text:p>
          </table:table-cell>
          <table:table-cell table:formula="of:=[v03.B842]" office:value-type="float" office:value="0" calcext:value-type="float">
            <text:p>0</text:p>
          </table:table-cell>
          <table:table-cell table:formula="of:=[v03.B1242]" office:value-type="float" office:value="0" calcext:value-type="float">
            <text:p>0</text:p>
          </table:table-cell>
        </table:table-row>
        <table:table-row table:style-name="ro1">
          <table:table-cell table:formula="of:=[Feuille3.D44]" office:value-type="float" office:value="0.1767072" calcext:value-type="float">
            <text:p>0,1767072</text:p>
          </table:table-cell>
          <table:table-cell table:formula="of:=[v03.B443]" office:value-type="float" office:value="0" calcext:value-type="float">
            <text:p>0</text:p>
          </table:table-cell>
          <table:table-cell table:formula="of:=[v03.B843]" office:value-type="float" office:value="0" calcext:value-type="float">
            <text:p>0</text:p>
          </table:table-cell>
          <table:table-cell table:formula="of:=[v03.B1243]" office:value-type="float" office:value="0" calcext:value-type="float">
            <text:p>0</text:p>
          </table:table-cell>
        </table:table-row>
        <table:table-row table:style-name="ro1">
          <table:table-cell table:formula="of:=[Feuille3.D45]" office:value-type="float" office:value="0.1895921" calcext:value-type="float">
            <text:p>0,1895921</text:p>
          </table:table-cell>
          <table:table-cell table:formula="of:=[v03.B444]" office:value-type="float" office:value="0" calcext:value-type="float">
            <text:p>0</text:p>
          </table:table-cell>
          <table:table-cell table:formula="of:=[v03.B844]" office:value-type="float" office:value="0" calcext:value-type="float">
            <text:p>0</text:p>
          </table:table-cell>
          <table:table-cell table:formula="of:=[v03.B1244]" office:value-type="float" office:value="0" calcext:value-type="float">
            <text:p>0</text:p>
          </table:table-cell>
        </table:table-row>
        <table:table-row table:style-name="ro1">
          <table:table-cell table:formula="of:=[Feuille3.D46]" office:value-type="float" office:value="0.20063631" calcext:value-type="float">
            <text:p>0,20063631</text:p>
          </table:table-cell>
          <table:table-cell table:formula="of:=[v03.B445]" office:value-type="float" office:value="0" calcext:value-type="float">
            <text:p>0</text:p>
          </table:table-cell>
          <table:table-cell table:formula="of:=[v03.B845]" office:value-type="float" office:value="0" calcext:value-type="float">
            <text:p>0</text:p>
          </table:table-cell>
          <table:table-cell table:formula="of:=[v03.B1245]" office:value-type="float" office:value="0" calcext:value-type="float">
            <text:p>0</text:p>
          </table:table-cell>
        </table:table-row>
        <table:table-row table:style-name="ro1">
          <table:table-cell table:formula="of:=[Feuille3.D47]" office:value-type="float" office:value="0.20247701" calcext:value-type="float">
            <text:p>0,20247701</text:p>
          </table:table-cell>
          <table:table-cell table:formula="of:=[v03.B446]" office:value-type="float" office:value="0" calcext:value-type="float">
            <text:p>0</text:p>
          </table:table-cell>
          <table:table-cell table:formula="of:=[v03.B846]" office:value-type="float" office:value="0" calcext:value-type="float">
            <text:p>0</text:p>
          </table:table-cell>
          <table:table-cell table:formula="of:=[v03.B1246]" office:value-type="float" office:value="0" calcext:value-type="float">
            <text:p>0</text:p>
          </table:table-cell>
        </table:table-row>
        <table:table-row table:style-name="ro1">
          <table:table-cell table:formula="of:=[Feuille3.D48]" office:value-type="float" office:value="0.2098398" calcext:value-type="float">
            <text:p>0,2098398</text:p>
          </table:table-cell>
          <table:table-cell table:formula="of:=[v03.B447]" office:value-type="float" office:value="0" calcext:value-type="float">
            <text:p>0</text:p>
          </table:table-cell>
          <table:table-cell table:formula="of:=[v03.B847]" office:value-type="float" office:value="0" calcext:value-type="float">
            <text:p>0</text:p>
          </table:table-cell>
          <table:table-cell table:formula="of:=[v03.B1247]" office:value-type="float" office:value="0" calcext:value-type="float">
            <text:p>0</text:p>
          </table:table-cell>
        </table:table-row>
        <table:table-row table:style-name="ro1">
          <table:table-cell table:formula="of:=[Feuille3.D49]" office:value-type="float" office:value="0.20983979" calcext:value-type="float">
            <text:p>0,20983979</text:p>
          </table:table-cell>
          <table:table-cell table:formula="of:=[v03.B448]" office:value-type="float" office:value="0" calcext:value-type="float">
            <text:p>0</text:p>
          </table:table-cell>
          <table:table-cell table:formula="of:=[v03.B848]" office:value-type="float" office:value="0" calcext:value-type="float">
            <text:p>0</text:p>
          </table:table-cell>
          <table:table-cell table:formula="of:=[v03.B1248]" office:value-type="float" office:value="0" calcext:value-type="float">
            <text:p>0</text:p>
          </table:table-cell>
        </table:table-row>
        <table:table-row table:style-name="ro1">
          <table:table-cell table:formula="of:=[Feuille3.D50]" office:value-type="float" office:value="0.21536191" calcext:value-type="float">
            <text:p>0,21536191</text:p>
          </table:table-cell>
          <table:table-cell table:formula="of:=[v03.B449]" office:value-type="float" office:value="0" calcext:value-type="float">
            <text:p>0</text:p>
          </table:table-cell>
          <table:table-cell table:formula="of:=[v03.B849]" office:value-type="float" office:value="0" calcext:value-type="float">
            <text:p>0</text:p>
          </table:table-cell>
          <table:table-cell table:formula="of:=[v03.B1249]" office:value-type="float" office:value="0" calcext:value-type="float">
            <text:p>0</text:p>
          </table:table-cell>
        </table:table-row>
        <table:table-row table:style-name="ro1">
          <table:table-cell table:formula="of:=[Feuille3.D51]" office:value-type="float" office:value="0.21352118" calcext:value-type="float">
            <text:p>0,21352118</text:p>
          </table:table-cell>
          <table:table-cell table:formula="of:=[v03.B450]" office:value-type="float" office:value="0" calcext:value-type="float">
            <text:p>0</text:p>
          </table:table-cell>
          <table:table-cell table:formula="of:=[v03.B850]" office:value-type="float" office:value="0" calcext:value-type="float">
            <text:p>0</text:p>
          </table:table-cell>
          <table:table-cell table:formula="of:=[v03.B1250]" office:value-type="float" office:value="0" calcext:value-type="float">
            <text:p>0</text:p>
          </table:table-cell>
        </table:table-row>
        <table:table-row table:style-name="ro1">
          <table:table-cell table:formula="of:=[Feuille3.D52]" office:value-type="float" office:value="0.21720259" calcext:value-type="float">
            <text:p>0,21720259</text:p>
          </table:table-cell>
          <table:table-cell table:formula="of:=[v03.B451]" office:value-type="float" office:value="0" calcext:value-type="float">
            <text:p>0</text:p>
          </table:table-cell>
          <table:table-cell table:formula="of:=[v03.B851]" office:value-type="float" office:value="0" calcext:value-type="float">
            <text:p>0</text:p>
          </table:table-cell>
          <table:table-cell table:formula="of:=[v03.B1251]" office:value-type="float" office:value="0" calcext:value-type="float">
            <text:p>0</text:p>
          </table:table-cell>
        </table:table-row>
        <table:table-row table:style-name="ro1">
          <table:table-cell table:formula="of:=[Feuille3.D53]" office:value-type="float" office:value="0.23008749" calcext:value-type="float">
            <text:p>0,23008749</text:p>
          </table:table-cell>
          <table:table-cell table:formula="of:=[v03.B452]" office:value-type="float" office:value="0" calcext:value-type="float">
            <text:p>0</text:p>
          </table:table-cell>
          <table:table-cell table:formula="of:=[v03.B852]" office:value-type="float" office:value="0" calcext:value-type="float">
            <text:p>0</text:p>
          </table:table-cell>
          <table:table-cell table:formula="of:=[v03.B1252]" office:value-type="float" office:value="0" calcext:value-type="float">
            <text:p>0</text:p>
          </table:table-cell>
        </table:table-row>
        <table:table-row table:style-name="ro1">
          <table:table-cell table:formula="of:=[Feuille3.D54]" office:value-type="float" office:value="0.22640611" calcext:value-type="float">
            <text:p>0,22640611</text:p>
          </table:table-cell>
          <table:table-cell table:formula="of:=[v03.B453]" office:value-type="float" office:value="0" calcext:value-type="float">
            <text:p>0</text:p>
          </table:table-cell>
          <table:table-cell table:formula="of:=[v03.B853]" office:value-type="float" office:value="0" calcext:value-type="float">
            <text:p>0</text:p>
          </table:table-cell>
          <table:table-cell table:formula="of:=[v03.B1253]" office:value-type="float" office:value="0" calcext:value-type="float">
            <text:p>0</text:p>
          </table:table-cell>
        </table:table-row>
        <table:table-row table:style-name="ro1">
          <table:table-cell table:formula="of:=[Feuille3.D55]" office:value-type="float" office:value="0.2429724" calcext:value-type="float">
            <text:p>0,2429724</text:p>
          </table:table-cell>
          <table:table-cell table:formula="of:=[v03.B454]" office:value-type="float" office:value="0" calcext:value-type="float">
            <text:p>0</text:p>
          </table:table-cell>
          <table:table-cell table:formula="of:=[v03.B854]" office:value-type="float" office:value="0" calcext:value-type="float">
            <text:p>0</text:p>
          </table:table-cell>
          <table:table-cell table:formula="of:=[v03.B1254]" office:value-type="float" office:value="0" calcext:value-type="float">
            <text:p>0</text:p>
          </table:table-cell>
        </table:table-row>
        <table:table-row table:style-name="ro1">
          <table:table-cell table:formula="of:=[Feuille3.D56]" office:value-type="float" office:value="0.24665381" calcext:value-type="float">
            <text:p>0,24665381</text:p>
          </table:table-cell>
          <table:table-cell table:formula="of:=[v03.B455]" office:value-type="float" office:value="0" calcext:value-type="float">
            <text:p>0</text:p>
          </table:table-cell>
          <table:table-cell table:formula="of:=[v03.B855]" office:value-type="float" office:value="0" calcext:value-type="float">
            <text:p>0</text:p>
          </table:table-cell>
          <table:table-cell table:formula="of:=[v03.B1255]" office:value-type="float" office:value="0" calcext:value-type="float">
            <text:p>0</text:p>
          </table:table-cell>
        </table:table-row>
        <table:table-row table:style-name="ro1">
          <table:table-cell table:formula="of:=[Feuille3.D57]" office:value-type="float" office:value="0.24849452" calcext:value-type="float">
            <text:p>0,24849452</text:p>
          </table:table-cell>
          <table:table-cell table:formula="of:=[v03.B456]" office:value-type="float" office:value="0" calcext:value-type="float">
            <text:p>0</text:p>
          </table:table-cell>
          <table:table-cell table:formula="of:=[v03.B856]" office:value-type="float" office:value="0" calcext:value-type="float">
            <text:p>0</text:p>
          </table:table-cell>
          <table:table-cell table:formula="of:=[v03.B1256]" office:value-type="float" office:value="0" calcext:value-type="float">
            <text:p>0</text:p>
          </table:table-cell>
        </table:table-row>
        <table:table-row table:style-name="ro1">
          <table:table-cell table:formula="of:=[Feuille3.D58]" office:value-type="float" office:value="0.24113171" calcext:value-type="float">
            <text:p>0,24113171</text:p>
          </table:table-cell>
          <table:table-cell table:formula="of:=[v03.B457]" office:value-type="float" office:value="0" calcext:value-type="float">
            <text:p>0</text:p>
          </table:table-cell>
          <table:table-cell table:formula="of:=[v03.B857]" office:value-type="float" office:value="0" calcext:value-type="float">
            <text:p>0</text:p>
          </table:table-cell>
          <table:table-cell table:formula="of:=[v03.B1257]" office:value-type="float" office:value="0" calcext:value-type="float">
            <text:p>0</text:p>
          </table:table-cell>
        </table:table-row>
        <table:table-row table:style-name="ro1">
          <table:table-cell table:formula="of:=[Feuille3.D59]" office:value-type="float" office:value="0.24849452" calcext:value-type="float">
            <text:p>0,24849452</text:p>
          </table:table-cell>
          <table:table-cell table:formula="of:=[v03.B458]" office:value-type="float" office:value="0" calcext:value-type="float">
            <text:p>0</text:p>
          </table:table-cell>
          <table:table-cell table:formula="of:=[v03.B858]" office:value-type="float" office:value="0" calcext:value-type="float">
            <text:p>0</text:p>
          </table:table-cell>
          <table:table-cell table:formula="of:=[v03.B1258]" office:value-type="float" office:value="0" calcext:value-type="float">
            <text:p>0</text:p>
          </table:table-cell>
        </table:table-row>
        <table:table-row table:style-name="ro1">
          <table:table-cell table:formula="of:=[Feuille3.D60]" office:value-type="float" office:value="0.2595387" calcext:value-type="float">
            <text:p>0,2595387</text:p>
          </table:table-cell>
          <table:table-cell table:formula="of:=[v03.B459]" office:value-type="float" office:value="0" calcext:value-type="float">
            <text:p>0</text:p>
          </table:table-cell>
          <table:table-cell table:formula="of:=[v03.B859]" office:value-type="float" office:value="0" calcext:value-type="float">
            <text:p>0</text:p>
          </table:table-cell>
          <table:table-cell table:formula="of:=[v03.B1259]" office:value-type="float" office:value="0" calcext:value-type="float">
            <text:p>0</text:p>
          </table:table-cell>
        </table:table-row>
        <table:table-row table:style-name="ro1">
          <table:table-cell table:formula="of:=[Feuille3.D61]" office:value-type="float" office:value="0.2687422" calcext:value-type="float">
            <text:p>0,2687422</text:p>
          </table:table-cell>
          <table:table-cell table:formula="of:=[v03.B460]" office:value-type="float" office:value="0" calcext:value-type="float">
            <text:p>0</text:p>
          </table:table-cell>
          <table:table-cell table:formula="of:=[v03.B860]" office:value-type="float" office:value="0" calcext:value-type="float">
            <text:p>0</text:p>
          </table:table-cell>
          <table:table-cell table:formula="of:=[v03.B1260]" office:value-type="float" office:value="0" calcext:value-type="float">
            <text:p>0</text:p>
          </table:table-cell>
        </table:table-row>
        <table:table-row table:style-name="ro1">
          <table:table-cell table:formula="of:=[Feuille3.D62]" office:value-type="float" office:value="0.2797864" calcext:value-type="float">
            <text:p>0,2797864</text:p>
          </table:table-cell>
          <table:table-cell table:formula="of:=[v03.B461]" office:value-type="float" office:value="0" calcext:value-type="float">
            <text:p>0</text:p>
          </table:table-cell>
          <table:table-cell table:formula="of:=[v03.B861]" office:value-type="float" office:value="0" calcext:value-type="float">
            <text:p>0</text:p>
          </table:table-cell>
          <table:table-cell table:formula="of:=[v03.B1261]" office:value-type="float" office:value="0" calcext:value-type="float">
            <text:p>0</text:p>
          </table:table-cell>
        </table:table-row>
        <table:table-row table:style-name="ro1">
          <table:table-cell table:formula="of:=[Feuille3.D63]" office:value-type="float" office:value="0.28530848" calcext:value-type="float">
            <text:p>0,28530848</text:p>
          </table:table-cell>
          <table:table-cell table:formula="of:=[v03.B462]" office:value-type="float" office:value="0" calcext:value-type="float">
            <text:p>0</text:p>
          </table:table-cell>
          <table:table-cell table:formula="of:=[v03.B862]" office:value-type="float" office:value="0" calcext:value-type="float">
            <text:p>0</text:p>
          </table:table-cell>
          <table:table-cell table:formula="of:=[v03.B1262]" office:value-type="float" office:value="0" calcext:value-type="float">
            <text:p>0</text:p>
          </table:table-cell>
        </table:table-row>
        <table:table-row table:style-name="ro1">
          <table:table-cell table:formula="of:=[Feuille3.D64]" office:value-type="float" office:value="0.2871492" calcext:value-type="float">
            <text:p>0,2871492</text:p>
          </table:table-cell>
          <table:table-cell table:formula="of:=[v03.B463]" office:value-type="float" office:value="0" calcext:value-type="float">
            <text:p>0</text:p>
          </table:table-cell>
          <table:table-cell table:formula="of:=[v03.B863]" office:value-type="float" office:value="0" calcext:value-type="float">
            <text:p>0</text:p>
          </table:table-cell>
          <table:table-cell table:formula="of:=[v03.B1263]" office:value-type="float" office:value="0" calcext:value-type="float">
            <text:p>0</text:p>
          </table:table-cell>
        </table:table-row>
        <table:table-row table:style-name="ro1">
          <table:table-cell table:formula="of:=[Feuille3.D65]" office:value-type="float" office:value="0.2926713" calcext:value-type="float">
            <text:p>0,2926713</text:p>
          </table:table-cell>
          <table:table-cell table:formula="of:=[v03.B464]" office:value-type="float" office:value="0" calcext:value-type="float">
            <text:p>0</text:p>
          </table:table-cell>
          <table:table-cell table:formula="of:=[v03.B864]" office:value-type="float" office:value="0" calcext:value-type="float">
            <text:p>0</text:p>
          </table:table-cell>
          <table:table-cell table:formula="of:=[v03.B1264]" office:value-type="float" office:value="0" calcext:value-type="float">
            <text:p>0</text:p>
          </table:table-cell>
        </table:table-row>
        <table:table-row table:style-name="ro1">
          <table:table-cell table:formula="of:=[Feuille3.D66]" office:value-type="float" office:value="0.28162712" calcext:value-type="float">
            <text:p>0,28162712</text:p>
          </table:table-cell>
          <table:table-cell table:formula="of:=[v03.B465]" office:value-type="float" office:value="0" calcext:value-type="float">
            <text:p>0</text:p>
          </table:table-cell>
          <table:table-cell table:formula="of:=[v03.B865]" office:value-type="float" office:value="0" calcext:value-type="float">
            <text:p>0</text:p>
          </table:table-cell>
          <table:table-cell table:formula="of:=[v03.B1265]" office:value-type="float" office:value="0" calcext:value-type="float">
            <text:p>0</text:p>
          </table:table-cell>
        </table:table-row>
        <table:table-row table:style-name="ro1">
          <table:table-cell table:formula="of:=[Feuille3.D67]" office:value-type="float" office:value="0.2797864" calcext:value-type="float">
            <text:p>0,2797864</text:p>
          </table:table-cell>
          <table:table-cell table:formula="of:=[v03.B466]" office:value-type="float" office:value="0" calcext:value-type="float">
            <text:p>0</text:p>
          </table:table-cell>
          <table:table-cell table:formula="of:=[v03.B866]" office:value-type="float" office:value="0" calcext:value-type="float">
            <text:p>0</text:p>
          </table:table-cell>
          <table:table-cell table:formula="of:=[v03.B1266]" office:value-type="float" office:value="0" calcext:value-type="float">
            <text:p>0</text:p>
          </table:table-cell>
        </table:table-row>
        <table:table-row table:style-name="ro1">
          <table:table-cell table:formula="of:=[Feuille3.D68]" office:value-type="float" office:value="0.2889899" calcext:value-type="float">
            <text:p>0,2889899</text:p>
          </table:table-cell>
          <table:table-cell table:formula="of:=[v03.B467]" office:value-type="float" office:value="0" calcext:value-type="float">
            <text:p>0</text:p>
          </table:table-cell>
          <table:table-cell table:formula="of:=[v03.B867]" office:value-type="float" office:value="0" calcext:value-type="float">
            <text:p>0</text:p>
          </table:table-cell>
          <table:table-cell table:formula="of:=[v03.B1267]" office:value-type="float" office:value="0" calcext:value-type="float">
            <text:p>0</text:p>
          </table:table-cell>
        </table:table-row>
        <table:table-row table:style-name="ro1">
          <table:table-cell table:formula="of:=[Feuille3.D69]" office:value-type="float" office:value="0.294512" calcext:value-type="float">
            <text:p>0,294512</text:p>
          </table:table-cell>
          <table:table-cell table:formula="of:=[v03.B468]" office:value-type="float" office:value="0" calcext:value-type="float">
            <text:p>0</text:p>
          </table:table-cell>
          <table:table-cell table:formula="of:=[v03.B868]" office:value-type="float" office:value="0" calcext:value-type="float">
            <text:p>0</text:p>
          </table:table-cell>
          <table:table-cell table:formula="of:=[v03.B1268]" office:value-type="float" office:value="0" calcext:value-type="float">
            <text:p>0</text:p>
          </table:table-cell>
        </table:table-row>
        <table:table-row table:style-name="ro1">
          <table:table-cell table:formula="of:=[Feuille3.D70]" office:value-type="float" office:value="0.30187482" calcext:value-type="float">
            <text:p>0,30187482</text:p>
          </table:table-cell>
          <table:table-cell table:formula="of:=[v03.B469]" office:value-type="float" office:value="0" calcext:value-type="float">
            <text:p>0</text:p>
          </table:table-cell>
          <table:table-cell table:formula="of:=[v03.B869]" office:value-type="float" office:value="0" calcext:value-type="float">
            <text:p>0</text:p>
          </table:table-cell>
          <table:table-cell table:formula="of:=[v03.B1269]" office:value-type="float" office:value="0" calcext:value-type="float">
            <text:p>0</text:p>
          </table:table-cell>
        </table:table-row>
        <table:table-row table:style-name="ro1">
          <table:table-cell table:formula="of:=[Feuille3.D71]" office:value-type="float" office:value="0.30187482" calcext:value-type="float">
            <text:p>0,30187482</text:p>
          </table:table-cell>
          <table:table-cell table:formula="of:=[v03.B470]" office:value-type="float" office:value="0" calcext:value-type="float">
            <text:p>0</text:p>
          </table:table-cell>
          <table:table-cell table:formula="of:=[v03.B870]" office:value-type="float" office:value="0" calcext:value-type="float">
            <text:p>0</text:p>
          </table:table-cell>
          <table:table-cell table:formula="of:=[v03.B1270]" office:value-type="float" office:value="0" calcext:value-type="float">
            <text:p>0</text:p>
          </table:table-cell>
        </table:table-row>
        <table:table-row table:style-name="ro1">
          <table:table-cell table:formula="of:=[Feuille3.D72]" office:value-type="float" office:value="0.2908306" calcext:value-type="float">
            <text:p>0,2908306</text:p>
          </table:table-cell>
          <table:table-cell table:formula="of:=[v03.B471]" office:value-type="float" office:value="0" calcext:value-type="float">
            <text:p>0</text:p>
          </table:table-cell>
          <table:table-cell table:formula="of:=[v03.B871]" office:value-type="float" office:value="0" calcext:value-type="float">
            <text:p>0</text:p>
          </table:table-cell>
          <table:table-cell table:formula="of:=[v03.B1271]" office:value-type="float" office:value="0" calcext:value-type="float">
            <text:p>0</text:p>
          </table:table-cell>
        </table:table-row>
        <table:table-row table:style-name="ro1">
          <table:table-cell table:formula="of:=[Feuille3.D73]" office:value-type="float" office:value="0.2963527" calcext:value-type="float">
            <text:p>0,2963527</text:p>
          </table:table-cell>
          <table:table-cell table:formula="of:=[v03.B472]" office:value-type="float" office:value="0" calcext:value-type="float">
            <text:p>0</text:p>
          </table:table-cell>
          <table:table-cell table:formula="of:=[v03.B872]" office:value-type="float" office:value="0" calcext:value-type="float">
            <text:p>0</text:p>
          </table:table-cell>
          <table:table-cell table:formula="of:=[v03.B1272]" office:value-type="float" office:value="0" calcext:value-type="float">
            <text:p>0</text:p>
          </table:table-cell>
        </table:table-row>
        <table:table-row table:style-name="ro1">
          <table:table-cell table:formula="of:=[Feuille3.D74]" office:value-type="float" office:value="0.2981934" calcext:value-type="float">
            <text:p>0,2981934</text:p>
          </table:table-cell>
          <table:table-cell table:formula="of:=[v03.B473]" office:value-type="float" office:value="0" calcext:value-type="float">
            <text:p>0</text:p>
          </table:table-cell>
          <table:table-cell table:formula="of:=[v03.B873]" office:value-type="float" office:value="0" calcext:value-type="float">
            <text:p>0</text:p>
          </table:table-cell>
          <table:table-cell table:formula="of:=[v03.B1273]" office:value-type="float" office:value="0" calcext:value-type="float">
            <text:p>0</text:p>
          </table:table-cell>
        </table:table-row>
        <table:table-row table:style-name="ro1">
          <table:table-cell table:formula="of:=[Feuille3.D75]" office:value-type="float" office:value="0.2926713" calcext:value-type="float">
            <text:p>0,2926713</text:p>
          </table:table-cell>
          <table:table-cell table:formula="of:=[v03.B474]" office:value-type="float" office:value="0" calcext:value-type="float">
            <text:p>0</text:p>
          </table:table-cell>
          <table:table-cell table:formula="of:=[v03.B874]" office:value-type="float" office:value="0" calcext:value-type="float">
            <text:p>0</text:p>
          </table:table-cell>
          <table:table-cell table:formula="of:=[v03.B1274]" office:value-type="float" office:value="0" calcext:value-type="float">
            <text:p>0</text:p>
          </table:table-cell>
        </table:table-row>
        <table:table-row table:style-name="ro1">
          <table:table-cell table:formula="of:=[Feuille3.D76]" office:value-type="float" office:value="0.294512" calcext:value-type="float">
            <text:p>0,294512</text:p>
          </table:table-cell>
          <table:table-cell table:formula="of:=[v03.B475]" office:value-type="float" office:value="0" calcext:value-type="float">
            <text:p>0</text:p>
          </table:table-cell>
          <table:table-cell table:formula="of:=[v03.B875]" office:value-type="float" office:value="0" calcext:value-type="float">
            <text:p>0</text:p>
          </table:table-cell>
          <table:table-cell table:formula="of:=[v03.B1275]" office:value-type="float" office:value="0" calcext:value-type="float">
            <text:p>0</text:p>
          </table:table-cell>
        </table:table-row>
        <table:table-row table:style-name="ro1">
          <table:table-cell table:formula="of:=[Feuille3.D77]" office:value-type="float" office:value="0.3147597" calcext:value-type="float">
            <text:p>0,3147597</text:p>
          </table:table-cell>
          <table:table-cell table:formula="of:=[v03.B476]" office:value-type="float" office:value="0" calcext:value-type="float">
            <text:p>0</text:p>
          </table:table-cell>
          <table:table-cell table:formula="of:=[v03.B876]" office:value-type="float" office:value="0" calcext:value-type="float">
            <text:p>0</text:p>
          </table:table-cell>
          <table:table-cell table:formula="of:=[v03.B1276]" office:value-type="float" office:value="0" calcext:value-type="float">
            <text:p>0</text:p>
          </table:table-cell>
        </table:table-row>
        <table:table-row table:style-name="ro1">
          <table:table-cell table:formula="of:=[Feuille3.D78]" office:value-type="float" office:value="0.3147597" calcext:value-type="float">
            <text:p>0,3147597</text:p>
          </table:table-cell>
          <table:table-cell table:formula="of:=[v03.B477]" office:value-type="float" office:value="0" calcext:value-type="float">
            <text:p>0</text:p>
          </table:table-cell>
          <table:table-cell table:formula="of:=[v03.B877]" office:value-type="float" office:value="0" calcext:value-type="float">
            <text:p>0</text:p>
          </table:table-cell>
          <table:table-cell table:formula="of:=[v03.B1277]" office:value-type="float" office:value="0" calcext:value-type="float">
            <text:p>0</text:p>
          </table:table-cell>
        </table:table-row>
        <table:table-row table:style-name="ro1">
          <table:table-cell table:formula="of:=[Feuille3.D79]" office:value-type="float" office:value="0.2926713" calcext:value-type="float">
            <text:p>0,2926713</text:p>
          </table:table-cell>
          <table:table-cell table:formula="of:=[v03.B478]" office:value-type="float" office:value="0" calcext:value-type="float">
            <text:p>0</text:p>
          </table:table-cell>
          <table:table-cell table:formula="of:=[v03.B878]" office:value-type="float" office:value="0" calcext:value-type="float">
            <text:p>0</text:p>
          </table:table-cell>
          <table:table-cell table:formula="of:=[v03.B1278]" office:value-type="float" office:value="0" calcext:value-type="float">
            <text:p>0</text:p>
          </table:table-cell>
        </table:table-row>
        <table:table-row table:style-name="ro1">
          <table:table-cell table:formula="of:=[Feuille3.D80]" office:value-type="float" office:value="0.2742643" calcext:value-type="float">
            <text:p>0,2742643</text:p>
          </table:table-cell>
          <table:table-cell table:formula="of:=[v03.B479]" office:value-type="float" office:value="0" calcext:value-type="float">
            <text:p>0</text:p>
          </table:table-cell>
          <table:table-cell table:formula="of:=[v03.B879]" office:value-type="float" office:value="0" calcext:value-type="float">
            <text:p>0</text:p>
          </table:table-cell>
          <table:table-cell table:formula="of:=[v03.B1279]" office:value-type="float" office:value="0" calcext:value-type="float">
            <text:p>0</text:p>
          </table:table-cell>
        </table:table-row>
        <table:table-row table:style-name="ro1">
          <table:table-cell table:formula="of:=[Feuille3.D81]" office:value-type="float" office:value="0.2889899" calcext:value-type="float">
            <text:p>0,2889899</text:p>
          </table:table-cell>
          <table:table-cell table:formula="of:=[v03.B480]" office:value-type="float" office:value="0" calcext:value-type="float">
            <text:p>0</text:p>
          </table:table-cell>
          <table:table-cell table:formula="of:=[v03.B880]" office:value-type="float" office:value="0" calcext:value-type="float">
            <text:p>0</text:p>
          </table:table-cell>
          <table:table-cell table:formula="of:=[v03.B1280]" office:value-type="float" office:value="0" calcext:value-type="float">
            <text:p>0</text:p>
          </table:table-cell>
        </table:table-row>
        <table:table-row table:style-name="ro1">
          <table:table-cell table:formula="of:=[Feuille3.D82]" office:value-type="float" office:value="0.2981934" calcext:value-type="float">
            <text:p>0,2981934</text:p>
          </table:table-cell>
          <table:table-cell table:formula="of:=[v03.B481]" office:value-type="float" office:value="0" calcext:value-type="float">
            <text:p>0</text:p>
          </table:table-cell>
          <table:table-cell table:formula="of:=[v03.B881]" office:value-type="float" office:value="0" calcext:value-type="float">
            <text:p>0</text:p>
          </table:table-cell>
          <table:table-cell table:formula="of:=[v03.B1281]" office:value-type="float" office:value="0" calcext:value-type="float">
            <text:p>0</text:p>
          </table:table-cell>
        </table:table-row>
        <table:table-row table:style-name="ro1">
          <table:table-cell table:formula="of:=[Feuille3.D83]" office:value-type="float" office:value="0.3092376" calcext:value-type="float">
            <text:p>0,3092376</text:p>
          </table:table-cell>
          <table:table-cell table:formula="of:=[v03.B482]" office:value-type="float" office:value="0" calcext:value-type="float">
            <text:p>0</text:p>
          </table:table-cell>
          <table:table-cell table:formula="of:=[v03.B882]" office:value-type="float" office:value="0" calcext:value-type="float">
            <text:p>0</text:p>
          </table:table-cell>
          <table:table-cell table:formula="of:=[v03.B1282]" office:value-type="float" office:value="0" calcext:value-type="float">
            <text:p>0</text:p>
          </table:table-cell>
        </table:table-row>
        <table:table-row table:style-name="ro1">
          <table:table-cell table:formula="of:=[Feuille3.D84]" office:value-type="float" office:value="0.3037155" calcext:value-type="float">
            <text:p>0,3037155</text:p>
          </table:table-cell>
          <table:table-cell table:formula="of:=[v03.B483]" office:value-type="float" office:value="0" calcext:value-type="float">
            <text:p>0</text:p>
          </table:table-cell>
          <table:table-cell table:formula="of:=[v03.B883]" office:value-type="float" office:value="0" calcext:value-type="float">
            <text:p>0</text:p>
          </table:table-cell>
          <table:table-cell table:formula="of:=[v03.B1283]" office:value-type="float" office:value="0" calcext:value-type="float">
            <text:p>0</text:p>
          </table:table-cell>
        </table:table-row>
        <table:table-row table:style-name="ro1">
          <table:table-cell table:formula="of:=[Feuille3.D85]" office:value-type="float" office:value="0.30187482" calcext:value-type="float">
            <text:p>0,30187482</text:p>
          </table:table-cell>
          <table:table-cell table:formula="of:=[v03.B484]" office:value-type="float" office:value="0" calcext:value-type="float">
            <text:p>0</text:p>
          </table:table-cell>
          <table:table-cell table:formula="of:=[v03.B884]" office:value-type="float" office:value="0" calcext:value-type="float">
            <text:p>0</text:p>
          </table:table-cell>
          <table:table-cell table:formula="of:=[v03.B1284]" office:value-type="float" office:value="0" calcext:value-type="float">
            <text:p>0</text:p>
          </table:table-cell>
        </table:table-row>
        <table:table-row table:style-name="ro1">
          <table:table-cell table:formula="of:=[Feuille3.D86]" office:value-type="float" office:value="0.3221225" calcext:value-type="float">
            <text:p>0,3221225</text:p>
          </table:table-cell>
          <table:table-cell table:formula="of:=[v03.B485]" office:value-type="float" office:value="0" calcext:value-type="float">
            <text:p>0</text:p>
          </table:table-cell>
          <table:table-cell table:formula="of:=[v03.B885]" office:value-type="float" office:value="0" calcext:value-type="float">
            <text:p>0</text:p>
          </table:table-cell>
          <table:table-cell table:formula="of:=[v03.B1285]" office:value-type="float" office:value="0" calcext:value-type="float">
            <text:p>0</text:p>
          </table:table-cell>
        </table:table-row>
        <table:table-row table:style-name="ro1">
          <table:table-cell table:formula="of:=[Feuille3.D87]" office:value-type="float" office:value="0.3166004" calcext:value-type="float">
            <text:p>0,3166004</text:p>
          </table:table-cell>
          <table:table-cell table:formula="of:=[v03.B486]" office:value-type="float" office:value="0" calcext:value-type="float">
            <text:p>0</text:p>
          </table:table-cell>
          <table:table-cell table:formula="of:=[v03.B886]" office:value-type="float" office:value="0" calcext:value-type="float">
            <text:p>0</text:p>
          </table:table-cell>
          <table:table-cell table:formula="of:=[v03.B1286]" office:value-type="float" office:value="0" calcext:value-type="float">
            <text:p>0</text:p>
          </table:table-cell>
        </table:table-row>
        <table:table-row table:style-name="ro1">
          <table:table-cell table:formula="of:=[Feuille3.D88]" office:value-type="float" office:value="0.2889899" calcext:value-type="float">
            <text:p>0,2889899</text:p>
          </table:table-cell>
          <table:table-cell table:formula="of:=[v03.B487]" office:value-type="float" office:value="0" calcext:value-type="float">
            <text:p>0</text:p>
          </table:table-cell>
          <table:table-cell table:formula="of:=[v03.B887]" office:value-type="float" office:value="0" calcext:value-type="float">
            <text:p>0</text:p>
          </table:table-cell>
          <table:table-cell table:formula="of:=[v03.B1287]" office:value-type="float" office:value="0" calcext:value-type="float">
            <text:p>0</text:p>
          </table:table-cell>
        </table:table-row>
        <table:table-row table:style-name="ro1">
          <table:table-cell table:formula="of:=[Feuille3.D89]" office:value-type="float" office:value="0.2908306" calcext:value-type="float">
            <text:p>0,2908306</text:p>
          </table:table-cell>
          <table:table-cell table:formula="of:=[v03.B488]" office:value-type="float" office:value="0" calcext:value-type="float">
            <text:p>0</text:p>
          </table:table-cell>
          <table:table-cell table:formula="of:=[v03.B888]" office:value-type="float" office:value="0" calcext:value-type="float">
            <text:p>0</text:p>
          </table:table-cell>
          <table:table-cell table:formula="of:=[v03.B1288]" office:value-type="float" office:value="0" calcext:value-type="float">
            <text:p>0</text:p>
          </table:table-cell>
        </table:table-row>
        <table:table-row table:style-name="ro1">
          <table:table-cell table:formula="of:=[Feuille3.D90]" office:value-type="float" office:value="0.30187482" calcext:value-type="float">
            <text:p>0,30187482</text:p>
          </table:table-cell>
          <table:table-cell table:formula="of:=[v03.B489]" office:value-type="float" office:value="0" calcext:value-type="float">
            <text:p>0</text:p>
          </table:table-cell>
          <table:table-cell table:formula="of:=[v03.B889]" office:value-type="float" office:value="0" calcext:value-type="float">
            <text:p>0</text:p>
          </table:table-cell>
          <table:table-cell table:formula="of:=[v03.B1289]" office:value-type="float" office:value="0" calcext:value-type="float">
            <text:p>0</text:p>
          </table:table-cell>
        </table:table-row>
        <table:table-row table:style-name="ro1">
          <table:table-cell table:formula="of:=[Feuille3.D91]" office:value-type="float" office:value="0.3000341" calcext:value-type="float">
            <text:p>0,3000341</text:p>
          </table:table-cell>
          <table:table-cell table:formula="of:=[v03.B490]" office:value-type="float" office:value="0" calcext:value-type="float">
            <text:p>0</text:p>
          </table:table-cell>
          <table:table-cell table:formula="of:=[v03.B890]" office:value-type="float" office:value="0" calcext:value-type="float">
            <text:p>0</text:p>
          </table:table-cell>
          <table:table-cell table:formula="of:=[v03.B1290]" office:value-type="float" office:value="0" calcext:value-type="float">
            <text:p>0</text:p>
          </table:table-cell>
        </table:table-row>
        <table:table-row table:style-name="ro1">
          <table:table-cell table:formula="of:=[Feuille3.D92]" office:value-type="float" office:value="0.30187482" calcext:value-type="float">
            <text:p>0,30187482</text:p>
          </table:table-cell>
          <table:table-cell table:formula="of:=[v03.B491]" office:value-type="float" office:value="0" calcext:value-type="float">
            <text:p>0</text:p>
          </table:table-cell>
          <table:table-cell table:formula="of:=[v03.B891]" office:value-type="float" office:value="0" calcext:value-type="float">
            <text:p>0</text:p>
          </table:table-cell>
          <table:table-cell table:formula="of:=[v03.B1291]" office:value-type="float" office:value="0" calcext:value-type="float">
            <text:p>0</text:p>
          </table:table-cell>
        </table:table-row>
        <table:table-row table:style-name="ro1">
          <table:table-cell table:formula="of:=[Feuille3.D93]" office:value-type="float" office:value="0.3110783" calcext:value-type="float">
            <text:p>0,3110783</text:p>
          </table:table-cell>
          <table:table-cell table:formula="of:=[v03.B492]" office:value-type="float" office:value="0" calcext:value-type="float">
            <text:p>0</text:p>
          </table:table-cell>
          <table:table-cell table:formula="of:=[v03.B892]" office:value-type="float" office:value="0" calcext:value-type="float">
            <text:p>0</text:p>
          </table:table-cell>
          <table:table-cell table:formula="of:=[v03.B1292]" office:value-type="float" office:value="0" calcext:value-type="float">
            <text:p>0</text:p>
          </table:table-cell>
        </table:table-row>
        <table:table-row table:style-name="ro1">
          <table:table-cell table:formula="of:=[Feuille3.D94]" office:value-type="float" office:value="0.3037155" calcext:value-type="float">
            <text:p>0,3037155</text:p>
          </table:table-cell>
          <table:table-cell table:formula="of:=[v03.B493]" office:value-type="float" office:value="0" calcext:value-type="float">
            <text:p>0</text:p>
          </table:table-cell>
          <table:table-cell table:formula="of:=[v03.B893]" office:value-type="float" office:value="0" calcext:value-type="float">
            <text:p>0</text:p>
          </table:table-cell>
          <table:table-cell table:formula="of:=[v03.B1293]" office:value-type="float" office:value="0" calcext:value-type="float">
            <text:p>0</text:p>
          </table:table-cell>
        </table:table-row>
        <table:table-row table:style-name="ro1">
          <table:table-cell table:formula="of:=[Feuille3.D95]" office:value-type="float" office:value="0.2981934" calcext:value-type="float">
            <text:p>0,2981934</text:p>
          </table:table-cell>
          <table:table-cell table:formula="of:=[v03.B494]" office:value-type="float" office:value="0" calcext:value-type="float">
            <text:p>0</text:p>
          </table:table-cell>
          <table:table-cell table:formula="of:=[v03.B894]" office:value-type="float" office:value="0" calcext:value-type="float">
            <text:p>0</text:p>
          </table:table-cell>
          <table:table-cell table:formula="of:=[v03.B1294]" office:value-type="float" office:value="0" calcext:value-type="float">
            <text:p>0</text:p>
          </table:table-cell>
        </table:table-row>
        <table:table-row table:style-name="ro1">
          <table:table-cell table:formula="of:=[Feuille3.D96]" office:value-type="float" office:value="0.294512" calcext:value-type="float">
            <text:p>0,294512</text:p>
          </table:table-cell>
          <table:table-cell table:formula="of:=[v03.B495]" office:value-type="float" office:value="0" calcext:value-type="float">
            <text:p>0</text:p>
          </table:table-cell>
          <table:table-cell table:formula="of:=[v03.B895]" office:value-type="float" office:value="0" calcext:value-type="float">
            <text:p>0</text:p>
          </table:table-cell>
          <table:table-cell table:formula="of:=[v03.B1295]" office:value-type="float" office:value="0" calcext:value-type="float">
            <text:p>0</text:p>
          </table:table-cell>
        </table:table-row>
        <table:table-row table:style-name="ro1">
          <table:table-cell table:formula="of:=[Feuille3.D97]" office:value-type="float" office:value="0.30187482" calcext:value-type="float">
            <text:p>0,30187482</text:p>
          </table:table-cell>
          <table:table-cell table:formula="of:=[v03.B496]" office:value-type="float" office:value="0" calcext:value-type="float">
            <text:p>0</text:p>
          </table:table-cell>
          <table:table-cell table:formula="of:=[v03.B896]" office:value-type="float" office:value="0" calcext:value-type="float">
            <text:p>0</text:p>
          </table:table-cell>
          <table:table-cell table:formula="of:=[v03.B1296]" office:value-type="float" office:value="0" calcext:value-type="float">
            <text:p>0</text:p>
          </table:table-cell>
        </table:table-row>
        <table:table-row table:style-name="ro1">
          <table:table-cell table:formula="of:=[Feuille3.D98]" office:value-type="float" office:value="0.3202818" calcext:value-type="float">
            <text:p>0,3202818</text:p>
          </table:table-cell>
          <table:table-cell table:formula="of:=[v03.B497]" office:value-type="float" office:value="0" calcext:value-type="float">
            <text:p>0</text:p>
          </table:table-cell>
          <table:table-cell table:formula="of:=[v03.B897]" office:value-type="float" office:value="0" calcext:value-type="float">
            <text:p>0</text:p>
          </table:table-cell>
          <table:table-cell table:formula="of:=[v03.B1297]" office:value-type="float" office:value="0" calcext:value-type="float">
            <text:p>0</text:p>
          </table:table-cell>
        </table:table-row>
        <table:table-row table:style-name="ro1">
          <table:table-cell table:formula="of:=[Feuille3.D99]" office:value-type="float" office:value="0.29635268" calcext:value-type="float">
            <text:p>0,29635268</text:p>
          </table:table-cell>
          <table:table-cell table:formula="of:=[v03.B498]" office:value-type="float" office:value="0" calcext:value-type="float">
            <text:p>0</text:p>
          </table:table-cell>
          <table:table-cell table:formula="of:=[v03.B898]" office:value-type="float" office:value="0" calcext:value-type="float">
            <text:p>0</text:p>
          </table:table-cell>
          <table:table-cell table:formula="of:=[v03.B1298]" office:value-type="float" office:value="0" calcext:value-type="float">
            <text:p>0</text:p>
          </table:table-cell>
        </table:table-row>
        <table:table-row table:style-name="ro1">
          <table:table-cell table:formula="of:=[Feuille3.D100]" office:value-type="float" office:value="0.2889899" calcext:value-type="float">
            <text:p>0,2889899</text:p>
          </table:table-cell>
          <table:table-cell table:formula="of:=[v03.B499]" office:value-type="float" office:value="0" calcext:value-type="float">
            <text:p>0</text:p>
          </table:table-cell>
          <table:table-cell table:formula="of:=[v03.B899]" office:value-type="float" office:value="0" calcext:value-type="float">
            <text:p>0</text:p>
          </table:table-cell>
          <table:table-cell table:formula="of:=[v03.B1299]" office:value-type="float" office:value="0" calcext:value-type="float">
            <text:p>0</text:p>
          </table:table-cell>
        </table:table-row>
        <table:table-row table:style-name="ro1">
          <table:table-cell table:formula="of:=[Feuille3.D101]" office:value-type="float" office:value="0.3000341" calcext:value-type="float">
            <text:p>0,3000341</text:p>
          </table:table-cell>
          <table:table-cell table:formula="of:=[v03.B500]" office:value-type="float" office:value="0" calcext:value-type="float">
            <text:p>0</text:p>
          </table:table-cell>
          <table:table-cell table:formula="of:=[v03.B900]" office:value-type="float" office:value="0" calcext:value-type="float">
            <text:p>0</text:p>
          </table:table-cell>
          <table:table-cell table:formula="of:=[v03.B1300]" office:value-type="float" office:value="0" calcext:value-type="float">
            <text:p>0</text:p>
          </table:table-cell>
        </table:table-row>
        <table:table-row table:style-name="ro1">
          <table:table-cell table:formula="of:=[Feuille3.D102]" office:value-type="float" office:value="0.30187482" calcext:value-type="float">
            <text:p>0,30187482</text:p>
          </table:table-cell>
          <table:table-cell table:formula="of:=[v03.B501]" office:value-type="float" office:value="0" calcext:value-type="float">
            <text:p>0</text:p>
          </table:table-cell>
          <table:table-cell table:formula="of:=[v03.B901]" office:value-type="float" office:value="0" calcext:value-type="float">
            <text:p>0</text:p>
          </table:table-cell>
          <table:table-cell table:formula="of:=[v03.B1301]" office:value-type="float" office:value="0" calcext:value-type="float">
            <text:p>0</text:p>
          </table:table-cell>
        </table:table-row>
        <table:table-row table:style-name="ro1">
          <table:table-cell table:formula="of:=[Feuille3.D103]" office:value-type="float" office:value="0.2981934" calcext:value-type="float">
            <text:p>0,2981934</text:p>
          </table:table-cell>
          <table:table-cell table:formula="of:=[v03.B502]" office:value-type="float" office:value="0" calcext:value-type="float">
            <text:p>0</text:p>
          </table:table-cell>
          <table:table-cell table:formula="of:=[v03.B902]" office:value-type="float" office:value="0" calcext:value-type="float">
            <text:p>0</text:p>
          </table:table-cell>
          <table:table-cell table:formula="of:=[v03.B1302]" office:value-type="float" office:value="0" calcext:value-type="float">
            <text:p>0</text:p>
          </table:table-cell>
        </table:table-row>
        <table:table-row table:style-name="ro1">
          <table:table-cell table:formula="of:=[Feuille3.D104]" office:value-type="float" office:value="0.3037155" calcext:value-type="float">
            <text:p>0,3037155</text:p>
          </table:table-cell>
          <table:table-cell table:formula="of:=[v03.B503]" office:value-type="float" office:value="0" calcext:value-type="float">
            <text:p>0</text:p>
          </table:table-cell>
          <table:table-cell table:formula="of:=[v03.B903]" office:value-type="float" office:value="0" calcext:value-type="float">
            <text:p>0</text:p>
          </table:table-cell>
          <table:table-cell table:formula="of:=[v03.B1303]" office:value-type="float" office:value="0" calcext:value-type="float">
            <text:p>0</text:p>
          </table:table-cell>
        </table:table-row>
        <table:table-row table:style-name="ro1">
          <table:table-cell table:formula="of:=[Feuille3.D105]" office:value-type="float" office:value="0.30187482" calcext:value-type="float">
            <text:p>0,30187482</text:p>
          </table:table-cell>
          <table:table-cell table:formula="of:=[v03.B504]" office:value-type="float" office:value="0" calcext:value-type="float">
            <text:p>0</text:p>
          </table:table-cell>
          <table:table-cell table:formula="of:=[v03.B904]" office:value-type="float" office:value="0" calcext:value-type="float">
            <text:p>0</text:p>
          </table:table-cell>
          <table:table-cell table:formula="of:=[v03.B1304]" office:value-type="float" office:value="0" calcext:value-type="float">
            <text:p>0</text:p>
          </table:table-cell>
        </table:table-row>
        <table:table-row table:style-name="ro1">
          <table:table-cell table:formula="of:=[Feuille3.D106]" office:value-type="float" office:value="0.2981934" calcext:value-type="float">
            <text:p>0,2981934</text:p>
          </table:table-cell>
          <table:table-cell table:formula="of:=[v03.B505]" office:value-type="float" office:value="0" calcext:value-type="float">
            <text:p>0</text:p>
          </table:table-cell>
          <table:table-cell table:formula="of:=[v03.B905]" office:value-type="float" office:value="0" calcext:value-type="float">
            <text:p>0</text:p>
          </table:table-cell>
          <table:table-cell table:formula="of:=[v03.B1305]" office:value-type="float" office:value="0" calcext:value-type="float">
            <text:p>0</text:p>
          </table:table-cell>
        </table:table-row>
        <table:table-row table:style-name="ro1">
          <table:table-cell table:formula="of:=[Feuille3.D107]" office:value-type="float" office:value="0.3110783" calcext:value-type="float">
            <text:p>0,3110783</text:p>
          </table:table-cell>
          <table:table-cell table:formula="of:=[v03.B506]" office:value-type="float" office:value="0" calcext:value-type="float">
            <text:p>0</text:p>
          </table:table-cell>
          <table:table-cell table:formula="of:=[v03.B906]" office:value-type="float" office:value="0" calcext:value-type="float">
            <text:p>0</text:p>
          </table:table-cell>
          <table:table-cell table:formula="of:=[v03.B1306]" office:value-type="float" office:value="0" calcext:value-type="float">
            <text:p>0</text:p>
          </table:table-cell>
        </table:table-row>
        <table:table-row table:style-name="ro1">
          <table:table-cell table:formula="of:=[Feuille3.D108]" office:value-type="float" office:value="0.3037155" calcext:value-type="float">
            <text:p>0,3037155</text:p>
          </table:table-cell>
          <table:table-cell table:formula="of:=[v03.B507]" office:value-type="float" office:value="0" calcext:value-type="float">
            <text:p>0</text:p>
          </table:table-cell>
          <table:table-cell table:formula="of:=[v03.B907]" office:value-type="float" office:value="0" calcext:value-type="float">
            <text:p>0</text:p>
          </table:table-cell>
          <table:table-cell table:formula="of:=[v03.B1307]" office:value-type="float" office:value="0" calcext:value-type="float">
            <text:p>0</text:p>
          </table:table-cell>
        </table:table-row>
        <table:table-row table:style-name="ro1">
          <table:table-cell table:formula="of:=[Feuille3.D109]" office:value-type="float" office:value="0.30187482" calcext:value-type="float">
            <text:p>0,30187482</text:p>
          </table:table-cell>
          <table:table-cell table:formula="of:=[v03.B508]" office:value-type="float" office:value="0" calcext:value-type="float">
            <text:p>0</text:p>
          </table:table-cell>
          <table:table-cell table:formula="of:=[v03.B908]" office:value-type="float" office:value="0" calcext:value-type="float">
            <text:p>0</text:p>
          </table:table-cell>
          <table:table-cell table:formula="of:=[v03.B1308]" office:value-type="float" office:value="0" calcext:value-type="float">
            <text:p>0</text:p>
          </table:table-cell>
        </table:table-row>
        <table:table-row table:style-name="ro1">
          <table:table-cell table:formula="of:=[Feuille3.D110]" office:value-type="float" office:value="0.3221225" calcext:value-type="float">
            <text:p>0,3221225</text:p>
          </table:table-cell>
          <table:table-cell table:formula="of:=[v03.B509]" office:value-type="float" office:value="0" calcext:value-type="float">
            <text:p>0</text:p>
          </table:table-cell>
          <table:table-cell table:formula="of:=[v03.B909]" office:value-type="float" office:value="0" calcext:value-type="float">
            <text:p>0</text:p>
          </table:table-cell>
          <table:table-cell table:formula="of:=[v03.B1309]" office:value-type="float" office:value="0" calcext:value-type="float">
            <text:p>0</text:p>
          </table:table-cell>
        </table:table-row>
        <table:table-row table:style-name="ro1">
          <table:table-cell table:formula="of:=[Feuille3.D111]" office:value-type="float" office:value="0.3202818" calcext:value-type="float">
            <text:p>0,3202818</text:p>
          </table:table-cell>
          <table:table-cell table:formula="of:=[v03.B510]" office:value-type="float" office:value="0" calcext:value-type="float">
            <text:p>0</text:p>
          </table:table-cell>
          <table:table-cell table:formula="of:=[v03.B910]" office:value-type="float" office:value="0" calcext:value-type="float">
            <text:p>0</text:p>
          </table:table-cell>
          <table:table-cell table:formula="of:=[v03.B1310]" office:value-type="float" office:value="0" calcext:value-type="float">
            <text:p>0</text:p>
          </table:table-cell>
        </table:table-row>
        <table:table-row table:style-name="ro1">
          <table:table-cell table:formula="of:=[Feuille3.D112]" office:value-type="float" office:value="0.3000341" calcext:value-type="float">
            <text:p>0,3000341</text:p>
          </table:table-cell>
          <table:table-cell table:formula="of:=[v03.B511]" office:value-type="float" office:value="0" calcext:value-type="float">
            <text:p>0</text:p>
          </table:table-cell>
          <table:table-cell table:formula="of:=[v03.B911]" office:value-type="float" office:value="0" calcext:value-type="float">
            <text:p>0</text:p>
          </table:table-cell>
          <table:table-cell table:formula="of:=[v03.B1311]" office:value-type="float" office:value="0" calcext:value-type="float">
            <text:p>0</text:p>
          </table:table-cell>
        </table:table-row>
        <table:table-row table:style-name="ro1">
          <table:table-cell table:formula="of:=[Feuille3.D113]" office:value-type="float" office:value="0.312919" calcext:value-type="float">
            <text:p>0,312919</text:p>
          </table:table-cell>
          <table:table-cell table:formula="of:=[v03.B512]" office:value-type="float" office:value="0" calcext:value-type="float">
            <text:p>0</text:p>
          </table:table-cell>
          <table:table-cell table:formula="of:=[v03.B912]" office:value-type="float" office:value="0" calcext:value-type="float">
            <text:p>0</text:p>
          </table:table-cell>
          <table:table-cell table:formula="of:=[v03.B1312]" office:value-type="float" office:value="0" calcext:value-type="float">
            <text:p>0</text:p>
          </table:table-cell>
        </table:table-row>
        <table:table-row table:style-name="ro1">
          <table:table-cell table:formula="of:=[Feuille3.D114]" office:value-type="float" office:value="0.3166004" calcext:value-type="float">
            <text:p>0,3166004</text:p>
          </table:table-cell>
          <table:table-cell table:formula="of:=[v03.B513]" office:value-type="float" office:value="0" calcext:value-type="float">
            <text:p>0</text:p>
          </table:table-cell>
          <table:table-cell table:formula="of:=[v03.B913]" office:value-type="float" office:value="0" calcext:value-type="float">
            <text:p>0</text:p>
          </table:table-cell>
          <table:table-cell table:formula="of:=[v03.B1313]" office:value-type="float" office:value="0" calcext:value-type="float">
            <text:p>0</text:p>
          </table:table-cell>
        </table:table-row>
        <table:table-row table:style-name="ro1">
          <table:table-cell table:formula="of:=[Feuille3.D115]" office:value-type="float" office:value="0.30555618" calcext:value-type="float">
            <text:p>0,30555618</text:p>
          </table:table-cell>
          <table:table-cell table:formula="of:=[v03.B514]" office:value-type="float" office:value="0" calcext:value-type="float">
            <text:p>0</text:p>
          </table:table-cell>
          <table:table-cell table:formula="of:=[v03.B914]" office:value-type="float" office:value="0" calcext:value-type="float">
            <text:p>0</text:p>
          </table:table-cell>
          <table:table-cell table:formula="of:=[v03.B1314]" office:value-type="float" office:value="0" calcext:value-type="float">
            <text:p>0</text:p>
          </table:table-cell>
        </table:table-row>
        <table:table-row table:style-name="ro1">
          <table:table-cell table:formula="of:=[Feuille3.D116]" office:value-type="float" office:value="0.2981934" calcext:value-type="float">
            <text:p>0,2981934</text:p>
          </table:table-cell>
          <table:table-cell table:formula="of:=[v03.B515]" office:value-type="float" office:value="0" calcext:value-type="float">
            <text:p>0</text:p>
          </table:table-cell>
          <table:table-cell table:formula="of:=[v03.B915]" office:value-type="float" office:value="0" calcext:value-type="float">
            <text:p>0</text:p>
          </table:table-cell>
          <table:table-cell table:formula="of:=[v03.B1315]" office:value-type="float" office:value="0" calcext:value-type="float">
            <text:p>0</text:p>
          </table:table-cell>
        </table:table-row>
        <table:table-row table:style-name="ro1">
          <table:table-cell table:formula="of:=[Feuille3.D117]" office:value-type="float" office:value="0.3037155" calcext:value-type="float">
            <text:p>0,3037155</text:p>
          </table:table-cell>
          <table:table-cell table:formula="of:=[v03.B516]" office:value-type="float" office:value="0" calcext:value-type="float">
            <text:p>0</text:p>
          </table:table-cell>
          <table:table-cell table:formula="of:=[v03.B916]" office:value-type="float" office:value="0" calcext:value-type="float">
            <text:p>0</text:p>
          </table:table-cell>
          <table:table-cell table:formula="of:=[v03.B1316]" office:value-type="float" office:value="0" calcext:value-type="float">
            <text:p>0</text:p>
          </table:table-cell>
        </table:table-row>
        <table:table-row table:style-name="ro1">
          <table:table-cell table:formula="of:=[Feuille3.D118]" office:value-type="float" office:value="0.3110783" calcext:value-type="float">
            <text:p>0,3110783</text:p>
          </table:table-cell>
          <table:table-cell table:formula="of:=[v03.B517]" office:value-type="float" office:value="0" calcext:value-type="float">
            <text:p>0</text:p>
          </table:table-cell>
          <table:table-cell table:formula="of:=[v03.B917]" office:value-type="float" office:value="0" calcext:value-type="float">
            <text:p>0</text:p>
          </table:table-cell>
          <table:table-cell table:formula="of:=[v03.B1317]" office:value-type="float" office:value="0" calcext:value-type="float">
            <text:p>0</text:p>
          </table:table-cell>
        </table:table-row>
        <table:table-row table:style-name="ro1">
          <table:table-cell table:formula="of:=[Feuille3.D119]" office:value-type="float" office:value="0.2926713" calcext:value-type="float">
            <text:p>0,2926713</text:p>
          </table:table-cell>
          <table:table-cell table:formula="of:=[v03.B518]" office:value-type="float" office:value="0" calcext:value-type="float">
            <text:p>0</text:p>
          </table:table-cell>
          <table:table-cell table:formula="of:=[v03.B918]" office:value-type="float" office:value="0" calcext:value-type="float">
            <text:p>0</text:p>
          </table:table-cell>
          <table:table-cell table:formula="of:=[v03.B1318]" office:value-type="float" office:value="0" calcext:value-type="float">
            <text:p>0</text:p>
          </table:table-cell>
        </table:table-row>
        <table:table-row table:style-name="ro1">
          <table:table-cell table:formula="of:=[Feuille3.D120]" office:value-type="float" office:value="0.3000341" calcext:value-type="float">
            <text:p>0,3000341</text:p>
          </table:table-cell>
          <table:table-cell table:formula="of:=[v03.B519]" office:value-type="float" office:value="0" calcext:value-type="float">
            <text:p>0</text:p>
          </table:table-cell>
          <table:table-cell table:formula="of:=[v03.B919]" office:value-type="float" office:value="0" calcext:value-type="float">
            <text:p>0</text:p>
          </table:table-cell>
          <table:table-cell table:formula="of:=[v03.B1319]" office:value-type="float" office:value="0" calcext:value-type="float">
            <text:p>0</text:p>
          </table:table-cell>
        </table:table-row>
        <table:table-row table:style-name="ro1">
          <table:table-cell table:formula="of:=[Feuille3.D121]" office:value-type="float" office:value="0.3166004" calcext:value-type="float">
            <text:p>0,3166004</text:p>
          </table:table-cell>
          <table:table-cell table:formula="of:=[v03.B520]" office:value-type="float" office:value="0" calcext:value-type="float">
            <text:p>0</text:p>
          </table:table-cell>
          <table:table-cell table:formula="of:=[v03.B920]" office:value-type="float" office:value="0" calcext:value-type="float">
            <text:p>0</text:p>
          </table:table-cell>
          <table:table-cell table:formula="of:=[v03.B1320]" office:value-type="float" office:value="0" calcext:value-type="float">
            <text:p>0</text:p>
          </table:table-cell>
        </table:table-row>
        <table:table-row table:style-name="ro1">
          <table:table-cell table:formula="of:=[Feuille3.D122]" office:value-type="float" office:value="0.3110783" calcext:value-type="float">
            <text:p>0,3110783</text:p>
          </table:table-cell>
          <table:table-cell table:formula="of:=[v03.B521]" office:value-type="float" office:value="0" calcext:value-type="float">
            <text:p>0</text:p>
          </table:table-cell>
          <table:table-cell table:formula="of:=[v03.B921]" office:value-type="float" office:value="0" calcext:value-type="float">
            <text:p>0</text:p>
          </table:table-cell>
          <table:table-cell table:formula="of:=[v03.B1321]" office:value-type="float" office:value="0" calcext:value-type="float">
            <text:p>0</text:p>
          </table:table-cell>
        </table:table-row>
        <table:table-row table:style-name="ro1">
          <table:table-cell table:formula="of:=[Feuille3.D123]" office:value-type="float" office:value="0.294512" calcext:value-type="float">
            <text:p>0,294512</text:p>
          </table:table-cell>
          <table:table-cell table:formula="of:=[v03.B522]" office:value-type="float" office:value="0" calcext:value-type="float">
            <text:p>0</text:p>
          </table:table-cell>
          <table:table-cell table:formula="of:=[v03.B922]" office:value-type="float" office:value="0" calcext:value-type="float">
            <text:p>0</text:p>
          </table:table-cell>
          <table:table-cell table:formula="of:=[v03.B1322]" office:value-type="float" office:value="0" calcext:value-type="float">
            <text:p>0</text:p>
          </table:table-cell>
        </table:table-row>
        <table:table-row table:style-name="ro1">
          <table:table-cell table:formula="of:=[Feuille3.D124]" office:value-type="float" office:value="0.3073969" calcext:value-type="float">
            <text:p>0,3073969</text:p>
          </table:table-cell>
          <table:table-cell table:formula="of:=[v03.B523]" office:value-type="float" office:value="0" calcext:value-type="float">
            <text:p>0</text:p>
          </table:table-cell>
          <table:table-cell table:formula="of:=[v03.B923]" office:value-type="float" office:value="0" calcext:value-type="float">
            <text:p>0</text:p>
          </table:table-cell>
          <table:table-cell table:formula="of:=[v03.B1323]" office:value-type="float" office:value="0" calcext:value-type="float">
            <text:p>0</text:p>
          </table:table-cell>
        </table:table-row>
        <table:table-row table:style-name="ro1">
          <table:table-cell table:formula="of:=[Feuille3.D125]" office:value-type="float" office:value="0.3092376" calcext:value-type="float">
            <text:p>0,3092376</text:p>
          </table:table-cell>
          <table:table-cell table:formula="of:=[v03.B524]" office:value-type="float" office:value="0" calcext:value-type="float">
            <text:p>0</text:p>
          </table:table-cell>
          <table:table-cell table:formula="of:=[v03.B924]" office:value-type="float" office:value="0" calcext:value-type="float">
            <text:p>0</text:p>
          </table:table-cell>
          <table:table-cell table:formula="of:=[v03.B1324]" office:value-type="float" office:value="0" calcext:value-type="float">
            <text:p>0</text:p>
          </table:table-cell>
        </table:table-row>
        <table:table-row table:style-name="ro1">
          <table:table-cell table:formula="of:=[Feuille3.D126]" office:value-type="float" office:value="0.30555618" calcext:value-type="float">
            <text:p>0,30555618</text:p>
          </table:table-cell>
          <table:table-cell table:formula="of:=[v03.B525]" office:value-type="float" office:value="0" calcext:value-type="float">
            <text:p>0</text:p>
          </table:table-cell>
          <table:table-cell table:formula="of:=[v03.B925]" office:value-type="float" office:value="0" calcext:value-type="float">
            <text:p>0</text:p>
          </table:table-cell>
          <table:table-cell table:formula="of:=[v03.B1325]" office:value-type="float" office:value="0" calcext:value-type="float">
            <text:p>0</text:p>
          </table:table-cell>
        </table:table-row>
        <table:table-row table:style-name="ro1">
          <table:table-cell table:formula="of:=[Feuille3.D127]" office:value-type="float" office:value="0.30555618" calcext:value-type="float">
            <text:p>0,30555618</text:p>
          </table:table-cell>
          <table:table-cell table:formula="of:=[v03.B526]" office:value-type="float" office:value="0" calcext:value-type="float">
            <text:p>0</text:p>
          </table:table-cell>
          <table:table-cell table:formula="of:=[v03.B926]" office:value-type="float" office:value="0" calcext:value-type="float">
            <text:p>0</text:p>
          </table:table-cell>
          <table:table-cell table:formula="of:=[v03.B1326]" office:value-type="float" office:value="0" calcext:value-type="float">
            <text:p>0</text:p>
          </table:table-cell>
        </table:table-row>
        <table:table-row table:style-name="ro1">
          <table:table-cell table:formula="of:=[Feuille3.D128]" office:value-type="float" office:value="0.3073969" calcext:value-type="float">
            <text:p>0,3073969</text:p>
          </table:table-cell>
          <table:table-cell table:formula="of:=[v03.B527]" office:value-type="float" office:value="0" calcext:value-type="float">
            <text:p>0</text:p>
          </table:table-cell>
          <table:table-cell table:formula="of:=[v03.B927]" office:value-type="float" office:value="0" calcext:value-type="float">
            <text:p>0</text:p>
          </table:table-cell>
          <table:table-cell table:formula="of:=[v03.B1327]" office:value-type="float" office:value="0" calcext:value-type="float">
            <text:p>0</text:p>
          </table:table-cell>
        </table:table-row>
        <table:table-row table:style-name="ro1">
          <table:table-cell table:formula="of:=[Feuille3.D129]" office:value-type="float" office:value="0.3110783" calcext:value-type="float">
            <text:p>0,3110783</text:p>
          </table:table-cell>
          <table:table-cell table:formula="of:=[v03.B528]" office:value-type="float" office:value="0" calcext:value-type="float">
            <text:p>0</text:p>
          </table:table-cell>
          <table:table-cell table:formula="of:=[v03.B928]" office:value-type="float" office:value="0" calcext:value-type="float">
            <text:p>0</text:p>
          </table:table-cell>
          <table:table-cell table:formula="of:=[v03.B1328]" office:value-type="float" office:value="0" calcext:value-type="float">
            <text:p>0</text:p>
          </table:table-cell>
        </table:table-row>
        <table:table-row table:style-name="ro1">
          <table:table-cell table:formula="of:=[Feuille3.D130]" office:value-type="float" office:value="0.3000341" calcext:value-type="float">
            <text:p>0,3000341</text:p>
          </table:table-cell>
          <table:table-cell table:formula="of:=[v03.B529]" office:value-type="float" office:value="0" calcext:value-type="float">
            <text:p>0</text:p>
          </table:table-cell>
          <table:table-cell table:formula="of:=[v03.B929]" office:value-type="float" office:value="0" calcext:value-type="float">
            <text:p>0</text:p>
          </table:table-cell>
          <table:table-cell table:formula="of:=[v03.B1329]" office:value-type="float" office:value="0" calcext:value-type="float">
            <text:p>0</text:p>
          </table:table-cell>
        </table:table-row>
        <table:table-row table:style-name="ro1">
          <table:table-cell table:formula="of:=[Feuille3.D131]" office:value-type="float" office:value="0.29635268" calcext:value-type="float">
            <text:p>0,29635268</text:p>
          </table:table-cell>
          <table:table-cell table:formula="of:=[v03.B530]" office:value-type="float" office:value="0" calcext:value-type="float">
            <text:p>0</text:p>
          </table:table-cell>
          <table:table-cell table:formula="of:=[v03.B930]" office:value-type="float" office:value="0" calcext:value-type="float">
            <text:p>0</text:p>
          </table:table-cell>
          <table:table-cell table:formula="of:=[v03.B1330]" office:value-type="float" office:value="0" calcext:value-type="float">
            <text:p>0</text:p>
          </table:table-cell>
        </table:table-row>
        <table:table-row table:style-name="ro1">
          <table:table-cell table:formula="of:=[Feuille3.D132]" office:value-type="float" office:value="0.3202818" calcext:value-type="float">
            <text:p>0,3202818</text:p>
          </table:table-cell>
          <table:table-cell table:formula="of:=[v03.B531]" office:value-type="float" office:value="0" calcext:value-type="float">
            <text:p>0</text:p>
          </table:table-cell>
          <table:table-cell table:formula="of:=[v03.B931]" office:value-type="float" office:value="0" calcext:value-type="float">
            <text:p>0</text:p>
          </table:table-cell>
          <table:table-cell table:formula="of:=[v03.B1331]" office:value-type="float" office:value="0" calcext:value-type="float">
            <text:p>0</text:p>
          </table:table-cell>
        </table:table-row>
        <table:table-row table:style-name="ro1">
          <table:table-cell table:formula="of:=[Feuille3.D133]" office:value-type="float" office:value="0.3000341" calcext:value-type="float">
            <text:p>0,3000341</text:p>
          </table:table-cell>
          <table:table-cell table:formula="of:=[v03.B532]" office:value-type="float" office:value="0" calcext:value-type="float">
            <text:p>0</text:p>
          </table:table-cell>
          <table:table-cell table:formula="of:=[v03.B932]" office:value-type="float" office:value="0" calcext:value-type="float">
            <text:p>0</text:p>
          </table:table-cell>
          <table:table-cell table:formula="of:=[v03.B1332]" office:value-type="float" office:value="0" calcext:value-type="float">
            <text:p>0</text:p>
          </table:table-cell>
        </table:table-row>
        <table:table-row table:style-name="ro1">
          <table:table-cell table:formula="of:=[Feuille3.D134]" office:value-type="float" office:value="0.2981934" calcext:value-type="float">
            <text:p>0,2981934</text:p>
          </table:table-cell>
          <table:table-cell table:formula="of:=[v03.B533]" office:value-type="float" office:value="0" calcext:value-type="float">
            <text:p>0</text:p>
          </table:table-cell>
          <table:table-cell table:formula="of:=[v03.B933]" office:value-type="float" office:value="0" calcext:value-type="float">
            <text:p>0</text:p>
          </table:table-cell>
          <table:table-cell table:formula="of:=[v03.B1333]" office:value-type="float" office:value="0" calcext:value-type="float">
            <text:p>0</text:p>
          </table:table-cell>
        </table:table-row>
        <table:table-row table:style-name="ro1">
          <table:table-cell table:formula="of:=[Feuille3.D135]" office:value-type="float" office:value="0.312919" calcext:value-type="float">
            <text:p>0,312919</text:p>
          </table:table-cell>
          <table:table-cell table:formula="of:=[v03.B534]" office:value-type="float" office:value="0" calcext:value-type="float">
            <text:p>0</text:p>
          </table:table-cell>
          <table:table-cell table:formula="of:=[v03.B934]" office:value-type="float" office:value="0" calcext:value-type="float">
            <text:p>0</text:p>
          </table:table-cell>
          <table:table-cell table:formula="of:=[v03.B1334]" office:value-type="float" office:value="0" calcext:value-type="float">
            <text:p>0</text:p>
          </table:table-cell>
        </table:table-row>
        <table:table-row table:style-name="ro1">
          <table:table-cell table:formula="of:=[Feuille3.D136]" office:value-type="float" office:value="0.2981934" calcext:value-type="float">
            <text:p>0,2981934</text:p>
          </table:table-cell>
          <table:table-cell table:formula="of:=[v03.B535]" office:value-type="float" office:value="0" calcext:value-type="float">
            <text:p>0</text:p>
          </table:table-cell>
          <table:table-cell table:formula="of:=[v03.B935]" office:value-type="float" office:value="0" calcext:value-type="float">
            <text:p>0</text:p>
          </table:table-cell>
          <table:table-cell table:formula="of:=[v03.B1335]" office:value-type="float" office:value="0" calcext:value-type="float">
            <text:p>0</text:p>
          </table:table-cell>
        </table:table-row>
        <table:table-row table:style-name="ro1">
          <table:table-cell table:formula="of:=[Feuille3.D137]" office:value-type="float" office:value="0.2981934" calcext:value-type="float">
            <text:p>0,2981934</text:p>
          </table:table-cell>
          <table:table-cell table:formula="of:=[v03.B536]" office:value-type="float" office:value="0" calcext:value-type="float">
            <text:p>0</text:p>
          </table:table-cell>
          <table:table-cell table:formula="of:=[v03.B936]" office:value-type="float" office:value="0" calcext:value-type="float">
            <text:p>0</text:p>
          </table:table-cell>
          <table:table-cell table:formula="of:=[v03.B1336]" office:value-type="float" office:value="0" calcext:value-type="float">
            <text:p>0</text:p>
          </table:table-cell>
        </table:table-row>
        <table:table-row table:style-name="ro1">
          <table:table-cell table:formula="of:=[Feuille3.D138]" office:value-type="float" office:value="0.312919" calcext:value-type="float">
            <text:p>0,312919</text:p>
          </table:table-cell>
          <table:table-cell table:formula="of:=[v03.B537]" office:value-type="float" office:value="0" calcext:value-type="float">
            <text:p>0</text:p>
          </table:table-cell>
          <table:table-cell table:formula="of:=[v03.B937]" office:value-type="float" office:value="0" calcext:value-type="float">
            <text:p>0</text:p>
          </table:table-cell>
          <table:table-cell table:formula="of:=[v03.B1337]" office:value-type="float" office:value="0" calcext:value-type="float">
            <text:p>0</text:p>
          </table:table-cell>
        </table:table-row>
        <table:table-row table:style-name="ro1">
          <table:table-cell table:formula="of:=[Feuille3.D139]" office:value-type="float" office:value="0.3073969" calcext:value-type="float">
            <text:p>0,3073969</text:p>
          </table:table-cell>
          <table:table-cell table:formula="of:=[v03.B538]" office:value-type="float" office:value="0" calcext:value-type="float">
            <text:p>0</text:p>
          </table:table-cell>
          <table:table-cell table:formula="of:=[v03.B938]" office:value-type="float" office:value="0" calcext:value-type="float">
            <text:p>0</text:p>
          </table:table-cell>
          <table:table-cell table:formula="of:=[v03.B1338]" office:value-type="float" office:value="0" calcext:value-type="float">
            <text:p>0</text:p>
          </table:table-cell>
        </table:table-row>
        <table:table-row table:style-name="ro1">
          <table:table-cell table:formula="of:=[Feuille3.D140]" office:value-type="float" office:value="0.3000341" calcext:value-type="float">
            <text:p>0,3000341</text:p>
          </table:table-cell>
          <table:table-cell table:formula="of:=[v03.B539]" office:value-type="float" office:value="0" calcext:value-type="float">
            <text:p>0</text:p>
          </table:table-cell>
          <table:table-cell table:formula="of:=[v03.B939]" office:value-type="float" office:value="0" calcext:value-type="float">
            <text:p>0</text:p>
          </table:table-cell>
          <table:table-cell table:formula="of:=[v03.B1339]" office:value-type="float" office:value="0" calcext:value-type="float">
            <text:p>0</text:p>
          </table:table-cell>
        </table:table-row>
        <table:table-row table:style-name="ro1">
          <table:table-cell table:formula="of:=[Feuille3.D141]" office:value-type="float" office:value="0.3037155" calcext:value-type="float">
            <text:p>0,3037155</text:p>
          </table:table-cell>
          <table:table-cell table:formula="of:=[v03.B540]" office:value-type="float" office:value="0" calcext:value-type="float">
            <text:p>0</text:p>
          </table:table-cell>
          <table:table-cell table:formula="of:=[v03.B940]" office:value-type="float" office:value="0" calcext:value-type="float">
            <text:p>0</text:p>
          </table:table-cell>
          <table:table-cell table:formula="of:=[v03.B1340]" office:value-type="float" office:value="0" calcext:value-type="float">
            <text:p>0</text:p>
          </table:table-cell>
        </table:table-row>
        <table:table-row table:style-name="ro1">
          <table:table-cell table:formula="of:=[Feuille3.D142]" office:value-type="float" office:value="0.3073969" calcext:value-type="float">
            <text:p>0,3073969</text:p>
          </table:table-cell>
          <table:table-cell table:formula="of:=[v03.B541]" office:value-type="float" office:value="0" calcext:value-type="float">
            <text:p>0</text:p>
          </table:table-cell>
          <table:table-cell table:formula="of:=[v03.B941]" office:value-type="float" office:value="0" calcext:value-type="float">
            <text:p>0</text:p>
          </table:table-cell>
          <table:table-cell table:formula="of:=[v03.B1341]" office:value-type="float" office:value="0" calcext:value-type="float">
            <text:p>0</text:p>
          </table:table-cell>
        </table:table-row>
        <table:table-row table:style-name="ro1">
          <table:table-cell table:formula="of:=[Feuille3.D143]" office:value-type="float" office:value="0.3037155" calcext:value-type="float">
            <text:p>0,3037155</text:p>
          </table:table-cell>
          <table:table-cell table:formula="of:=[v03.B542]" office:value-type="float" office:value="0" calcext:value-type="float">
            <text:p>0</text:p>
          </table:table-cell>
          <table:table-cell table:formula="of:=[v03.B942]" office:value-type="float" office:value="0" calcext:value-type="float">
            <text:p>0</text:p>
          </table:table-cell>
          <table:table-cell table:formula="of:=[v03.B1342]" office:value-type="float" office:value="0" calcext:value-type="float">
            <text:p>0</text:p>
          </table:table-cell>
        </table:table-row>
        <table:table-row table:style-name="ro1">
          <table:table-cell table:formula="of:=[Feuille3.D144]" office:value-type="float" office:value="0.3000341" calcext:value-type="float">
            <text:p>0,3000341</text:p>
          </table:table-cell>
          <table:table-cell table:formula="of:=[v03.B543]" office:value-type="float" office:value="0" calcext:value-type="float">
            <text:p>0</text:p>
          </table:table-cell>
          <table:table-cell table:formula="of:=[v03.B943]" office:value-type="float" office:value="0" calcext:value-type="float">
            <text:p>0</text:p>
          </table:table-cell>
          <table:table-cell table:formula="of:=[v03.B1343]" office:value-type="float" office:value="0" calcext:value-type="float">
            <text:p>0</text:p>
          </table:table-cell>
        </table:table-row>
        <table:table-row table:style-name="ro1">
          <table:table-cell table:formula="of:=[Feuille3.D145]" office:value-type="float" office:value="0.30187482" calcext:value-type="float">
            <text:p>0,30187482</text:p>
          </table:table-cell>
          <table:table-cell table:formula="of:=[v03.B544]" office:value-type="float" office:value="0" calcext:value-type="float">
            <text:p>0</text:p>
          </table:table-cell>
          <table:table-cell table:formula="of:=[v03.B944]" office:value-type="float" office:value="0" calcext:value-type="float">
            <text:p>0</text:p>
          </table:table-cell>
          <table:table-cell table:formula="of:=[v03.B1344]" office:value-type="float" office:value="0" calcext:value-type="float">
            <text:p>0</text:p>
          </table:table-cell>
        </table:table-row>
        <table:table-row table:style-name="ro1">
          <table:table-cell table:formula="of:=[Feuille3.D146]" office:value-type="float" office:value="0.294512" calcext:value-type="float">
            <text:p>0,294512</text:p>
          </table:table-cell>
          <table:table-cell table:formula="of:=[v03.B545]" office:value-type="float" office:value="0" calcext:value-type="float">
            <text:p>0</text:p>
          </table:table-cell>
          <table:table-cell table:formula="of:=[v03.B945]" office:value-type="float" office:value="0" calcext:value-type="float">
            <text:p>0</text:p>
          </table:table-cell>
          <table:table-cell table:formula="of:=[v03.B1345]" office:value-type="float" office:value="0" calcext:value-type="float">
            <text:p>0</text:p>
          </table:table-cell>
        </table:table-row>
        <table:table-row table:style-name="ro1">
          <table:table-cell table:formula="of:=[Feuille3.D147]" office:value-type="float" office:value="0.2926713" calcext:value-type="float">
            <text:p>0,2926713</text:p>
          </table:table-cell>
          <table:table-cell table:formula="of:=[v03.B546]" office:value-type="float" office:value="0" calcext:value-type="float">
            <text:p>0</text:p>
          </table:table-cell>
          <table:table-cell table:formula="of:=[v03.B946]" office:value-type="float" office:value="0" calcext:value-type="float">
            <text:p>0</text:p>
          </table:table-cell>
          <table:table-cell table:formula="of:=[v03.B1346]" office:value-type="float" office:value="0" calcext:value-type="float">
            <text:p>0</text:p>
          </table:table-cell>
        </table:table-row>
        <table:table-row table:style-name="ro1">
          <table:table-cell table:formula="of:=[Feuille3.D148]" office:value-type="float" office:value="0.2926713" calcext:value-type="float">
            <text:p>0,2926713</text:p>
          </table:table-cell>
          <table:table-cell table:formula="of:=[v03.B547]" office:value-type="float" office:value="0" calcext:value-type="float">
            <text:p>0</text:p>
          </table:table-cell>
          <table:table-cell table:formula="of:=[v03.B947]" office:value-type="float" office:value="0" calcext:value-type="float">
            <text:p>0</text:p>
          </table:table-cell>
          <table:table-cell table:formula="of:=[v03.B1347]" office:value-type="float" office:value="0" calcext:value-type="float">
            <text:p>0</text:p>
          </table:table-cell>
        </table:table-row>
        <table:table-row table:style-name="ro1">
          <table:table-cell table:formula="of:=[Feuille3.D149]" office:value-type="float" office:value="0.29083058" calcext:value-type="float">
            <text:p>0,29083058</text:p>
          </table:table-cell>
          <table:table-cell table:formula="of:=[v03.B548]" office:value-type="float" office:value="0" calcext:value-type="float">
            <text:p>0</text:p>
          </table:table-cell>
          <table:table-cell table:formula="of:=[v03.B948]" office:value-type="float" office:value="0" calcext:value-type="float">
            <text:p>0</text:p>
          </table:table-cell>
          <table:table-cell table:formula="of:=[v03.B1348]" office:value-type="float" office:value="0" calcext:value-type="float">
            <text:p>0</text:p>
          </table:table-cell>
        </table:table-row>
        <table:table-row table:style-name="ro1">
          <table:table-cell table:formula="of:=[Feuille3.D150]" office:value-type="float" office:value="0.294512" calcext:value-type="float">
            <text:p>0,294512</text:p>
          </table:table-cell>
          <table:table-cell table:formula="of:=[v03.B549]" office:value-type="float" office:value="0" calcext:value-type="float">
            <text:p>0</text:p>
          </table:table-cell>
          <table:table-cell table:formula="of:=[v03.B949]" office:value-type="float" office:value="0" calcext:value-type="float">
            <text:p>0</text:p>
          </table:table-cell>
          <table:table-cell table:formula="of:=[v03.B1349]" office:value-type="float" office:value="0" calcext:value-type="float">
            <text:p>0</text:p>
          </table:table-cell>
        </table:table-row>
        <table:table-row table:style-name="ro1">
          <table:table-cell table:formula="of:=[Feuille3.D151]" office:value-type="float" office:value="0.29635268" calcext:value-type="float">
            <text:p>0,29635268</text:p>
          </table:table-cell>
          <table:table-cell table:formula="of:=[v03.B550]" office:value-type="float" office:value="0" calcext:value-type="float">
            <text:p>0</text:p>
          </table:table-cell>
          <table:table-cell table:formula="of:=[v03.B950]" office:value-type="float" office:value="0" calcext:value-type="float">
            <text:p>0</text:p>
          </table:table-cell>
          <table:table-cell table:formula="of:=[v03.B1350]" office:value-type="float" office:value="0" calcext:value-type="float">
            <text:p>0</text:p>
          </table:table-cell>
        </table:table-row>
        <table:table-row table:style-name="ro1">
          <table:table-cell table:formula="of:=[Feuille3.D152]" office:value-type="float" office:value="0.2834678" calcext:value-type="float">
            <text:p>0,2834678</text:p>
          </table:table-cell>
          <table:table-cell table:formula="of:=[v03.B551]" office:value-type="float" office:value="0" calcext:value-type="float">
            <text:p>0</text:p>
          </table:table-cell>
          <table:table-cell table:formula="of:=[v03.B951]" office:value-type="float" office:value="0" calcext:value-type="float">
            <text:p>0</text:p>
          </table:table-cell>
          <table:table-cell table:formula="of:=[v03.B1351]" office:value-type="float" office:value="0" calcext:value-type="float">
            <text:p>0</text:p>
          </table:table-cell>
        </table:table-row>
        <table:table-row table:style-name="ro1">
          <table:table-cell table:formula="of:=[Feuille3.D153]" office:value-type="float" office:value="0.2889899" calcext:value-type="float">
            <text:p>0,2889899</text:p>
          </table:table-cell>
          <table:table-cell table:formula="of:=[v03.B552]" office:value-type="float" office:value="0" calcext:value-type="float">
            <text:p>0</text:p>
          </table:table-cell>
          <table:table-cell table:formula="of:=[v03.B952]" office:value-type="float" office:value="0" calcext:value-type="float">
            <text:p>0</text:p>
          </table:table-cell>
          <table:table-cell table:formula="of:=[v03.B1352]" office:value-type="float" office:value="0" calcext:value-type="float">
            <text:p>0</text:p>
          </table:table-cell>
        </table:table-row>
        <table:table-row table:style-name="ro1">
          <table:table-cell table:formula="of:=[Feuille3.D154]" office:value-type="float" office:value="0.28530848" calcext:value-type="float">
            <text:p>0,28530848</text:p>
          </table:table-cell>
          <table:table-cell table:formula="of:=[v03.B553]" office:value-type="float" office:value="0" calcext:value-type="float">
            <text:p>0</text:p>
          </table:table-cell>
          <table:table-cell table:formula="of:=[v03.B953]" office:value-type="float" office:value="0" calcext:value-type="float">
            <text:p>0</text:p>
          </table:table-cell>
          <table:table-cell table:formula="of:=[v03.B1353]" office:value-type="float" office:value="0" calcext:value-type="float">
            <text:p>0</text:p>
          </table:table-cell>
        </table:table-row>
        <table:table-row table:style-name="ro1">
          <table:table-cell table:formula="of:=[Feuille3.D155]" office:value-type="float" office:value="0.2926713" calcext:value-type="float">
            <text:p>0,2926713</text:p>
          </table:table-cell>
          <table:table-cell table:formula="of:=[v03.B554]" office:value-type="float" office:value="0" calcext:value-type="float">
            <text:p>0</text:p>
          </table:table-cell>
          <table:table-cell table:formula="of:=[v03.B954]" office:value-type="float" office:value="0" calcext:value-type="float">
            <text:p>0</text:p>
          </table:table-cell>
          <table:table-cell table:formula="of:=[v03.B1354]" office:value-type="float" office:value="0" calcext:value-type="float">
            <text:p>0</text:p>
          </table:table-cell>
        </table:table-row>
        <table:table-row table:style-name="ro1">
          <table:table-cell table:formula="of:=[Feuille3.D156]" office:value-type="float" office:value="0.2908306" calcext:value-type="float">
            <text:p>0,2908306</text:p>
          </table:table-cell>
          <table:table-cell table:formula="of:=[v03.B555]" office:value-type="float" office:value="0" calcext:value-type="float">
            <text:p>0</text:p>
          </table:table-cell>
          <table:table-cell table:formula="of:=[v03.B955]" office:value-type="float" office:value="0" calcext:value-type="float">
            <text:p>0</text:p>
          </table:table-cell>
          <table:table-cell table:formula="of:=[v03.B1355]" office:value-type="float" office:value="0" calcext:value-type="float">
            <text:p>0</text:p>
          </table:table-cell>
        </table:table-row>
        <table:table-row table:style-name="ro1">
          <table:table-cell table:formula="of:=[Feuille3.D157]" office:value-type="float" office:value="0.2889899" calcext:value-type="float">
            <text:p>0,2889899</text:p>
          </table:table-cell>
          <table:table-cell table:formula="of:=[v03.B556]" office:value-type="float" office:value="0" calcext:value-type="float">
            <text:p>0</text:p>
          </table:table-cell>
          <table:table-cell table:formula="of:=[v03.B956]" office:value-type="float" office:value="0" calcext:value-type="float">
            <text:p>0</text:p>
          </table:table-cell>
          <table:table-cell table:formula="of:=[v03.B1356]" office:value-type="float" office:value="0" calcext:value-type="float">
            <text:p>0</text:p>
          </table:table-cell>
        </table:table-row>
        <table:table-row table:style-name="ro1">
          <table:table-cell table:formula="of:=[Feuille3.D158]" office:value-type="float" office:value="0.2908306" calcext:value-type="float">
            <text:p>0,2908306</text:p>
          </table:table-cell>
          <table:table-cell table:formula="of:=[v03.B557]" office:value-type="float" office:value="0" calcext:value-type="float">
            <text:p>0</text:p>
          </table:table-cell>
          <table:table-cell table:formula="of:=[v03.B957]" office:value-type="float" office:value="0" calcext:value-type="float">
            <text:p>0</text:p>
          </table:table-cell>
          <table:table-cell table:formula="of:=[v03.B1357]" office:value-type="float" office:value="0" calcext:value-type="float">
            <text:p>0</text:p>
          </table:table-cell>
        </table:table-row>
        <table:table-row table:style-name="ro1">
          <table:table-cell table:formula="of:=[Feuille3.D159]" office:value-type="float" office:value="0.2981934" calcext:value-type="float">
            <text:p>0,2981934</text:p>
          </table:table-cell>
          <table:table-cell table:formula="of:=[v03.B558]" office:value-type="float" office:value="0" calcext:value-type="float">
            <text:p>0</text:p>
          </table:table-cell>
          <table:table-cell table:formula="of:=[v03.B958]" office:value-type="float" office:value="0" calcext:value-type="float">
            <text:p>0</text:p>
          </table:table-cell>
          <table:table-cell table:formula="of:=[v03.B1358]" office:value-type="float" office:value="0" calcext:value-type="float">
            <text:p>0</text:p>
          </table:table-cell>
        </table:table-row>
        <table:table-row table:style-name="ro1">
          <table:table-cell table:formula="of:=[Feuille3.D160]" office:value-type="float" office:value="0.28530848" calcext:value-type="float">
            <text:p>0,28530848</text:p>
          </table:table-cell>
          <table:table-cell table:formula="of:=[v03.B559]" office:value-type="float" office:value="0" calcext:value-type="float">
            <text:p>0</text:p>
          </table:table-cell>
          <table:table-cell table:formula="of:=[v03.B959]" office:value-type="float" office:value="0" calcext:value-type="float">
            <text:p>0</text:p>
          </table:table-cell>
          <table:table-cell table:formula="of:=[v03.B1359]" office:value-type="float" office:value="0" calcext:value-type="float">
            <text:p>0</text:p>
          </table:table-cell>
        </table:table-row>
        <table:table-row table:style-name="ro1">
          <table:table-cell table:formula="of:=[Feuille3.D161]" office:value-type="float" office:value="0.2742643" calcext:value-type="float">
            <text:p>0,2742643</text:p>
          </table:table-cell>
          <table:table-cell table:formula="of:=[v03.B560]" office:value-type="float" office:value="0" calcext:value-type="float">
            <text:p>0</text:p>
          </table:table-cell>
          <table:table-cell table:formula="of:=[v03.B960]" office:value-type="float" office:value="0" calcext:value-type="float">
            <text:p>0</text:p>
          </table:table-cell>
          <table:table-cell table:formula="of:=[v03.B1360]" office:value-type="float" office:value="0" calcext:value-type="float">
            <text:p>0</text:p>
          </table:table-cell>
        </table:table-row>
        <table:table-row table:style-name="ro1">
          <table:table-cell table:formula="of:=[Feuille3.D162]" office:value-type="float" office:value="0.2908306" calcext:value-type="float">
            <text:p>0,2908306</text:p>
          </table:table-cell>
          <table:table-cell table:formula="of:=[v03.B561]" office:value-type="float" office:value="0" calcext:value-type="float">
            <text:p>0</text:p>
          </table:table-cell>
          <table:table-cell table:formula="of:=[v03.B961]" office:value-type="float" office:value="0" calcext:value-type="float">
            <text:p>0</text:p>
          </table:table-cell>
          <table:table-cell table:formula="of:=[v03.B1361]" office:value-type="float" office:value="0" calcext:value-type="float">
            <text:p>0</text:p>
          </table:table-cell>
        </table:table-row>
        <table:table-row table:style-name="ro1">
          <table:table-cell table:formula="of:=[Feuille3.D163]" office:value-type="float" office:value="0.2889899" calcext:value-type="float">
            <text:p>0,2889899</text:p>
          </table:table-cell>
          <table:table-cell table:formula="of:=[v03.B562]" office:value-type="float" office:value="0" calcext:value-type="float">
            <text:p>0</text:p>
          </table:table-cell>
          <table:table-cell table:formula="of:=[v03.B962]" office:value-type="float" office:value="0" calcext:value-type="float">
            <text:p>0</text:p>
          </table:table-cell>
          <table:table-cell table:formula="of:=[v03.B1362]" office:value-type="float" office:value="0" calcext:value-type="float">
            <text:p>0</text:p>
          </table:table-cell>
        </table:table-row>
        <table:table-row table:style-name="ro1">
          <table:table-cell table:formula="of:=[Feuille3.D164]" office:value-type="float" office:value="0.28530848" calcext:value-type="float">
            <text:p>0,28530848</text:p>
          </table:table-cell>
          <table:table-cell table:formula="of:=[v03.B563]" office:value-type="float" office:value="0" calcext:value-type="float">
            <text:p>0</text:p>
          </table:table-cell>
          <table:table-cell table:formula="of:=[v03.B963]" office:value-type="float" office:value="0" calcext:value-type="float">
            <text:p>0</text:p>
          </table:table-cell>
          <table:table-cell table:formula="of:=[v03.B1363]" office:value-type="float" office:value="0" calcext:value-type="float">
            <text:p>0</text:p>
          </table:table-cell>
        </table:table-row>
        <table:table-row table:style-name="ro1">
          <table:table-cell table:formula="of:=[Feuille3.D165]" office:value-type="float" office:value="0.28530848" calcext:value-type="float">
            <text:p>0,28530848</text:p>
          </table:table-cell>
          <table:table-cell table:formula="of:=[v03.B564]" office:value-type="float" office:value="0" calcext:value-type="float">
            <text:p>0</text:p>
          </table:table-cell>
          <table:table-cell table:formula="of:=[v03.B964]" office:value-type="float" office:value="0" calcext:value-type="float">
            <text:p>0</text:p>
          </table:table-cell>
          <table:table-cell table:formula="of:=[v03.B1364]" office:value-type="float" office:value="0" calcext:value-type="float">
            <text:p>0</text:p>
          </table:table-cell>
        </table:table-row>
        <table:table-row table:style-name="ro1">
          <table:table-cell table:formula="of:=[Feuille3.D166]" office:value-type="float" office:value="0.30187482" calcext:value-type="float">
            <text:p>0,30187482</text:p>
          </table:table-cell>
          <table:table-cell table:formula="of:=[v03.B565]" office:value-type="float" office:value="0" calcext:value-type="float">
            <text:p>0</text:p>
          </table:table-cell>
          <table:table-cell table:formula="of:=[v03.B965]" office:value-type="float" office:value="0" calcext:value-type="float">
            <text:p>0</text:p>
          </table:table-cell>
          <table:table-cell table:formula="of:=[v03.B1365]" office:value-type="float" office:value="0" calcext:value-type="float">
            <text:p>0</text:p>
          </table:table-cell>
        </table:table-row>
        <table:table-row table:style-name="ro1">
          <table:table-cell table:formula="of:=[Feuille3.D167]" office:value-type="float" office:value="0.3037155" calcext:value-type="float">
            <text:p>0,3037155</text:p>
          </table:table-cell>
          <table:table-cell table:formula="of:=[v03.B566]" office:value-type="float" office:value="0" calcext:value-type="float">
            <text:p>0</text:p>
          </table:table-cell>
          <table:table-cell table:formula="of:=[v03.B966]" office:value-type="float" office:value="0" calcext:value-type="float">
            <text:p>0</text:p>
          </table:table-cell>
          <table:table-cell table:formula="of:=[v03.B1366]" office:value-type="float" office:value="0" calcext:value-type="float">
            <text:p>0</text:p>
          </table:table-cell>
        </table:table-row>
        <table:table-row table:style-name="ro1">
          <table:table-cell table:formula="of:=[Feuille3.D168]" office:value-type="float" office:value="0.30187482" calcext:value-type="float">
            <text:p>0,30187482</text:p>
          </table:table-cell>
          <table:table-cell table:formula="of:=[v03.B567]" office:value-type="float" office:value="0" calcext:value-type="float">
            <text:p>0</text:p>
          </table:table-cell>
          <table:table-cell table:formula="of:=[v03.B967]" office:value-type="float" office:value="0" calcext:value-type="float">
            <text:p>0</text:p>
          </table:table-cell>
          <table:table-cell table:formula="of:=[v03.B1367]" office:value-type="float" office:value="0" calcext:value-type="float">
            <text:p>0</text:p>
          </table:table-cell>
        </table:table-row>
        <table:table-row table:style-name="ro1">
          <table:table-cell table:formula="of:=[Feuille3.D169]" office:value-type="float" office:value="0.3037155" calcext:value-type="float">
            <text:p>0,3037155</text:p>
          </table:table-cell>
          <table:table-cell table:formula="of:=[v03.B568]" office:value-type="float" office:value="0" calcext:value-type="float">
            <text:p>0</text:p>
          </table:table-cell>
          <table:table-cell table:formula="of:=[v03.B968]" office:value-type="float" office:value="0" calcext:value-type="float">
            <text:p>0</text:p>
          </table:table-cell>
          <table:table-cell table:formula="of:=[v03.B1368]" office:value-type="float" office:value="0" calcext:value-type="float">
            <text:p>0</text:p>
          </table:table-cell>
        </table:table-row>
        <table:table-row table:style-name="ro1">
          <table:table-cell table:formula="of:=[Feuille3.D170]" office:value-type="float" office:value="0.3073969" calcext:value-type="float">
            <text:p>0,3073969</text:p>
          </table:table-cell>
          <table:table-cell table:formula="of:=[v03.B569]" office:value-type="float" office:value="0" calcext:value-type="float">
            <text:p>0</text:p>
          </table:table-cell>
          <table:table-cell table:formula="of:=[v03.B969]" office:value-type="float" office:value="0" calcext:value-type="float">
            <text:p>0</text:p>
          </table:table-cell>
          <table:table-cell table:formula="of:=[v03.B1369]" office:value-type="float" office:value="0" calcext:value-type="float">
            <text:p>0</text:p>
          </table:table-cell>
        </table:table-row>
        <table:table-row table:style-name="ro1">
          <table:table-cell table:formula="of:=[Feuille3.D171]" office:value-type="float" office:value="0.3092376" calcext:value-type="float">
            <text:p>0,3092376</text:p>
          </table:table-cell>
          <table:table-cell table:formula="of:=[v03.B570]" office:value-type="float" office:value="0" calcext:value-type="float">
            <text:p>0</text:p>
          </table:table-cell>
          <table:table-cell table:formula="of:=[v03.B970]" office:value-type="float" office:value="0" calcext:value-type="float">
            <text:p>0</text:p>
          </table:table-cell>
          <table:table-cell table:formula="of:=[v03.B1370]" office:value-type="float" office:value="0" calcext:value-type="float">
            <text:p>0</text:p>
          </table:table-cell>
        </table:table-row>
        <table:table-row table:style-name="ro1">
          <table:table-cell table:formula="of:=[Feuille3.D172]" office:value-type="float" office:value="0.2981934" calcext:value-type="float">
            <text:p>0,2981934</text:p>
          </table:table-cell>
          <table:table-cell table:formula="of:=[v03.B571]" office:value-type="float" office:value="0" calcext:value-type="float">
            <text:p>0</text:p>
          </table:table-cell>
          <table:table-cell table:formula="of:=[v03.B971]" office:value-type="float" office:value="0" calcext:value-type="float">
            <text:p>0</text:p>
          </table:table-cell>
          <table:table-cell table:formula="of:=[v03.B1371]" office:value-type="float" office:value="0" calcext:value-type="float">
            <text:p>0</text:p>
          </table:table-cell>
        </table:table-row>
        <table:table-row table:style-name="ro1">
          <table:table-cell table:formula="of:=[Feuille3.D173]" office:value-type="float" office:value="0.294512" calcext:value-type="float">
            <text:p>0,294512</text:p>
          </table:table-cell>
          <table:table-cell table:formula="of:=[v03.B572]" office:value-type="float" office:value="0" calcext:value-type="float">
            <text:p>0</text:p>
          </table:table-cell>
          <table:table-cell table:formula="of:=[v03.B972]" office:value-type="float" office:value="0" calcext:value-type="float">
            <text:p>0</text:p>
          </table:table-cell>
          <table:table-cell table:formula="of:=[v03.B1372]" office:value-type="float" office:value="0" calcext:value-type="float">
            <text:p>0</text:p>
          </table:table-cell>
        </table:table-row>
        <table:table-row table:style-name="ro1">
          <table:table-cell table:formula="of:=[Feuille3.D174]" office:value-type="float" office:value="0.2871492" calcext:value-type="float">
            <text:p>0,2871492</text:p>
          </table:table-cell>
          <table:table-cell table:formula="of:=[v03.B573]" office:value-type="float" office:value="0" calcext:value-type="float">
            <text:p>0</text:p>
          </table:table-cell>
          <table:table-cell table:formula="of:=[v03.B973]" office:value-type="float" office:value="0" calcext:value-type="float">
            <text:p>0</text:p>
          </table:table-cell>
          <table:table-cell table:formula="of:=[v03.B1373]" office:value-type="float" office:value="0" calcext:value-type="float">
            <text:p>0</text:p>
          </table:table-cell>
        </table:table-row>
        <table:table-row table:style-name="ro1">
          <table:table-cell table:formula="of:=[Feuille3.D175]" office:value-type="float" office:value="0.294512" calcext:value-type="float">
            <text:p>0,294512</text:p>
          </table:table-cell>
          <table:table-cell table:formula="of:=[v03.B574]" office:value-type="float" office:value="0" calcext:value-type="float">
            <text:p>0</text:p>
          </table:table-cell>
          <table:table-cell table:formula="of:=[v03.B974]" office:value-type="float" office:value="0" calcext:value-type="float">
            <text:p>0</text:p>
          </table:table-cell>
          <table:table-cell table:formula="of:=[v03.B1374]" office:value-type="float" office:value="0" calcext:value-type="float">
            <text:p>0</text:p>
          </table:table-cell>
        </table:table-row>
        <table:table-row table:style-name="ro1">
          <table:table-cell table:formula="of:=[Feuille3.D176]" office:value-type="float" office:value="0.3037155" calcext:value-type="float">
            <text:p>0,3037155</text:p>
          </table:table-cell>
          <table:table-cell table:formula="of:=[v03.B575]" office:value-type="float" office:value="0" calcext:value-type="float">
            <text:p>0</text:p>
          </table:table-cell>
          <table:table-cell table:formula="of:=[v03.B975]" office:value-type="float" office:value="0" calcext:value-type="float">
            <text:p>0</text:p>
          </table:table-cell>
          <table:table-cell table:formula="of:=[v03.B1375]" office:value-type="float" office:value="0" calcext:value-type="float">
            <text:p>0</text:p>
          </table:table-cell>
        </table:table-row>
        <table:table-row table:style-name="ro1">
          <table:table-cell table:formula="of:=[Feuille3.D177]" office:value-type="float" office:value="0.2981934" calcext:value-type="float">
            <text:p>0,2981934</text:p>
          </table:table-cell>
          <table:table-cell table:formula="of:=[v03.B576]" office:value-type="float" office:value="0" calcext:value-type="float">
            <text:p>0</text:p>
          </table:table-cell>
          <table:table-cell table:formula="of:=[v03.B976]" office:value-type="float" office:value="0" calcext:value-type="float">
            <text:p>0</text:p>
          </table:table-cell>
          <table:table-cell table:formula="of:=[v03.B1376]" office:value-type="float" office:value="0" calcext:value-type="float">
            <text:p>0</text:p>
          </table:table-cell>
        </table:table-row>
        <table:table-row table:style-name="ro1">
          <table:table-cell table:formula="of:=[Feuille3.D178]" office:value-type="float" office:value="0.29083058" calcext:value-type="float">
            <text:p>0,29083058</text:p>
          </table:table-cell>
          <table:table-cell table:formula="of:=[v03.B577]" office:value-type="float" office:value="0" calcext:value-type="float">
            <text:p>0</text:p>
          </table:table-cell>
          <table:table-cell table:formula="of:=[v03.B977]" office:value-type="float" office:value="0" calcext:value-type="float">
            <text:p>0</text:p>
          </table:table-cell>
          <table:table-cell table:formula="of:=[v03.B1377]" office:value-type="float" office:value="0" calcext:value-type="float">
            <text:p>0</text:p>
          </table:table-cell>
        </table:table-row>
        <table:table-row table:style-name="ro1">
          <table:table-cell table:formula="of:=[Feuille3.D179]" office:value-type="float" office:value="0.30555618" calcext:value-type="float">
            <text:p>0,30555618</text:p>
          </table:table-cell>
          <table:table-cell table:formula="of:=[v03.B578]" office:value-type="float" office:value="0" calcext:value-type="float">
            <text:p>0</text:p>
          </table:table-cell>
          <table:table-cell table:formula="of:=[v03.B978]" office:value-type="float" office:value="0" calcext:value-type="float">
            <text:p>0</text:p>
          </table:table-cell>
          <table:table-cell table:formula="of:=[v03.B1378]" office:value-type="float" office:value="0" calcext:value-type="float">
            <text:p>0</text:p>
          </table:table-cell>
        </table:table-row>
        <table:table-row table:style-name="ro1">
          <table:table-cell table:formula="of:=[Feuille3.D180]" office:value-type="float" office:value="0.30187482" calcext:value-type="float">
            <text:p>0,30187482</text:p>
          </table:table-cell>
          <table:table-cell table:formula="of:=[v03.B579]" office:value-type="float" office:value="0" calcext:value-type="float">
            <text:p>0</text:p>
          </table:table-cell>
          <table:table-cell table:formula="of:=[v03.B979]" office:value-type="float" office:value="0" calcext:value-type="float">
            <text:p>0</text:p>
          </table:table-cell>
          <table:table-cell table:formula="of:=[v03.B1379]" office:value-type="float" office:value="0" calcext:value-type="float">
            <text:p>0</text:p>
          </table:table-cell>
        </table:table-row>
        <table:table-row table:style-name="ro1">
          <table:table-cell table:formula="of:=[Feuille3.D181]" office:value-type="float" office:value="0.3000341" calcext:value-type="float">
            <text:p>0,3000341</text:p>
          </table:table-cell>
          <table:table-cell table:formula="of:=[v03.B580]" office:value-type="float" office:value="0" calcext:value-type="float">
            <text:p>0</text:p>
          </table:table-cell>
          <table:table-cell table:formula="of:=[v03.B980]" office:value-type="float" office:value="0" calcext:value-type="float">
            <text:p>0</text:p>
          </table:table-cell>
          <table:table-cell table:formula="of:=[v03.B1380]" office:value-type="float" office:value="0" calcext:value-type="float">
            <text:p>0</text:p>
          </table:table-cell>
        </table:table-row>
        <table:table-row table:style-name="ro1">
          <table:table-cell table:formula="of:=[Feuille3.D182]" office:value-type="float" office:value="0.29635268" calcext:value-type="float">
            <text:p>0,29635268</text:p>
          </table:table-cell>
          <table:table-cell table:formula="of:=[v03.B581]" office:value-type="float" office:value="0" calcext:value-type="float">
            <text:p>0</text:p>
          </table:table-cell>
          <table:table-cell table:formula="of:=[v03.B981]" office:value-type="float" office:value="0" calcext:value-type="float">
            <text:p>0</text:p>
          </table:table-cell>
          <table:table-cell table:formula="of:=[v03.B1381]" office:value-type="float" office:value="0" calcext:value-type="float">
            <text:p>0</text:p>
          </table:table-cell>
        </table:table-row>
        <table:table-row table:style-name="ro1">
          <table:table-cell table:formula="of:=[Feuille3.D183]" office:value-type="float" office:value="0.2926713" calcext:value-type="float">
            <text:p>0,2926713</text:p>
          </table:table-cell>
          <table:table-cell table:formula="of:=[v03.B582]" office:value-type="float" office:value="0" calcext:value-type="float">
            <text:p>0</text:p>
          </table:table-cell>
          <table:table-cell table:formula="of:=[v03.B982]" office:value-type="float" office:value="0" calcext:value-type="float">
            <text:p>0</text:p>
          </table:table-cell>
          <table:table-cell table:formula="of:=[v03.B1382]" office:value-type="float" office:value="0" calcext:value-type="float">
            <text:p>0</text:p>
          </table:table-cell>
        </table:table-row>
        <table:table-row table:style-name="ro1">
          <table:table-cell table:formula="of:=[Feuille3.D184]" office:value-type="float" office:value="0.29635268" calcext:value-type="float">
            <text:p>0,29635268</text:p>
          </table:table-cell>
          <table:table-cell table:formula="of:=[v03.B583]" office:value-type="float" office:value="0" calcext:value-type="float">
            <text:p>0</text:p>
          </table:table-cell>
          <table:table-cell table:formula="of:=[v03.B983]" office:value-type="float" office:value="0" calcext:value-type="float">
            <text:p>0</text:p>
          </table:table-cell>
          <table:table-cell table:formula="of:=[v03.B1383]" office:value-type="float" office:value="0" calcext:value-type="float">
            <text:p>0</text:p>
          </table:table-cell>
        </table:table-row>
        <table:table-row table:style-name="ro1">
          <table:table-cell table:formula="of:=[Feuille3.D185]" office:value-type="float" office:value="0.29635268" calcext:value-type="float">
            <text:p>0,29635268</text:p>
          </table:table-cell>
          <table:table-cell table:formula="of:=[v03.B584]" office:value-type="float" office:value="0" calcext:value-type="float">
            <text:p>0</text:p>
          </table:table-cell>
          <table:table-cell table:formula="of:=[v03.B984]" office:value-type="float" office:value="0" calcext:value-type="float">
            <text:p>0</text:p>
          </table:table-cell>
          <table:table-cell table:formula="of:=[v03.B1384]" office:value-type="float" office:value="0" calcext:value-type="float">
            <text:p>0</text:p>
          </table:table-cell>
        </table:table-row>
        <table:table-row table:style-name="ro1">
          <table:table-cell table:formula="of:=[Feuille3.D186]" office:value-type="float" office:value="0.2981934" calcext:value-type="float">
            <text:p>0,2981934</text:p>
          </table:table-cell>
          <table:table-cell table:formula="of:=[v03.B585]" office:value-type="float" office:value="0" calcext:value-type="float">
            <text:p>0</text:p>
          </table:table-cell>
          <table:table-cell table:formula="of:=[v03.B985]" office:value-type="float" office:value="0" calcext:value-type="float">
            <text:p>0</text:p>
          </table:table-cell>
          <table:table-cell table:formula="of:=[v03.B1385]" office:value-type="float" office:value="0" calcext:value-type="float">
            <text:p>0</text:p>
          </table:table-cell>
        </table:table-row>
        <table:table-row table:style-name="ro1">
          <table:table-cell table:formula="of:=[Feuille3.D187]" office:value-type="float" office:value="0.3110783" calcext:value-type="float">
            <text:p>0,3110783</text:p>
          </table:table-cell>
          <table:table-cell table:formula="of:=[v03.B586]" office:value-type="float" office:value="0" calcext:value-type="float">
            <text:p>0</text:p>
          </table:table-cell>
          <table:table-cell table:formula="of:=[v03.B986]" office:value-type="float" office:value="0" calcext:value-type="float">
            <text:p>0</text:p>
          </table:table-cell>
          <table:table-cell table:formula="of:=[v03.B1386]" office:value-type="float" office:value="0" calcext:value-type="float">
            <text:p>0</text:p>
          </table:table-cell>
        </table:table-row>
        <table:table-row table:style-name="ro1">
          <table:table-cell table:formula="of:=[Feuille3.D188]" office:value-type="float" office:value="0.30187482" calcext:value-type="float">
            <text:p>0,30187482</text:p>
          </table:table-cell>
          <table:table-cell table:formula="of:=[v03.B587]" office:value-type="float" office:value="0" calcext:value-type="float">
            <text:p>0</text:p>
          </table:table-cell>
          <table:table-cell table:formula="of:=[v03.B987]" office:value-type="float" office:value="0" calcext:value-type="float">
            <text:p>0</text:p>
          </table:table-cell>
          <table:table-cell table:formula="of:=[v03.B1387]" office:value-type="float" office:value="0" calcext:value-type="float">
            <text:p>0</text:p>
          </table:table-cell>
        </table:table-row>
        <table:table-row table:style-name="ro1">
          <table:table-cell table:formula="of:=[Feuille3.D189]" office:value-type="float" office:value="0.29083058" calcext:value-type="float">
            <text:p>0,29083058</text:p>
          </table:table-cell>
          <table:table-cell table:formula="of:=[v03.B588]" office:value-type="float" office:value="0" calcext:value-type="float">
            <text:p>0</text:p>
          </table:table-cell>
          <table:table-cell table:formula="of:=[v03.B988]" office:value-type="float" office:value="0" calcext:value-type="float">
            <text:p>0</text:p>
          </table:table-cell>
          <table:table-cell table:formula="of:=[v03.B1388]" office:value-type="float" office:value="0" calcext:value-type="float">
            <text:p>0</text:p>
          </table:table-cell>
        </table:table-row>
        <table:table-row table:style-name="ro1">
          <table:table-cell table:formula="of:=[Feuille3.D190]" office:value-type="float" office:value="0.294512" calcext:value-type="float">
            <text:p>0,294512</text:p>
          </table:table-cell>
          <table:table-cell table:formula="of:=[v03.B589]" office:value-type="float" office:value="0" calcext:value-type="float">
            <text:p>0</text:p>
          </table:table-cell>
          <table:table-cell table:formula="of:=[v03.B989]" office:value-type="float" office:value="0" calcext:value-type="float">
            <text:p>0</text:p>
          </table:table-cell>
          <table:table-cell table:formula="of:=[v03.B1389]" office:value-type="float" office:value="0" calcext:value-type="float">
            <text:p>0</text:p>
          </table:table-cell>
        </table:table-row>
        <table:table-row table:style-name="ro1">
          <table:table-cell table:formula="of:=[Feuille3.D191]" office:value-type="float" office:value="0.2926713" calcext:value-type="float">
            <text:p>0,2926713</text:p>
          </table:table-cell>
          <table:table-cell table:formula="of:=[v03.B590]" office:value-type="float" office:value="0" calcext:value-type="float">
            <text:p>0</text:p>
          </table:table-cell>
          <table:table-cell table:formula="of:=[v03.B990]" office:value-type="float" office:value="0" calcext:value-type="float">
            <text:p>0</text:p>
          </table:table-cell>
          <table:table-cell table:formula="of:=[v03.B1390]" office:value-type="float" office:value="0" calcext:value-type="float">
            <text:p>0</text:p>
          </table:table-cell>
        </table:table-row>
        <table:table-row table:style-name="ro1">
          <table:table-cell table:formula="of:=[Feuille3.D192]" office:value-type="float" office:value="0.3000341" calcext:value-type="float">
            <text:p>0,3000341</text:p>
          </table:table-cell>
          <table:table-cell table:formula="of:=[v03.B591]" office:value-type="float" office:value="0" calcext:value-type="float">
            <text:p>0</text:p>
          </table:table-cell>
          <table:table-cell table:formula="of:=[v03.B991]" office:value-type="float" office:value="0" calcext:value-type="float">
            <text:p>0</text:p>
          </table:table-cell>
          <table:table-cell table:formula="of:=[v03.B1391]" office:value-type="float" office:value="0" calcext:value-type="float">
            <text:p>0</text:p>
          </table:table-cell>
        </table:table-row>
        <table:table-row table:style-name="ro1">
          <table:table-cell table:formula="of:=[Feuille3.D193]" office:value-type="float" office:value="0.2981934" calcext:value-type="float">
            <text:p>0,2981934</text:p>
          </table:table-cell>
          <table:table-cell table:formula="of:=[v03.B592]" office:value-type="float" office:value="0" calcext:value-type="float">
            <text:p>0</text:p>
          </table:table-cell>
          <table:table-cell table:formula="of:=[v03.B992]" office:value-type="float" office:value="0" calcext:value-type="float">
            <text:p>0</text:p>
          </table:table-cell>
          <table:table-cell table:formula="of:=[v03.B1392]" office:value-type="float" office:value="0" calcext:value-type="float">
            <text:p>0</text:p>
          </table:table-cell>
        </table:table-row>
        <table:table-row table:style-name="ro1">
          <table:table-cell table:formula="of:=[Feuille3.D194]" office:value-type="float" office:value="0.294512" calcext:value-type="float">
            <text:p>0,294512</text:p>
          </table:table-cell>
          <table:table-cell table:formula="of:=[v03.B593]" office:value-type="float" office:value="0" calcext:value-type="float">
            <text:p>0</text:p>
          </table:table-cell>
          <table:table-cell table:formula="of:=[v03.B993]" office:value-type="float" office:value="0" calcext:value-type="float">
            <text:p>0</text:p>
          </table:table-cell>
          <table:table-cell table:formula="of:=[v03.B1393]" office:value-type="float" office:value="0" calcext:value-type="float">
            <text:p>0</text:p>
          </table:table-cell>
        </table:table-row>
        <table:table-row table:style-name="ro1">
          <table:table-cell table:formula="of:=[Feuille3.D195]" office:value-type="float" office:value="0.29083058" calcext:value-type="float">
            <text:p>0,29083058</text:p>
          </table:table-cell>
          <table:table-cell table:formula="of:=[v03.B594]" office:value-type="float" office:value="0" calcext:value-type="float">
            <text:p>0</text:p>
          </table:table-cell>
          <table:table-cell table:formula="of:=[v03.B994]" office:value-type="float" office:value="0" calcext:value-type="float">
            <text:p>0</text:p>
          </table:table-cell>
          <table:table-cell table:formula="of:=[v03.B1394]" office:value-type="float" office:value="0" calcext:value-type="float">
            <text:p>0</text:p>
          </table:table-cell>
        </table:table-row>
        <table:table-row table:style-name="ro1">
          <table:table-cell table:formula="of:=[Feuille3.D196]" office:value-type="float" office:value="0.30187482" calcext:value-type="float">
            <text:p>0,30187482</text:p>
          </table:table-cell>
          <table:table-cell table:formula="of:=[v03.B595]" office:value-type="float" office:value="0" calcext:value-type="float">
            <text:p>0</text:p>
          </table:table-cell>
          <table:table-cell table:formula="of:=[v03.B995]" office:value-type="float" office:value="0" calcext:value-type="float">
            <text:p>0</text:p>
          </table:table-cell>
          <table:table-cell table:formula="of:=[v03.B1395]" office:value-type="float" office:value="0" calcext:value-type="float">
            <text:p>0</text:p>
          </table:table-cell>
        </table:table-row>
        <table:table-row table:style-name="ro1">
          <table:table-cell table:formula="of:=[Feuille3.D197]" office:value-type="float" office:value="0.294512" calcext:value-type="float">
            <text:p>0,294512</text:p>
          </table:table-cell>
          <table:table-cell table:formula="of:=[v03.B596]" office:value-type="float" office:value="0" calcext:value-type="float">
            <text:p>0</text:p>
          </table:table-cell>
          <table:table-cell table:formula="of:=[v03.B996]" office:value-type="float" office:value="0" calcext:value-type="float">
            <text:p>0</text:p>
          </table:table-cell>
          <table:table-cell table:formula="of:=[v03.B1396]" office:value-type="float" office:value="0" calcext:value-type="float">
            <text:p>0</text:p>
          </table:table-cell>
        </table:table-row>
        <table:table-row table:style-name="ro1">
          <table:table-cell table:formula="of:=[Feuille3.D198]" office:value-type="float" office:value="0.30187482" calcext:value-type="float">
            <text:p>0,30187482</text:p>
          </table:table-cell>
          <table:table-cell table:formula="of:=[v03.B597]" office:value-type="float" office:value="0" calcext:value-type="float">
            <text:p>0</text:p>
          </table:table-cell>
          <table:table-cell table:formula="of:=[v03.B997]" office:value-type="float" office:value="0" calcext:value-type="float">
            <text:p>0</text:p>
          </table:table-cell>
          <table:table-cell table:formula="of:=[v03.B1397]" office:value-type="float" office:value="0" calcext:value-type="float">
            <text:p>0</text:p>
          </table:table-cell>
        </table:table-row>
        <table:table-row table:style-name="ro1">
          <table:table-cell table:formula="of:=[Feuille3.D199]" office:value-type="float" office:value="0.2981934" calcext:value-type="float">
            <text:p>0,2981934</text:p>
          </table:table-cell>
          <table:table-cell table:formula="of:=[v03.B598]" office:value-type="float" office:value="0" calcext:value-type="float">
            <text:p>0</text:p>
          </table:table-cell>
          <table:table-cell table:formula="of:=[v03.B998]" office:value-type="float" office:value="0" calcext:value-type="float">
            <text:p>0</text:p>
          </table:table-cell>
          <table:table-cell table:formula="of:=[v03.B1398]" office:value-type="float" office:value="0" calcext:value-type="float">
            <text:p>0</text:p>
          </table:table-cell>
        </table:table-row>
        <table:table-row table:style-name="ro1">
          <table:table-cell table:formula="of:=[Feuille3.D200]" office:value-type="float" office:value="0.294512" calcext:value-type="float">
            <text:p>0,294512</text:p>
          </table:table-cell>
          <table:table-cell table:formula="of:=[v03.B599]" office:value-type="float" office:value="0" calcext:value-type="float">
            <text:p>0</text:p>
          </table:table-cell>
          <table:table-cell table:formula="of:=[v03.B999]" office:value-type="float" office:value="0" calcext:value-type="float">
            <text:p>0</text:p>
          </table:table-cell>
          <table:table-cell table:formula="of:=[v03.B1399]" office:value-type="float" office:value="0" calcext:value-type="float">
            <text:p>0</text:p>
          </table:table-cell>
        </table:table-row>
        <table:table-row table:style-name="ro1">
          <table:table-cell table:formula="of:=[Feuille3.D201]" office:value-type="float" office:value="0.29635268" calcext:value-type="float">
            <text:p>0,29635268</text:p>
          </table:table-cell>
          <table:table-cell table:formula="of:=[v03.B600]" office:value-type="float" office:value="0" calcext:value-type="float">
            <text:p>0</text:p>
          </table:table-cell>
          <table:table-cell table:formula="of:=[v03.B1000]" office:value-type="float" office:value="0" calcext:value-type="float">
            <text:p>0</text:p>
          </table:table-cell>
          <table:table-cell table:formula="of:=[v03.B1400]" office:value-type="float" office:value="0" calcext:value-type="float">
            <text:p>0</text:p>
          </table:table-cell>
        </table:table-row>
        <table:table-row table:style-name="ro1">
          <table:table-cell table:formula="of:=[Feuille3.D202]" office:value-type="float" office:value="0.3000341" calcext:value-type="float">
            <text:p>0,3000341</text:p>
          </table:table-cell>
          <table:table-cell table:formula="of:=[v03.B601]" office:value-type="float" office:value="0" calcext:value-type="float">
            <text:p>0</text:p>
          </table:table-cell>
          <table:table-cell table:formula="of:=[v03.B1001]" office:value-type="float" office:value="0" calcext:value-type="float">
            <text:p>0</text:p>
          </table:table-cell>
          <table:table-cell table:formula="of:=[v03.B1401]" office:value-type="float" office:value="0" calcext:value-type="float">
            <text:p>0</text:p>
          </table:table-cell>
        </table:table-row>
        <table:table-row table:style-name="ro1">
          <table:table-cell table:formula="of:=[Feuille3.D203]" office:value-type="float" office:value="0.30187482" calcext:value-type="float">
            <text:p>0,30187482</text:p>
          </table:table-cell>
          <table:table-cell table:formula="of:=[v03.B602]" office:value-type="float" office:value="0" calcext:value-type="float">
            <text:p>0</text:p>
          </table:table-cell>
          <table:table-cell table:formula="of:=[v03.B1002]" office:value-type="float" office:value="0" calcext:value-type="float">
            <text:p>0</text:p>
          </table:table-cell>
          <table:table-cell table:formula="of:=[v03.B1402]" office:value-type="float" office:value="0" calcext:value-type="float">
            <text:p>0</text:p>
          </table:table-cell>
        </table:table-row>
        <table:table-row table:style-name="ro1">
          <table:table-cell table:formula="of:=[Feuille3.D204]" office:value-type="float" office:value="0.3092376" calcext:value-type="float">
            <text:p>0,3092376</text:p>
          </table:table-cell>
          <table:table-cell table:formula="of:=[v03.B603]" office:value-type="float" office:value="0" calcext:value-type="float">
            <text:p>0</text:p>
          </table:table-cell>
          <table:table-cell table:formula="of:=[v03.B1003]" office:value-type="float" office:value="0" calcext:value-type="float">
            <text:p>0</text:p>
          </table:table-cell>
          <table:table-cell table:formula="of:=[v03.B1403]" office:value-type="float" office:value="0" calcext:value-type="float">
            <text:p>0</text:p>
          </table:table-cell>
        </table:table-row>
        <table:table-row table:style-name="ro1">
          <table:table-cell table:formula="of:=[Feuille3.D205]" office:value-type="float" office:value="0.3073969" calcext:value-type="float">
            <text:p>0,3073969</text:p>
          </table:table-cell>
          <table:table-cell table:formula="of:=[v03.B604]" office:value-type="float" office:value="0" calcext:value-type="float">
            <text:p>0</text:p>
          </table:table-cell>
          <table:table-cell table:formula="of:=[v03.B1004]" office:value-type="float" office:value="0" calcext:value-type="float">
            <text:p>0</text:p>
          </table:table-cell>
          <table:table-cell table:formula="of:=[v03.B1404]" office:value-type="float" office:value="0" calcext:value-type="float">
            <text:p>0</text:p>
          </table:table-cell>
        </table:table-row>
        <table:table-row table:style-name="ro1">
          <table:table-cell table:formula="of:=[Feuille3.D206]" office:value-type="float" office:value="0.30555618" calcext:value-type="float">
            <text:p>0,30555618</text:p>
          </table:table-cell>
          <table:table-cell table:formula="of:=[v03.B605]" office:value-type="float" office:value="0" calcext:value-type="float">
            <text:p>0</text:p>
          </table:table-cell>
          <table:table-cell table:formula="of:=[v03.B1005]" office:value-type="float" office:value="0" calcext:value-type="float">
            <text:p>0</text:p>
          </table:table-cell>
          <table:table-cell table:formula="of:=[v03.B1405]" office:value-type="float" office:value="0" calcext:value-type="float">
            <text:p>0</text:p>
          </table:table-cell>
        </table:table-row>
        <table:table-row table:style-name="ro1">
          <table:table-cell table:formula="of:=[Feuille3.D207]" office:value-type="float" office:value="0.3037155" calcext:value-type="float">
            <text:p>0,3037155</text:p>
          </table:table-cell>
          <table:table-cell table:formula="of:=[v03.B606]" office:value-type="float" office:value="0" calcext:value-type="float">
            <text:p>0</text:p>
          </table:table-cell>
          <table:table-cell table:formula="of:=[v03.B1006]" office:value-type="float" office:value="0" calcext:value-type="float">
            <text:p>0</text:p>
          </table:table-cell>
          <table:table-cell table:formula="of:=[v03.B1406]" office:value-type="float" office:value="0" calcext:value-type="float">
            <text:p>0</text:p>
          </table:table-cell>
        </table:table-row>
        <table:table-row table:style-name="ro1">
          <table:table-cell table:formula="of:=[Feuille3.D208]" office:value-type="float" office:value="0.30555618" calcext:value-type="float">
            <text:p>0,30555618</text:p>
          </table:table-cell>
          <table:table-cell table:formula="of:=[v03.B607]" office:value-type="float" office:value="0" calcext:value-type="float">
            <text:p>0</text:p>
          </table:table-cell>
          <table:table-cell table:formula="of:=[v03.B1007]" office:value-type="float" office:value="0" calcext:value-type="float">
            <text:p>0</text:p>
          </table:table-cell>
          <table:table-cell table:formula="of:=[v03.B1407]" office:value-type="float" office:value="0" calcext:value-type="float">
            <text:p>0</text:p>
          </table:table-cell>
        </table:table-row>
        <table:table-row table:style-name="ro1">
          <table:table-cell table:formula="of:=[Feuille3.D209]" office:value-type="float" office:value="0.30187482" calcext:value-type="float">
            <text:p>0,30187482</text:p>
          </table:table-cell>
          <table:table-cell table:formula="of:=[v03.B608]" office:value-type="float" office:value="0" calcext:value-type="float">
            <text:p>0</text:p>
          </table:table-cell>
          <table:table-cell table:formula="of:=[v03.B1008]" office:value-type="float" office:value="0" calcext:value-type="float">
            <text:p>0</text:p>
          </table:table-cell>
          <table:table-cell table:formula="of:=[v03.B1408]" office:value-type="float" office:value="0" calcext:value-type="float">
            <text:p>0</text:p>
          </table:table-cell>
        </table:table-row>
        <table:table-row table:style-name="ro1">
          <table:table-cell table:formula="of:=[Feuille3.D210]" office:value-type="float" office:value="0.294512" calcext:value-type="float">
            <text:p>0,294512</text:p>
          </table:table-cell>
          <table:table-cell table:formula="of:=[v03.B609]" office:value-type="float" office:value="0" calcext:value-type="float">
            <text:p>0</text:p>
          </table:table-cell>
          <table:table-cell table:formula="of:=[v03.B1009]" office:value-type="float" office:value="0" calcext:value-type="float">
            <text:p>0</text:p>
          </table:table-cell>
          <table:table-cell table:formula="of:=[v03.B1409]" office:value-type="float" office:value="0" calcext:value-type="float">
            <text:p>0</text:p>
          </table:table-cell>
        </table:table-row>
        <table:table-row table:style-name="ro1">
          <table:table-cell table:formula="of:=[Feuille3.D211]" office:value-type="float" office:value="0.28162712" calcext:value-type="float">
            <text:p>0,28162712</text:p>
          </table:table-cell>
          <table:table-cell table:formula="of:=[v03.B610]" office:value-type="float" office:value="0" calcext:value-type="float">
            <text:p>0</text:p>
          </table:table-cell>
          <table:table-cell table:formula="of:=[v03.B1010]" office:value-type="float" office:value="0" calcext:value-type="float">
            <text:p>0</text:p>
          </table:table-cell>
          <table:table-cell table:formula="of:=[v03.B1410]" office:value-type="float" office:value="0" calcext:value-type="float">
            <text:p>0</text:p>
          </table:table-cell>
        </table:table-row>
        <table:table-row table:style-name="ro1">
          <table:table-cell table:formula="of:=[Feuille3.D212]" office:value-type="float" office:value="0.29635268" calcext:value-type="float">
            <text:p>0,29635268</text:p>
          </table:table-cell>
          <table:table-cell table:formula="of:=[v03.B611]" office:value-type="float" office:value="0" calcext:value-type="float">
            <text:p>0</text:p>
          </table:table-cell>
          <table:table-cell table:formula="of:=[v03.B1011]" office:value-type="float" office:value="0" calcext:value-type="float">
            <text:p>0</text:p>
          </table:table-cell>
          <table:table-cell table:formula="of:=[v03.B1411]" office:value-type="float" office:value="0" calcext:value-type="float">
            <text:p>0</text:p>
          </table:table-cell>
        </table:table-row>
        <table:table-row table:style-name="ro1">
          <table:table-cell table:formula="of:=[Feuille3.D213]" office:value-type="float" office:value="0.3110783" calcext:value-type="float">
            <text:p>0,3110783</text:p>
          </table:table-cell>
          <table:table-cell table:formula="of:=[v03.B612]" office:value-type="float" office:value="0" calcext:value-type="float">
            <text:p>0</text:p>
          </table:table-cell>
          <table:table-cell table:formula="of:=[v03.B1012]" office:value-type="float" office:value="0" calcext:value-type="float">
            <text:p>0</text:p>
          </table:table-cell>
          <table:table-cell table:formula="of:=[v03.B1412]" office:value-type="float" office:value="0" calcext:value-type="float">
            <text:p>0</text:p>
          </table:table-cell>
        </table:table-row>
        <table:table-row table:style-name="ro1">
          <table:table-cell table:formula="of:=[Feuille3.D214]" office:value-type="float" office:value="0.2926713" calcext:value-type="float">
            <text:p>0,2926713</text:p>
          </table:table-cell>
          <table:table-cell table:formula="of:=[v03.B613]" office:value-type="float" office:value="0" calcext:value-type="float">
            <text:p>0</text:p>
          </table:table-cell>
          <table:table-cell table:formula="of:=[v03.B1013]" office:value-type="float" office:value="0" calcext:value-type="float">
            <text:p>0</text:p>
          </table:table-cell>
          <table:table-cell table:formula="of:=[v03.B1413]" office:value-type="float" office:value="0" calcext:value-type="float">
            <text:p>0</text:p>
          </table:table-cell>
        </table:table-row>
        <table:table-row table:style-name="ro1">
          <table:table-cell table:formula="of:=[Feuille3.D215]" office:value-type="float" office:value="0.3073969" calcext:value-type="float">
            <text:p>0,3073969</text:p>
          </table:table-cell>
          <table:table-cell table:formula="of:=[v03.B614]" office:value-type="float" office:value="0" calcext:value-type="float">
            <text:p>0</text:p>
          </table:table-cell>
          <table:table-cell table:formula="of:=[v03.B1014]" office:value-type="float" office:value="0" calcext:value-type="float">
            <text:p>0</text:p>
          </table:table-cell>
          <table:table-cell table:formula="of:=[v03.B1414]" office:value-type="float" office:value="0" calcext:value-type="float">
            <text:p>0</text:p>
          </table:table-cell>
        </table:table-row>
        <table:table-row table:style-name="ro1">
          <table:table-cell table:formula="of:=[Feuille3.D216]" office:value-type="float" office:value="0.30555618" calcext:value-type="float">
            <text:p>0,30555618</text:p>
          </table:table-cell>
          <table:table-cell table:formula="of:=[v03.B615]" office:value-type="float" office:value="0" calcext:value-type="float">
            <text:p>0</text:p>
          </table:table-cell>
          <table:table-cell table:formula="of:=[v03.B1015]" office:value-type="float" office:value="0" calcext:value-type="float">
            <text:p>0</text:p>
          </table:table-cell>
          <table:table-cell table:formula="of:=[v03.B1415]" office:value-type="float" office:value="0" calcext:value-type="float">
            <text:p>0</text:p>
          </table:table-cell>
        </table:table-row>
        <table:table-row table:style-name="ro1">
          <table:table-cell table:formula="of:=[Feuille3.D217]" office:value-type="float" office:value="0.3037155" calcext:value-type="float">
            <text:p>0,3037155</text:p>
          </table:table-cell>
          <table:table-cell table:formula="of:=[v03.B616]" office:value-type="float" office:value="0" calcext:value-type="float">
            <text:p>0</text:p>
          </table:table-cell>
          <table:table-cell table:formula="of:=[v03.B1016]" office:value-type="float" office:value="0" calcext:value-type="float">
            <text:p>0</text:p>
          </table:table-cell>
          <table:table-cell table:formula="of:=[v03.B1416]" office:value-type="float" office:value="0" calcext:value-type="float">
            <text:p>0</text:p>
          </table:table-cell>
        </table:table-row>
        <table:table-row table:style-name="ro1">
          <table:table-cell table:formula="of:=[Feuille3.D218]" office:value-type="float" office:value="0.3000341" calcext:value-type="float">
            <text:p>0,3000341</text:p>
          </table:table-cell>
          <table:table-cell table:formula="of:=[v03.B617]" office:value-type="float" office:value="0" calcext:value-type="float">
            <text:p>0</text:p>
          </table:table-cell>
          <table:table-cell table:formula="of:=[v03.B1017]" office:value-type="float" office:value="0" calcext:value-type="float">
            <text:p>0</text:p>
          </table:table-cell>
          <table:table-cell table:formula="of:=[v03.B1417]" office:value-type="float" office:value="0" calcext:value-type="float">
            <text:p>0</text:p>
          </table:table-cell>
        </table:table-row>
        <table:table-row table:style-name="ro1">
          <table:table-cell table:formula="of:=[Feuille3.D219]" office:value-type="float" office:value="0.2889899" calcext:value-type="float">
            <text:p>0,2889899</text:p>
          </table:table-cell>
          <table:table-cell table:formula="of:=[v03.B618]" office:value-type="float" office:value="0" calcext:value-type="float">
            <text:p>0</text:p>
          </table:table-cell>
          <table:table-cell table:formula="of:=[v03.B1018]" office:value-type="float" office:value="0" calcext:value-type="float">
            <text:p>0</text:p>
          </table:table-cell>
          <table:table-cell table:formula="of:=[v03.B1418]" office:value-type="float" office:value="0" calcext:value-type="float">
            <text:p>0</text:p>
          </table:table-cell>
        </table:table-row>
        <table:table-row table:style-name="ro1">
          <table:table-cell table:formula="of:=[Feuille3.D220]" office:value-type="float" office:value="0.3073969" calcext:value-type="float">
            <text:p>0,3073969</text:p>
          </table:table-cell>
          <table:table-cell table:formula="of:=[v03.B619]" office:value-type="float" office:value="0" calcext:value-type="float">
            <text:p>0</text:p>
          </table:table-cell>
          <table:table-cell table:formula="of:=[v03.B1019]" office:value-type="float" office:value="0" calcext:value-type="float">
            <text:p>0</text:p>
          </table:table-cell>
          <table:table-cell table:formula="of:=[v03.B1419]" office:value-type="float" office:value="0" calcext:value-type="float">
            <text:p>0</text:p>
          </table:table-cell>
        </table:table-row>
        <table:table-row table:style-name="ro1">
          <table:table-cell table:formula="of:=[Feuille3.D221]" office:value-type="float" office:value="0.3166004" calcext:value-type="float">
            <text:p>0,3166004</text:p>
          </table:table-cell>
          <table:table-cell table:formula="of:=[v03.B620]" office:value-type="float" office:value="0" calcext:value-type="float">
            <text:p>0</text:p>
          </table:table-cell>
          <table:table-cell table:formula="of:=[v03.B1020]" office:value-type="float" office:value="0" calcext:value-type="float">
            <text:p>0</text:p>
          </table:table-cell>
          <table:table-cell table:formula="of:=[v03.B1420]" office:value-type="float" office:value="0" calcext:value-type="float">
            <text:p>0</text:p>
          </table:table-cell>
        </table:table-row>
        <table:table-row table:style-name="ro1">
          <table:table-cell table:formula="of:=[Feuille3.D222]" office:value-type="float" office:value="0.30187482" calcext:value-type="float">
            <text:p>0,30187482</text:p>
          </table:table-cell>
          <table:table-cell table:formula="of:=[v03.B621]" office:value-type="float" office:value="0" calcext:value-type="float">
            <text:p>0</text:p>
          </table:table-cell>
          <table:table-cell table:formula="of:=[v03.B1021]" office:value-type="float" office:value="0" calcext:value-type="float">
            <text:p>0</text:p>
          </table:table-cell>
          <table:table-cell table:formula="of:=[v03.B1421]" office:value-type="float" office:value="0" calcext:value-type="float">
            <text:p>0</text:p>
          </table:table-cell>
        </table:table-row>
        <table:table-row table:style-name="ro1">
          <table:table-cell table:formula="of:=[Feuille3.D223]" office:value-type="float" office:value="0.294512" calcext:value-type="float">
            <text:p>0,294512</text:p>
          </table:table-cell>
          <table:table-cell table:formula="of:=[v03.B622]" office:value-type="float" office:value="0" calcext:value-type="float">
            <text:p>0</text:p>
          </table:table-cell>
          <table:table-cell table:formula="of:=[v03.B1022]" office:value-type="float" office:value="0" calcext:value-type="float">
            <text:p>0</text:p>
          </table:table-cell>
          <table:table-cell table:formula="of:=[v03.B1422]" office:value-type="float" office:value="0" calcext:value-type="float">
            <text:p>0</text:p>
          </table:table-cell>
        </table:table-row>
        <table:table-row table:style-name="ro1">
          <table:table-cell table:formula="of:=[Feuille3.D224]" office:value-type="float" office:value="0.312919" calcext:value-type="float">
            <text:p>0,312919</text:p>
          </table:table-cell>
          <table:table-cell table:formula="of:=[v03.B623]" office:value-type="float" office:value="0" calcext:value-type="float">
            <text:p>0</text:p>
          </table:table-cell>
          <table:table-cell table:formula="of:=[v03.B1023]" office:value-type="float" office:value="0" calcext:value-type="float">
            <text:p>0</text:p>
          </table:table-cell>
          <table:table-cell table:formula="of:=[v03.B1423]" office:value-type="float" office:value="0" calcext:value-type="float">
            <text:p>0</text:p>
          </table:table-cell>
        </table:table-row>
        <table:table-row table:style-name="ro1">
          <table:table-cell table:formula="of:=[Feuille3.D225]" office:value-type="float" office:value="0.2981934" calcext:value-type="float">
            <text:p>0,2981934</text:p>
          </table:table-cell>
          <table:table-cell table:formula="of:=[v03.B624]" office:value-type="float" office:value="0" calcext:value-type="float">
            <text:p>0</text:p>
          </table:table-cell>
          <table:table-cell table:formula="of:=[v03.B1024]" office:value-type="float" office:value="0" calcext:value-type="float">
            <text:p>0</text:p>
          </table:table-cell>
          <table:table-cell table:formula="of:=[v03.B1424]" office:value-type="float" office:value="0" calcext:value-type="float">
            <text:p>0</text:p>
          </table:table-cell>
        </table:table-row>
        <table:table-row table:style-name="ro1">
          <table:table-cell table:formula="of:=[Feuille3.D226]" office:value-type="float" office:value="0.28162712" calcext:value-type="float">
            <text:p>0,28162712</text:p>
          </table:table-cell>
          <table:table-cell table:formula="of:=[v03.B625]" office:value-type="float" office:value="0" calcext:value-type="float">
            <text:p>0</text:p>
          </table:table-cell>
          <table:table-cell table:formula="of:=[v03.B1025]" office:value-type="float" office:value="0" calcext:value-type="float">
            <text:p>0</text:p>
          </table:table-cell>
          <table:table-cell table:formula="of:=[v03.B1425]" office:value-type="float" office:value="0" calcext:value-type="float">
            <text:p>0</text:p>
          </table:table-cell>
        </table:table-row>
        <table:table-row table:style-name="ro1">
          <table:table-cell table:formula="of:=[Feuille3.D227]" office:value-type="float" office:value="0.2981934" calcext:value-type="float">
            <text:p>0,2981934</text:p>
          </table:table-cell>
          <table:table-cell table:formula="of:=[v03.B626]" office:value-type="float" office:value="0" calcext:value-type="float">
            <text:p>0</text:p>
          </table:table-cell>
          <table:table-cell table:formula="of:=[v03.B1026]" office:value-type="float" office:value="0" calcext:value-type="float">
            <text:p>0</text:p>
          </table:table-cell>
          <table:table-cell table:formula="of:=[v03.B1426]" office:value-type="float" office:value="0" calcext:value-type="float">
            <text:p>0</text:p>
          </table:table-cell>
        </table:table-row>
        <table:table-row table:style-name="ro1">
          <table:table-cell table:formula="of:=[Feuille3.D228]" office:value-type="float" office:value="0.3073969" calcext:value-type="float">
            <text:p>0,3073969</text:p>
          </table:table-cell>
          <table:table-cell table:formula="of:=[v03.B627]" office:value-type="float" office:value="0" calcext:value-type="float">
            <text:p>0</text:p>
          </table:table-cell>
          <table:table-cell table:formula="of:=[v03.B1027]" office:value-type="float" office:value="0" calcext:value-type="float">
            <text:p>0</text:p>
          </table:table-cell>
          <table:table-cell table:formula="of:=[v03.B1427]" office:value-type="float" office:value="0" calcext:value-type="float">
            <text:p>0</text:p>
          </table:table-cell>
        </table:table-row>
        <table:table-row table:style-name="ro1">
          <table:table-cell table:formula="of:=[Feuille3.D229]" office:value-type="float" office:value="0.3037155" calcext:value-type="float">
            <text:p>0,3037155</text:p>
          </table:table-cell>
          <table:table-cell table:formula="of:=[v03.B628]" office:value-type="float" office:value="0" calcext:value-type="float">
            <text:p>0</text:p>
          </table:table-cell>
          <table:table-cell table:formula="of:=[v03.B1028]" office:value-type="float" office:value="0" calcext:value-type="float">
            <text:p>0</text:p>
          </table:table-cell>
          <table:table-cell table:formula="of:=[v03.B1428]" office:value-type="float" office:value="0" calcext:value-type="float">
            <text:p>0</text:p>
          </table:table-cell>
        </table:table-row>
        <table:table-row table:style-name="ro1">
          <table:table-cell table:formula="of:=[Feuille3.D230]" office:value-type="float" office:value="0.30187482" calcext:value-type="float">
            <text:p>0,30187482</text:p>
          </table:table-cell>
          <table:table-cell table:formula="of:=[v03.B629]" office:value-type="float" office:value="0" calcext:value-type="float">
            <text:p>0</text:p>
          </table:table-cell>
          <table:table-cell table:formula="of:=[v03.B1029]" office:value-type="float" office:value="0" calcext:value-type="float">
            <text:p>0</text:p>
          </table:table-cell>
          <table:table-cell table:formula="of:=[v03.B1429]" office:value-type="float" office:value="0" calcext:value-type="float">
            <text:p>0</text:p>
          </table:table-cell>
        </table:table-row>
        <table:table-row table:style-name="ro1">
          <table:table-cell table:formula="of:=[Feuille3.D231]" office:value-type="float" office:value="0.312919" calcext:value-type="float">
            <text:p>0,312919</text:p>
          </table:table-cell>
          <table:table-cell table:formula="of:=[v03.B630]" office:value-type="float" office:value="0" calcext:value-type="float">
            <text:p>0</text:p>
          </table:table-cell>
          <table:table-cell table:formula="of:=[v03.B1030]" office:value-type="float" office:value="0" calcext:value-type="float">
            <text:p>0</text:p>
          </table:table-cell>
          <table:table-cell table:formula="of:=[v03.B1430]" office:value-type="float" office:value="0" calcext:value-type="float">
            <text:p>0</text:p>
          </table:table-cell>
        </table:table-row>
        <table:table-row table:style-name="ro1">
          <table:table-cell table:formula="of:=[Feuille3.D232]" office:value-type="float" office:value="0.30187482" calcext:value-type="float">
            <text:p>0,30187482</text:p>
          </table:table-cell>
          <table:table-cell table:formula="of:=[v03.B631]" office:value-type="float" office:value="0" calcext:value-type="float">
            <text:p>0</text:p>
          </table:table-cell>
          <table:table-cell table:formula="of:=[v03.B1031]" office:value-type="float" office:value="0" calcext:value-type="float">
            <text:p>0</text:p>
          </table:table-cell>
          <table:table-cell table:formula="of:=[v03.B1431]" office:value-type="float" office:value="0" calcext:value-type="float">
            <text:p>0</text:p>
          </table:table-cell>
        </table:table-row>
        <table:table-row table:style-name="ro1">
          <table:table-cell table:formula="of:=[Feuille3.D233]" office:value-type="float" office:value="0.2926713" calcext:value-type="float">
            <text:p>0,2926713</text:p>
          </table:table-cell>
          <table:table-cell table:formula="of:=[v03.B632]" office:value-type="float" office:value="0" calcext:value-type="float">
            <text:p>0</text:p>
          </table:table-cell>
          <table:table-cell table:formula="of:=[v03.B1032]" office:value-type="float" office:value="0" calcext:value-type="float">
            <text:p>0</text:p>
          </table:table-cell>
          <table:table-cell table:formula="of:=[v03.B1432]" office:value-type="float" office:value="0" calcext:value-type="float">
            <text:p>0</text:p>
          </table:table-cell>
        </table:table-row>
        <table:table-row table:style-name="ro1">
          <table:table-cell table:formula="of:=[Feuille3.D234]" office:value-type="float" office:value="0.2908306" calcext:value-type="float">
            <text:p>0,2908306</text:p>
          </table:table-cell>
          <table:table-cell table:formula="of:=[v03.B633]" office:value-type="float" office:value="0" calcext:value-type="float">
            <text:p>0</text:p>
          </table:table-cell>
          <table:table-cell table:formula="of:=[v03.B1033]" office:value-type="float" office:value="0" calcext:value-type="float">
            <text:p>0</text:p>
          </table:table-cell>
          <table:table-cell table:formula="of:=[v03.B1433]" office:value-type="float" office:value="0" calcext:value-type="float">
            <text:p>0</text:p>
          </table:table-cell>
        </table:table-row>
        <table:table-row table:style-name="ro1">
          <table:table-cell table:formula="of:=[Feuille3.D235]" office:value-type="float" office:value="0.312919" calcext:value-type="float">
            <text:p>0,312919</text:p>
          </table:table-cell>
          <table:table-cell table:formula="of:=[v03.B634]" office:value-type="float" office:value="0" calcext:value-type="float">
            <text:p>0</text:p>
          </table:table-cell>
          <table:table-cell table:formula="of:=[v03.B1034]" office:value-type="float" office:value="0" calcext:value-type="float">
            <text:p>0</text:p>
          </table:table-cell>
          <table:table-cell table:formula="of:=[v03.B1434]" office:value-type="float" office:value="0" calcext:value-type="float">
            <text:p>0</text:p>
          </table:table-cell>
        </table:table-row>
        <table:table-row table:style-name="ro1">
          <table:table-cell table:formula="of:=[Feuille3.D236]" office:value-type="float" office:value="0.294512" calcext:value-type="float">
            <text:p>0,294512</text:p>
          </table:table-cell>
          <table:table-cell table:formula="of:=[v03.B635]" office:value-type="float" office:value="0" calcext:value-type="float">
            <text:p>0</text:p>
          </table:table-cell>
          <table:table-cell table:formula="of:=[v03.B1035]" office:value-type="float" office:value="0" calcext:value-type="float">
            <text:p>0</text:p>
          </table:table-cell>
          <table:table-cell table:formula="of:=[v03.B1435]" office:value-type="float" office:value="0" calcext:value-type="float">
            <text:p>0</text:p>
          </table:table-cell>
        </table:table-row>
        <table:table-row table:style-name="ro1">
          <table:table-cell table:formula="of:=[Feuille3.D237]" office:value-type="float" office:value="0.3037155" calcext:value-type="float">
            <text:p>0,3037155</text:p>
          </table:table-cell>
          <table:table-cell table:formula="of:=[v03.B636]" office:value-type="float" office:value="0" calcext:value-type="float">
            <text:p>0</text:p>
          </table:table-cell>
          <table:table-cell table:formula="of:=[v03.B1036]" office:value-type="float" office:value="0" calcext:value-type="float">
            <text:p>0</text:p>
          </table:table-cell>
          <table:table-cell table:formula="of:=[v03.B1436]" office:value-type="float" office:value="0" calcext:value-type="float">
            <text:p>0</text:p>
          </table:table-cell>
        </table:table-row>
        <table:table-row table:style-name="ro1">
          <table:table-cell table:formula="of:=[Feuille3.D238]" office:value-type="float" office:value="0.3184411" calcext:value-type="float">
            <text:p>0,3184411</text:p>
          </table:table-cell>
          <table:table-cell table:formula="of:=[v03.B637]" office:value-type="float" office:value="0" calcext:value-type="float">
            <text:p>0</text:p>
          </table:table-cell>
          <table:table-cell table:formula="of:=[v03.B1037]" office:value-type="float" office:value="0" calcext:value-type="float">
            <text:p>0</text:p>
          </table:table-cell>
          <table:table-cell table:formula="of:=[v03.B1437]" office:value-type="float" office:value="0" calcext:value-type="float">
            <text:p>0</text:p>
          </table:table-cell>
        </table:table-row>
        <table:table-row table:style-name="ro1">
          <table:table-cell table:formula="of:=[Feuille3.D239]" office:value-type="float" office:value="0.29635268" calcext:value-type="float">
            <text:p>0,29635268</text:p>
          </table:table-cell>
          <table:table-cell table:formula="of:=[v03.B638]" office:value-type="float" office:value="0" calcext:value-type="float">
            <text:p>0</text:p>
          </table:table-cell>
          <table:table-cell table:formula="of:=[v03.B1038]" office:value-type="float" office:value="0" calcext:value-type="float">
            <text:p>0</text:p>
          </table:table-cell>
          <table:table-cell table:formula="of:=[v03.B1438]" office:value-type="float" office:value="0" calcext:value-type="float">
            <text:p>0</text:p>
          </table:table-cell>
        </table:table-row>
        <table:table-row table:style-name="ro1">
          <table:table-cell table:formula="of:=[Feuille3.D240]" office:value-type="float" office:value="0.2871492" calcext:value-type="float">
            <text:p>0,2871492</text:p>
          </table:table-cell>
          <table:table-cell table:formula="of:=[v03.B639]" office:value-type="float" office:value="0" calcext:value-type="float">
            <text:p>0</text:p>
          </table:table-cell>
          <table:table-cell table:formula="of:=[v03.B1039]" office:value-type="float" office:value="0" calcext:value-type="float">
            <text:p>0</text:p>
          </table:table-cell>
          <table:table-cell table:formula="of:=[v03.B1439]" office:value-type="float" office:value="0" calcext:value-type="float">
            <text:p>0</text:p>
          </table:table-cell>
        </table:table-row>
        <table:table-row table:style-name="ro1">
          <table:table-cell table:formula="of:=[Feuille3.D241]" office:value-type="float" office:value="0.3000341" calcext:value-type="float">
            <text:p>0,3000341</text:p>
          </table:table-cell>
          <table:table-cell table:formula="of:=[v03.B640]" office:value-type="float" office:value="0" calcext:value-type="float">
            <text:p>0</text:p>
          </table:table-cell>
          <table:table-cell table:formula="of:=[v03.B1040]" office:value-type="float" office:value="0" calcext:value-type="float">
            <text:p>0</text:p>
          </table:table-cell>
          <table:table-cell table:formula="of:=[v03.B1440]" office:value-type="float" office:value="0" calcext:value-type="float">
            <text:p>0</text:p>
          </table:table-cell>
        </table:table-row>
        <table:table-row table:style-name="ro1">
          <table:table-cell table:formula="of:=[Feuille3.D242]" office:value-type="float" office:value="0.3000341" calcext:value-type="float">
            <text:p>0,3000341</text:p>
          </table:table-cell>
          <table:table-cell table:formula="of:=[v03.B641]" office:value-type="float" office:value="0" calcext:value-type="float">
            <text:p>0</text:p>
          </table:table-cell>
          <table:table-cell table:formula="of:=[v03.B1041]" office:value-type="float" office:value="0" calcext:value-type="float">
            <text:p>0</text:p>
          </table:table-cell>
          <table:table-cell table:formula="of:=[v03.B1441]" office:value-type="float" office:value="0" calcext:value-type="float">
            <text:p>0</text:p>
          </table:table-cell>
        </table:table-row>
        <table:table-row table:style-name="ro1">
          <table:table-cell table:formula="of:=[Feuille3.D243]" office:value-type="float" office:value="0.29635268" calcext:value-type="float">
            <text:p>0,29635268</text:p>
          </table:table-cell>
          <table:table-cell table:formula="of:=[v03.B642]" office:value-type="float" office:value="0" calcext:value-type="float">
            <text:p>0</text:p>
          </table:table-cell>
          <table:table-cell table:formula="of:=[v03.B1042]" office:value-type="float" office:value="0" calcext:value-type="float">
            <text:p>0</text:p>
          </table:table-cell>
          <table:table-cell table:formula="of:=[v03.B1442]" office:value-type="float" office:value="0" calcext:value-type="float">
            <text:p>0</text:p>
          </table:table-cell>
        </table:table-row>
        <table:table-row table:style-name="ro1">
          <table:table-cell table:formula="of:=[Feuille3.D244]" office:value-type="float" office:value="0.2981934" calcext:value-type="float">
            <text:p>0,2981934</text:p>
          </table:table-cell>
          <table:table-cell table:formula="of:=[v03.B643]" office:value-type="float" office:value="0" calcext:value-type="float">
            <text:p>0</text:p>
          </table:table-cell>
          <table:table-cell table:formula="of:=[v03.B1043]" office:value-type="float" office:value="0" calcext:value-type="float">
            <text:p>0</text:p>
          </table:table-cell>
          <table:table-cell table:formula="of:=[v03.B1443]" office:value-type="float" office:value="0" calcext:value-type="float">
            <text:p>0</text:p>
          </table:table-cell>
        </table:table-row>
        <table:table-row table:style-name="ro1">
          <table:table-cell table:formula="of:=[Feuille3.D245]" office:value-type="float" office:value="0.2981934" calcext:value-type="float">
            <text:p>0,2981934</text:p>
          </table:table-cell>
          <table:table-cell table:formula="of:=[v03.B644]" office:value-type="float" office:value="0" calcext:value-type="float">
            <text:p>0</text:p>
          </table:table-cell>
          <table:table-cell table:formula="of:=[v03.B1044]" office:value-type="float" office:value="0" calcext:value-type="float">
            <text:p>0</text:p>
          </table:table-cell>
          <table:table-cell table:formula="of:=[v03.B1444]" office:value-type="float" office:value="0" calcext:value-type="float">
            <text:p>0</text:p>
          </table:table-cell>
        </table:table-row>
        <table:table-row table:style-name="ro1">
          <table:table-cell table:formula="of:=[Feuille3.D246]" office:value-type="float" office:value="0.30555618" calcext:value-type="float">
            <text:p>0,30555618</text:p>
          </table:table-cell>
          <table:table-cell table:formula="of:=[v03.B645]" office:value-type="float" office:value="0" calcext:value-type="float">
            <text:p>0</text:p>
          </table:table-cell>
          <table:table-cell table:formula="of:=[v03.B1045]" office:value-type="float" office:value="0" calcext:value-type="float">
            <text:p>0</text:p>
          </table:table-cell>
          <table:table-cell table:formula="of:=[v03.B1445]" office:value-type="float" office:value="0" calcext:value-type="float">
            <text:p>0</text:p>
          </table:table-cell>
        </table:table-row>
        <table:table-row table:style-name="ro1">
          <table:table-cell table:formula="of:=[Feuille3.D247]" office:value-type="float" office:value="0.3037155" calcext:value-type="float">
            <text:p>0,3037155</text:p>
          </table:table-cell>
          <table:table-cell table:formula="of:=[v03.B646]" office:value-type="float" office:value="0" calcext:value-type="float">
            <text:p>0</text:p>
          </table:table-cell>
          <table:table-cell table:formula="of:=[v03.B1046]" office:value-type="float" office:value="0" calcext:value-type="float">
            <text:p>0</text:p>
          </table:table-cell>
          <table:table-cell table:formula="of:=[v03.B1446]" office:value-type="float" office:value="0" calcext:value-type="float">
            <text:p>0</text:p>
          </table:table-cell>
        </table:table-row>
        <table:table-row table:style-name="ro1">
          <table:table-cell table:formula="of:=[Feuille3.D248]" office:value-type="float" office:value="0.3000341" calcext:value-type="float">
            <text:p>0,3000341</text:p>
          </table:table-cell>
          <table:table-cell table:formula="of:=[v03.B647]" office:value-type="float" office:value="0" calcext:value-type="float">
            <text:p>0</text:p>
          </table:table-cell>
          <table:table-cell table:formula="of:=[v03.B1047]" office:value-type="float" office:value="0" calcext:value-type="float">
            <text:p>0</text:p>
          </table:table-cell>
          <table:table-cell table:formula="of:=[v03.B1447]" office:value-type="float" office:value="0" calcext:value-type="float">
            <text:p>0</text:p>
          </table:table-cell>
        </table:table-row>
        <table:table-row table:style-name="ro1">
          <table:table-cell table:formula="of:=[Feuille3.D249]" office:value-type="float" office:value="0.30555618" calcext:value-type="float">
            <text:p>0,30555618</text:p>
          </table:table-cell>
          <table:table-cell table:formula="of:=[v03.B648]" office:value-type="float" office:value="0" calcext:value-type="float">
            <text:p>0</text:p>
          </table:table-cell>
          <table:table-cell table:formula="of:=[v03.B1048]" office:value-type="float" office:value="0" calcext:value-type="float">
            <text:p>0</text:p>
          </table:table-cell>
          <table:table-cell table:formula="of:=[v03.B1448]" office:value-type="float" office:value="0" calcext:value-type="float">
            <text:p>0</text:p>
          </table:table-cell>
        </table:table-row>
        <table:table-row table:style-name="ro1">
          <table:table-cell table:formula="of:=[Feuille3.D250]" office:value-type="float" office:value="0.2981934" calcext:value-type="float">
            <text:p>0,2981934</text:p>
          </table:table-cell>
          <table:table-cell table:formula="of:=[v03.B649]" office:value-type="float" office:value="0" calcext:value-type="float">
            <text:p>0</text:p>
          </table:table-cell>
          <table:table-cell table:formula="of:=[v03.B1049]" office:value-type="float" office:value="0" calcext:value-type="float">
            <text:p>0</text:p>
          </table:table-cell>
          <table:table-cell table:formula="of:=[v03.B1449]" office:value-type="float" office:value="0" calcext:value-type="float">
            <text:p>0</text:p>
          </table:table-cell>
        </table:table-row>
        <table:table-row table:style-name="ro1">
          <table:table-cell table:formula="of:=[Feuille3.D251]" office:value-type="float" office:value="0.30187482" calcext:value-type="float">
            <text:p>0,30187482</text:p>
          </table:table-cell>
          <table:table-cell table:formula="of:=[v03.B650]" office:value-type="float" office:value="0" calcext:value-type="float">
            <text:p>0</text:p>
          </table:table-cell>
          <table:table-cell table:formula="of:=[v03.B1050]" office:value-type="float" office:value="0" calcext:value-type="float">
            <text:p>0</text:p>
          </table:table-cell>
          <table:table-cell table:formula="of:=[v03.B1450]" office:value-type="float" office:value="0" calcext:value-type="float">
            <text:p>0</text:p>
          </table:table-cell>
        </table:table-row>
        <table:table-row table:style-name="ro1">
          <table:table-cell table:formula="of:=[Feuille3.D252]" office:value-type="float" office:value="0.2871492" calcext:value-type="float">
            <text:p>0,2871492</text:p>
          </table:table-cell>
          <table:table-cell table:formula="of:=[v03.B651]" office:value-type="float" office:value="0" calcext:value-type="float">
            <text:p>0</text:p>
          </table:table-cell>
          <table:table-cell table:formula="of:=[v03.B1051]" office:value-type="float" office:value="0" calcext:value-type="float">
            <text:p>0</text:p>
          </table:table-cell>
          <table:table-cell table:formula="of:=[v03.B1451]" office:value-type="float" office:value="0" calcext:value-type="float">
            <text:p>0</text:p>
          </table:table-cell>
        </table:table-row>
        <table:table-row table:style-name="ro1">
          <table:table-cell table:formula="of:=[Feuille3.D253]" office:value-type="float" office:value="0.3000341" calcext:value-type="float">
            <text:p>0,3000341</text:p>
          </table:table-cell>
          <table:table-cell table:formula="of:=[v03.B652]" office:value-type="float" office:value="0" calcext:value-type="float">
            <text:p>0</text:p>
          </table:table-cell>
          <table:table-cell table:formula="of:=[v03.B1052]" office:value-type="float" office:value="0" calcext:value-type="float">
            <text:p>0</text:p>
          </table:table-cell>
          <table:table-cell table:formula="of:=[v03.B1452]" office:value-type="float" office:value="0" calcext:value-type="float">
            <text:p>0</text:p>
          </table:table-cell>
        </table:table-row>
        <table:table-row table:style-name="ro1">
          <table:table-cell table:formula="of:=[Feuille3.D254]" office:value-type="float" office:value="0.29635268" calcext:value-type="float">
            <text:p>0,29635268</text:p>
          </table:table-cell>
          <table:table-cell table:formula="of:=[v03.B653]" office:value-type="float" office:value="0" calcext:value-type="float">
            <text:p>0</text:p>
          </table:table-cell>
          <table:table-cell table:formula="of:=[v03.B1053]" office:value-type="float" office:value="0" calcext:value-type="float">
            <text:p>0</text:p>
          </table:table-cell>
          <table:table-cell table:formula="of:=[v03.B1453]" office:value-type="float" office:value="0" calcext:value-type="float">
            <text:p>0</text:p>
          </table:table-cell>
        </table:table-row>
        <table:table-row table:style-name="ro1">
          <table:table-cell table:formula="of:=[Feuille3.D255]" office:value-type="float" office:value="0.3000341" calcext:value-type="float">
            <text:p>0,3000341</text:p>
          </table:table-cell>
          <table:table-cell table:formula="of:=[v03.B654]" office:value-type="float" office:value="0" calcext:value-type="float">
            <text:p>0</text:p>
          </table:table-cell>
          <table:table-cell table:formula="of:=[v03.B1054]" office:value-type="float" office:value="0" calcext:value-type="float">
            <text:p>0</text:p>
          </table:table-cell>
          <table:table-cell table:formula="of:=[v03.B1454]" office:value-type="float" office:value="0" calcext:value-type="float">
            <text:p>0</text:p>
          </table:table-cell>
        </table:table-row>
        <table:table-row table:style-name="ro1">
          <table:table-cell table:formula="of:=[Feuille3.D256]" office:value-type="float" office:value="0.30187482" calcext:value-type="float">
            <text:p>0,30187482</text:p>
          </table:table-cell>
          <table:table-cell table:formula="of:=[v03.B655]" office:value-type="float" office:value="0" calcext:value-type="float">
            <text:p>0</text:p>
          </table:table-cell>
          <table:table-cell table:formula="of:=[v03.B1055]" office:value-type="float" office:value="0" calcext:value-type="float">
            <text:p>0</text:p>
          </table:table-cell>
          <table:table-cell table:formula="of:=[v03.B1455]" office:value-type="float" office:value="0" calcext:value-type="float">
            <text:p>0</text:p>
          </table:table-cell>
        </table:table-row>
        <table:table-row table:style-name="ro1">
          <table:table-cell table:formula="of:=[Feuille3.D257]" office:value-type="float" office:value="0.3037155" calcext:value-type="float">
            <text:p>0,3037155</text:p>
          </table:table-cell>
          <table:table-cell table:formula="of:=[v03.B656]" office:value-type="float" office:value="0" calcext:value-type="float">
            <text:p>0</text:p>
          </table:table-cell>
          <table:table-cell table:formula="of:=[v03.B1056]" office:value-type="float" office:value="0" calcext:value-type="float">
            <text:p>0</text:p>
          </table:table-cell>
          <table:table-cell table:formula="of:=[v03.B1456]" office:value-type="float" office:value="0" calcext:value-type="float">
            <text:p>0</text:p>
          </table:table-cell>
        </table:table-row>
        <table:table-row table:style-name="ro1">
          <table:table-cell table:formula="of:=[Feuille3.D258]" office:value-type="float" office:value="0.30187482" calcext:value-type="float">
            <text:p>0,30187482</text:p>
          </table:table-cell>
          <table:table-cell table:formula="of:=[v03.B657]" office:value-type="float" office:value="0" calcext:value-type="float">
            <text:p>0</text:p>
          </table:table-cell>
          <table:table-cell table:formula="of:=[v03.B1057]" office:value-type="float" office:value="0" calcext:value-type="float">
            <text:p>0</text:p>
          </table:table-cell>
          <table:table-cell table:formula="of:=[v03.B1457]" office:value-type="float" office:value="0" calcext:value-type="float">
            <text:p>0</text:p>
          </table:table-cell>
        </table:table-row>
        <table:table-row table:style-name="ro1">
          <table:table-cell table:formula="of:=[Feuille3.D259]" office:value-type="float" office:value="0.29635268" calcext:value-type="float">
            <text:p>0,29635268</text:p>
          </table:table-cell>
          <table:table-cell table:formula="of:=[v03.B658]" office:value-type="float" office:value="0" calcext:value-type="float">
            <text:p>0</text:p>
          </table:table-cell>
          <table:table-cell table:formula="of:=[v03.B1058]" office:value-type="float" office:value="0" calcext:value-type="float">
            <text:p>0</text:p>
          </table:table-cell>
          <table:table-cell table:formula="of:=[v03.B1458]" office:value-type="float" office:value="0" calcext:value-type="float">
            <text:p>0</text:p>
          </table:table-cell>
        </table:table-row>
        <table:table-row table:style-name="ro1">
          <table:table-cell table:formula="of:=[Feuille3.D260]" office:value-type="float" office:value="0.3000341" calcext:value-type="float">
            <text:p>0,3000341</text:p>
          </table:table-cell>
          <table:table-cell table:formula="of:=[v03.B659]" office:value-type="float" office:value="0" calcext:value-type="float">
            <text:p>0</text:p>
          </table:table-cell>
          <table:table-cell table:formula="of:=[v03.B1059]" office:value-type="float" office:value="0" calcext:value-type="float">
            <text:p>0</text:p>
          </table:table-cell>
          <table:table-cell table:formula="of:=[v03.B1459]" office:value-type="float" office:value="0" calcext:value-type="float">
            <text:p>0</text:p>
          </table:table-cell>
        </table:table-row>
        <table:table-row table:style-name="ro1">
          <table:table-cell table:formula="of:=[Feuille3.D261]" office:value-type="float" office:value="0.30555618" calcext:value-type="float">
            <text:p>0,30555618</text:p>
          </table:table-cell>
          <table:table-cell table:formula="of:=[v03.B660]" office:value-type="float" office:value="0" calcext:value-type="float">
            <text:p>0</text:p>
          </table:table-cell>
          <table:table-cell table:formula="of:=[v03.B1060]" office:value-type="float" office:value="0" calcext:value-type="float">
            <text:p>0</text:p>
          </table:table-cell>
          <table:table-cell table:formula="of:=[v03.B1460]" office:value-type="float" office:value="0" calcext:value-type="float">
            <text:p>0</text:p>
          </table:table-cell>
        </table:table-row>
        <table:table-row table:style-name="ro1">
          <table:table-cell table:formula="of:=[Feuille3.D262]" office:value-type="float" office:value="0.30187482" calcext:value-type="float">
            <text:p>0,30187482</text:p>
          </table:table-cell>
          <table:table-cell table:formula="of:=[v03.B661]" office:value-type="float" office:value="0" calcext:value-type="float">
            <text:p>0</text:p>
          </table:table-cell>
          <table:table-cell table:formula="of:=[v03.B1061]" office:value-type="float" office:value="0" calcext:value-type="float">
            <text:p>0</text:p>
          </table:table-cell>
          <table:table-cell table:formula="of:=[v03.B1461]" office:value-type="float" office:value="0" calcext:value-type="float">
            <text:p>0</text:p>
          </table:table-cell>
        </table:table-row>
        <table:table-row table:style-name="ro1">
          <table:table-cell table:formula="of:=[Feuille3.D263]" office:value-type="float" office:value="0.294512" calcext:value-type="float">
            <text:p>0,294512</text:p>
          </table:table-cell>
          <table:table-cell table:formula="of:=[v03.B662]" office:value-type="float" office:value="0" calcext:value-type="float">
            <text:p>0</text:p>
          </table:table-cell>
          <table:table-cell table:formula="of:=[v03.B1062]" office:value-type="float" office:value="0" calcext:value-type="float">
            <text:p>0</text:p>
          </table:table-cell>
          <table:table-cell table:formula="of:=[v03.B1462]" office:value-type="float" office:value="0" calcext:value-type="float">
            <text:p>0</text:p>
          </table:table-cell>
        </table:table-row>
        <table:table-row table:style-name="ro1">
          <table:table-cell table:formula="of:=[Feuille3.D264]" office:value-type="float" office:value="0.30187482" calcext:value-type="float">
            <text:p>0,30187482</text:p>
          </table:table-cell>
          <table:table-cell table:formula="of:=[v03.B663]" office:value-type="float" office:value="0" calcext:value-type="float">
            <text:p>0</text:p>
          </table:table-cell>
          <table:table-cell table:formula="of:=[v03.B1063]" office:value-type="float" office:value="0" calcext:value-type="float">
            <text:p>0</text:p>
          </table:table-cell>
          <table:table-cell table:formula="of:=[v03.B1463]" office:value-type="float" office:value="0" calcext:value-type="float">
            <text:p>0</text:p>
          </table:table-cell>
        </table:table-row>
        <table:table-row table:style-name="ro1">
          <table:table-cell table:formula="of:=[Feuille3.D265]" office:value-type="float" office:value="0.2926713" calcext:value-type="float">
            <text:p>0,2926713</text:p>
          </table:table-cell>
          <table:table-cell table:formula="of:=[v03.B664]" office:value-type="float" office:value="0" calcext:value-type="float">
            <text:p>0</text:p>
          </table:table-cell>
          <table:table-cell table:formula="of:=[v03.B1064]" office:value-type="float" office:value="0" calcext:value-type="float">
            <text:p>0</text:p>
          </table:table-cell>
          <table:table-cell table:formula="of:=[v03.B1464]" office:value-type="float" office:value="0" calcext:value-type="float">
            <text:p>0</text:p>
          </table:table-cell>
        </table:table-row>
        <table:table-row table:style-name="ro1">
          <table:table-cell table:formula="of:=[Feuille3.D266]" office:value-type="float" office:value="0.2981934" calcext:value-type="float">
            <text:p>0,2981934</text:p>
          </table:table-cell>
          <table:table-cell table:formula="of:=[v03.B665]" office:value-type="float" office:value="0" calcext:value-type="float">
            <text:p>0</text:p>
          </table:table-cell>
          <table:table-cell table:formula="of:=[v03.B1065]" office:value-type="float" office:value="0" calcext:value-type="float">
            <text:p>0</text:p>
          </table:table-cell>
          <table:table-cell table:formula="of:=[v03.B1465]" office:value-type="float" office:value="0" calcext:value-type="float">
            <text:p>0</text:p>
          </table:table-cell>
        </table:table-row>
        <table:table-row table:style-name="ro1">
          <table:table-cell table:formula="of:=[Feuille3.D267]" office:value-type="float" office:value="0.2871492" calcext:value-type="float">
            <text:p>0,2871492</text:p>
          </table:table-cell>
          <table:table-cell table:formula="of:=[v03.B666]" office:value-type="float" office:value="0" calcext:value-type="float">
            <text:p>0</text:p>
          </table:table-cell>
          <table:table-cell table:formula="of:=[v03.B1066]" office:value-type="float" office:value="0" calcext:value-type="float">
            <text:p>0</text:p>
          </table:table-cell>
          <table:table-cell table:formula="of:=[v03.B1466]" office:value-type="float" office:value="0" calcext:value-type="float">
            <text:p>0</text:p>
          </table:table-cell>
        </table:table-row>
        <table:table-row table:style-name="ro1">
          <table:table-cell table:formula="of:=[Feuille3.D268]" office:value-type="float" office:value="0.2871492" calcext:value-type="float">
            <text:p>0,2871492</text:p>
          </table:table-cell>
          <table:table-cell table:formula="of:=[v03.B667]" office:value-type="float" office:value="0" calcext:value-type="float">
            <text:p>0</text:p>
          </table:table-cell>
          <table:table-cell table:formula="of:=[v03.B1067]" office:value-type="float" office:value="0" calcext:value-type="float">
            <text:p>0</text:p>
          </table:table-cell>
          <table:table-cell table:formula="of:=[v03.B1467]" office:value-type="float" office:value="0" calcext:value-type="float">
            <text:p>0</text:p>
          </table:table-cell>
        </table:table-row>
        <table:table-row table:style-name="ro1">
          <table:table-cell table:formula="of:=[Feuille3.D269]" office:value-type="float" office:value="0.312919" calcext:value-type="float">
            <text:p>0,312919</text:p>
          </table:table-cell>
          <table:table-cell table:formula="of:=[v03.B668]" office:value-type="float" office:value="0" calcext:value-type="float">
            <text:p>0</text:p>
          </table:table-cell>
          <table:table-cell table:formula="of:=[v03.B1068]" office:value-type="float" office:value="0" calcext:value-type="float">
            <text:p>0</text:p>
          </table:table-cell>
          <table:table-cell table:formula="of:=[v03.B1468]" office:value-type="float" office:value="0" calcext:value-type="float">
            <text:p>0</text:p>
          </table:table-cell>
        </table:table-row>
        <table:table-row table:style-name="ro1">
          <table:table-cell table:formula="of:=[Feuille3.D270]" office:value-type="float" office:value="0.3110783" calcext:value-type="float">
            <text:p>0,3110783</text:p>
          </table:table-cell>
          <table:table-cell table:formula="of:=[v03.B669]" office:value-type="float" office:value="0" calcext:value-type="float">
            <text:p>0</text:p>
          </table:table-cell>
          <table:table-cell table:formula="of:=[v03.B1069]" office:value-type="float" office:value="0" calcext:value-type="float">
            <text:p>0</text:p>
          </table:table-cell>
          <table:table-cell table:formula="of:=[v03.B1469]" office:value-type="float" office:value="0" calcext:value-type="float">
            <text:p>0</text:p>
          </table:table-cell>
        </table:table-row>
        <table:table-row table:style-name="ro1">
          <table:table-cell table:formula="of:=[Feuille3.D271]" office:value-type="float" office:value="0.294512" calcext:value-type="float">
            <text:p>0,294512</text:p>
          </table:table-cell>
          <table:table-cell table:formula="of:=[v03.B670]" office:value-type="float" office:value="0" calcext:value-type="float">
            <text:p>0</text:p>
          </table:table-cell>
          <table:table-cell table:formula="of:=[v03.B1070]" office:value-type="float" office:value="0" calcext:value-type="float">
            <text:p>0</text:p>
          </table:table-cell>
          <table:table-cell table:formula="of:=[v03.B1470]" office:value-type="float" office:value="0" calcext:value-type="float">
            <text:p>0</text:p>
          </table:table-cell>
        </table:table-row>
        <table:table-row table:style-name="ro1">
          <table:table-cell table:formula="of:=[Feuille3.D272]" office:value-type="float" office:value="0.29635268" calcext:value-type="float">
            <text:p>0,29635268</text:p>
          </table:table-cell>
          <table:table-cell table:formula="of:=[v03.B671]" office:value-type="float" office:value="0" calcext:value-type="float">
            <text:p>0</text:p>
          </table:table-cell>
          <table:table-cell table:formula="of:=[v03.B1071]" office:value-type="float" office:value="0" calcext:value-type="float">
            <text:p>0</text:p>
          </table:table-cell>
          <table:table-cell table:formula="of:=[v03.B1471]" office:value-type="float" office:value="0" calcext:value-type="float">
            <text:p>0</text:p>
          </table:table-cell>
        </table:table-row>
        <table:table-row table:style-name="ro1">
          <table:table-cell table:formula="of:=[Feuille3.D273]" office:value-type="float" office:value="0.3184411" calcext:value-type="float">
            <text:p>0,3184411</text:p>
          </table:table-cell>
          <table:table-cell table:formula="of:=[v03.B672]" office:value-type="float" office:value="0" calcext:value-type="float">
            <text:p>0</text:p>
          </table:table-cell>
          <table:table-cell table:formula="of:=[v03.B1072]" office:value-type="float" office:value="0" calcext:value-type="float">
            <text:p>0</text:p>
          </table:table-cell>
          <table:table-cell table:formula="of:=[v03.B1472]" office:value-type="float" office:value="0" calcext:value-type="float">
            <text:p>0</text:p>
          </table:table-cell>
        </table:table-row>
        <table:table-row table:style-name="ro1">
          <table:table-cell table:formula="of:=[Feuille3.D274]" office:value-type="float" office:value="0.3092376" calcext:value-type="float">
            <text:p>0,3092376</text:p>
          </table:table-cell>
          <table:table-cell table:formula="of:=[v03.B673]" office:value-type="float" office:value="0" calcext:value-type="float">
            <text:p>0</text:p>
          </table:table-cell>
          <table:table-cell table:formula="of:=[v03.B1073]" office:value-type="float" office:value="0" calcext:value-type="float">
            <text:p>0</text:p>
          </table:table-cell>
          <table:table-cell table:formula="of:=[v03.B1473]" office:value-type="float" office:value="0" calcext:value-type="float">
            <text:p>0</text:p>
          </table:table-cell>
        </table:table-row>
        <table:table-row table:style-name="ro1">
          <table:table-cell table:formula="of:=[Feuille3.D275]" office:value-type="float" office:value="0.29635268" calcext:value-type="float">
            <text:p>0,29635268</text:p>
          </table:table-cell>
          <table:table-cell table:formula="of:=[v03.B674]" office:value-type="float" office:value="0" calcext:value-type="float">
            <text:p>0</text:p>
          </table:table-cell>
          <table:table-cell table:formula="of:=[v03.B1074]" office:value-type="float" office:value="0" calcext:value-type="float">
            <text:p>0</text:p>
          </table:table-cell>
          <table:table-cell table:formula="of:=[v03.B1474]" office:value-type="float" office:value="0" calcext:value-type="float">
            <text:p>0</text:p>
          </table:table-cell>
        </table:table-row>
        <table:table-row table:style-name="ro1">
          <table:table-cell table:formula="of:=[Feuille3.D276]" office:value-type="float" office:value="0.3092376" calcext:value-type="float">
            <text:p>0,3092376</text:p>
          </table:table-cell>
          <table:table-cell table:formula="of:=[v03.B675]" office:value-type="float" office:value="0" calcext:value-type="float">
            <text:p>0</text:p>
          </table:table-cell>
          <table:table-cell table:formula="of:=[v03.B1075]" office:value-type="float" office:value="0" calcext:value-type="float">
            <text:p>0</text:p>
          </table:table-cell>
          <table:table-cell table:formula="of:=[v03.B1475]" office:value-type="float" office:value="0" calcext:value-type="float">
            <text:p>0</text:p>
          </table:table-cell>
        </table:table-row>
        <table:table-row table:style-name="ro1">
          <table:table-cell table:formula="of:=[Feuille3.D277]" office:value-type="float" office:value="0.3092376" calcext:value-type="float">
            <text:p>0,3092376</text:p>
          </table:table-cell>
          <table:table-cell table:formula="of:=[v03.B676]" office:value-type="float" office:value="0" calcext:value-type="float">
            <text:p>0</text:p>
          </table:table-cell>
          <table:table-cell table:formula="of:=[v03.B1076]" office:value-type="float" office:value="0" calcext:value-type="float">
            <text:p>0</text:p>
          </table:table-cell>
          <table:table-cell table:formula="of:=[v03.B1476]" office:value-type="float" office:value="0" calcext:value-type="float">
            <text:p>0</text:p>
          </table:table-cell>
        </table:table-row>
        <table:table-row table:style-name="ro1">
          <table:table-cell table:formula="of:=[Feuille3.D278]" office:value-type="float" office:value="0.29635268" calcext:value-type="float">
            <text:p>0,29635268</text:p>
          </table:table-cell>
          <table:table-cell table:formula="of:=[v03.B677]" office:value-type="float" office:value="0" calcext:value-type="float">
            <text:p>0</text:p>
          </table:table-cell>
          <table:table-cell table:formula="of:=[v03.B1077]" office:value-type="float" office:value="0" calcext:value-type="float">
            <text:p>0</text:p>
          </table:table-cell>
          <table:table-cell table:formula="of:=[v03.B1477]" office:value-type="float" office:value="0" calcext:value-type="float">
            <text:p>0</text:p>
          </table:table-cell>
        </table:table-row>
        <table:table-row table:style-name="ro1">
          <table:table-cell table:formula="of:=[Feuille3.D279]" office:value-type="float" office:value="0.2981934" calcext:value-type="float">
            <text:p>0,2981934</text:p>
          </table:table-cell>
          <table:table-cell table:formula="of:=[v03.B678]" office:value-type="float" office:value="0" calcext:value-type="float">
            <text:p>0</text:p>
          </table:table-cell>
          <table:table-cell table:formula="of:=[v03.B1078]" office:value-type="float" office:value="0" calcext:value-type="float">
            <text:p>0</text:p>
          </table:table-cell>
          <table:table-cell table:formula="of:=[v03.B1478]" office:value-type="float" office:value="0" calcext:value-type="float">
            <text:p>0</text:p>
          </table:table-cell>
        </table:table-row>
        <table:table-row table:style-name="ro1">
          <table:table-cell table:formula="of:=[Feuille3.D280]" office:value-type="float" office:value="0.3110783" calcext:value-type="float">
            <text:p>0,3110783</text:p>
          </table:table-cell>
          <table:table-cell table:formula="of:=[v03.B679]" office:value-type="float" office:value="0" calcext:value-type="float">
            <text:p>0</text:p>
          </table:table-cell>
          <table:table-cell table:formula="of:=[v03.B1079]" office:value-type="float" office:value="0" calcext:value-type="float">
            <text:p>0</text:p>
          </table:table-cell>
          <table:table-cell table:formula="of:=[v03.B1479]" office:value-type="float" office:value="0" calcext:value-type="float">
            <text:p>0</text:p>
          </table:table-cell>
        </table:table-row>
        <table:table-row table:style-name="ro1">
          <table:table-cell table:formula="of:=[Feuille3.D281]" office:value-type="float" office:value="0.294512" calcext:value-type="float">
            <text:p>0,294512</text:p>
          </table:table-cell>
          <table:table-cell table:formula="of:=[v03.B680]" office:value-type="float" office:value="0" calcext:value-type="float">
            <text:p>0</text:p>
          </table:table-cell>
          <table:table-cell table:formula="of:=[v03.B1080]" office:value-type="float" office:value="0" calcext:value-type="float">
            <text:p>0</text:p>
          </table:table-cell>
          <table:table-cell table:formula="of:=[v03.B1480]" office:value-type="float" office:value="0" calcext:value-type="float">
            <text:p>0</text:p>
          </table:table-cell>
        </table:table-row>
        <table:table-row table:style-name="ro1">
          <table:table-cell table:formula="of:=[Feuille3.D282]" office:value-type="float" office:value="0.2926713" calcext:value-type="float">
            <text:p>0,2926713</text:p>
          </table:table-cell>
          <table:table-cell table:formula="of:=[v03.B681]" office:value-type="float" office:value="0" calcext:value-type="float">
            <text:p>0</text:p>
          </table:table-cell>
          <table:table-cell table:formula="of:=[v03.B1081]" office:value-type="float" office:value="0" calcext:value-type="float">
            <text:p>0</text:p>
          </table:table-cell>
          <table:table-cell table:formula="of:=[v03.B1481]" office:value-type="float" office:value="0" calcext:value-type="float">
            <text:p>0</text:p>
          </table:table-cell>
        </table:table-row>
        <table:table-row table:style-name="ro1">
          <table:table-cell table:formula="of:=[Feuille3.D283]" office:value-type="float" office:value="0.294512" calcext:value-type="float">
            <text:p>0,294512</text:p>
          </table:table-cell>
          <table:table-cell table:formula="of:=[v03.B682]" office:value-type="float" office:value="0" calcext:value-type="float">
            <text:p>0</text:p>
          </table:table-cell>
          <table:table-cell table:formula="of:=[v03.B1082]" office:value-type="float" office:value="0" calcext:value-type="float">
            <text:p>0</text:p>
          </table:table-cell>
          <table:table-cell table:formula="of:=[v03.B1482]" office:value-type="float" office:value="0" calcext:value-type="float">
            <text:p>0</text:p>
          </table:table-cell>
        </table:table-row>
        <table:table-row table:style-name="ro1">
          <table:table-cell table:formula="of:=[Feuille3.D284]" office:value-type="float" office:value="0.3073969" calcext:value-type="float">
            <text:p>0,3073969</text:p>
          </table:table-cell>
          <table:table-cell table:formula="of:=[v03.B683]" office:value-type="float" office:value="0" calcext:value-type="float">
            <text:p>0</text:p>
          </table:table-cell>
          <table:table-cell table:formula="of:=[v03.B1083]" office:value-type="float" office:value="0" calcext:value-type="float">
            <text:p>0</text:p>
          </table:table-cell>
          <table:table-cell table:formula="of:=[v03.B1483]" office:value-type="float" office:value="0" calcext:value-type="float">
            <text:p>0</text:p>
          </table:table-cell>
        </table:table-row>
        <table:table-row table:style-name="ro1">
          <table:table-cell table:formula="of:=[Feuille3.D285]" office:value-type="float" office:value="0.3000341" calcext:value-type="float">
            <text:p>0,3000341</text:p>
          </table:table-cell>
          <table:table-cell table:formula="of:=[v03.B684]" office:value-type="float" office:value="0" calcext:value-type="float">
            <text:p>0</text:p>
          </table:table-cell>
          <table:table-cell table:formula="of:=[v03.B1084]" office:value-type="float" office:value="0" calcext:value-type="float">
            <text:p>0</text:p>
          </table:table-cell>
          <table:table-cell table:formula="of:=[v03.B1484]" office:value-type="float" office:value="0" calcext:value-type="float">
            <text:p>0</text:p>
          </table:table-cell>
        </table:table-row>
        <table:table-row table:style-name="ro1">
          <table:table-cell table:formula="of:=[Feuille3.D286]" office:value-type="float" office:value="0.2908306" calcext:value-type="float">
            <text:p>0,2908306</text:p>
          </table:table-cell>
          <table:table-cell table:formula="of:=[v03.B685]" office:value-type="float" office:value="0" calcext:value-type="float">
            <text:p>0</text:p>
          </table:table-cell>
          <table:table-cell table:formula="of:=[v03.B1085]" office:value-type="float" office:value="0" calcext:value-type="float">
            <text:p>0</text:p>
          </table:table-cell>
          <table:table-cell table:formula="of:=[v03.B1485]" office:value-type="float" office:value="0" calcext:value-type="float">
            <text:p>0</text:p>
          </table:table-cell>
        </table:table-row>
        <table:table-row table:style-name="ro1">
          <table:table-cell table:formula="of:=[Feuille3.D287]" office:value-type="float" office:value="0.29083058" calcext:value-type="float">
            <text:p>0,29083058</text:p>
          </table:table-cell>
          <table:table-cell table:formula="of:=[v03.B686]" office:value-type="float" office:value="0" calcext:value-type="float">
            <text:p>0</text:p>
          </table:table-cell>
          <table:table-cell table:formula="of:=[v03.B1086]" office:value-type="float" office:value="0" calcext:value-type="float">
            <text:p>0</text:p>
          </table:table-cell>
          <table:table-cell table:formula="of:=[v03.B1486]" office:value-type="float" office:value="0" calcext:value-type="float">
            <text:p>0</text:p>
          </table:table-cell>
        </table:table-row>
        <table:table-row table:style-name="ro1">
          <table:table-cell table:formula="of:=[Feuille3.D288]" office:value-type="float" office:value="0.3073969" calcext:value-type="float">
            <text:p>0,3073969</text:p>
          </table:table-cell>
          <table:table-cell table:formula="of:=[v03.B687]" office:value-type="float" office:value="0" calcext:value-type="float">
            <text:p>0</text:p>
          </table:table-cell>
          <table:table-cell table:formula="of:=[v03.B1087]" office:value-type="float" office:value="0" calcext:value-type="float">
            <text:p>0</text:p>
          </table:table-cell>
          <table:table-cell table:formula="of:=[v03.B1487]" office:value-type="float" office:value="0" calcext:value-type="float">
            <text:p>0</text:p>
          </table:table-cell>
        </table:table-row>
        <table:table-row table:style-name="ro1">
          <table:table-cell table:formula="of:=[Feuille3.D289]" office:value-type="float" office:value="0.2926713" calcext:value-type="float">
            <text:p>0,2926713</text:p>
          </table:table-cell>
          <table:table-cell table:formula="of:=[v03.B688]" office:value-type="float" office:value="0" calcext:value-type="float">
            <text:p>0</text:p>
          </table:table-cell>
          <table:table-cell table:formula="of:=[v03.B1088]" office:value-type="float" office:value="0" calcext:value-type="float">
            <text:p>0</text:p>
          </table:table-cell>
          <table:table-cell table:formula="of:=[v03.B1488]" office:value-type="float" office:value="0" calcext:value-type="float">
            <text:p>0</text:p>
          </table:table-cell>
        </table:table-row>
        <table:table-row table:style-name="ro1">
          <table:table-cell table:formula="of:=[Feuille3.D290]" office:value-type="float" office:value="0.2926713" calcext:value-type="float">
            <text:p>0,2926713</text:p>
          </table:table-cell>
          <table:table-cell table:formula="of:=[v03.B689]" office:value-type="float" office:value="0" calcext:value-type="float">
            <text:p>0</text:p>
          </table:table-cell>
          <table:table-cell table:formula="of:=[v03.B1089]" office:value-type="float" office:value="0" calcext:value-type="float">
            <text:p>0</text:p>
          </table:table-cell>
          <table:table-cell table:formula="of:=[v03.B1489]" office:value-type="float" office:value="0" calcext:value-type="float">
            <text:p>0</text:p>
          </table:table-cell>
        </table:table-row>
        <table:table-row table:style-name="ro1">
          <table:table-cell table:formula="of:=[Feuille3.D291]" office:value-type="float" office:value="0.294512" calcext:value-type="float">
            <text:p>0,294512</text:p>
          </table:table-cell>
          <table:table-cell table:formula="of:=[v03.B690]" office:value-type="float" office:value="0" calcext:value-type="float">
            <text:p>0</text:p>
          </table:table-cell>
          <table:table-cell table:formula="of:=[v03.B1090]" office:value-type="float" office:value="0" calcext:value-type="float">
            <text:p>0</text:p>
          </table:table-cell>
          <table:table-cell table:formula="of:=[v03.B1490]" office:value-type="float" office:value="0" calcext:value-type="float">
            <text:p>0</text:p>
          </table:table-cell>
        </table:table-row>
        <table:table-row table:style-name="ro1">
          <table:table-cell table:formula="of:=[Feuille3.D292]" office:value-type="float" office:value="0.29635268" calcext:value-type="float">
            <text:p>0,29635268</text:p>
          </table:table-cell>
          <table:table-cell table:formula="of:=[v03.B691]" office:value-type="float" office:value="0" calcext:value-type="float">
            <text:p>0</text:p>
          </table:table-cell>
          <table:table-cell table:formula="of:=[v03.B1091]" office:value-type="float" office:value="0" calcext:value-type="float">
            <text:p>0</text:p>
          </table:table-cell>
          <table:table-cell table:formula="of:=[v03.B1491]" office:value-type="float" office:value="0" calcext:value-type="float">
            <text:p>0</text:p>
          </table:table-cell>
        </table:table-row>
        <table:table-row table:style-name="ro1">
          <table:table-cell table:formula="of:=[Feuille3.D293]" office:value-type="float" office:value="0.2981934" calcext:value-type="float">
            <text:p>0,2981934</text:p>
          </table:table-cell>
          <table:table-cell table:formula="of:=[v03.B692]" office:value-type="float" office:value="0" calcext:value-type="float">
            <text:p>0</text:p>
          </table:table-cell>
          <table:table-cell table:formula="of:=[v03.B1092]" office:value-type="float" office:value="0" calcext:value-type="float">
            <text:p>0</text:p>
          </table:table-cell>
          <table:table-cell table:formula="of:=[v03.B1492]" office:value-type="float" office:value="0" calcext:value-type="float">
            <text:p>0</text:p>
          </table:table-cell>
        </table:table-row>
        <table:table-row table:style-name="ro1">
          <table:table-cell table:formula="of:=[Feuille3.D294]" office:value-type="float" office:value="0.2981934" calcext:value-type="float">
            <text:p>0,2981934</text:p>
          </table:table-cell>
          <table:table-cell table:formula="of:=[v03.B693]" office:value-type="float" office:value="0" calcext:value-type="float">
            <text:p>0</text:p>
          </table:table-cell>
          <table:table-cell table:formula="of:=[v03.B1093]" office:value-type="float" office:value="0" calcext:value-type="float">
            <text:p>0</text:p>
          </table:table-cell>
          <table:table-cell table:formula="of:=[v03.B1493]" office:value-type="float" office:value="0" calcext:value-type="float">
            <text:p>0</text:p>
          </table:table-cell>
        </table:table-row>
        <table:table-row table:style-name="ro1">
          <table:table-cell table:formula="of:=[Feuille3.D295]" office:value-type="float" office:value="0.30555618" calcext:value-type="float">
            <text:p>0,30555618</text:p>
          </table:table-cell>
          <table:table-cell table:formula="of:=[v03.B694]" office:value-type="float" office:value="0" calcext:value-type="float">
            <text:p>0</text:p>
          </table:table-cell>
          <table:table-cell table:formula="of:=[v03.B1094]" office:value-type="float" office:value="0" calcext:value-type="float">
            <text:p>0</text:p>
          </table:table-cell>
          <table:table-cell table:formula="of:=[v03.B1494]" office:value-type="float" office:value="0" calcext:value-type="float">
            <text:p>0</text:p>
          </table:table-cell>
        </table:table-row>
        <table:table-row table:style-name="ro1">
          <table:table-cell table:formula="of:=[Feuille3.D296]" office:value-type="float" office:value="0.3037155" calcext:value-type="float">
            <text:p>0,3037155</text:p>
          </table:table-cell>
          <table:table-cell table:formula="of:=[v03.B695]" office:value-type="float" office:value="0" calcext:value-type="float">
            <text:p>0</text:p>
          </table:table-cell>
          <table:table-cell table:formula="of:=[v03.B1095]" office:value-type="float" office:value="0" calcext:value-type="float">
            <text:p>0</text:p>
          </table:table-cell>
          <table:table-cell table:formula="of:=[v03.B1495]" office:value-type="float" office:value="0" calcext:value-type="float">
            <text:p>0</text:p>
          </table:table-cell>
        </table:table-row>
        <table:table-row table:style-name="ro1">
          <table:table-cell table:formula="of:=[Feuille3.D297]" office:value-type="float" office:value="0.3110783" calcext:value-type="float">
            <text:p>0,3110783</text:p>
          </table:table-cell>
          <table:table-cell table:formula="of:=[v03.B696]" office:value-type="float" office:value="0" calcext:value-type="float">
            <text:p>0</text:p>
          </table:table-cell>
          <table:table-cell table:formula="of:=[v03.B1096]" office:value-type="float" office:value="0" calcext:value-type="float">
            <text:p>0</text:p>
          </table:table-cell>
          <table:table-cell table:formula="of:=[v03.B1496]" office:value-type="float" office:value="0" calcext:value-type="float">
            <text:p>0</text:p>
          </table:table-cell>
        </table:table-row>
        <table:table-row table:style-name="ro1">
          <table:table-cell table:formula="of:=[Feuille3.D298]" office:value-type="float" office:value="0.3147597" calcext:value-type="float">
            <text:p>0,3147597</text:p>
          </table:table-cell>
          <table:table-cell table:formula="of:=[v03.B697]" office:value-type="float" office:value="0" calcext:value-type="float">
            <text:p>0</text:p>
          </table:table-cell>
          <table:table-cell table:formula="of:=[v03.B1097]" office:value-type="float" office:value="0" calcext:value-type="float">
            <text:p>0</text:p>
          </table:table-cell>
          <table:table-cell table:formula="of:=[v03.B1497]" office:value-type="float" office:value="0" calcext:value-type="float">
            <text:p>0</text:p>
          </table:table-cell>
        </table:table-row>
        <table:table-row table:style-name="ro1">
          <table:table-cell table:formula="of:=[Feuille3.D299]" office:value-type="float" office:value="0.2981934" calcext:value-type="float">
            <text:p>0,2981934</text:p>
          </table:table-cell>
          <table:table-cell table:formula="of:=[v03.B698]" office:value-type="float" office:value="0" calcext:value-type="float">
            <text:p>0</text:p>
          </table:table-cell>
          <table:table-cell table:formula="of:=[v03.B1098]" office:value-type="float" office:value="0" calcext:value-type="float">
            <text:p>0</text:p>
          </table:table-cell>
          <table:table-cell table:formula="of:=[v03.B1498]" office:value-type="float" office:value="0" calcext:value-type="float">
            <text:p>0</text:p>
          </table:table-cell>
        </table:table-row>
        <table:table-row table:style-name="ro1">
          <table:table-cell table:formula="of:=[Feuille3.D300]" office:value-type="float" office:value="0.29635268" calcext:value-type="float">
            <text:p>0,29635268</text:p>
          </table:table-cell>
          <table:table-cell table:formula="of:=[v03.B699]" office:value-type="float" office:value="0" calcext:value-type="float">
            <text:p>0</text:p>
          </table:table-cell>
          <table:table-cell table:formula="of:=[v03.B1099]" office:value-type="float" office:value="0" calcext:value-type="float">
            <text:p>0</text:p>
          </table:table-cell>
          <table:table-cell table:formula="of:=[v03.B1499]" office:value-type="float" office:value="0" calcext:value-type="float">
            <text:p>0</text:p>
          </table:table-cell>
        </table:table-row>
        <table:table-row table:style-name="ro1">
          <table:table-cell table:formula="of:=[Feuille3.D301]" office:value-type="float" office:value="0.3073969" calcext:value-type="float">
            <text:p>0,3073969</text:p>
          </table:table-cell>
          <table:table-cell table:formula="of:=[v03.B700]" office:value-type="float" office:value="0" calcext:value-type="float">
            <text:p>0</text:p>
          </table:table-cell>
          <table:table-cell table:formula="of:=[v03.B1100]" office:value-type="float" office:value="0" calcext:value-type="float">
            <text:p>0</text:p>
          </table:table-cell>
          <table:table-cell table:formula="of:=[v03.B1500]" office:value-type="float" office:value="0" calcext:value-type="float">
            <text:p>0</text:p>
          </table:table-cell>
        </table:table-row>
        <table:table-row table:style-name="ro1">
          <table:table-cell table:formula="of:=[Feuille3.D302]" office:value-type="float" office:value="0.3073969" calcext:value-type="float">
            <text:p>0,3073969</text:p>
          </table:table-cell>
          <table:table-cell table:formula="of:=[v03.B701]" office:value-type="float" office:value="0" calcext:value-type="float">
            <text:p>0</text:p>
          </table:table-cell>
          <table:table-cell table:formula="of:=[v03.B1101]" office:value-type="float" office:value="0" calcext:value-type="float">
            <text:p>0</text:p>
          </table:table-cell>
          <table:table-cell table:formula="of:=[v03.B1501]" office:value-type="float" office:value="0" calcext:value-type="float">
            <text:p>0</text:p>
          </table:table-cell>
        </table:table-row>
        <table:table-row table:style-name="ro1">
          <table:table-cell table:formula="of:=[Feuille3.D303]" office:value-type="float" office:value="0.28162712" calcext:value-type="float">
            <text:p>0,28162712</text:p>
          </table:table-cell>
          <table:table-cell table:formula="of:=[v03.B702]" office:value-type="float" office:value="0" calcext:value-type="float">
            <text:p>0</text:p>
          </table:table-cell>
          <table:table-cell table:formula="of:=[v03.B1102]" office:value-type="float" office:value="0" calcext:value-type="float">
            <text:p>0</text:p>
          </table:table-cell>
          <table:table-cell table:formula="of:=[v03.B1502]" office:value-type="float" office:value="0" calcext:value-type="float">
            <text:p>0</text:p>
          </table:table-cell>
        </table:table-row>
        <table:table-row table:style-name="ro1">
          <table:table-cell table:formula="of:=[Feuille3.D304]" office:value-type="float" office:value="0.3000341" calcext:value-type="float">
            <text:p>0,3000341</text:p>
          </table:table-cell>
          <table:table-cell table:formula="of:=[v03.B703]" office:value-type="float" office:value="0" calcext:value-type="float">
            <text:p>0</text:p>
          </table:table-cell>
          <table:table-cell table:formula="of:=[v03.B1103]" office:value-type="float" office:value="0" calcext:value-type="float">
            <text:p>0</text:p>
          </table:table-cell>
          <table:table-cell table:formula="of:=[v03.B1503]" office:value-type="float" office:value="0" calcext:value-type="float">
            <text:p>0</text:p>
          </table:table-cell>
        </table:table-row>
        <table:table-row table:style-name="ro1">
          <table:table-cell table:formula="of:=[Feuille3.D305]" office:value-type="float" office:value="0.3110783" calcext:value-type="float">
            <text:p>0,3110783</text:p>
          </table:table-cell>
          <table:table-cell table:formula="of:=[v03.B704]" office:value-type="float" office:value="0" calcext:value-type="float">
            <text:p>0</text:p>
          </table:table-cell>
          <table:table-cell table:formula="of:=[v03.B1104]" office:value-type="float" office:value="0" calcext:value-type="float">
            <text:p>0</text:p>
          </table:table-cell>
          <table:table-cell table:formula="of:=[v03.B1504]" office:value-type="float" office:value="0" calcext:value-type="float">
            <text:p>0</text:p>
          </table:table-cell>
        </table:table-row>
        <table:table-row table:style-name="ro1">
          <table:table-cell table:formula="of:=[Feuille3.D306]" office:value-type="float" office:value="0.3166004" calcext:value-type="float">
            <text:p>0,3166004</text:p>
          </table:table-cell>
          <table:table-cell table:formula="of:=[v03.B705]" office:value-type="float" office:value="0" calcext:value-type="float">
            <text:p>0</text:p>
          </table:table-cell>
          <table:table-cell table:formula="of:=[v03.B1105]" office:value-type="float" office:value="0" calcext:value-type="float">
            <text:p>0</text:p>
          </table:table-cell>
          <table:table-cell table:formula="of:=[v03.B1505]" office:value-type="float" office:value="0" calcext:value-type="float">
            <text:p>0</text:p>
          </table:table-cell>
        </table:table-row>
        <table:table-row table:style-name="ro1">
          <table:table-cell table:formula="of:=[Feuille3.D307]" office:value-type="float" office:value="0.2963527" calcext:value-type="float">
            <text:p>0,2963527</text:p>
          </table:table-cell>
          <table:table-cell table:formula="of:=[v03.B706]" office:value-type="float" office:value="0" calcext:value-type="float">
            <text:p>0</text:p>
          </table:table-cell>
          <table:table-cell table:formula="of:=[v03.B1106]" office:value-type="float" office:value="0" calcext:value-type="float">
            <text:p>0</text:p>
          </table:table-cell>
          <table:table-cell table:formula="of:=[v03.B1506]" office:value-type="float" office:value="0" calcext:value-type="float">
            <text:p>0</text:p>
          </table:table-cell>
        </table:table-row>
        <table:table-row table:style-name="ro1">
          <table:table-cell table:formula="of:=[Feuille3.D308]" office:value-type="float" office:value="0.3000341" calcext:value-type="float">
            <text:p>0,3000341</text:p>
          </table:table-cell>
          <table:table-cell table:formula="of:=[v03.B707]" office:value-type="float" office:value="0" calcext:value-type="float">
            <text:p>0</text:p>
          </table:table-cell>
          <table:table-cell table:formula="of:=[v03.B1107]" office:value-type="float" office:value="0" calcext:value-type="float">
            <text:p>0</text:p>
          </table:table-cell>
          <table:table-cell table:formula="of:=[v03.B1507]" office:value-type="float" office:value="0" calcext:value-type="float">
            <text:p>0</text:p>
          </table:table-cell>
        </table:table-row>
        <table:table-row table:style-name="ro1">
          <table:table-cell table:formula="of:=[Feuille3.D309]" office:value-type="float" office:value="0.3202818" calcext:value-type="float">
            <text:p>0,3202818</text:p>
          </table:table-cell>
          <table:table-cell table:formula="of:=[v03.B708]" office:value-type="float" office:value="0" calcext:value-type="float">
            <text:p>0</text:p>
          </table:table-cell>
          <table:table-cell table:formula="of:=[v03.B1108]" office:value-type="float" office:value="0" calcext:value-type="float">
            <text:p>0</text:p>
          </table:table-cell>
          <table:table-cell table:formula="of:=[v03.B1508]" office:value-type="float" office:value="0" calcext:value-type="float">
            <text:p>0</text:p>
          </table:table-cell>
        </table:table-row>
        <table:table-row table:style-name="ro1">
          <table:table-cell table:formula="of:=[Feuille3.D310]" office:value-type="float" office:value="0.3110783" calcext:value-type="float">
            <text:p>0,3110783</text:p>
          </table:table-cell>
          <table:table-cell table:formula="of:=[v03.B709]" office:value-type="float" office:value="0" calcext:value-type="float">
            <text:p>0</text:p>
          </table:table-cell>
          <table:table-cell table:formula="of:=[v03.B1109]" office:value-type="float" office:value="0" calcext:value-type="float">
            <text:p>0</text:p>
          </table:table-cell>
          <table:table-cell table:formula="of:=[v03.B1509]" office:value-type="float" office:value="0" calcext:value-type="float">
            <text:p>0</text:p>
          </table:table-cell>
        </table:table-row>
        <table:table-row table:style-name="ro1">
          <table:table-cell table:formula="of:=[Feuille3.D311]" office:value-type="float" office:value="0.2926713" calcext:value-type="float">
            <text:p>0,2926713</text:p>
          </table:table-cell>
          <table:table-cell table:formula="of:=[v03.B710]" office:value-type="float" office:value="0" calcext:value-type="float">
            <text:p>0</text:p>
          </table:table-cell>
          <table:table-cell table:formula="of:=[v03.B1110]" office:value-type="float" office:value="0" calcext:value-type="float">
            <text:p>0</text:p>
          </table:table-cell>
          <table:table-cell table:formula="of:=[v03.B1510]" office:value-type="float" office:value="0" calcext:value-type="float">
            <text:p>0</text:p>
          </table:table-cell>
        </table:table-row>
        <table:table-row table:style-name="ro1">
          <table:table-cell table:formula="of:=[Feuille3.D312]" office:value-type="float" office:value="0.2889899" calcext:value-type="float">
            <text:p>0,2889899</text:p>
          </table:table-cell>
          <table:table-cell table:formula="of:=[v03.B711]" office:value-type="float" office:value="0" calcext:value-type="float">
            <text:p>0</text:p>
          </table:table-cell>
          <table:table-cell table:formula="of:=[v03.B1111]" office:value-type="float" office:value="0" calcext:value-type="float">
            <text:p>0</text:p>
          </table:table-cell>
          <table:table-cell table:formula="of:=[v03.B1511]" office:value-type="float" office:value="0" calcext:value-type="float">
            <text:p>0</text:p>
          </table:table-cell>
        </table:table-row>
        <table:table-row table:style-name="ro1">
          <table:table-cell table:formula="of:=[Feuille3.D313]" office:value-type="float" office:value="0.30555618" calcext:value-type="float">
            <text:p>0,30555618</text:p>
          </table:table-cell>
          <table:table-cell table:formula="of:=[v03.B712]" office:value-type="float" office:value="0" calcext:value-type="float">
            <text:p>0</text:p>
          </table:table-cell>
          <table:table-cell table:formula="of:=[v03.B1112]" office:value-type="float" office:value="0" calcext:value-type="float">
            <text:p>0</text:p>
          </table:table-cell>
          <table:table-cell table:formula="of:=[v03.B1512]" office:value-type="float" office:value="0" calcext:value-type="float">
            <text:p>0</text:p>
          </table:table-cell>
        </table:table-row>
        <table:table-row table:style-name="ro1">
          <table:table-cell table:formula="of:=[Feuille3.D314]" office:value-type="float" office:value="0.32580388" calcext:value-type="float">
            <text:p>0,32580388</text:p>
          </table:table-cell>
          <table:table-cell table:formula="of:=[v03.B713]" office:value-type="float" office:value="0" calcext:value-type="float">
            <text:p>0</text:p>
          </table:table-cell>
          <table:table-cell table:formula="of:=[v03.B1113]" office:value-type="float" office:value="0" calcext:value-type="float">
            <text:p>0</text:p>
          </table:table-cell>
          <table:table-cell table:formula="of:=[v03.B1513]" office:value-type="float" office:value="0" calcext:value-type="float">
            <text:p>0</text:p>
          </table:table-cell>
        </table:table-row>
        <table:table-row table:style-name="ro1">
          <table:table-cell table:formula="of:=[Feuille3.D315]" office:value-type="float" office:value="0.2981934" calcext:value-type="float">
            <text:p>0,2981934</text:p>
          </table:table-cell>
          <table:table-cell table:formula="of:=[v03.B714]" office:value-type="float" office:value="0" calcext:value-type="float">
            <text:p>0</text:p>
          </table:table-cell>
          <table:table-cell table:formula="of:=[v03.B1114]" office:value-type="float" office:value="0" calcext:value-type="float">
            <text:p>0</text:p>
          </table:table-cell>
          <table:table-cell table:formula="of:=[v03.B1514]" office:value-type="float" office:value="0" calcext:value-type="float">
            <text:p>0</text:p>
          </table:table-cell>
        </table:table-row>
        <table:table-row table:style-name="ro1">
          <table:table-cell table:formula="of:=[Feuille3.D316]" office:value-type="float" office:value="0.29635268" calcext:value-type="float">
            <text:p>0,29635268</text:p>
          </table:table-cell>
          <table:table-cell table:formula="of:=[v03.B715]" office:value-type="float" office:value="0" calcext:value-type="float">
            <text:p>0</text:p>
          </table:table-cell>
          <table:table-cell table:formula="of:=[v03.B1115]" office:value-type="float" office:value="0" calcext:value-type="float">
            <text:p>0</text:p>
          </table:table-cell>
          <table:table-cell table:formula="of:=[v03.B1515]" office:value-type="float" office:value="0" calcext:value-type="float">
            <text:p>0</text:p>
          </table:table-cell>
        </table:table-row>
        <table:table-row table:style-name="ro1">
          <table:table-cell table:formula="of:=[Feuille3.D317]" office:value-type="float" office:value="0.3073969" calcext:value-type="float">
            <text:p>0,3073969</text:p>
          </table:table-cell>
          <table:table-cell table:formula="of:=[v03.B716]" office:value-type="float" office:value="0" calcext:value-type="float">
            <text:p>0</text:p>
          </table:table-cell>
          <table:table-cell table:formula="of:=[v03.B1116]" office:value-type="float" office:value="0" calcext:value-type="float">
            <text:p>0</text:p>
          </table:table-cell>
          <table:table-cell table:formula="of:=[v03.B1516]" office:value-type="float" office:value="0" calcext:value-type="float">
            <text:p>0</text:p>
          </table:table-cell>
        </table:table-row>
        <table:table-row table:style-name="ro1">
          <table:table-cell table:formula="of:=[Feuille3.D318]" office:value-type="float" office:value="0.2981934" calcext:value-type="float">
            <text:p>0,2981934</text:p>
          </table:table-cell>
          <table:table-cell table:formula="of:=[v03.B717]" office:value-type="float" office:value="0" calcext:value-type="float">
            <text:p>0</text:p>
          </table:table-cell>
          <table:table-cell table:formula="of:=[v03.B1117]" office:value-type="float" office:value="0" calcext:value-type="float">
            <text:p>0</text:p>
          </table:table-cell>
          <table:table-cell table:formula="of:=[v03.B1517]" office:value-type="float" office:value="0" calcext:value-type="float">
            <text:p>0</text:p>
          </table:table-cell>
        </table:table-row>
        <table:table-row table:style-name="ro1">
          <table:table-cell table:formula="of:=[Feuille3.D319]" office:value-type="float" office:value="0.28162712" calcext:value-type="float">
            <text:p>0,28162712</text:p>
          </table:table-cell>
          <table:table-cell table:formula="of:=[v03.B718]" office:value-type="float" office:value="0" calcext:value-type="float">
            <text:p>0</text:p>
          </table:table-cell>
          <table:table-cell table:formula="of:=[v03.B1118]" office:value-type="float" office:value="0" calcext:value-type="float">
            <text:p>0</text:p>
          </table:table-cell>
          <table:table-cell table:formula="of:=[v03.B1518]" office:value-type="float" office:value="0" calcext:value-type="float">
            <text:p>0</text:p>
          </table:table-cell>
        </table:table-row>
        <table:table-row table:style-name="ro1">
          <table:table-cell table:formula="of:=[Feuille3.D320]" office:value-type="float" office:value="0.2981934" calcext:value-type="float">
            <text:p>0,2981934</text:p>
          </table:table-cell>
          <table:table-cell table:formula="of:=[v03.B719]" office:value-type="float" office:value="0" calcext:value-type="float">
            <text:p>0</text:p>
          </table:table-cell>
          <table:table-cell table:formula="of:=[v03.B1119]" office:value-type="float" office:value="0" calcext:value-type="float">
            <text:p>0</text:p>
          </table:table-cell>
          <table:table-cell table:formula="of:=[v03.B1519]" office:value-type="float" office:value="0" calcext:value-type="float">
            <text:p>0</text:p>
          </table:table-cell>
        </table:table-row>
        <table:table-row table:style-name="ro1">
          <table:table-cell table:formula="of:=[Feuille3.D321]" office:value-type="float" office:value="0.3000341" calcext:value-type="float">
            <text:p>0,3000341</text:p>
          </table:table-cell>
          <table:table-cell table:formula="of:=[v03.B720]" office:value-type="float" office:value="0" calcext:value-type="float">
            <text:p>0</text:p>
          </table:table-cell>
          <table:table-cell table:formula="of:=[v03.B1120]" office:value-type="float" office:value="0" calcext:value-type="float">
            <text:p>0</text:p>
          </table:table-cell>
          <table:table-cell table:formula="of:=[v03.B1520]" office:value-type="float" office:value="0" calcext:value-type="float">
            <text:p>0</text:p>
          </table:table-cell>
        </table:table-row>
        <table:table-row table:style-name="ro1">
          <table:table-cell table:formula="of:=[Feuille3.D322]" office:value-type="float" office:value="0.3073969" calcext:value-type="float">
            <text:p>0,3073969</text:p>
          </table:table-cell>
          <table:table-cell table:formula="of:=[v03.B721]" office:value-type="float" office:value="0" calcext:value-type="float">
            <text:p>0</text:p>
          </table:table-cell>
          <table:table-cell table:formula="of:=[v03.B1121]" office:value-type="float" office:value="0" calcext:value-type="float">
            <text:p>0</text:p>
          </table:table-cell>
          <table:table-cell table:formula="of:=[v03.B1521]" office:value-type="float" office:value="0" calcext:value-type="float">
            <text:p>0</text:p>
          </table:table-cell>
        </table:table-row>
        <table:table-row table:style-name="ro1">
          <table:table-cell table:formula="of:=[Feuille3.D323]" office:value-type="float" office:value="0.3000341" calcext:value-type="float">
            <text:p>0,3000341</text:p>
          </table:table-cell>
          <table:table-cell table:formula="of:=[v03.B722]" office:value-type="float" office:value="0" calcext:value-type="float">
            <text:p>0</text:p>
          </table:table-cell>
          <table:table-cell table:formula="of:=[v03.B1122]" office:value-type="float" office:value="0" calcext:value-type="float">
            <text:p>0</text:p>
          </table:table-cell>
          <table:table-cell table:formula="of:=[v03.B1522]" office:value-type="float" office:value="0" calcext:value-type="float">
            <text:p>0</text:p>
          </table:table-cell>
        </table:table-row>
        <table:table-row table:style-name="ro1">
          <table:table-cell table:formula="of:=[Feuille3.D324]" office:value-type="float" office:value="0.3073969" calcext:value-type="float">
            <text:p>0,3073969</text:p>
          </table:table-cell>
          <table:table-cell table:formula="of:=[v03.B723]" office:value-type="float" office:value="0" calcext:value-type="float">
            <text:p>0</text:p>
          </table:table-cell>
          <table:table-cell table:formula="of:=[v03.B1123]" office:value-type="float" office:value="0" calcext:value-type="float">
            <text:p>0</text:p>
          </table:table-cell>
          <table:table-cell table:formula="of:=[v03.B1523]" office:value-type="float" office:value="0" calcext:value-type="float">
            <text:p>0</text:p>
          </table:table-cell>
        </table:table-row>
        <table:table-row table:style-name="ro1">
          <table:table-cell table:formula="of:=[Feuille3.D325]" office:value-type="float" office:value="0.3092376" calcext:value-type="float">
            <text:p>0,3092376</text:p>
          </table:table-cell>
          <table:table-cell table:formula="of:=[v03.B724]" office:value-type="float" office:value="0" calcext:value-type="float">
            <text:p>0</text:p>
          </table:table-cell>
          <table:table-cell table:formula="of:=[v03.B1124]" office:value-type="float" office:value="0" calcext:value-type="float">
            <text:p>0</text:p>
          </table:table-cell>
          <table:table-cell table:formula="of:=[v03.B1524]" office:value-type="float" office:value="0" calcext:value-type="float">
            <text:p>0</text:p>
          </table:table-cell>
        </table:table-row>
        <table:table-row table:style-name="ro1">
          <table:table-cell table:formula="of:=[Feuille3.D326]" office:value-type="float" office:value="0.3037155" calcext:value-type="float">
            <text:p>0,3037155</text:p>
          </table:table-cell>
          <table:table-cell table:formula="of:=[v03.B725]" office:value-type="float" office:value="0" calcext:value-type="float">
            <text:p>0</text:p>
          </table:table-cell>
          <table:table-cell table:formula="of:=[v03.B1125]" office:value-type="float" office:value="0" calcext:value-type="float">
            <text:p>0</text:p>
          </table:table-cell>
          <table:table-cell table:formula="of:=[v03.B1525]" office:value-type="float" office:value="0" calcext:value-type="float">
            <text:p>0</text:p>
          </table:table-cell>
        </table:table-row>
        <table:table-row table:style-name="ro1">
          <table:table-cell table:formula="of:=[Feuille3.D327]" office:value-type="float" office:value="0.2871492" calcext:value-type="float">
            <text:p>0,2871492</text:p>
          </table:table-cell>
          <table:table-cell table:formula="of:=[v03.B726]" office:value-type="float" office:value="0" calcext:value-type="float">
            <text:p>0</text:p>
          </table:table-cell>
          <table:table-cell table:formula="of:=[v03.B1126]" office:value-type="float" office:value="0" calcext:value-type="float">
            <text:p>0</text:p>
          </table:table-cell>
          <table:table-cell table:formula="of:=[v03.B1526]" office:value-type="float" office:value="0" calcext:value-type="float">
            <text:p>0</text:p>
          </table:table-cell>
        </table:table-row>
        <table:table-row table:style-name="ro1">
          <table:table-cell table:formula="of:=[Feuille3.D328]" office:value-type="float" office:value="0.2926713" calcext:value-type="float">
            <text:p>0,2926713</text:p>
          </table:table-cell>
          <table:table-cell table:formula="of:=[v03.B727]" office:value-type="float" office:value="0" calcext:value-type="float">
            <text:p>0</text:p>
          </table:table-cell>
          <table:table-cell table:formula="of:=[v03.B1127]" office:value-type="float" office:value="0" calcext:value-type="float">
            <text:p>0</text:p>
          </table:table-cell>
          <table:table-cell table:formula="of:=[v03.B1527]" office:value-type="float" office:value="0" calcext:value-type="float">
            <text:p>0</text:p>
          </table:table-cell>
        </table:table-row>
        <table:table-row table:style-name="ro1">
          <table:table-cell table:formula="of:=[Feuille3.D329]" office:value-type="float" office:value="0.3073969" calcext:value-type="float">
            <text:p>0,3073969</text:p>
          </table:table-cell>
          <table:table-cell table:formula="of:=[v03.B728]" office:value-type="float" office:value="0" calcext:value-type="float">
            <text:p>0</text:p>
          </table:table-cell>
          <table:table-cell table:formula="of:=[v03.B1128]" office:value-type="float" office:value="0" calcext:value-type="float">
            <text:p>0</text:p>
          </table:table-cell>
          <table:table-cell table:formula="of:=[v03.B1528]" office:value-type="float" office:value="0" calcext:value-type="float">
            <text:p>0</text:p>
          </table:table-cell>
        </table:table-row>
        <table:table-row table:style-name="ro1">
          <table:table-cell table:formula="of:=[Feuille3.D330]" office:value-type="float" office:value="0.3092376" calcext:value-type="float">
            <text:p>0,3092376</text:p>
          </table:table-cell>
          <table:table-cell table:formula="of:=[v03.B729]" office:value-type="float" office:value="0" calcext:value-type="float">
            <text:p>0</text:p>
          </table:table-cell>
          <table:table-cell table:formula="of:=[v03.B1129]" office:value-type="float" office:value="0" calcext:value-type="float">
            <text:p>0</text:p>
          </table:table-cell>
          <table:table-cell table:formula="of:=[v03.B1529]" office:value-type="float" office:value="0" calcext:value-type="float">
            <text:p>0</text:p>
          </table:table-cell>
        </table:table-row>
        <table:table-row table:style-name="ro1">
          <table:table-cell table:formula="of:=[Feuille3.D331]" office:value-type="float" office:value="0.294512" calcext:value-type="float">
            <text:p>0,294512</text:p>
          </table:table-cell>
          <table:table-cell table:formula="of:=[v03.B730]" office:value-type="float" office:value="0" calcext:value-type="float">
            <text:p>0</text:p>
          </table:table-cell>
          <table:table-cell table:formula="of:=[v03.B1130]" office:value-type="float" office:value="0" calcext:value-type="float">
            <text:p>0</text:p>
          </table:table-cell>
          <table:table-cell table:formula="of:=[v03.B1530]" office:value-type="float" office:value="0" calcext:value-type="float">
            <text:p>0</text:p>
          </table:table-cell>
        </table:table-row>
        <table:table-row table:style-name="ro1">
          <table:table-cell table:formula="of:=[Feuille3.D332]" office:value-type="float" office:value="0.3037155" calcext:value-type="float">
            <text:p>0,3037155</text:p>
          </table:table-cell>
          <table:table-cell table:formula="of:=[v03.B731]" office:value-type="float" office:value="0" calcext:value-type="float">
            <text:p>0</text:p>
          </table:table-cell>
          <table:table-cell table:formula="of:=[v03.B1131]" office:value-type="float" office:value="0" calcext:value-type="float">
            <text:p>0</text:p>
          </table:table-cell>
          <table:table-cell table:formula="of:=[v03.B1531]" office:value-type="float" office:value="0" calcext:value-type="float">
            <text:p>0</text:p>
          </table:table-cell>
        </table:table-row>
        <table:table-row table:style-name="ro1">
          <table:table-cell table:formula="of:=[Feuille3.D333]" office:value-type="float" office:value="0.30555618" calcext:value-type="float">
            <text:p>0,30555618</text:p>
          </table:table-cell>
          <table:table-cell table:formula="of:=[v03.B732]" office:value-type="float" office:value="0" calcext:value-type="float">
            <text:p>0</text:p>
          </table:table-cell>
          <table:table-cell table:formula="of:=[v03.B1132]" office:value-type="float" office:value="0" calcext:value-type="float">
            <text:p>0</text:p>
          </table:table-cell>
          <table:table-cell table:formula="of:=[v03.B1532]" office:value-type="float" office:value="0" calcext:value-type="float">
            <text:p>0</text:p>
          </table:table-cell>
        </table:table-row>
        <table:table-row table:style-name="ro1">
          <table:table-cell table:formula="of:=[Feuille3.D334]" office:value-type="float" office:value="0.3000341" calcext:value-type="float">
            <text:p>0,3000341</text:p>
          </table:table-cell>
          <table:table-cell table:formula="of:=[v03.B733]" office:value-type="float" office:value="0" calcext:value-type="float">
            <text:p>0</text:p>
          </table:table-cell>
          <table:table-cell table:formula="of:=[v03.B1133]" office:value-type="float" office:value="0" calcext:value-type="float">
            <text:p>0</text:p>
          </table:table-cell>
          <table:table-cell table:formula="of:=[v03.B1533]" office:value-type="float" office:value="0" calcext:value-type="float">
            <text:p>0</text:p>
          </table:table-cell>
        </table:table-row>
        <table:table-row table:style-name="ro1">
          <table:table-cell table:formula="of:=[Feuille3.D335]" office:value-type="float" office:value="0.294512" calcext:value-type="float">
            <text:p>0,294512</text:p>
          </table:table-cell>
          <table:table-cell table:formula="of:=[v03.B734]" office:value-type="float" office:value="0" calcext:value-type="float">
            <text:p>0</text:p>
          </table:table-cell>
          <table:table-cell table:formula="of:=[v03.B1134]" office:value-type="float" office:value="0" calcext:value-type="float">
            <text:p>0</text:p>
          </table:table-cell>
          <table:table-cell table:formula="of:=[v03.B1534]" office:value-type="float" office:value="0" calcext:value-type="float">
            <text:p>0</text:p>
          </table:table-cell>
        </table:table-row>
        <table:table-row table:style-name="ro1">
          <table:table-cell table:formula="of:=[Feuille3.D336]" office:value-type="float" office:value="0.30555618" calcext:value-type="float">
            <text:p>0,30555618</text:p>
          </table:table-cell>
          <table:table-cell table:formula="of:=[v03.B735]" office:value-type="float" office:value="0" calcext:value-type="float">
            <text:p>0</text:p>
          </table:table-cell>
          <table:table-cell table:formula="of:=[v03.B1135]" office:value-type="float" office:value="0" calcext:value-type="float">
            <text:p>0</text:p>
          </table:table-cell>
          <table:table-cell table:formula="of:=[v03.B1535]" office:value-type="float" office:value="0" calcext:value-type="float">
            <text:p>0</text:p>
          </table:table-cell>
        </table:table-row>
        <table:table-row table:style-name="ro1">
          <table:table-cell table:formula="of:=[Feuille3.D337]" office:value-type="float" office:value="0.2981934" calcext:value-type="float">
            <text:p>0,2981934</text:p>
          </table:table-cell>
          <table:table-cell table:formula="of:=[v03.B736]" office:value-type="float" office:value="0" calcext:value-type="float">
            <text:p>0</text:p>
          </table:table-cell>
          <table:table-cell table:formula="of:=[v03.B1136]" office:value-type="float" office:value="0" calcext:value-type="float">
            <text:p>0</text:p>
          </table:table-cell>
          <table:table-cell table:formula="of:=[v03.B1536]" office:value-type="float" office:value="0" calcext:value-type="float">
            <text:p>0</text:p>
          </table:table-cell>
        </table:table-row>
        <table:table-row table:style-name="ro1">
          <table:table-cell table:formula="of:=[Feuille3.D338]" office:value-type="float" office:value="0.294512" calcext:value-type="float">
            <text:p>0,294512</text:p>
          </table:table-cell>
          <table:table-cell table:formula="of:=[v03.B737]" office:value-type="float" office:value="0" calcext:value-type="float">
            <text:p>0</text:p>
          </table:table-cell>
          <table:table-cell table:formula="of:=[v03.B1137]" office:value-type="float" office:value="0" calcext:value-type="float">
            <text:p>0</text:p>
          </table:table-cell>
          <table:table-cell table:formula="of:=[v03.B1537]" office:value-type="float" office:value="0" calcext:value-type="float">
            <text:p>0</text:p>
          </table:table-cell>
        </table:table-row>
        <table:table-row table:style-name="ro1">
          <table:table-cell table:formula="of:=[Feuille3.D339]" office:value-type="float" office:value="0.3092376" calcext:value-type="float">
            <text:p>0,3092376</text:p>
          </table:table-cell>
          <table:table-cell table:formula="of:=[v03.B738]" office:value-type="float" office:value="0" calcext:value-type="float">
            <text:p>0</text:p>
          </table:table-cell>
          <table:table-cell table:formula="of:=[v03.B1138]" office:value-type="float" office:value="0" calcext:value-type="float">
            <text:p>0</text:p>
          </table:table-cell>
          <table:table-cell table:formula="of:=[v03.B1538]" office:value-type="float" office:value="0" calcext:value-type="float">
            <text:p>0</text:p>
          </table:table-cell>
        </table:table-row>
        <table:table-row table:style-name="ro1">
          <table:table-cell table:formula="of:=[Feuille3.D340]" office:value-type="float" office:value="0.30187482" calcext:value-type="float">
            <text:p>0,30187482</text:p>
          </table:table-cell>
          <table:table-cell table:formula="of:=[v03.B739]" office:value-type="float" office:value="0" calcext:value-type="float">
            <text:p>0</text:p>
          </table:table-cell>
          <table:table-cell table:formula="of:=[v03.B1139]" office:value-type="float" office:value="0" calcext:value-type="float">
            <text:p>0</text:p>
          </table:table-cell>
          <table:table-cell table:formula="of:=[v03.B1539]" office:value-type="float" office:value="0" calcext:value-type="float">
            <text:p>0</text:p>
          </table:table-cell>
        </table:table-row>
        <table:table-row table:style-name="ro1">
          <table:table-cell table:formula="of:=[Feuille3.D341]" office:value-type="float" office:value="0.2889899" calcext:value-type="float">
            <text:p>0,2889899</text:p>
          </table:table-cell>
          <table:table-cell table:formula="of:=[v03.B740]" office:value-type="float" office:value="0" calcext:value-type="float">
            <text:p>0</text:p>
          </table:table-cell>
          <table:table-cell table:formula="of:=[v03.B1140]" office:value-type="float" office:value="0" calcext:value-type="float">
            <text:p>0</text:p>
          </table:table-cell>
          <table:table-cell table:formula="of:=[v03.B1540]" office:value-type="float" office:value="0" calcext:value-type="float">
            <text:p>0</text:p>
          </table:table-cell>
        </table:table-row>
        <table:table-row table:style-name="ro1">
          <table:table-cell table:formula="of:=[Feuille3.D342]" office:value-type="float" office:value="0.2926713" calcext:value-type="float">
            <text:p>0,2926713</text:p>
          </table:table-cell>
          <table:table-cell table:formula="of:=[v03.B741]" office:value-type="float" office:value="0" calcext:value-type="float">
            <text:p>0</text:p>
          </table:table-cell>
          <table:table-cell table:formula="of:=[v03.B1141]" office:value-type="float" office:value="0" calcext:value-type="float">
            <text:p>0</text:p>
          </table:table-cell>
          <table:table-cell table:formula="of:=[v03.B1541]" office:value-type="float" office:value="0" calcext:value-type="float">
            <text:p>0</text:p>
          </table:table-cell>
        </table:table-row>
        <table:table-row table:style-name="ro1">
          <table:table-cell table:formula="of:=[Feuille3.D343]" office:value-type="float" office:value="0.3037155" calcext:value-type="float">
            <text:p>0,3037155</text:p>
          </table:table-cell>
          <table:table-cell table:formula="of:=[v03.B742]" office:value-type="float" office:value="0" calcext:value-type="float">
            <text:p>0</text:p>
          </table:table-cell>
          <table:table-cell table:formula="of:=[v03.B1142]" office:value-type="float" office:value="0" calcext:value-type="float">
            <text:p>0</text:p>
          </table:table-cell>
          <table:table-cell table:formula="of:=[v03.B1542]" office:value-type="float" office:value="0" calcext:value-type="float">
            <text:p>0</text:p>
          </table:table-cell>
        </table:table-row>
        <table:table-row table:style-name="ro1">
          <table:table-cell table:formula="of:=[Feuille3.D344]" office:value-type="float" office:value="0.2981934" calcext:value-type="float">
            <text:p>0,2981934</text:p>
          </table:table-cell>
          <table:table-cell table:formula="of:=[v03.B743]" office:value-type="float" office:value="0" calcext:value-type="float">
            <text:p>0</text:p>
          </table:table-cell>
          <table:table-cell table:formula="of:=[v03.B1143]" office:value-type="float" office:value="0" calcext:value-type="float">
            <text:p>0</text:p>
          </table:table-cell>
          <table:table-cell table:formula="of:=[v03.B1543]" office:value-type="float" office:value="0" calcext:value-type="float">
            <text:p>0</text:p>
          </table:table-cell>
        </table:table-row>
        <table:table-row table:style-name="ro1">
          <table:table-cell table:formula="of:=[Feuille3.D345]" office:value-type="float" office:value="0.2926713" calcext:value-type="float">
            <text:p>0,2926713</text:p>
          </table:table-cell>
          <table:table-cell table:formula="of:=[v03.B744]" office:value-type="float" office:value="0" calcext:value-type="float">
            <text:p>0</text:p>
          </table:table-cell>
          <table:table-cell table:formula="of:=[v03.B1144]" office:value-type="float" office:value="0" calcext:value-type="float">
            <text:p>0</text:p>
          </table:table-cell>
          <table:table-cell table:formula="of:=[v03.B1544]" office:value-type="float" office:value="0" calcext:value-type="float">
            <text:p>0</text:p>
          </table:table-cell>
        </table:table-row>
        <table:table-row table:style-name="ro1">
          <table:table-cell table:formula="of:=[Feuille3.D346]" office:value-type="float" office:value="0.30187482" calcext:value-type="float">
            <text:p>0,30187482</text:p>
          </table:table-cell>
          <table:table-cell table:formula="of:=[v03.B745]" office:value-type="float" office:value="0" calcext:value-type="float">
            <text:p>0</text:p>
          </table:table-cell>
          <table:table-cell table:formula="of:=[v03.B1145]" office:value-type="float" office:value="0" calcext:value-type="float">
            <text:p>0</text:p>
          </table:table-cell>
          <table:table-cell table:formula="of:=[v03.B1545]" office:value-type="float" office:value="0" calcext:value-type="float">
            <text:p>0</text:p>
          </table:table-cell>
        </table:table-row>
        <table:table-row table:style-name="ro1">
          <table:table-cell table:formula="of:=[Feuille3.D347]" office:value-type="float" office:value="0.2981934" calcext:value-type="float">
            <text:p>0,2981934</text:p>
          </table:table-cell>
          <table:table-cell table:formula="of:=[v03.B746]" office:value-type="float" office:value="0" calcext:value-type="float">
            <text:p>0</text:p>
          </table:table-cell>
          <table:table-cell table:formula="of:=[v03.B1146]" office:value-type="float" office:value="0" calcext:value-type="float">
            <text:p>0</text:p>
          </table:table-cell>
          <table:table-cell table:formula="of:=[v03.B1546]" office:value-type="float" office:value="0" calcext:value-type="float">
            <text:p>0</text:p>
          </table:table-cell>
        </table:table-row>
        <table:table-row table:style-name="ro1">
          <table:table-cell table:formula="of:=[Feuille3.D348]" office:value-type="float" office:value="0.30187482" calcext:value-type="float">
            <text:p>0,30187482</text:p>
          </table:table-cell>
          <table:table-cell table:formula="of:=[v03.B747]" office:value-type="float" office:value="0" calcext:value-type="float">
            <text:p>0</text:p>
          </table:table-cell>
          <table:table-cell table:formula="of:=[v03.B1147]" office:value-type="float" office:value="0" calcext:value-type="float">
            <text:p>0</text:p>
          </table:table-cell>
          <table:table-cell table:formula="of:=[v03.B1547]" office:value-type="float" office:value="0" calcext:value-type="float">
            <text:p>0</text:p>
          </table:table-cell>
        </table:table-row>
        <table:table-row table:style-name="ro1">
          <table:table-cell table:formula="of:=[Feuille3.D349]" office:value-type="float" office:value="0.2889899" calcext:value-type="float">
            <text:p>0,2889899</text:p>
          </table:table-cell>
          <table:table-cell table:formula="of:=[v03.B748]" office:value-type="float" office:value="0" calcext:value-type="float">
            <text:p>0</text:p>
          </table:table-cell>
          <table:table-cell table:formula="of:=[v03.B1148]" office:value-type="float" office:value="0" calcext:value-type="float">
            <text:p>0</text:p>
          </table:table-cell>
          <table:table-cell table:formula="of:=[v03.B1548]" office:value-type="float" office:value="0" calcext:value-type="float">
            <text:p>0</text:p>
          </table:table-cell>
        </table:table-row>
        <table:table-row table:style-name="ro1">
          <table:table-cell table:formula="of:=[Feuille3.D350]" office:value-type="float" office:value="0.294512" calcext:value-type="float">
            <text:p>0,294512</text:p>
          </table:table-cell>
          <table:table-cell table:formula="of:=[v03.B749]" office:value-type="float" office:value="0" calcext:value-type="float">
            <text:p>0</text:p>
          </table:table-cell>
          <table:table-cell table:formula="of:=[v03.B1149]" office:value-type="float" office:value="0" calcext:value-type="float">
            <text:p>0</text:p>
          </table:table-cell>
          <table:table-cell table:formula="of:=[v03.B1549]" office:value-type="float" office:value="0" calcext:value-type="float">
            <text:p>0</text:p>
          </table:table-cell>
        </table:table-row>
        <table:table-row table:style-name="ro1">
          <table:table-cell table:formula="of:=[Feuille3.D351]" office:value-type="float" office:value="0.2834678" calcext:value-type="float">
            <text:p>0,2834678</text:p>
          </table:table-cell>
          <table:table-cell table:formula="of:=[v03.B750]" office:value-type="float" office:value="0" calcext:value-type="float">
            <text:p>0</text:p>
          </table:table-cell>
          <table:table-cell table:formula="of:=[v03.B1150]" office:value-type="float" office:value="0" calcext:value-type="float">
            <text:p>0</text:p>
          </table:table-cell>
          <table:table-cell table:formula="of:=[v03.B1550]" office:value-type="float" office:value="0" calcext:value-type="float">
            <text:p>0</text:p>
          </table:table-cell>
        </table:table-row>
        <table:table-row table:style-name="ro1">
          <table:table-cell table:formula="of:=[Feuille3.D352]" office:value-type="float" office:value="0.2926713" calcext:value-type="float">
            <text:p>0,2926713</text:p>
          </table:table-cell>
          <table:table-cell table:formula="of:=[v03.B751]" office:value-type="float" office:value="0" calcext:value-type="float">
            <text:p>0</text:p>
          </table:table-cell>
          <table:table-cell table:formula="of:=[v03.B1151]" office:value-type="float" office:value="0" calcext:value-type="float">
            <text:p>0</text:p>
          </table:table-cell>
          <table:table-cell table:formula="of:=[v03.B1551]" office:value-type="float" office:value="0" calcext:value-type="float">
            <text:p>0</text:p>
          </table:table-cell>
        </table:table-row>
        <table:table-row table:style-name="ro1">
          <table:table-cell table:formula="of:=[Feuille3.D353]" office:value-type="float" office:value="0.3110783" calcext:value-type="float">
            <text:p>0,3110783</text:p>
          </table:table-cell>
          <table:table-cell table:formula="of:=[v03.B752]" office:value-type="float" office:value="0" calcext:value-type="float">
            <text:p>0</text:p>
          </table:table-cell>
          <table:table-cell table:formula="of:=[v03.B1152]" office:value-type="float" office:value="0" calcext:value-type="float">
            <text:p>0</text:p>
          </table:table-cell>
          <table:table-cell table:formula="of:=[v03.B1552]" office:value-type="float" office:value="0" calcext:value-type="float">
            <text:p>0</text:p>
          </table:table-cell>
        </table:table-row>
        <table:table-row table:style-name="ro1">
          <table:table-cell table:formula="of:=[Feuille3.D354]" office:value-type="float" office:value="0.2981934" calcext:value-type="float">
            <text:p>0,2981934</text:p>
          </table:table-cell>
          <table:table-cell table:formula="of:=[v03.B753]" office:value-type="float" office:value="0" calcext:value-type="float">
            <text:p>0</text:p>
          </table:table-cell>
          <table:table-cell table:formula="of:=[v03.B1153]" office:value-type="float" office:value="0" calcext:value-type="float">
            <text:p>0</text:p>
          </table:table-cell>
          <table:table-cell table:formula="of:=[v03.B1553]" office:value-type="float" office:value="0" calcext:value-type="float">
            <text:p>0</text:p>
          </table:table-cell>
        </table:table-row>
        <table:table-row table:style-name="ro1">
          <table:table-cell table:formula="of:=[Feuille3.D355]" office:value-type="float" office:value="0.2871492" calcext:value-type="float">
            <text:p>0,2871492</text:p>
          </table:table-cell>
          <table:table-cell table:formula="of:=[v03.B754]" office:value-type="float" office:value="0" calcext:value-type="float">
            <text:p>0</text:p>
          </table:table-cell>
          <table:table-cell table:formula="of:=[v03.B1154]" office:value-type="float" office:value="0" calcext:value-type="float">
            <text:p>0</text:p>
          </table:table-cell>
          <table:table-cell table:formula="of:=[v03.B1554]" office:value-type="float" office:value="0" calcext:value-type="float">
            <text:p>0</text:p>
          </table:table-cell>
        </table:table-row>
        <table:table-row table:style-name="ro1">
          <table:table-cell table:formula="of:=[Feuille3.D356]" office:value-type="float" office:value="0.3037155" calcext:value-type="float">
            <text:p>0,3037155</text:p>
          </table:table-cell>
          <table:table-cell table:formula="of:=[v03.B755]" office:value-type="float" office:value="0" calcext:value-type="float">
            <text:p>0</text:p>
          </table:table-cell>
          <table:table-cell table:formula="of:=[v03.B1155]" office:value-type="float" office:value="0" calcext:value-type="float">
            <text:p>0</text:p>
          </table:table-cell>
          <table:table-cell table:formula="of:=[v03.B1555]" office:value-type="float" office:value="0" calcext:value-type="float">
            <text:p>0</text:p>
          </table:table-cell>
        </table:table-row>
        <table:table-row table:style-name="ro1">
          <table:table-cell table:formula="of:=[Feuille3.D357]" office:value-type="float" office:value="0.3110783" calcext:value-type="float">
            <text:p>0,3110783</text:p>
          </table:table-cell>
          <table:table-cell table:formula="of:=[v03.B756]" office:value-type="float" office:value="0" calcext:value-type="float">
            <text:p>0</text:p>
          </table:table-cell>
          <table:table-cell table:formula="of:=[v03.B1156]" office:value-type="float" office:value="0" calcext:value-type="float">
            <text:p>0</text:p>
          </table:table-cell>
          <table:table-cell table:formula="of:=[v03.B1556]" office:value-type="float" office:value="0" calcext:value-type="float">
            <text:p>0</text:p>
          </table:table-cell>
        </table:table-row>
        <table:table-row table:style-name="ro1">
          <table:table-cell table:formula="of:=[Feuille3.D358]" office:value-type="float" office:value="0.2797864" calcext:value-type="float">
            <text:p>0,2797864</text:p>
          </table:table-cell>
          <table:table-cell table:formula="of:=[v03.B757]" office:value-type="float" office:value="0" calcext:value-type="float">
            <text:p>0</text:p>
          </table:table-cell>
          <table:table-cell table:formula="of:=[v03.B1157]" office:value-type="float" office:value="0" calcext:value-type="float">
            <text:p>0</text:p>
          </table:table-cell>
          <table:table-cell table:formula="of:=[v03.B1557]" office:value-type="float" office:value="0" calcext:value-type="float">
            <text:p>0</text:p>
          </table:table-cell>
        </table:table-row>
        <table:table-row table:style-name="ro1">
          <table:table-cell table:formula="of:=[Feuille3.D359]" office:value-type="float" office:value="0.2687422" calcext:value-type="float">
            <text:p>0,2687422</text:p>
          </table:table-cell>
          <table:table-cell table:formula="of:=[v03.B758]" office:value-type="float" office:value="0" calcext:value-type="float">
            <text:p>0</text:p>
          </table:table-cell>
          <table:table-cell table:formula="of:=[v03.B1158]" office:value-type="float" office:value="0" calcext:value-type="float">
            <text:p>0</text:p>
          </table:table-cell>
          <table:table-cell table:formula="of:=[v03.B1558]" office:value-type="float" office:value="0" calcext:value-type="float">
            <text:p>0</text:p>
          </table:table-cell>
        </table:table-row>
        <table:table-row table:style-name="ro1">
          <table:table-cell table:formula="of:=[Feuille3.D360]" office:value-type="float" office:value="0.3073969" calcext:value-type="float">
            <text:p>0,3073969</text:p>
          </table:table-cell>
          <table:table-cell table:formula="of:=[v03.B759]" office:value-type="float" office:value="0" calcext:value-type="float">
            <text:p>0</text:p>
          </table:table-cell>
          <table:table-cell table:formula="of:=[v03.B1159]" office:value-type="float" office:value="0" calcext:value-type="float">
            <text:p>0</text:p>
          </table:table-cell>
          <table:table-cell table:formula="of:=[v03.B1559]" office:value-type="float" office:value="0" calcext:value-type="float">
            <text:p>0</text:p>
          </table:table-cell>
        </table:table-row>
        <table:table-row table:style-name="ro1">
          <table:table-cell table:formula="of:=[Feuille3.D361]" office:value-type="float" office:value="0.3147597" calcext:value-type="float">
            <text:p>0,3147597</text:p>
          </table:table-cell>
          <table:table-cell table:formula="of:=[v03.B760]" office:value-type="float" office:value="0" calcext:value-type="float">
            <text:p>0</text:p>
          </table:table-cell>
          <table:table-cell table:formula="of:=[v03.B1160]" office:value-type="float" office:value="0" calcext:value-type="float">
            <text:p>0</text:p>
          </table:table-cell>
          <table:table-cell table:formula="of:=[v03.B1560]" office:value-type="float" office:value="0" calcext:value-type="float">
            <text:p>0</text:p>
          </table:table-cell>
        </table:table-row>
        <table:table-row table:style-name="ro1">
          <table:table-cell table:formula="of:=[Feuille3.D362]" office:value-type="float" office:value="0.2981934" calcext:value-type="float">
            <text:p>0,2981934</text:p>
          </table:table-cell>
          <table:table-cell table:formula="of:=[v03.B761]" office:value-type="float" office:value="0" calcext:value-type="float">
            <text:p>0</text:p>
          </table:table-cell>
          <table:table-cell table:formula="of:=[v03.B1161]" office:value-type="float" office:value="0" calcext:value-type="float">
            <text:p>0</text:p>
          </table:table-cell>
          <table:table-cell table:formula="of:=[v03.B1561]" office:value-type="float" office:value="0" calcext:value-type="float">
            <text:p>0</text:p>
          </table:table-cell>
        </table:table-row>
        <table:table-row table:style-name="ro1">
          <table:table-cell table:formula="of:=[Feuille3.D363]" office:value-type="float" office:value="0.2889899" calcext:value-type="float">
            <text:p>0,2889899</text:p>
          </table:table-cell>
          <table:table-cell table:formula="of:=[v03.B762]" office:value-type="float" office:value="0" calcext:value-type="float">
            <text:p>0</text:p>
          </table:table-cell>
          <table:table-cell table:formula="of:=[v03.B1162]" office:value-type="float" office:value="0" calcext:value-type="float">
            <text:p>0</text:p>
          </table:table-cell>
          <table:table-cell table:formula="of:=[v03.B1562]" office:value-type="float" office:value="0" calcext:value-type="float">
            <text:p>0</text:p>
          </table:table-cell>
        </table:table-row>
        <table:table-row table:style-name="ro1">
          <table:table-cell table:formula="of:=[Feuille3.D364]" office:value-type="float" office:value="0.31660038" calcext:value-type="float">
            <text:p>0,31660038</text:p>
          </table:table-cell>
          <table:table-cell table:formula="of:=[v03.B763]" office:value-type="float" office:value="0" calcext:value-type="float">
            <text:p>0</text:p>
          </table:table-cell>
          <table:table-cell table:formula="of:=[v03.B1163]" office:value-type="float" office:value="0" calcext:value-type="float">
            <text:p>0</text:p>
          </table:table-cell>
          <table:table-cell table:formula="of:=[v03.B1563]" office:value-type="float" office:value="0" calcext:value-type="float">
            <text:p>0</text:p>
          </table:table-cell>
        </table:table-row>
        <table:table-row table:style-name="ro1">
          <table:table-cell table:formula="of:=[Feuille3.D365]" office:value-type="float" office:value="0.3037155" calcext:value-type="float">
            <text:p>0,3037155</text:p>
          </table:table-cell>
          <table:table-cell table:formula="of:=[v03.B764]" office:value-type="float" office:value="0" calcext:value-type="float">
            <text:p>0</text:p>
          </table:table-cell>
          <table:table-cell table:formula="of:=[v03.B1164]" office:value-type="float" office:value="0" calcext:value-type="float">
            <text:p>0</text:p>
          </table:table-cell>
          <table:table-cell table:formula="of:=[v03.B1564]" office:value-type="float" office:value="0" calcext:value-type="float">
            <text:p>0</text:p>
          </table:table-cell>
        </table:table-row>
        <table:table-row table:style-name="ro1">
          <table:table-cell table:formula="of:=[Feuille3.D366]" office:value-type="float" office:value="0.3000341" calcext:value-type="float">
            <text:p>0,3000341</text:p>
          </table:table-cell>
          <table:table-cell table:formula="of:=[v03.B765]" office:value-type="float" office:value="0" calcext:value-type="float">
            <text:p>0</text:p>
          </table:table-cell>
          <table:table-cell table:formula="of:=[v03.B1165]" office:value-type="float" office:value="0" calcext:value-type="float">
            <text:p>0</text:p>
          </table:table-cell>
          <table:table-cell table:formula="of:=[v03.B1565]" office:value-type="float" office:value="0" calcext:value-type="float">
            <text:p>0</text:p>
          </table:table-cell>
        </table:table-row>
        <table:table-row table:style-name="ro1">
          <table:table-cell table:formula="of:=[Feuille3.D367]" office:value-type="float" office:value="0.30187482" calcext:value-type="float">
            <text:p>0,30187482</text:p>
          </table:table-cell>
          <table:table-cell table:formula="of:=[v03.B766]" office:value-type="float" office:value="0" calcext:value-type="float">
            <text:p>0</text:p>
          </table:table-cell>
          <table:table-cell table:formula="of:=[v03.B1166]" office:value-type="float" office:value="0" calcext:value-type="float">
            <text:p>0</text:p>
          </table:table-cell>
          <table:table-cell table:formula="of:=[v03.B1566]" office:value-type="float" office:value="0" calcext:value-type="float">
            <text:p>0</text:p>
          </table:table-cell>
        </table:table-row>
        <table:table-row table:style-name="ro1">
          <table:table-cell table:formula="of:=[Feuille3.D368]" office:value-type="float" office:value="0.3184411" calcext:value-type="float">
            <text:p>0,3184411</text:p>
          </table:table-cell>
          <table:table-cell table:formula="of:=[v03.B767]" office:value-type="float" office:value="0" calcext:value-type="float">
            <text:p>0</text:p>
          </table:table-cell>
          <table:table-cell table:formula="of:=[v03.B1167]" office:value-type="float" office:value="0" calcext:value-type="float">
            <text:p>0</text:p>
          </table:table-cell>
          <table:table-cell table:formula="of:=[v03.B1567]" office:value-type="float" office:value="0" calcext:value-type="float">
            <text:p>0</text:p>
          </table:table-cell>
        </table:table-row>
        <table:table-row table:style-name="ro1">
          <table:table-cell table:formula="of:=[Feuille3.D369]" office:value-type="float" office:value="0.3000341" calcext:value-type="float">
            <text:p>0,3000341</text:p>
          </table:table-cell>
          <table:table-cell table:formula="of:=[v03.B768]" office:value-type="float" office:value="0" calcext:value-type="float">
            <text:p>0</text:p>
          </table:table-cell>
          <table:table-cell table:formula="of:=[v03.B1168]" office:value-type="float" office:value="0" calcext:value-type="float">
            <text:p>0</text:p>
          </table:table-cell>
          <table:table-cell table:formula="of:=[v03.B1568]" office:value-type="float" office:value="0" calcext:value-type="float">
            <text:p>0</text:p>
          </table:table-cell>
        </table:table-row>
        <table:table-row table:style-name="ro1">
          <table:table-cell table:formula="of:=[Feuille3.D370]" office:value-type="float" office:value="0.28162712" calcext:value-type="float">
            <text:p>0,28162712</text:p>
          </table:table-cell>
          <table:table-cell table:formula="of:=[v03.B769]" office:value-type="float" office:value="0" calcext:value-type="float">
            <text:p>0</text:p>
          </table:table-cell>
          <table:table-cell table:formula="of:=[v03.B1169]" office:value-type="float" office:value="0" calcext:value-type="float">
            <text:p>0</text:p>
          </table:table-cell>
          <table:table-cell table:formula="of:=[v03.B1569]" office:value-type="float" office:value="0" calcext:value-type="float">
            <text:p>0</text:p>
          </table:table-cell>
        </table:table-row>
        <table:table-row table:style-name="ro1">
          <table:table-cell table:formula="of:=[Feuille3.D371]" office:value-type="float" office:value="0.3037155" calcext:value-type="float">
            <text:p>0,3037155</text:p>
          </table:table-cell>
          <table:table-cell table:formula="of:=[v03.B770]" office:value-type="float" office:value="0" calcext:value-type="float">
            <text:p>0</text:p>
          </table:table-cell>
          <table:table-cell table:formula="of:=[v03.B1170]" office:value-type="float" office:value="0" calcext:value-type="float">
            <text:p>0</text:p>
          </table:table-cell>
          <table:table-cell table:formula="of:=[v03.B1570]" office:value-type="float" office:value="0" calcext:value-type="float">
            <text:p>0</text:p>
          </table:table-cell>
        </table:table-row>
        <table:table-row table:style-name="ro1">
          <table:table-cell table:formula="of:=[Feuille3.D372]" office:value-type="float" office:value="0.3092376" calcext:value-type="float">
            <text:p>0,3092376</text:p>
          </table:table-cell>
          <table:table-cell table:formula="of:=[v03.B771]" office:value-type="float" office:value="0" calcext:value-type="float">
            <text:p>0</text:p>
          </table:table-cell>
          <table:table-cell table:formula="of:=[v03.B1171]" office:value-type="float" office:value="0" calcext:value-type="float">
            <text:p>0</text:p>
          </table:table-cell>
          <table:table-cell table:formula="of:=[v03.B1571]" office:value-type="float" office:value="0" calcext:value-type="float">
            <text:p>0</text:p>
          </table:table-cell>
        </table:table-row>
        <table:table-row table:style-name="ro1">
          <table:table-cell table:formula="of:=[Feuille3.D373]" office:value-type="float" office:value="0.28162712" calcext:value-type="float">
            <text:p>0,28162712</text:p>
          </table:table-cell>
          <table:table-cell table:formula="of:=[v03.B772]" office:value-type="float" office:value="0" calcext:value-type="float">
            <text:p>0</text:p>
          </table:table-cell>
          <table:table-cell table:formula="of:=[v03.B1172]" office:value-type="float" office:value="0" calcext:value-type="float">
            <text:p>0</text:p>
          </table:table-cell>
          <table:table-cell table:formula="of:=[v03.B1572]" office:value-type="float" office:value="0" calcext:value-type="float">
            <text:p>0</text:p>
          </table:table-cell>
        </table:table-row>
        <table:table-row table:style-name="ro1">
          <table:table-cell table:formula="of:=[Feuille3.D374]" office:value-type="float" office:value="0.2871492" calcext:value-type="float">
            <text:p>0,2871492</text:p>
          </table:table-cell>
          <table:table-cell table:formula="of:=[v03.B773]" office:value-type="float" office:value="0" calcext:value-type="float">
            <text:p>0</text:p>
          </table:table-cell>
          <table:table-cell table:formula="of:=[v03.B1173]" office:value-type="float" office:value="0" calcext:value-type="float">
            <text:p>0</text:p>
          </table:table-cell>
          <table:table-cell table:formula="of:=[v03.B1573]" office:value-type="float" office:value="0" calcext:value-type="float">
            <text:p>0</text:p>
          </table:table-cell>
        </table:table-row>
        <table:table-row table:style-name="ro1">
          <table:table-cell table:formula="of:=[Feuille3.D375]" office:value-type="float" office:value="0.312919" calcext:value-type="float">
            <text:p>0,312919</text:p>
          </table:table-cell>
          <table:table-cell table:formula="of:=[v03.B774]" office:value-type="float" office:value="0" calcext:value-type="float">
            <text:p>0</text:p>
          </table:table-cell>
          <table:table-cell table:formula="of:=[v03.B1174]" office:value-type="float" office:value="0" calcext:value-type="float">
            <text:p>0</text:p>
          </table:table-cell>
          <table:table-cell table:formula="of:=[v03.B1574]" office:value-type="float" office:value="0" calcext:value-type="float">
            <text:p>0</text:p>
          </table:table-cell>
        </table:table-row>
        <table:table-row table:style-name="ro1">
          <table:table-cell table:formula="of:=[Feuille3.D376]" office:value-type="float" office:value="0.3331667" calcext:value-type="float">
            <text:p>0,3331667</text:p>
          </table:table-cell>
          <table:table-cell table:formula="of:=[v03.B775]" office:value-type="float" office:value="0" calcext:value-type="float">
            <text:p>0</text:p>
          </table:table-cell>
          <table:table-cell table:formula="of:=[v03.B1175]" office:value-type="float" office:value="0" calcext:value-type="float">
            <text:p>0</text:p>
          </table:table-cell>
          <table:table-cell table:formula="of:=[v03.B1575]" office:value-type="float" office:value="0" calcext:value-type="float">
            <text:p>0</text:p>
          </table:table-cell>
        </table:table-row>
        <table:table-row table:style-name="ro1">
          <table:table-cell table:formula="of:=[Feuille3.D377]" office:value-type="float" office:value="0.294512" calcext:value-type="float">
            <text:p>0,294512</text:p>
          </table:table-cell>
          <table:table-cell table:formula="of:=[v03.B776]" office:value-type="float" office:value="0" calcext:value-type="float">
            <text:p>0</text:p>
          </table:table-cell>
          <table:table-cell table:formula="of:=[v03.B1176]" office:value-type="float" office:value="0" calcext:value-type="float">
            <text:p>0</text:p>
          </table:table-cell>
          <table:table-cell table:formula="of:=[v03.B1576]" office:value-type="float" office:value="0" calcext:value-type="float">
            <text:p>0</text:p>
          </table:table-cell>
        </table:table-row>
        <table:table-row table:style-name="ro1">
          <table:table-cell table:formula="of:=[Feuille3.D378]" office:value-type="float" office:value="0.2834678" calcext:value-type="float">
            <text:p>0,2834678</text:p>
          </table:table-cell>
          <table:table-cell table:formula="of:=[v03.B777]" office:value-type="float" office:value="0" calcext:value-type="float">
            <text:p>0</text:p>
          </table:table-cell>
          <table:table-cell table:formula="of:=[v03.B1177]" office:value-type="float" office:value="0" calcext:value-type="float">
            <text:p>0</text:p>
          </table:table-cell>
          <table:table-cell table:formula="of:=[v03.B1577]" office:value-type="float" office:value="0" calcext:value-type="float">
            <text:p>0</text:p>
          </table:table-cell>
        </table:table-row>
        <table:table-row table:style-name="ro1">
          <table:table-cell table:formula="of:=[Feuille3.D379]" office:value-type="float" office:value="0.3037155" calcext:value-type="float">
            <text:p>0,3037155</text:p>
          </table:table-cell>
          <table:table-cell table:formula="of:=[v03.B778]" office:value-type="float" office:value="0" calcext:value-type="float">
            <text:p>0</text:p>
          </table:table-cell>
          <table:table-cell table:formula="of:=[v03.B1178]" office:value-type="float" office:value="0" calcext:value-type="float">
            <text:p>0</text:p>
          </table:table-cell>
          <table:table-cell table:formula="of:=[v03.B1578]" office:value-type="float" office:value="0" calcext:value-type="float">
            <text:p>0</text:p>
          </table:table-cell>
        </table:table-row>
        <table:table-row table:style-name="ro1">
          <table:table-cell table:formula="of:=[Feuille3.D380]" office:value-type="float" office:value="0.2981934" calcext:value-type="float">
            <text:p>0,2981934</text:p>
          </table:table-cell>
          <table:table-cell table:formula="of:=[v03.B779]" office:value-type="float" office:value="0" calcext:value-type="float">
            <text:p>0</text:p>
          </table:table-cell>
          <table:table-cell table:formula="of:=[v03.B1179]" office:value-type="float" office:value="0" calcext:value-type="float">
            <text:p>0</text:p>
          </table:table-cell>
          <table:table-cell table:formula="of:=[v03.B1579]" office:value-type="float" office:value="0" calcext:value-type="float">
            <text:p>0</text:p>
          </table:table-cell>
        </table:table-row>
        <table:table-row table:style-name="ro1">
          <table:table-cell table:formula="of:=[Feuille3.D381]" office:value-type="float" office:value="0.28162712" calcext:value-type="float">
            <text:p>0,28162712</text:p>
          </table:table-cell>
          <table:table-cell table:formula="of:=[v03.B780]" office:value-type="float" office:value="0" calcext:value-type="float">
            <text:p>0</text:p>
          </table:table-cell>
          <table:table-cell table:formula="of:=[v03.B1180]" office:value-type="float" office:value="0" calcext:value-type="float">
            <text:p>0</text:p>
          </table:table-cell>
          <table:table-cell table:formula="of:=[v03.B1580]" office:value-type="float" office:value="0" calcext:value-type="float">
            <text:p>0</text:p>
          </table:table-cell>
        </table:table-row>
        <table:table-row table:style-name="ro1">
          <table:table-cell table:formula="of:=[Feuille3.D382]" office:value-type="float" office:value="0.294512" calcext:value-type="float">
            <text:p>0,294512</text:p>
          </table:table-cell>
          <table:table-cell table:formula="of:=[v03.B781]" office:value-type="float" office:value="0" calcext:value-type="float">
            <text:p>0</text:p>
          </table:table-cell>
          <table:table-cell table:formula="of:=[v03.B1181]" office:value-type="float" office:value="0" calcext:value-type="float">
            <text:p>0</text:p>
          </table:table-cell>
          <table:table-cell table:formula="of:=[v03.B1581]" office:value-type="float" office:value="0" calcext:value-type="float">
            <text:p>0</text:p>
          </table:table-cell>
        </table:table-row>
        <table:table-row table:style-name="ro1">
          <table:table-cell table:formula="of:=[Feuille3.D383]" office:value-type="float" office:value="0.2981934" calcext:value-type="float">
            <text:p>0,2981934</text:p>
          </table:table-cell>
          <table:table-cell table:formula="of:=[v03.B782]" office:value-type="float" office:value="0" calcext:value-type="float">
            <text:p>0</text:p>
          </table:table-cell>
          <table:table-cell table:formula="of:=[v03.B1182]" office:value-type="float" office:value="0" calcext:value-type="float">
            <text:p>0</text:p>
          </table:table-cell>
          <table:table-cell table:formula="of:=[v03.B1582]" office:value-type="float" office:value="0" calcext:value-type="float">
            <text:p>0</text:p>
          </table:table-cell>
        </table:table-row>
        <table:table-row table:style-name="ro1">
          <table:table-cell table:formula="of:=[Feuille3.D384]" office:value-type="float" office:value="0.29635268" calcext:value-type="float">
            <text:p>0,29635268</text:p>
          </table:table-cell>
          <table:table-cell table:formula="of:=[v03.B783]" office:value-type="float" office:value="0" calcext:value-type="float">
            <text:p>0</text:p>
          </table:table-cell>
          <table:table-cell table:formula="of:=[v03.B1183]" office:value-type="float" office:value="0" calcext:value-type="float">
            <text:p>0</text:p>
          </table:table-cell>
          <table:table-cell table:formula="of:=[v03.B1583]" office:value-type="float" office:value="0" calcext:value-type="float">
            <text:p>0</text:p>
          </table:table-cell>
        </table:table-row>
        <table:table-row table:style-name="ro1">
          <table:table-cell table:formula="of:=[Feuille3.D385]" office:value-type="float" office:value="0.3147597" calcext:value-type="float">
            <text:p>0,3147597</text:p>
          </table:table-cell>
          <table:table-cell table:formula="of:=[v03.B784]" office:value-type="float" office:value="0" calcext:value-type="float">
            <text:p>0</text:p>
          </table:table-cell>
          <table:table-cell table:formula="of:=[v03.B1184]" office:value-type="float" office:value="0" calcext:value-type="float">
            <text:p>0</text:p>
          </table:table-cell>
          <table:table-cell table:formula="of:=[v03.B1584]" office:value-type="float" office:value="0" calcext:value-type="float">
            <text:p>0</text:p>
          </table:table-cell>
        </table:table-row>
        <table:table-row table:style-name="ro1">
          <table:table-cell table:formula="of:=[Feuille3.D386]" office:value-type="float" office:value="0.331326" calcext:value-type="float">
            <text:p>0,331326</text:p>
          </table:table-cell>
          <table:table-cell table:formula="of:=[v03.B785]" office:value-type="float" office:value="0" calcext:value-type="float">
            <text:p>0</text:p>
          </table:table-cell>
          <table:table-cell table:formula="of:=[v03.B1185]" office:value-type="float" office:value="0" calcext:value-type="float">
            <text:p>0</text:p>
          </table:table-cell>
          <table:table-cell table:formula="of:=[v03.B1585]" office:value-type="float" office:value="0" calcext:value-type="float">
            <text:p>0</text:p>
          </table:table-cell>
        </table:table-row>
        <table:table-row table:style-name="ro1">
          <table:table-cell table:formula="of:=[Feuille3.D387]" office:value-type="float" office:value="0.29635268" calcext:value-type="float">
            <text:p>0,29635268</text:p>
          </table:table-cell>
          <table:table-cell table:formula="of:=[v03.B786]" office:value-type="float" office:value="0" calcext:value-type="float">
            <text:p>0</text:p>
          </table:table-cell>
          <table:table-cell table:formula="of:=[v03.B1186]" office:value-type="float" office:value="0" calcext:value-type="float">
            <text:p>0</text:p>
          </table:table-cell>
          <table:table-cell table:formula="of:=[v03.B1586]" office:value-type="float" office:value="0" calcext:value-type="float">
            <text:p>0</text:p>
          </table:table-cell>
        </table:table-row>
        <table:table-row table:style-name="ro1">
          <table:table-cell table:formula="of:=[Feuille3.D388]" office:value-type="float" office:value="0.30187482" calcext:value-type="float">
            <text:p>0,30187482</text:p>
          </table:table-cell>
          <table:table-cell table:formula="of:=[v03.B787]" office:value-type="float" office:value="0" calcext:value-type="float">
            <text:p>0</text:p>
          </table:table-cell>
          <table:table-cell table:formula="of:=[v03.B1187]" office:value-type="float" office:value="0" calcext:value-type="float">
            <text:p>0</text:p>
          </table:table-cell>
          <table:table-cell table:formula="of:=[v03.B1587]" office:value-type="float" office:value="0" calcext:value-type="float">
            <text:p>0</text:p>
          </table:table-cell>
        </table:table-row>
        <table:table-row table:style-name="ro1">
          <table:table-cell table:formula="of:=[Feuille3.D389]" office:value-type="float" office:value="0.3202818" calcext:value-type="float">
            <text:p>0,3202818</text:p>
          </table:table-cell>
          <table:table-cell table:formula="of:=[v03.B788]" office:value-type="float" office:value="0" calcext:value-type="float">
            <text:p>0</text:p>
          </table:table-cell>
          <table:table-cell table:formula="of:=[v03.B1188]" office:value-type="float" office:value="0" calcext:value-type="float">
            <text:p>0</text:p>
          </table:table-cell>
          <table:table-cell table:formula="of:=[v03.B1588]" office:value-type="float" office:value="0" calcext:value-type="float">
            <text:p>0</text:p>
          </table:table-cell>
        </table:table-row>
        <table:table-row table:style-name="ro1">
          <table:table-cell table:formula="of:=[Feuille3.D390]" office:value-type="float" office:value="0.2871492" calcext:value-type="float">
            <text:p>0,2871492</text:p>
          </table:table-cell>
          <table:table-cell table:formula="of:=[v03.B789]" office:value-type="float" office:value="0" calcext:value-type="float">
            <text:p>0</text:p>
          </table:table-cell>
          <table:table-cell table:formula="of:=[v03.B1189]" office:value-type="float" office:value="0" calcext:value-type="float">
            <text:p>0</text:p>
          </table:table-cell>
          <table:table-cell table:formula="of:=[v03.B1589]" office:value-type="float" office:value="0" calcext:value-type="float">
            <text:p>0</text:p>
          </table:table-cell>
        </table:table-row>
        <table:table-row table:style-name="ro1">
          <table:table-cell table:formula="of:=[Feuille3.D391]" office:value-type="float" office:value="0.2797864" calcext:value-type="float">
            <text:p>0,2797864</text:p>
          </table:table-cell>
          <table:table-cell table:formula="of:=[v03.B790]" office:value-type="float" office:value="0" calcext:value-type="float">
            <text:p>0</text:p>
          </table:table-cell>
          <table:table-cell table:formula="of:=[v03.B1190]" office:value-type="float" office:value="0" calcext:value-type="float">
            <text:p>0</text:p>
          </table:table-cell>
          <table:table-cell table:formula="of:=[v03.B1590]" office:value-type="float" office:value="0" calcext:value-type="float">
            <text:p>0</text:p>
          </table:table-cell>
        </table:table-row>
        <table:table-row table:style-name="ro1">
          <table:table-cell table:formula="of:=[Feuille3.D392]" office:value-type="float" office:value="0.29635268" calcext:value-type="float">
            <text:p>0,29635268</text:p>
          </table:table-cell>
          <table:table-cell table:formula="of:=[v03.B791]" office:value-type="float" office:value="0" calcext:value-type="float">
            <text:p>0</text:p>
          </table:table-cell>
          <table:table-cell table:formula="of:=[v03.B1191]" office:value-type="float" office:value="0" calcext:value-type="float">
            <text:p>0</text:p>
          </table:table-cell>
          <table:table-cell table:formula="of:=[v03.B1591]" office:value-type="float" office:value="0" calcext:value-type="float">
            <text:p>0</text:p>
          </table:table-cell>
        </table:table-row>
        <table:table-row table:style-name="ro1">
          <table:table-cell table:formula="of:=[Feuille3.D393]" office:value-type="float" office:value="0.30187482" calcext:value-type="float">
            <text:p>0,30187482</text:p>
          </table:table-cell>
          <table:table-cell table:formula="of:=[v03.B792]" office:value-type="float" office:value="0" calcext:value-type="float">
            <text:p>0</text:p>
          </table:table-cell>
          <table:table-cell table:formula="of:=[v03.B1192]" office:value-type="float" office:value="0" calcext:value-type="float">
            <text:p>0</text:p>
          </table:table-cell>
          <table:table-cell table:formula="of:=[v03.B1592]" office:value-type="float" office:value="0" calcext:value-type="float">
            <text:p>0</text:p>
          </table:table-cell>
        </table:table-row>
        <table:table-row table:style-name="ro1">
          <table:table-cell table:formula="of:=[Feuille3.D394]" office:value-type="float" office:value="0.294512" calcext:value-type="float">
            <text:p>0,294512</text:p>
          </table:table-cell>
          <table:table-cell table:formula="of:=[v03.B793]" office:value-type="float" office:value="0" calcext:value-type="float">
            <text:p>0</text:p>
          </table:table-cell>
          <table:table-cell table:formula="of:=[v03.B1193]" office:value-type="float" office:value="0" calcext:value-type="float">
            <text:p>0</text:p>
          </table:table-cell>
          <table:table-cell table:formula="of:=[v03.B1593]" office:value-type="float" office:value="0" calcext:value-type="float">
            <text:p>0</text:p>
          </table:table-cell>
        </table:table-row>
        <table:table-row table:style-name="ro1">
          <table:table-cell table:formula="of:=[Feuille3.D395]" office:value-type="float" office:value="0.2834678" calcext:value-type="float">
            <text:p>0,2834678</text:p>
          </table:table-cell>
          <table:table-cell table:formula="of:=[v03.B794]" office:value-type="float" office:value="0" calcext:value-type="float">
            <text:p>0</text:p>
          </table:table-cell>
          <table:table-cell table:formula="of:=[v03.B1194]" office:value-type="float" office:value="0" calcext:value-type="float">
            <text:p>0</text:p>
          </table:table-cell>
          <table:table-cell table:formula="of:=[v03.B1594]" office:value-type="float" office:value="0" calcext:value-type="float">
            <text:p>0</text:p>
          </table:table-cell>
        </table:table-row>
        <table:table-row table:style-name="ro1">
          <table:table-cell table:formula="of:=[Feuille3.D396]" office:value-type="float" office:value="0.294512" calcext:value-type="float">
            <text:p>0,294512</text:p>
          </table:table-cell>
          <table:table-cell table:formula="of:=[v03.B795]" office:value-type="float" office:value="0" calcext:value-type="float">
            <text:p>0</text:p>
          </table:table-cell>
          <table:table-cell table:formula="of:=[v03.B1195]" office:value-type="float" office:value="0" calcext:value-type="float">
            <text:p>0</text:p>
          </table:table-cell>
          <table:table-cell table:formula="of:=[v03.B1595]" office:value-type="float" office:value="0" calcext:value-type="float">
            <text:p>0</text:p>
          </table:table-cell>
        </table:table-row>
        <table:table-row table:style-name="ro1">
          <table:table-cell table:formula="of:=[Feuille3.D397]" office:value-type="float" office:value="0.2871492" calcext:value-type="float">
            <text:p>0,2871492</text:p>
          </table:table-cell>
          <table:table-cell table:formula="of:=[v03.B796]" office:value-type="float" office:value="0" calcext:value-type="float">
            <text:p>0</text:p>
          </table:table-cell>
          <table:table-cell table:formula="of:=[v03.B1196]" office:value-type="float" office:value="0" calcext:value-type="float">
            <text:p>0</text:p>
          </table:table-cell>
          <table:table-cell table:formula="of:=[v03.B1596]" office:value-type="float" office:value="0" calcext:value-type="float">
            <text:p>0</text:p>
          </table:table-cell>
        </table:table-row>
        <table:table-row table:style-name="ro1">
          <table:table-cell table:formula="of:=[Feuille3.D398]" office:value-type="float" office:value="0.2908306" calcext:value-type="float">
            <text:p>0,2908306</text:p>
          </table:table-cell>
          <table:table-cell table:formula="of:=[v03.B797]" office:value-type="float" office:value="0" calcext:value-type="float">
            <text:p>0</text:p>
          </table:table-cell>
          <table:table-cell table:formula="of:=[v03.B1197]" office:value-type="float" office:value="0" calcext:value-type="float">
            <text:p>0</text:p>
          </table:table-cell>
          <table:table-cell table:formula="of:=[v03.B1597]" office:value-type="float" office:value="0" calcext:value-type="float">
            <text:p>0</text:p>
          </table:table-cell>
        </table:table-row>
        <table:table-row table:style-name="ro1">
          <table:table-cell table:formula="of:=[Feuille3.D399]" office:value-type="float" office:value="0.2889899" calcext:value-type="float">
            <text:p>0,2889899</text:p>
          </table:table-cell>
          <table:table-cell table:formula="of:=[v03.B798]" office:value-type="float" office:value="0" calcext:value-type="float">
            <text:p>0</text:p>
          </table:table-cell>
          <table:table-cell table:formula="of:=[v03.B1198]" office:value-type="float" office:value="0" calcext:value-type="float">
            <text:p>0</text:p>
          </table:table-cell>
          <table:table-cell table:formula="of:=[v03.B1598]" office:value-type="float" office:value="0" calcext:value-type="float">
            <text:p>0</text:p>
          </table:table-cell>
        </table:table-row>
        <table:table-row table:style-name="ro1">
          <table:table-cell table:formula="of:=[Feuille3.D400]" office:value-type="float" office:value="0.30555618" calcext:value-type="float">
            <text:p>0,30555618</text:p>
          </table:table-cell>
          <table:table-cell table:formula="of:=[v03.B799]" office:value-type="float" office:value="0" calcext:value-type="float">
            <text:p>0</text:p>
          </table:table-cell>
          <table:table-cell table:formula="of:=[v03.B1199]" office:value-type="float" office:value="0" calcext:value-type="float">
            <text:p>0</text:p>
          </table:table-cell>
          <table:table-cell table:formula="of:=[v03.B1599]" office:value-type="float" office:value="0" calcext:value-type="float">
            <text:p>0</text:p>
          </table:table-cell>
        </table:table-row>
        <table:table-row table:style-name="ro1">
          <table:table-cell table:formula="of:=[Feuille3.D401]" office:value-type="float" office:value="0.3073969" calcext:value-type="float">
            <text:p>0,3073969</text:p>
          </table:table-cell>
          <table:table-cell table:formula="of:=[v03.B800]" office:value-type="float" office:value="0" calcext:value-type="float">
            <text:p>0</text:p>
          </table:table-cell>
          <table:table-cell table:formula="of:=[v03.B1200]" office:value-type="float" office:value="0" calcext:value-type="float">
            <text:p>0</text:p>
          </table:table-cell>
          <table:table-cell table:formula="of:=[v03.B1600]" office:value-type="float" office:value="0" calcext:value-type="float">
            <text:p>0</text:p>
          </table:table-cell>
        </table:table-row>
      </table:table>
      <table:table table:name="Feuille3" table:style-name="ta1">
        <table:shapes>
          <draw:frame draw:z-index="0" draw:style-name="gr1" draw:text-style-name="P1" svg:width="15.999cm" svg:height="8.999cm" svg:x="9.132cm" svg:y="0.1cm">
            <draw:object draw:notify-on-update-of-ranges="Feuille3.A1:Feuille3.A1 Feuille3.A2:Feuille3.A401 Feuille3.B1:Feuille3.B1 Feuille3.B2:Feuille3.B401 Feuille3.C1:Feuille3.C1 Feuille3.C2:Feuille3.C401 Feuille3.D1:Feuille3.D1 Feuille3.D2:Feuille3.D4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Vo 0,3</text:p>
          </table:table-cell>
          <table:table-cell office:value-type="string" calcext:value-type="string">
            <text:p>v k160</text:p>
          </table:table-cell>
          <table:table-cell office:value-type="string" calcext:value-type="string">
            <text:p>v k250</text:p>
          </table:table-cell>
          <table:table-cell office:value-type="string" calcext:value-type="string">
            <text:p>v k160 ki16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" calcext:value-type="float">
            <text:p>0,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" calcext:value-type="float">
            <text:p>0,0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" calcext:value-type="float">
            <text:p>0,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999999" calcext:value-type="float">
            <text:p>0,0249999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999997" calcext:value-type="float">
            <text:p>0,0299999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999996" calcext:value-type="float">
            <text:p>0,034999996</text:p>
          </table:table-cell>
          <table:table-cell office:value-type="float" office:value="0" calcext:value-type="float">
            <text:p>0</text:p>
          </table:table-cell>
          <table:table-cell office:value-type="float" office:value="0.0018407" calcext:value-type="float">
            <text:p>0,0018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9999995" calcext:value-type="float">
            <text:p>0,039999995</text:p>
          </table:table-cell>
          <table:table-cell office:value-type="float" office:value="0" calcext:value-type="float">
            <text:p>0</text:p>
          </table:table-cell>
          <table:table-cell office:value-type="float" office:value="0.0036814" calcext:value-type="float">
            <text:p>0,0036814</text:p>
          </table:table-cell>
          <table:table-cell office:value-type="float" office:value="0.0018407" calcext:value-type="float">
            <text:p>0,0018407</text:p>
          </table:table-cell>
        </table:table-row>
        <table:table-row table:style-name="ro1">
          <table:table-cell office:value-type="float" office:value="0.044999994" calcext:value-type="float">
            <text:p>0,0449999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55221" calcext:value-type="float">
            <text:p>0,0055221</text:p>
          </table:table-cell>
        </table:table-row>
        <table:table-row table:style-name="ro1">
          <table:table-cell office:value-type="float" office:value="0.049999993" calcext:value-type="float">
            <text:p>0,049999993</text:p>
          </table:table-cell>
          <table:table-cell office:value-type="float" office:value="0.0018407" calcext:value-type="float">
            <text:p>0,0018407</text:p>
          </table:table-cell>
          <table:table-cell office:value-type="float" office:value="0.0073628" calcext:value-type="float">
            <text:p>0,0073628</text:p>
          </table:table-cell>
          <table:table-cell office:value-type="float" office:value="0.0092035" calcext:value-type="float">
            <text:p>0,0092035</text:p>
          </table:table-cell>
        </table:table-row>
        <table:table-row table:style-name="ro1">
          <table:table-cell office:value-type="float" office:value="0.054999992" calcext:value-type="float">
            <text:p>0,054999992</text:p>
          </table:table-cell>
          <table:table-cell office:value-type="float" office:value="0" calcext:value-type="float">
            <text:p>0</text:p>
          </table:table-cell>
          <table:table-cell office:value-type="float" office:value="0.0110442" calcext:value-type="float">
            <text:p>0,0110442</text:p>
          </table:table-cell>
          <table:table-cell office:value-type="float" office:value="0.0147256" calcext:value-type="float">
            <text:p>0,0147256</text:p>
          </table:table-cell>
        </table:table-row>
        <table:table-row table:style-name="ro1">
          <table:table-cell office:value-type="float" office:value="0.05999999" calcext:value-type="float">
            <text:p>0,05999999</text:p>
          </table:table-cell>
          <table:table-cell office:value-type="float" office:value="0.0055221" calcext:value-type="float">
            <text:p>0,0055221</text:p>
          </table:table-cell>
          <table:table-cell office:value-type="float" office:value="0.0147256" calcext:value-type="float">
            <text:p>0,0147256</text:p>
          </table:table-cell>
          <table:table-cell office:value-type="float" office:value="0.016566299" calcext:value-type="float">
            <text:p>0,016566299</text:p>
          </table:table-cell>
        </table:table-row>
        <table:table-row table:style-name="ro1">
          <table:table-cell office:value-type="float" office:value="0.06499999" calcext:value-type="float">
            <text:p>0,06499999</text:p>
          </table:table-cell>
          <table:table-cell office:value-type="float" office:value="0.0055221" calcext:value-type="float">
            <text:p>0,0055221</text:p>
          </table:table-cell>
          <table:table-cell table:number-columns-repeated="2" office:value-type="float" office:value="0.016566299" calcext:value-type="float">
            <text:p>0,016566299</text:p>
          </table:table-cell>
        </table:table-row>
        <table:table-row table:style-name="ro1">
          <table:table-cell office:value-type="float" office:value="0.06999999" calcext:value-type="float">
            <text:p>0,06999999</text:p>
          </table:table-cell>
          <table:table-cell office:value-type="float" office:value="0.0055221" calcext:value-type="float">
            <text:p>0,0055221</text:p>
          </table:table-cell>
          <table:table-cell office:value-type="float" office:value="0.018406998" calcext:value-type="float">
            <text:p>0,018406998</text:p>
          </table:table-cell>
          <table:table-cell office:value-type="float" office:value="0.016566299" calcext:value-type="float">
            <text:p>0,016566299</text:p>
          </table:table-cell>
        </table:table-row>
        <table:table-row table:style-name="ro1">
          <table:table-cell office:value-type="float" office:value="0.074999996" calcext:value-type="float">
            <text:p>0,074999996</text:p>
          </table:table-cell>
          <table:table-cell office:value-type="float" office:value="0.012884901" calcext:value-type="float">
            <text:p>0,012884901</text:p>
          </table:table-cell>
          <table:table-cell table:number-columns-repeated="2" office:value-type="float" office:value="0.0202477" calcext:value-type="float">
            <text:p>0,0202477</text:p>
          </table:table-cell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0.012884901" calcext:value-type="float">
            <text:p>0,012884901</text:p>
          </table:table-cell>
          <table:table-cell office:value-type="float" office:value="0.0220884" calcext:value-type="float">
            <text:p>0,0220884</text:p>
          </table:table-cell>
          <table:table-cell office:value-type="float" office:value="0.025769802" calcext:value-type="float">
            <text:p>0,025769802</text:p>
          </table:table-cell>
        </table:table-row>
        <table:table-row table:style-name="ro1">
          <table:table-cell office:value-type="float" office:value="0.085" calcext:value-type="float">
            <text:p>0,085</text:p>
          </table:table-cell>
          <table:table-cell office:value-type="float" office:value="0.018407" calcext:value-type="float">
            <text:p>0,018407</text:p>
          </table:table-cell>
          <table:table-cell office:value-type="float" office:value="0.025769802" calcext:value-type="float">
            <text:p>0,025769802</text:p>
          </table:table-cell>
          <table:table-cell office:value-type="float" office:value="0.033132598" calcext:value-type="float">
            <text:p>0,033132598</text:p>
          </table:table-cell>
        </table:table-row>
        <table:table-row table:style-name="ro1">
          <table:table-cell office:value-type="float" office:value="0.09" calcext:value-type="float">
            <text:p>0,09</text:p>
          </table:table-cell>
          <table:table-cell office:value-type="float" office:value="0.016566299" calcext:value-type="float">
            <text:p>0,016566299</text:p>
          </table:table-cell>
          <table:table-cell office:value-type="float" office:value="0.033132598" calcext:value-type="float">
            <text:p>0,033132598</text:p>
          </table:table-cell>
          <table:table-cell office:value-type="float" office:value="0.0386547" calcext:value-type="float">
            <text:p>0,0386547</text:p>
          </table:table-cell>
        </table:table-row>
        <table:table-row table:style-name="ro1">
          <table:table-cell office:value-type="float" office:value="0.095000006" calcext:value-type="float">
            <text:p>0,095000006</text:p>
          </table:table-cell>
          <table:table-cell office:value-type="float" office:value="0.0202477" calcext:value-type="float">
            <text:p>0,0202477</text:p>
          </table:table-cell>
          <table:table-cell office:value-type="float" office:value="0.0349733" calcext:value-type="float">
            <text:p>0,0349733</text:p>
          </table:table-cell>
          <table:table-cell office:value-type="float" office:value="0.0478582" calcext:value-type="float">
            <text:p>0,0478582</text:p>
          </table:table-cell>
        </table:table-row>
        <table:table-row table:style-name="ro1">
          <table:table-cell office:value-type="float" office:value="0.10000001" calcext:value-type="float">
            <text:p>0,10000001</text:p>
          </table:table-cell>
          <table:table-cell office:value-type="float" office:value="0.016566299" calcext:value-type="float">
            <text:p>0,016566299</text:p>
          </table:table-cell>
          <table:table-cell office:value-type="float" office:value="0.0496989" calcext:value-type="float">
            <text:p>0,0496989</text:p>
          </table:table-cell>
          <table:table-cell office:value-type="float" office:value="0.0570617" calcext:value-type="float">
            <text:p>0,0570617</text:p>
          </table:table-cell>
        </table:table-row>
        <table:table-row table:style-name="ro1">
          <table:table-cell office:value-type="float" office:value="0.10500001" calcext:value-type="float">
            <text:p>0,10500001</text:p>
          </table:table-cell>
          <table:table-cell office:value-type="float" office:value="0.0202477" calcext:value-type="float">
            <text:p>0,0202477</text:p>
          </table:table-cell>
          <table:table-cell office:value-type="float" office:value="0.051539604" calcext:value-type="float">
            <text:p>0,051539604</text:p>
          </table:table-cell>
          <table:table-cell office:value-type="float" office:value="0.066265196" calcext:value-type="float">
            <text:p>0,066265196</text:p>
          </table:table-cell>
        </table:table-row>
        <table:table-row table:style-name="ro1">
          <table:table-cell office:value-type="float" office:value="0.110000014" calcext:value-type="float">
            <text:p>0,110000014</text:p>
          </table:table-cell>
          <table:table-cell office:value-type="float" office:value="0.0220884" calcext:value-type="float">
            <text:p>0,0220884</text:p>
          </table:table-cell>
          <table:table-cell office:value-type="float" office:value="0.0644245" calcext:value-type="float">
            <text:p>0,0644245</text:p>
          </table:table-cell>
          <table:table-cell office:value-type="float" office:value="0.073628" calcext:value-type="float">
            <text:p>0,073628</text:p>
          </table:table-cell>
        </table:table-row>
        <table:table-row table:style-name="ro1">
          <table:table-cell office:value-type="float" office:value="0.11500002" calcext:value-type="float">
            <text:p>0,11500002</text:p>
          </table:table-cell>
          <table:table-cell office:value-type="float" office:value="0.0276105" calcext:value-type="float">
            <text:p>0,0276105</text:p>
          </table:table-cell>
          <table:table-cell office:value-type="float" office:value="0.062583804" calcext:value-type="float">
            <text:p>0,062583804</text:p>
          </table:table-cell>
          <table:table-cell office:value-type="float" office:value="0.0846722" calcext:value-type="float">
            <text:p>0,0846722</text:p>
          </table:table-cell>
        </table:table-row>
        <table:table-row table:style-name="ro1">
          <table:table-cell office:value-type="float" office:value="0.12000002" calcext:value-type="float">
            <text:p>0,12000002</text:p>
          </table:table-cell>
          <table:table-cell office:value-type="float" office:value="0.0294512" calcext:value-type="float">
            <text:p>0,0294512</text:p>
          </table:table-cell>
          <table:table-cell office:value-type="float" office:value="0.0625838" calcext:value-type="float">
            <text:p>0,0625838</text:p>
          </table:table-cell>
          <table:table-cell office:value-type="float" office:value="0.0957164" calcext:value-type="float">
            <text:p>0,0957164</text:p>
          </table:table-cell>
        </table:table-row>
        <table:table-row table:style-name="ro1">
          <table:table-cell office:value-type="float" office:value="0.12500001" calcext:value-type="float">
            <text:p>0,12500001</text:p>
          </table:table-cell>
          <table:table-cell office:value-type="float" office:value="0.036814" calcext:value-type="float">
            <text:p>0,036814</text:p>
          </table:table-cell>
          <table:table-cell office:value-type="float" office:value="0.0681059" calcext:value-type="float">
            <text:p>0,0681059</text:p>
          </table:table-cell>
          <table:table-cell office:value-type="float" office:value="0.104919896" calcext:value-type="float">
            <text:p>0,104919896</text:p>
          </table:table-cell>
        </table:table-row>
        <table:table-row table:style-name="ro1">
          <table:table-cell office:value-type="float" office:value="0.13000001" calcext:value-type="float">
            <text:p>0,13000001</text:p>
          </table:table-cell>
          <table:table-cell office:value-type="float" office:value="0.0441768" calcext:value-type="float">
            <text:p>0,0441768</text:p>
          </table:table-cell>
          <table:table-cell office:value-type="float" office:value="0.0717873" calcext:value-type="float">
            <text:p>0,0717873</text:p>
          </table:table-cell>
          <table:table-cell office:value-type="float" office:value="0.108601294" calcext:value-type="float">
            <text:p>0,108601294</text:p>
          </table:table-cell>
        </table:table-row>
        <table:table-row table:style-name="ro1">
          <table:table-cell office:value-type="float" office:value="0.135" calcext:value-type="float">
            <text:p>0,135</text:p>
          </table:table-cell>
          <table:table-cell office:value-type="float" office:value="0.051539604" calcext:value-type="float">
            <text:p>0,051539604</text:p>
          </table:table-cell>
          <table:table-cell office:value-type="float" office:value="0.0717873" calcext:value-type="float">
            <text:p>0,0717873</text:p>
          </table:table-cell>
          <table:table-cell office:value-type="float" office:value="0.108601294" calcext:value-type="float">
            <text:p>0,108601294</text:p>
          </table:table-cell>
        </table:table-row>
        <table:table-row table:style-name="ro1">
          <table:table-cell office:value-type="float" office:value="0.14" calcext:value-type="float">
            <text:p>0,14</text:p>
          </table:table-cell>
          <table:table-cell office:value-type="float" office:value="0.055221003" calcext:value-type="float">
            <text:p>0,055221003</text:p>
          </table:table-cell>
          <table:table-cell office:value-type="float" office:value="0.0791501" calcext:value-type="float">
            <text:p>0,0791501</text:p>
          </table:table-cell>
          <table:table-cell office:value-type="float" office:value="0.104919896" calcext:value-type="float">
            <text:p>0,104919896</text:p>
          </table:table-cell>
        </table:table-row>
        <table:table-row table:style-name="ro1">
          <table:table-cell office:value-type="float" office:value="0.145" calcext:value-type="float">
            <text:p>0,145</text:p>
          </table:table-cell>
          <table:table-cell office:value-type="float" office:value="0.0589024" calcext:value-type="float">
            <text:p>0,0589024</text:p>
          </table:table-cell>
          <table:table-cell office:value-type="float" office:value="0.0901943" calcext:value-type="float">
            <text:p>0,0901943</text:p>
          </table:table-cell>
          <table:table-cell office:value-type="float" office:value="0.106760606" calcext:value-type="float">
            <text:p>0,106760606</text:p>
          </table:table-cell>
        </table:table-row>
        <table:table-row table:style-name="ro1">
          <table:table-cell office:value-type="float" office:value="0.14999999" calcext:value-type="float">
            <text:p>0,14999999</text:p>
          </table:table-cell>
          <table:table-cell office:value-type="float" office:value="0.0644245" calcext:value-type="float">
            <text:p>0,0644245</text:p>
          </table:table-cell>
          <table:table-cell office:value-type="float" office:value="0.092034996" calcext:value-type="float">
            <text:p>0,092034996</text:p>
          </table:table-cell>
          <table:table-cell office:value-type="float" office:value="0.11228269" calcext:value-type="float">
            <text:p>0,11228269</text:p>
          </table:table-cell>
        </table:table-row>
        <table:table-row table:style-name="ro1">
          <table:table-cell office:value-type="float" office:value="0.15499999" calcext:value-type="float">
            <text:p>0,15499999</text:p>
          </table:table-cell>
          <table:table-cell office:value-type="float" office:value="0.066265196" calcext:value-type="float">
            <text:p>0,066265196</text:p>
          </table:table-cell>
          <table:table-cell office:value-type="float" office:value="0.0901943" calcext:value-type="float">
            <text:p>0,0901943</text:p>
          </table:table-cell>
          <table:table-cell office:value-type="float" office:value="0.1343711" calcext:value-type="float">
            <text:p>0,1343711</text:p>
          </table:table-cell>
        </table:table-row>
        <table:table-row table:style-name="ro1">
          <table:table-cell office:value-type="float" office:value="0.15999998" calcext:value-type="float">
            <text:p>0,15999998</text:p>
          </table:table-cell>
          <table:table-cell office:value-type="float" office:value="0.0699466" calcext:value-type="float">
            <text:p>0,0699466</text:p>
          </table:table-cell>
          <table:table-cell office:value-type="float" office:value="0.0901943" calcext:value-type="float">
            <text:p>0,0901943</text:p>
          </table:table-cell>
          <table:table-cell office:value-type="float" office:value="0.1490967" calcext:value-type="float">
            <text:p>0,1490967</text:p>
          </table:table-cell>
        </table:table-row>
        <table:table-row table:style-name="ro1">
          <table:table-cell office:value-type="float" office:value="0.16499998" calcext:value-type="float">
            <text:p>0,16499998</text:p>
          </table:table-cell>
          <table:table-cell office:value-type="float" office:value="0.0717873" calcext:value-type="float">
            <text:p>0,0717873</text:p>
          </table:table-cell>
          <table:table-cell office:value-type="float" office:value="0.0957164" calcext:value-type="float">
            <text:p>0,0957164</text:p>
          </table:table-cell>
          <table:table-cell office:value-type="float" office:value="0.1490967" calcext:value-type="float">
            <text:p>0,1490967</text:p>
          </table:table-cell>
        </table:table-row>
        <table:table-row table:style-name="ro1">
          <table:table-cell office:value-type="float" office:value="0.16999997" calcext:value-type="float">
            <text:p>0,16999997</text:p>
          </table:table-cell>
          <table:table-cell office:value-type="float" office:value="0.075468704" calcext:value-type="float">
            <text:p>0,075468704</text:p>
          </table:table-cell>
          <table:table-cell office:value-type="float" office:value="0.0957164" calcext:value-type="float">
            <text:p>0,0957164</text:p>
          </table:table-cell>
          <table:table-cell office:value-type="float" office:value="0.1546188" calcext:value-type="float">
            <text:p>0,1546188</text:p>
          </table:table-cell>
        </table:table-row>
        <table:table-row table:style-name="ro1">
          <table:table-cell office:value-type="float" office:value="0.17499997" calcext:value-type="float">
            <text:p>0,17499997</text:p>
          </table:table-cell>
          <table:table-cell office:value-type="float" office:value="0.0791501" calcext:value-type="float">
            <text:p>0,0791501</text:p>
          </table:table-cell>
          <table:table-cell office:value-type="float" office:value="0.0993978" calcext:value-type="float">
            <text:p>0,0993978</text:p>
          </table:table-cell>
          <table:table-cell office:value-type="float" office:value="0.15277809" calcext:value-type="float">
            <text:p>0,15277809</text:p>
          </table:table-cell>
        </table:table-row>
        <table:table-row table:style-name="ro1">
          <table:table-cell office:value-type="float" office:value="0.17999996" calcext:value-type="float">
            <text:p>0,17999996</text:p>
          </table:table-cell>
          <table:table-cell office:value-type="float" office:value="0.0809908" calcext:value-type="float">
            <text:p>0,0809908</text:p>
          </table:table-cell>
          <table:table-cell office:value-type="float" office:value="0.106760606" calcext:value-type="float">
            <text:p>0,106760606</text:p>
          </table:table-cell>
          <table:table-cell office:value-type="float" office:value="0.15093741" calcext:value-type="float">
            <text:p>0,15093741</text:p>
          </table:table-cell>
        </table:table-row>
        <table:table-row table:style-name="ro1">
          <table:table-cell office:value-type="float" office:value="0.18499996" calcext:value-type="float">
            <text:p>0,18499996</text:p>
          </table:table-cell>
          <table:table-cell office:value-type="float" office:value="0.088353604" calcext:value-type="float">
            <text:p>0,088353604</text:p>
          </table:table-cell>
          <table:table-cell office:value-type="float" office:value="0.1178048" calcext:value-type="float">
            <text:p>0,1178048</text:p>
          </table:table-cell>
          <table:table-cell office:value-type="float" office:value="0.1583002" calcext:value-type="float">
            <text:p>0,1583002</text:p>
          </table:table-cell>
        </table:table-row>
        <table:table-row table:style-name="ro1">
          <table:table-cell office:value-type="float" office:value="0.18999995" calcext:value-type="float">
            <text:p>0,18999995</text:p>
          </table:table-cell>
          <table:table-cell office:value-type="float" office:value="0.088353604" calcext:value-type="float">
            <text:p>0,088353604</text:p>
          </table:table-cell>
          <table:table-cell office:value-type="float" office:value="0.11228269" calcext:value-type="float">
            <text:p>0,11228269</text:p>
          </table:table-cell>
          <table:table-cell office:value-type="float" office:value="0.1638223" calcext:value-type="float">
            <text:p>0,1638223</text:p>
          </table:table-cell>
        </table:table-row>
        <table:table-row table:style-name="ro1">
          <table:table-cell office:value-type="float" office:value="0.19499995" calcext:value-type="float">
            <text:p>0,19499995</text:p>
          </table:table-cell>
          <table:table-cell office:value-type="float" office:value="0.0901943" calcext:value-type="float">
            <text:p>0,0901943</text:p>
          </table:table-cell>
          <table:table-cell office:value-type="float" office:value="0.11228269" calcext:value-type="float">
            <text:p>0,11228269</text:p>
          </table:table-cell>
          <table:table-cell office:value-type="float" office:value="0.1693444" calcext:value-type="float">
            <text:p>0,1693444</text:p>
          </table:table-cell>
        </table:table-row>
        <table:table-row table:style-name="ro1">
          <table:table-cell office:value-type="float" office:value="0.19999994" calcext:value-type="float">
            <text:p>0,19999994</text:p>
          </table:table-cell>
          <table:table-cell office:value-type="float" office:value="0.0938757" calcext:value-type="float">
            <text:p>0,0938757</text:p>
          </table:table-cell>
          <table:table-cell office:value-type="float" office:value="0.1159641" calcext:value-type="float">
            <text:p>0,1159641</text:p>
          </table:table-cell>
          <table:table-cell office:value-type="float" office:value="0.17854789" calcext:value-type="float">
            <text:p>0,17854789</text:p>
          </table:table-cell>
        </table:table-row>
        <table:table-row table:style-name="ro1">
          <table:table-cell office:value-type="float" office:value="0.20499994" calcext:value-type="float">
            <text:p>0,20499994</text:p>
          </table:table-cell>
          <table:table-cell office:value-type="float" office:value="0.0975571" calcext:value-type="float">
            <text:p>0,0975571</text:p>
          </table:table-cell>
          <table:table-cell office:value-type="float" office:value="0.1196455" calcext:value-type="float">
            <text:p>0,1196455</text:p>
          </table:table-cell>
          <table:table-cell office:value-type="float" office:value="0.1748665" calcext:value-type="float">
            <text:p>0,1748665</text:p>
          </table:table-cell>
        </table:table-row>
        <table:table-row table:style-name="ro1">
          <table:table-cell office:value-type="float" office:value="0.20999993" calcext:value-type="float">
            <text:p>0,20999993</text:p>
          </table:table-cell>
          <table:table-cell office:value-type="float" office:value="0.0993978" calcext:value-type="float">
            <text:p>0,0993978</text:p>
          </table:table-cell>
          <table:table-cell office:value-type="float" office:value="0.1196455" calcext:value-type="float">
            <text:p>0,1196455</text:p>
          </table:table-cell>
          <table:table-cell office:value-type="float" office:value="0.1767072" calcext:value-type="float">
            <text:p>0,1767072</text:p>
          </table:table-cell>
        </table:table-row>
        <table:table-row table:style-name="ro1">
          <table:table-cell office:value-type="float" office:value="0.21499993" calcext:value-type="float">
            <text:p>0,21499993</text:p>
          </table:table-cell>
          <table:table-cell office:value-type="float" office:value="0.10307921" calcext:value-type="float">
            <text:p>0,10307921</text:p>
          </table:table-cell>
          <table:table-cell office:value-type="float" office:value="0.128849" calcext:value-type="float">
            <text:p>0,128849</text:p>
          </table:table-cell>
          <table:table-cell office:value-type="float" office:value="0.1895921" calcext:value-type="float">
            <text:p>0,1895921</text:p>
          </table:table-cell>
        </table:table-row>
        <table:table-row table:style-name="ro1">
          <table:table-cell office:value-type="float" office:value="0.21999992" calcext:value-type="float">
            <text:p>0,21999992</text:p>
          </table:table-cell>
          <table:table-cell office:value-type="float" office:value="0.0993978" calcext:value-type="float">
            <text:p>0,0993978</text:p>
          </table:table-cell>
          <table:table-cell office:value-type="float" office:value="0.1435746" calcext:value-type="float">
            <text:p>0,1435746</text:p>
          </table:table-cell>
          <table:table-cell office:value-type="float" office:value="0.20063631" calcext:value-type="float">
            <text:p>0,20063631</text:p>
          </table:table-cell>
        </table:table-row>
        <table:table-row table:style-name="ro1">
          <table:table-cell office:value-type="float" office:value="0.22499992" calcext:value-type="float">
            <text:p>0,22499992</text:p>
          </table:table-cell>
          <table:table-cell office:value-type="float" office:value="0.10307921" calcext:value-type="float">
            <text:p>0,10307921</text:p>
          </table:table-cell>
          <table:table-cell office:value-type="float" office:value="0.15277809" calcext:value-type="float">
            <text:p>0,15277809</text:p>
          </table:table-cell>
          <table:table-cell office:value-type="float" office:value="0.20247701" calcext:value-type="float">
            <text:p>0,20247701</text:p>
          </table:table-cell>
        </table:table-row>
        <table:table-row table:style-name="ro1">
          <table:table-cell office:value-type="float" office:value="0.22999991" calcext:value-type="float">
            <text:p>0,22999991</text:p>
          </table:table-cell>
          <table:table-cell office:value-type="float" office:value="0.110442005" calcext:value-type="float">
            <text:p>0,110442005</text:p>
          </table:table-cell>
          <table:table-cell office:value-type="float" office:value="0.15277809" calcext:value-type="float">
            <text:p>0,15277809</text:p>
          </table:table-cell>
          <table:table-cell office:value-type="float" office:value="0.2098398" calcext:value-type="float">
            <text:p>0,2098398</text:p>
          </table:table-cell>
        </table:table-row>
        <table:table-row table:style-name="ro1">
          <table:table-cell office:value-type="float" office:value="0.23499991" calcext:value-type="float">
            <text:p>0,23499991</text:p>
          </table:table-cell>
          <table:table-cell office:value-type="float" office:value="0.1178048" calcext:value-type="float">
            <text:p>0,1178048</text:p>
          </table:table-cell>
          <table:table-cell office:value-type="float" office:value="0.15093741" calcext:value-type="float">
            <text:p>0,15093741</text:p>
          </table:table-cell>
          <table:table-cell office:value-type="float" office:value="0.20983979" calcext:value-type="float">
            <text:p>0,20983979</text:p>
          </table:table-cell>
        </table:table-row>
        <table:table-row table:style-name="ro1">
          <table:table-cell office:value-type="float" office:value="0.2399999" calcext:value-type="float">
            <text:p>0,2399999</text:p>
          </table:table-cell>
          <table:table-cell office:value-type="float" office:value="0.110442" calcext:value-type="float">
            <text:p>0,110442</text:p>
          </table:table-cell>
          <table:table-cell office:value-type="float" office:value="0.1546188" calcext:value-type="float">
            <text:p>0,1546188</text:p>
          </table:table-cell>
          <table:table-cell office:value-type="float" office:value="0.21536191" calcext:value-type="float">
            <text:p>0,21536191</text:p>
          </table:table-cell>
        </table:table-row>
        <table:table-row table:style-name="ro1">
          <table:table-cell office:value-type="float" office:value="0.2449999" calcext:value-type="float">
            <text:p>0,2449999</text:p>
          </table:table-cell>
          <table:table-cell office:value-type="float" office:value="0.110442" calcext:value-type="float">
            <text:p>0,110442</text:p>
          </table:table-cell>
          <table:table-cell office:value-type="float" office:value="0.1546188" calcext:value-type="float">
            <text:p>0,1546188</text:p>
          </table:table-cell>
          <table:table-cell office:value-type="float" office:value="0.21352118" calcext:value-type="float">
            <text:p>0,21352118</text:p>
          </table:table-cell>
        </table:table-row>
        <table:table-row table:style-name="ro1">
          <table:table-cell office:value-type="float" office:value="0.2499999" calcext:value-type="float">
            <text:p>0,2499999</text:p>
          </table:table-cell>
          <table:table-cell office:value-type="float" office:value="0.123326905" calcext:value-type="float">
            <text:p>0,123326905</text:p>
          </table:table-cell>
          <table:table-cell office:value-type="float" office:value="0.147256" calcext:value-type="float">
            <text:p>0,147256</text:p>
          </table:table-cell>
          <table:table-cell office:value-type="float" office:value="0.21720259" calcext:value-type="float">
            <text:p>0,21720259</text:p>
          </table:table-cell>
        </table:table-row>
        <table:table-row table:style-name="ro1">
          <table:table-cell office:value-type="float" office:value="0.2549999" calcext:value-type="float">
            <text:p>0,2549999</text:p>
          </table:table-cell>
          <table:table-cell office:value-type="float" office:value="0.1380525" calcext:value-type="float">
            <text:p>0,1380525</text:p>
          </table:table-cell>
          <table:table-cell office:value-type="float" office:value="0.15093741" calcext:value-type="float">
            <text:p>0,15093741</text:p>
          </table:table-cell>
          <table:table-cell office:value-type="float" office:value="0.23008749" calcext:value-type="float">
            <text:p>0,23008749</text:p>
          </table:table-cell>
        </table:table-row>
        <table:table-row table:style-name="ro1">
          <table:table-cell office:value-type="float" office:value="0.2599999" calcext:value-type="float">
            <text:p>0,2599999</text:p>
          </table:table-cell>
          <table:table-cell office:value-type="float" office:value="0.1343711" calcext:value-type="float">
            <text:p>0,1343711</text:p>
          </table:table-cell>
          <table:table-cell office:value-type="float" office:value="0.1711851" calcext:value-type="float">
            <text:p>0,1711851</text:p>
          </table:table-cell>
          <table:table-cell office:value-type="float" office:value="0.22640611" calcext:value-type="float">
            <text:p>0,22640611</text:p>
          </table:table-cell>
        </table:table-row>
        <table:table-row table:style-name="ro1">
          <table:table-cell office:value-type="float" office:value="0.2649999" calcext:value-type="float">
            <text:p>0,2649999</text:p>
          </table:table-cell>
          <table:table-cell office:value-type="float" office:value="0.1270083" calcext:value-type="float">
            <text:p>0,1270083</text:p>
          </table:table-cell>
          <table:table-cell office:value-type="float" office:value="0.1785479" calcext:value-type="float">
            <text:p>0,1785479</text:p>
          </table:table-cell>
          <table:table-cell office:value-type="float" office:value="0.2429724" calcext:value-type="float">
            <text:p>0,2429724</text:p>
          </table:table-cell>
        </table:table-row>
        <table:table-row table:style-name="ro1">
          <table:table-cell office:value-type="float" office:value="0.2699999" calcext:value-type="float">
            <text:p>0,2699999</text:p>
          </table:table-cell>
          <table:table-cell office:value-type="float" office:value="0.1362118" calcext:value-type="float">
            <text:p>0,1362118</text:p>
          </table:table-cell>
          <table:table-cell office:value-type="float" office:value="0.1675037" calcext:value-type="float">
            <text:p>0,1675037</text:p>
          </table:table-cell>
          <table:table-cell office:value-type="float" office:value="0.24665381" calcext:value-type="float">
            <text:p>0,24665381</text:p>
          </table:table-cell>
        </table:table-row>
        <table:table-row table:style-name="ro1">
          <table:table-cell office:value-type="float" office:value="0.2749999" calcext:value-type="float">
            <text:p>0,2749999</text:p>
          </table:table-cell>
          <table:table-cell office:value-type="float" office:value="0.1435746" calcext:value-type="float">
            <text:p>0,1435746</text:p>
          </table:table-cell>
          <table:table-cell office:value-type="float" office:value="0.1748665" calcext:value-type="float">
            <text:p>0,1748665</text:p>
          </table:table-cell>
          <table:table-cell office:value-type="float" office:value="0.24849452" calcext:value-type="float">
            <text:p>0,24849452</text:p>
          </table:table-cell>
        </table:table-row>
        <table:table-row table:style-name="ro1">
          <table:table-cell office:value-type="float" office:value="0.27999988" calcext:value-type="float">
            <text:p>0,27999988</text:p>
          </table:table-cell>
          <table:table-cell office:value-type="float" office:value="0.1454153" calcext:value-type="float">
            <text:p>0,1454153</text:p>
          </table:table-cell>
          <table:table-cell office:value-type="float" office:value="0.18591072" calcext:value-type="float">
            <text:p>0,18591072</text:p>
          </table:table-cell>
          <table:table-cell office:value-type="float" office:value="0.24113171" calcext:value-type="float">
            <text:p>0,24113171</text:p>
          </table:table-cell>
        </table:table-row>
        <table:table-row table:style-name="ro1">
          <table:table-cell office:value-type="float" office:value="0.28499988" calcext:value-type="float">
            <text:p>0,28499988</text:p>
          </table:table-cell>
          <table:table-cell office:value-type="float" office:value="0.1362118" calcext:value-type="float">
            <text:p>0,1362118</text:p>
          </table:table-cell>
          <table:table-cell office:value-type="float" office:value="0.1748665" calcext:value-type="float">
            <text:p>0,1748665</text:p>
          </table:table-cell>
          <table:table-cell office:value-type="float" office:value="0.24849452" calcext:value-type="float">
            <text:p>0,24849452</text:p>
          </table:table-cell>
        </table:table-row>
        <table:table-row table:style-name="ro1">
          <table:table-cell office:value-type="float" office:value="0.28999987" calcext:value-type="float">
            <text:p>0,28999987</text:p>
          </table:table-cell>
          <table:table-cell office:value-type="float" office:value="0.147256" calcext:value-type="float">
            <text:p>0,147256</text:p>
          </table:table-cell>
          <table:table-cell office:value-type="float" office:value="0.1619816" calcext:value-type="float">
            <text:p>0,1619816</text:p>
          </table:table-cell>
          <table:table-cell office:value-type="float" office:value="0.2595387" calcext:value-type="float">
            <text:p>0,2595387</text:p>
          </table:table-cell>
        </table:table-row>
        <table:table-row table:style-name="ro1">
          <table:table-cell office:value-type="float" office:value="0.29499987" calcext:value-type="float">
            <text:p>0,29499987</text:p>
          </table:table-cell>
          <table:table-cell office:value-type="float" office:value="0.1564595" calcext:value-type="float">
            <text:p>0,1564595</text:p>
          </table:table-cell>
          <table:table-cell office:value-type="float" office:value="0.1767072" calcext:value-type="float">
            <text:p>0,1767072</text:p>
          </table:table-cell>
          <table:table-cell office:value-type="float" office:value="0.2687422" calcext:value-type="float">
            <text:p>0,2687422</text:p>
          </table:table-cell>
        </table:table-row>
        <table:table-row table:style-name="ro1">
          <table:table-cell office:value-type="float" office:value="0.29999986" calcext:value-type="float">
            <text:p>0,29999986</text:p>
          </table:table-cell>
          <table:table-cell office:value-type="float" office:value="0.15830019" calcext:value-type="float">
            <text:p>0,15830019</text:p>
          </table:table-cell>
          <table:table-cell office:value-type="float" office:value="0.1987956" calcext:value-type="float">
            <text:p>0,1987956</text:p>
          </table:table-cell>
          <table:table-cell office:value-type="float" office:value="0.2797864" calcext:value-type="float">
            <text:p>0,279786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01409" calcext:value-type="float">
            <text:p>0,1601409</text:p>
          </table:table-cell>
          <table:table-cell office:value-type="float" office:value="0.2079991" calcext:value-type="float">
            <text:p>0,2079991</text:p>
          </table:table-cell>
          <table:table-cell office:value-type="float" office:value="0.28530848" calcext:value-type="float">
            <text:p>0,2853084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5663" calcext:value-type="float">
            <text:p>0,165663</text:p>
          </table:table-cell>
          <table:table-cell office:value-type="float" office:value="0.20615841" calcext:value-type="float">
            <text:p>0,20615841</text:p>
          </table:table-cell>
          <table:table-cell office:value-type="float" office:value="0.2871492" calcext:value-type="float">
            <text:p>0,287149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75037" calcext:value-type="float">
            <text:p>0,1675037</text:p>
          </table:table-cell>
          <table:table-cell office:value-type="float" office:value="0.2098398" calcext:value-type="float">
            <text:p>0,2098398</text:p>
          </table:table-cell>
          <table:table-cell office:value-type="float" office:value="0.2926713" calcext:value-type="float">
            <text:p>0,292671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198161" calcext:value-type="float">
            <text:p>0,16198161</text:p>
          </table:table-cell>
          <table:table-cell office:value-type="float" office:value="0.1951142" calcext:value-type="float">
            <text:p>0,1951142</text:p>
          </table:table-cell>
          <table:table-cell office:value-type="float" office:value="0.28162712" calcext:value-type="float">
            <text:p>0,2816271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11851" calcext:value-type="float">
            <text:p>0,1711851</text:p>
          </table:table-cell>
          <table:table-cell office:value-type="float" office:value="0.1767072" calcext:value-type="float">
            <text:p>0,1767072</text:p>
          </table:table-cell>
          <table:table-cell office:value-type="float" office:value="0.2797864" calcext:value-type="float">
            <text:p>0,279786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11851" calcext:value-type="float">
            <text:p>0,1711851</text:p>
          </table:table-cell>
          <table:table-cell office:value-type="float" office:value="0.1803886" calcext:value-type="float">
            <text:p>0,1803886</text:p>
          </table:table-cell>
          <table:table-cell office:value-type="float" office:value="0.2889899" calcext:value-type="float">
            <text:p>0,2889899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5663" calcext:value-type="float">
            <text:p>0,165663</text:p>
          </table:table-cell>
          <table:table-cell office:value-type="float" office:value="0.20247701" calcext:value-type="float">
            <text:p>0,20247701</text:p>
          </table:table-cell>
          <table:table-cell office:value-type="float" office:value="0.294512" calcext:value-type="float">
            <text:p>0,29451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75037" calcext:value-type="float">
            <text:p>0,1675037</text:p>
          </table:table-cell>
          <table:table-cell office:value-type="float" office:value="0.1987956" calcext:value-type="float">
            <text:p>0,1987956</text:p>
          </table:table-cell>
          <table:table-cell office:value-type="float" office:value="0.30187482" calcext:value-type="float">
            <text:p>0,3018748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93444" calcext:value-type="float">
            <text:p>0,1693444</text:p>
          </table:table-cell>
          <table:table-cell office:value-type="float" office:value="0.22456539" calcext:value-type="float">
            <text:p>0,22456539</text:p>
          </table:table-cell>
          <table:table-cell office:value-type="float" office:value="0.30187482" calcext:value-type="float">
            <text:p>0,3018748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01409" calcext:value-type="float">
            <text:p>0,1601409</text:p>
          </table:table-cell>
          <table:table-cell office:value-type="float" office:value="0.2282468" calcext:value-type="float">
            <text:p>0,2282468</text:p>
          </table:table-cell>
          <table:table-cell office:value-type="float" office:value="0.2908306" calcext:value-type="float">
            <text:p>0,2908306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01409" calcext:value-type="float">
            <text:p>0,1601409</text:p>
          </table:table-cell>
          <table:table-cell office:value-type="float" office:value="0.2116805" calcext:value-type="float">
            <text:p>0,2116805</text:p>
          </table:table-cell>
          <table:table-cell office:value-type="float" office:value="0.2963527" calcext:value-type="float">
            <text:p>0,2963527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38223" calcext:value-type="float">
            <text:p>0,1638223</text:p>
          </table:table-cell>
          <table:table-cell office:value-type="float" office:value="0.20983979" calcext:value-type="float">
            <text:p>0,20983979</text:p>
          </table:table-cell>
          <table:table-cell office:value-type="float" office:value="0.2981934" calcext:value-type="float">
            <text:p>0,298193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01409" calcext:value-type="float">
            <text:p>0,1601409</text:p>
          </table:table-cell>
          <table:table-cell office:value-type="float" office:value="0.2006363" calcext:value-type="float">
            <text:p>0,2006363</text:p>
          </table:table-cell>
          <table:table-cell office:value-type="float" office:value="0.2926713" calcext:value-type="float">
            <text:p>0,292671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38223" calcext:value-type="float">
            <text:p>0,1638223</text:p>
          </table:table-cell>
          <table:table-cell office:value-type="float" office:value="0.19327348" calcext:value-type="float">
            <text:p>0,19327348</text:p>
          </table:table-cell>
          <table:table-cell office:value-type="float" office:value="0.294512" calcext:value-type="float">
            <text:p>0,29451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830019" calcext:value-type="float">
            <text:p>0,15830019</text:p>
          </table:table-cell>
          <table:table-cell office:value-type="float" office:value="0.1785479" calcext:value-type="float">
            <text:p>0,1785479</text:p>
          </table:table-cell>
          <table:table-cell office:value-type="float" office:value="0.3147597" calcext:value-type="float">
            <text:p>0,3147597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75037" calcext:value-type="float">
            <text:p>0,1675037</text:p>
          </table:table-cell>
          <table:table-cell office:value-type="float" office:value="0.1987956" calcext:value-type="float">
            <text:p>0,1987956</text:p>
          </table:table-cell>
          <table:table-cell office:value-type="float" office:value="0.3147597" calcext:value-type="float">
            <text:p>0,3147597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19816" calcext:value-type="float">
            <text:p>0,1619816</text:p>
          </table:table-cell>
          <table:table-cell office:value-type="float" office:value="0.1951142" calcext:value-type="float">
            <text:p>0,1951142</text:p>
          </table:table-cell>
          <table:table-cell office:value-type="float" office:value="0.2926713" calcext:value-type="float">
            <text:p>0,292671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01409" calcext:value-type="float">
            <text:p>0,1601409</text:p>
          </table:table-cell>
          <table:table-cell office:value-type="float" office:value="0.1895921" calcext:value-type="float">
            <text:p>0,1895921</text:p>
          </table:table-cell>
          <table:table-cell office:value-type="float" office:value="0.2742643" calcext:value-type="float">
            <text:p>0,274264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46188" calcext:value-type="float">
            <text:p>0,1546188</text:p>
          </table:table-cell>
          <table:table-cell office:value-type="float" office:value="0.21352121" calcext:value-type="float">
            <text:p>0,21352121</text:p>
          </table:table-cell>
          <table:table-cell office:value-type="float" office:value="0.2889899" calcext:value-type="float">
            <text:p>0,2889899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38223" calcext:value-type="float">
            <text:p>0,1638223</text:p>
          </table:table-cell>
          <table:table-cell office:value-type="float" office:value="0.21352121" calcext:value-type="float">
            <text:p>0,21352121</text:p>
          </table:table-cell>
          <table:table-cell office:value-type="float" office:value="0.2981934" calcext:value-type="float">
            <text:p>0,298193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38223" calcext:value-type="float">
            <text:p>0,1638223</text:p>
          </table:table-cell>
          <table:table-cell office:value-type="float" office:value="0.18591072" calcext:value-type="float">
            <text:p>0,18591072</text:p>
          </table:table-cell>
          <table:table-cell office:value-type="float" office:value="0.3092376" calcext:value-type="float">
            <text:p>0,3092376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38223" calcext:value-type="float">
            <text:p>0,1638223</text:p>
          </table:table-cell>
          <table:table-cell office:value-type="float" office:value="0.1748665" calcext:value-type="float">
            <text:p>0,1748665</text:p>
          </table:table-cell>
          <table:table-cell office:value-type="float" office:value="0.3037155" calcext:value-type="float">
            <text:p>0,303715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30258" calcext:value-type="float">
            <text:p>0,1730258</text:p>
          </table:table-cell>
          <table:table-cell office:value-type="float" office:value="0.19327348" calcext:value-type="float">
            <text:p>0,19327348</text:p>
          </table:table-cell>
          <table:table-cell office:value-type="float" office:value="0.30187482" calcext:value-type="float">
            <text:p>0,3018748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830019" calcext:value-type="float">
            <text:p>0,15830019</text:p>
          </table:table-cell>
          <table:table-cell office:value-type="float" office:value="0.1987956" calcext:value-type="float">
            <text:p>0,1987956</text:p>
          </table:table-cell>
          <table:table-cell office:value-type="float" office:value="0.3221225" calcext:value-type="float">
            <text:p>0,322122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83002" calcext:value-type="float">
            <text:p>0,1583002</text:p>
          </table:table-cell>
          <table:table-cell office:value-type="float" office:value="0.1895921" calcext:value-type="float">
            <text:p>0,1895921</text:p>
          </table:table-cell>
          <table:table-cell office:value-type="float" office:value="0.3166004" calcext:value-type="float">
            <text:p>0,316600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19816" calcext:value-type="float">
            <text:p>0,1619816</text:p>
          </table:table-cell>
          <table:table-cell office:value-type="float" office:value="0.1987956" calcext:value-type="float">
            <text:p>0,1987956</text:p>
          </table:table-cell>
          <table:table-cell office:value-type="float" office:value="0.2889899" calcext:value-type="float">
            <text:p>0,2889899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75037" calcext:value-type="float">
            <text:p>0,1675037</text:p>
          </table:table-cell>
          <table:table-cell office:value-type="float" office:value="0.2079991" calcext:value-type="float">
            <text:p>0,2079991</text:p>
          </table:table-cell>
          <table:table-cell office:value-type="float" office:value="0.2908306" calcext:value-type="float">
            <text:p>0,2908306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198161" calcext:value-type="float">
            <text:p>0,16198161</text:p>
          </table:table-cell>
          <table:table-cell office:value-type="float" office:value="0.2006363" calcext:value-type="float">
            <text:p>0,2006363</text:p>
          </table:table-cell>
          <table:table-cell office:value-type="float" office:value="0.30187482" calcext:value-type="float">
            <text:p>0,3018748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01409" calcext:value-type="float">
            <text:p>0,1601409</text:p>
          </table:table-cell>
          <table:table-cell office:value-type="float" office:value="0.19327348" calcext:value-type="float">
            <text:p>0,19327348</text:p>
          </table:table-cell>
          <table:table-cell office:value-type="float" office:value="0.3000341" calcext:value-type="float">
            <text:p>0,3000341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11851" calcext:value-type="float">
            <text:p>0,1711851</text:p>
          </table:table-cell>
          <table:table-cell office:value-type="float" office:value="0.1803886" calcext:value-type="float">
            <text:p>0,1803886</text:p>
          </table:table-cell>
          <table:table-cell office:value-type="float" office:value="0.30187482" calcext:value-type="float">
            <text:p>0,3018748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01409" calcext:value-type="float">
            <text:p>0,1601409</text:p>
          </table:table-cell>
          <table:table-cell office:value-type="float" office:value="0.19327348" calcext:value-type="float">
            <text:p>0,19327348</text:p>
          </table:table-cell>
          <table:table-cell office:value-type="float" office:value="0.3110783" calcext:value-type="float">
            <text:p>0,311078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277809" calcext:value-type="float">
            <text:p>0,15277809</text:p>
          </table:table-cell>
          <table:table-cell office:value-type="float" office:value="0.20247701" calcext:value-type="float">
            <text:p>0,20247701</text:p>
          </table:table-cell>
          <table:table-cell office:value-type="float" office:value="0.3037155" calcext:value-type="float">
            <text:p>0,303715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64595" calcext:value-type="float">
            <text:p>0,1564595</text:p>
          </table:table-cell>
          <table:table-cell office:value-type="float" office:value="0.2116805" calcext:value-type="float">
            <text:p>0,2116805</text:p>
          </table:table-cell>
          <table:table-cell office:value-type="float" office:value="0.2981934" calcext:value-type="float">
            <text:p>0,298193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48665" calcext:value-type="float">
            <text:p>0,1748665</text:p>
          </table:table-cell>
          <table:table-cell office:value-type="float" office:value="0.19695489" calcext:value-type="float">
            <text:p>0,19695489</text:p>
          </table:table-cell>
          <table:table-cell office:value-type="float" office:value="0.294512" calcext:value-type="float">
            <text:p>0,29451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11851" calcext:value-type="float">
            <text:p>0,1711851</text:p>
          </table:table-cell>
          <table:table-cell office:value-type="float" office:value="0.20431769" calcext:value-type="float">
            <text:p>0,20431769</text:p>
          </table:table-cell>
          <table:table-cell office:value-type="float" office:value="0.30187482" calcext:value-type="float">
            <text:p>0,3018748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38223" calcext:value-type="float">
            <text:p>0,1638223</text:p>
          </table:table-cell>
          <table:table-cell office:value-type="float" office:value="0.2116805" calcext:value-type="float">
            <text:p>0,2116805</text:p>
          </table:table-cell>
          <table:table-cell office:value-type="float" office:value="0.3202818" calcext:value-type="float">
            <text:p>0,320281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277809" calcext:value-type="float">
            <text:p>0,15277809</text:p>
          </table:table-cell>
          <table:table-cell office:value-type="float" office:value="0.20247701" calcext:value-type="float">
            <text:p>0,20247701</text:p>
          </table:table-cell>
          <table:table-cell office:value-type="float" office:value="0.29635268" calcext:value-type="float">
            <text:p>0,2963526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38223" calcext:value-type="float">
            <text:p>0,1638223</text:p>
          </table:table-cell>
          <table:table-cell office:value-type="float" office:value="0.19695489" calcext:value-type="float">
            <text:p>0,19695489</text:p>
          </table:table-cell>
          <table:table-cell office:value-type="float" office:value="0.2889899" calcext:value-type="float">
            <text:p>0,2889899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11851" calcext:value-type="float">
            <text:p>0,1711851</text:p>
          </table:table-cell>
          <table:table-cell office:value-type="float" office:value="0.1877514" calcext:value-type="float">
            <text:p>0,1877514</text:p>
          </table:table-cell>
          <table:table-cell office:value-type="float" office:value="0.3000341" calcext:value-type="float">
            <text:p>0,3000341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11851" calcext:value-type="float">
            <text:p>0,1711851</text:p>
          </table:table-cell>
          <table:table-cell office:value-type="float" office:value="0.20615841" calcext:value-type="float">
            <text:p>0,20615841</text:p>
          </table:table-cell>
          <table:table-cell office:value-type="float" office:value="0.30187482" calcext:value-type="float">
            <text:p>0,3018748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19816" calcext:value-type="float">
            <text:p>0,1619816</text:p>
          </table:table-cell>
          <table:table-cell office:value-type="float" office:value="0.20431769" calcext:value-type="float">
            <text:p>0,20431769</text:p>
          </table:table-cell>
          <table:table-cell office:value-type="float" office:value="0.2981934" calcext:value-type="float">
            <text:p>0,298193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93444" calcext:value-type="float">
            <text:p>0,1693444</text:p>
          </table:table-cell>
          <table:table-cell office:value-type="float" office:value="0.20431769" calcext:value-type="float">
            <text:p>0,20431769</text:p>
          </table:table-cell>
          <table:table-cell office:value-type="float" office:value="0.3037155" calcext:value-type="float">
            <text:p>0,303715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67072" calcext:value-type="float">
            <text:p>0,1767072</text:p>
          </table:table-cell>
          <table:table-cell office:value-type="float" office:value="0.22640611" calcext:value-type="float">
            <text:p>0,22640611</text:p>
          </table:table-cell>
          <table:table-cell office:value-type="float" office:value="0.30187482" calcext:value-type="float">
            <text:p>0,3018748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5663" calcext:value-type="float">
            <text:p>0,165663</text:p>
          </table:table-cell>
          <table:table-cell office:value-type="float" office:value="0.21536191" calcext:value-type="float">
            <text:p>0,21536191</text:p>
          </table:table-cell>
          <table:table-cell office:value-type="float" office:value="0.2981934" calcext:value-type="float">
            <text:p>0,298193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38223" calcext:value-type="float">
            <text:p>0,1638223</text:p>
          </table:table-cell>
          <table:table-cell office:value-type="float" office:value="0.20615841" calcext:value-type="float">
            <text:p>0,20615841</text:p>
          </table:table-cell>
          <table:table-cell office:value-type="float" office:value="0.3110783" calcext:value-type="float">
            <text:p>0,311078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19816" calcext:value-type="float">
            <text:p>0,1619816</text:p>
          </table:table-cell>
          <table:table-cell office:value-type="float" office:value="0.1859107" calcext:value-type="float">
            <text:p>0,1859107</text:p>
          </table:table-cell>
          <table:table-cell office:value-type="float" office:value="0.3037155" calcext:value-type="float">
            <text:p>0,303715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30258" calcext:value-type="float">
            <text:p>0,1730258</text:p>
          </table:table-cell>
          <table:table-cell office:value-type="float" office:value="0.17854789" calcext:value-type="float">
            <text:p>0,17854789</text:p>
          </table:table-cell>
          <table:table-cell office:value-type="float" office:value="0.30187482" calcext:value-type="float">
            <text:p>0,3018748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566299" calcext:value-type="float">
            <text:p>0,16566299</text:p>
          </table:table-cell>
          <table:table-cell office:value-type="float" office:value="0.2006363" calcext:value-type="float">
            <text:p>0,2006363</text:p>
          </table:table-cell>
          <table:table-cell office:value-type="float" office:value="0.3221225" calcext:value-type="float">
            <text:p>0,322122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01409" calcext:value-type="float">
            <text:p>0,1601409</text:p>
          </table:table-cell>
          <table:table-cell office:value-type="float" office:value="0.20247701" calcext:value-type="float">
            <text:p>0,20247701</text:p>
          </table:table-cell>
          <table:table-cell office:value-type="float" office:value="0.3202818" calcext:value-type="float">
            <text:p>0,320281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01409" calcext:value-type="float">
            <text:p>0,1601409</text:p>
          </table:table-cell>
          <table:table-cell office:value-type="float" office:value="0.1877514" calcext:value-type="float">
            <text:p>0,1877514</text:p>
          </table:table-cell>
          <table:table-cell office:value-type="float" office:value="0.3000341" calcext:value-type="float">
            <text:p>0,3000341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75037" calcext:value-type="float">
            <text:p>0,1675037</text:p>
          </table:table-cell>
          <table:table-cell office:value-type="float" office:value="0.1932735" calcext:value-type="float">
            <text:p>0,1932735</text:p>
          </table:table-cell>
          <table:table-cell office:value-type="float" office:value="0.312919" calcext:value-type="float">
            <text:p>0,312919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5663" calcext:value-type="float">
            <text:p>0,165663</text:p>
          </table:table-cell>
          <table:table-cell office:value-type="float" office:value="0.2098398" calcext:value-type="float">
            <text:p>0,2098398</text:p>
          </table:table-cell>
          <table:table-cell office:value-type="float" office:value="0.3166004" calcext:value-type="float">
            <text:p>0,316600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38223" calcext:value-type="float">
            <text:p>0,1638223</text:p>
          </table:table-cell>
          <table:table-cell office:value-type="float" office:value="0.2116805" calcext:value-type="float">
            <text:p>0,2116805</text:p>
          </table:table-cell>
          <table:table-cell office:value-type="float" office:value="0.30555618" calcext:value-type="float">
            <text:p>0,3055561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19816" calcext:value-type="float">
            <text:p>0,1619816</text:p>
          </table:table-cell>
          <table:table-cell office:value-type="float" office:value="0.1951142" calcext:value-type="float">
            <text:p>0,1951142</text:p>
          </table:table-cell>
          <table:table-cell office:value-type="float" office:value="0.2981934" calcext:value-type="float">
            <text:p>0,298193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83002" calcext:value-type="float">
            <text:p>0,1583002</text:p>
          </table:table-cell>
          <table:table-cell office:value-type="float" office:value="0.20431769" calcext:value-type="float">
            <text:p>0,20431769</text:p>
          </table:table-cell>
          <table:table-cell office:value-type="float" office:value="0.3037155" calcext:value-type="float">
            <text:p>0,303715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5663" calcext:value-type="float">
            <text:p>0,165663</text:p>
          </table:table-cell>
          <table:table-cell office:value-type="float" office:value="0.2227247" calcext:value-type="float">
            <text:p>0,2227247</text:p>
          </table:table-cell>
          <table:table-cell office:value-type="float" office:value="0.3110783" calcext:value-type="float">
            <text:p>0,311078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75037" calcext:value-type="float">
            <text:p>0,1675037</text:p>
          </table:table-cell>
          <table:table-cell office:value-type="float" office:value="0.2190433" calcext:value-type="float">
            <text:p>0,2190433</text:p>
          </table:table-cell>
          <table:table-cell office:value-type="float" office:value="0.2926713" calcext:value-type="float">
            <text:p>0,292671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5663" calcext:value-type="float">
            <text:p>0,165663</text:p>
          </table:table-cell>
          <table:table-cell office:value-type="float" office:value="0.2079991" calcext:value-type="float">
            <text:p>0,2079991</text:p>
          </table:table-cell>
          <table:table-cell office:value-type="float" office:value="0.3000341" calcext:value-type="float">
            <text:p>0,3000341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93444" calcext:value-type="float">
            <text:p>0,1693444</text:p>
          </table:table-cell>
          <table:table-cell office:value-type="float" office:value="0.1987956" calcext:value-type="float">
            <text:p>0,1987956</text:p>
          </table:table-cell>
          <table:table-cell office:value-type="float" office:value="0.3166004" calcext:value-type="float">
            <text:p>0,316600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302579" calcext:value-type="float">
            <text:p>0,17302579</text:p>
          </table:table-cell>
          <table:table-cell office:value-type="float" office:value="0.2006363" calcext:value-type="float">
            <text:p>0,2006363</text:p>
          </table:table-cell>
          <table:table-cell office:value-type="float" office:value="0.3110783" calcext:value-type="float">
            <text:p>0,311078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93444" calcext:value-type="float">
            <text:p>0,1693444</text:p>
          </table:table-cell>
          <table:table-cell office:value-type="float" office:value="0.21720259" calcext:value-type="float">
            <text:p>0,21720259</text:p>
          </table:table-cell>
          <table:table-cell office:value-type="float" office:value="0.294512" calcext:value-type="float">
            <text:p>0,29451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93444" calcext:value-type="float">
            <text:p>0,1693444</text:p>
          </table:table-cell>
          <table:table-cell office:value-type="float" office:value="0.20431769" calcext:value-type="float">
            <text:p>0,20431769</text:p>
          </table:table-cell>
          <table:table-cell office:value-type="float" office:value="0.3073969" calcext:value-type="float">
            <text:p>0,3073969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48665" calcext:value-type="float">
            <text:p>0,1748665</text:p>
          </table:table-cell>
          <table:table-cell office:value-type="float" office:value="0.20247701" calcext:value-type="float">
            <text:p>0,20247701</text:p>
          </table:table-cell>
          <table:table-cell office:value-type="float" office:value="0.3092376" calcext:value-type="float">
            <text:p>0,3092376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38223" calcext:value-type="float">
            <text:p>0,1638223</text:p>
          </table:table-cell>
          <table:table-cell office:value-type="float" office:value="0.20431769" calcext:value-type="float">
            <text:p>0,20431769</text:p>
          </table:table-cell>
          <table:table-cell office:value-type="float" office:value="0.30555618" calcext:value-type="float">
            <text:p>0,3055561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30258" calcext:value-type="float">
            <text:p>0,1730258</text:p>
          </table:table-cell>
          <table:table-cell office:value-type="float" office:value="0.20615841" calcext:value-type="float">
            <text:p>0,20615841</text:p>
          </table:table-cell>
          <table:table-cell office:value-type="float" office:value="0.30555618" calcext:value-type="float">
            <text:p>0,3055561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48665" calcext:value-type="float">
            <text:p>0,1748665</text:p>
          </table:table-cell>
          <table:table-cell office:value-type="float" office:value="0.19695489" calcext:value-type="float">
            <text:p>0,19695489</text:p>
          </table:table-cell>
          <table:table-cell office:value-type="float" office:value="0.3073969" calcext:value-type="float">
            <text:p>0,3073969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5663" calcext:value-type="float">
            <text:p>0,165663</text:p>
          </table:table-cell>
          <table:table-cell office:value-type="float" office:value="0.1987956" calcext:value-type="float">
            <text:p>0,1987956</text:p>
          </table:table-cell>
          <table:table-cell office:value-type="float" office:value="0.3110783" calcext:value-type="float">
            <text:p>0,311078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48665" calcext:value-type="float">
            <text:p>0,1748665</text:p>
          </table:table-cell>
          <table:table-cell office:value-type="float" office:value="0.1951142" calcext:value-type="float">
            <text:p>0,1951142</text:p>
          </table:table-cell>
          <table:table-cell office:value-type="float" office:value="0.3000341" calcext:value-type="float">
            <text:p>0,3000341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302579" calcext:value-type="float">
            <text:p>0,17302579</text:p>
          </table:table-cell>
          <table:table-cell office:value-type="float" office:value="0.1951142" calcext:value-type="float">
            <text:p>0,1951142</text:p>
          </table:table-cell>
          <table:table-cell office:value-type="float" office:value="0.29635268" calcext:value-type="float">
            <text:p>0,2963526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01409" calcext:value-type="float">
            <text:p>0,1601409</text:p>
          </table:table-cell>
          <table:table-cell office:value-type="float" office:value="0.20431769" calcext:value-type="float">
            <text:p>0,20431769</text:p>
          </table:table-cell>
          <table:table-cell office:value-type="float" office:value="0.3202818" calcext:value-type="float">
            <text:p>0,320281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11851" calcext:value-type="float">
            <text:p>0,1711851</text:p>
          </table:table-cell>
          <table:table-cell office:value-type="float" office:value="0.21536191" calcext:value-type="float">
            <text:p>0,21536191</text:p>
          </table:table-cell>
          <table:table-cell office:value-type="float" office:value="0.3000341" calcext:value-type="float">
            <text:p>0,3000341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11851" calcext:value-type="float">
            <text:p>0,1711851</text:p>
          </table:table-cell>
          <table:table-cell office:value-type="float" office:value="0.2006363" calcext:value-type="float">
            <text:p>0,2006363</text:p>
          </table:table-cell>
          <table:table-cell office:value-type="float" office:value="0.2981934" calcext:value-type="float">
            <text:p>0,298193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5663" calcext:value-type="float">
            <text:p>0,165663</text:p>
          </table:table-cell>
          <table:table-cell office:value-type="float" office:value="0.20615841" calcext:value-type="float">
            <text:p>0,20615841</text:p>
          </table:table-cell>
          <table:table-cell office:value-type="float" office:value="0.312919" calcext:value-type="float">
            <text:p>0,312919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01409" calcext:value-type="float">
            <text:p>0,1601409</text:p>
          </table:table-cell>
          <table:table-cell office:value-type="float" office:value="0.21720259" calcext:value-type="float">
            <text:p>0,21720259</text:p>
          </table:table-cell>
          <table:table-cell office:value-type="float" office:value="0.2981934" calcext:value-type="float">
            <text:p>0,298193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75037" calcext:value-type="float">
            <text:p>0,1675037</text:p>
          </table:table-cell>
          <table:table-cell office:value-type="float" office:value="0.20615841" calcext:value-type="float">
            <text:p>0,20615841</text:p>
          </table:table-cell>
          <table:table-cell office:value-type="float" office:value="0.2981934" calcext:value-type="float">
            <text:p>0,298193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75037" calcext:value-type="float">
            <text:p>0,1675037</text:p>
          </table:table-cell>
          <table:table-cell office:value-type="float" office:value="0.19327348" calcext:value-type="float">
            <text:p>0,19327348</text:p>
          </table:table-cell>
          <table:table-cell office:value-type="float" office:value="0.312919" calcext:value-type="float">
            <text:p>0,312919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302579" calcext:value-type="float">
            <text:p>0,17302579</text:p>
          </table:table-cell>
          <table:table-cell office:value-type="float" office:value="0.21352118" calcext:value-type="float">
            <text:p>0,21352118</text:p>
          </table:table-cell>
          <table:table-cell office:value-type="float" office:value="0.3073969" calcext:value-type="float">
            <text:p>0,3073969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93444" calcext:value-type="float">
            <text:p>0,1693444</text:p>
          </table:table-cell>
          <table:table-cell office:value-type="float" office:value="0.2116805" calcext:value-type="float">
            <text:p>0,2116805</text:p>
          </table:table-cell>
          <table:table-cell office:value-type="float" office:value="0.3000341" calcext:value-type="float">
            <text:p>0,3000341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01409" calcext:value-type="float">
            <text:p>0,1601409</text:p>
          </table:table-cell>
          <table:table-cell office:value-type="float" office:value="0.19327348" calcext:value-type="float">
            <text:p>0,19327348</text:p>
          </table:table-cell>
          <table:table-cell office:value-type="float" office:value="0.3037155" calcext:value-type="float">
            <text:p>0,303715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566299" calcext:value-type="float">
            <text:p>0,16566299</text:p>
          </table:table-cell>
          <table:table-cell office:value-type="float" office:value="0.2079991" calcext:value-type="float">
            <text:p>0,2079991</text:p>
          </table:table-cell>
          <table:table-cell office:value-type="float" office:value="0.3073969" calcext:value-type="float">
            <text:p>0,3073969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11851" calcext:value-type="float">
            <text:p>0,1711851</text:p>
          </table:table-cell>
          <table:table-cell office:value-type="float" office:value="0.220884" calcext:value-type="float">
            <text:p>0,220884</text:p>
          </table:table-cell>
          <table:table-cell office:value-type="float" office:value="0.3037155" calcext:value-type="float">
            <text:p>0,303715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5663" calcext:value-type="float">
            <text:p>0,165663</text:p>
          </table:table-cell>
          <table:table-cell office:value-type="float" office:value="0.20431769" calcext:value-type="float">
            <text:p>0,20431769</text:p>
          </table:table-cell>
          <table:table-cell office:value-type="float" office:value="0.3000341" calcext:value-type="float">
            <text:p>0,3000341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75037" calcext:value-type="float">
            <text:p>0,1675037</text:p>
          </table:table-cell>
          <table:table-cell office:value-type="float" office:value="0.1951142" calcext:value-type="float">
            <text:p>0,1951142</text:p>
          </table:table-cell>
          <table:table-cell office:value-type="float" office:value="0.30187482" calcext:value-type="float">
            <text:p>0,3018748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67072" calcext:value-type="float">
            <text:p>0,1767072</text:p>
          </table:table-cell>
          <table:table-cell office:value-type="float" office:value="0.20615841" calcext:value-type="float">
            <text:p>0,20615841</text:p>
          </table:table-cell>
          <table:table-cell office:value-type="float" office:value="0.294512" calcext:value-type="float">
            <text:p>0,29451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11851" calcext:value-type="float">
            <text:p>0,1711851</text:p>
          </table:table-cell>
          <table:table-cell office:value-type="float" office:value="0.20431769" calcext:value-type="float">
            <text:p>0,20431769</text:p>
          </table:table-cell>
          <table:table-cell office:value-type="float" office:value="0.2926713" calcext:value-type="float">
            <text:p>0,292671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302579" calcext:value-type="float">
            <text:p>0,17302579</text:p>
          </table:table-cell>
          <table:table-cell office:value-type="float" office:value="0.20431769" calcext:value-type="float">
            <text:p>0,20431769</text:p>
          </table:table-cell>
          <table:table-cell office:value-type="float" office:value="0.2926713" calcext:value-type="float">
            <text:p>0,292671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302579" calcext:value-type="float">
            <text:p>0,17302579</text:p>
          </table:table-cell>
          <table:table-cell office:value-type="float" office:value="0.20431769" calcext:value-type="float">
            <text:p>0,20431769</text:p>
          </table:table-cell>
          <table:table-cell office:value-type="float" office:value="0.29083058" calcext:value-type="float">
            <text:p>0,2908305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75037" calcext:value-type="float">
            <text:p>0,1675037</text:p>
          </table:table-cell>
          <table:table-cell office:value-type="float" office:value="0.20431769" calcext:value-type="float">
            <text:p>0,20431769</text:p>
          </table:table-cell>
          <table:table-cell office:value-type="float" office:value="0.294512" calcext:value-type="float">
            <text:p>0,29451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5663" calcext:value-type="float">
            <text:p>0,165663</text:p>
          </table:table-cell>
          <table:table-cell office:value-type="float" office:value="0.2006363" calcext:value-type="float">
            <text:p>0,2006363</text:p>
          </table:table-cell>
          <table:table-cell office:value-type="float" office:value="0.29635268" calcext:value-type="float">
            <text:p>0,2963526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75037" calcext:value-type="float">
            <text:p>0,1675037</text:p>
          </table:table-cell>
          <table:table-cell office:value-type="float" office:value="0.18591069" calcext:value-type="float">
            <text:p>0,18591069</text:p>
          </table:table-cell>
          <table:table-cell office:value-type="float" office:value="0.2834678" calcext:value-type="float">
            <text:p>0,283467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11851" calcext:value-type="float">
            <text:p>0,1711851</text:p>
          </table:table-cell>
          <table:table-cell office:value-type="float" office:value="0.19327348" calcext:value-type="float">
            <text:p>0,19327348</text:p>
          </table:table-cell>
          <table:table-cell office:value-type="float" office:value="0.2889899" calcext:value-type="float">
            <text:p>0,2889899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67072" calcext:value-type="float">
            <text:p>0,1767072</text:p>
          </table:table-cell>
          <table:table-cell office:value-type="float" office:value="0.1987956" calcext:value-type="float">
            <text:p>0,1987956</text:p>
          </table:table-cell>
          <table:table-cell office:value-type="float" office:value="0.28530848" calcext:value-type="float">
            <text:p>0,2853084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5663" calcext:value-type="float">
            <text:p>0,165663</text:p>
          </table:table-cell>
          <table:table-cell office:value-type="float" office:value="0.20247698" calcext:value-type="float">
            <text:p>0,20247698</text:p>
          </table:table-cell>
          <table:table-cell office:value-type="float" office:value="0.2926713" calcext:value-type="float">
            <text:p>0,292671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01409" calcext:value-type="float">
            <text:p>0,1601409</text:p>
          </table:table-cell>
          <table:table-cell office:value-type="float" office:value="0.19695489" calcext:value-type="float">
            <text:p>0,19695489</text:p>
          </table:table-cell>
          <table:table-cell office:value-type="float" office:value="0.2908306" calcext:value-type="float">
            <text:p>0,2908306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302579" calcext:value-type="float">
            <text:p>0,17302579</text:p>
          </table:table-cell>
          <table:table-cell office:value-type="float" office:value="0.2079991" calcext:value-type="float">
            <text:p>0,2079991</text:p>
          </table:table-cell>
          <table:table-cell office:value-type="float" office:value="0.2889899" calcext:value-type="float">
            <text:p>0,2889899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11851" calcext:value-type="float">
            <text:p>0,1711851</text:p>
          </table:table-cell>
          <table:table-cell office:value-type="float" office:value="0.20615841" calcext:value-type="float">
            <text:p>0,20615841</text:p>
          </table:table-cell>
          <table:table-cell office:value-type="float" office:value="0.2908306" calcext:value-type="float">
            <text:p>0,2908306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75037" calcext:value-type="float">
            <text:p>0,1675037</text:p>
          </table:table-cell>
          <table:table-cell office:value-type="float" office:value="0.20247701" calcext:value-type="float">
            <text:p>0,20247701</text:p>
          </table:table-cell>
          <table:table-cell office:value-type="float" office:value="0.2981934" calcext:value-type="float">
            <text:p>0,298193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11851" calcext:value-type="float">
            <text:p>0,1711851</text:p>
          </table:table-cell>
          <table:table-cell office:value-type="float" office:value="0.2006363" calcext:value-type="float">
            <text:p>0,2006363</text:p>
          </table:table-cell>
          <table:table-cell office:value-type="float" office:value="0.28530848" calcext:value-type="float">
            <text:p>0,2853084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67072" calcext:value-type="float">
            <text:p>0,1767072</text:p>
          </table:table-cell>
          <table:table-cell office:value-type="float" office:value="0.19695489" calcext:value-type="float">
            <text:p>0,19695489</text:p>
          </table:table-cell>
          <table:table-cell office:value-type="float" office:value="0.2742643" calcext:value-type="float">
            <text:p>0,274264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93444" calcext:value-type="float">
            <text:p>0,1693444</text:p>
          </table:table-cell>
          <table:table-cell office:value-type="float" office:value="0.20983979" calcext:value-type="float">
            <text:p>0,20983979</text:p>
          </table:table-cell>
          <table:table-cell office:value-type="float" office:value="0.2908306" calcext:value-type="float">
            <text:p>0,2908306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48665" calcext:value-type="float">
            <text:p>0,1748665</text:p>
          </table:table-cell>
          <table:table-cell office:value-type="float" office:value="0.2079991" calcext:value-type="float">
            <text:p>0,2079991</text:p>
          </table:table-cell>
          <table:table-cell office:value-type="float" office:value="0.2889899" calcext:value-type="float">
            <text:p>0,2889899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302579" calcext:value-type="float">
            <text:p>0,17302579</text:p>
          </table:table-cell>
          <table:table-cell office:value-type="float" office:value="0.2079991" calcext:value-type="float">
            <text:p>0,2079991</text:p>
          </table:table-cell>
          <table:table-cell office:value-type="float" office:value="0.28530848" calcext:value-type="float">
            <text:p>0,2853084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566299" calcext:value-type="float">
            <text:p>0,16566299</text:p>
          </table:table-cell>
          <table:table-cell office:value-type="float" office:value="0.20983979" calcext:value-type="float">
            <text:p>0,20983979</text:p>
          </table:table-cell>
          <table:table-cell office:value-type="float" office:value="0.28530848" calcext:value-type="float">
            <text:p>0,2853084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11851" calcext:value-type="float">
            <text:p>0,1711851</text:p>
          </table:table-cell>
          <table:table-cell office:value-type="float" office:value="0.2079991" calcext:value-type="float">
            <text:p>0,2079991</text:p>
          </table:table-cell>
          <table:table-cell office:value-type="float" office:value="0.30187482" calcext:value-type="float">
            <text:p>0,3018748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75037" calcext:value-type="float">
            <text:p>0,1675037</text:p>
          </table:table-cell>
          <table:table-cell office:value-type="float" office:value="0.1877514" calcext:value-type="float">
            <text:p>0,1877514</text:p>
          </table:table-cell>
          <table:table-cell office:value-type="float" office:value="0.3037155" calcext:value-type="float">
            <text:p>0,303715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83002" calcext:value-type="float">
            <text:p>0,1583002</text:p>
          </table:table-cell>
          <table:table-cell office:value-type="float" office:value="0.1914328" calcext:value-type="float">
            <text:p>0,1914328</text:p>
          </table:table-cell>
          <table:table-cell office:value-type="float" office:value="0.30187482" calcext:value-type="float">
            <text:p>0,3018748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5663" calcext:value-type="float">
            <text:p>0,165663</text:p>
          </table:table-cell>
          <table:table-cell office:value-type="float" office:value="0.19327348" calcext:value-type="float">
            <text:p>0,19327348</text:p>
          </table:table-cell>
          <table:table-cell office:value-type="float" office:value="0.3037155" calcext:value-type="float">
            <text:p>0,303715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11851" calcext:value-type="float">
            <text:p>0,1711851</text:p>
          </table:table-cell>
          <table:table-cell office:value-type="float" office:value="0.1932735" calcext:value-type="float">
            <text:p>0,1932735</text:p>
          </table:table-cell>
          <table:table-cell office:value-type="float" office:value="0.3073969" calcext:value-type="float">
            <text:p>0,3073969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302579" calcext:value-type="float">
            <text:p>0,17302579</text:p>
          </table:table-cell>
          <table:table-cell office:value-type="float" office:value="0.1951142" calcext:value-type="float">
            <text:p>0,1951142</text:p>
          </table:table-cell>
          <table:table-cell office:value-type="float" office:value="0.3092376" calcext:value-type="float">
            <text:p>0,3092376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19816" calcext:value-type="float">
            <text:p>0,1619816</text:p>
          </table:table-cell>
          <table:table-cell office:value-type="float" office:value="0.2079991" calcext:value-type="float">
            <text:p>0,2079991</text:p>
          </table:table-cell>
          <table:table-cell office:value-type="float" office:value="0.2981934" calcext:value-type="float">
            <text:p>0,298193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01409" calcext:value-type="float">
            <text:p>0,1601409</text:p>
          </table:table-cell>
          <table:table-cell office:value-type="float" office:value="0.21536191" calcext:value-type="float">
            <text:p>0,21536191</text:p>
          </table:table-cell>
          <table:table-cell office:value-type="float" office:value="0.294512" calcext:value-type="float">
            <text:p>0,29451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67072" calcext:value-type="float">
            <text:p>0,1767072</text:p>
          </table:table-cell>
          <table:table-cell office:value-type="float" office:value="0.1987956" calcext:value-type="float">
            <text:p>0,1987956</text:p>
          </table:table-cell>
          <table:table-cell office:value-type="float" office:value="0.2871492" calcext:value-type="float">
            <text:p>0,287149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48665" calcext:value-type="float">
            <text:p>0,1748665</text:p>
          </table:table-cell>
          <table:table-cell office:value-type="float" office:value="0.18591072" calcext:value-type="float">
            <text:p>0,18591072</text:p>
          </table:table-cell>
          <table:table-cell office:value-type="float" office:value="0.294512" calcext:value-type="float">
            <text:p>0,29451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01409" calcext:value-type="float">
            <text:p>0,1601409</text:p>
          </table:table-cell>
          <table:table-cell office:value-type="float" office:value="0.18222931" calcext:value-type="float">
            <text:p>0,18222931</text:p>
          </table:table-cell>
          <table:table-cell office:value-type="float" office:value="0.3037155" calcext:value-type="float">
            <text:p>0,303715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83002" calcext:value-type="float">
            <text:p>0,1583002</text:p>
          </table:table-cell>
          <table:table-cell office:value-type="float" office:value="0.2079991" calcext:value-type="float">
            <text:p>0,2079991</text:p>
          </table:table-cell>
          <table:table-cell office:value-type="float" office:value="0.2981934" calcext:value-type="float">
            <text:p>0,298193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48665" calcext:value-type="float">
            <text:p>0,1748665</text:p>
          </table:table-cell>
          <table:table-cell office:value-type="float" office:value="0.2116805" calcext:value-type="float">
            <text:p>0,2116805</text:p>
          </table:table-cell>
          <table:table-cell office:value-type="float" office:value="0.29083058" calcext:value-type="float">
            <text:p>0,2908305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48665" calcext:value-type="float">
            <text:p>0,1748665</text:p>
          </table:table-cell>
          <table:table-cell office:value-type="float" office:value="0.20431769" calcext:value-type="float">
            <text:p>0,20431769</text:p>
          </table:table-cell>
          <table:table-cell office:value-type="float" office:value="0.30555618" calcext:value-type="float">
            <text:p>0,3055561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01409" calcext:value-type="float">
            <text:p>0,1601409</text:p>
          </table:table-cell>
          <table:table-cell office:value-type="float" office:value="0.22088401" calcext:value-type="float">
            <text:p>0,22088401</text:p>
          </table:table-cell>
          <table:table-cell office:value-type="float" office:value="0.30187482" calcext:value-type="float">
            <text:p>0,3018748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93444" calcext:value-type="float">
            <text:p>0,1693444</text:p>
          </table:table-cell>
          <table:table-cell office:value-type="float" office:value="0.22640611" calcext:value-type="float">
            <text:p>0,22640611</text:p>
          </table:table-cell>
          <table:table-cell office:value-type="float" office:value="0.3000341" calcext:value-type="float">
            <text:p>0,3000341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803886" calcext:value-type="float">
            <text:p>0,1803886</text:p>
          </table:table-cell>
          <table:table-cell office:value-type="float" office:value="0.21720259" calcext:value-type="float">
            <text:p>0,21720259</text:p>
          </table:table-cell>
          <table:table-cell office:value-type="float" office:value="0.29635268" calcext:value-type="float">
            <text:p>0,2963526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48665" calcext:value-type="float">
            <text:p>0,1748665</text:p>
          </table:table-cell>
          <table:table-cell office:value-type="float" office:value="0.1877514" calcext:value-type="float">
            <text:p>0,1877514</text:p>
          </table:table-cell>
          <table:table-cell office:value-type="float" office:value="0.2926713" calcext:value-type="float">
            <text:p>0,292671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75037" calcext:value-type="float">
            <text:p>0,1675037</text:p>
          </table:table-cell>
          <table:table-cell office:value-type="float" office:value="0.1987956" calcext:value-type="float">
            <text:p>0,1987956</text:p>
          </table:table-cell>
          <table:table-cell office:value-type="float" office:value="0.29635268" calcext:value-type="float">
            <text:p>0,2963526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11851" calcext:value-type="float">
            <text:p>0,1711851</text:p>
          </table:table-cell>
          <table:table-cell office:value-type="float" office:value="0.1877514" calcext:value-type="float">
            <text:p>0,1877514</text:p>
          </table:table-cell>
          <table:table-cell office:value-type="float" office:value="0.29635268" calcext:value-type="float">
            <text:p>0,2963526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67072" calcext:value-type="float">
            <text:p>0,1767072</text:p>
          </table:table-cell>
          <table:table-cell office:value-type="float" office:value="0.18959211" calcext:value-type="float">
            <text:p>0,18959211</text:p>
          </table:table-cell>
          <table:table-cell office:value-type="float" office:value="0.2981934" calcext:value-type="float">
            <text:p>0,298193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93444" calcext:value-type="float">
            <text:p>0,1693444</text:p>
          </table:table-cell>
          <table:table-cell office:value-type="float" office:value="0.20983979" calcext:value-type="float">
            <text:p>0,20983979</text:p>
          </table:table-cell>
          <table:table-cell office:value-type="float" office:value="0.3110783" calcext:value-type="float">
            <text:p>0,311078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198161" calcext:value-type="float">
            <text:p>0,16198161</text:p>
          </table:table-cell>
          <table:table-cell office:value-type="float" office:value="0.2190433" calcext:value-type="float">
            <text:p>0,2190433</text:p>
          </table:table-cell>
          <table:table-cell office:value-type="float" office:value="0.30187482" calcext:value-type="float">
            <text:p>0,3018748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11851" calcext:value-type="float">
            <text:p>0,1711851</text:p>
          </table:table-cell>
          <table:table-cell office:value-type="float" office:value="0.21536191" calcext:value-type="float">
            <text:p>0,21536191</text:p>
          </table:table-cell>
          <table:table-cell office:value-type="float" office:value="0.29083058" calcext:value-type="float">
            <text:p>0,2908305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67072" calcext:value-type="float">
            <text:p>0,1767072</text:p>
          </table:table-cell>
          <table:table-cell office:value-type="float" office:value="0.20247698" calcext:value-type="float">
            <text:p>0,20247698</text:p>
          </table:table-cell>
          <table:table-cell office:value-type="float" office:value="0.294512" calcext:value-type="float">
            <text:p>0,29451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75037" calcext:value-type="float">
            <text:p>0,1675037</text:p>
          </table:table-cell>
          <table:table-cell office:value-type="float" office:value="0.20983979" calcext:value-type="float">
            <text:p>0,20983979</text:p>
          </table:table-cell>
          <table:table-cell office:value-type="float" office:value="0.2926713" calcext:value-type="float">
            <text:p>0,292671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01409" calcext:value-type="float">
            <text:p>0,1601409</text:p>
          </table:table-cell>
          <table:table-cell office:value-type="float" office:value="0.18591072" calcext:value-type="float">
            <text:p>0,18591072</text:p>
          </table:table-cell>
          <table:table-cell office:value-type="float" office:value="0.3000341" calcext:value-type="float">
            <text:p>0,3000341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75037" calcext:value-type="float">
            <text:p>0,1675037</text:p>
          </table:table-cell>
          <table:table-cell office:value-type="float" office:value="0.1638223" calcext:value-type="float">
            <text:p>0,1638223</text:p>
          </table:table-cell>
          <table:table-cell office:value-type="float" office:value="0.2981934" calcext:value-type="float">
            <text:p>0,298193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38223" calcext:value-type="float">
            <text:p>0,1638223</text:p>
          </table:table-cell>
          <table:table-cell office:value-type="float" office:value="0.1914328" calcext:value-type="float">
            <text:p>0,1914328</text:p>
          </table:table-cell>
          <table:table-cell office:value-type="float" office:value="0.294512" calcext:value-type="float">
            <text:p>0,29451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38223" calcext:value-type="float">
            <text:p>0,1638223</text:p>
          </table:table-cell>
          <table:table-cell office:value-type="float" office:value="0.21720259" calcext:value-type="float">
            <text:p>0,21720259</text:p>
          </table:table-cell>
          <table:table-cell office:value-type="float" office:value="0.29083058" calcext:value-type="float">
            <text:p>0,2908305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01409" calcext:value-type="float">
            <text:p>0,1601409</text:p>
          </table:table-cell>
          <table:table-cell office:value-type="float" office:value="0.22640611" calcext:value-type="float">
            <text:p>0,22640611</text:p>
          </table:table-cell>
          <table:table-cell office:value-type="float" office:value="0.30187482" calcext:value-type="float">
            <text:p>0,3018748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93444" calcext:value-type="float">
            <text:p>0,1693444</text:p>
          </table:table-cell>
          <table:table-cell office:value-type="float" office:value="0.2300875" calcext:value-type="float">
            <text:p>0,2300875</text:p>
          </table:table-cell>
          <table:table-cell office:value-type="float" office:value="0.294512" calcext:value-type="float">
            <text:p>0,29451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93444" calcext:value-type="float">
            <text:p>0,1693444</text:p>
          </table:table-cell>
          <table:table-cell office:value-type="float" office:value="0.2282468" calcext:value-type="float">
            <text:p>0,2282468</text:p>
          </table:table-cell>
          <table:table-cell office:value-type="float" office:value="0.30187482" calcext:value-type="float">
            <text:p>0,3018748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38223" calcext:value-type="float">
            <text:p>0,1638223</text:p>
          </table:table-cell>
          <table:table-cell office:value-type="float" office:value="0.2116805" calcext:value-type="float">
            <text:p>0,2116805</text:p>
          </table:table-cell>
          <table:table-cell office:value-type="float" office:value="0.2981934" calcext:value-type="float">
            <text:p>0,298193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48665" calcext:value-type="float">
            <text:p>0,1748665</text:p>
          </table:table-cell>
          <table:table-cell office:value-type="float" office:value="0.1987956" calcext:value-type="float">
            <text:p>0,1987956</text:p>
          </table:table-cell>
          <table:table-cell office:value-type="float" office:value="0.294512" calcext:value-type="float">
            <text:p>0,29451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803886" calcext:value-type="float">
            <text:p>0,1803886</text:p>
          </table:table-cell>
          <table:table-cell office:value-type="float" office:value="0.1951142" calcext:value-type="float">
            <text:p>0,1951142</text:p>
          </table:table-cell>
          <table:table-cell office:value-type="float" office:value="0.29635268" calcext:value-type="float">
            <text:p>0,2963526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38223" calcext:value-type="float">
            <text:p>0,1638223</text:p>
          </table:table-cell>
          <table:table-cell office:value-type="float" office:value="0.1895921" calcext:value-type="float">
            <text:p>0,1895921</text:p>
          </table:table-cell>
          <table:table-cell office:value-type="float" office:value="0.3000341" calcext:value-type="float">
            <text:p>0,3000341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93444" calcext:value-type="float">
            <text:p>0,1693444</text:p>
          </table:table-cell>
          <table:table-cell office:value-type="float" office:value="0.1895921" calcext:value-type="float">
            <text:p>0,1895921</text:p>
          </table:table-cell>
          <table:table-cell office:value-type="float" office:value="0.30187482" calcext:value-type="float">
            <text:p>0,3018748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5663" calcext:value-type="float">
            <text:p>0,165663</text:p>
          </table:table-cell>
          <table:table-cell office:value-type="float" office:value="0.20983979" calcext:value-type="float">
            <text:p>0,20983979</text:p>
          </table:table-cell>
          <table:table-cell office:value-type="float" office:value="0.3092376" calcext:value-type="float">
            <text:p>0,3092376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11851" calcext:value-type="float">
            <text:p>0,1711851</text:p>
          </table:table-cell>
          <table:table-cell office:value-type="float" office:value="0.2356096" calcext:value-type="float">
            <text:p>0,2356096</text:p>
          </table:table-cell>
          <table:table-cell office:value-type="float" office:value="0.3073969" calcext:value-type="float">
            <text:p>0,3073969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48665" calcext:value-type="float">
            <text:p>0,1748665</text:p>
          </table:table-cell>
          <table:table-cell office:value-type="float" office:value="0.239291" calcext:value-type="float">
            <text:p>0,239291</text:p>
          </table:table-cell>
          <table:table-cell office:value-type="float" office:value="0.30555618" calcext:value-type="float">
            <text:p>0,3055561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302579" calcext:value-type="float">
            <text:p>0,17302579</text:p>
          </table:table-cell>
          <table:table-cell office:value-type="float" office:value="0.2356096" calcext:value-type="float">
            <text:p>0,2356096</text:p>
          </table:table-cell>
          <table:table-cell office:value-type="float" office:value="0.3037155" calcext:value-type="float">
            <text:p>0,303715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11851" calcext:value-type="float">
            <text:p>0,1711851</text:p>
          </table:table-cell>
          <table:table-cell office:value-type="float" office:value="0.22456539" calcext:value-type="float">
            <text:p>0,22456539</text:p>
          </table:table-cell>
          <table:table-cell office:value-type="float" office:value="0.30555618" calcext:value-type="float">
            <text:p>0,3055561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67072" calcext:value-type="float">
            <text:p>0,1767072</text:p>
          </table:table-cell>
          <table:table-cell office:value-type="float" office:value="0.2190433" calcext:value-type="float">
            <text:p>0,2190433</text:p>
          </table:table-cell>
          <table:table-cell office:value-type="float" office:value="0.30187482" calcext:value-type="float">
            <text:p>0,3018748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75037" calcext:value-type="float">
            <text:p>0,1675037</text:p>
          </table:table-cell>
          <table:table-cell office:value-type="float" office:value="0.2006363" calcext:value-type="float">
            <text:p>0,2006363</text:p>
          </table:table-cell>
          <table:table-cell office:value-type="float" office:value="0.294512" calcext:value-type="float">
            <text:p>0,29451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46188" calcext:value-type="float">
            <text:p>0,1546188</text:p>
          </table:table-cell>
          <table:table-cell office:value-type="float" office:value="0.1785479" calcext:value-type="float">
            <text:p>0,1785479</text:p>
          </table:table-cell>
          <table:table-cell office:value-type="float" office:value="0.28162712" calcext:value-type="float">
            <text:p>0,2816271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48665" calcext:value-type="float">
            <text:p>0,1748665</text:p>
          </table:table-cell>
          <table:table-cell office:value-type="float" office:value="0.1822293" calcext:value-type="float">
            <text:p>0,1822293</text:p>
          </table:table-cell>
          <table:table-cell office:value-type="float" office:value="0.29635268" calcext:value-type="float">
            <text:p>0,2963526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11851" calcext:value-type="float">
            <text:p>0,1711851</text:p>
          </table:table-cell>
          <table:table-cell office:value-type="float" office:value="0.19327348" calcext:value-type="float">
            <text:p>0,19327348</text:p>
          </table:table-cell>
          <table:table-cell office:value-type="float" office:value="0.3110783" calcext:value-type="float">
            <text:p>0,311078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01409" calcext:value-type="float">
            <text:p>0,1601409</text:p>
          </table:table-cell>
          <table:table-cell office:value-type="float" office:value="0.1895921" calcext:value-type="float">
            <text:p>0,1895921</text:p>
          </table:table-cell>
          <table:table-cell office:value-type="float" office:value="0.2926713" calcext:value-type="float">
            <text:p>0,292671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198161" calcext:value-type="float">
            <text:p>0,16198161</text:p>
          </table:table-cell>
          <table:table-cell office:value-type="float" office:value="0.1987956" calcext:value-type="float">
            <text:p>0,1987956</text:p>
          </table:table-cell>
          <table:table-cell office:value-type="float" office:value="0.3073969" calcext:value-type="float">
            <text:p>0,3073969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30258" calcext:value-type="float">
            <text:p>0,1730258</text:p>
          </table:table-cell>
          <table:table-cell office:value-type="float" office:value="0.22456539" calcext:value-type="float">
            <text:p>0,22456539</text:p>
          </table:table-cell>
          <table:table-cell office:value-type="float" office:value="0.30555618" calcext:value-type="float">
            <text:p>0,3055561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01409" calcext:value-type="float">
            <text:p>0,1601409</text:p>
          </table:table-cell>
          <table:table-cell office:value-type="float" office:value="0.2319282" calcext:value-type="float">
            <text:p>0,2319282</text:p>
          </table:table-cell>
          <table:table-cell office:value-type="float" office:value="0.3037155" calcext:value-type="float">
            <text:p>0,303715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75037" calcext:value-type="float">
            <text:p>0,1675037</text:p>
          </table:table-cell>
          <table:table-cell office:value-type="float" office:value="0.20983979" calcext:value-type="float">
            <text:p>0,20983979</text:p>
          </table:table-cell>
          <table:table-cell office:value-type="float" office:value="0.3000341" calcext:value-type="float">
            <text:p>0,3000341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75037" calcext:value-type="float">
            <text:p>0,1675037</text:p>
          </table:table-cell>
          <table:table-cell office:value-type="float" office:value="0.20983979" calcext:value-type="float">
            <text:p>0,20983979</text:p>
          </table:table-cell>
          <table:table-cell office:value-type="float" office:value="0.2889899" calcext:value-type="float">
            <text:p>0,2889899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11851" calcext:value-type="float">
            <text:p>0,1711851</text:p>
          </table:table-cell>
          <table:table-cell office:value-type="float" office:value="0.2227247" calcext:value-type="float">
            <text:p>0,2227247</text:p>
          </table:table-cell>
          <table:table-cell office:value-type="float" office:value="0.3073969" calcext:value-type="float">
            <text:p>0,3073969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01409" calcext:value-type="float">
            <text:p>0,1601409</text:p>
          </table:table-cell>
          <table:table-cell office:value-type="float" office:value="0.1951142" calcext:value-type="float">
            <text:p>0,1951142</text:p>
          </table:table-cell>
          <table:table-cell office:value-type="float" office:value="0.3166004" calcext:value-type="float">
            <text:p>0,316600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75037" calcext:value-type="float">
            <text:p>0,1675037</text:p>
          </table:table-cell>
          <table:table-cell office:value-type="float" office:value="0.1785479" calcext:value-type="float">
            <text:p>0,1785479</text:p>
          </table:table-cell>
          <table:table-cell office:value-type="float" office:value="0.30187482" calcext:value-type="float">
            <text:p>0,3018748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302579" calcext:value-type="float">
            <text:p>0,17302579</text:p>
          </table:table-cell>
          <table:table-cell office:value-type="float" office:value="0.1601409" calcext:value-type="float">
            <text:p>0,1601409</text:p>
          </table:table-cell>
          <table:table-cell office:value-type="float" office:value="0.294512" calcext:value-type="float">
            <text:p>0,29451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93444" calcext:value-type="float">
            <text:p>0,1693444</text:p>
          </table:table-cell>
          <table:table-cell office:value-type="float" office:value="0.18406999" calcext:value-type="float">
            <text:p>0,18406999</text:p>
          </table:table-cell>
          <table:table-cell office:value-type="float" office:value="0.312919" calcext:value-type="float">
            <text:p>0,312919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93444" calcext:value-type="float">
            <text:p>0,1693444</text:p>
          </table:table-cell>
          <table:table-cell office:value-type="float" office:value="0.2190433" calcext:value-type="float">
            <text:p>0,2190433</text:p>
          </table:table-cell>
          <table:table-cell office:value-type="float" office:value="0.2981934" calcext:value-type="float">
            <text:p>0,298193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93444" calcext:value-type="float">
            <text:p>0,1693444</text:p>
          </table:table-cell>
          <table:table-cell office:value-type="float" office:value="0.2356096" calcext:value-type="float">
            <text:p>0,2356096</text:p>
          </table:table-cell>
          <table:table-cell office:value-type="float" office:value="0.28162712" calcext:value-type="float">
            <text:p>0,2816271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302579" calcext:value-type="float">
            <text:p>0,17302579</text:p>
          </table:table-cell>
          <table:table-cell office:value-type="float" office:value="0.220884" calcext:value-type="float">
            <text:p>0,220884</text:p>
          </table:table-cell>
          <table:table-cell office:value-type="float" office:value="0.2981934" calcext:value-type="float">
            <text:p>0,298193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11851" calcext:value-type="float">
            <text:p>0,1711851</text:p>
          </table:table-cell>
          <table:table-cell office:value-type="float" office:value="0.22088401" calcext:value-type="float">
            <text:p>0,22088401</text:p>
          </table:table-cell>
          <table:table-cell office:value-type="float" office:value="0.3073969" calcext:value-type="float">
            <text:p>0,3073969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75037" calcext:value-type="float">
            <text:p>0,1675037</text:p>
          </table:table-cell>
          <table:table-cell office:value-type="float" office:value="0.2411317" calcext:value-type="float">
            <text:p>0,2411317</text:p>
          </table:table-cell>
          <table:table-cell office:value-type="float" office:value="0.3037155" calcext:value-type="float">
            <text:p>0,303715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47256" calcext:value-type="float">
            <text:p>0,147256</text:p>
          </table:table-cell>
          <table:table-cell office:value-type="float" office:value="0.21720259" calcext:value-type="float">
            <text:p>0,21720259</text:p>
          </table:table-cell>
          <table:table-cell office:value-type="float" office:value="0.30187482" calcext:value-type="float">
            <text:p>0,3018748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64595" calcext:value-type="float">
            <text:p>0,1564595</text:p>
          </table:table-cell>
          <table:table-cell office:value-type="float" office:value="0.1895921" calcext:value-type="float">
            <text:p>0,1895921</text:p>
          </table:table-cell>
          <table:table-cell office:value-type="float" office:value="0.312919" calcext:value-type="float">
            <text:p>0,312919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19816" calcext:value-type="float">
            <text:p>0,1619816</text:p>
          </table:table-cell>
          <table:table-cell office:value-type="float" office:value="0.2079991" calcext:value-type="float">
            <text:p>0,2079991</text:p>
          </table:table-cell>
          <table:table-cell office:value-type="float" office:value="0.30187482" calcext:value-type="float">
            <text:p>0,3018748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38223" calcext:value-type="float">
            <text:p>0,1638223</text:p>
          </table:table-cell>
          <table:table-cell office:value-type="float" office:value="0.20983979" calcext:value-type="float">
            <text:p>0,20983979</text:p>
          </table:table-cell>
          <table:table-cell office:value-type="float" office:value="0.2926713" calcext:value-type="float">
            <text:p>0,292671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75037" calcext:value-type="float">
            <text:p>0,1675037</text:p>
          </table:table-cell>
          <table:table-cell office:value-type="float" office:value="0.19327348" calcext:value-type="float">
            <text:p>0,19327348</text:p>
          </table:table-cell>
          <table:table-cell office:value-type="float" office:value="0.2908306" calcext:value-type="float">
            <text:p>0,2908306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38223" calcext:value-type="float">
            <text:p>0,1638223</text:p>
          </table:table-cell>
          <table:table-cell office:value-type="float" office:value="0.20247698" calcext:value-type="float">
            <text:p>0,20247698</text:p>
          </table:table-cell>
          <table:table-cell office:value-type="float" office:value="0.312919" calcext:value-type="float">
            <text:p>0,312919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93444" calcext:value-type="float">
            <text:p>0,1693444</text:p>
          </table:table-cell>
          <table:table-cell office:value-type="float" office:value="0.22824682" calcext:value-type="float">
            <text:p>0,22824682</text:p>
          </table:table-cell>
          <table:table-cell office:value-type="float" office:value="0.294512" calcext:value-type="float">
            <text:p>0,29451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5663" calcext:value-type="float">
            <text:p>0,165663</text:p>
          </table:table-cell>
          <table:table-cell office:value-type="float" office:value="0.22456539" calcext:value-type="float">
            <text:p>0,22456539</text:p>
          </table:table-cell>
          <table:table-cell office:value-type="float" office:value="0.3037155" calcext:value-type="float">
            <text:p>0,303715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01409" calcext:value-type="float">
            <text:p>0,1601409</text:p>
          </table:table-cell>
          <table:table-cell office:value-type="float" office:value="0.21352121" calcext:value-type="float">
            <text:p>0,21352121</text:p>
          </table:table-cell>
          <table:table-cell office:value-type="float" office:value="0.3184411" calcext:value-type="float">
            <text:p>0,3184411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19816" calcext:value-type="float">
            <text:p>0,1619816</text:p>
          </table:table-cell>
          <table:table-cell office:value-type="float" office:value="0.2079991" calcext:value-type="float">
            <text:p>0,2079991</text:p>
          </table:table-cell>
          <table:table-cell office:value-type="float" office:value="0.29635268" calcext:value-type="float">
            <text:p>0,2963526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5663" calcext:value-type="float">
            <text:p>0,165663</text:p>
          </table:table-cell>
          <table:table-cell office:value-type="float" office:value="0.20431769" calcext:value-type="float">
            <text:p>0,20431769</text:p>
          </table:table-cell>
          <table:table-cell office:value-type="float" office:value="0.2871492" calcext:value-type="float">
            <text:p>0,287149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83002" calcext:value-type="float">
            <text:p>0,1583002</text:p>
          </table:table-cell>
          <table:table-cell office:value-type="float" office:value="0.1895921" calcext:value-type="float">
            <text:p>0,1895921</text:p>
          </table:table-cell>
          <table:table-cell office:value-type="float" office:value="0.3000341" calcext:value-type="float">
            <text:p>0,3000341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302579" calcext:value-type="float">
            <text:p>0,17302579</text:p>
          </table:table-cell>
          <table:table-cell office:value-type="float" office:value="0.1785479" calcext:value-type="float">
            <text:p>0,1785479</text:p>
          </table:table-cell>
          <table:table-cell office:value-type="float" office:value="0.3000341" calcext:value-type="float">
            <text:p>0,3000341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11851" calcext:value-type="float">
            <text:p>0,1711851</text:p>
          </table:table-cell>
          <table:table-cell office:value-type="float" office:value="0.18406999" calcext:value-type="float">
            <text:p>0,18406999</text:p>
          </table:table-cell>
          <table:table-cell office:value-type="float" office:value="0.29635268" calcext:value-type="float">
            <text:p>0,2963526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75037" calcext:value-type="float">
            <text:p>0,1675037</text:p>
          </table:table-cell>
          <table:table-cell office:value-type="float" office:value="0.18959211" calcext:value-type="float">
            <text:p>0,18959211</text:p>
          </table:table-cell>
          <table:table-cell office:value-type="float" office:value="0.2981934" calcext:value-type="float">
            <text:p>0,298193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38223" calcext:value-type="float">
            <text:p>0,1638223</text:p>
          </table:table-cell>
          <table:table-cell office:value-type="float" office:value="0.2006363" calcext:value-type="float">
            <text:p>0,2006363</text:p>
          </table:table-cell>
          <table:table-cell office:value-type="float" office:value="0.2981934" calcext:value-type="float">
            <text:p>0,298193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5663" calcext:value-type="float">
            <text:p>0,165663</text:p>
          </table:table-cell>
          <table:table-cell office:value-type="float" office:value="0.20983979" calcext:value-type="float">
            <text:p>0,20983979</text:p>
          </table:table-cell>
          <table:table-cell office:value-type="float" office:value="0.30555618" calcext:value-type="float">
            <text:p>0,3055561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5663" calcext:value-type="float">
            <text:p>0,165663</text:p>
          </table:table-cell>
          <table:table-cell office:value-type="float" office:value="0.22272468" calcext:value-type="float">
            <text:p>0,22272468</text:p>
          </table:table-cell>
          <table:table-cell office:value-type="float" office:value="0.3037155" calcext:value-type="float">
            <text:p>0,303715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19816" calcext:value-type="float">
            <text:p>0,1619816</text:p>
          </table:table-cell>
          <table:table-cell office:value-type="float" office:value="0.21352121" calcext:value-type="float">
            <text:p>0,21352121</text:p>
          </table:table-cell>
          <table:table-cell office:value-type="float" office:value="0.3000341" calcext:value-type="float">
            <text:p>0,3000341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01409" calcext:value-type="float">
            <text:p>0,1601409</text:p>
          </table:table-cell>
          <table:table-cell office:value-type="float" office:value="0.20983979" calcext:value-type="float">
            <text:p>0,20983979</text:p>
          </table:table-cell>
          <table:table-cell office:value-type="float" office:value="0.30555618" calcext:value-type="float">
            <text:p>0,3055561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19816" calcext:value-type="float">
            <text:p>0,1619816</text:p>
          </table:table-cell>
          <table:table-cell office:value-type="float" office:value="0.19695489" calcext:value-type="float">
            <text:p>0,19695489</text:p>
          </table:table-cell>
          <table:table-cell office:value-type="float" office:value="0.2981934" calcext:value-type="float">
            <text:p>0,298193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75037" calcext:value-type="float">
            <text:p>0,1675037</text:p>
          </table:table-cell>
          <table:table-cell office:value-type="float" office:value="0.1914328" calcext:value-type="float">
            <text:p>0,1914328</text:p>
          </table:table-cell>
          <table:table-cell office:value-type="float" office:value="0.30187482" calcext:value-type="float">
            <text:p>0,3018748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19816" calcext:value-type="float">
            <text:p>0,1619816</text:p>
          </table:table-cell>
          <table:table-cell office:value-type="float" office:value="0.1877514" calcext:value-type="float">
            <text:p>0,1877514</text:p>
          </table:table-cell>
          <table:table-cell office:value-type="float" office:value="0.2871492" calcext:value-type="float">
            <text:p>0,287149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64595" calcext:value-type="float">
            <text:p>0,1564595</text:p>
          </table:table-cell>
          <table:table-cell office:value-type="float" office:value="0.1877514" calcext:value-type="float">
            <text:p>0,1877514</text:p>
          </table:table-cell>
          <table:table-cell office:value-type="float" office:value="0.3000341" calcext:value-type="float">
            <text:p>0,3000341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5663" calcext:value-type="float">
            <text:p>0,165663</text:p>
          </table:table-cell>
          <table:table-cell office:value-type="float" office:value="0.20983979" calcext:value-type="float">
            <text:p>0,20983979</text:p>
          </table:table-cell>
          <table:table-cell office:value-type="float" office:value="0.29635268" calcext:value-type="float">
            <text:p>0,2963526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38223" calcext:value-type="float">
            <text:p>0,1638223</text:p>
          </table:table-cell>
          <table:table-cell office:value-type="float" office:value="0.2079991" calcext:value-type="float">
            <text:p>0,2079991</text:p>
          </table:table-cell>
          <table:table-cell office:value-type="float" office:value="0.3000341" calcext:value-type="float">
            <text:p>0,3000341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093741" calcext:value-type="float">
            <text:p>0,15093741</text:p>
          </table:table-cell>
          <table:table-cell office:value-type="float" office:value="0.21352121" calcext:value-type="float">
            <text:p>0,21352121</text:p>
          </table:table-cell>
          <table:table-cell office:value-type="float" office:value="0.30187482" calcext:value-type="float">
            <text:p>0,3018748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19816" calcext:value-type="float">
            <text:p>0,1619816</text:p>
          </table:table-cell>
          <table:table-cell office:value-type="float" office:value="0.22272468" calcext:value-type="float">
            <text:p>0,22272468</text:p>
          </table:table-cell>
          <table:table-cell office:value-type="float" office:value="0.3037155" calcext:value-type="float">
            <text:p>0,303715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11851" calcext:value-type="float">
            <text:p>0,1711851</text:p>
          </table:table-cell>
          <table:table-cell office:value-type="float" office:value="0.2190433" calcext:value-type="float">
            <text:p>0,2190433</text:p>
          </table:table-cell>
          <table:table-cell office:value-type="float" office:value="0.30187482" calcext:value-type="float">
            <text:p>0,3018748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277809" calcext:value-type="float">
            <text:p>0,15277809</text:p>
          </table:table-cell>
          <table:table-cell office:value-type="float" office:value="0.2079991" calcext:value-type="float">
            <text:p>0,2079991</text:p>
          </table:table-cell>
          <table:table-cell office:value-type="float" office:value="0.29635268" calcext:value-type="float">
            <text:p>0,2963526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93444" calcext:value-type="float">
            <text:p>0,1693444</text:p>
          </table:table-cell>
          <table:table-cell office:value-type="float" office:value="0.1877514" calcext:value-type="float">
            <text:p>0,1877514</text:p>
          </table:table-cell>
          <table:table-cell office:value-type="float" office:value="0.3000341" calcext:value-type="float">
            <text:p>0,3000341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75037" calcext:value-type="float">
            <text:p>0,1675037</text:p>
          </table:table-cell>
          <table:table-cell office:value-type="float" office:value="0.18222931" calcext:value-type="float">
            <text:p>0,18222931</text:p>
          </table:table-cell>
          <table:table-cell office:value-type="float" office:value="0.30555618" calcext:value-type="float">
            <text:p>0,3055561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01409" calcext:value-type="float">
            <text:p>0,1601409</text:p>
          </table:table-cell>
          <table:table-cell office:value-type="float" office:value="0.1914328" calcext:value-type="float">
            <text:p>0,1914328</text:p>
          </table:table-cell>
          <table:table-cell office:value-type="float" office:value="0.30187482" calcext:value-type="float">
            <text:p>0,3018748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5663" calcext:value-type="float">
            <text:p>0,165663</text:p>
          </table:table-cell>
          <table:table-cell office:value-type="float" office:value="0.2079991" calcext:value-type="float">
            <text:p>0,2079991</text:p>
          </table:table-cell>
          <table:table-cell office:value-type="float" office:value="0.294512" calcext:value-type="float">
            <text:p>0,29451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93444" calcext:value-type="float">
            <text:p>0,1693444</text:p>
          </table:table-cell>
          <table:table-cell office:value-type="float" office:value="0.2116805" calcext:value-type="float">
            <text:p>0,2116805</text:p>
          </table:table-cell>
          <table:table-cell office:value-type="float" office:value="0.30187482" calcext:value-type="float">
            <text:p>0,3018748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19816" calcext:value-type="float">
            <text:p>0,1619816</text:p>
          </table:table-cell>
          <table:table-cell office:value-type="float" office:value="0.21536191" calcext:value-type="float">
            <text:p>0,21536191</text:p>
          </table:table-cell>
          <table:table-cell office:value-type="float" office:value="0.2926713" calcext:value-type="float">
            <text:p>0,292671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46188" calcext:value-type="float">
            <text:p>0,1546188</text:p>
          </table:table-cell>
          <table:table-cell office:value-type="float" office:value="0.22088401" calcext:value-type="float">
            <text:p>0,22088401</text:p>
          </table:table-cell>
          <table:table-cell office:value-type="float" office:value="0.2981934" calcext:value-type="float">
            <text:p>0,298193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19816" calcext:value-type="float">
            <text:p>0,1619816</text:p>
          </table:table-cell>
          <table:table-cell office:value-type="float" office:value="0.20615841" calcext:value-type="float">
            <text:p>0,20615841</text:p>
          </table:table-cell>
          <table:table-cell office:value-type="float" office:value="0.2871492" calcext:value-type="float">
            <text:p>0,287149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93444" calcext:value-type="float">
            <text:p>0,1693444</text:p>
          </table:table-cell>
          <table:table-cell office:value-type="float" office:value="0.1951142" calcext:value-type="float">
            <text:p>0,1951142</text:p>
          </table:table-cell>
          <table:table-cell office:value-type="float" office:value="0.2871492" calcext:value-type="float">
            <text:p>0,287149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5663" calcext:value-type="float">
            <text:p>0,165663</text:p>
          </table:table-cell>
          <table:table-cell office:value-type="float" office:value="0.2006363" calcext:value-type="float">
            <text:p>0,2006363</text:p>
          </table:table-cell>
          <table:table-cell office:value-type="float" office:value="0.312919" calcext:value-type="float">
            <text:p>0,312919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093741" calcext:value-type="float">
            <text:p>0,15093741</text:p>
          </table:table-cell>
          <table:table-cell office:value-type="float" office:value="0.20247698" calcext:value-type="float">
            <text:p>0,20247698</text:p>
          </table:table-cell>
          <table:table-cell office:value-type="float" office:value="0.3110783" calcext:value-type="float">
            <text:p>0,311078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38223" calcext:value-type="float">
            <text:p>0,1638223</text:p>
          </table:table-cell>
          <table:table-cell office:value-type="float" office:value="0.2079991" calcext:value-type="float">
            <text:p>0,2079991</text:p>
          </table:table-cell>
          <table:table-cell office:value-type="float" office:value="0.294512" calcext:value-type="float">
            <text:p>0,29451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19816" calcext:value-type="float">
            <text:p>0,1619816</text:p>
          </table:table-cell>
          <table:table-cell office:value-type="float" office:value="0.2190433" calcext:value-type="float">
            <text:p>0,2190433</text:p>
          </table:table-cell>
          <table:table-cell office:value-type="float" office:value="0.29635268" calcext:value-type="float">
            <text:p>0,2963526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01409" calcext:value-type="float">
            <text:p>0,1601409</text:p>
          </table:table-cell>
          <table:table-cell office:value-type="float" office:value="0.22088401" calcext:value-type="float">
            <text:p>0,22088401</text:p>
          </table:table-cell>
          <table:table-cell office:value-type="float" office:value="0.3184411" calcext:value-type="float">
            <text:p>0,3184411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83002" calcext:value-type="float">
            <text:p>0,1583002</text:p>
          </table:table-cell>
          <table:table-cell office:value-type="float" office:value="0.21536191" calcext:value-type="float">
            <text:p>0,21536191</text:p>
          </table:table-cell>
          <table:table-cell office:value-type="float" office:value="0.3092376" calcext:value-type="float">
            <text:p>0,3092376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01409" calcext:value-type="float">
            <text:p>0,1601409</text:p>
          </table:table-cell>
          <table:table-cell office:value-type="float" office:value="0.21536191" calcext:value-type="float">
            <text:p>0,21536191</text:p>
          </table:table-cell>
          <table:table-cell office:value-type="float" office:value="0.29635268" calcext:value-type="float">
            <text:p>0,2963526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38223" calcext:value-type="float">
            <text:p>0,1638223</text:p>
          </table:table-cell>
          <table:table-cell office:value-type="float" office:value="0.2116805" calcext:value-type="float">
            <text:p>0,2116805</text:p>
          </table:table-cell>
          <table:table-cell office:value-type="float" office:value="0.3092376" calcext:value-type="float">
            <text:p>0,3092376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198161" calcext:value-type="float">
            <text:p>0,16198161</text:p>
          </table:table-cell>
          <table:table-cell office:value-type="float" office:value="0.1914328" calcext:value-type="float">
            <text:p>0,1914328</text:p>
          </table:table-cell>
          <table:table-cell office:value-type="float" office:value="0.3092376" calcext:value-type="float">
            <text:p>0,3092376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46188" calcext:value-type="float">
            <text:p>0,1546188</text:p>
          </table:table-cell>
          <table:table-cell office:value-type="float" office:value="0.1803886" calcext:value-type="float">
            <text:p>0,1803886</text:p>
          </table:table-cell>
          <table:table-cell office:value-type="float" office:value="0.29635268" calcext:value-type="float">
            <text:p>0,2963526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01409" calcext:value-type="float">
            <text:p>0,1601409</text:p>
          </table:table-cell>
          <table:table-cell office:value-type="float" office:value="0.1877514" calcext:value-type="float">
            <text:p>0,1877514</text:p>
          </table:table-cell>
          <table:table-cell office:value-type="float" office:value="0.2981934" calcext:value-type="float">
            <text:p>0,298193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01409" calcext:value-type="float">
            <text:p>0,1601409</text:p>
          </table:table-cell>
          <table:table-cell office:value-type="float" office:value="0.1951142" calcext:value-type="float">
            <text:p>0,1951142</text:p>
          </table:table-cell>
          <table:table-cell office:value-type="float" office:value="0.3110783" calcext:value-type="float">
            <text:p>0,311078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38223" calcext:value-type="float">
            <text:p>0,1638223</text:p>
          </table:table-cell>
          <table:table-cell office:value-type="float" office:value="0.2116805" calcext:value-type="float">
            <text:p>0,2116805</text:p>
          </table:table-cell>
          <table:table-cell office:value-type="float" office:value="0.294512" calcext:value-type="float">
            <text:p>0,29451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83002" calcext:value-type="float">
            <text:p>0,1583002</text:p>
          </table:table-cell>
          <table:table-cell office:value-type="float" office:value="0.21352121" calcext:value-type="float">
            <text:p>0,21352121</text:p>
          </table:table-cell>
          <table:table-cell office:value-type="float" office:value="0.2926713" calcext:value-type="float">
            <text:p>0,292671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83002" calcext:value-type="float">
            <text:p>0,1583002</text:p>
          </table:table-cell>
          <table:table-cell office:value-type="float" office:value="0.21352121" calcext:value-type="float">
            <text:p>0,21352121</text:p>
          </table:table-cell>
          <table:table-cell office:value-type="float" office:value="0.294512" calcext:value-type="float">
            <text:p>0,29451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198161" calcext:value-type="float">
            <text:p>0,16198161</text:p>
          </table:table-cell>
          <table:table-cell office:value-type="float" office:value="0.21720259" calcext:value-type="float">
            <text:p>0,21720259</text:p>
          </table:table-cell>
          <table:table-cell office:value-type="float" office:value="0.3073969" calcext:value-type="float">
            <text:p>0,3073969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277809" calcext:value-type="float">
            <text:p>0,15277809</text:p>
          </table:table-cell>
          <table:table-cell office:value-type="float" office:value="0.20615841" calcext:value-type="float">
            <text:p>0,20615841</text:p>
          </table:table-cell>
          <table:table-cell office:value-type="float" office:value="0.3000341" calcext:value-type="float">
            <text:p>0,3000341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64595" calcext:value-type="float">
            <text:p>0,1564595</text:p>
          </table:table-cell>
          <table:table-cell office:value-type="float" office:value="0.1877514" calcext:value-type="float">
            <text:p>0,1877514</text:p>
          </table:table-cell>
          <table:table-cell office:value-type="float" office:value="0.2908306" calcext:value-type="float">
            <text:p>0,2908306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198161" calcext:value-type="float">
            <text:p>0,16198161</text:p>
          </table:table-cell>
          <table:table-cell office:value-type="float" office:value="0.18591072" calcext:value-type="float">
            <text:p>0,18591072</text:p>
          </table:table-cell>
          <table:table-cell office:value-type="float" office:value="0.29083058" calcext:value-type="float">
            <text:p>0,2908305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198161" calcext:value-type="float">
            <text:p>0,16198161</text:p>
          </table:table-cell>
          <table:table-cell office:value-type="float" office:value="0.1877514" calcext:value-type="float">
            <text:p>0,1877514</text:p>
          </table:table-cell>
          <table:table-cell office:value-type="float" office:value="0.3073969" calcext:value-type="float">
            <text:p>0,3073969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277809" calcext:value-type="float">
            <text:p>0,15277809</text:p>
          </table:table-cell>
          <table:table-cell office:value-type="float" office:value="0.19695489" calcext:value-type="float">
            <text:p>0,19695489</text:p>
          </table:table-cell>
          <table:table-cell office:value-type="float" office:value="0.2926713" calcext:value-type="float">
            <text:p>0,292671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93444" calcext:value-type="float">
            <text:p>0,1693444</text:p>
          </table:table-cell>
          <table:table-cell office:value-type="float" office:value="0.20983979" calcext:value-type="float">
            <text:p>0,20983979</text:p>
          </table:table-cell>
          <table:table-cell office:value-type="float" office:value="0.2926713" calcext:value-type="float">
            <text:p>0,292671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38223" calcext:value-type="float">
            <text:p>0,1638223</text:p>
          </table:table-cell>
          <table:table-cell office:value-type="float" office:value="0.2190433" calcext:value-type="float">
            <text:p>0,2190433</text:p>
          </table:table-cell>
          <table:table-cell office:value-type="float" office:value="0.294512" calcext:value-type="float">
            <text:p>0,29451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64595" calcext:value-type="float">
            <text:p>0,1564595</text:p>
          </table:table-cell>
          <table:table-cell office:value-type="float" office:value="0.2116805" calcext:value-type="float">
            <text:p>0,2116805</text:p>
          </table:table-cell>
          <table:table-cell office:value-type="float" office:value="0.29635268" calcext:value-type="float">
            <text:p>0,2963526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490967" calcext:value-type="float">
            <text:p>0,1490967</text:p>
          </table:table-cell>
          <table:table-cell office:value-type="float" office:value="0.2079991" calcext:value-type="float">
            <text:p>0,2079991</text:p>
          </table:table-cell>
          <table:table-cell office:value-type="float" office:value="0.2981934" calcext:value-type="float">
            <text:p>0,298193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566299" calcext:value-type="float">
            <text:p>0,16566299</text:p>
          </table:table-cell>
          <table:table-cell office:value-type="float" office:value="0.1951142" calcext:value-type="float">
            <text:p>0,1951142</text:p>
          </table:table-cell>
          <table:table-cell office:value-type="float" office:value="0.2981934" calcext:value-type="float">
            <text:p>0,298193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5663" calcext:value-type="float">
            <text:p>0,165663</text:p>
          </table:table-cell>
          <table:table-cell office:value-type="float" office:value="0.20247701" calcext:value-type="float">
            <text:p>0,20247701</text:p>
          </table:table-cell>
          <table:table-cell office:value-type="float" office:value="0.30555618" calcext:value-type="float">
            <text:p>0,3055561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5663" calcext:value-type="float">
            <text:p>0,165663</text:p>
          </table:table-cell>
          <table:table-cell office:value-type="float" office:value="0.1951142" calcext:value-type="float">
            <text:p>0,1951142</text:p>
          </table:table-cell>
          <table:table-cell office:value-type="float" office:value="0.3037155" calcext:value-type="float">
            <text:p>0,303715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198161" calcext:value-type="float">
            <text:p>0,16198161</text:p>
          </table:table-cell>
          <table:table-cell office:value-type="float" office:value="0.19327348" calcext:value-type="float">
            <text:p>0,19327348</text:p>
          </table:table-cell>
          <table:table-cell office:value-type="float" office:value="0.3110783" calcext:value-type="float">
            <text:p>0,311078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277809" calcext:value-type="float">
            <text:p>0,15277809</text:p>
          </table:table-cell>
          <table:table-cell office:value-type="float" office:value="0.21720259" calcext:value-type="float">
            <text:p>0,21720259</text:p>
          </table:table-cell>
          <table:table-cell office:value-type="float" office:value="0.3147597" calcext:value-type="float">
            <text:p>0,3147597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46188" calcext:value-type="float">
            <text:p>0,1546188</text:p>
          </table:table-cell>
          <table:table-cell office:value-type="float" office:value="0.22824682" calcext:value-type="float">
            <text:p>0,22824682</text:p>
          </table:table-cell>
          <table:table-cell office:value-type="float" office:value="0.2981934" calcext:value-type="float">
            <text:p>0,298193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64595" calcext:value-type="float">
            <text:p>0,1564595</text:p>
          </table:table-cell>
          <table:table-cell office:value-type="float" office:value="0.2116805" calcext:value-type="float">
            <text:p>0,2116805</text:p>
          </table:table-cell>
          <table:table-cell office:value-type="float" office:value="0.29635268" calcext:value-type="float">
            <text:p>0,2963526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46188" calcext:value-type="float">
            <text:p>0,1546188</text:p>
          </table:table-cell>
          <table:table-cell office:value-type="float" office:value="0.20615841" calcext:value-type="float">
            <text:p>0,20615841</text:p>
          </table:table-cell>
          <table:table-cell office:value-type="float" office:value="0.3073969" calcext:value-type="float">
            <text:p>0,3073969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01409" calcext:value-type="float">
            <text:p>0,1601409</text:p>
          </table:table-cell>
          <table:table-cell office:value-type="float" office:value="0.22088401" calcext:value-type="float">
            <text:p>0,22088401</text:p>
          </table:table-cell>
          <table:table-cell office:value-type="float" office:value="0.3073969" calcext:value-type="float">
            <text:p>0,3073969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30258" calcext:value-type="float">
            <text:p>0,1730258</text:p>
          </table:table-cell>
          <table:table-cell office:value-type="float" office:value="0.18406999" calcext:value-type="float">
            <text:p>0,18406999</text:p>
          </table:table-cell>
          <table:table-cell office:value-type="float" office:value="0.28162712" calcext:value-type="float">
            <text:p>0,2816271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38223" calcext:value-type="float">
            <text:p>0,1638223</text:p>
          </table:table-cell>
          <table:table-cell office:value-type="float" office:value="0.1675037" calcext:value-type="float">
            <text:p>0,1675037</text:p>
          </table:table-cell>
          <table:table-cell office:value-type="float" office:value="0.3000341" calcext:value-type="float">
            <text:p>0,3000341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490967" calcext:value-type="float">
            <text:p>0,1490967</text:p>
          </table:table-cell>
          <table:table-cell office:value-type="float" office:value="0.18406999" calcext:value-type="float">
            <text:p>0,18406999</text:p>
          </table:table-cell>
          <table:table-cell office:value-type="float" office:value="0.3110783" calcext:value-type="float">
            <text:p>0,311078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198161" calcext:value-type="float">
            <text:p>0,16198161</text:p>
          </table:table-cell>
          <table:table-cell office:value-type="float" office:value="0.1987956" calcext:value-type="float">
            <text:p>0,1987956</text:p>
          </table:table-cell>
          <table:table-cell office:value-type="float" office:value="0.3166004" calcext:value-type="float">
            <text:p>0,316600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38223" calcext:value-type="float">
            <text:p>0,1638223</text:p>
          </table:table-cell>
          <table:table-cell office:value-type="float" office:value="0.2116805" calcext:value-type="float">
            <text:p>0,2116805</text:p>
          </table:table-cell>
          <table:table-cell office:value-type="float" office:value="0.2963527" calcext:value-type="float">
            <text:p>0,2963527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093741" calcext:value-type="float">
            <text:p>0,15093741</text:p>
          </table:table-cell>
          <table:table-cell office:value-type="float" office:value="0.20247698" calcext:value-type="float">
            <text:p>0,20247698</text:p>
          </table:table-cell>
          <table:table-cell office:value-type="float" office:value="0.3000341" calcext:value-type="float">
            <text:p>0,3000341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64595" calcext:value-type="float">
            <text:p>0,1564595</text:p>
          </table:table-cell>
          <table:table-cell office:value-type="float" office:value="0.20431769" calcext:value-type="float">
            <text:p>0,20431769</text:p>
          </table:table-cell>
          <table:table-cell office:value-type="float" office:value="0.3202818" calcext:value-type="float">
            <text:p>0,320281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198161" calcext:value-type="float">
            <text:p>0,16198161</text:p>
          </table:table-cell>
          <table:table-cell office:value-type="float" office:value="0.20983979" calcext:value-type="float">
            <text:p>0,20983979</text:p>
          </table:table-cell>
          <table:table-cell office:value-type="float" office:value="0.3110783" calcext:value-type="float">
            <text:p>0,311078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48665" calcext:value-type="float">
            <text:p>0,1748665</text:p>
          </table:table-cell>
          <table:table-cell office:value-type="float" office:value="0.1895921" calcext:value-type="float">
            <text:p>0,1895921</text:p>
          </table:table-cell>
          <table:table-cell office:value-type="float" office:value="0.2926713" calcext:value-type="float">
            <text:p>0,292671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11851" calcext:value-type="float">
            <text:p>0,1711851</text:p>
          </table:table-cell>
          <table:table-cell office:value-type="float" office:value="0.18406999" calcext:value-type="float">
            <text:p>0,18406999</text:p>
          </table:table-cell>
          <table:table-cell office:value-type="float" office:value="0.2889899" calcext:value-type="float">
            <text:p>0,2889899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277809" calcext:value-type="float">
            <text:p>0,15277809</text:p>
          </table:table-cell>
          <table:table-cell office:value-type="float" office:value="0.1914328" calcext:value-type="float">
            <text:p>0,1914328</text:p>
          </table:table-cell>
          <table:table-cell office:value-type="float" office:value="0.30555618" calcext:value-type="float">
            <text:p>0,3055561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46188" calcext:value-type="float">
            <text:p>0,1546188</text:p>
          </table:table-cell>
          <table:table-cell office:value-type="float" office:value="0.20983979" calcext:value-type="float">
            <text:p>0,20983979</text:p>
          </table:table-cell>
          <table:table-cell office:value-type="float" office:value="0.32580388" calcext:value-type="float">
            <text:p>0,3258038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198161" calcext:value-type="float">
            <text:p>0,16198161</text:p>
          </table:table-cell>
          <table:table-cell office:value-type="float" office:value="0.20615841" calcext:value-type="float">
            <text:p>0,20615841</text:p>
          </table:table-cell>
          <table:table-cell office:value-type="float" office:value="0.2981934" calcext:value-type="float">
            <text:p>0,298193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75037" calcext:value-type="float">
            <text:p>0,1675037</text:p>
          </table:table-cell>
          <table:table-cell office:value-type="float" office:value="0.20983979" calcext:value-type="float">
            <text:p>0,20983979</text:p>
          </table:table-cell>
          <table:table-cell office:value-type="float" office:value="0.29635268" calcext:value-type="float">
            <text:p>0,2963526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277809" calcext:value-type="float">
            <text:p>0,15277809</text:p>
          </table:table-cell>
          <table:table-cell office:value-type="float" office:value="0.2098398" calcext:value-type="float">
            <text:p>0,2098398</text:p>
          </table:table-cell>
          <table:table-cell office:value-type="float" office:value="0.3073969" calcext:value-type="float">
            <text:p>0,3073969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01409" calcext:value-type="float">
            <text:p>0,1601409</text:p>
          </table:table-cell>
          <table:table-cell office:value-type="float" office:value="0.2079991" calcext:value-type="float">
            <text:p>0,2079991</text:p>
          </table:table-cell>
          <table:table-cell office:value-type="float" office:value="0.2981934" calcext:value-type="float">
            <text:p>0,298193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93444" calcext:value-type="float">
            <text:p>0,1693444</text:p>
          </table:table-cell>
          <table:table-cell office:value-type="float" office:value="0.1859107" calcext:value-type="float">
            <text:p>0,1859107</text:p>
          </table:table-cell>
          <table:table-cell office:value-type="float" office:value="0.28162712" calcext:value-type="float">
            <text:p>0,2816271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38223" calcext:value-type="float">
            <text:p>0,1638223</text:p>
          </table:table-cell>
          <table:table-cell office:value-type="float" office:value="0.1987956" calcext:value-type="float">
            <text:p>0,1987956</text:p>
          </table:table-cell>
          <table:table-cell office:value-type="float" office:value="0.2981934" calcext:value-type="float">
            <text:p>0,298193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64595" calcext:value-type="float">
            <text:p>0,1564595</text:p>
          </table:table-cell>
          <table:table-cell office:value-type="float" office:value="0.1895921" calcext:value-type="float">
            <text:p>0,1895921</text:p>
          </table:table-cell>
          <table:table-cell office:value-type="float" office:value="0.3000341" calcext:value-type="float">
            <text:p>0,3000341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38223" calcext:value-type="float">
            <text:p>0,1638223</text:p>
          </table:table-cell>
          <table:table-cell office:value-type="float" office:value="0.18406999" calcext:value-type="float">
            <text:p>0,18406999</text:p>
          </table:table-cell>
          <table:table-cell office:value-type="float" office:value="0.3073969" calcext:value-type="float">
            <text:p>0,3073969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75037" calcext:value-type="float">
            <text:p>0,1675037</text:p>
          </table:table-cell>
          <table:table-cell office:value-type="float" office:value="0.20431769" calcext:value-type="float">
            <text:p>0,20431769</text:p>
          </table:table-cell>
          <table:table-cell office:value-type="float" office:value="0.3000341" calcext:value-type="float">
            <text:p>0,3000341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198161" calcext:value-type="float">
            <text:p>0,16198161</text:p>
          </table:table-cell>
          <table:table-cell office:value-type="float" office:value="0.2227247" calcext:value-type="float">
            <text:p>0,2227247</text:p>
          </table:table-cell>
          <table:table-cell office:value-type="float" office:value="0.3073969" calcext:value-type="float">
            <text:p>0,3073969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198161" calcext:value-type="float">
            <text:p>0,16198161</text:p>
          </table:table-cell>
          <table:table-cell office:value-type="float" office:value="0.2116805" calcext:value-type="float">
            <text:p>0,2116805</text:p>
          </table:table-cell>
          <table:table-cell office:value-type="float" office:value="0.3092376" calcext:value-type="float">
            <text:p>0,3092376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75037" calcext:value-type="float">
            <text:p>0,1675037</text:p>
          </table:table-cell>
          <table:table-cell office:value-type="float" office:value="0.1895921" calcext:value-type="float">
            <text:p>0,1895921</text:p>
          </table:table-cell>
          <table:table-cell office:value-type="float" office:value="0.3037155" calcext:value-type="float">
            <text:p>0,303715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01409" calcext:value-type="float">
            <text:p>0,1601409</text:p>
          </table:table-cell>
          <table:table-cell office:value-type="float" office:value="0.19695489" calcext:value-type="float">
            <text:p>0,19695489</text:p>
          </table:table-cell>
          <table:table-cell office:value-type="float" office:value="0.2871492" calcext:value-type="float">
            <text:p>0,287149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277809" calcext:value-type="float">
            <text:p>0,15277809</text:p>
          </table:table-cell>
          <table:table-cell office:value-type="float" office:value="0.1895921" calcext:value-type="float">
            <text:p>0,1895921</text:p>
          </table:table-cell>
          <table:table-cell office:value-type="float" office:value="0.2926713" calcext:value-type="float">
            <text:p>0,292671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75037" calcext:value-type="float">
            <text:p>0,1675037</text:p>
          </table:table-cell>
          <table:table-cell office:value-type="float" office:value="0.20431769" calcext:value-type="float">
            <text:p>0,20431769</text:p>
          </table:table-cell>
          <table:table-cell office:value-type="float" office:value="0.3073969" calcext:value-type="float">
            <text:p>0,3073969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75037" calcext:value-type="float">
            <text:p>0,1675037</text:p>
          </table:table-cell>
          <table:table-cell office:value-type="float" office:value="0.21352121" calcext:value-type="float">
            <text:p>0,21352121</text:p>
          </table:table-cell>
          <table:table-cell office:value-type="float" office:value="0.3092376" calcext:value-type="float">
            <text:p>0,3092376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830019" calcext:value-type="float">
            <text:p>0,15830019</text:p>
          </table:table-cell>
          <table:table-cell office:value-type="float" office:value="0.22456539" calcext:value-type="float">
            <text:p>0,22456539</text:p>
          </table:table-cell>
          <table:table-cell office:value-type="float" office:value="0.294512" calcext:value-type="float">
            <text:p>0,29451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46188" calcext:value-type="float">
            <text:p>0,1546188</text:p>
          </table:table-cell>
          <table:table-cell office:value-type="float" office:value="0.2079991" calcext:value-type="float">
            <text:p>0,2079991</text:p>
          </table:table-cell>
          <table:table-cell office:value-type="float" office:value="0.3037155" calcext:value-type="float">
            <text:p>0,303715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48665" calcext:value-type="float">
            <text:p>0,1748665</text:p>
          </table:table-cell>
          <table:table-cell office:value-type="float" office:value="0.20431769" calcext:value-type="float">
            <text:p>0,20431769</text:p>
          </table:table-cell>
          <table:table-cell office:value-type="float" office:value="0.30555618" calcext:value-type="float">
            <text:p>0,3055561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75037" calcext:value-type="float">
            <text:p>0,1675037</text:p>
          </table:table-cell>
          <table:table-cell office:value-type="float" office:value="0.20431769" calcext:value-type="float">
            <text:p>0,20431769</text:p>
          </table:table-cell>
          <table:table-cell office:value-type="float" office:value="0.3000341" calcext:value-type="float">
            <text:p>0,3000341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454153" calcext:value-type="float">
            <text:p>0,1454153</text:p>
          </table:table-cell>
          <table:table-cell office:value-type="float" office:value="0.20247701" calcext:value-type="float">
            <text:p>0,20247701</text:p>
          </table:table-cell>
          <table:table-cell office:value-type="float" office:value="0.294512" calcext:value-type="float">
            <text:p>0,29451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46188" calcext:value-type="float">
            <text:p>0,1546188</text:p>
          </table:table-cell>
          <table:table-cell office:value-type="float" office:value="0.20247701" calcext:value-type="float">
            <text:p>0,20247701</text:p>
          </table:table-cell>
          <table:table-cell office:value-type="float" office:value="0.30555618" calcext:value-type="float">
            <text:p>0,3055561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67072" calcext:value-type="float">
            <text:p>0,1767072</text:p>
          </table:table-cell>
          <table:table-cell office:value-type="float" office:value="0.2079991" calcext:value-type="float">
            <text:p>0,2079991</text:p>
          </table:table-cell>
          <table:table-cell office:value-type="float" office:value="0.2981934" calcext:value-type="float">
            <text:p>0,298193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93444" calcext:value-type="float">
            <text:p>0,1693444</text:p>
          </table:table-cell>
          <table:table-cell office:value-type="float" office:value="0.21352118" calcext:value-type="float">
            <text:p>0,21352118</text:p>
          </table:table-cell>
          <table:table-cell office:value-type="float" office:value="0.294512" calcext:value-type="float">
            <text:p>0,29451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46188" calcext:value-type="float">
            <text:p>0,1546188</text:p>
          </table:table-cell>
          <table:table-cell office:value-type="float" office:value="0.20247701" calcext:value-type="float">
            <text:p>0,20247701</text:p>
          </table:table-cell>
          <table:table-cell office:value-type="float" office:value="0.3092376" calcext:value-type="float">
            <text:p>0,3092376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198161" calcext:value-type="float">
            <text:p>0,16198161</text:p>
          </table:table-cell>
          <table:table-cell office:value-type="float" office:value="0.20247701" calcext:value-type="float">
            <text:p>0,20247701</text:p>
          </table:table-cell>
          <table:table-cell office:value-type="float" office:value="0.30187482" calcext:value-type="float">
            <text:p>0,3018748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38223" calcext:value-type="float">
            <text:p>0,1638223</text:p>
          </table:table-cell>
          <table:table-cell office:value-type="float" office:value="0.21352118" calcext:value-type="float">
            <text:p>0,21352118</text:p>
          </table:table-cell>
          <table:table-cell office:value-type="float" office:value="0.2889899" calcext:value-type="float">
            <text:p>0,2889899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64595" calcext:value-type="float">
            <text:p>0,1564595</text:p>
          </table:table-cell>
          <table:table-cell office:value-type="float" office:value="0.20431769" calcext:value-type="float">
            <text:p>0,20431769</text:p>
          </table:table-cell>
          <table:table-cell office:value-type="float" office:value="0.2926713" calcext:value-type="float">
            <text:p>0,292671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83002" calcext:value-type="float">
            <text:p>0,1583002</text:p>
          </table:table-cell>
          <table:table-cell office:value-type="float" office:value="0.18406999" calcext:value-type="float">
            <text:p>0,18406999</text:p>
          </table:table-cell>
          <table:table-cell office:value-type="float" office:value="0.3037155" calcext:value-type="float">
            <text:p>0,303715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198161" calcext:value-type="float">
            <text:p>0,16198161</text:p>
          </table:table-cell>
          <table:table-cell office:value-type="float" office:value="0.1895921" calcext:value-type="float">
            <text:p>0,1895921</text:p>
          </table:table-cell>
          <table:table-cell office:value-type="float" office:value="0.2981934" calcext:value-type="float">
            <text:p>0,298193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93444" calcext:value-type="float">
            <text:p>0,1693444</text:p>
          </table:table-cell>
          <table:table-cell office:value-type="float" office:value="0.20247701" calcext:value-type="float">
            <text:p>0,20247701</text:p>
          </table:table-cell>
          <table:table-cell office:value-type="float" office:value="0.2926713" calcext:value-type="float">
            <text:p>0,292671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5663" calcext:value-type="float">
            <text:p>0,165663</text:p>
          </table:table-cell>
          <table:table-cell office:value-type="float" office:value="0.20247701" calcext:value-type="float">
            <text:p>0,20247701</text:p>
          </table:table-cell>
          <table:table-cell office:value-type="float" office:value="0.30187482" calcext:value-type="float">
            <text:p>0,3018748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093741" calcext:value-type="float">
            <text:p>0,15093741</text:p>
          </table:table-cell>
          <table:table-cell office:value-type="float" office:value="0.20431769" calcext:value-type="float">
            <text:p>0,20431769</text:p>
          </table:table-cell>
          <table:table-cell office:value-type="float" office:value="0.2981934" calcext:value-type="float">
            <text:p>0,298193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5663" calcext:value-type="float">
            <text:p>0,165663</text:p>
          </table:table-cell>
          <table:table-cell office:value-type="float" office:value="0.20431769" calcext:value-type="float">
            <text:p>0,20431769</text:p>
          </table:table-cell>
          <table:table-cell office:value-type="float" office:value="0.30187482" calcext:value-type="float">
            <text:p>0,3018748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11851" calcext:value-type="float">
            <text:p>0,1711851</text:p>
          </table:table-cell>
          <table:table-cell office:value-type="float" office:value="0.2116805" calcext:value-type="float">
            <text:p>0,2116805</text:p>
          </table:table-cell>
          <table:table-cell office:value-type="float" office:value="0.2889899" calcext:value-type="float">
            <text:p>0,2889899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46188" calcext:value-type="float">
            <text:p>0,1546188</text:p>
          </table:table-cell>
          <table:table-cell office:value-type="float" office:value="0.21352121" calcext:value-type="float">
            <text:p>0,21352121</text:p>
          </table:table-cell>
          <table:table-cell office:value-type="float" office:value="0.294512" calcext:value-type="float">
            <text:p>0,29451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093741" calcext:value-type="float">
            <text:p>0,15093741</text:p>
          </table:table-cell>
          <table:table-cell office:value-type="float" office:value="0.1951142" calcext:value-type="float">
            <text:p>0,1951142</text:p>
          </table:table-cell>
          <table:table-cell office:value-type="float" office:value="0.2834678" calcext:value-type="float">
            <text:p>0,283467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38223" calcext:value-type="float">
            <text:p>0,1638223</text:p>
          </table:table-cell>
          <table:table-cell office:value-type="float" office:value="0.19695489" calcext:value-type="float">
            <text:p>0,19695489</text:p>
          </table:table-cell>
          <table:table-cell office:value-type="float" office:value="0.2926713" calcext:value-type="float">
            <text:p>0,292671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93444" calcext:value-type="float">
            <text:p>0,1693444</text:p>
          </table:table-cell>
          <table:table-cell office:value-type="float" office:value="0.2098398" calcext:value-type="float">
            <text:p>0,2098398</text:p>
          </table:table-cell>
          <table:table-cell office:value-type="float" office:value="0.3110783" calcext:value-type="float">
            <text:p>0,311078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19816" calcext:value-type="float">
            <text:p>0,1619816</text:p>
          </table:table-cell>
          <table:table-cell office:value-type="float" office:value="0.20983979" calcext:value-type="float">
            <text:p>0,20983979</text:p>
          </table:table-cell>
          <table:table-cell office:value-type="float" office:value="0.2981934" calcext:value-type="float">
            <text:p>0,298193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435746" calcext:value-type="float">
            <text:p>0,1435746</text:p>
          </table:table-cell>
          <table:table-cell office:value-type="float" office:value="0.20431769" calcext:value-type="float">
            <text:p>0,20431769</text:p>
          </table:table-cell>
          <table:table-cell office:value-type="float" office:value="0.2871492" calcext:value-type="float">
            <text:p>0,287149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19816" calcext:value-type="float">
            <text:p>0,1619816</text:p>
          </table:table-cell>
          <table:table-cell office:value-type="float" office:value="0.2079991" calcext:value-type="float">
            <text:p>0,2079991</text:p>
          </table:table-cell>
          <table:table-cell office:value-type="float" office:value="0.3037155" calcext:value-type="float">
            <text:p>0,303715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30258" calcext:value-type="float">
            <text:p>0,1730258</text:p>
          </table:table-cell>
          <table:table-cell office:value-type="float" office:value="0.19695489" calcext:value-type="float">
            <text:p>0,19695489</text:p>
          </table:table-cell>
          <table:table-cell office:value-type="float" office:value="0.3110783" calcext:value-type="float">
            <text:p>0,311078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5663" calcext:value-type="float">
            <text:p>0,165663</text:p>
          </table:table-cell>
          <table:table-cell office:value-type="float" office:value="0.1951142" calcext:value-type="float">
            <text:p>0,1951142</text:p>
          </table:table-cell>
          <table:table-cell office:value-type="float" office:value="0.2797864" calcext:value-type="float">
            <text:p>0,279786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83002" calcext:value-type="float">
            <text:p>0,1583002</text:p>
          </table:table-cell>
          <table:table-cell office:value-type="float" office:value="0.19695489" calcext:value-type="float">
            <text:p>0,19695489</text:p>
          </table:table-cell>
          <table:table-cell office:value-type="float" office:value="0.2687422" calcext:value-type="float">
            <text:p>0,268742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19816" calcext:value-type="float">
            <text:p>0,1619816</text:p>
          </table:table-cell>
          <table:table-cell office:value-type="float" office:value="0.1987956" calcext:value-type="float">
            <text:p>0,1987956</text:p>
          </table:table-cell>
          <table:table-cell office:value-type="float" office:value="0.3073969" calcext:value-type="float">
            <text:p>0,3073969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93444" calcext:value-type="float">
            <text:p>0,1693444</text:p>
          </table:table-cell>
          <table:table-cell office:value-type="float" office:value="0.1987956" calcext:value-type="float">
            <text:p>0,1987956</text:p>
          </table:table-cell>
          <table:table-cell office:value-type="float" office:value="0.3147597" calcext:value-type="float">
            <text:p>0,3147597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830019" calcext:value-type="float">
            <text:p>0,15830019</text:p>
          </table:table-cell>
          <table:table-cell office:value-type="float" office:value="0.2079991" calcext:value-type="float">
            <text:p>0,2079991</text:p>
          </table:table-cell>
          <table:table-cell office:value-type="float" office:value="0.2981934" calcext:value-type="float">
            <text:p>0,298193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5663" calcext:value-type="float">
            <text:p>0,165663</text:p>
          </table:table-cell>
          <table:table-cell office:value-type="float" office:value="0.2079991" calcext:value-type="float">
            <text:p>0,2079991</text:p>
          </table:table-cell>
          <table:table-cell office:value-type="float" office:value="0.2889899" calcext:value-type="float">
            <text:p>0,2889899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75037" calcext:value-type="float">
            <text:p>0,1675037</text:p>
          </table:table-cell>
          <table:table-cell office:value-type="float" office:value="0.19327348" calcext:value-type="float">
            <text:p>0,19327348</text:p>
          </table:table-cell>
          <table:table-cell office:value-type="float" office:value="0.31660038" calcext:value-type="float">
            <text:p>0,3166003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93444" calcext:value-type="float">
            <text:p>0,1693444</text:p>
          </table:table-cell>
          <table:table-cell office:value-type="float" office:value="0.1951142" calcext:value-type="float">
            <text:p>0,1951142</text:p>
          </table:table-cell>
          <table:table-cell office:value-type="float" office:value="0.3037155" calcext:value-type="float">
            <text:p>0,303715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75037" calcext:value-type="float">
            <text:p>0,1675037</text:p>
          </table:table-cell>
          <table:table-cell office:value-type="float" office:value="0.2006363" calcext:value-type="float">
            <text:p>0,2006363</text:p>
          </table:table-cell>
          <table:table-cell office:value-type="float" office:value="0.3000341" calcext:value-type="float">
            <text:p>0,3000341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75037" calcext:value-type="float">
            <text:p>0,1675037</text:p>
          </table:table-cell>
          <table:table-cell office:value-type="float" office:value="0.1859107" calcext:value-type="float">
            <text:p>0,1859107</text:p>
          </table:table-cell>
          <table:table-cell office:value-type="float" office:value="0.30187482" calcext:value-type="float">
            <text:p>0,3018748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93444" calcext:value-type="float">
            <text:p>0,1693444</text:p>
          </table:table-cell>
          <table:table-cell office:value-type="float" office:value="0.1895921" calcext:value-type="float">
            <text:p>0,1895921</text:p>
          </table:table-cell>
          <table:table-cell office:value-type="float" office:value="0.3184411" calcext:value-type="float">
            <text:p>0,3184411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64595" calcext:value-type="float">
            <text:p>0,1564595</text:p>
          </table:table-cell>
          <table:table-cell office:value-type="float" office:value="0.1987956" calcext:value-type="float">
            <text:p>0,1987956</text:p>
          </table:table-cell>
          <table:table-cell office:value-type="float" office:value="0.3000341" calcext:value-type="float">
            <text:p>0,3000341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19816" calcext:value-type="float">
            <text:p>0,1619816</text:p>
          </table:table-cell>
          <table:table-cell office:value-type="float" office:value="0.20431769" calcext:value-type="float">
            <text:p>0,20431769</text:p>
          </table:table-cell>
          <table:table-cell office:value-type="float" office:value="0.28162712" calcext:value-type="float">
            <text:p>0,2816271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93444" calcext:value-type="float">
            <text:p>0,1693444</text:p>
          </table:table-cell>
          <table:table-cell office:value-type="float" office:value="0.2006363" calcext:value-type="float">
            <text:p>0,2006363</text:p>
          </table:table-cell>
          <table:table-cell office:value-type="float" office:value="0.3037155" calcext:value-type="float">
            <text:p>0,303715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830019" calcext:value-type="float">
            <text:p>0,15830019</text:p>
          </table:table-cell>
          <table:table-cell office:value-type="float" office:value="0.1951142" calcext:value-type="float">
            <text:p>0,1951142</text:p>
          </table:table-cell>
          <table:table-cell office:value-type="float" office:value="0.3092376" calcext:value-type="float">
            <text:p>0,3092376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830019" calcext:value-type="float">
            <text:p>0,15830019</text:p>
          </table:table-cell>
          <table:table-cell office:value-type="float" office:value="0.2006363" calcext:value-type="float">
            <text:p>0,2006363</text:p>
          </table:table-cell>
          <table:table-cell office:value-type="float" office:value="0.28162712" calcext:value-type="float">
            <text:p>0,2816271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5277809" calcext:value-type="float">
            <text:p>0,15277809</text:p>
          </table:table-cell>
          <table:table-cell office:value-type="float" office:value="0.19327348" calcext:value-type="float">
            <text:p>0,19327348</text:p>
          </table:table-cell>
          <table:table-cell office:value-type="float" office:value="0.2871492" calcext:value-type="float">
            <text:p>0,287149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38223" calcext:value-type="float">
            <text:p>0,1638223</text:p>
          </table:table-cell>
          <table:table-cell office:value-type="float" office:value="0.1951142" calcext:value-type="float">
            <text:p>0,1951142</text:p>
          </table:table-cell>
          <table:table-cell office:value-type="float" office:value="0.312919" calcext:value-type="float">
            <text:p>0,312919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566299" calcext:value-type="float">
            <text:p>0,16566299</text:p>
          </table:table-cell>
          <table:table-cell office:value-type="float" office:value="0.2116805" calcext:value-type="float">
            <text:p>0,2116805</text:p>
          </table:table-cell>
          <table:table-cell office:value-type="float" office:value="0.3331667" calcext:value-type="float">
            <text:p>0,3331667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5663" calcext:value-type="float">
            <text:p>0,165663</text:p>
          </table:table-cell>
          <table:table-cell office:value-type="float" office:value="0.20983979" calcext:value-type="float">
            <text:p>0,20983979</text:p>
          </table:table-cell>
          <table:table-cell office:value-type="float" office:value="0.294512" calcext:value-type="float">
            <text:p>0,29451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38223" calcext:value-type="float">
            <text:p>0,1638223</text:p>
          </table:table-cell>
          <table:table-cell office:value-type="float" office:value="0.2116805" calcext:value-type="float">
            <text:p>0,2116805</text:p>
          </table:table-cell>
          <table:table-cell office:value-type="float" office:value="0.2834678" calcext:value-type="float">
            <text:p>0,283467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11851" calcext:value-type="float">
            <text:p>0,1711851</text:p>
          </table:table-cell>
          <table:table-cell office:value-type="float" office:value="0.20615841" calcext:value-type="float">
            <text:p>0,20615841</text:p>
          </table:table-cell>
          <table:table-cell office:value-type="float" office:value="0.3037155" calcext:value-type="float">
            <text:p>0,303715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5663" calcext:value-type="float">
            <text:p>0,165663</text:p>
          </table:table-cell>
          <table:table-cell office:value-type="float" office:value="0.20431769" calcext:value-type="float">
            <text:p>0,20431769</text:p>
          </table:table-cell>
          <table:table-cell office:value-type="float" office:value="0.2981934" calcext:value-type="float">
            <text:p>0,298193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5663" calcext:value-type="float">
            <text:p>0,165663</text:p>
          </table:table-cell>
          <table:table-cell office:value-type="float" office:value="0.1951142" calcext:value-type="float">
            <text:p>0,1951142</text:p>
          </table:table-cell>
          <table:table-cell office:value-type="float" office:value="0.28162712" calcext:value-type="float">
            <text:p>0,2816271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19816" calcext:value-type="float">
            <text:p>0,1619816</text:p>
          </table:table-cell>
          <table:table-cell office:value-type="float" office:value="0.1951142" calcext:value-type="float">
            <text:p>0,1951142</text:p>
          </table:table-cell>
          <table:table-cell office:value-type="float" office:value="0.294512" calcext:value-type="float">
            <text:p>0,29451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38223" calcext:value-type="float">
            <text:p>0,1638223</text:p>
          </table:table-cell>
          <table:table-cell office:value-type="float" office:value="0.2006363" calcext:value-type="float">
            <text:p>0,2006363</text:p>
          </table:table-cell>
          <table:table-cell office:value-type="float" office:value="0.2981934" calcext:value-type="float">
            <text:p>0,298193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67072" calcext:value-type="float">
            <text:p>0,1767072</text:p>
          </table:table-cell>
          <table:table-cell office:value-type="float" office:value="0.1987956" calcext:value-type="float">
            <text:p>0,1987956</text:p>
          </table:table-cell>
          <table:table-cell office:value-type="float" office:value="0.29635268" calcext:value-type="float">
            <text:p>0,2963526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48665" calcext:value-type="float">
            <text:p>0,1748665</text:p>
          </table:table-cell>
          <table:table-cell office:value-type="float" office:value="0.20431769" calcext:value-type="float">
            <text:p>0,20431769</text:p>
          </table:table-cell>
          <table:table-cell office:value-type="float" office:value="0.3147597" calcext:value-type="float">
            <text:p>0,3147597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19816" calcext:value-type="float">
            <text:p>0,1619816</text:p>
          </table:table-cell>
          <table:table-cell office:value-type="float" office:value="0.20431769" calcext:value-type="float">
            <text:p>0,20431769</text:p>
          </table:table-cell>
          <table:table-cell office:value-type="float" office:value="0.331326" calcext:value-type="float">
            <text:p>0,331326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198161" calcext:value-type="float">
            <text:p>0,16198161</text:p>
          </table:table-cell>
          <table:table-cell office:value-type="float" office:value="0.20431769" calcext:value-type="float">
            <text:p>0,20431769</text:p>
          </table:table-cell>
          <table:table-cell office:value-type="float" office:value="0.29635268" calcext:value-type="float">
            <text:p>0,2963526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5663" calcext:value-type="float">
            <text:p>0,165663</text:p>
          </table:table-cell>
          <table:table-cell office:value-type="float" office:value="0.19327348" calcext:value-type="float">
            <text:p>0,19327348</text:p>
          </table:table-cell>
          <table:table-cell office:value-type="float" office:value="0.30187482" calcext:value-type="float">
            <text:p>0,3018748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5663" calcext:value-type="float">
            <text:p>0,165663</text:p>
          </table:table-cell>
          <table:table-cell office:value-type="float" office:value="0.1895921" calcext:value-type="float">
            <text:p>0,1895921</text:p>
          </table:table-cell>
          <table:table-cell office:value-type="float" office:value="0.3202818" calcext:value-type="float">
            <text:p>0,320281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01409" calcext:value-type="float">
            <text:p>0,1601409</text:p>
          </table:table-cell>
          <table:table-cell office:value-type="float" office:value="0.1951142" calcext:value-type="float">
            <text:p>0,1951142</text:p>
          </table:table-cell>
          <table:table-cell office:value-type="float" office:value="0.2871492" calcext:value-type="float">
            <text:p>0,287149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30258" calcext:value-type="float">
            <text:p>0,1730258</text:p>
          </table:table-cell>
          <table:table-cell office:value-type="float" office:value="0.20247698" calcext:value-type="float">
            <text:p>0,20247698</text:p>
          </table:table-cell>
          <table:table-cell office:value-type="float" office:value="0.2797864" calcext:value-type="float">
            <text:p>0,279786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302579" calcext:value-type="float">
            <text:p>0,17302579</text:p>
          </table:table-cell>
          <table:table-cell office:value-type="float" office:value="0.1932735" calcext:value-type="float">
            <text:p>0,1932735</text:p>
          </table:table-cell>
          <table:table-cell office:value-type="float" office:value="0.29635268" calcext:value-type="float">
            <text:p>0,2963526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5663" calcext:value-type="float">
            <text:p>0,165663</text:p>
          </table:table-cell>
          <table:table-cell office:value-type="float" office:value="0.20615841" calcext:value-type="float">
            <text:p>0,20615841</text:p>
          </table:table-cell>
          <table:table-cell office:value-type="float" office:value="0.30187482" calcext:value-type="float">
            <text:p>0,3018748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38223" calcext:value-type="float">
            <text:p>0,1638223</text:p>
          </table:table-cell>
          <table:table-cell office:value-type="float" office:value="0.2116805" calcext:value-type="float">
            <text:p>0,2116805</text:p>
          </table:table-cell>
          <table:table-cell office:value-type="float" office:value="0.294512" calcext:value-type="float">
            <text:p>0,29451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01409" calcext:value-type="float">
            <text:p>0,1601409</text:p>
          </table:table-cell>
          <table:table-cell office:value-type="float" office:value="0.20431769" calcext:value-type="float">
            <text:p>0,20431769</text:p>
          </table:table-cell>
          <table:table-cell office:value-type="float" office:value="0.2834678" calcext:value-type="float">
            <text:p>0,283467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38223" calcext:value-type="float">
            <text:p>0,1638223</text:p>
          </table:table-cell>
          <table:table-cell office:value-type="float" office:value="0.19695489" calcext:value-type="float">
            <text:p>0,19695489</text:p>
          </table:table-cell>
          <table:table-cell office:value-type="float" office:value="0.294512" calcext:value-type="float">
            <text:p>0,29451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38223" calcext:value-type="float">
            <text:p>0,1638223</text:p>
          </table:table-cell>
          <table:table-cell office:value-type="float" office:value="0.20247698" calcext:value-type="float">
            <text:p>0,20247698</text:p>
          </table:table-cell>
          <table:table-cell office:value-type="float" office:value="0.2871492" calcext:value-type="float">
            <text:p>0,287149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38223" calcext:value-type="float">
            <text:p>0,1638223</text:p>
          </table:table-cell>
          <table:table-cell office:value-type="float" office:value="0.20615841" calcext:value-type="float">
            <text:p>0,20615841</text:p>
          </table:table-cell>
          <table:table-cell office:value-type="float" office:value="0.2908306" calcext:value-type="float">
            <text:p>0,2908306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302579" calcext:value-type="float">
            <text:p>0,17302579</text:p>
          </table:table-cell>
          <table:table-cell office:value-type="float" office:value="0.2006363" calcext:value-type="float">
            <text:p>0,2006363</text:p>
          </table:table-cell>
          <table:table-cell office:value-type="float" office:value="0.2889899" calcext:value-type="float">
            <text:p>0,2889899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711851" calcext:value-type="float">
            <text:p>0,1711851</text:p>
          </table:table-cell>
          <table:table-cell office:value-type="float" office:value="0.20615841" calcext:value-type="float">
            <text:p>0,20615841</text:p>
          </table:table-cell>
          <table:table-cell office:value-type="float" office:value="0.30555618" calcext:value-type="float">
            <text:p>0,3055561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1693444" calcext:value-type="float">
            <text:p>0,1693444</text:p>
          </table:table-cell>
          <table:table-cell office:value-type="float" office:value="0.21536191" calcext:value-type="float">
            <text:p>0,21536191</text:p>
          </table:table-cell>
          <table:table-cell office:value-type="float" office:value="0.3073969" calcext:value-type="float">
            <text:p>0,30739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4T20:37:11.546000000</dc:date>
    <meta:editing-duration>PT19M41S</meta:editing-duration>
    <meta:editing-cycles>6</meta:editing-cycles>
    <meta:generator>LibreOffice/4.3.5.2$Windows_x86 LibreOffice_project/3a87456aaa6a95c63eea1c1b3201acedf0751bd5</meta:generator>
    <meta:document-statistic meta:table-count="3" meta:cell-count="520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legend chart:legend-position="end" svg:x="13.068cm" svg:y="3.955cm" style:legend-expansion="high" chart:style-name="ch2"/>
        <chart:plot-area chart:style-name="ch3" table:cell-range-address="Feuille2.A2:Feuille2.A401 Feuille2.C2:Feuille2.C401" svg:x="0.32cm" svg:y="0.18cm" svg:width="12.428cm" svg:height="8.646cm">
          <chartooo:coordinate-region svg:x="1.232cm" svg:y="0.379cm" svg:width="11.516cm" svg:height="7.5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2.A2:Feuille2.A401" chart:class="chart:line">
            <chart:data-point chart:repeated="400"/>
          </chart:series>
          <chart:series chart:style-name="ch7" chart:values-cell-range-address="Feuille2.C2:Feuille2.C401" chart:class="chart:line">
            <chart:data-point chart:repeated="4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2.A2:Feuille2.A401</svg:desc>
                </draw:g>
              </table:table-cell>
              <table:table-cell office:value-type="float" office:value="0">
                <text:p>0</text:p>
                <draw:g>
                  <svg:desc>Feuille2.C2:Feuille2.C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8407">
                <text:p>0.0018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55221">
                <text:p>0.0055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92035">
                <text:p>0.0092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47256">
                <text:p>0.0147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6566299">
                <text:p>0.016566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6566299">
                <text:p>0.016566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6566299">
                <text:p>0.016566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02477">
                <text:p>0.0202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5769802">
                <text:p>0.025769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3132598">
                <text:p>0.033132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86547">
                <text:p>0.0386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78582">
                <text:p>0.0478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70617">
                <text:p>0.0570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6265196">
                <text:p>0.066265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73628">
                <text:p>0.073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46722">
                <text:p>0.0846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57164">
                <text:p>0.0957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4919896">
                <text:p>0.104919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8601294">
                <text:p>0.108601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8601294">
                <text:p>0.108601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4919896">
                <text:p>0.104919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06760606">
                <text:p>0.106760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1228269">
                <text:p>0.11228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43711">
                <text:p>0.1343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490967">
                <text:p>0.1490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90967">
                <text:p>0.1490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546188">
                <text:p>0.1546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277809">
                <text:p>0.15277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093741">
                <text:p>0.15093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83002">
                <text:p>0.1583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38223">
                <text:p>0.1638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93444">
                <text:p>0.1693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7854789">
                <text:p>0.17854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48665">
                <text:p>0.1748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67072">
                <text:p>0.1767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95921">
                <text:p>0.1895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0063631">
                <text:p>0.20063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0247701">
                <text:p>0.20247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098398">
                <text:p>0.2098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0983979">
                <text:p>0.20983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1536191">
                <text:p>0.21536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1352118">
                <text:p>0.21352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1720259">
                <text:p>0.21720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3008749">
                <text:p>0.23008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2640611">
                <text:p>0.22640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429724">
                <text:p>0.2429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4665381">
                <text:p>0.24665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4849452">
                <text:p>0.24849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4113171">
                <text:p>0.24113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4849452">
                <text:p>0.24849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595387">
                <text:p>0.2595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687422">
                <text:p>0.2687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797864">
                <text:p>0.2797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8530848">
                <text:p>0.28530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871492">
                <text:p>0.2871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926713">
                <text:p>0.2926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8162712">
                <text:p>0.28162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797864">
                <text:p>0.2797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889899">
                <text:p>0.2889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94512">
                <text:p>0.294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0187482">
                <text:p>0.30187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0187482">
                <text:p>0.30187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908306">
                <text:p>0.2908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963527">
                <text:p>0.2963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981934">
                <text:p>0.298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926713">
                <text:p>0.2926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94512">
                <text:p>0.294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147597">
                <text:p>0.3147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147597">
                <text:p>0.3147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926713">
                <text:p>0.2926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742643">
                <text:p>0.2742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889899">
                <text:p>0.2889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981934">
                <text:p>0.298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092376">
                <text:p>0.3092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037155">
                <text:p>0.3037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0187482">
                <text:p>0.30187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221225">
                <text:p>0.3221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166004">
                <text:p>0.3166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889899">
                <text:p>0.2889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908306">
                <text:p>0.2908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0187482">
                <text:p>0.30187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000341">
                <text:p>0.3000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0187482">
                <text:p>0.30187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110783">
                <text:p>0.3110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037155">
                <text:p>0.3037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981934">
                <text:p>0.298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94512">
                <text:p>0.294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0187482">
                <text:p>0.30187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202818">
                <text:p>0.3202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9635268">
                <text:p>0.29635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889899">
                <text:p>0.2889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000341">
                <text:p>0.3000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0187482">
                <text:p>0.30187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981934">
                <text:p>0.298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037155">
                <text:p>0.3037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0187482">
                <text:p>0.30187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981934">
                <text:p>0.298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110783">
                <text:p>0.3110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037155">
                <text:p>0.3037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0187482">
                <text:p>0.30187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221225">
                <text:p>0.3221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202818">
                <text:p>0.3202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000341">
                <text:p>0.3000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12919">
                <text:p>0.312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166004">
                <text:p>0.3166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0555618">
                <text:p>0.30555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981934">
                <text:p>0.298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037155">
                <text:p>0.3037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110783">
                <text:p>0.3110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926713">
                <text:p>0.2926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000341">
                <text:p>0.3000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166004">
                <text:p>0.3166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110783">
                <text:p>0.3110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94512">
                <text:p>0.294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073969">
                <text:p>0.3073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092376">
                <text:p>0.3092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0555618">
                <text:p>0.30555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0555618">
                <text:p>0.30555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073969">
                <text:p>0.3073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110783">
                <text:p>0.3110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000341">
                <text:p>0.3000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635268">
                <text:p>0.29635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202818">
                <text:p>0.3202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000341">
                <text:p>0.3000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981934">
                <text:p>0.298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12919">
                <text:p>0.312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981934">
                <text:p>0.298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981934">
                <text:p>0.298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12919">
                <text:p>0.312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073969">
                <text:p>0.3073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000341">
                <text:p>0.3000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037155">
                <text:p>0.3037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073969">
                <text:p>0.3073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037155">
                <text:p>0.3037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000341">
                <text:p>0.3000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0187482">
                <text:p>0.30187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94512">
                <text:p>0.294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926713">
                <text:p>0.2926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926713">
                <text:p>0.2926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9083058">
                <text:p>0.29083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94512">
                <text:p>0.294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9635268">
                <text:p>0.29635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834678">
                <text:p>0.2834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889899">
                <text:p>0.2889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8530848">
                <text:p>0.28530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926713">
                <text:p>0.2926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908306">
                <text:p>0.2908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889899">
                <text:p>0.2889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908306">
                <text:p>0.2908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981934">
                <text:p>0.298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8530848">
                <text:p>0.28530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742643">
                <text:p>0.2742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908306">
                <text:p>0.2908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889899">
                <text:p>0.2889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8530848">
                <text:p>0.28530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8530848">
                <text:p>0.28530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0187482">
                <text:p>0.30187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037155">
                <text:p>0.3037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0187482">
                <text:p>0.30187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037155">
                <text:p>0.3037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073969">
                <text:p>0.3073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092376">
                <text:p>0.3092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981934">
                <text:p>0.298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94512">
                <text:p>0.294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871492">
                <text:p>0.2871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94512">
                <text:p>0.294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037155">
                <text:p>0.3037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981934">
                <text:p>0.298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9083058">
                <text:p>0.29083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0555618">
                <text:p>0.30555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0187482">
                <text:p>0.30187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000341">
                <text:p>0.3000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9635268">
                <text:p>0.29635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926713">
                <text:p>0.2926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9635268">
                <text:p>0.29635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9635268">
                <text:p>0.29635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981934">
                <text:p>0.298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110783">
                <text:p>0.3110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0187482">
                <text:p>0.30187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9083058">
                <text:p>0.29083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94512">
                <text:p>0.294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926713">
                <text:p>0.2926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000341">
                <text:p>0.3000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981934">
                <text:p>0.298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94512">
                <text:p>0.294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9083058">
                <text:p>0.29083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0187482">
                <text:p>0.30187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94512">
                <text:p>0.294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0187482">
                <text:p>0.30187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981934">
                <text:p>0.298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94512">
                <text:p>0.294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9635268">
                <text:p>0.29635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000341">
                <text:p>0.3000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0187482">
                <text:p>0.30187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092376">
                <text:p>0.3092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073969">
                <text:p>0.3073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0555618">
                <text:p>0.30555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037155">
                <text:p>0.3037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0555618">
                <text:p>0.30555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0187482">
                <text:p>0.30187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94512">
                <text:p>0.294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8162712">
                <text:p>0.28162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9635268">
                <text:p>0.29635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110783">
                <text:p>0.3110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926713">
                <text:p>0.2926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073969">
                <text:p>0.3073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0555618">
                <text:p>0.30555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037155">
                <text:p>0.3037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000341">
                <text:p>0.3000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889899">
                <text:p>0.2889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073969">
                <text:p>0.3073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166004">
                <text:p>0.3166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0187482">
                <text:p>0.30187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94512">
                <text:p>0.294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12919">
                <text:p>0.312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981934">
                <text:p>0.298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8162712">
                <text:p>0.28162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981934">
                <text:p>0.298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073969">
                <text:p>0.3073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037155">
                <text:p>0.3037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0187482">
                <text:p>0.30187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12919">
                <text:p>0.312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0187482">
                <text:p>0.30187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926713">
                <text:p>0.2926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908306">
                <text:p>0.2908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12919">
                <text:p>0.312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94512">
                <text:p>0.294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037155">
                <text:p>0.3037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184411">
                <text:p>0.3184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9635268">
                <text:p>0.29635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871492">
                <text:p>0.2871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000341">
                <text:p>0.3000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000341">
                <text:p>0.3000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9635268">
                <text:p>0.29635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981934">
                <text:p>0.298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981934">
                <text:p>0.298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0555618">
                <text:p>0.30555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037155">
                <text:p>0.3037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000341">
                <text:p>0.3000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0555618">
                <text:p>0.30555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981934">
                <text:p>0.298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0187482">
                <text:p>0.30187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871492">
                <text:p>0.2871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000341">
                <text:p>0.3000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9635268">
                <text:p>0.29635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000341">
                <text:p>0.3000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0187482">
                <text:p>0.30187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037155">
                <text:p>0.3037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0187482">
                <text:p>0.30187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9635268">
                <text:p>0.29635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000341">
                <text:p>0.3000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0555618">
                <text:p>0.30555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0187482">
                <text:p>0.30187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94512">
                <text:p>0.294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0187482">
                <text:p>0.30187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926713">
                <text:p>0.2926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981934">
                <text:p>0.298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871492">
                <text:p>0.2871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871492">
                <text:p>0.2871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12919">
                <text:p>0.312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110783">
                <text:p>0.3110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94512">
                <text:p>0.294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9635268">
                <text:p>0.29635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184411">
                <text:p>0.3184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092376">
                <text:p>0.3092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9635268">
                <text:p>0.29635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092376">
                <text:p>0.3092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092376">
                <text:p>0.3092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9635268">
                <text:p>0.29635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981934">
                <text:p>0.298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110783">
                <text:p>0.3110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94512">
                <text:p>0.294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926713">
                <text:p>0.2926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94512">
                <text:p>0.294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073969">
                <text:p>0.3073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000341">
                <text:p>0.3000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908306">
                <text:p>0.2908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9083058">
                <text:p>0.29083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073969">
                <text:p>0.3073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926713">
                <text:p>0.2926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926713">
                <text:p>0.2926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94512">
                <text:p>0.294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9635268">
                <text:p>0.29635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981934">
                <text:p>0.298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981934">
                <text:p>0.298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0555618">
                <text:p>0.30555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037155">
                <text:p>0.3037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110783">
                <text:p>0.3110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147597">
                <text:p>0.3147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981934">
                <text:p>0.298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9635268">
                <text:p>0.29635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073969">
                <text:p>0.3073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073969">
                <text:p>0.3073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8162712">
                <text:p>0.28162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000341">
                <text:p>0.3000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110783">
                <text:p>0.3110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166004">
                <text:p>0.3166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2963527">
                <text:p>0.2963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000341">
                <text:p>0.3000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202818">
                <text:p>0.3202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110783">
                <text:p>0.3110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2926713">
                <text:p>0.2926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2889899">
                <text:p>0.2889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0555618">
                <text:p>0.30555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2580388">
                <text:p>0.32580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2981934">
                <text:p>0.298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9635268">
                <text:p>0.29635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073969">
                <text:p>0.3073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2981934">
                <text:p>0.298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28162712">
                <text:p>0.28162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2981934">
                <text:p>0.298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000341">
                <text:p>0.3000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073969">
                <text:p>0.3073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000341">
                <text:p>0.3000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073969">
                <text:p>0.3073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092376">
                <text:p>0.3092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037155">
                <text:p>0.3037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2871492">
                <text:p>0.2871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2926713">
                <text:p>0.2926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073969">
                <text:p>0.3073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092376">
                <text:p>0.3092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294512">
                <text:p>0.294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037155">
                <text:p>0.3037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0555618">
                <text:p>0.30555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000341">
                <text:p>0.3000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294512">
                <text:p>0.294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0555618">
                <text:p>0.30555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2981934">
                <text:p>0.298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294512">
                <text:p>0.294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092376">
                <text:p>0.3092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0187482">
                <text:p>0.30187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2889899">
                <text:p>0.2889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2926713">
                <text:p>0.2926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037155">
                <text:p>0.3037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2981934">
                <text:p>0.298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2926713">
                <text:p>0.2926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0187482">
                <text:p>0.30187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2981934">
                <text:p>0.298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0187482">
                <text:p>0.30187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2889899">
                <text:p>0.2889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294512">
                <text:p>0.294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2834678">
                <text:p>0.2834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2926713">
                <text:p>0.2926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110783">
                <text:p>0.3110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2981934">
                <text:p>0.298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2871492">
                <text:p>0.2871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037155">
                <text:p>0.3037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110783">
                <text:p>0.3110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2797864">
                <text:p>0.2797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2687422">
                <text:p>0.2687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073969">
                <text:p>0.3073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147597">
                <text:p>0.3147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2981934">
                <text:p>0.298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2889899">
                <text:p>0.2889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1660038">
                <text:p>0.31660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037155">
                <text:p>0.3037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000341">
                <text:p>0.3000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0187482">
                <text:p>0.30187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184411">
                <text:p>0.3184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000341">
                <text:p>0.3000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28162712">
                <text:p>0.28162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037155">
                <text:p>0.3037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092376">
                <text:p>0.3092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28162712">
                <text:p>0.28162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2871492">
                <text:p>0.2871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12919">
                <text:p>0.312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331667">
                <text:p>0.3331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294512">
                <text:p>0.294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2834678">
                <text:p>0.2834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037155">
                <text:p>0.3037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2981934">
                <text:p>0.298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28162712">
                <text:p>0.28162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294512">
                <text:p>0.294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2981934">
                <text:p>0.298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29635268">
                <text:p>0.29635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147597">
                <text:p>0.3147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31326">
                <text:p>0.331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29635268">
                <text:p>0.29635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0187482">
                <text:p>0.30187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202818">
                <text:p>0.3202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2871492">
                <text:p>0.2871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2797864">
                <text:p>0.2797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29635268">
                <text:p>0.29635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0187482">
                <text:p>0.30187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294512">
                <text:p>0.294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2834678">
                <text:p>0.2834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294512">
                <text:p>0.294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2871492">
                <text:p>0.2871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2908306">
                <text:p>0.2908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2889899">
                <text:p>0.2889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0555618">
                <text:p>0.30555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073969">
                <text:p>0.307396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36cm" svg:y="3.454cm" style:legend-expansion="high" chart:style-name="ch2"/>
        <chart:plot-area chart:style-name="ch3" table:cell-range-address="Feuille3.A1:Feuille3.D401" chart:data-source-has-labels="row" svg:x="0.32cm" svg:y="0.18cm" svg:width="12.296cm" svg:height="8.64cm">
          <chartooo:coordinate-region svg:x="1.232cm" svg:y="0.379cm" svg:width="11.243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3.A2:Feuille3.A401" chart:label-cell-address="Feuille3.A1:Feuille3.A1" chart:class="chart:line">
            <chart:data-point chart:repeated="400"/>
          </chart:series>
          <chart:series chart:style-name="ch7" chart:values-cell-range-address="Feuille3.B2:Feuille3.B401" chart:label-cell-address="Feuille3.B1:Feuille3.B1" chart:class="chart:line">
            <chart:data-point chart:repeated="400"/>
          </chart:series>
          <chart:series chart:style-name="ch8" chart:values-cell-range-address="Feuille3.C2:Feuille3.C401" chart:label-cell-address="Feuille3.C1:Feuille3.C1" chart:class="chart:line">
            <chart:data-point chart:repeated="400"/>
          </chart:series>
          <chart:series chart:style-name="ch9" chart:values-cell-range-address="Feuille3.D2:Feuille3.D401" chart:label-cell-address="Feuille3.D1:Feuille3.D1" chart:class="chart:line">
            <chart:data-point chart:repeated="4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 0,3</text:p>
                <draw:g>
                  <svg:desc>Feuille3.A1:Feuille3.A1</svg:desc>
                </draw:g>
              </table:table-cell>
              <table:table-cell office:value-type="string">
                <text:p>v k160</text:p>
                <draw:g>
                  <svg:desc>Feuille3.B1:Feuille3.B1</svg:desc>
                </draw:g>
              </table:table-cell>
              <table:table-cell office:value-type="string">
                <text:p>v k250</text:p>
                <draw:g>
                  <svg:desc>Feuille3.C1:Feuille3.C1</svg:desc>
                </draw:g>
              </table:table-cell>
              <table:table-cell office:value-type="string">
                <text:p>v k160 ki16</text:p>
                <draw:g>
                  <svg:desc>Feuille3.D1:Feuille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3.A2:Feuille3.A401</svg:desc>
                </draw:g>
              </table:table-cell>
              <table:table-cell office:value-type="float" office:value="0">
                <text:p>0</text:p>
                <draw:g>
                  <svg:desc>Feuille3.B2:Feuille3.B401</svg:desc>
                </draw:g>
              </table:table-cell>
              <table:table-cell office:value-type="float" office:value="0">
                <text:p>0</text:p>
                <draw:g>
                  <svg:desc>Feuille3.C2:Feuille3.C401</svg:desc>
                </draw:g>
              </table:table-cell>
              <table:table-cell office:value-type="float" office:value="0">
                <text:p>0</text:p>
                <draw:g>
                  <svg:desc>Feuille3.D2:Feuille3.D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5">
                <text:p>0.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4999999">
                <text:p>0.024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999997">
                <text:p>0.029999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4999996">
                <text:p>0.034999996</text:p>
              </table:table-cell>
              <table:table-cell office:value-type="float" office:value="0">
                <text:p>0</text:p>
              </table:table-cell>
              <table:table-cell office:value-type="float" office:value="0.0018407">
                <text:p>0.0018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9999995">
                <text:p>0.039999995</text:p>
              </table:table-cell>
              <table:table-cell office:value-type="float" office:value="0">
                <text:p>0</text:p>
              </table:table-cell>
              <table:table-cell office:value-type="float" office:value="0.0036814">
                <text:p>0.0036814</text:p>
              </table:table-cell>
              <table:table-cell office:value-type="float" office:value="0.0018407">
                <text:p>0.00184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4999994">
                <text:p>0.044999994</text:p>
              </table:table-cell>
              <table:table-cell office:value-type="float" office:value="0">
                <text:p>0</text:p>
              </table:table-cell>
              <table:table-cell office:value-type="float" office:value="0.0055221">
                <text:p>0.0055221</text:p>
              </table:table-cell>
              <table:table-cell office:value-type="float" office:value="0.0055221">
                <text:p>0.00552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9999993">
                <text:p>0.049999993</text:p>
              </table:table-cell>
              <table:table-cell office:value-type="float" office:value="0.0018407">
                <text:p>0.0018407</text:p>
              </table:table-cell>
              <table:table-cell office:value-type="float" office:value="0.0073628">
                <text:p>0.0073628</text:p>
              </table:table-cell>
              <table:table-cell office:value-type="float" office:value="0.0092035">
                <text:p>0.00920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4999992">
                <text:p>0.054999992</text:p>
              </table:table-cell>
              <table:table-cell office:value-type="float" office:value="0">
                <text:p>0</text:p>
              </table:table-cell>
              <table:table-cell office:value-type="float" office:value="0.0110442">
                <text:p>0.0110442</text:p>
              </table:table-cell>
              <table:table-cell office:value-type="float" office:value="0.0147256">
                <text:p>0.01472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999999">
                <text:p>0.05999999</text:p>
              </table:table-cell>
              <table:table-cell office:value-type="float" office:value="0.0055221">
                <text:p>0.0055221</text:p>
              </table:table-cell>
              <table:table-cell office:value-type="float" office:value="0.0147256">
                <text:p>0.0147256</text:p>
              </table:table-cell>
              <table:table-cell office:value-type="float" office:value="0.016566299">
                <text:p>0.0165662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499999">
                <text:p>0.06499999</text:p>
              </table:table-cell>
              <table:table-cell office:value-type="float" office:value="0.0055221">
                <text:p>0.0055221</text:p>
              </table:table-cell>
              <table:table-cell office:value-type="float" office:value="0.016566299">
                <text:p>0.016566299</text:p>
              </table:table-cell>
              <table:table-cell office:value-type="float" office:value="0.016566299">
                <text:p>0.0165662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999999">
                <text:p>0.06999999</text:p>
              </table:table-cell>
              <table:table-cell office:value-type="float" office:value="0.0055221">
                <text:p>0.0055221</text:p>
              </table:table-cell>
              <table:table-cell office:value-type="float" office:value="0.018406998">
                <text:p>0.018406998</text:p>
              </table:table-cell>
              <table:table-cell office:value-type="float" office:value="0.016566299">
                <text:p>0.0165662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4999996">
                <text:p>0.074999996</text:p>
              </table:table-cell>
              <table:table-cell office:value-type="float" office:value="0.012884901">
                <text:p>0.012884901</text:p>
              </table:table-cell>
              <table:table-cell office:value-type="float" office:value="0.0202477">
                <text:p>0.0202477</text:p>
              </table:table-cell>
              <table:table-cell office:value-type="float" office:value="0.0202477">
                <text:p>0.02024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">
                <text:p>0.08</text:p>
              </table:table-cell>
              <table:table-cell office:value-type="float" office:value="0.012884901">
                <text:p>0.012884901</text:p>
              </table:table-cell>
              <table:table-cell office:value-type="float" office:value="0.0220884">
                <text:p>0.0220884</text:p>
              </table:table-cell>
              <table:table-cell office:value-type="float" office:value="0.025769802">
                <text:p>0.0257698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5">
                <text:p>0.085</text:p>
              </table:table-cell>
              <table:table-cell office:value-type="float" office:value="0.018407">
                <text:p>0.018407</text:p>
              </table:table-cell>
              <table:table-cell office:value-type="float" office:value="0.025769802">
                <text:p>0.025769802</text:p>
              </table:table-cell>
              <table:table-cell office:value-type="float" office:value="0.033132598">
                <text:p>0.0331325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">
                <text:p>0.09</text:p>
              </table:table-cell>
              <table:table-cell office:value-type="float" office:value="0.016566299">
                <text:p>0.016566299</text:p>
              </table:table-cell>
              <table:table-cell office:value-type="float" office:value="0.033132598">
                <text:p>0.033132598</text:p>
              </table:table-cell>
              <table:table-cell office:value-type="float" office:value="0.0386547">
                <text:p>0.03865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5000006">
                <text:p>0.095000006</text:p>
              </table:table-cell>
              <table:table-cell office:value-type="float" office:value="0.0202477">
                <text:p>0.0202477</text:p>
              </table:table-cell>
              <table:table-cell office:value-type="float" office:value="0.0349733">
                <text:p>0.0349733</text:p>
              </table:table-cell>
              <table:table-cell office:value-type="float" office:value="0.0478582">
                <text:p>0.04785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0000001">
                <text:p>0.10000001</text:p>
              </table:table-cell>
              <table:table-cell office:value-type="float" office:value="0.016566299">
                <text:p>0.016566299</text:p>
              </table:table-cell>
              <table:table-cell office:value-type="float" office:value="0.0496989">
                <text:p>0.0496989</text:p>
              </table:table-cell>
              <table:table-cell office:value-type="float" office:value="0.0570617">
                <text:p>0.05706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500001">
                <text:p>0.10500001</text:p>
              </table:table-cell>
              <table:table-cell office:value-type="float" office:value="0.0202477">
                <text:p>0.0202477</text:p>
              </table:table-cell>
              <table:table-cell office:value-type="float" office:value="0.051539604">
                <text:p>0.051539604</text:p>
              </table:table-cell>
              <table:table-cell office:value-type="float" office:value="0.066265196">
                <text:p>0.0662651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0000014">
                <text:p>0.110000014</text:p>
              </table:table-cell>
              <table:table-cell office:value-type="float" office:value="0.0220884">
                <text:p>0.0220884</text:p>
              </table:table-cell>
              <table:table-cell office:value-type="float" office:value="0.0644245">
                <text:p>0.0644245</text:p>
              </table:table-cell>
              <table:table-cell office:value-type="float" office:value="0.073628">
                <text:p>0.0736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1500002">
                <text:p>0.11500002</text:p>
              </table:table-cell>
              <table:table-cell office:value-type="float" office:value="0.0276105">
                <text:p>0.0276105</text:p>
              </table:table-cell>
              <table:table-cell office:value-type="float" office:value="0.062583804">
                <text:p>0.062583804</text:p>
              </table:table-cell>
              <table:table-cell office:value-type="float" office:value="0.0846722">
                <text:p>0.08467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000002">
                <text:p>0.12000002</text:p>
              </table:table-cell>
              <table:table-cell office:value-type="float" office:value="0.0294512">
                <text:p>0.0294512</text:p>
              </table:table-cell>
              <table:table-cell office:value-type="float" office:value="0.0625838">
                <text:p>0.0625838</text:p>
              </table:table-cell>
              <table:table-cell office:value-type="float" office:value="0.0957164">
                <text:p>0.09571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500001">
                <text:p>0.12500001</text:p>
              </table:table-cell>
              <table:table-cell office:value-type="float" office:value="0.036814">
                <text:p>0.036814</text:p>
              </table:table-cell>
              <table:table-cell office:value-type="float" office:value="0.0681059">
                <text:p>0.0681059</text:p>
              </table:table-cell>
              <table:table-cell office:value-type="float" office:value="0.104919896">
                <text:p>0.1049198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3000001">
                <text:p>0.13000001</text:p>
              </table:table-cell>
              <table:table-cell office:value-type="float" office:value="0.0441768">
                <text:p>0.0441768</text:p>
              </table:table-cell>
              <table:table-cell office:value-type="float" office:value="0.0717873">
                <text:p>0.0717873</text:p>
              </table:table-cell>
              <table:table-cell office:value-type="float" office:value="0.108601294">
                <text:p>0.1086012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5">
                <text:p>0.135</text:p>
              </table:table-cell>
              <table:table-cell office:value-type="float" office:value="0.051539604">
                <text:p>0.051539604</text:p>
              </table:table-cell>
              <table:table-cell office:value-type="float" office:value="0.0717873">
                <text:p>0.0717873</text:p>
              </table:table-cell>
              <table:table-cell office:value-type="float" office:value="0.108601294">
                <text:p>0.1086012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4">
                <text:p>0.14</text:p>
              </table:table-cell>
              <table:table-cell office:value-type="float" office:value="0.055221003">
                <text:p>0.055221003</text:p>
              </table:table-cell>
              <table:table-cell office:value-type="float" office:value="0.0791501">
                <text:p>0.0791501</text:p>
              </table:table-cell>
              <table:table-cell office:value-type="float" office:value="0.104919896">
                <text:p>0.1049198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45">
                <text:p>0.145</text:p>
              </table:table-cell>
              <table:table-cell office:value-type="float" office:value="0.0589024">
                <text:p>0.0589024</text:p>
              </table:table-cell>
              <table:table-cell office:value-type="float" office:value="0.0901943">
                <text:p>0.0901943</text:p>
              </table:table-cell>
              <table:table-cell office:value-type="float" office:value="0.106760606">
                <text:p>0.1067606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4999999">
                <text:p>0.14999999</text:p>
              </table:table-cell>
              <table:table-cell office:value-type="float" office:value="0.0644245">
                <text:p>0.0644245</text:p>
              </table:table-cell>
              <table:table-cell office:value-type="float" office:value="0.092034996">
                <text:p>0.092034996</text:p>
              </table:table-cell>
              <table:table-cell office:value-type="float" office:value="0.11228269">
                <text:p>0.112282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499999">
                <text:p>0.15499999</text:p>
              </table:table-cell>
              <table:table-cell office:value-type="float" office:value="0.066265196">
                <text:p>0.066265196</text:p>
              </table:table-cell>
              <table:table-cell office:value-type="float" office:value="0.0901943">
                <text:p>0.0901943</text:p>
              </table:table-cell>
              <table:table-cell office:value-type="float" office:value="0.1343711">
                <text:p>0.13437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5999998">
                <text:p>0.15999998</text:p>
              </table:table-cell>
              <table:table-cell office:value-type="float" office:value="0.0699466">
                <text:p>0.0699466</text:p>
              </table:table-cell>
              <table:table-cell office:value-type="float" office:value="0.0901943">
                <text:p>0.0901943</text:p>
              </table:table-cell>
              <table:table-cell office:value-type="float" office:value="0.1490967">
                <text:p>0.14909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6499998">
                <text:p>0.16499998</text:p>
              </table:table-cell>
              <table:table-cell office:value-type="float" office:value="0.0717873">
                <text:p>0.0717873</text:p>
              </table:table-cell>
              <table:table-cell office:value-type="float" office:value="0.0957164">
                <text:p>0.0957164</text:p>
              </table:table-cell>
              <table:table-cell office:value-type="float" office:value="0.1490967">
                <text:p>0.14909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6999997">
                <text:p>0.16999997</text:p>
              </table:table-cell>
              <table:table-cell office:value-type="float" office:value="0.075468704">
                <text:p>0.075468704</text:p>
              </table:table-cell>
              <table:table-cell office:value-type="float" office:value="0.0957164">
                <text:p>0.0957164</text:p>
              </table:table-cell>
              <table:table-cell office:value-type="float" office:value="0.1546188">
                <text:p>0.15461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7499997">
                <text:p>0.17499997</text:p>
              </table:table-cell>
              <table:table-cell office:value-type="float" office:value="0.0791501">
                <text:p>0.0791501</text:p>
              </table:table-cell>
              <table:table-cell office:value-type="float" office:value="0.0993978">
                <text:p>0.0993978</text:p>
              </table:table-cell>
              <table:table-cell office:value-type="float" office:value="0.15277809">
                <text:p>0.152778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7999996">
                <text:p>0.17999996</text:p>
              </table:table-cell>
              <table:table-cell office:value-type="float" office:value="0.0809908">
                <text:p>0.0809908</text:p>
              </table:table-cell>
              <table:table-cell office:value-type="float" office:value="0.106760606">
                <text:p>0.106760606</text:p>
              </table:table-cell>
              <table:table-cell office:value-type="float" office:value="0.15093741">
                <text:p>0.150937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8499996">
                <text:p>0.18499996</text:p>
              </table:table-cell>
              <table:table-cell office:value-type="float" office:value="0.088353604">
                <text:p>0.088353604</text:p>
              </table:table-cell>
              <table:table-cell office:value-type="float" office:value="0.1178048">
                <text:p>0.1178048</text:p>
              </table:table-cell>
              <table:table-cell office:value-type="float" office:value="0.1583002">
                <text:p>0.15830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8999995">
                <text:p>0.18999995</text:p>
              </table:table-cell>
              <table:table-cell office:value-type="float" office:value="0.088353604">
                <text:p>0.088353604</text:p>
              </table:table-cell>
              <table:table-cell office:value-type="float" office:value="0.11228269">
                <text:p>0.11228269</text:p>
              </table:table-cell>
              <table:table-cell office:value-type="float" office:value="0.1638223">
                <text:p>0.16382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499995">
                <text:p>0.19499995</text:p>
              </table:table-cell>
              <table:table-cell office:value-type="float" office:value="0.0901943">
                <text:p>0.0901943</text:p>
              </table:table-cell>
              <table:table-cell office:value-type="float" office:value="0.11228269">
                <text:p>0.11228269</text:p>
              </table:table-cell>
              <table:table-cell office:value-type="float" office:value="0.1693444">
                <text:p>0.16934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9999994">
                <text:p>0.19999994</text:p>
              </table:table-cell>
              <table:table-cell office:value-type="float" office:value="0.0938757">
                <text:p>0.0938757</text:p>
              </table:table-cell>
              <table:table-cell office:value-type="float" office:value="0.1159641">
                <text:p>0.1159641</text:p>
              </table:table-cell>
              <table:table-cell office:value-type="float" office:value="0.17854789">
                <text:p>0.178547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0499994">
                <text:p>0.20499994</text:p>
              </table:table-cell>
              <table:table-cell office:value-type="float" office:value="0.0975571">
                <text:p>0.0975571</text:p>
              </table:table-cell>
              <table:table-cell office:value-type="float" office:value="0.1196455">
                <text:p>0.1196455</text:p>
              </table:table-cell>
              <table:table-cell office:value-type="float" office:value="0.1748665">
                <text:p>0.17486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0999993">
                <text:p>0.20999993</text:p>
              </table:table-cell>
              <table:table-cell office:value-type="float" office:value="0.0993978">
                <text:p>0.0993978</text:p>
              </table:table-cell>
              <table:table-cell office:value-type="float" office:value="0.1196455">
                <text:p>0.1196455</text:p>
              </table:table-cell>
              <table:table-cell office:value-type="float" office:value="0.1767072">
                <text:p>0.17670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1499993">
                <text:p>0.21499993</text:p>
              </table:table-cell>
              <table:table-cell office:value-type="float" office:value="0.10307921">
                <text:p>0.10307921</text:p>
              </table:table-cell>
              <table:table-cell office:value-type="float" office:value="0.128849">
                <text:p>0.128849</text:p>
              </table:table-cell>
              <table:table-cell office:value-type="float" office:value="0.1895921">
                <text:p>0.18959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1999992">
                <text:p>0.21999992</text:p>
              </table:table-cell>
              <table:table-cell office:value-type="float" office:value="0.0993978">
                <text:p>0.0993978</text:p>
              </table:table-cell>
              <table:table-cell office:value-type="float" office:value="0.1435746">
                <text:p>0.1435746</text:p>
              </table:table-cell>
              <table:table-cell office:value-type="float" office:value="0.20063631">
                <text:p>0.200636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2499992">
                <text:p>0.22499992</text:p>
              </table:table-cell>
              <table:table-cell office:value-type="float" office:value="0.10307921">
                <text:p>0.10307921</text:p>
              </table:table-cell>
              <table:table-cell office:value-type="float" office:value="0.15277809">
                <text:p>0.15277809</text:p>
              </table:table-cell>
              <table:table-cell office:value-type="float" office:value="0.20247701">
                <text:p>0.202477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2999991">
                <text:p>0.22999991</text:p>
              </table:table-cell>
              <table:table-cell office:value-type="float" office:value="0.110442005">
                <text:p>0.110442005</text:p>
              </table:table-cell>
              <table:table-cell office:value-type="float" office:value="0.15277809">
                <text:p>0.15277809</text:p>
              </table:table-cell>
              <table:table-cell office:value-type="float" office:value="0.2098398">
                <text:p>0.20983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3499991">
                <text:p>0.23499991</text:p>
              </table:table-cell>
              <table:table-cell office:value-type="float" office:value="0.1178048">
                <text:p>0.1178048</text:p>
              </table:table-cell>
              <table:table-cell office:value-type="float" office:value="0.15093741">
                <text:p>0.15093741</text:p>
              </table:table-cell>
              <table:table-cell office:value-type="float" office:value="0.20983979">
                <text:p>0.209839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399999">
                <text:p>0.2399999</text:p>
              </table:table-cell>
              <table:table-cell office:value-type="float" office:value="0.110442">
                <text:p>0.110442</text:p>
              </table:table-cell>
              <table:table-cell office:value-type="float" office:value="0.1546188">
                <text:p>0.1546188</text:p>
              </table:table-cell>
              <table:table-cell office:value-type="float" office:value="0.21536191">
                <text:p>0.215361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449999">
                <text:p>0.2449999</text:p>
              </table:table-cell>
              <table:table-cell office:value-type="float" office:value="0.110442">
                <text:p>0.110442</text:p>
              </table:table-cell>
              <table:table-cell office:value-type="float" office:value="0.1546188">
                <text:p>0.1546188</text:p>
              </table:table-cell>
              <table:table-cell office:value-type="float" office:value="0.21352118">
                <text:p>0.213521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499999">
                <text:p>0.2499999</text:p>
              </table:table-cell>
              <table:table-cell office:value-type="float" office:value="0.123326905">
                <text:p>0.123326905</text:p>
              </table:table-cell>
              <table:table-cell office:value-type="float" office:value="0.147256">
                <text:p>0.147256</text:p>
              </table:table-cell>
              <table:table-cell office:value-type="float" office:value="0.21720259">
                <text:p>0.217202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49999">
                <text:p>0.2549999</text:p>
              </table:table-cell>
              <table:table-cell office:value-type="float" office:value="0.1380525">
                <text:p>0.1380525</text:p>
              </table:table-cell>
              <table:table-cell office:value-type="float" office:value="0.15093741">
                <text:p>0.15093741</text:p>
              </table:table-cell>
              <table:table-cell office:value-type="float" office:value="0.23008749">
                <text:p>0.230087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599999">
                <text:p>0.2599999</text:p>
              </table:table-cell>
              <table:table-cell office:value-type="float" office:value="0.1343711">
                <text:p>0.1343711</text:p>
              </table:table-cell>
              <table:table-cell office:value-type="float" office:value="0.1711851">
                <text:p>0.1711851</text:p>
              </table:table-cell>
              <table:table-cell office:value-type="float" office:value="0.22640611">
                <text:p>0.226406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649999">
                <text:p>0.2649999</text:p>
              </table:table-cell>
              <table:table-cell office:value-type="float" office:value="0.1270083">
                <text:p>0.1270083</text:p>
              </table:table-cell>
              <table:table-cell office:value-type="float" office:value="0.1785479">
                <text:p>0.1785479</text:p>
              </table:table-cell>
              <table:table-cell office:value-type="float" office:value="0.2429724">
                <text:p>0.24297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699999">
                <text:p>0.2699999</text:p>
              </table:table-cell>
              <table:table-cell office:value-type="float" office:value="0.1362118">
                <text:p>0.1362118</text:p>
              </table:table-cell>
              <table:table-cell office:value-type="float" office:value="0.1675037">
                <text:p>0.1675037</text:p>
              </table:table-cell>
              <table:table-cell office:value-type="float" office:value="0.24665381">
                <text:p>0.246653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749999">
                <text:p>0.2749999</text:p>
              </table:table-cell>
              <table:table-cell office:value-type="float" office:value="0.1435746">
                <text:p>0.1435746</text:p>
              </table:table-cell>
              <table:table-cell office:value-type="float" office:value="0.1748665">
                <text:p>0.1748665</text:p>
              </table:table-cell>
              <table:table-cell office:value-type="float" office:value="0.24849452">
                <text:p>0.248494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7999988">
                <text:p>0.27999988</text:p>
              </table:table-cell>
              <table:table-cell office:value-type="float" office:value="0.1454153">
                <text:p>0.1454153</text:p>
              </table:table-cell>
              <table:table-cell office:value-type="float" office:value="0.18591072">
                <text:p>0.18591072</text:p>
              </table:table-cell>
              <table:table-cell office:value-type="float" office:value="0.24113171">
                <text:p>0.241131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8499988">
                <text:p>0.28499988</text:p>
              </table:table-cell>
              <table:table-cell office:value-type="float" office:value="0.1362118">
                <text:p>0.1362118</text:p>
              </table:table-cell>
              <table:table-cell office:value-type="float" office:value="0.1748665">
                <text:p>0.1748665</text:p>
              </table:table-cell>
              <table:table-cell office:value-type="float" office:value="0.24849452">
                <text:p>0.248494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8999987">
                <text:p>0.28999987</text:p>
              </table:table-cell>
              <table:table-cell office:value-type="float" office:value="0.147256">
                <text:p>0.147256</text:p>
              </table:table-cell>
              <table:table-cell office:value-type="float" office:value="0.1619816">
                <text:p>0.1619816</text:p>
              </table:table-cell>
              <table:table-cell office:value-type="float" office:value="0.2595387">
                <text:p>0.25953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9499987">
                <text:p>0.29499987</text:p>
              </table:table-cell>
              <table:table-cell office:value-type="float" office:value="0.1564595">
                <text:p>0.1564595</text:p>
              </table:table-cell>
              <table:table-cell office:value-type="float" office:value="0.1767072">
                <text:p>0.1767072</text:p>
              </table:table-cell>
              <table:table-cell office:value-type="float" office:value="0.2687422">
                <text:p>0.26874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9999986">
                <text:p>0.29999986</text:p>
              </table:table-cell>
              <table:table-cell office:value-type="float" office:value="0.15830019">
                <text:p>0.15830019</text:p>
              </table:table-cell>
              <table:table-cell office:value-type="float" office:value="0.1987956">
                <text:p>0.1987956</text:p>
              </table:table-cell>
              <table:table-cell office:value-type="float" office:value="0.2797864">
                <text:p>0.27978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">
                <text:p>0.3</text:p>
              </table:table-cell>
              <table:table-cell office:value-type="float" office:value="0.1601409">
                <text:p>0.1601409</text:p>
              </table:table-cell>
              <table:table-cell office:value-type="float" office:value="0.2079991">
                <text:p>0.2079991</text:p>
              </table:table-cell>
              <table:table-cell office:value-type="float" office:value="0.28530848">
                <text:p>0.285308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">
                <text:p>0.3</text:p>
              </table:table-cell>
              <table:table-cell office:value-type="float" office:value="0.165663">
                <text:p>0.165663</text:p>
              </table:table-cell>
              <table:table-cell office:value-type="float" office:value="0.20615841">
                <text:p>0.20615841</text:p>
              </table:table-cell>
              <table:table-cell office:value-type="float" office:value="0.2871492">
                <text:p>0.28714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">
                <text:p>0.3</text:p>
              </table:table-cell>
              <table:table-cell office:value-type="float" office:value="0.1675037">
                <text:p>0.1675037</text:p>
              </table:table-cell>
              <table:table-cell office:value-type="float" office:value="0.2098398">
                <text:p>0.2098398</text:p>
              </table:table-cell>
              <table:table-cell office:value-type="float" office:value="0.2926713">
                <text:p>0.29267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">
                <text:p>0.3</text:p>
              </table:table-cell>
              <table:table-cell office:value-type="float" office:value="0.16198161">
                <text:p>0.16198161</text:p>
              </table:table-cell>
              <table:table-cell office:value-type="float" office:value="0.1951142">
                <text:p>0.1951142</text:p>
              </table:table-cell>
              <table:table-cell office:value-type="float" office:value="0.28162712">
                <text:p>0.281627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">
                <text:p>0.3</text:p>
              </table:table-cell>
              <table:table-cell office:value-type="float" office:value="0.1711851">
                <text:p>0.1711851</text:p>
              </table:table-cell>
              <table:table-cell office:value-type="float" office:value="0.1767072">
                <text:p>0.1767072</text:p>
              </table:table-cell>
              <table:table-cell office:value-type="float" office:value="0.2797864">
                <text:p>0.27978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">
                <text:p>0.3</text:p>
              </table:table-cell>
              <table:table-cell office:value-type="float" office:value="0.1711851">
                <text:p>0.1711851</text:p>
              </table:table-cell>
              <table:table-cell office:value-type="float" office:value="0.1803886">
                <text:p>0.1803886</text:p>
              </table:table-cell>
              <table:table-cell office:value-type="float" office:value="0.2889899">
                <text:p>0.28898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">
                <text:p>0.3</text:p>
              </table:table-cell>
              <table:table-cell office:value-type="float" office:value="0.165663">
                <text:p>0.165663</text:p>
              </table:table-cell>
              <table:table-cell office:value-type="float" office:value="0.20247701">
                <text:p>0.20247701</text:p>
              </table:table-cell>
              <table:table-cell office:value-type="float" office:value="0.294512">
                <text:p>0.2945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">
                <text:p>0.3</text:p>
              </table:table-cell>
              <table:table-cell office:value-type="float" office:value="0.1675037">
                <text:p>0.1675037</text:p>
              </table:table-cell>
              <table:table-cell office:value-type="float" office:value="0.1987956">
                <text:p>0.1987956</text:p>
              </table:table-cell>
              <table:table-cell office:value-type="float" office:value="0.30187482">
                <text:p>0.301874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">
                <text:p>0.3</text:p>
              </table:table-cell>
              <table:table-cell office:value-type="float" office:value="0.1693444">
                <text:p>0.1693444</text:p>
              </table:table-cell>
              <table:table-cell office:value-type="float" office:value="0.22456539">
                <text:p>0.22456539</text:p>
              </table:table-cell>
              <table:table-cell office:value-type="float" office:value="0.30187482">
                <text:p>0.301874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">
                <text:p>0.3</text:p>
              </table:table-cell>
              <table:table-cell office:value-type="float" office:value="0.1601409">
                <text:p>0.1601409</text:p>
              </table:table-cell>
              <table:table-cell office:value-type="float" office:value="0.2282468">
                <text:p>0.2282468</text:p>
              </table:table-cell>
              <table:table-cell office:value-type="float" office:value="0.2908306">
                <text:p>0.29083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">
                <text:p>0.3</text:p>
              </table:table-cell>
              <table:table-cell office:value-type="float" office:value="0.1601409">
                <text:p>0.1601409</text:p>
              </table:table-cell>
              <table:table-cell office:value-type="float" office:value="0.2116805">
                <text:p>0.2116805</text:p>
              </table:table-cell>
              <table:table-cell office:value-type="float" office:value="0.2963527">
                <text:p>0.29635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">
                <text:p>0.3</text:p>
              </table:table-cell>
              <table:table-cell office:value-type="float" office:value="0.1638223">
                <text:p>0.1638223</text:p>
              </table:table-cell>
              <table:table-cell office:value-type="float" office:value="0.20983979">
                <text:p>0.20983979</text:p>
              </table:table-cell>
              <table:table-cell office:value-type="float" office:value="0.2981934">
                <text:p>0.29819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">
                <text:p>0.3</text:p>
              </table:table-cell>
              <table:table-cell office:value-type="float" office:value="0.1601409">
                <text:p>0.1601409</text:p>
              </table:table-cell>
              <table:table-cell office:value-type="float" office:value="0.2006363">
                <text:p>0.2006363</text:p>
              </table:table-cell>
              <table:table-cell office:value-type="float" office:value="0.2926713">
                <text:p>0.29267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">
                <text:p>0.3</text:p>
              </table:table-cell>
              <table:table-cell office:value-type="float" office:value="0.1638223">
                <text:p>0.1638223</text:p>
              </table:table-cell>
              <table:table-cell office:value-type="float" office:value="0.19327348">
                <text:p>0.19327348</text:p>
              </table:table-cell>
              <table:table-cell office:value-type="float" office:value="0.294512">
                <text:p>0.2945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">
                <text:p>0.3</text:p>
              </table:table-cell>
              <table:table-cell office:value-type="float" office:value="0.15830019">
                <text:p>0.15830019</text:p>
              </table:table-cell>
              <table:table-cell office:value-type="float" office:value="0.1785479">
                <text:p>0.1785479</text:p>
              </table:table-cell>
              <table:table-cell office:value-type="float" office:value="0.3147597">
                <text:p>0.31475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">
                <text:p>0.3</text:p>
              </table:table-cell>
              <table:table-cell office:value-type="float" office:value="0.1675037">
                <text:p>0.1675037</text:p>
              </table:table-cell>
              <table:table-cell office:value-type="float" office:value="0.1987956">
                <text:p>0.1987956</text:p>
              </table:table-cell>
              <table:table-cell office:value-type="float" office:value="0.3147597">
                <text:p>0.31475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">
                <text:p>0.3</text:p>
              </table:table-cell>
              <table:table-cell office:value-type="float" office:value="0.1619816">
                <text:p>0.1619816</text:p>
              </table:table-cell>
              <table:table-cell office:value-type="float" office:value="0.1951142">
                <text:p>0.1951142</text:p>
              </table:table-cell>
              <table:table-cell office:value-type="float" office:value="0.2926713">
                <text:p>0.29267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">
                <text:p>0.3</text:p>
              </table:table-cell>
              <table:table-cell office:value-type="float" office:value="0.1601409">
                <text:p>0.1601409</text:p>
              </table:table-cell>
              <table:table-cell office:value-type="float" office:value="0.1895921">
                <text:p>0.1895921</text:p>
              </table:table-cell>
              <table:table-cell office:value-type="float" office:value="0.2742643">
                <text:p>0.27426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">
                <text:p>0.3</text:p>
              </table:table-cell>
              <table:table-cell office:value-type="float" office:value="0.1546188">
                <text:p>0.1546188</text:p>
              </table:table-cell>
              <table:table-cell office:value-type="float" office:value="0.21352121">
                <text:p>0.21352121</text:p>
              </table:table-cell>
              <table:table-cell office:value-type="float" office:value="0.2889899">
                <text:p>0.28898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">
                <text:p>0.3</text:p>
              </table:table-cell>
              <table:table-cell office:value-type="float" office:value="0.1638223">
                <text:p>0.1638223</text:p>
              </table:table-cell>
              <table:table-cell office:value-type="float" office:value="0.21352121">
                <text:p>0.21352121</text:p>
              </table:table-cell>
              <table:table-cell office:value-type="float" office:value="0.2981934">
                <text:p>0.29819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">
                <text:p>0.3</text:p>
              </table:table-cell>
              <table:table-cell office:value-type="float" office:value="0.1638223">
                <text:p>0.1638223</text:p>
              </table:table-cell>
              <table:table-cell office:value-type="float" office:value="0.18591072">
                <text:p>0.18591072</text:p>
              </table:table-cell>
              <table:table-cell office:value-type="float" office:value="0.3092376">
                <text:p>0.30923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">
                <text:p>0.3</text:p>
              </table:table-cell>
              <table:table-cell office:value-type="float" office:value="0.1638223">
                <text:p>0.1638223</text:p>
              </table:table-cell>
              <table:table-cell office:value-type="float" office:value="0.1748665">
                <text:p>0.1748665</text:p>
              </table:table-cell>
              <table:table-cell office:value-type="float" office:value="0.3037155">
                <text:p>0.30371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">
                <text:p>0.3</text:p>
              </table:table-cell>
              <table:table-cell office:value-type="float" office:value="0.1730258">
                <text:p>0.1730258</text:p>
              </table:table-cell>
              <table:table-cell office:value-type="float" office:value="0.19327348">
                <text:p>0.19327348</text:p>
              </table:table-cell>
              <table:table-cell office:value-type="float" office:value="0.30187482">
                <text:p>0.301874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">
                <text:p>0.3</text:p>
              </table:table-cell>
              <table:table-cell office:value-type="float" office:value="0.15830019">
                <text:p>0.15830019</text:p>
              </table:table-cell>
              <table:table-cell office:value-type="float" office:value="0.1987956">
                <text:p>0.1987956</text:p>
              </table:table-cell>
              <table:table-cell office:value-type="float" office:value="0.3221225">
                <text:p>0.32212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">
                <text:p>0.3</text:p>
              </table:table-cell>
              <table:table-cell office:value-type="float" office:value="0.1583002">
                <text:p>0.1583002</text:p>
              </table:table-cell>
              <table:table-cell office:value-type="float" office:value="0.1895921">
                <text:p>0.1895921</text:p>
              </table:table-cell>
              <table:table-cell office:value-type="float" office:value="0.3166004">
                <text:p>0.31660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">
                <text:p>0.3</text:p>
              </table:table-cell>
              <table:table-cell office:value-type="float" office:value="0.1619816">
                <text:p>0.1619816</text:p>
              </table:table-cell>
              <table:table-cell office:value-type="float" office:value="0.1987956">
                <text:p>0.1987956</text:p>
              </table:table-cell>
              <table:table-cell office:value-type="float" office:value="0.2889899">
                <text:p>0.28898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">
                <text:p>0.3</text:p>
              </table:table-cell>
              <table:table-cell office:value-type="float" office:value="0.1675037">
                <text:p>0.1675037</text:p>
              </table:table-cell>
              <table:table-cell office:value-type="float" office:value="0.2079991">
                <text:p>0.2079991</text:p>
              </table:table-cell>
              <table:table-cell office:value-type="float" office:value="0.2908306">
                <text:p>0.29083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">
                <text:p>0.3</text:p>
              </table:table-cell>
              <table:table-cell office:value-type="float" office:value="0.16198161">
                <text:p>0.16198161</text:p>
              </table:table-cell>
              <table:table-cell office:value-type="float" office:value="0.2006363">
                <text:p>0.2006363</text:p>
              </table:table-cell>
              <table:table-cell office:value-type="float" office:value="0.30187482">
                <text:p>0.301874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">
                <text:p>0.3</text:p>
              </table:table-cell>
              <table:table-cell office:value-type="float" office:value="0.1601409">
                <text:p>0.1601409</text:p>
              </table:table-cell>
              <table:table-cell office:value-type="float" office:value="0.19327348">
                <text:p>0.19327348</text:p>
              </table:table-cell>
              <table:table-cell office:value-type="float" office:value="0.3000341">
                <text:p>0.30003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">
                <text:p>0.3</text:p>
              </table:table-cell>
              <table:table-cell office:value-type="float" office:value="0.1711851">
                <text:p>0.1711851</text:p>
              </table:table-cell>
              <table:table-cell office:value-type="float" office:value="0.1803886">
                <text:p>0.1803886</text:p>
              </table:table-cell>
              <table:table-cell office:value-type="float" office:value="0.30187482">
                <text:p>0.301874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">
                <text:p>0.3</text:p>
              </table:table-cell>
              <table:table-cell office:value-type="float" office:value="0.1601409">
                <text:p>0.1601409</text:p>
              </table:table-cell>
              <table:table-cell office:value-type="float" office:value="0.19327348">
                <text:p>0.19327348</text:p>
              </table:table-cell>
              <table:table-cell office:value-type="float" office:value="0.3110783">
                <text:p>0.31107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">
                <text:p>0.3</text:p>
              </table:table-cell>
              <table:table-cell office:value-type="float" office:value="0.15277809">
                <text:p>0.15277809</text:p>
              </table:table-cell>
              <table:table-cell office:value-type="float" office:value="0.20247701">
                <text:p>0.20247701</text:p>
              </table:table-cell>
              <table:table-cell office:value-type="float" office:value="0.3037155">
                <text:p>0.30371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">
                <text:p>0.3</text:p>
              </table:table-cell>
              <table:table-cell office:value-type="float" office:value="0.1564595">
                <text:p>0.1564595</text:p>
              </table:table-cell>
              <table:table-cell office:value-type="float" office:value="0.2116805">
                <text:p>0.2116805</text:p>
              </table:table-cell>
              <table:table-cell office:value-type="float" office:value="0.2981934">
                <text:p>0.29819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">
                <text:p>0.3</text:p>
              </table:table-cell>
              <table:table-cell office:value-type="float" office:value="0.1748665">
                <text:p>0.1748665</text:p>
              </table:table-cell>
              <table:table-cell office:value-type="float" office:value="0.19695489">
                <text:p>0.19695489</text:p>
              </table:table-cell>
              <table:table-cell office:value-type="float" office:value="0.294512">
                <text:p>0.2945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">
                <text:p>0.3</text:p>
              </table:table-cell>
              <table:table-cell office:value-type="float" office:value="0.1711851">
                <text:p>0.1711851</text:p>
              </table:table-cell>
              <table:table-cell office:value-type="float" office:value="0.20431769">
                <text:p>0.20431769</text:p>
              </table:table-cell>
              <table:table-cell office:value-type="float" office:value="0.30187482">
                <text:p>0.301874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">
                <text:p>0.3</text:p>
              </table:table-cell>
              <table:table-cell office:value-type="float" office:value="0.1638223">
                <text:p>0.1638223</text:p>
              </table:table-cell>
              <table:table-cell office:value-type="float" office:value="0.2116805">
                <text:p>0.2116805</text:p>
              </table:table-cell>
              <table:table-cell office:value-type="float" office:value="0.3202818">
                <text:p>0.32028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">
                <text:p>0.3</text:p>
              </table:table-cell>
              <table:table-cell office:value-type="float" office:value="0.15277809">
                <text:p>0.15277809</text:p>
              </table:table-cell>
              <table:table-cell office:value-type="float" office:value="0.20247701">
                <text:p>0.20247701</text:p>
              </table:table-cell>
              <table:table-cell office:value-type="float" office:value="0.29635268">
                <text:p>0.296352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">
                <text:p>0.3</text:p>
              </table:table-cell>
              <table:table-cell office:value-type="float" office:value="0.1638223">
                <text:p>0.1638223</text:p>
              </table:table-cell>
              <table:table-cell office:value-type="float" office:value="0.19695489">
                <text:p>0.19695489</text:p>
              </table:table-cell>
              <table:table-cell office:value-type="float" office:value="0.2889899">
                <text:p>0.28898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">
                <text:p>0.3</text:p>
              </table:table-cell>
              <table:table-cell office:value-type="float" office:value="0.1711851">
                <text:p>0.1711851</text:p>
              </table:table-cell>
              <table:table-cell office:value-type="float" office:value="0.1877514">
                <text:p>0.1877514</text:p>
              </table:table-cell>
              <table:table-cell office:value-type="float" office:value="0.3000341">
                <text:p>0.30003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">
                <text:p>0.3</text:p>
              </table:table-cell>
              <table:table-cell office:value-type="float" office:value="0.1711851">
                <text:p>0.1711851</text:p>
              </table:table-cell>
              <table:table-cell office:value-type="float" office:value="0.20615841">
                <text:p>0.20615841</text:p>
              </table:table-cell>
              <table:table-cell office:value-type="float" office:value="0.30187482">
                <text:p>0.301874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">
                <text:p>0.3</text:p>
              </table:table-cell>
              <table:table-cell office:value-type="float" office:value="0.1619816">
                <text:p>0.1619816</text:p>
              </table:table-cell>
              <table:table-cell office:value-type="float" office:value="0.20431769">
                <text:p>0.20431769</text:p>
              </table:table-cell>
              <table:table-cell office:value-type="float" office:value="0.2981934">
                <text:p>0.29819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">
                <text:p>0.3</text:p>
              </table:table-cell>
              <table:table-cell office:value-type="float" office:value="0.1693444">
                <text:p>0.1693444</text:p>
              </table:table-cell>
              <table:table-cell office:value-type="float" office:value="0.20431769">
                <text:p>0.20431769</text:p>
              </table:table-cell>
              <table:table-cell office:value-type="float" office:value="0.3037155">
                <text:p>0.30371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">
                <text:p>0.3</text:p>
              </table:table-cell>
              <table:table-cell office:value-type="float" office:value="0.1767072">
                <text:p>0.1767072</text:p>
              </table:table-cell>
              <table:table-cell office:value-type="float" office:value="0.22640611">
                <text:p>0.22640611</text:p>
              </table:table-cell>
              <table:table-cell office:value-type="float" office:value="0.30187482">
                <text:p>0.301874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">
                <text:p>0.3</text:p>
              </table:table-cell>
              <table:table-cell office:value-type="float" office:value="0.165663">
                <text:p>0.165663</text:p>
              </table:table-cell>
              <table:table-cell office:value-type="float" office:value="0.21536191">
                <text:p>0.21536191</text:p>
              </table:table-cell>
              <table:table-cell office:value-type="float" office:value="0.2981934">
                <text:p>0.29819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">
                <text:p>0.3</text:p>
              </table:table-cell>
              <table:table-cell office:value-type="float" office:value="0.1638223">
                <text:p>0.1638223</text:p>
              </table:table-cell>
              <table:table-cell office:value-type="float" office:value="0.20615841">
                <text:p>0.20615841</text:p>
              </table:table-cell>
              <table:table-cell office:value-type="float" office:value="0.3110783">
                <text:p>0.311078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">
                <text:p>0.3</text:p>
              </table:table-cell>
              <table:table-cell office:value-type="float" office:value="0.1619816">
                <text:p>0.1619816</text:p>
              </table:table-cell>
              <table:table-cell office:value-type="float" office:value="0.1859107">
                <text:p>0.1859107</text:p>
              </table:table-cell>
              <table:table-cell office:value-type="float" office:value="0.3037155">
                <text:p>0.30371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">
                <text:p>0.3</text:p>
              </table:table-cell>
              <table:table-cell office:value-type="float" office:value="0.1730258">
                <text:p>0.1730258</text:p>
              </table:table-cell>
              <table:table-cell office:value-type="float" office:value="0.17854789">
                <text:p>0.17854789</text:p>
              </table:table-cell>
              <table:table-cell office:value-type="float" office:value="0.30187482">
                <text:p>0.301874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">
                <text:p>0.3</text:p>
              </table:table-cell>
              <table:table-cell office:value-type="float" office:value="0.16566299">
                <text:p>0.16566299</text:p>
              </table:table-cell>
              <table:table-cell office:value-type="float" office:value="0.2006363">
                <text:p>0.2006363</text:p>
              </table:table-cell>
              <table:table-cell office:value-type="float" office:value="0.3221225">
                <text:p>0.32212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">
                <text:p>0.3</text:p>
              </table:table-cell>
              <table:table-cell office:value-type="float" office:value="0.1601409">
                <text:p>0.1601409</text:p>
              </table:table-cell>
              <table:table-cell office:value-type="float" office:value="0.20247701">
                <text:p>0.20247701</text:p>
              </table:table-cell>
              <table:table-cell office:value-type="float" office:value="0.3202818">
                <text:p>0.32028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">
                <text:p>0.3</text:p>
              </table:table-cell>
              <table:table-cell office:value-type="float" office:value="0.1601409">
                <text:p>0.1601409</text:p>
              </table:table-cell>
              <table:table-cell office:value-type="float" office:value="0.1877514">
                <text:p>0.1877514</text:p>
              </table:table-cell>
              <table:table-cell office:value-type="float" office:value="0.3000341">
                <text:p>0.30003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">
                <text:p>0.3</text:p>
              </table:table-cell>
              <table:table-cell office:value-type="float" office:value="0.1675037">
                <text:p>0.1675037</text:p>
              </table:table-cell>
              <table:table-cell office:value-type="float" office:value="0.1932735">
                <text:p>0.1932735</text:p>
              </table:table-cell>
              <table:table-cell office:value-type="float" office:value="0.312919">
                <text:p>0.3129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">
                <text:p>0.3</text:p>
              </table:table-cell>
              <table:table-cell office:value-type="float" office:value="0.165663">
                <text:p>0.165663</text:p>
              </table:table-cell>
              <table:table-cell office:value-type="float" office:value="0.2098398">
                <text:p>0.2098398</text:p>
              </table:table-cell>
              <table:table-cell office:value-type="float" office:value="0.3166004">
                <text:p>0.31660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">
                <text:p>0.3</text:p>
              </table:table-cell>
              <table:table-cell office:value-type="float" office:value="0.1638223">
                <text:p>0.1638223</text:p>
              </table:table-cell>
              <table:table-cell office:value-type="float" office:value="0.2116805">
                <text:p>0.2116805</text:p>
              </table:table-cell>
              <table:table-cell office:value-type="float" office:value="0.30555618">
                <text:p>0.305556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">
                <text:p>0.3</text:p>
              </table:table-cell>
              <table:table-cell office:value-type="float" office:value="0.1619816">
                <text:p>0.1619816</text:p>
              </table:table-cell>
              <table:table-cell office:value-type="float" office:value="0.1951142">
                <text:p>0.1951142</text:p>
              </table:table-cell>
              <table:table-cell office:value-type="float" office:value="0.2981934">
                <text:p>0.29819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">
                <text:p>0.3</text:p>
              </table:table-cell>
              <table:table-cell office:value-type="float" office:value="0.1583002">
                <text:p>0.1583002</text:p>
              </table:table-cell>
              <table:table-cell office:value-type="float" office:value="0.20431769">
                <text:p>0.20431769</text:p>
              </table:table-cell>
              <table:table-cell office:value-type="float" office:value="0.3037155">
                <text:p>0.30371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">
                <text:p>0.3</text:p>
              </table:table-cell>
              <table:table-cell office:value-type="float" office:value="0.165663">
                <text:p>0.165663</text:p>
              </table:table-cell>
              <table:table-cell office:value-type="float" office:value="0.2227247">
                <text:p>0.2227247</text:p>
              </table:table-cell>
              <table:table-cell office:value-type="float" office:value="0.3110783">
                <text:p>0.31107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">
                <text:p>0.3</text:p>
              </table:table-cell>
              <table:table-cell office:value-type="float" office:value="0.1675037">
                <text:p>0.1675037</text:p>
              </table:table-cell>
              <table:table-cell office:value-type="float" office:value="0.2190433">
                <text:p>0.2190433</text:p>
              </table:table-cell>
              <table:table-cell office:value-type="float" office:value="0.2926713">
                <text:p>0.29267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">
                <text:p>0.3</text:p>
              </table:table-cell>
              <table:table-cell office:value-type="float" office:value="0.165663">
                <text:p>0.165663</text:p>
              </table:table-cell>
              <table:table-cell office:value-type="float" office:value="0.2079991">
                <text:p>0.2079991</text:p>
              </table:table-cell>
              <table:table-cell office:value-type="float" office:value="0.3000341">
                <text:p>0.30003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">
                <text:p>0.3</text:p>
              </table:table-cell>
              <table:table-cell office:value-type="float" office:value="0.1693444">
                <text:p>0.1693444</text:p>
              </table:table-cell>
              <table:table-cell office:value-type="float" office:value="0.1987956">
                <text:p>0.1987956</text:p>
              </table:table-cell>
              <table:table-cell office:value-type="float" office:value="0.3166004">
                <text:p>0.31660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">
                <text:p>0.3</text:p>
              </table:table-cell>
              <table:table-cell office:value-type="float" office:value="0.17302579">
                <text:p>0.17302579</text:p>
              </table:table-cell>
              <table:table-cell office:value-type="float" office:value="0.2006363">
                <text:p>0.2006363</text:p>
              </table:table-cell>
              <table:table-cell office:value-type="float" office:value="0.3110783">
                <text:p>0.31107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">
                <text:p>0.3</text:p>
              </table:table-cell>
              <table:table-cell office:value-type="float" office:value="0.1693444">
                <text:p>0.1693444</text:p>
              </table:table-cell>
              <table:table-cell office:value-type="float" office:value="0.21720259">
                <text:p>0.21720259</text:p>
              </table:table-cell>
              <table:table-cell office:value-type="float" office:value="0.294512">
                <text:p>0.2945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">
                <text:p>0.3</text:p>
              </table:table-cell>
              <table:table-cell office:value-type="float" office:value="0.1693444">
                <text:p>0.1693444</text:p>
              </table:table-cell>
              <table:table-cell office:value-type="float" office:value="0.20431769">
                <text:p>0.20431769</text:p>
              </table:table-cell>
              <table:table-cell office:value-type="float" office:value="0.3073969">
                <text:p>0.30739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">
                <text:p>0.3</text:p>
              </table:table-cell>
              <table:table-cell office:value-type="float" office:value="0.1748665">
                <text:p>0.1748665</text:p>
              </table:table-cell>
              <table:table-cell office:value-type="float" office:value="0.20247701">
                <text:p>0.20247701</text:p>
              </table:table-cell>
              <table:table-cell office:value-type="float" office:value="0.3092376">
                <text:p>0.30923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">
                <text:p>0.3</text:p>
              </table:table-cell>
              <table:table-cell office:value-type="float" office:value="0.1638223">
                <text:p>0.1638223</text:p>
              </table:table-cell>
              <table:table-cell office:value-type="float" office:value="0.20431769">
                <text:p>0.20431769</text:p>
              </table:table-cell>
              <table:table-cell office:value-type="float" office:value="0.30555618">
                <text:p>0.305556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">
                <text:p>0.3</text:p>
              </table:table-cell>
              <table:table-cell office:value-type="float" office:value="0.1730258">
                <text:p>0.1730258</text:p>
              </table:table-cell>
              <table:table-cell office:value-type="float" office:value="0.20615841">
                <text:p>0.20615841</text:p>
              </table:table-cell>
              <table:table-cell office:value-type="float" office:value="0.30555618">
                <text:p>0.305556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">
                <text:p>0.3</text:p>
              </table:table-cell>
              <table:table-cell office:value-type="float" office:value="0.1748665">
                <text:p>0.1748665</text:p>
              </table:table-cell>
              <table:table-cell office:value-type="float" office:value="0.19695489">
                <text:p>0.19695489</text:p>
              </table:table-cell>
              <table:table-cell office:value-type="float" office:value="0.3073969">
                <text:p>0.30739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">
                <text:p>0.3</text:p>
              </table:table-cell>
              <table:table-cell office:value-type="float" office:value="0.165663">
                <text:p>0.165663</text:p>
              </table:table-cell>
              <table:table-cell office:value-type="float" office:value="0.1987956">
                <text:p>0.1987956</text:p>
              </table:table-cell>
              <table:table-cell office:value-type="float" office:value="0.3110783">
                <text:p>0.31107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">
                <text:p>0.3</text:p>
              </table:table-cell>
              <table:table-cell office:value-type="float" office:value="0.1748665">
                <text:p>0.1748665</text:p>
              </table:table-cell>
              <table:table-cell office:value-type="float" office:value="0.1951142">
                <text:p>0.1951142</text:p>
              </table:table-cell>
              <table:table-cell office:value-type="float" office:value="0.3000341">
                <text:p>0.30003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">
                <text:p>0.3</text:p>
              </table:table-cell>
              <table:table-cell office:value-type="float" office:value="0.17302579">
                <text:p>0.17302579</text:p>
              </table:table-cell>
              <table:table-cell office:value-type="float" office:value="0.1951142">
                <text:p>0.1951142</text:p>
              </table:table-cell>
              <table:table-cell office:value-type="float" office:value="0.29635268">
                <text:p>0.296352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">
                <text:p>0.3</text:p>
              </table:table-cell>
              <table:table-cell office:value-type="float" office:value="0.1601409">
                <text:p>0.1601409</text:p>
              </table:table-cell>
              <table:table-cell office:value-type="float" office:value="0.20431769">
                <text:p>0.20431769</text:p>
              </table:table-cell>
              <table:table-cell office:value-type="float" office:value="0.3202818">
                <text:p>0.32028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">
                <text:p>0.3</text:p>
              </table:table-cell>
              <table:table-cell office:value-type="float" office:value="0.1711851">
                <text:p>0.1711851</text:p>
              </table:table-cell>
              <table:table-cell office:value-type="float" office:value="0.21536191">
                <text:p>0.21536191</text:p>
              </table:table-cell>
              <table:table-cell office:value-type="float" office:value="0.3000341">
                <text:p>0.30003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">
                <text:p>0.3</text:p>
              </table:table-cell>
              <table:table-cell office:value-type="float" office:value="0.1711851">
                <text:p>0.1711851</text:p>
              </table:table-cell>
              <table:table-cell office:value-type="float" office:value="0.2006363">
                <text:p>0.2006363</text:p>
              </table:table-cell>
              <table:table-cell office:value-type="float" office:value="0.2981934">
                <text:p>0.29819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">
                <text:p>0.3</text:p>
              </table:table-cell>
              <table:table-cell office:value-type="float" office:value="0.165663">
                <text:p>0.165663</text:p>
              </table:table-cell>
              <table:table-cell office:value-type="float" office:value="0.20615841">
                <text:p>0.20615841</text:p>
              </table:table-cell>
              <table:table-cell office:value-type="float" office:value="0.312919">
                <text:p>0.3129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">
                <text:p>0.3</text:p>
              </table:table-cell>
              <table:table-cell office:value-type="float" office:value="0.1601409">
                <text:p>0.1601409</text:p>
              </table:table-cell>
              <table:table-cell office:value-type="float" office:value="0.21720259">
                <text:p>0.21720259</text:p>
              </table:table-cell>
              <table:table-cell office:value-type="float" office:value="0.2981934">
                <text:p>0.29819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">
                <text:p>0.3</text:p>
              </table:table-cell>
              <table:table-cell office:value-type="float" office:value="0.1675037">
                <text:p>0.1675037</text:p>
              </table:table-cell>
              <table:table-cell office:value-type="float" office:value="0.20615841">
                <text:p>0.20615841</text:p>
              </table:table-cell>
              <table:table-cell office:value-type="float" office:value="0.2981934">
                <text:p>0.29819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">
                <text:p>0.3</text:p>
              </table:table-cell>
              <table:table-cell office:value-type="float" office:value="0.1675037">
                <text:p>0.1675037</text:p>
              </table:table-cell>
              <table:table-cell office:value-type="float" office:value="0.19327348">
                <text:p>0.19327348</text:p>
              </table:table-cell>
              <table:table-cell office:value-type="float" office:value="0.312919">
                <text:p>0.3129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">
                <text:p>0.3</text:p>
              </table:table-cell>
              <table:table-cell office:value-type="float" office:value="0.17302579">
                <text:p>0.17302579</text:p>
              </table:table-cell>
              <table:table-cell office:value-type="float" office:value="0.21352118">
                <text:p>0.21352118</text:p>
              </table:table-cell>
              <table:table-cell office:value-type="float" office:value="0.3073969">
                <text:p>0.30739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">
                <text:p>0.3</text:p>
              </table:table-cell>
              <table:table-cell office:value-type="float" office:value="0.1693444">
                <text:p>0.1693444</text:p>
              </table:table-cell>
              <table:table-cell office:value-type="float" office:value="0.2116805">
                <text:p>0.2116805</text:p>
              </table:table-cell>
              <table:table-cell office:value-type="float" office:value="0.3000341">
                <text:p>0.30003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">
                <text:p>0.3</text:p>
              </table:table-cell>
              <table:table-cell office:value-type="float" office:value="0.1601409">
                <text:p>0.1601409</text:p>
              </table:table-cell>
              <table:table-cell office:value-type="float" office:value="0.19327348">
                <text:p>0.19327348</text:p>
              </table:table-cell>
              <table:table-cell office:value-type="float" office:value="0.3037155">
                <text:p>0.30371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">
                <text:p>0.3</text:p>
              </table:table-cell>
              <table:table-cell office:value-type="float" office:value="0.16566299">
                <text:p>0.16566299</text:p>
              </table:table-cell>
              <table:table-cell office:value-type="float" office:value="0.2079991">
                <text:p>0.2079991</text:p>
              </table:table-cell>
              <table:table-cell office:value-type="float" office:value="0.3073969">
                <text:p>0.30739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">
                <text:p>0.3</text:p>
              </table:table-cell>
              <table:table-cell office:value-type="float" office:value="0.1711851">
                <text:p>0.1711851</text:p>
              </table:table-cell>
              <table:table-cell office:value-type="float" office:value="0.220884">
                <text:p>0.220884</text:p>
              </table:table-cell>
              <table:table-cell office:value-type="float" office:value="0.3037155">
                <text:p>0.30371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">
                <text:p>0.3</text:p>
              </table:table-cell>
              <table:table-cell office:value-type="float" office:value="0.165663">
                <text:p>0.165663</text:p>
              </table:table-cell>
              <table:table-cell office:value-type="float" office:value="0.20431769">
                <text:p>0.20431769</text:p>
              </table:table-cell>
              <table:table-cell office:value-type="float" office:value="0.3000341">
                <text:p>0.30003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">
                <text:p>0.3</text:p>
              </table:table-cell>
              <table:table-cell office:value-type="float" office:value="0.1675037">
                <text:p>0.1675037</text:p>
              </table:table-cell>
              <table:table-cell office:value-type="float" office:value="0.1951142">
                <text:p>0.1951142</text:p>
              </table:table-cell>
              <table:table-cell office:value-type="float" office:value="0.30187482">
                <text:p>0.301874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">
                <text:p>0.3</text:p>
              </table:table-cell>
              <table:table-cell office:value-type="float" office:value="0.1767072">
                <text:p>0.1767072</text:p>
              </table:table-cell>
              <table:table-cell office:value-type="float" office:value="0.20615841">
                <text:p>0.20615841</text:p>
              </table:table-cell>
              <table:table-cell office:value-type="float" office:value="0.294512">
                <text:p>0.2945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">
                <text:p>0.3</text:p>
              </table:table-cell>
              <table:table-cell office:value-type="float" office:value="0.1711851">
                <text:p>0.1711851</text:p>
              </table:table-cell>
              <table:table-cell office:value-type="float" office:value="0.20431769">
                <text:p>0.20431769</text:p>
              </table:table-cell>
              <table:table-cell office:value-type="float" office:value="0.2926713">
                <text:p>0.29267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">
                <text:p>0.3</text:p>
              </table:table-cell>
              <table:table-cell office:value-type="float" office:value="0.17302579">
                <text:p>0.17302579</text:p>
              </table:table-cell>
              <table:table-cell office:value-type="float" office:value="0.20431769">
                <text:p>0.20431769</text:p>
              </table:table-cell>
              <table:table-cell office:value-type="float" office:value="0.2926713">
                <text:p>0.29267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">
                <text:p>0.3</text:p>
              </table:table-cell>
              <table:table-cell office:value-type="float" office:value="0.17302579">
                <text:p>0.17302579</text:p>
              </table:table-cell>
              <table:table-cell office:value-type="float" office:value="0.20431769">
                <text:p>0.20431769</text:p>
              </table:table-cell>
              <table:table-cell office:value-type="float" office:value="0.29083058">
                <text:p>0.290830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">
                <text:p>0.3</text:p>
              </table:table-cell>
              <table:table-cell office:value-type="float" office:value="0.1675037">
                <text:p>0.1675037</text:p>
              </table:table-cell>
              <table:table-cell office:value-type="float" office:value="0.20431769">
                <text:p>0.20431769</text:p>
              </table:table-cell>
              <table:table-cell office:value-type="float" office:value="0.294512">
                <text:p>0.2945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">
                <text:p>0.3</text:p>
              </table:table-cell>
              <table:table-cell office:value-type="float" office:value="0.165663">
                <text:p>0.165663</text:p>
              </table:table-cell>
              <table:table-cell office:value-type="float" office:value="0.2006363">
                <text:p>0.2006363</text:p>
              </table:table-cell>
              <table:table-cell office:value-type="float" office:value="0.29635268">
                <text:p>0.296352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">
                <text:p>0.3</text:p>
              </table:table-cell>
              <table:table-cell office:value-type="float" office:value="0.1675037">
                <text:p>0.1675037</text:p>
              </table:table-cell>
              <table:table-cell office:value-type="float" office:value="0.18591069">
                <text:p>0.18591069</text:p>
              </table:table-cell>
              <table:table-cell office:value-type="float" office:value="0.2834678">
                <text:p>0.28346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">
                <text:p>0.3</text:p>
              </table:table-cell>
              <table:table-cell office:value-type="float" office:value="0.1711851">
                <text:p>0.1711851</text:p>
              </table:table-cell>
              <table:table-cell office:value-type="float" office:value="0.19327348">
                <text:p>0.19327348</text:p>
              </table:table-cell>
              <table:table-cell office:value-type="float" office:value="0.2889899">
                <text:p>0.28898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">
                <text:p>0.3</text:p>
              </table:table-cell>
              <table:table-cell office:value-type="float" office:value="0.1767072">
                <text:p>0.1767072</text:p>
              </table:table-cell>
              <table:table-cell office:value-type="float" office:value="0.1987956">
                <text:p>0.1987956</text:p>
              </table:table-cell>
              <table:table-cell office:value-type="float" office:value="0.28530848">
                <text:p>0.285308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">
                <text:p>0.3</text:p>
              </table:table-cell>
              <table:table-cell office:value-type="float" office:value="0.165663">
                <text:p>0.165663</text:p>
              </table:table-cell>
              <table:table-cell office:value-type="float" office:value="0.20247698">
                <text:p>0.20247698</text:p>
              </table:table-cell>
              <table:table-cell office:value-type="float" office:value="0.2926713">
                <text:p>0.29267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">
                <text:p>0.3</text:p>
              </table:table-cell>
              <table:table-cell office:value-type="float" office:value="0.1601409">
                <text:p>0.1601409</text:p>
              </table:table-cell>
              <table:table-cell office:value-type="float" office:value="0.19695489">
                <text:p>0.19695489</text:p>
              </table:table-cell>
              <table:table-cell office:value-type="float" office:value="0.2908306">
                <text:p>0.29083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">
                <text:p>0.3</text:p>
              </table:table-cell>
              <table:table-cell office:value-type="float" office:value="0.17302579">
                <text:p>0.17302579</text:p>
              </table:table-cell>
              <table:table-cell office:value-type="float" office:value="0.2079991">
                <text:p>0.2079991</text:p>
              </table:table-cell>
              <table:table-cell office:value-type="float" office:value="0.2889899">
                <text:p>0.28898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">
                <text:p>0.3</text:p>
              </table:table-cell>
              <table:table-cell office:value-type="float" office:value="0.1711851">
                <text:p>0.1711851</text:p>
              </table:table-cell>
              <table:table-cell office:value-type="float" office:value="0.20615841">
                <text:p>0.20615841</text:p>
              </table:table-cell>
              <table:table-cell office:value-type="float" office:value="0.2908306">
                <text:p>0.29083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">
                <text:p>0.3</text:p>
              </table:table-cell>
              <table:table-cell office:value-type="float" office:value="0.1675037">
                <text:p>0.1675037</text:p>
              </table:table-cell>
              <table:table-cell office:value-type="float" office:value="0.20247701">
                <text:p>0.20247701</text:p>
              </table:table-cell>
              <table:table-cell office:value-type="float" office:value="0.2981934">
                <text:p>0.29819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">
                <text:p>0.3</text:p>
              </table:table-cell>
              <table:table-cell office:value-type="float" office:value="0.1711851">
                <text:p>0.1711851</text:p>
              </table:table-cell>
              <table:table-cell office:value-type="float" office:value="0.2006363">
                <text:p>0.2006363</text:p>
              </table:table-cell>
              <table:table-cell office:value-type="float" office:value="0.28530848">
                <text:p>0.285308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">
                <text:p>0.3</text:p>
              </table:table-cell>
              <table:table-cell office:value-type="float" office:value="0.1767072">
                <text:p>0.1767072</text:p>
              </table:table-cell>
              <table:table-cell office:value-type="float" office:value="0.19695489">
                <text:p>0.19695489</text:p>
              </table:table-cell>
              <table:table-cell office:value-type="float" office:value="0.2742643">
                <text:p>0.27426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">
                <text:p>0.3</text:p>
              </table:table-cell>
              <table:table-cell office:value-type="float" office:value="0.1693444">
                <text:p>0.1693444</text:p>
              </table:table-cell>
              <table:table-cell office:value-type="float" office:value="0.20983979">
                <text:p>0.20983979</text:p>
              </table:table-cell>
              <table:table-cell office:value-type="float" office:value="0.2908306">
                <text:p>0.29083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">
                <text:p>0.3</text:p>
              </table:table-cell>
              <table:table-cell office:value-type="float" office:value="0.1748665">
                <text:p>0.1748665</text:p>
              </table:table-cell>
              <table:table-cell office:value-type="float" office:value="0.2079991">
                <text:p>0.2079991</text:p>
              </table:table-cell>
              <table:table-cell office:value-type="float" office:value="0.2889899">
                <text:p>0.28898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">
                <text:p>0.3</text:p>
              </table:table-cell>
              <table:table-cell office:value-type="float" office:value="0.17302579">
                <text:p>0.17302579</text:p>
              </table:table-cell>
              <table:table-cell office:value-type="float" office:value="0.2079991">
                <text:p>0.2079991</text:p>
              </table:table-cell>
              <table:table-cell office:value-type="float" office:value="0.28530848">
                <text:p>0.285308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">
                <text:p>0.3</text:p>
              </table:table-cell>
              <table:table-cell office:value-type="float" office:value="0.16566299">
                <text:p>0.16566299</text:p>
              </table:table-cell>
              <table:table-cell office:value-type="float" office:value="0.20983979">
                <text:p>0.20983979</text:p>
              </table:table-cell>
              <table:table-cell office:value-type="float" office:value="0.28530848">
                <text:p>0.285308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">
                <text:p>0.3</text:p>
              </table:table-cell>
              <table:table-cell office:value-type="float" office:value="0.1711851">
                <text:p>0.1711851</text:p>
              </table:table-cell>
              <table:table-cell office:value-type="float" office:value="0.2079991">
                <text:p>0.2079991</text:p>
              </table:table-cell>
              <table:table-cell office:value-type="float" office:value="0.30187482">
                <text:p>0.301874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">
                <text:p>0.3</text:p>
              </table:table-cell>
              <table:table-cell office:value-type="float" office:value="0.1675037">
                <text:p>0.1675037</text:p>
              </table:table-cell>
              <table:table-cell office:value-type="float" office:value="0.1877514">
                <text:p>0.1877514</text:p>
              </table:table-cell>
              <table:table-cell office:value-type="float" office:value="0.3037155">
                <text:p>0.30371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">
                <text:p>0.3</text:p>
              </table:table-cell>
              <table:table-cell office:value-type="float" office:value="0.1583002">
                <text:p>0.1583002</text:p>
              </table:table-cell>
              <table:table-cell office:value-type="float" office:value="0.1914328">
                <text:p>0.1914328</text:p>
              </table:table-cell>
              <table:table-cell office:value-type="float" office:value="0.30187482">
                <text:p>0.3018748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">
                <text:p>0.3</text:p>
              </table:table-cell>
              <table:table-cell office:value-type="float" office:value="0.165663">
                <text:p>0.165663</text:p>
              </table:table-cell>
              <table:table-cell office:value-type="float" office:value="0.19327348">
                <text:p>0.19327348</text:p>
              </table:table-cell>
              <table:table-cell office:value-type="float" office:value="0.3037155">
                <text:p>0.30371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">
                <text:p>0.3</text:p>
              </table:table-cell>
              <table:table-cell office:value-type="float" office:value="0.1711851">
                <text:p>0.1711851</text:p>
              </table:table-cell>
              <table:table-cell office:value-type="float" office:value="0.1932735">
                <text:p>0.1932735</text:p>
              </table:table-cell>
              <table:table-cell office:value-type="float" office:value="0.3073969">
                <text:p>0.30739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">
                <text:p>0.3</text:p>
              </table:table-cell>
              <table:table-cell office:value-type="float" office:value="0.17302579">
                <text:p>0.17302579</text:p>
              </table:table-cell>
              <table:table-cell office:value-type="float" office:value="0.1951142">
                <text:p>0.1951142</text:p>
              </table:table-cell>
              <table:table-cell office:value-type="float" office:value="0.3092376">
                <text:p>0.309237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">
                <text:p>0.3</text:p>
              </table:table-cell>
              <table:table-cell office:value-type="float" office:value="0.1619816">
                <text:p>0.1619816</text:p>
              </table:table-cell>
              <table:table-cell office:value-type="float" office:value="0.2079991">
                <text:p>0.2079991</text:p>
              </table:table-cell>
              <table:table-cell office:value-type="float" office:value="0.2981934">
                <text:p>0.29819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">
                <text:p>0.3</text:p>
              </table:table-cell>
              <table:table-cell office:value-type="float" office:value="0.1601409">
                <text:p>0.1601409</text:p>
              </table:table-cell>
              <table:table-cell office:value-type="float" office:value="0.21536191">
                <text:p>0.21536191</text:p>
              </table:table-cell>
              <table:table-cell office:value-type="float" office:value="0.294512">
                <text:p>0.2945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">
                <text:p>0.3</text:p>
              </table:table-cell>
              <table:table-cell office:value-type="float" office:value="0.1767072">
                <text:p>0.1767072</text:p>
              </table:table-cell>
              <table:table-cell office:value-type="float" office:value="0.1987956">
                <text:p>0.1987956</text:p>
              </table:table-cell>
              <table:table-cell office:value-type="float" office:value="0.2871492">
                <text:p>0.28714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">
                <text:p>0.3</text:p>
              </table:table-cell>
              <table:table-cell office:value-type="float" office:value="0.1748665">
                <text:p>0.1748665</text:p>
              </table:table-cell>
              <table:table-cell office:value-type="float" office:value="0.18591072">
                <text:p>0.18591072</text:p>
              </table:table-cell>
              <table:table-cell office:value-type="float" office:value="0.294512">
                <text:p>0.2945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">
                <text:p>0.3</text:p>
              </table:table-cell>
              <table:table-cell office:value-type="float" office:value="0.1601409">
                <text:p>0.1601409</text:p>
              </table:table-cell>
              <table:table-cell office:value-type="float" office:value="0.18222931">
                <text:p>0.18222931</text:p>
              </table:table-cell>
              <table:table-cell office:value-type="float" office:value="0.3037155">
                <text:p>0.30371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">
                <text:p>0.3</text:p>
              </table:table-cell>
              <table:table-cell office:value-type="float" office:value="0.1583002">
                <text:p>0.1583002</text:p>
              </table:table-cell>
              <table:table-cell office:value-type="float" office:value="0.2079991">
                <text:p>0.2079991</text:p>
              </table:table-cell>
              <table:table-cell office:value-type="float" office:value="0.2981934">
                <text:p>0.29819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">
                <text:p>0.3</text:p>
              </table:table-cell>
              <table:table-cell office:value-type="float" office:value="0.1748665">
                <text:p>0.1748665</text:p>
              </table:table-cell>
              <table:table-cell office:value-type="float" office:value="0.2116805">
                <text:p>0.2116805</text:p>
              </table:table-cell>
              <table:table-cell office:value-type="float" office:value="0.29083058">
                <text:p>0.290830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">
                <text:p>0.3</text:p>
              </table:table-cell>
              <table:table-cell office:value-type="float" office:value="0.1748665">
                <text:p>0.1748665</text:p>
              </table:table-cell>
              <table:table-cell office:value-type="float" office:value="0.20431769">
                <text:p>0.20431769</text:p>
              </table:table-cell>
              <table:table-cell office:value-type="float" office:value="0.30555618">
                <text:p>0.305556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">
                <text:p>0.3</text:p>
              </table:table-cell>
              <table:table-cell office:value-type="float" office:value="0.1601409">
                <text:p>0.1601409</text:p>
              </table:table-cell>
              <table:table-cell office:value-type="float" office:value="0.22088401">
                <text:p>0.22088401</text:p>
              </table:table-cell>
              <table:table-cell office:value-type="float" office:value="0.30187482">
                <text:p>0.3018748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">
                <text:p>0.3</text:p>
              </table:table-cell>
              <table:table-cell office:value-type="float" office:value="0.1693444">
                <text:p>0.1693444</text:p>
              </table:table-cell>
              <table:table-cell office:value-type="float" office:value="0.22640611">
                <text:p>0.22640611</text:p>
              </table:table-cell>
              <table:table-cell office:value-type="float" office:value="0.3000341">
                <text:p>0.30003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">
                <text:p>0.3</text:p>
              </table:table-cell>
              <table:table-cell office:value-type="float" office:value="0.1803886">
                <text:p>0.1803886</text:p>
              </table:table-cell>
              <table:table-cell office:value-type="float" office:value="0.21720259">
                <text:p>0.21720259</text:p>
              </table:table-cell>
              <table:table-cell office:value-type="float" office:value="0.29635268">
                <text:p>0.296352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">
                <text:p>0.3</text:p>
              </table:table-cell>
              <table:table-cell office:value-type="float" office:value="0.1748665">
                <text:p>0.1748665</text:p>
              </table:table-cell>
              <table:table-cell office:value-type="float" office:value="0.1877514">
                <text:p>0.1877514</text:p>
              </table:table-cell>
              <table:table-cell office:value-type="float" office:value="0.2926713">
                <text:p>0.29267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">
                <text:p>0.3</text:p>
              </table:table-cell>
              <table:table-cell office:value-type="float" office:value="0.1675037">
                <text:p>0.1675037</text:p>
              </table:table-cell>
              <table:table-cell office:value-type="float" office:value="0.1987956">
                <text:p>0.1987956</text:p>
              </table:table-cell>
              <table:table-cell office:value-type="float" office:value="0.29635268">
                <text:p>0.296352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">
                <text:p>0.3</text:p>
              </table:table-cell>
              <table:table-cell office:value-type="float" office:value="0.1711851">
                <text:p>0.1711851</text:p>
              </table:table-cell>
              <table:table-cell office:value-type="float" office:value="0.1877514">
                <text:p>0.1877514</text:p>
              </table:table-cell>
              <table:table-cell office:value-type="float" office:value="0.29635268">
                <text:p>0.296352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">
                <text:p>0.3</text:p>
              </table:table-cell>
              <table:table-cell office:value-type="float" office:value="0.1767072">
                <text:p>0.1767072</text:p>
              </table:table-cell>
              <table:table-cell office:value-type="float" office:value="0.18959211">
                <text:p>0.18959211</text:p>
              </table:table-cell>
              <table:table-cell office:value-type="float" office:value="0.2981934">
                <text:p>0.29819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">
                <text:p>0.3</text:p>
              </table:table-cell>
              <table:table-cell office:value-type="float" office:value="0.1693444">
                <text:p>0.1693444</text:p>
              </table:table-cell>
              <table:table-cell office:value-type="float" office:value="0.20983979">
                <text:p>0.20983979</text:p>
              </table:table-cell>
              <table:table-cell office:value-type="float" office:value="0.3110783">
                <text:p>0.31107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">
                <text:p>0.3</text:p>
              </table:table-cell>
              <table:table-cell office:value-type="float" office:value="0.16198161">
                <text:p>0.16198161</text:p>
              </table:table-cell>
              <table:table-cell office:value-type="float" office:value="0.2190433">
                <text:p>0.2190433</text:p>
              </table:table-cell>
              <table:table-cell office:value-type="float" office:value="0.30187482">
                <text:p>0.3018748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">
                <text:p>0.3</text:p>
              </table:table-cell>
              <table:table-cell office:value-type="float" office:value="0.1711851">
                <text:p>0.1711851</text:p>
              </table:table-cell>
              <table:table-cell office:value-type="float" office:value="0.21536191">
                <text:p>0.21536191</text:p>
              </table:table-cell>
              <table:table-cell office:value-type="float" office:value="0.29083058">
                <text:p>0.290830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">
                <text:p>0.3</text:p>
              </table:table-cell>
              <table:table-cell office:value-type="float" office:value="0.1767072">
                <text:p>0.1767072</text:p>
              </table:table-cell>
              <table:table-cell office:value-type="float" office:value="0.20247698">
                <text:p>0.20247698</text:p>
              </table:table-cell>
              <table:table-cell office:value-type="float" office:value="0.294512">
                <text:p>0.2945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">
                <text:p>0.3</text:p>
              </table:table-cell>
              <table:table-cell office:value-type="float" office:value="0.1675037">
                <text:p>0.1675037</text:p>
              </table:table-cell>
              <table:table-cell office:value-type="float" office:value="0.20983979">
                <text:p>0.20983979</text:p>
              </table:table-cell>
              <table:table-cell office:value-type="float" office:value="0.2926713">
                <text:p>0.29267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">
                <text:p>0.3</text:p>
              </table:table-cell>
              <table:table-cell office:value-type="float" office:value="0.1601409">
                <text:p>0.1601409</text:p>
              </table:table-cell>
              <table:table-cell office:value-type="float" office:value="0.18591072">
                <text:p>0.18591072</text:p>
              </table:table-cell>
              <table:table-cell office:value-type="float" office:value="0.3000341">
                <text:p>0.30003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">
                <text:p>0.3</text:p>
              </table:table-cell>
              <table:table-cell office:value-type="float" office:value="0.1675037">
                <text:p>0.1675037</text:p>
              </table:table-cell>
              <table:table-cell office:value-type="float" office:value="0.1638223">
                <text:p>0.1638223</text:p>
              </table:table-cell>
              <table:table-cell office:value-type="float" office:value="0.2981934">
                <text:p>0.29819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">
                <text:p>0.3</text:p>
              </table:table-cell>
              <table:table-cell office:value-type="float" office:value="0.1638223">
                <text:p>0.1638223</text:p>
              </table:table-cell>
              <table:table-cell office:value-type="float" office:value="0.1914328">
                <text:p>0.1914328</text:p>
              </table:table-cell>
              <table:table-cell office:value-type="float" office:value="0.294512">
                <text:p>0.2945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">
                <text:p>0.3</text:p>
              </table:table-cell>
              <table:table-cell office:value-type="float" office:value="0.1638223">
                <text:p>0.1638223</text:p>
              </table:table-cell>
              <table:table-cell office:value-type="float" office:value="0.21720259">
                <text:p>0.21720259</text:p>
              </table:table-cell>
              <table:table-cell office:value-type="float" office:value="0.29083058">
                <text:p>0.290830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">
                <text:p>0.3</text:p>
              </table:table-cell>
              <table:table-cell office:value-type="float" office:value="0.1601409">
                <text:p>0.1601409</text:p>
              </table:table-cell>
              <table:table-cell office:value-type="float" office:value="0.22640611">
                <text:p>0.22640611</text:p>
              </table:table-cell>
              <table:table-cell office:value-type="float" office:value="0.30187482">
                <text:p>0.301874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">
                <text:p>0.3</text:p>
              </table:table-cell>
              <table:table-cell office:value-type="float" office:value="0.1693444">
                <text:p>0.1693444</text:p>
              </table:table-cell>
              <table:table-cell office:value-type="float" office:value="0.2300875">
                <text:p>0.2300875</text:p>
              </table:table-cell>
              <table:table-cell office:value-type="float" office:value="0.294512">
                <text:p>0.2945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">
                <text:p>0.3</text:p>
              </table:table-cell>
              <table:table-cell office:value-type="float" office:value="0.1693444">
                <text:p>0.1693444</text:p>
              </table:table-cell>
              <table:table-cell office:value-type="float" office:value="0.2282468">
                <text:p>0.2282468</text:p>
              </table:table-cell>
              <table:table-cell office:value-type="float" office:value="0.30187482">
                <text:p>0.301874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">
                <text:p>0.3</text:p>
              </table:table-cell>
              <table:table-cell office:value-type="float" office:value="0.1638223">
                <text:p>0.1638223</text:p>
              </table:table-cell>
              <table:table-cell office:value-type="float" office:value="0.2116805">
                <text:p>0.2116805</text:p>
              </table:table-cell>
              <table:table-cell office:value-type="float" office:value="0.2981934">
                <text:p>0.29819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">
                <text:p>0.3</text:p>
              </table:table-cell>
              <table:table-cell office:value-type="float" office:value="0.1748665">
                <text:p>0.1748665</text:p>
              </table:table-cell>
              <table:table-cell office:value-type="float" office:value="0.1987956">
                <text:p>0.1987956</text:p>
              </table:table-cell>
              <table:table-cell office:value-type="float" office:value="0.294512">
                <text:p>0.2945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">
                <text:p>0.3</text:p>
              </table:table-cell>
              <table:table-cell office:value-type="float" office:value="0.1803886">
                <text:p>0.1803886</text:p>
              </table:table-cell>
              <table:table-cell office:value-type="float" office:value="0.1951142">
                <text:p>0.1951142</text:p>
              </table:table-cell>
              <table:table-cell office:value-type="float" office:value="0.29635268">
                <text:p>0.296352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">
                <text:p>0.3</text:p>
              </table:table-cell>
              <table:table-cell office:value-type="float" office:value="0.1638223">
                <text:p>0.1638223</text:p>
              </table:table-cell>
              <table:table-cell office:value-type="float" office:value="0.1895921">
                <text:p>0.1895921</text:p>
              </table:table-cell>
              <table:table-cell office:value-type="float" office:value="0.3000341">
                <text:p>0.30003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">
                <text:p>0.3</text:p>
              </table:table-cell>
              <table:table-cell office:value-type="float" office:value="0.1693444">
                <text:p>0.1693444</text:p>
              </table:table-cell>
              <table:table-cell office:value-type="float" office:value="0.1895921">
                <text:p>0.1895921</text:p>
              </table:table-cell>
              <table:table-cell office:value-type="float" office:value="0.30187482">
                <text:p>0.3018748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">
                <text:p>0.3</text:p>
              </table:table-cell>
              <table:table-cell office:value-type="float" office:value="0.165663">
                <text:p>0.165663</text:p>
              </table:table-cell>
              <table:table-cell office:value-type="float" office:value="0.20983979">
                <text:p>0.20983979</text:p>
              </table:table-cell>
              <table:table-cell office:value-type="float" office:value="0.3092376">
                <text:p>0.30923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">
                <text:p>0.3</text:p>
              </table:table-cell>
              <table:table-cell office:value-type="float" office:value="0.1711851">
                <text:p>0.1711851</text:p>
              </table:table-cell>
              <table:table-cell office:value-type="float" office:value="0.2356096">
                <text:p>0.2356096</text:p>
              </table:table-cell>
              <table:table-cell office:value-type="float" office:value="0.3073969">
                <text:p>0.30739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">
                <text:p>0.3</text:p>
              </table:table-cell>
              <table:table-cell office:value-type="float" office:value="0.1748665">
                <text:p>0.1748665</text:p>
              </table:table-cell>
              <table:table-cell office:value-type="float" office:value="0.239291">
                <text:p>0.239291</text:p>
              </table:table-cell>
              <table:table-cell office:value-type="float" office:value="0.30555618">
                <text:p>0.305556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">
                <text:p>0.3</text:p>
              </table:table-cell>
              <table:table-cell office:value-type="float" office:value="0.17302579">
                <text:p>0.17302579</text:p>
              </table:table-cell>
              <table:table-cell office:value-type="float" office:value="0.2356096">
                <text:p>0.2356096</text:p>
              </table:table-cell>
              <table:table-cell office:value-type="float" office:value="0.3037155">
                <text:p>0.303715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">
                <text:p>0.3</text:p>
              </table:table-cell>
              <table:table-cell office:value-type="float" office:value="0.1711851">
                <text:p>0.1711851</text:p>
              </table:table-cell>
              <table:table-cell office:value-type="float" office:value="0.22456539">
                <text:p>0.22456539</text:p>
              </table:table-cell>
              <table:table-cell office:value-type="float" office:value="0.30555618">
                <text:p>0.305556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">
                <text:p>0.3</text:p>
              </table:table-cell>
              <table:table-cell office:value-type="float" office:value="0.1767072">
                <text:p>0.1767072</text:p>
              </table:table-cell>
              <table:table-cell office:value-type="float" office:value="0.2190433">
                <text:p>0.2190433</text:p>
              </table:table-cell>
              <table:table-cell office:value-type="float" office:value="0.30187482">
                <text:p>0.3018748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">
                <text:p>0.3</text:p>
              </table:table-cell>
              <table:table-cell office:value-type="float" office:value="0.1675037">
                <text:p>0.1675037</text:p>
              </table:table-cell>
              <table:table-cell office:value-type="float" office:value="0.2006363">
                <text:p>0.2006363</text:p>
              </table:table-cell>
              <table:table-cell office:value-type="float" office:value="0.294512">
                <text:p>0.2945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">
                <text:p>0.3</text:p>
              </table:table-cell>
              <table:table-cell office:value-type="float" office:value="0.1546188">
                <text:p>0.1546188</text:p>
              </table:table-cell>
              <table:table-cell office:value-type="float" office:value="0.1785479">
                <text:p>0.1785479</text:p>
              </table:table-cell>
              <table:table-cell office:value-type="float" office:value="0.28162712">
                <text:p>0.281627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">
                <text:p>0.3</text:p>
              </table:table-cell>
              <table:table-cell office:value-type="float" office:value="0.1748665">
                <text:p>0.1748665</text:p>
              </table:table-cell>
              <table:table-cell office:value-type="float" office:value="0.1822293">
                <text:p>0.1822293</text:p>
              </table:table-cell>
              <table:table-cell office:value-type="float" office:value="0.29635268">
                <text:p>0.296352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">
                <text:p>0.3</text:p>
              </table:table-cell>
              <table:table-cell office:value-type="float" office:value="0.1711851">
                <text:p>0.1711851</text:p>
              </table:table-cell>
              <table:table-cell office:value-type="float" office:value="0.19327348">
                <text:p>0.19327348</text:p>
              </table:table-cell>
              <table:table-cell office:value-type="float" office:value="0.3110783">
                <text:p>0.311078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">
                <text:p>0.3</text:p>
              </table:table-cell>
              <table:table-cell office:value-type="float" office:value="0.1601409">
                <text:p>0.1601409</text:p>
              </table:table-cell>
              <table:table-cell office:value-type="float" office:value="0.1895921">
                <text:p>0.1895921</text:p>
              </table:table-cell>
              <table:table-cell office:value-type="float" office:value="0.2926713">
                <text:p>0.29267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">
                <text:p>0.3</text:p>
              </table:table-cell>
              <table:table-cell office:value-type="float" office:value="0.16198161">
                <text:p>0.16198161</text:p>
              </table:table-cell>
              <table:table-cell office:value-type="float" office:value="0.1987956">
                <text:p>0.1987956</text:p>
              </table:table-cell>
              <table:table-cell office:value-type="float" office:value="0.3073969">
                <text:p>0.307396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">
                <text:p>0.3</text:p>
              </table:table-cell>
              <table:table-cell office:value-type="float" office:value="0.1730258">
                <text:p>0.1730258</text:p>
              </table:table-cell>
              <table:table-cell office:value-type="float" office:value="0.22456539">
                <text:p>0.22456539</text:p>
              </table:table-cell>
              <table:table-cell office:value-type="float" office:value="0.30555618">
                <text:p>0.305556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">
                <text:p>0.3</text:p>
              </table:table-cell>
              <table:table-cell office:value-type="float" office:value="0.1601409">
                <text:p>0.1601409</text:p>
              </table:table-cell>
              <table:table-cell office:value-type="float" office:value="0.2319282">
                <text:p>0.2319282</text:p>
              </table:table-cell>
              <table:table-cell office:value-type="float" office:value="0.3037155">
                <text:p>0.30371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">
                <text:p>0.3</text:p>
              </table:table-cell>
              <table:table-cell office:value-type="float" office:value="0.1675037">
                <text:p>0.1675037</text:p>
              </table:table-cell>
              <table:table-cell office:value-type="float" office:value="0.20983979">
                <text:p>0.20983979</text:p>
              </table:table-cell>
              <table:table-cell office:value-type="float" office:value="0.3000341">
                <text:p>0.30003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">
                <text:p>0.3</text:p>
              </table:table-cell>
              <table:table-cell office:value-type="float" office:value="0.1675037">
                <text:p>0.1675037</text:p>
              </table:table-cell>
              <table:table-cell office:value-type="float" office:value="0.20983979">
                <text:p>0.20983979</text:p>
              </table:table-cell>
              <table:table-cell office:value-type="float" office:value="0.2889899">
                <text:p>0.288989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">
                <text:p>0.3</text:p>
              </table:table-cell>
              <table:table-cell office:value-type="float" office:value="0.1711851">
                <text:p>0.1711851</text:p>
              </table:table-cell>
              <table:table-cell office:value-type="float" office:value="0.2227247">
                <text:p>0.2227247</text:p>
              </table:table-cell>
              <table:table-cell office:value-type="float" office:value="0.3073969">
                <text:p>0.307396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">
                <text:p>0.3</text:p>
              </table:table-cell>
              <table:table-cell office:value-type="float" office:value="0.1601409">
                <text:p>0.1601409</text:p>
              </table:table-cell>
              <table:table-cell office:value-type="float" office:value="0.1951142">
                <text:p>0.1951142</text:p>
              </table:table-cell>
              <table:table-cell office:value-type="float" office:value="0.3166004">
                <text:p>0.31660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">
                <text:p>0.3</text:p>
              </table:table-cell>
              <table:table-cell office:value-type="float" office:value="0.1675037">
                <text:p>0.1675037</text:p>
              </table:table-cell>
              <table:table-cell office:value-type="float" office:value="0.1785479">
                <text:p>0.1785479</text:p>
              </table:table-cell>
              <table:table-cell office:value-type="float" office:value="0.30187482">
                <text:p>0.3018748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">
                <text:p>0.3</text:p>
              </table:table-cell>
              <table:table-cell office:value-type="float" office:value="0.17302579">
                <text:p>0.17302579</text:p>
              </table:table-cell>
              <table:table-cell office:value-type="float" office:value="0.1601409">
                <text:p>0.1601409</text:p>
              </table:table-cell>
              <table:table-cell office:value-type="float" office:value="0.294512">
                <text:p>0.2945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">
                <text:p>0.3</text:p>
              </table:table-cell>
              <table:table-cell office:value-type="float" office:value="0.1693444">
                <text:p>0.1693444</text:p>
              </table:table-cell>
              <table:table-cell office:value-type="float" office:value="0.18406999">
                <text:p>0.18406999</text:p>
              </table:table-cell>
              <table:table-cell office:value-type="float" office:value="0.312919">
                <text:p>0.3129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">
                <text:p>0.3</text:p>
              </table:table-cell>
              <table:table-cell office:value-type="float" office:value="0.1693444">
                <text:p>0.1693444</text:p>
              </table:table-cell>
              <table:table-cell office:value-type="float" office:value="0.2190433">
                <text:p>0.2190433</text:p>
              </table:table-cell>
              <table:table-cell office:value-type="float" office:value="0.2981934">
                <text:p>0.298193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">
                <text:p>0.3</text:p>
              </table:table-cell>
              <table:table-cell office:value-type="float" office:value="0.1693444">
                <text:p>0.1693444</text:p>
              </table:table-cell>
              <table:table-cell office:value-type="float" office:value="0.2356096">
                <text:p>0.2356096</text:p>
              </table:table-cell>
              <table:table-cell office:value-type="float" office:value="0.28162712">
                <text:p>0.281627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">
                <text:p>0.3</text:p>
              </table:table-cell>
              <table:table-cell office:value-type="float" office:value="0.17302579">
                <text:p>0.17302579</text:p>
              </table:table-cell>
              <table:table-cell office:value-type="float" office:value="0.220884">
                <text:p>0.220884</text:p>
              </table:table-cell>
              <table:table-cell office:value-type="float" office:value="0.2981934">
                <text:p>0.298193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">
                <text:p>0.3</text:p>
              </table:table-cell>
              <table:table-cell office:value-type="float" office:value="0.1711851">
                <text:p>0.1711851</text:p>
              </table:table-cell>
              <table:table-cell office:value-type="float" office:value="0.22088401">
                <text:p>0.22088401</text:p>
              </table:table-cell>
              <table:table-cell office:value-type="float" office:value="0.3073969">
                <text:p>0.307396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">
                <text:p>0.3</text:p>
              </table:table-cell>
              <table:table-cell office:value-type="float" office:value="0.1675037">
                <text:p>0.1675037</text:p>
              </table:table-cell>
              <table:table-cell office:value-type="float" office:value="0.2411317">
                <text:p>0.2411317</text:p>
              </table:table-cell>
              <table:table-cell office:value-type="float" office:value="0.3037155">
                <text:p>0.30371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">
                <text:p>0.3</text:p>
              </table:table-cell>
              <table:table-cell office:value-type="float" office:value="0.147256">
                <text:p>0.147256</text:p>
              </table:table-cell>
              <table:table-cell office:value-type="float" office:value="0.21720259">
                <text:p>0.21720259</text:p>
              </table:table-cell>
              <table:table-cell office:value-type="float" office:value="0.30187482">
                <text:p>0.301874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">
                <text:p>0.3</text:p>
              </table:table-cell>
              <table:table-cell office:value-type="float" office:value="0.1564595">
                <text:p>0.1564595</text:p>
              </table:table-cell>
              <table:table-cell office:value-type="float" office:value="0.1895921">
                <text:p>0.1895921</text:p>
              </table:table-cell>
              <table:table-cell office:value-type="float" office:value="0.312919">
                <text:p>0.3129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">
                <text:p>0.3</text:p>
              </table:table-cell>
              <table:table-cell office:value-type="float" office:value="0.1619816">
                <text:p>0.1619816</text:p>
              </table:table-cell>
              <table:table-cell office:value-type="float" office:value="0.2079991">
                <text:p>0.2079991</text:p>
              </table:table-cell>
              <table:table-cell office:value-type="float" office:value="0.30187482">
                <text:p>0.3018748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">
                <text:p>0.3</text:p>
              </table:table-cell>
              <table:table-cell office:value-type="float" office:value="0.1638223">
                <text:p>0.1638223</text:p>
              </table:table-cell>
              <table:table-cell office:value-type="float" office:value="0.20983979">
                <text:p>0.20983979</text:p>
              </table:table-cell>
              <table:table-cell office:value-type="float" office:value="0.2926713">
                <text:p>0.292671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">
                <text:p>0.3</text:p>
              </table:table-cell>
              <table:table-cell office:value-type="float" office:value="0.1675037">
                <text:p>0.1675037</text:p>
              </table:table-cell>
              <table:table-cell office:value-type="float" office:value="0.19327348">
                <text:p>0.19327348</text:p>
              </table:table-cell>
              <table:table-cell office:value-type="float" office:value="0.2908306">
                <text:p>0.290830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">
                <text:p>0.3</text:p>
              </table:table-cell>
              <table:table-cell office:value-type="float" office:value="0.1638223">
                <text:p>0.1638223</text:p>
              </table:table-cell>
              <table:table-cell office:value-type="float" office:value="0.20247698">
                <text:p>0.20247698</text:p>
              </table:table-cell>
              <table:table-cell office:value-type="float" office:value="0.312919">
                <text:p>0.3129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">
                <text:p>0.3</text:p>
              </table:table-cell>
              <table:table-cell office:value-type="float" office:value="0.1693444">
                <text:p>0.1693444</text:p>
              </table:table-cell>
              <table:table-cell office:value-type="float" office:value="0.22824682">
                <text:p>0.22824682</text:p>
              </table:table-cell>
              <table:table-cell office:value-type="float" office:value="0.294512">
                <text:p>0.2945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">
                <text:p>0.3</text:p>
              </table:table-cell>
              <table:table-cell office:value-type="float" office:value="0.165663">
                <text:p>0.165663</text:p>
              </table:table-cell>
              <table:table-cell office:value-type="float" office:value="0.22456539">
                <text:p>0.22456539</text:p>
              </table:table-cell>
              <table:table-cell office:value-type="float" office:value="0.3037155">
                <text:p>0.30371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">
                <text:p>0.3</text:p>
              </table:table-cell>
              <table:table-cell office:value-type="float" office:value="0.1601409">
                <text:p>0.1601409</text:p>
              </table:table-cell>
              <table:table-cell office:value-type="float" office:value="0.21352121">
                <text:p>0.21352121</text:p>
              </table:table-cell>
              <table:table-cell office:value-type="float" office:value="0.3184411">
                <text:p>0.31844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">
                <text:p>0.3</text:p>
              </table:table-cell>
              <table:table-cell office:value-type="float" office:value="0.1619816">
                <text:p>0.1619816</text:p>
              </table:table-cell>
              <table:table-cell office:value-type="float" office:value="0.2079991">
                <text:p>0.2079991</text:p>
              </table:table-cell>
              <table:table-cell office:value-type="float" office:value="0.29635268">
                <text:p>0.296352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">
                <text:p>0.3</text:p>
              </table:table-cell>
              <table:table-cell office:value-type="float" office:value="0.165663">
                <text:p>0.165663</text:p>
              </table:table-cell>
              <table:table-cell office:value-type="float" office:value="0.20431769">
                <text:p>0.20431769</text:p>
              </table:table-cell>
              <table:table-cell office:value-type="float" office:value="0.2871492">
                <text:p>0.28714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">
                <text:p>0.3</text:p>
              </table:table-cell>
              <table:table-cell office:value-type="float" office:value="0.1583002">
                <text:p>0.1583002</text:p>
              </table:table-cell>
              <table:table-cell office:value-type="float" office:value="0.1895921">
                <text:p>0.1895921</text:p>
              </table:table-cell>
              <table:table-cell office:value-type="float" office:value="0.3000341">
                <text:p>0.300034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">
                <text:p>0.3</text:p>
              </table:table-cell>
              <table:table-cell office:value-type="float" office:value="0.17302579">
                <text:p>0.17302579</text:p>
              </table:table-cell>
              <table:table-cell office:value-type="float" office:value="0.1785479">
                <text:p>0.1785479</text:p>
              </table:table-cell>
              <table:table-cell office:value-type="float" office:value="0.3000341">
                <text:p>0.30003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">
                <text:p>0.3</text:p>
              </table:table-cell>
              <table:table-cell office:value-type="float" office:value="0.1711851">
                <text:p>0.1711851</text:p>
              </table:table-cell>
              <table:table-cell office:value-type="float" office:value="0.18406999">
                <text:p>0.18406999</text:p>
              </table:table-cell>
              <table:table-cell office:value-type="float" office:value="0.29635268">
                <text:p>0.2963526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">
                <text:p>0.3</text:p>
              </table:table-cell>
              <table:table-cell office:value-type="float" office:value="0.1675037">
                <text:p>0.1675037</text:p>
              </table:table-cell>
              <table:table-cell office:value-type="float" office:value="0.18959211">
                <text:p>0.18959211</text:p>
              </table:table-cell>
              <table:table-cell office:value-type="float" office:value="0.2981934">
                <text:p>0.298193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">
                <text:p>0.3</text:p>
              </table:table-cell>
              <table:table-cell office:value-type="float" office:value="0.1638223">
                <text:p>0.1638223</text:p>
              </table:table-cell>
              <table:table-cell office:value-type="float" office:value="0.2006363">
                <text:p>0.2006363</text:p>
              </table:table-cell>
              <table:table-cell office:value-type="float" office:value="0.2981934">
                <text:p>0.29819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">
                <text:p>0.3</text:p>
              </table:table-cell>
              <table:table-cell office:value-type="float" office:value="0.165663">
                <text:p>0.165663</text:p>
              </table:table-cell>
              <table:table-cell office:value-type="float" office:value="0.20983979">
                <text:p>0.20983979</text:p>
              </table:table-cell>
              <table:table-cell office:value-type="float" office:value="0.30555618">
                <text:p>0.305556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">
                <text:p>0.3</text:p>
              </table:table-cell>
              <table:table-cell office:value-type="float" office:value="0.165663">
                <text:p>0.165663</text:p>
              </table:table-cell>
              <table:table-cell office:value-type="float" office:value="0.22272468">
                <text:p>0.22272468</text:p>
              </table:table-cell>
              <table:table-cell office:value-type="float" office:value="0.3037155">
                <text:p>0.30371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">
                <text:p>0.3</text:p>
              </table:table-cell>
              <table:table-cell office:value-type="float" office:value="0.1619816">
                <text:p>0.1619816</text:p>
              </table:table-cell>
              <table:table-cell office:value-type="float" office:value="0.21352121">
                <text:p>0.21352121</text:p>
              </table:table-cell>
              <table:table-cell office:value-type="float" office:value="0.3000341">
                <text:p>0.300034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">
                <text:p>0.3</text:p>
              </table:table-cell>
              <table:table-cell office:value-type="float" office:value="0.1601409">
                <text:p>0.1601409</text:p>
              </table:table-cell>
              <table:table-cell office:value-type="float" office:value="0.20983979">
                <text:p>0.20983979</text:p>
              </table:table-cell>
              <table:table-cell office:value-type="float" office:value="0.30555618">
                <text:p>0.305556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">
                <text:p>0.3</text:p>
              </table:table-cell>
              <table:table-cell office:value-type="float" office:value="0.1619816">
                <text:p>0.1619816</text:p>
              </table:table-cell>
              <table:table-cell office:value-type="float" office:value="0.19695489">
                <text:p>0.19695489</text:p>
              </table:table-cell>
              <table:table-cell office:value-type="float" office:value="0.2981934">
                <text:p>0.29819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">
                <text:p>0.3</text:p>
              </table:table-cell>
              <table:table-cell office:value-type="float" office:value="0.1675037">
                <text:p>0.1675037</text:p>
              </table:table-cell>
              <table:table-cell office:value-type="float" office:value="0.1914328">
                <text:p>0.1914328</text:p>
              </table:table-cell>
              <table:table-cell office:value-type="float" office:value="0.30187482">
                <text:p>0.3018748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">
                <text:p>0.3</text:p>
              </table:table-cell>
              <table:table-cell office:value-type="float" office:value="0.1619816">
                <text:p>0.1619816</text:p>
              </table:table-cell>
              <table:table-cell office:value-type="float" office:value="0.1877514">
                <text:p>0.1877514</text:p>
              </table:table-cell>
              <table:table-cell office:value-type="float" office:value="0.2871492">
                <text:p>0.287149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">
                <text:p>0.3</text:p>
              </table:table-cell>
              <table:table-cell office:value-type="float" office:value="0.1564595">
                <text:p>0.1564595</text:p>
              </table:table-cell>
              <table:table-cell office:value-type="float" office:value="0.1877514">
                <text:p>0.1877514</text:p>
              </table:table-cell>
              <table:table-cell office:value-type="float" office:value="0.3000341">
                <text:p>0.300034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">
                <text:p>0.3</text:p>
              </table:table-cell>
              <table:table-cell office:value-type="float" office:value="0.165663">
                <text:p>0.165663</text:p>
              </table:table-cell>
              <table:table-cell office:value-type="float" office:value="0.20983979">
                <text:p>0.20983979</text:p>
              </table:table-cell>
              <table:table-cell office:value-type="float" office:value="0.29635268">
                <text:p>0.296352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">
                <text:p>0.3</text:p>
              </table:table-cell>
              <table:table-cell office:value-type="float" office:value="0.1638223">
                <text:p>0.1638223</text:p>
              </table:table-cell>
              <table:table-cell office:value-type="float" office:value="0.2079991">
                <text:p>0.2079991</text:p>
              </table:table-cell>
              <table:table-cell office:value-type="float" office:value="0.3000341">
                <text:p>0.300034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">
                <text:p>0.3</text:p>
              </table:table-cell>
              <table:table-cell office:value-type="float" office:value="0.15093741">
                <text:p>0.15093741</text:p>
              </table:table-cell>
              <table:table-cell office:value-type="float" office:value="0.21352121">
                <text:p>0.21352121</text:p>
              </table:table-cell>
              <table:table-cell office:value-type="float" office:value="0.30187482">
                <text:p>0.3018748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">
                <text:p>0.3</text:p>
              </table:table-cell>
              <table:table-cell office:value-type="float" office:value="0.1619816">
                <text:p>0.1619816</text:p>
              </table:table-cell>
              <table:table-cell office:value-type="float" office:value="0.22272468">
                <text:p>0.22272468</text:p>
              </table:table-cell>
              <table:table-cell office:value-type="float" office:value="0.3037155">
                <text:p>0.303715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">
                <text:p>0.3</text:p>
              </table:table-cell>
              <table:table-cell office:value-type="float" office:value="0.1711851">
                <text:p>0.1711851</text:p>
              </table:table-cell>
              <table:table-cell office:value-type="float" office:value="0.2190433">
                <text:p>0.2190433</text:p>
              </table:table-cell>
              <table:table-cell office:value-type="float" office:value="0.30187482">
                <text:p>0.3018748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">
                <text:p>0.3</text:p>
              </table:table-cell>
              <table:table-cell office:value-type="float" office:value="0.15277809">
                <text:p>0.15277809</text:p>
              </table:table-cell>
              <table:table-cell office:value-type="float" office:value="0.2079991">
                <text:p>0.2079991</text:p>
              </table:table-cell>
              <table:table-cell office:value-type="float" office:value="0.29635268">
                <text:p>0.296352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">
                <text:p>0.3</text:p>
              </table:table-cell>
              <table:table-cell office:value-type="float" office:value="0.1693444">
                <text:p>0.1693444</text:p>
              </table:table-cell>
              <table:table-cell office:value-type="float" office:value="0.1877514">
                <text:p>0.1877514</text:p>
              </table:table-cell>
              <table:table-cell office:value-type="float" office:value="0.3000341">
                <text:p>0.300034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">
                <text:p>0.3</text:p>
              </table:table-cell>
              <table:table-cell office:value-type="float" office:value="0.1675037">
                <text:p>0.1675037</text:p>
              </table:table-cell>
              <table:table-cell office:value-type="float" office:value="0.18222931">
                <text:p>0.18222931</text:p>
              </table:table-cell>
              <table:table-cell office:value-type="float" office:value="0.30555618">
                <text:p>0.3055561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">
                <text:p>0.3</text:p>
              </table:table-cell>
              <table:table-cell office:value-type="float" office:value="0.1601409">
                <text:p>0.1601409</text:p>
              </table:table-cell>
              <table:table-cell office:value-type="float" office:value="0.1914328">
                <text:p>0.1914328</text:p>
              </table:table-cell>
              <table:table-cell office:value-type="float" office:value="0.30187482">
                <text:p>0.3018748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">
                <text:p>0.3</text:p>
              </table:table-cell>
              <table:table-cell office:value-type="float" office:value="0.165663">
                <text:p>0.165663</text:p>
              </table:table-cell>
              <table:table-cell office:value-type="float" office:value="0.2079991">
                <text:p>0.2079991</text:p>
              </table:table-cell>
              <table:table-cell office:value-type="float" office:value="0.294512">
                <text:p>0.2945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">
                <text:p>0.3</text:p>
              </table:table-cell>
              <table:table-cell office:value-type="float" office:value="0.1693444">
                <text:p>0.1693444</text:p>
              </table:table-cell>
              <table:table-cell office:value-type="float" office:value="0.2116805">
                <text:p>0.2116805</text:p>
              </table:table-cell>
              <table:table-cell office:value-type="float" office:value="0.30187482">
                <text:p>0.3018748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">
                <text:p>0.3</text:p>
              </table:table-cell>
              <table:table-cell office:value-type="float" office:value="0.1619816">
                <text:p>0.1619816</text:p>
              </table:table-cell>
              <table:table-cell office:value-type="float" office:value="0.21536191">
                <text:p>0.21536191</text:p>
              </table:table-cell>
              <table:table-cell office:value-type="float" office:value="0.2926713">
                <text:p>0.292671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">
                <text:p>0.3</text:p>
              </table:table-cell>
              <table:table-cell office:value-type="float" office:value="0.1546188">
                <text:p>0.1546188</text:p>
              </table:table-cell>
              <table:table-cell office:value-type="float" office:value="0.22088401">
                <text:p>0.22088401</text:p>
              </table:table-cell>
              <table:table-cell office:value-type="float" office:value="0.2981934">
                <text:p>0.298193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">
                <text:p>0.3</text:p>
              </table:table-cell>
              <table:table-cell office:value-type="float" office:value="0.1619816">
                <text:p>0.1619816</text:p>
              </table:table-cell>
              <table:table-cell office:value-type="float" office:value="0.20615841">
                <text:p>0.20615841</text:p>
              </table:table-cell>
              <table:table-cell office:value-type="float" office:value="0.2871492">
                <text:p>0.287149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">
                <text:p>0.3</text:p>
              </table:table-cell>
              <table:table-cell office:value-type="float" office:value="0.1693444">
                <text:p>0.1693444</text:p>
              </table:table-cell>
              <table:table-cell office:value-type="float" office:value="0.1951142">
                <text:p>0.1951142</text:p>
              </table:table-cell>
              <table:table-cell office:value-type="float" office:value="0.2871492">
                <text:p>0.287149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">
                <text:p>0.3</text:p>
              </table:table-cell>
              <table:table-cell office:value-type="float" office:value="0.165663">
                <text:p>0.165663</text:p>
              </table:table-cell>
              <table:table-cell office:value-type="float" office:value="0.2006363">
                <text:p>0.2006363</text:p>
              </table:table-cell>
              <table:table-cell office:value-type="float" office:value="0.312919">
                <text:p>0.3129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">
                <text:p>0.3</text:p>
              </table:table-cell>
              <table:table-cell office:value-type="float" office:value="0.15093741">
                <text:p>0.15093741</text:p>
              </table:table-cell>
              <table:table-cell office:value-type="float" office:value="0.20247698">
                <text:p>0.20247698</text:p>
              </table:table-cell>
              <table:table-cell office:value-type="float" office:value="0.3110783">
                <text:p>0.311078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">
                <text:p>0.3</text:p>
              </table:table-cell>
              <table:table-cell office:value-type="float" office:value="0.1638223">
                <text:p>0.1638223</text:p>
              </table:table-cell>
              <table:table-cell office:value-type="float" office:value="0.2079991">
                <text:p>0.2079991</text:p>
              </table:table-cell>
              <table:table-cell office:value-type="float" office:value="0.294512">
                <text:p>0.2945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">
                <text:p>0.3</text:p>
              </table:table-cell>
              <table:table-cell office:value-type="float" office:value="0.1619816">
                <text:p>0.1619816</text:p>
              </table:table-cell>
              <table:table-cell office:value-type="float" office:value="0.2190433">
                <text:p>0.2190433</text:p>
              </table:table-cell>
              <table:table-cell office:value-type="float" office:value="0.29635268">
                <text:p>0.296352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">
                <text:p>0.3</text:p>
              </table:table-cell>
              <table:table-cell office:value-type="float" office:value="0.1601409">
                <text:p>0.1601409</text:p>
              </table:table-cell>
              <table:table-cell office:value-type="float" office:value="0.22088401">
                <text:p>0.22088401</text:p>
              </table:table-cell>
              <table:table-cell office:value-type="float" office:value="0.3184411">
                <text:p>0.31844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">
                <text:p>0.3</text:p>
              </table:table-cell>
              <table:table-cell office:value-type="float" office:value="0.1583002">
                <text:p>0.1583002</text:p>
              </table:table-cell>
              <table:table-cell office:value-type="float" office:value="0.21536191">
                <text:p>0.21536191</text:p>
              </table:table-cell>
              <table:table-cell office:value-type="float" office:value="0.3092376">
                <text:p>0.309237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">
                <text:p>0.3</text:p>
              </table:table-cell>
              <table:table-cell office:value-type="float" office:value="0.1601409">
                <text:p>0.1601409</text:p>
              </table:table-cell>
              <table:table-cell office:value-type="float" office:value="0.21536191">
                <text:p>0.21536191</text:p>
              </table:table-cell>
              <table:table-cell office:value-type="float" office:value="0.29635268">
                <text:p>0.2963526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">
                <text:p>0.3</text:p>
              </table:table-cell>
              <table:table-cell office:value-type="float" office:value="0.1638223">
                <text:p>0.1638223</text:p>
              </table:table-cell>
              <table:table-cell office:value-type="float" office:value="0.2116805">
                <text:p>0.2116805</text:p>
              </table:table-cell>
              <table:table-cell office:value-type="float" office:value="0.3092376">
                <text:p>0.309237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">
                <text:p>0.3</text:p>
              </table:table-cell>
              <table:table-cell office:value-type="float" office:value="0.16198161">
                <text:p>0.16198161</text:p>
              </table:table-cell>
              <table:table-cell office:value-type="float" office:value="0.1914328">
                <text:p>0.1914328</text:p>
              </table:table-cell>
              <table:table-cell office:value-type="float" office:value="0.3092376">
                <text:p>0.309237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">
                <text:p>0.3</text:p>
              </table:table-cell>
              <table:table-cell office:value-type="float" office:value="0.1546188">
                <text:p>0.1546188</text:p>
              </table:table-cell>
              <table:table-cell office:value-type="float" office:value="0.1803886">
                <text:p>0.1803886</text:p>
              </table:table-cell>
              <table:table-cell office:value-type="float" office:value="0.29635268">
                <text:p>0.2963526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">
                <text:p>0.3</text:p>
              </table:table-cell>
              <table:table-cell office:value-type="float" office:value="0.1601409">
                <text:p>0.1601409</text:p>
              </table:table-cell>
              <table:table-cell office:value-type="float" office:value="0.1877514">
                <text:p>0.1877514</text:p>
              </table:table-cell>
              <table:table-cell office:value-type="float" office:value="0.2981934">
                <text:p>0.298193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">
                <text:p>0.3</text:p>
              </table:table-cell>
              <table:table-cell office:value-type="float" office:value="0.1601409">
                <text:p>0.1601409</text:p>
              </table:table-cell>
              <table:table-cell office:value-type="float" office:value="0.1951142">
                <text:p>0.1951142</text:p>
              </table:table-cell>
              <table:table-cell office:value-type="float" office:value="0.3110783">
                <text:p>0.311078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">
                <text:p>0.3</text:p>
              </table:table-cell>
              <table:table-cell office:value-type="float" office:value="0.1638223">
                <text:p>0.1638223</text:p>
              </table:table-cell>
              <table:table-cell office:value-type="float" office:value="0.2116805">
                <text:p>0.2116805</text:p>
              </table:table-cell>
              <table:table-cell office:value-type="float" office:value="0.294512">
                <text:p>0.29451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">
                <text:p>0.3</text:p>
              </table:table-cell>
              <table:table-cell office:value-type="float" office:value="0.1583002">
                <text:p>0.1583002</text:p>
              </table:table-cell>
              <table:table-cell office:value-type="float" office:value="0.21352121">
                <text:p>0.21352121</text:p>
              </table:table-cell>
              <table:table-cell office:value-type="float" office:value="0.2926713">
                <text:p>0.292671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">
                <text:p>0.3</text:p>
              </table:table-cell>
              <table:table-cell office:value-type="float" office:value="0.1583002">
                <text:p>0.1583002</text:p>
              </table:table-cell>
              <table:table-cell office:value-type="float" office:value="0.21352121">
                <text:p>0.21352121</text:p>
              </table:table-cell>
              <table:table-cell office:value-type="float" office:value="0.294512">
                <text:p>0.29451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">
                <text:p>0.3</text:p>
              </table:table-cell>
              <table:table-cell office:value-type="float" office:value="0.16198161">
                <text:p>0.16198161</text:p>
              </table:table-cell>
              <table:table-cell office:value-type="float" office:value="0.21720259">
                <text:p>0.21720259</text:p>
              </table:table-cell>
              <table:table-cell office:value-type="float" office:value="0.3073969">
                <text:p>0.307396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">
                <text:p>0.3</text:p>
              </table:table-cell>
              <table:table-cell office:value-type="float" office:value="0.15277809">
                <text:p>0.15277809</text:p>
              </table:table-cell>
              <table:table-cell office:value-type="float" office:value="0.20615841">
                <text:p>0.20615841</text:p>
              </table:table-cell>
              <table:table-cell office:value-type="float" office:value="0.3000341">
                <text:p>0.300034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">
                <text:p>0.3</text:p>
              </table:table-cell>
              <table:table-cell office:value-type="float" office:value="0.1564595">
                <text:p>0.1564595</text:p>
              </table:table-cell>
              <table:table-cell office:value-type="float" office:value="0.1877514">
                <text:p>0.1877514</text:p>
              </table:table-cell>
              <table:table-cell office:value-type="float" office:value="0.2908306">
                <text:p>0.290830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">
                <text:p>0.3</text:p>
              </table:table-cell>
              <table:table-cell office:value-type="float" office:value="0.16198161">
                <text:p>0.16198161</text:p>
              </table:table-cell>
              <table:table-cell office:value-type="float" office:value="0.18591072">
                <text:p>0.18591072</text:p>
              </table:table-cell>
              <table:table-cell office:value-type="float" office:value="0.29083058">
                <text:p>0.2908305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">
                <text:p>0.3</text:p>
              </table:table-cell>
              <table:table-cell office:value-type="float" office:value="0.16198161">
                <text:p>0.16198161</text:p>
              </table:table-cell>
              <table:table-cell office:value-type="float" office:value="0.1877514">
                <text:p>0.1877514</text:p>
              </table:table-cell>
              <table:table-cell office:value-type="float" office:value="0.3073969">
                <text:p>0.307396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">
                <text:p>0.3</text:p>
              </table:table-cell>
              <table:table-cell office:value-type="float" office:value="0.15277809">
                <text:p>0.15277809</text:p>
              </table:table-cell>
              <table:table-cell office:value-type="float" office:value="0.19695489">
                <text:p>0.19695489</text:p>
              </table:table-cell>
              <table:table-cell office:value-type="float" office:value="0.2926713">
                <text:p>0.29267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">
                <text:p>0.3</text:p>
              </table:table-cell>
              <table:table-cell office:value-type="float" office:value="0.1693444">
                <text:p>0.1693444</text:p>
              </table:table-cell>
              <table:table-cell office:value-type="float" office:value="0.20983979">
                <text:p>0.20983979</text:p>
              </table:table-cell>
              <table:table-cell office:value-type="float" office:value="0.2926713">
                <text:p>0.29267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">
                <text:p>0.3</text:p>
              </table:table-cell>
              <table:table-cell office:value-type="float" office:value="0.1638223">
                <text:p>0.1638223</text:p>
              </table:table-cell>
              <table:table-cell office:value-type="float" office:value="0.2190433">
                <text:p>0.2190433</text:p>
              </table:table-cell>
              <table:table-cell office:value-type="float" office:value="0.294512">
                <text:p>0.29451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">
                <text:p>0.3</text:p>
              </table:table-cell>
              <table:table-cell office:value-type="float" office:value="0.1564595">
                <text:p>0.1564595</text:p>
              </table:table-cell>
              <table:table-cell office:value-type="float" office:value="0.2116805">
                <text:p>0.2116805</text:p>
              </table:table-cell>
              <table:table-cell office:value-type="float" office:value="0.29635268">
                <text:p>0.2963526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">
                <text:p>0.3</text:p>
              </table:table-cell>
              <table:table-cell office:value-type="float" office:value="0.1490967">
                <text:p>0.1490967</text:p>
              </table:table-cell>
              <table:table-cell office:value-type="float" office:value="0.2079991">
                <text:p>0.2079991</text:p>
              </table:table-cell>
              <table:table-cell office:value-type="float" office:value="0.2981934">
                <text:p>0.298193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">
                <text:p>0.3</text:p>
              </table:table-cell>
              <table:table-cell office:value-type="float" office:value="0.16566299">
                <text:p>0.16566299</text:p>
              </table:table-cell>
              <table:table-cell office:value-type="float" office:value="0.1951142">
                <text:p>0.1951142</text:p>
              </table:table-cell>
              <table:table-cell office:value-type="float" office:value="0.2981934">
                <text:p>0.298193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">
                <text:p>0.3</text:p>
              </table:table-cell>
              <table:table-cell office:value-type="float" office:value="0.165663">
                <text:p>0.165663</text:p>
              </table:table-cell>
              <table:table-cell office:value-type="float" office:value="0.20247701">
                <text:p>0.20247701</text:p>
              </table:table-cell>
              <table:table-cell office:value-type="float" office:value="0.30555618">
                <text:p>0.305556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">
                <text:p>0.3</text:p>
              </table:table-cell>
              <table:table-cell office:value-type="float" office:value="0.165663">
                <text:p>0.165663</text:p>
              </table:table-cell>
              <table:table-cell office:value-type="float" office:value="0.1951142">
                <text:p>0.1951142</text:p>
              </table:table-cell>
              <table:table-cell office:value-type="float" office:value="0.3037155">
                <text:p>0.303715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">
                <text:p>0.3</text:p>
              </table:table-cell>
              <table:table-cell office:value-type="float" office:value="0.16198161">
                <text:p>0.16198161</text:p>
              </table:table-cell>
              <table:table-cell office:value-type="float" office:value="0.19327348">
                <text:p>0.19327348</text:p>
              </table:table-cell>
              <table:table-cell office:value-type="float" office:value="0.3110783">
                <text:p>0.311078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">
                <text:p>0.3</text:p>
              </table:table-cell>
              <table:table-cell office:value-type="float" office:value="0.15277809">
                <text:p>0.15277809</text:p>
              </table:table-cell>
              <table:table-cell office:value-type="float" office:value="0.21720259">
                <text:p>0.21720259</text:p>
              </table:table-cell>
              <table:table-cell office:value-type="float" office:value="0.3147597">
                <text:p>0.314759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">
                <text:p>0.3</text:p>
              </table:table-cell>
              <table:table-cell office:value-type="float" office:value="0.1546188">
                <text:p>0.1546188</text:p>
              </table:table-cell>
              <table:table-cell office:value-type="float" office:value="0.22824682">
                <text:p>0.22824682</text:p>
              </table:table-cell>
              <table:table-cell office:value-type="float" office:value="0.2981934">
                <text:p>0.298193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3">
                <text:p>0.3</text:p>
              </table:table-cell>
              <table:table-cell office:value-type="float" office:value="0.1564595">
                <text:p>0.1564595</text:p>
              </table:table-cell>
              <table:table-cell office:value-type="float" office:value="0.2116805">
                <text:p>0.2116805</text:p>
              </table:table-cell>
              <table:table-cell office:value-type="float" office:value="0.29635268">
                <text:p>0.2963526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">
                <text:p>0.3</text:p>
              </table:table-cell>
              <table:table-cell office:value-type="float" office:value="0.1546188">
                <text:p>0.1546188</text:p>
              </table:table-cell>
              <table:table-cell office:value-type="float" office:value="0.20615841">
                <text:p>0.20615841</text:p>
              </table:table-cell>
              <table:table-cell office:value-type="float" office:value="0.3073969">
                <text:p>0.307396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">
                <text:p>0.3</text:p>
              </table:table-cell>
              <table:table-cell office:value-type="float" office:value="0.1601409">
                <text:p>0.1601409</text:p>
              </table:table-cell>
              <table:table-cell office:value-type="float" office:value="0.22088401">
                <text:p>0.22088401</text:p>
              </table:table-cell>
              <table:table-cell office:value-type="float" office:value="0.3073969">
                <text:p>0.307396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">
                <text:p>0.3</text:p>
              </table:table-cell>
              <table:table-cell office:value-type="float" office:value="0.1730258">
                <text:p>0.1730258</text:p>
              </table:table-cell>
              <table:table-cell office:value-type="float" office:value="0.18406999">
                <text:p>0.18406999</text:p>
              </table:table-cell>
              <table:table-cell office:value-type="float" office:value="0.28162712">
                <text:p>0.281627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">
                <text:p>0.3</text:p>
              </table:table-cell>
              <table:table-cell office:value-type="float" office:value="0.1638223">
                <text:p>0.1638223</text:p>
              </table:table-cell>
              <table:table-cell office:value-type="float" office:value="0.1675037">
                <text:p>0.1675037</text:p>
              </table:table-cell>
              <table:table-cell office:value-type="float" office:value="0.3000341">
                <text:p>0.300034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">
                <text:p>0.3</text:p>
              </table:table-cell>
              <table:table-cell office:value-type="float" office:value="0.1490967">
                <text:p>0.1490967</text:p>
              </table:table-cell>
              <table:table-cell office:value-type="float" office:value="0.18406999">
                <text:p>0.18406999</text:p>
              </table:table-cell>
              <table:table-cell office:value-type="float" office:value="0.3110783">
                <text:p>0.311078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">
                <text:p>0.3</text:p>
              </table:table-cell>
              <table:table-cell office:value-type="float" office:value="0.16198161">
                <text:p>0.16198161</text:p>
              </table:table-cell>
              <table:table-cell office:value-type="float" office:value="0.1987956">
                <text:p>0.1987956</text:p>
              </table:table-cell>
              <table:table-cell office:value-type="float" office:value="0.3166004">
                <text:p>0.316600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">
                <text:p>0.3</text:p>
              </table:table-cell>
              <table:table-cell office:value-type="float" office:value="0.1638223">
                <text:p>0.1638223</text:p>
              </table:table-cell>
              <table:table-cell office:value-type="float" office:value="0.2116805">
                <text:p>0.2116805</text:p>
              </table:table-cell>
              <table:table-cell office:value-type="float" office:value="0.2963527">
                <text:p>0.296352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">
                <text:p>0.3</text:p>
              </table:table-cell>
              <table:table-cell office:value-type="float" office:value="0.15093741">
                <text:p>0.15093741</text:p>
              </table:table-cell>
              <table:table-cell office:value-type="float" office:value="0.20247698">
                <text:p>0.20247698</text:p>
              </table:table-cell>
              <table:table-cell office:value-type="float" office:value="0.3000341">
                <text:p>0.300034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">
                <text:p>0.3</text:p>
              </table:table-cell>
              <table:table-cell office:value-type="float" office:value="0.1564595">
                <text:p>0.1564595</text:p>
              </table:table-cell>
              <table:table-cell office:value-type="float" office:value="0.20431769">
                <text:p>0.20431769</text:p>
              </table:table-cell>
              <table:table-cell office:value-type="float" office:value="0.3202818">
                <text:p>0.320281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">
                <text:p>0.3</text:p>
              </table:table-cell>
              <table:table-cell office:value-type="float" office:value="0.16198161">
                <text:p>0.16198161</text:p>
              </table:table-cell>
              <table:table-cell office:value-type="float" office:value="0.20983979">
                <text:p>0.20983979</text:p>
              </table:table-cell>
              <table:table-cell office:value-type="float" office:value="0.3110783">
                <text:p>0.311078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">
                <text:p>0.3</text:p>
              </table:table-cell>
              <table:table-cell office:value-type="float" office:value="0.1748665">
                <text:p>0.1748665</text:p>
              </table:table-cell>
              <table:table-cell office:value-type="float" office:value="0.1895921">
                <text:p>0.1895921</text:p>
              </table:table-cell>
              <table:table-cell office:value-type="float" office:value="0.2926713">
                <text:p>0.292671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">
                <text:p>0.3</text:p>
              </table:table-cell>
              <table:table-cell office:value-type="float" office:value="0.1711851">
                <text:p>0.1711851</text:p>
              </table:table-cell>
              <table:table-cell office:value-type="float" office:value="0.18406999">
                <text:p>0.18406999</text:p>
              </table:table-cell>
              <table:table-cell office:value-type="float" office:value="0.2889899">
                <text:p>0.288989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">
                <text:p>0.3</text:p>
              </table:table-cell>
              <table:table-cell office:value-type="float" office:value="0.15277809">
                <text:p>0.15277809</text:p>
              </table:table-cell>
              <table:table-cell office:value-type="float" office:value="0.1914328">
                <text:p>0.1914328</text:p>
              </table:table-cell>
              <table:table-cell office:value-type="float" office:value="0.30555618">
                <text:p>0.305556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">
                <text:p>0.3</text:p>
              </table:table-cell>
              <table:table-cell office:value-type="float" office:value="0.1546188">
                <text:p>0.1546188</text:p>
              </table:table-cell>
              <table:table-cell office:value-type="float" office:value="0.20983979">
                <text:p>0.20983979</text:p>
              </table:table-cell>
              <table:table-cell office:value-type="float" office:value="0.32580388">
                <text:p>0.3258038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">
                <text:p>0.3</text:p>
              </table:table-cell>
              <table:table-cell office:value-type="float" office:value="0.16198161">
                <text:p>0.16198161</text:p>
              </table:table-cell>
              <table:table-cell office:value-type="float" office:value="0.20615841">
                <text:p>0.20615841</text:p>
              </table:table-cell>
              <table:table-cell office:value-type="float" office:value="0.2981934">
                <text:p>0.298193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">
                <text:p>0.3</text:p>
              </table:table-cell>
              <table:table-cell office:value-type="float" office:value="0.1675037">
                <text:p>0.1675037</text:p>
              </table:table-cell>
              <table:table-cell office:value-type="float" office:value="0.20983979">
                <text:p>0.20983979</text:p>
              </table:table-cell>
              <table:table-cell office:value-type="float" office:value="0.29635268">
                <text:p>0.2963526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">
                <text:p>0.3</text:p>
              </table:table-cell>
              <table:table-cell office:value-type="float" office:value="0.15277809">
                <text:p>0.15277809</text:p>
              </table:table-cell>
              <table:table-cell office:value-type="float" office:value="0.2098398">
                <text:p>0.2098398</text:p>
              </table:table-cell>
              <table:table-cell office:value-type="float" office:value="0.3073969">
                <text:p>0.307396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">
                <text:p>0.3</text:p>
              </table:table-cell>
              <table:table-cell office:value-type="float" office:value="0.1601409">
                <text:p>0.1601409</text:p>
              </table:table-cell>
              <table:table-cell office:value-type="float" office:value="0.2079991">
                <text:p>0.2079991</text:p>
              </table:table-cell>
              <table:table-cell office:value-type="float" office:value="0.2981934">
                <text:p>0.298193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">
                <text:p>0.3</text:p>
              </table:table-cell>
              <table:table-cell office:value-type="float" office:value="0.1693444">
                <text:p>0.1693444</text:p>
              </table:table-cell>
              <table:table-cell office:value-type="float" office:value="0.1859107">
                <text:p>0.1859107</text:p>
              </table:table-cell>
              <table:table-cell office:value-type="float" office:value="0.28162712">
                <text:p>0.281627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">
                <text:p>0.3</text:p>
              </table:table-cell>
              <table:table-cell office:value-type="float" office:value="0.1638223">
                <text:p>0.1638223</text:p>
              </table:table-cell>
              <table:table-cell office:value-type="float" office:value="0.1987956">
                <text:p>0.1987956</text:p>
              </table:table-cell>
              <table:table-cell office:value-type="float" office:value="0.2981934">
                <text:p>0.298193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">
                <text:p>0.3</text:p>
              </table:table-cell>
              <table:table-cell office:value-type="float" office:value="0.1564595">
                <text:p>0.1564595</text:p>
              </table:table-cell>
              <table:table-cell office:value-type="float" office:value="0.1895921">
                <text:p>0.1895921</text:p>
              </table:table-cell>
              <table:table-cell office:value-type="float" office:value="0.3000341">
                <text:p>0.300034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">
                <text:p>0.3</text:p>
              </table:table-cell>
              <table:table-cell office:value-type="float" office:value="0.1638223">
                <text:p>0.1638223</text:p>
              </table:table-cell>
              <table:table-cell office:value-type="float" office:value="0.18406999">
                <text:p>0.18406999</text:p>
              </table:table-cell>
              <table:table-cell office:value-type="float" office:value="0.3073969">
                <text:p>0.307396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">
                <text:p>0.3</text:p>
              </table:table-cell>
              <table:table-cell office:value-type="float" office:value="0.1675037">
                <text:p>0.1675037</text:p>
              </table:table-cell>
              <table:table-cell office:value-type="float" office:value="0.20431769">
                <text:p>0.20431769</text:p>
              </table:table-cell>
              <table:table-cell office:value-type="float" office:value="0.3000341">
                <text:p>0.300034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">
                <text:p>0.3</text:p>
              </table:table-cell>
              <table:table-cell office:value-type="float" office:value="0.16198161">
                <text:p>0.16198161</text:p>
              </table:table-cell>
              <table:table-cell office:value-type="float" office:value="0.2227247">
                <text:p>0.2227247</text:p>
              </table:table-cell>
              <table:table-cell office:value-type="float" office:value="0.3073969">
                <text:p>0.307396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">
                <text:p>0.3</text:p>
              </table:table-cell>
              <table:table-cell office:value-type="float" office:value="0.16198161">
                <text:p>0.16198161</text:p>
              </table:table-cell>
              <table:table-cell office:value-type="float" office:value="0.2116805">
                <text:p>0.2116805</text:p>
              </table:table-cell>
              <table:table-cell office:value-type="float" office:value="0.3092376">
                <text:p>0.309237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">
                <text:p>0.3</text:p>
              </table:table-cell>
              <table:table-cell office:value-type="float" office:value="0.1675037">
                <text:p>0.1675037</text:p>
              </table:table-cell>
              <table:table-cell office:value-type="float" office:value="0.1895921">
                <text:p>0.1895921</text:p>
              </table:table-cell>
              <table:table-cell office:value-type="float" office:value="0.3037155">
                <text:p>0.303715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">
                <text:p>0.3</text:p>
              </table:table-cell>
              <table:table-cell office:value-type="float" office:value="0.1601409">
                <text:p>0.1601409</text:p>
              </table:table-cell>
              <table:table-cell office:value-type="float" office:value="0.19695489">
                <text:p>0.19695489</text:p>
              </table:table-cell>
              <table:table-cell office:value-type="float" office:value="0.2871492">
                <text:p>0.287149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">
                <text:p>0.3</text:p>
              </table:table-cell>
              <table:table-cell office:value-type="float" office:value="0.15277809">
                <text:p>0.15277809</text:p>
              </table:table-cell>
              <table:table-cell office:value-type="float" office:value="0.1895921">
                <text:p>0.1895921</text:p>
              </table:table-cell>
              <table:table-cell office:value-type="float" office:value="0.2926713">
                <text:p>0.292671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">
                <text:p>0.3</text:p>
              </table:table-cell>
              <table:table-cell office:value-type="float" office:value="0.1675037">
                <text:p>0.1675037</text:p>
              </table:table-cell>
              <table:table-cell office:value-type="float" office:value="0.20431769">
                <text:p>0.20431769</text:p>
              </table:table-cell>
              <table:table-cell office:value-type="float" office:value="0.3073969">
                <text:p>0.307396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">
                <text:p>0.3</text:p>
              </table:table-cell>
              <table:table-cell office:value-type="float" office:value="0.1675037">
                <text:p>0.1675037</text:p>
              </table:table-cell>
              <table:table-cell office:value-type="float" office:value="0.21352121">
                <text:p>0.21352121</text:p>
              </table:table-cell>
              <table:table-cell office:value-type="float" office:value="0.3092376">
                <text:p>0.309237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">
                <text:p>0.3</text:p>
              </table:table-cell>
              <table:table-cell office:value-type="float" office:value="0.15830019">
                <text:p>0.15830019</text:p>
              </table:table-cell>
              <table:table-cell office:value-type="float" office:value="0.22456539">
                <text:p>0.22456539</text:p>
              </table:table-cell>
              <table:table-cell office:value-type="float" office:value="0.294512">
                <text:p>0.2945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">
                <text:p>0.3</text:p>
              </table:table-cell>
              <table:table-cell office:value-type="float" office:value="0.1546188">
                <text:p>0.1546188</text:p>
              </table:table-cell>
              <table:table-cell office:value-type="float" office:value="0.2079991">
                <text:p>0.2079991</text:p>
              </table:table-cell>
              <table:table-cell office:value-type="float" office:value="0.3037155">
                <text:p>0.303715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">
                <text:p>0.3</text:p>
              </table:table-cell>
              <table:table-cell office:value-type="float" office:value="0.1748665">
                <text:p>0.1748665</text:p>
              </table:table-cell>
              <table:table-cell office:value-type="float" office:value="0.20431769">
                <text:p>0.20431769</text:p>
              </table:table-cell>
              <table:table-cell office:value-type="float" office:value="0.30555618">
                <text:p>0.3055561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">
                <text:p>0.3</text:p>
              </table:table-cell>
              <table:table-cell office:value-type="float" office:value="0.1675037">
                <text:p>0.1675037</text:p>
              </table:table-cell>
              <table:table-cell office:value-type="float" office:value="0.20431769">
                <text:p>0.20431769</text:p>
              </table:table-cell>
              <table:table-cell office:value-type="float" office:value="0.3000341">
                <text:p>0.300034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">
                <text:p>0.3</text:p>
              </table:table-cell>
              <table:table-cell office:value-type="float" office:value="0.1454153">
                <text:p>0.1454153</text:p>
              </table:table-cell>
              <table:table-cell office:value-type="float" office:value="0.20247701">
                <text:p>0.20247701</text:p>
              </table:table-cell>
              <table:table-cell office:value-type="float" office:value="0.294512">
                <text:p>0.29451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">
                <text:p>0.3</text:p>
              </table:table-cell>
              <table:table-cell office:value-type="float" office:value="0.1546188">
                <text:p>0.1546188</text:p>
              </table:table-cell>
              <table:table-cell office:value-type="float" office:value="0.20247701">
                <text:p>0.20247701</text:p>
              </table:table-cell>
              <table:table-cell office:value-type="float" office:value="0.30555618">
                <text:p>0.3055561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">
                <text:p>0.3</text:p>
              </table:table-cell>
              <table:table-cell office:value-type="float" office:value="0.1767072">
                <text:p>0.1767072</text:p>
              </table:table-cell>
              <table:table-cell office:value-type="float" office:value="0.2079991">
                <text:p>0.2079991</text:p>
              </table:table-cell>
              <table:table-cell office:value-type="float" office:value="0.2981934">
                <text:p>0.298193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">
                <text:p>0.3</text:p>
              </table:table-cell>
              <table:table-cell office:value-type="float" office:value="0.1693444">
                <text:p>0.1693444</text:p>
              </table:table-cell>
              <table:table-cell office:value-type="float" office:value="0.21352118">
                <text:p>0.21352118</text:p>
              </table:table-cell>
              <table:table-cell office:value-type="float" office:value="0.294512">
                <text:p>0.29451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">
                <text:p>0.3</text:p>
              </table:table-cell>
              <table:table-cell office:value-type="float" office:value="0.1546188">
                <text:p>0.1546188</text:p>
              </table:table-cell>
              <table:table-cell office:value-type="float" office:value="0.20247701">
                <text:p>0.20247701</text:p>
              </table:table-cell>
              <table:table-cell office:value-type="float" office:value="0.3092376">
                <text:p>0.309237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">
                <text:p>0.3</text:p>
              </table:table-cell>
              <table:table-cell office:value-type="float" office:value="0.16198161">
                <text:p>0.16198161</text:p>
              </table:table-cell>
              <table:table-cell office:value-type="float" office:value="0.20247701">
                <text:p>0.20247701</text:p>
              </table:table-cell>
              <table:table-cell office:value-type="float" office:value="0.30187482">
                <text:p>0.3018748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">
                <text:p>0.3</text:p>
              </table:table-cell>
              <table:table-cell office:value-type="float" office:value="0.1638223">
                <text:p>0.1638223</text:p>
              </table:table-cell>
              <table:table-cell office:value-type="float" office:value="0.21352118">
                <text:p>0.21352118</text:p>
              </table:table-cell>
              <table:table-cell office:value-type="float" office:value="0.2889899">
                <text:p>0.288989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">
                <text:p>0.3</text:p>
              </table:table-cell>
              <table:table-cell office:value-type="float" office:value="0.1564595">
                <text:p>0.1564595</text:p>
              </table:table-cell>
              <table:table-cell office:value-type="float" office:value="0.20431769">
                <text:p>0.20431769</text:p>
              </table:table-cell>
              <table:table-cell office:value-type="float" office:value="0.2926713">
                <text:p>0.292671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">
                <text:p>0.3</text:p>
              </table:table-cell>
              <table:table-cell office:value-type="float" office:value="0.1583002">
                <text:p>0.1583002</text:p>
              </table:table-cell>
              <table:table-cell office:value-type="float" office:value="0.18406999">
                <text:p>0.18406999</text:p>
              </table:table-cell>
              <table:table-cell office:value-type="float" office:value="0.3037155">
                <text:p>0.30371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">
                <text:p>0.3</text:p>
              </table:table-cell>
              <table:table-cell office:value-type="float" office:value="0.16198161">
                <text:p>0.16198161</text:p>
              </table:table-cell>
              <table:table-cell office:value-type="float" office:value="0.1895921">
                <text:p>0.1895921</text:p>
              </table:table-cell>
              <table:table-cell office:value-type="float" office:value="0.2981934">
                <text:p>0.298193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">
                <text:p>0.3</text:p>
              </table:table-cell>
              <table:table-cell office:value-type="float" office:value="0.1693444">
                <text:p>0.1693444</text:p>
              </table:table-cell>
              <table:table-cell office:value-type="float" office:value="0.20247701">
                <text:p>0.20247701</text:p>
              </table:table-cell>
              <table:table-cell office:value-type="float" office:value="0.2926713">
                <text:p>0.292671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">
                <text:p>0.3</text:p>
              </table:table-cell>
              <table:table-cell office:value-type="float" office:value="0.165663">
                <text:p>0.165663</text:p>
              </table:table-cell>
              <table:table-cell office:value-type="float" office:value="0.20247701">
                <text:p>0.20247701</text:p>
              </table:table-cell>
              <table:table-cell office:value-type="float" office:value="0.30187482">
                <text:p>0.3018748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">
                <text:p>0.3</text:p>
              </table:table-cell>
              <table:table-cell office:value-type="float" office:value="0.15093741">
                <text:p>0.15093741</text:p>
              </table:table-cell>
              <table:table-cell office:value-type="float" office:value="0.20431769">
                <text:p>0.20431769</text:p>
              </table:table-cell>
              <table:table-cell office:value-type="float" office:value="0.2981934">
                <text:p>0.298193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">
                <text:p>0.3</text:p>
              </table:table-cell>
              <table:table-cell office:value-type="float" office:value="0.165663">
                <text:p>0.165663</text:p>
              </table:table-cell>
              <table:table-cell office:value-type="float" office:value="0.20431769">
                <text:p>0.20431769</text:p>
              </table:table-cell>
              <table:table-cell office:value-type="float" office:value="0.30187482">
                <text:p>0.3018748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">
                <text:p>0.3</text:p>
              </table:table-cell>
              <table:table-cell office:value-type="float" office:value="0.1711851">
                <text:p>0.1711851</text:p>
              </table:table-cell>
              <table:table-cell office:value-type="float" office:value="0.2116805">
                <text:p>0.2116805</text:p>
              </table:table-cell>
              <table:table-cell office:value-type="float" office:value="0.2889899">
                <text:p>0.288989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">
                <text:p>0.3</text:p>
              </table:table-cell>
              <table:table-cell office:value-type="float" office:value="0.1546188">
                <text:p>0.1546188</text:p>
              </table:table-cell>
              <table:table-cell office:value-type="float" office:value="0.21352121">
                <text:p>0.21352121</text:p>
              </table:table-cell>
              <table:table-cell office:value-type="float" office:value="0.294512">
                <text:p>0.29451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">
                <text:p>0.3</text:p>
              </table:table-cell>
              <table:table-cell office:value-type="float" office:value="0.15093741">
                <text:p>0.15093741</text:p>
              </table:table-cell>
              <table:table-cell office:value-type="float" office:value="0.1951142">
                <text:p>0.1951142</text:p>
              </table:table-cell>
              <table:table-cell office:value-type="float" office:value="0.2834678">
                <text:p>0.283467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">
                <text:p>0.3</text:p>
              </table:table-cell>
              <table:table-cell office:value-type="float" office:value="0.1638223">
                <text:p>0.1638223</text:p>
              </table:table-cell>
              <table:table-cell office:value-type="float" office:value="0.19695489">
                <text:p>0.19695489</text:p>
              </table:table-cell>
              <table:table-cell office:value-type="float" office:value="0.2926713">
                <text:p>0.292671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">
                <text:p>0.3</text:p>
              </table:table-cell>
              <table:table-cell office:value-type="float" office:value="0.1693444">
                <text:p>0.1693444</text:p>
              </table:table-cell>
              <table:table-cell office:value-type="float" office:value="0.2098398">
                <text:p>0.2098398</text:p>
              </table:table-cell>
              <table:table-cell office:value-type="float" office:value="0.3110783">
                <text:p>0.311078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">
                <text:p>0.3</text:p>
              </table:table-cell>
              <table:table-cell office:value-type="float" office:value="0.1619816">
                <text:p>0.1619816</text:p>
              </table:table-cell>
              <table:table-cell office:value-type="float" office:value="0.20983979">
                <text:p>0.20983979</text:p>
              </table:table-cell>
              <table:table-cell office:value-type="float" office:value="0.2981934">
                <text:p>0.298193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">
                <text:p>0.3</text:p>
              </table:table-cell>
              <table:table-cell office:value-type="float" office:value="0.1435746">
                <text:p>0.1435746</text:p>
              </table:table-cell>
              <table:table-cell office:value-type="float" office:value="0.20431769">
                <text:p>0.20431769</text:p>
              </table:table-cell>
              <table:table-cell office:value-type="float" office:value="0.2871492">
                <text:p>0.287149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">
                <text:p>0.3</text:p>
              </table:table-cell>
              <table:table-cell office:value-type="float" office:value="0.1619816">
                <text:p>0.1619816</text:p>
              </table:table-cell>
              <table:table-cell office:value-type="float" office:value="0.2079991">
                <text:p>0.2079991</text:p>
              </table:table-cell>
              <table:table-cell office:value-type="float" office:value="0.3037155">
                <text:p>0.303715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">
                <text:p>0.3</text:p>
              </table:table-cell>
              <table:table-cell office:value-type="float" office:value="0.1730258">
                <text:p>0.1730258</text:p>
              </table:table-cell>
              <table:table-cell office:value-type="float" office:value="0.19695489">
                <text:p>0.19695489</text:p>
              </table:table-cell>
              <table:table-cell office:value-type="float" office:value="0.3110783">
                <text:p>0.311078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">
                <text:p>0.3</text:p>
              </table:table-cell>
              <table:table-cell office:value-type="float" office:value="0.165663">
                <text:p>0.165663</text:p>
              </table:table-cell>
              <table:table-cell office:value-type="float" office:value="0.1951142">
                <text:p>0.1951142</text:p>
              </table:table-cell>
              <table:table-cell office:value-type="float" office:value="0.2797864">
                <text:p>0.279786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">
                <text:p>0.3</text:p>
              </table:table-cell>
              <table:table-cell office:value-type="float" office:value="0.1583002">
                <text:p>0.1583002</text:p>
              </table:table-cell>
              <table:table-cell office:value-type="float" office:value="0.19695489">
                <text:p>0.19695489</text:p>
              </table:table-cell>
              <table:table-cell office:value-type="float" office:value="0.2687422">
                <text:p>0.268742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">
                <text:p>0.3</text:p>
              </table:table-cell>
              <table:table-cell office:value-type="float" office:value="0.1619816">
                <text:p>0.1619816</text:p>
              </table:table-cell>
              <table:table-cell office:value-type="float" office:value="0.1987956">
                <text:p>0.1987956</text:p>
              </table:table-cell>
              <table:table-cell office:value-type="float" office:value="0.3073969">
                <text:p>0.307396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">
                <text:p>0.3</text:p>
              </table:table-cell>
              <table:table-cell office:value-type="float" office:value="0.1693444">
                <text:p>0.1693444</text:p>
              </table:table-cell>
              <table:table-cell office:value-type="float" office:value="0.1987956">
                <text:p>0.1987956</text:p>
              </table:table-cell>
              <table:table-cell office:value-type="float" office:value="0.3147597">
                <text:p>0.314759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">
                <text:p>0.3</text:p>
              </table:table-cell>
              <table:table-cell office:value-type="float" office:value="0.15830019">
                <text:p>0.15830019</text:p>
              </table:table-cell>
              <table:table-cell office:value-type="float" office:value="0.2079991">
                <text:p>0.2079991</text:p>
              </table:table-cell>
              <table:table-cell office:value-type="float" office:value="0.2981934">
                <text:p>0.298193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">
                <text:p>0.3</text:p>
              </table:table-cell>
              <table:table-cell office:value-type="float" office:value="0.165663">
                <text:p>0.165663</text:p>
              </table:table-cell>
              <table:table-cell office:value-type="float" office:value="0.2079991">
                <text:p>0.2079991</text:p>
              </table:table-cell>
              <table:table-cell office:value-type="float" office:value="0.2889899">
                <text:p>0.288989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">
                <text:p>0.3</text:p>
              </table:table-cell>
              <table:table-cell office:value-type="float" office:value="0.1675037">
                <text:p>0.1675037</text:p>
              </table:table-cell>
              <table:table-cell office:value-type="float" office:value="0.19327348">
                <text:p>0.19327348</text:p>
              </table:table-cell>
              <table:table-cell office:value-type="float" office:value="0.31660038">
                <text:p>0.3166003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">
                <text:p>0.3</text:p>
              </table:table-cell>
              <table:table-cell office:value-type="float" office:value="0.1693444">
                <text:p>0.1693444</text:p>
              </table:table-cell>
              <table:table-cell office:value-type="float" office:value="0.1951142">
                <text:p>0.1951142</text:p>
              </table:table-cell>
              <table:table-cell office:value-type="float" office:value="0.3037155">
                <text:p>0.303715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">
                <text:p>0.3</text:p>
              </table:table-cell>
              <table:table-cell office:value-type="float" office:value="0.1675037">
                <text:p>0.1675037</text:p>
              </table:table-cell>
              <table:table-cell office:value-type="float" office:value="0.2006363">
                <text:p>0.2006363</text:p>
              </table:table-cell>
              <table:table-cell office:value-type="float" office:value="0.3000341">
                <text:p>0.300034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">
                <text:p>0.3</text:p>
              </table:table-cell>
              <table:table-cell office:value-type="float" office:value="0.1675037">
                <text:p>0.1675037</text:p>
              </table:table-cell>
              <table:table-cell office:value-type="float" office:value="0.1859107">
                <text:p>0.1859107</text:p>
              </table:table-cell>
              <table:table-cell office:value-type="float" office:value="0.30187482">
                <text:p>0.3018748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">
                <text:p>0.3</text:p>
              </table:table-cell>
              <table:table-cell office:value-type="float" office:value="0.1693444">
                <text:p>0.1693444</text:p>
              </table:table-cell>
              <table:table-cell office:value-type="float" office:value="0.1895921">
                <text:p>0.1895921</text:p>
              </table:table-cell>
              <table:table-cell office:value-type="float" office:value="0.3184411">
                <text:p>0.318441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">
                <text:p>0.3</text:p>
              </table:table-cell>
              <table:table-cell office:value-type="float" office:value="0.1564595">
                <text:p>0.1564595</text:p>
              </table:table-cell>
              <table:table-cell office:value-type="float" office:value="0.1987956">
                <text:p>0.1987956</text:p>
              </table:table-cell>
              <table:table-cell office:value-type="float" office:value="0.3000341">
                <text:p>0.300034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">
                <text:p>0.3</text:p>
              </table:table-cell>
              <table:table-cell office:value-type="float" office:value="0.1619816">
                <text:p>0.1619816</text:p>
              </table:table-cell>
              <table:table-cell office:value-type="float" office:value="0.20431769">
                <text:p>0.20431769</text:p>
              </table:table-cell>
              <table:table-cell office:value-type="float" office:value="0.28162712">
                <text:p>0.2816271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">
                <text:p>0.3</text:p>
              </table:table-cell>
              <table:table-cell office:value-type="float" office:value="0.1693444">
                <text:p>0.1693444</text:p>
              </table:table-cell>
              <table:table-cell office:value-type="float" office:value="0.2006363">
                <text:p>0.2006363</text:p>
              </table:table-cell>
              <table:table-cell office:value-type="float" office:value="0.3037155">
                <text:p>0.303715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">
                <text:p>0.3</text:p>
              </table:table-cell>
              <table:table-cell office:value-type="float" office:value="0.15830019">
                <text:p>0.15830019</text:p>
              </table:table-cell>
              <table:table-cell office:value-type="float" office:value="0.1951142">
                <text:p>0.1951142</text:p>
              </table:table-cell>
              <table:table-cell office:value-type="float" office:value="0.3092376">
                <text:p>0.309237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">
                <text:p>0.3</text:p>
              </table:table-cell>
              <table:table-cell office:value-type="float" office:value="0.15830019">
                <text:p>0.15830019</text:p>
              </table:table-cell>
              <table:table-cell office:value-type="float" office:value="0.2006363">
                <text:p>0.2006363</text:p>
              </table:table-cell>
              <table:table-cell office:value-type="float" office:value="0.28162712">
                <text:p>0.2816271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">
                <text:p>0.3</text:p>
              </table:table-cell>
              <table:table-cell office:value-type="float" office:value="0.15277809">
                <text:p>0.15277809</text:p>
              </table:table-cell>
              <table:table-cell office:value-type="float" office:value="0.19327348">
                <text:p>0.19327348</text:p>
              </table:table-cell>
              <table:table-cell office:value-type="float" office:value="0.2871492">
                <text:p>0.287149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">
                <text:p>0.3</text:p>
              </table:table-cell>
              <table:table-cell office:value-type="float" office:value="0.1638223">
                <text:p>0.1638223</text:p>
              </table:table-cell>
              <table:table-cell office:value-type="float" office:value="0.1951142">
                <text:p>0.1951142</text:p>
              </table:table-cell>
              <table:table-cell office:value-type="float" office:value="0.312919">
                <text:p>0.31291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">
                <text:p>0.3</text:p>
              </table:table-cell>
              <table:table-cell office:value-type="float" office:value="0.16566299">
                <text:p>0.16566299</text:p>
              </table:table-cell>
              <table:table-cell office:value-type="float" office:value="0.2116805">
                <text:p>0.2116805</text:p>
              </table:table-cell>
              <table:table-cell office:value-type="float" office:value="0.3331667">
                <text:p>0.33316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">
                <text:p>0.3</text:p>
              </table:table-cell>
              <table:table-cell office:value-type="float" office:value="0.165663">
                <text:p>0.165663</text:p>
              </table:table-cell>
              <table:table-cell office:value-type="float" office:value="0.20983979">
                <text:p>0.20983979</text:p>
              </table:table-cell>
              <table:table-cell office:value-type="float" office:value="0.294512">
                <text:p>0.29451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">
                <text:p>0.3</text:p>
              </table:table-cell>
              <table:table-cell office:value-type="float" office:value="0.1638223">
                <text:p>0.1638223</text:p>
              </table:table-cell>
              <table:table-cell office:value-type="float" office:value="0.2116805">
                <text:p>0.2116805</text:p>
              </table:table-cell>
              <table:table-cell office:value-type="float" office:value="0.2834678">
                <text:p>0.283467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">
                <text:p>0.3</text:p>
              </table:table-cell>
              <table:table-cell office:value-type="float" office:value="0.1711851">
                <text:p>0.1711851</text:p>
              </table:table-cell>
              <table:table-cell office:value-type="float" office:value="0.20615841">
                <text:p>0.20615841</text:p>
              </table:table-cell>
              <table:table-cell office:value-type="float" office:value="0.3037155">
                <text:p>0.303715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">
                <text:p>0.3</text:p>
              </table:table-cell>
              <table:table-cell office:value-type="float" office:value="0.165663">
                <text:p>0.165663</text:p>
              </table:table-cell>
              <table:table-cell office:value-type="float" office:value="0.20431769">
                <text:p>0.20431769</text:p>
              </table:table-cell>
              <table:table-cell office:value-type="float" office:value="0.2981934">
                <text:p>0.298193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">
                <text:p>0.3</text:p>
              </table:table-cell>
              <table:table-cell office:value-type="float" office:value="0.165663">
                <text:p>0.165663</text:p>
              </table:table-cell>
              <table:table-cell office:value-type="float" office:value="0.1951142">
                <text:p>0.1951142</text:p>
              </table:table-cell>
              <table:table-cell office:value-type="float" office:value="0.28162712">
                <text:p>0.281627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">
                <text:p>0.3</text:p>
              </table:table-cell>
              <table:table-cell office:value-type="float" office:value="0.1619816">
                <text:p>0.1619816</text:p>
              </table:table-cell>
              <table:table-cell office:value-type="float" office:value="0.1951142">
                <text:p>0.1951142</text:p>
              </table:table-cell>
              <table:table-cell office:value-type="float" office:value="0.294512">
                <text:p>0.29451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">
                <text:p>0.3</text:p>
              </table:table-cell>
              <table:table-cell office:value-type="float" office:value="0.1638223">
                <text:p>0.1638223</text:p>
              </table:table-cell>
              <table:table-cell office:value-type="float" office:value="0.2006363">
                <text:p>0.2006363</text:p>
              </table:table-cell>
              <table:table-cell office:value-type="float" office:value="0.2981934">
                <text:p>0.298193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">
                <text:p>0.3</text:p>
              </table:table-cell>
              <table:table-cell office:value-type="float" office:value="0.1767072">
                <text:p>0.1767072</text:p>
              </table:table-cell>
              <table:table-cell office:value-type="float" office:value="0.1987956">
                <text:p>0.1987956</text:p>
              </table:table-cell>
              <table:table-cell office:value-type="float" office:value="0.29635268">
                <text:p>0.2963526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">
                <text:p>0.3</text:p>
              </table:table-cell>
              <table:table-cell office:value-type="float" office:value="0.1748665">
                <text:p>0.1748665</text:p>
              </table:table-cell>
              <table:table-cell office:value-type="float" office:value="0.20431769">
                <text:p>0.20431769</text:p>
              </table:table-cell>
              <table:table-cell office:value-type="float" office:value="0.3147597">
                <text:p>0.314759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">
                <text:p>0.3</text:p>
              </table:table-cell>
              <table:table-cell office:value-type="float" office:value="0.1619816">
                <text:p>0.1619816</text:p>
              </table:table-cell>
              <table:table-cell office:value-type="float" office:value="0.20431769">
                <text:p>0.20431769</text:p>
              </table:table-cell>
              <table:table-cell office:value-type="float" office:value="0.331326">
                <text:p>0.33132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">
                <text:p>0.3</text:p>
              </table:table-cell>
              <table:table-cell office:value-type="float" office:value="0.16198161">
                <text:p>0.16198161</text:p>
              </table:table-cell>
              <table:table-cell office:value-type="float" office:value="0.20431769">
                <text:p>0.20431769</text:p>
              </table:table-cell>
              <table:table-cell office:value-type="float" office:value="0.29635268">
                <text:p>0.2963526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">
                <text:p>0.3</text:p>
              </table:table-cell>
              <table:table-cell office:value-type="float" office:value="0.165663">
                <text:p>0.165663</text:p>
              </table:table-cell>
              <table:table-cell office:value-type="float" office:value="0.19327348">
                <text:p>0.19327348</text:p>
              </table:table-cell>
              <table:table-cell office:value-type="float" office:value="0.30187482">
                <text:p>0.3018748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">
                <text:p>0.3</text:p>
              </table:table-cell>
              <table:table-cell office:value-type="float" office:value="0.165663">
                <text:p>0.165663</text:p>
              </table:table-cell>
              <table:table-cell office:value-type="float" office:value="0.1895921">
                <text:p>0.1895921</text:p>
              </table:table-cell>
              <table:table-cell office:value-type="float" office:value="0.3202818">
                <text:p>0.320281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">
                <text:p>0.3</text:p>
              </table:table-cell>
              <table:table-cell office:value-type="float" office:value="0.1601409">
                <text:p>0.1601409</text:p>
              </table:table-cell>
              <table:table-cell office:value-type="float" office:value="0.1951142">
                <text:p>0.1951142</text:p>
              </table:table-cell>
              <table:table-cell office:value-type="float" office:value="0.2871492">
                <text:p>0.287149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">
                <text:p>0.3</text:p>
              </table:table-cell>
              <table:table-cell office:value-type="float" office:value="0.1730258">
                <text:p>0.1730258</text:p>
              </table:table-cell>
              <table:table-cell office:value-type="float" office:value="0.20247698">
                <text:p>0.20247698</text:p>
              </table:table-cell>
              <table:table-cell office:value-type="float" office:value="0.2797864">
                <text:p>0.279786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">
                <text:p>0.3</text:p>
              </table:table-cell>
              <table:table-cell office:value-type="float" office:value="0.17302579">
                <text:p>0.17302579</text:p>
              </table:table-cell>
              <table:table-cell office:value-type="float" office:value="0.1932735">
                <text:p>0.1932735</text:p>
              </table:table-cell>
              <table:table-cell office:value-type="float" office:value="0.29635268">
                <text:p>0.2963526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">
                <text:p>0.3</text:p>
              </table:table-cell>
              <table:table-cell office:value-type="float" office:value="0.165663">
                <text:p>0.165663</text:p>
              </table:table-cell>
              <table:table-cell office:value-type="float" office:value="0.20615841">
                <text:p>0.20615841</text:p>
              </table:table-cell>
              <table:table-cell office:value-type="float" office:value="0.30187482">
                <text:p>0.3018748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">
                <text:p>0.3</text:p>
              </table:table-cell>
              <table:table-cell office:value-type="float" office:value="0.1638223">
                <text:p>0.1638223</text:p>
              </table:table-cell>
              <table:table-cell office:value-type="float" office:value="0.2116805">
                <text:p>0.2116805</text:p>
              </table:table-cell>
              <table:table-cell office:value-type="float" office:value="0.294512">
                <text:p>0.29451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">
                <text:p>0.3</text:p>
              </table:table-cell>
              <table:table-cell office:value-type="float" office:value="0.1601409">
                <text:p>0.1601409</text:p>
              </table:table-cell>
              <table:table-cell office:value-type="float" office:value="0.20431769">
                <text:p>0.20431769</text:p>
              </table:table-cell>
              <table:table-cell office:value-type="float" office:value="0.2834678">
                <text:p>0.283467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">
                <text:p>0.3</text:p>
              </table:table-cell>
              <table:table-cell office:value-type="float" office:value="0.1638223">
                <text:p>0.1638223</text:p>
              </table:table-cell>
              <table:table-cell office:value-type="float" office:value="0.19695489">
                <text:p>0.19695489</text:p>
              </table:table-cell>
              <table:table-cell office:value-type="float" office:value="0.294512">
                <text:p>0.29451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">
                <text:p>0.3</text:p>
              </table:table-cell>
              <table:table-cell office:value-type="float" office:value="0.1638223">
                <text:p>0.1638223</text:p>
              </table:table-cell>
              <table:table-cell office:value-type="float" office:value="0.20247698">
                <text:p>0.20247698</text:p>
              </table:table-cell>
              <table:table-cell office:value-type="float" office:value="0.2871492">
                <text:p>0.287149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">
                <text:p>0.3</text:p>
              </table:table-cell>
              <table:table-cell office:value-type="float" office:value="0.1638223">
                <text:p>0.1638223</text:p>
              </table:table-cell>
              <table:table-cell office:value-type="float" office:value="0.20615841">
                <text:p>0.20615841</text:p>
              </table:table-cell>
              <table:table-cell office:value-type="float" office:value="0.2908306">
                <text:p>0.290830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">
                <text:p>0.3</text:p>
              </table:table-cell>
              <table:table-cell office:value-type="float" office:value="0.17302579">
                <text:p>0.17302579</text:p>
              </table:table-cell>
              <table:table-cell office:value-type="float" office:value="0.2006363">
                <text:p>0.2006363</text:p>
              </table:table-cell>
              <table:table-cell office:value-type="float" office:value="0.2889899">
                <text:p>0.288989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">
                <text:p>0.3</text:p>
              </table:table-cell>
              <table:table-cell office:value-type="float" office:value="0.1711851">
                <text:p>0.1711851</text:p>
              </table:table-cell>
              <table:table-cell office:value-type="float" office:value="0.20615841">
                <text:p>0.20615841</text:p>
              </table:table-cell>
              <table:table-cell office:value-type="float" office:value="0.30555618">
                <text:p>0.3055561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">
                <text:p>0.3</text:p>
              </table:table-cell>
              <table:table-cell office:value-type="float" office:value="0.1693444">
                <text:p>0.1693444</text:p>
              </table:table-cell>
              <table:table-cell office:value-type="float" office:value="0.21536191">
                <text:p>0.21536191</text:p>
              </table:table-cell>
              <table:table-cell office:value-type="float" office:value="0.3073969">
                <text:p>0.30739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